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43in"/>
    </style:style>
    <style:style style:name="co3" style:family="table-column">
      <style:table-column-properties fo:break-before="auto" style:column-width="1in"/>
    </style:style>
    <style:style style:name="co4" style:family="table-column">
      <style:table-column-properties fo:break-before="auto" style:column-width="4in"/>
    </style:style>
    <style:style style:name="co5" style:family="table-column">
      <style:table-column-properties fo:break-before="auto" style:column-width="1.2362in"/>
    </style:style>
    <style:style style:name="co6" style:family="table-column">
      <style:table-column-properties fo:break-before="auto" style:column-width="0.8819in"/>
    </style:style>
    <style:style style:name="co7" style:family="table-column">
      <style:table-column-properties fo:break-before="auto" style:column-width="1.4146in"/>
    </style:style>
    <style:style style:name="co8" style:family="table-column">
      <style:table-column-properties fo:break-before="auto" style:column-width="1.3543in"/>
    </style:style>
    <style:style style:name="co9" style:family="table-column">
      <style:table-column-properties fo:break-before="auto" style:column-width="1.2071in"/>
    </style:style>
    <style:style style:name="co10" style:family="table-column">
      <style:table-column-properties fo:break-before="auto" style:column-width="1.3874in"/>
    </style:style>
    <style:style style:name="co11" style:family="table-column">
      <style:table-column-properties fo:break-before="auto" style:column-width="6in"/>
    </style:style>
    <style:style style:name="co12" style:family="table-column">
      <style:table-column-properties fo:break-before="auto" style:column-width="1.5681in"/>
    </style:style>
    <style:style style:name="co13" style:family="table-column">
      <style:table-column-properties fo:break-before="auto" style:column-width="1.15in"/>
    </style:style>
    <style:style style:name="co14" style:family="table-column">
      <style:table-column-properties fo:break-before="auto" style:column-width="2.1547in"/>
    </style:style>
    <style:style style:name="co15" style:family="table-column">
      <style:table-column-properties fo:break-before="auto" style:column-width="1.6244in"/>
    </style:style>
    <style:style style:name="co16" style:family="table-column">
      <style:table-column-properties fo:break-before="auto" style:column-width="1.5902in"/>
    </style:style>
    <style:style style:name="co17" style:family="table-column">
      <style:table-column-properties fo:break-before="auto" style:column-width="1.2465in"/>
    </style:style>
    <style:style style:name="co18" style:family="table-column">
      <style:table-column-properties fo:break-before="auto" style:column-width="1.2146in"/>
    </style:style>
    <style:style style:name="co19" style:family="table-column">
      <style:table-column-properties fo:break-before="auto" style:column-width="2.0618in"/>
    </style:style>
    <style:style style:name="co20" style:family="table-column">
      <style:table-column-properties fo:break-before="auto" style:column-width="5.8752in"/>
    </style:style>
    <style:style style:name="co21" style:family="table-column">
      <style:table-column-properties fo:break-before="auto" style:column-width="0.9465in"/>
    </style:style>
    <style:style style:name="co22" style:family="table-column">
      <style:table-column-properties fo:break-before="auto" style:column-width="0.6862in"/>
    </style:style>
    <style:style style:name="co23" style:family="table-column">
      <style:table-column-properties fo:break-before="auto" style:column-width="1.0929in"/>
    </style:style>
    <style:style style:name="co24" style:family="table-column">
      <style:table-column-properties fo:break-before="auto" style:column-width="1.2972in"/>
    </style:style>
    <style:style style:name="co25" style:family="table-column">
      <style:table-column-properties fo:break-before="auto" style:column-width="5.6201in"/>
    </style:style>
    <style:style style:name="co26" style:family="table-column">
      <style:table-column-properties fo:break-before="auto" style:column-width="1.5256in"/>
    </style:style>
    <style:style style:name="co27" style:family="table-column">
      <style:table-column-properties fo:break-before="auto" style:column-width="1.1291in"/>
    </style:style>
    <style:style style:name="co28" style:family="table-column">
      <style:table-column-properties fo:break-before="auto" style:column-width="1.1075in"/>
    </style:style>
    <style:style style:name="co29" style:family="table-column">
      <style:table-column-properties fo:break-before="auto" style:column-width="0.5626in"/>
    </style:style>
    <style:style style:name="co30" style:family="table-column">
      <style:table-column-properties fo:break-before="auto" style:column-width="1.2575in"/>
    </style:style>
    <style:style style:name="co31" style:family="table-column">
      <style:table-column-properties fo:break-before="auto" style:column-width="1.611in"/>
    </style:style>
    <style:style style:name="co32" style:family="table-column">
      <style:table-column-properties fo:break-before="auto" style:column-width="1.1929in"/>
    </style:style>
    <style:style style:name="co33" style:family="table-column">
      <style:table-column-properties fo:break-before="auto" style:column-width="1.161in"/>
    </style:style>
    <style:style style:name="co34" style:family="table-column">
      <style:table-column-properties fo:break-before="auto" style:column-width="5in"/>
    </style:style>
    <style:style style:name="co35" style:family="table-column">
      <style:table-column-properties fo:break-before="auto" style:column-width="1.472in"/>
    </style:style>
    <style:style style:name="co36" style:family="table-column">
      <style:table-column-properties fo:break-before="auto" style:column-width="2.7264in"/>
    </style:style>
    <style:style style:name="co37" style:family="table-column">
      <style:table-column-properties fo:break-before="auto" style:column-width="1.5146in"/>
    </style:style>
    <style:style style:name="co38" style:family="table-column">
      <style:table-column-properties fo:break-before="auto" style:column-width="1.0646in"/>
    </style:style>
    <style:style style:name="co39" style:family="table-column">
      <style:table-column-properties fo:break-before="auto" style:column-width="3.3236in"/>
    </style:style>
    <style:style style:name="co40" style:family="table-column">
      <style:table-column-properties fo:break-before="auto" style:column-width="0.5181in"/>
    </style:style>
    <style:style style:name="co41" style:family="table-column">
      <style:table-column-properties fo:break-before="auto" style:column-width="1.8654in"/>
    </style:style>
    <style:style style:name="co42" style:family="table-column">
      <style:table-column-properties fo:break-before="auto" style:column-width="1.0965in"/>
    </style:style>
    <style:style style:name="co43" style:family="table-column">
      <style:table-column-properties fo:break-before="auto" style:column-width="1.1953in"/>
    </style:style>
    <style:style style:name="co44" style:family="table-column">
      <style:table-column-properties fo:break-before="auto" style:column-width="0.5752in"/>
    </style:style>
    <style:style style:name="co45" style:family="table-column">
      <style:table-column-properties fo:break-before="auto" style:column-width="1.1165in"/>
    </style:style>
    <style:style style:name="co46" style:family="table-column">
      <style:table-column-properties fo:break-before="auto" style:column-width="1.0327in"/>
    </style:style>
    <style:style style:name="co47" style:family="table-column">
      <style:table-column-properties fo:break-before="auto" style:column-width="0.8457in"/>
    </style:style>
    <style:style style:name="co48" style:family="table-column">
      <style:table-column-properties fo:break-before="auto" style:column-width="1.0264in"/>
    </style:style>
    <style:style style:name="co49" style:family="table-column">
      <style:table-column-properties fo:break-before="auto" style:column-width="0.4846in"/>
    </style:style>
    <style:style style:name="co50" style:family="table-column">
      <style:table-column-properties fo:break-before="auto" style:column-width="3.7126in"/>
    </style:style>
    <style:style style:name="co51" style:family="table-column">
      <style:table-column-properties fo:break-before="auto" style:column-width="2.1472in"/>
    </style:style>
    <style:style style:name="co52" style:family="table-column">
      <style:table-column-properties fo:break-before="auto" style:column-width="2.8335in"/>
    </style:style>
    <style:style style:name="co53" style:family="table-column">
      <style:table-column-properties fo:break-before="auto" style:column-width="2in"/>
    </style:style>
    <style:style style:name="co54" style:family="table-column">
      <style:table-column-properties fo:break-before="auto" style:column-width="1.4217in"/>
    </style:style>
    <style:style style:name="co55" style:family="table-column">
      <style:table-column-properties fo:break-before="auto" style:column-width="1.5791in"/>
    </style:style>
    <style:style style:name="co56" style:family="table-column">
      <style:table-column-properties fo:break-before="auto" style:column-width="1.3307in"/>
    </style:style>
    <style:style style:name="co57" style:family="table-column">
      <style:table-column-properties fo:break-before="auto" style:column-width="0.8909in"/>
    </style:style>
    <style:style style:name="co58" style:family="table-column">
      <style:table-column-properties fo:break-before="auto" style:column-width="1.2181in"/>
    </style:style>
    <style:style style:name="co59" style:family="table-column">
      <style:table-column-properties fo:break-before="auto" style:column-width="0.7854in"/>
    </style:style>
    <style:style style:name="co60" style:family="table-column">
      <style:table-column-properties fo:break-before="auto" style:column-width="3.3339in"/>
    </style:style>
    <style:style style:name="co61" style:family="table-column">
      <style:table-column-properties fo:break-before="auto" style:column-width="1.4929in"/>
    </style:style>
    <style:style style:name="co62" style:family="table-column">
      <style:table-column-properties fo:break-before="auto" style:column-width="0.6654in"/>
    </style:style>
    <style:style style:name="co63" style:family="table-column">
      <style:table-column-properties fo:break-before="auto" style:column-width="0.9575in"/>
    </style:style>
    <style:style style:name="co64" style:family="table-column">
      <style:table-column-properties fo:break-before="auto" style:column-width="6.0035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402in" fo:break-before="auto" style:use-optimal-row-height="false"/>
    </style:style>
    <style:style style:name="ro5" style:family="table-row">
      <style:table-row-properties style:row-height="0.2in" fo:break-before="auto" style:use-optimal-row-height="false"/>
    </style:style>
    <style:style style:name="ro6" style:family="table-row">
      <style:table-row-properties style:row-height="0.2484in" fo:break-before="auto" style:use-optimal-row-height="false"/>
    </style:style>
    <style:style style:name="ro7" style:family="table-row">
      <style:table-row-properties style:row-height="0.1799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917in" fo:break-before="auto" style:use-optimal-row-height="true"/>
    </style:style>
    <style:style style:name="ta1" style:family="table" style:master-page-name="Default">
      <style:table-properties table:display="true" style:writing-mode="lr-tb" table:tab-color="#c0c0c0"/>
    </style:style>
    <style:style style:name="ta2" style:family="table" style:master-page-name="Default">
      <style:table-properties table:display="true" style:writing-mode="lr-tb" table:tab-color="#7a9c96"/>
    </style:style>
    <style:style style:name="ta3" style:family="table" style:master-page-name="Default">
      <style:table-properties table:display="true" style:writing-mode="lr-tb" table:tab-color="#486b7f"/>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boolean-style style:name="N99">
      <number:boolean/>
    </number:boolean-style>
    <number:text-style style:name="N100">
      <number:text-content/>
    </number:text-style>
    <style:style style:name="ce10" style:family="table-cell" style:parent-style-name="Default">
      <style:text-properties fo:font-size="18pt" fo:font-weight="bold" style:font-size-asian="18pt" style:font-weight-asian="bold" style:font-size-complex="18pt" style:font-weight-complex="bold"/>
    </style:style>
    <style:style style:name="ce12" style:family="table-cell" style:parent-style-name="Default">
      <style:text-properties fo:font-size="14pt" fo:font-weight="bold" style:font-size-asian="14pt" style:font-weight-asian="bold" style:font-size-complex="14pt" style:font-weight-complex="bold"/>
    </style:style>
    <style:style style:name="ce8"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5"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3" style:family="table-cell" style:parent-style-name="Default">
      <style:text-properties style:font-name="Liberation Sans" fo:font-weight="bold" style:font-weight-asian="bold" style:font-weight-complex="bold"/>
    </style:style>
    <style:style style:name="ce27" style:family="table-cell" style:parent-style-name="Default">
      <style:text-properties style:font-name="Liberation Mono"/>
    </style:style>
    <style:style style:name="ce23" style:family="table-cell" style:parent-style-name="Default" style:data-style-name="N100">
      <style:text-properties style:font-name="Liberation Sans" fo:font-weight="bold" style:font-weight-asian="bold" style:font-weight-complex="bold"/>
    </style:style>
    <style:style style:name="ce25" style:family="table-cell" style:parent-style-name="Default" style:data-style-name="N100">
      <style:text-properties style:font-name="Liberation Mono"/>
    </style:style>
    <style:style style:name="ce40" style:family="table-cell" style:parent-style-name="Default">
      <style:text-properties style:font-name="Liberation Sans" fo:font-size="11pt" fo:font-weight="bold" style:font-size-asian="11pt" style:font-weight-asian="bold" style:font-size-complex="11pt" style:font-weight-complex="bold"/>
    </style:style>
    <style:style style:name="ce33" style:family="table-cell" style:parent-style-name="Default">
      <style:text-properties style:font-name="Liberation Sans"/>
    </style:style>
    <style:style style:name="ce47" style:family="table-cell" style:parent-style-name="Default">
      <style:text-properties fo:font-weight="bold" style:font-weight-asian="bold" style:font-weight-complex="bold"/>
    </style:style>
    <style:style style:name="ce30" style:family="table-cell" style:parent-style-name="Default" style:data-style-name="N100"/>
    <style:style style:name="ce38" style:family="table-cell" style:parent-style-name="Default" style:data-style-name="N100">
      <style:table-cell-properties fo:wrap-option="wrap" style:vertical-align="top"/>
      <style:text-properties style:font-name="Liberation Sans" fo:font-weight="bold" style:font-weight-asian="bold" style:font-weight-complex="bold"/>
    </style:style>
    <style:style style:name="ce44" style:family="table-cell" style:parent-style-name="Default" style:data-style-name="N100">
      <style:table-cell-properties fo:wrap-option="wrap" style:vertical-align="top"/>
      <style:text-properties style:font-name="Liberation Sans"/>
    </style:style>
    <style:style style:name="ce26" style:family="table-cell" style:parent-style-name="Default" style:data-style-name="N100"/>
    <style:style style:name="ce45" style:family="table-cell" style:parent-style-name="Default" style:data-style-name="N100">
      <style:table-cell-properties fo:wrap-option="wrap" style:vertical-align="top"/>
    </style:style>
    <style:style style:name="ce35" style:family="table-cell" style:parent-style-name="Default">
      <style:text-properties fo:font-size="14pt" fo:font-weight="bold" style:font-size-asian="14pt" style:font-weight-asian="bold" style:font-size-complex="14pt" style:font-weight-complex="bold"/>
    </style:style>
    <style:style style:name="ce59" style:family="table-cell" style:parent-style-name="Default">
      <style:table-cell-properties style:text-align-source="fix" style:repeat-content="false"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51" style:family="table-cell" style:parent-style-name="Default" style:data-style-name="N100">
      <style:text-properties fo:font-weight="bold" style:font-weight-asian="bold" style:font-weight-complex="bold"/>
    </style:style>
    <style:style style:name="ce52" style:family="table-cell" style:parent-style-name="Default" style:data-style-name="N1">
      <style:table-cell-properties style:text-align-source="fix" style:repeat-content="false"/>
      <style:paragraph-properties fo:text-align="start" fo:margin-left="0in"/>
    </style:style>
    <style:style style:name="ce53" style:family="table-cell" style:parent-style-name="Default">
      <style:table-cell-properties fo:wrap-option="wrap" style:vertical-align="top"/>
    </style:style>
    <style:style style:name="ce56" style:family="table-cell" style:parent-style-name="Default">
      <style:table-cell-properties style:text-align-source="fix" style:repeat-content="false" style:vertical-align="middle"/>
      <style:paragraph-properties fo:text-align="start" fo:margin-left="0in"/>
      <style:text-properties style:font-name="Liberation San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style:paragraph-properties fo:text-align="start" fo:margin-left="0in"/>
      <style:text-properties style:font-name="Liberation Sans" fo:font-size="11pt" fo:font-weight="bold" style:font-size-asian="11pt" style:font-weight-asian="bold" style:font-size-complex="11pt" style:font-weight-complex="bold"/>
    </style:style>
    <style:style style:name="ce58" style:family="table-cell" style:parent-style-name="Default">
      <style:text-properties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Sans" fo:font-size="11pt" fo:font-weight="bold" style:font-size-asian="11pt" style:font-weight-asian="bold" style:font-size-complex="11pt" style:font-weight-complex="bold"/>
    </style:style>
    <style:style style:name="ce80" style:family="table-cell" style:parent-style-name="Default">
      <style:table-cell-properties style:vertical-align="middle"/>
    </style:style>
    <style:style style:name="ce60" style:family="table-cell" style:parent-style-name="Default" style:data-style-name="N100">
      <style:table-cell-properties fo:wrap-option="wrap" style:vertical-align="top"/>
      <style:text-properties fo:font-weight="bold" style:font-weight-asian="bold" style:font-weight-complex="bold"/>
    </style:style>
    <style:style style:name="ce61" style:family="table-cell" style:parent-style-name="Default">
      <style:text-properties style:font-name="Liberation Sans" fo:font-size="14pt" fo:font-weight="bold" style:font-size-asian="14pt" style:font-weight-asian="bold" style:font-size-complex="14pt" style:font-weight-complex="bold"/>
    </style:style>
    <style:style style:name="ce79" style:family="table-cell" style:parent-style-name="Default">
      <style:text-properties fo:font-size="11pt" fo:font-weight="bold" style:font-size-asian="11pt" style:font-weight-asian="bold" style:font-size-complex="11pt" style:font-weight-complex="bold"/>
    </style:style>
    <style:style style:name="ce6" style:family="table-cell" style:parent-style-name="Default" style:data-style-name="N99"/>
    <style:style style:name="ce16" style:family="table-cell" style:parent-style-name="Default">
      <style:text-properties style:font-name="Liberation Sans"/>
    </style:style>
    <style:style style:name="ce19" style:family="table-cell" style:parent-style-name="Default" style:data-style-name="N2"/>
    <style:style style:name="ce62" style:family="table-cell" style:parent-style-name="Default">
      <style:table-cell-properties style:text-align-source="fix" style:repeat-content="false"/>
      <style:paragraph-properties fo:text-align="start" fo:margin-left="0in"/>
      <style:text-properties style:font-name="Liberation San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style:paragraph-properties fo:text-align="start" fo:margin-left="0in"/>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value-type" style:repeat-content="false" fo:wrap-option="wrap" style:vertical-align="top"/>
    </style:style>
    <style:style style:name="ce6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start" fo:margin-left="0in"/>
    </style:style>
    <style:style style:name="ce69" style:family="table-cell" style:parent-style-name="Default" style:data-style-name="N1"/>
    <style:style style:name="ce70" style:family="table-cell" style:parent-style-name="Default" style:data-style-name="N100">
      <style:table-cell-properties fo:wrap-option="wrap" style:vertical-align="top"/>
      <style:text-properties style:font-name="Liberation Mono"/>
    </style:style>
    <style:style style:name="ce71" style:family="table-cell" style:parent-style-name="Default" style:data-style-name="N99">
      <style:table-cell-properties fo:wrap-option="wrap" style:vertical-align="top"/>
    </style:style>
    <style:style style:name="ce39" style:family="table-cell" style:parent-style-name="Default" style:data-style-name="N100">
      <style:text-properties style:font-name="Liberation Sans"/>
    </style:style>
    <style:style style:name="ce42" style:family="table-cell" style:parent-style-name="Default">
      <style:table-cell-properties style:text-align-source="fix" style:repeat-content="false"/>
      <style:paragraph-properties fo:text-align="center" fo:margin-left="0in"/>
      <style:text-properties style:font-name="Liberation Sans"/>
    </style:style>
    <style:style style:name="ce43" style:family="table-cell" style:parent-style-name="Default" style:data-style-name="N100">
      <style:table-cell-properties style:text-align-source="fix" style:repeat-content="false"/>
      <style:paragraph-properties fo:text-align="center" fo:margin-left="0in"/>
      <style:text-properties style:font-name="Liberation Sans"/>
    </style:style>
    <style:style style:name="ce41" style:family="table-cell" style:parent-style-name="Default" style:data-style-name="N100">
      <style:table-cell-properties style:text-align-source="fix" style:repeat-content="false"/>
      <style:paragraph-properties fo:text-align="center" fo:margin-left="0in"/>
    </style:style>
    <style:style style:name="ce49" style:family="table-cell" style:parent-style-name="Default">
      <style:table-cell-properties style:text-align-source="fix" style:repeat-content="false"/>
      <style:paragraph-properties fo:text-align="center" fo:margin-left="0in"/>
    </style:style>
    <style:style style:name="ce48" style:family="table-cell" style:parent-style-name="Default" style:data-style-name="N100">
      <style:table-cell-properties style:text-align-source="fix" style:repeat-content="false"/>
      <style:paragraph-properties fo:text-align="start" fo:margin-left="0in"/>
      <style:text-properties style:font-name="Liberation Sans"/>
    </style:style>
    <style:style style:name="ce103" style:family="table-cell" style:parent-style-name="Default" style:data-style-name="N100">
      <style:table-cell-properties style:text-align-source="fix" style:repeat-content="false"/>
      <style:paragraph-properties fo:text-align="start" fo:margin-left="0in"/>
    </style:style>
    <style:style style:name="ce11" style:family="table-cell" style:parent-style-name="Default" style:data-style-name="N100">
      <style:text-properties style:font-name="Liberation Sans"/>
    </style:style>
    <style:style style:name="ce106" style:family="table-cell" style:parent-style-name="Default" style:data-style-name="N4">
      <style:text-properties style:font-name="Liberation Sans" fo:font-weight="bold" style:font-weight-asian="bold" style:font-weight-complex="bold"/>
    </style:style>
    <style:style style:name="ce31" style:family="table-cell" style:parent-style-name="Default" style:data-style-name="N4">
      <style:text-properties style:font-name="Liberation Sans"/>
    </style:style>
    <style:style style:name="ce15" style:family="table-cell" style:parent-style-name="Default" style:data-style-name="N4"/>
    <style:style style:name="ce55" style:family="table-cell" style:parent-style-name="Default" style:data-style-name="N10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content-validations>
        <table:content-validation table:name="val1" table:condition="of:cell-content-text-length()&lt;=12" table:allow-empty-cell="true" table:base-cell-address="General.A3">
          <table:error-message table:message-type="stop" table:display="true"/>
        </table:content-validation>
        <table:content-validation table:name="val2" table:base-cell-address="Arcane.L2">
          <table:error-message table:message-type="stop" table:display="true"/>
        </table:content-validation>
        <table:content-validation table:name="val3" table:condition="of:cell-content-is-in-list(Equipment_Categories)" table:allow-empty-cell="true" table:display-list="unsorted" table:base-cell-address="Arcane.C2">
          <table:error-message table:message-type="stop" table:display="true"/>
        </table:content-validation>
        <table:content-validation table:name="val4" table:condition="of:cell-content-is-in-list(&quot;TRUE&quot;;&quot;FALSE&quot;)" table:allow-empty-cell="true" table:display-list="unsorted" table:base-cell-address="Shield.F1">
          <table:error-message table:message-type="stop" table:display="true"/>
        </table:content-validation>
        <table:content-validation table:name="val5" table:condition="of:cell-content-is-in-list(#REF!)" table:allow-empty-cell="true" table:display-list="unsorted" table:base-cell-address="Shield.G1">
          <table:error-message table:message-type="stop" table:display="true"/>
        </table:content-validation>
        <table:content-validation table:name="val6" table:condition="of:cell-content-is-in-list(Damage_Types)" table:allow-empty-cell="true" table:display-list="unsorted" table:base-cell-address="Arcane.J2">
          <table:error-message table:message-type="stop" table:display="true"/>
        </table:content-validation>
        <table:content-validation table:name="val7" table:condition="of:cell-content-is-in-list(#NAME?)" table:allow-empty-cell="true" table:display-list="unsorted" table:base-cell-address="Arcane.Q2">
          <table:error-message table:message-type="stop" table:display="true"/>
        </table:content-validation>
        <table:content-validation table:name="val8" table:condition="of:cell-content-is-whole-number() and cell-content-is-between(4,20)" table:allow-empty-cell="true" table:base-cell-address="Cclass.C1">
          <table:error-message table:message-type="stop" table:display="true"/>
        </table:content-validation>
        <table:content-validation table:name="val9" table:condition="of:cell-content-is-in-list(#NAME?)" table:allow-empty-cell="true" table:display-list="unsorted" table:base-cell-address="Combat.I1">
          <table:error-message table:message-type="stop" table:display="true"/>
        </table:content-validation>
        <table:content-validation table:name="val10" table:condition="of:cell-content-is-in-list(Cclass)" table:allow-empty-cell="true" table:display-list="unsorted" table:base-cell-address="Monster.D1">
          <table:error-message table:message-type="stop" table:display="true"/>
        </table:content-validation>
        <table:content-validation table:name="val11" table:condition="of:cell-content-is-in-list(Weapon)" table:allow-empty-cell="true" table:display-list="unsorted" table:base-cell-address="Monster.K1">
          <table:error-message table:message-type="stop" table:display="true"/>
        </table:content-validation>
        <table:content-validation table:name="val12" table:condition="of:cell-content-is-in-list(Weapon)" table:allow-empty-cell="true" table:display-list="unsorted" table:base-cell-address="Armor.L1">
          <table:error-message table:message-type="stop" table:display="true"/>
        </table:content-validation>
        <table:content-validation table:name="val13" table:condition="of:cell-content-is-in-list(Armor)" table:allow-empty-cell="true" table:display-list="unsorted" table:base-cell-address="Armor.M1">
          <table:error-message table:message-type="stop" table:display="true"/>
        </table:content-validation>
        <table:content-validation table:name="val14" table:condition="of:cell-content-is-in-list(Shields)" table:allow-empty-cell="true" table:display-list="unsorted" table:base-cell-address="Character.O1">
          <table:error-message table:message-type="stop" table:display="true"/>
        </table:content-validation>
        <table:content-validation table:name="val15" table:condition="of:cell-content-is-in-list(Races)" table:allow-empty-cell="true" table:display-list="unsorted" table:base-cell-address="Shield.M2">
          <table:error-message table:message-type="stop" table:display="true"/>
        </table:content-validation>
        <table:content-validation table:name="val16" table:condition="of:cell-content-is-in-list(Races)" table:allow-empty-cell="true" table:display-list="unsorted" table:base-cell-address="Shield.M1">
          <table:error-message table:message-type="stop" table:display="true"/>
        </table:content-validation>
        <table:content-validation table:name="val17" table:condition="of:cell-content-is-in-list(Challenge_Ratings)" table:allow-empty-cell="true" table:display-list="unsorted" table:base-cell-address="Monster.C1">
          <table:error-message table:message-type="stop" table:display="true"/>
        </table:content-validation>
        <table:content-validation table:name="val18" table:condition="of:cell-content-is-in-list(Monster_Types)" table:allow-empty-cell="true" table:display-list="unsorted" table:base-cell-address="Character.N2">
          <table:error-message table:message-type="stop" table:display="true"/>
        </table:content-validation>
        <table:content-validation table:name="val19" table:condition="of:cell-content-is-in-list(#NAME?)" table:allow-empty-cell="true" table:display-list="unsorted" table:base-cell-address="Character.T2">
          <table:error-message table:message-type="stop" table:display="true"/>
        </table:content-validation>
        <table:content-validation table:name="val20" table:condition="of:cell-content-text-length()&lt;=12" table:allow-empty-cell="true" table:base-cell-address="Spell.A19">
          <table:error-message table:message-type="warning" table:display="true"/>
        </table:content-validation>
        <table:content-validation table:name="val21" table:condition="of:cell-content-is-whole-number() and cell-content-is-between(1,99)" table:allow-empty-cell="true" table:base-cell-address="Spell.F19">
          <table:error-message table:message-type="stop" table:display="true"/>
        </table:content-validation>
        <table:content-validation table:name="val22" table:condition="of:cell-content-is-in-list(#NAME?)" table:allow-empty-cell="true" table:display-list="unsorted" table:base-cell-address="Spell.G19">
          <table:error-message table:message-type="stop" table:display="true"/>
        </table:content-validation>
        <table:content-validation table:name="val23" table:condition="of:cell-content-is-whole-number() and cell-content-is-between(0,9)" table:allow-empty-cell="true" table:base-cell-address="Equipment.C2">
          <table:error-message table:message-type="stop" table:display="true"/>
        </table:content-validation>
        <table:content-validation table:name="val24" table:condition="of:cell-content-is-in-list(Arcane_Schools)" table:allow-empty-cell="true" table:display-list="unsorted" table:base-cell-address="Equipment.I2">
          <table:error-message table:message-type="stop" table:display="true"/>
        </table:content-validation>
        <table:content-validation table:name="val25" table:condition="of:cell-content-is-in-list(Area_of_Effect)" table:allow-empty-cell="true" table:display-list="unsorted" table:base-cell-address="Equipment.K2">
          <table:error-message table:message-type="stop" table:display="true"/>
        </table:content-validation>
        <table:content-validation table:name="val26" table:condition="of:cell-content-is-in-list(Damage_Types)" table:allow-empty-cell="true" table:display-list="unsorted" table:base-cell-address="Equipment.L2">
          <table:error-message table:message-type="stop" table:display="true"/>
        </table:content-validation>
        <table:content-validation table:name="val27" table:condition="of:cell-content-is-in-list(Abilities)" table:allow-empty-cell="true" table:display-list="unsorted" table:base-cell-address="Equipment.K2">
          <table:error-message table:message-type="stop" table:display="true"/>
        </table:content-validation>
        <table:content-validation table:name="val28" table:condition="of:cell-content-is-in-list(Equipment_Categories)" table:allow-empty-cell="true" table:display-list="unsorted" table:base-cell-address="Equipment.E2">
          <table:error-message table:message-type="stop" table:display="true"/>
        </table:content-validation>
        <table:content-validation table:name="val29" table:condition="of:cell-content-is-in-list(Damage_Types)" table:allow-empty-cell="true" table:display-list="unsorted" table:base-cell-address="General.E2">
          <table:error-message table:message-type="stop" table:display="true"/>
        </table:content-validation>
        <table:content-validation table:name="val30" table:condition="of:cell-content-is-in-list(#NAME?)" table:allow-empty-cell="false" table:display-list="unsorted" table:base-cell-address="Shield.G2">
          <table:error-message table:message-type="stop" table:display="true"/>
        </table:content-validation>
        <table:content-validation table:name="val31" table:condition="of:cell-content-is-in-list(#REF!)" table:allow-empty-cell="true" table:display-list="unsorted" table:base-cell-address="Spell.Q26">
          <table:error-message table:message-type="stop" table:display="true"/>
        </table:content-validation>
        <table:content-validation table:name="val32" table:condition="of:cell-content-is-in-list(#NAME?)" table:allow-empty-cell="true" table:display-list="unsorted" table:base-cell-address="General.L2">
          <table:error-message table:message-type="warning" table:display="true"/>
        </table:content-validation>
      </table:content-validations>
      <table:table table:name="Info" table:style-name="ta1">
        <office:forms form:automatic-focus="false" form:apply-design-mode="false"/>
        <table:table-column table:style-name="co1" table:default-cell-style-name="ce12"/>
        <table:table-column table:style-name="co1" table:number-columns-repeated="3" table:default-cell-style-name="Default"/>
        <table:table-row table:style-name="ro1">
          <table:table-cell table:style-name="ce10" office:value-type="string" calcext:value-type="string" table:number-columns-spanned="4" table:number-rows-spanned="1">
            <text:p>PYRPS</text:p>
          </table:table-cell>
          <table:covered-table-cell table:number-columns-repeated="3"/>
        </table:table-row>
        <table:table-row table:style-name="ro2">
          <table:table-cell office:value-type="string" calcext:value-type="string" table:number-columns-spanned="4" table:number-rows-spanned="1">
            <text:p>D&amp;D: 5TH EDITION</text:p>
          </table:table-cell>
          <table:covered-table-cell table:number-columns-repeated="3"/>
        </table:table-row>
        <table:table-row table:style-name="ro2">
          <table:table-cell office:value-type="string" calcext:value-type="string" table:number-columns-spanned="4" table:number-rows-spanned="1">
            <text:p>Engine Data</text:p>
          </table:table-cell>
          <table:covered-table-cell table:number-columns-repeated="3"/>
        </table:table-row>
      </table:table>
      <table:table table:name="Arcane" table:style-name="ta2">
        <table:table-column table:style-name="co2" table:default-cell-style-name="ce27"/>
        <table:table-column table:style-name="co3" table:default-cell-style-name="Default"/>
        <table:table-column table:style-name="co4" table:default-cell-style-name="ce26"/>
        <table:table-row table:style-name="ro4">
          <table:table-cell table:style-name="ce8" office:value-type="string" calcext:value-type="string" table:number-columns-spanned="3" table:number-rows-spanned="1">
            <text:p>ARCANE</text:p>
          </table:table-cell>
          <table:covered-table-cell/>
          <table:covered-table-cell table:style-name="ce30"/>
        </table:table-row>
        <table:table-row table:style-name="ro5">
          <table:table-cell table:style-name="ce5" office:value-type="string" calcext:value-type="string" table:number-columns-spanned="3" table:number-rows-spanned="1">
            <text:p>ARCANE SCHOOLS</text:p>
          </table:table-cell>
          <table:covered-table-cell/>
          <table:covered-table-cell table:style-name="ce30"/>
        </table:table-row>
        <table:table-row table:style-name="ro5">
          <table:table-cell table:style-name="ce3" office:value-type="string" calcext:value-type="string">
            <text:p>obj_name</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ABJURATION</text:p>
          </table:table-cell>
          <table:table-cell table:style-name="ce33" office:value-type="string" calcext:value-type="string">
            <text:p>Abjuration</text:p>
          </table:table-cell>
          <table:table-cell table:style-name="ce44" office:value-type="string" calcext:value-type="string">
            <text:p>Abjuration spells are protective in nature, though some of them have aggressive uses. They create magical barriers, negate harmful effects, harm trespassers, or banish creatures to other planes of existence.</text:p>
          </table:table-cell>
        </table:table-row>
        <table:table-row table:style-name="ro5">
          <table:table-cell table:content-validation-name="val1" office:value-type="string" calcext:value-type="string">
            <text:p>CONJURATION</text:p>
          </table:table-cell>
          <table:table-cell table:style-name="ce33" office:value-type="string" calcext:value-type="string">
            <text:p>Conjuration</text:p>
          </table:table-cell>
          <table:table-cell table:style-name="ce44" office:value-type="string" calcext:value-type="string">
            <text:p>Conjuration spells involve the transportation of objects and creatures from one location to another. Some spells summon creatures or objects to the caster's side, whereas others allow the caster to teleport to another location. Some conjurations create objects or effects out of nothing.</text:p>
          </table:table-cell>
        </table:table-row>
        <table:table-row table:style-name="ro5">
          <table:table-cell table:content-validation-name="val1" office:value-type="string" calcext:value-type="string">
            <text:p>DIVINATION</text:p>
          </table:table-cell>
          <table:table-cell table:style-name="ce33" office:value-type="string" calcext:value-type="string">
            <text:p>Divination</text:p>
          </table:table-cell>
          <table:table-cell table:style-name="ce44" office:value-type="string" calcext:value-type="string">
            <text:p>Divination spells reveal information, whether in the form of secrets long forgotten, glimpses of the future, the locations of hidden things, the truth behind illusions, or visions of distant people or places.</text:p>
          </table:table-cell>
        </table:table-row>
        <table:table-row table:style-name="ro5">
          <table:table-cell table:content-validation-name="val1" office:value-type="string" calcext:value-type="string">
            <text:p>ENCHANTMENT</text:p>
          </table:table-cell>
          <table:table-cell table:style-name="ce33" office:value-type="string" calcext:value-type="string">
            <text:p>Enchantment</text:p>
          </table:table-cell>
          <table:table-cell table:style-name="ce44" office:value-type="string" calcext:value-type="string">
            <text:p>Enchantment spells affect the minds of others, influencing or controlling their behavior. Such spells can make enemies see the caster as a friend, force creatures to take a course of action, or even control another creature like a puppet.</text:p>
          </table:table-cell>
        </table:table-row>
        <table:table-row table:style-name="ro5">
          <table:table-cell table:content-validation-name="val1" office:value-type="string" calcext:value-type="string">
            <text:p>EVOCATION</text:p>
          </table:table-cell>
          <table:table-cell table:style-name="ce33" office:value-type="string" calcext:value-type="string">
            <text:p>Evocation</text:p>
          </table:table-cell>
          <table:table-cell table:style-name="ce44" office:value-type="string" calcext:value-type="string">
            <text:p>Evocation spells manipulate magical energy to produce a desired effect. Some call up blasts of fire or lightning. Others channel positive energy to heal wounds.</text:p>
          </table:table-cell>
        </table:table-row>
        <table:table-row table:style-name="ro5">
          <table:table-cell table:content-validation-name="val1" office:value-type="string" calcext:value-type="string">
            <text:p>ILLUSION</text:p>
          </table:table-cell>
          <table:table-cell table:style-name="ce33" office:value-type="string" calcext:value-type="string">
            <text:p>Illusion</text:p>
          </table:table-cell>
          <table:table-cell table:style-name="ce44" office:value-type="string" calcext:value-type="string">
            <text:p>Illusion spells deceive the senses or minds of others. They cause people to see things that are not there, to miss things that are there, to hear phantom noises, or to remember things that never happened. Some illusions create phantom images that any creature can see, but the most insidious illusions plant an image directly in the mind of a creature.</text:p>
          </table:table-cell>
        </table:table-row>
        <table:table-row table:style-name="ro5">
          <table:table-cell table:content-validation-name="val1" office:value-type="string" calcext:value-type="string">
            <text:p>NECROMANCY</text:p>
          </table:table-cell>
          <table:table-cell table:style-name="ce33" office:value-type="string" calcext:value-type="string">
            <text:p>Necromancy</text:p>
          </table:table-cell>
          <table:table-cell table:style-name="ce44" office:value-type="string" calcext:value-type="string">
            <text:p>Necromancy spells manipulate the energies of life and death. Such spells can grant an extra reserve of life force, drain the life energy from another creature, create the undead, or even bring the dead back to life. Creating the undead through the use of necromancy spells such as animate dead is not a good act, and only evil casters use such spells frequently.</text:p>
          </table:table-cell>
        </table:table-row>
        <table:table-row table:style-name="ro5">
          <table:table-cell table:content-validation-name="val1" office:value-type="string" calcext:value-type="string">
            <text:p>TRANSMUTATN</text:p>
          </table:table-cell>
          <table:table-cell table:style-name="ce33" office:value-type="string" calcext:value-type="string">
            <text:p>Transmutation</text:p>
          </table:table-cell>
          <table:table-cell table:style-name="ce44" office:value-type="string" calcext:value-type="string">
            <text:p>Transmutation spells change the properties of a creature, object, or environment. They might turn an enemy into a harmless creature, bolster the strength of an ally, make an object move at the caster's command, or enhance a creature's innate healing abilities to rapidly recover from injury.</text:p>
          </table:table-cell>
        </table:table-row>
        <table:table-row table:style-name="ro5">
          <table:table-cell table:style-name="Default"/>
          <table:table-cell/>
          <table:table-cell table:style-name="Default"/>
        </table:table-row>
        <table:table-row table:style-name="ro5">
          <table:table-cell table:style-name="ce5" office:value-type="string" calcext:value-type="string">
            <text:p>AREA OF EFFECT</text:p>
          </table:table-cell>
          <table:table-cell table:number-columns-repeated="2"/>
        </table:table-row>
        <table:table-row table:style-name="ro5">
          <table:table-cell table:style-name="ce23" office:value-type="string" calcext:value-type="string">
            <text:p>objid</text:p>
          </table:table-cell>
          <table:table-cell table:style-name="ce47" office:value-type="string" calcext:value-type="string">
            <text:p>name</text:p>
          </table:table-cell>
          <table:table-cell table:style-name="ce38" office:value-type="string" calcext:value-type="string">
            <text:p>description</text:p>
          </table:table-cell>
        </table:table-row>
        <table:table-row table:style-name="ro5">
          <table:table-cell table:style-name="ce25" table:content-validation-name="val1" office:value-type="string" calcext:value-type="string">
            <text:p>CONE</text:p>
          </table:table-cell>
          <table:table-cell office:value-type="string" calcext:value-type="string">
            <text:p>Cone</text:p>
          </table:table-cell>
          <table:table-cell table:style-name="ce45" office:value-type="string" calcext:value-type="string">
            <text:p>A cone extends in a direction you choose from its point of origin. A cone's width at a given point along its length is equal to that point's distance from the point of origin. A cone's area of effect specifies its maximum length. A cone's point of origin is not included in the cone's area of effect, unless you decide otherwise.</text:p>
          </table:table-cell>
        </table:table-row>
        <table:table-row table:style-name="ro5">
          <table:table-cell table:style-name="ce25" table:content-validation-name="val1" office:value-type="string" calcext:value-type="string">
            <text:p>CUBE</text:p>
          </table:table-cell>
          <table:table-cell office:value-type="string" calcext:value-type="string">
            <text:p>Cube</text:p>
          </table:table-cell>
          <table:table-cell table:style-name="ce45" office:value-type="string" calcext:value-type="string">
            <text:p>You select a cube's point of origin, which lies anywhere on a face of the cubic effect. The cube's size is expressed as the length of each side. A cube's point of origin is not included in the cube's area of effect, unless you decide otherwise.</text:p>
          </table:table-cell>
        </table:table-row>
        <table:table-row table:style-name="ro5">
          <table:table-cell table:style-name="ce25" table:content-validation-name="val1" office:value-type="string" calcext:value-type="string">
            <text:p>CYLINDER</text:p>
          </table:table-cell>
          <table:table-cell office:value-type="string" calcext:value-type="string">
            <text:p>Cylinder</text:p>
          </table:table-cell>
          <table:table-cell table:style-name="ce45" office:value-type="string" calcext:value-type="string">
            <text:p>A cylinder's point of origin is the center of a circle of a particular radius, as given in the spell description. The circle must either be on the ground or at the height of the spell effect. The energy in a cylinder expands in straight lines from the point of origin to the perimeter of the circle, forming the base of the cylinder. The spell's effect then shoots up from the base or down from the top, to a distance equal to the height of the cylinder. A cylinder's point of origin is included in the cylinder's area of effect.</text:p>
          </table:table-cell>
        </table:table-row>
        <table:table-row table:style-name="ro5">
          <table:table-cell table:style-name="ce25" table:content-validation-name="val1" office:value-type="string" calcext:value-type="string">
            <text:p>LINE</text:p>
          </table:table-cell>
          <table:table-cell office:value-type="string" calcext:value-type="string">
            <text:p>Line</text:p>
          </table:table-cell>
          <table:table-cell table:style-name="ce45" office:value-type="string" calcext:value-type="string">
            <text:p>A line extends from its point of origin in a straight path up to its length and covers an area defined by its width. A line's point of origin is not included in the line's area of effect, unless you decide otherwise.</text:p>
          </table:table-cell>
        </table:table-row>
        <table:table-row table:style-name="ro5">
          <table:table-cell table:style-name="ce25" table:content-validation-name="val1" office:value-type="string" calcext:value-type="string">
            <text:p>SPHERE</text:p>
          </table:table-cell>
          <table:table-cell office:value-type="string" calcext:value-type="string">
            <text:p>Sphere</text:p>
          </table:table-cell>
          <table:table-cell table:style-name="ce45" office:value-type="string" calcext:value-type="string">
            <text:p>You select a sphere's point of origin, and the sphere extends outward from that point. The sphere's size is ex- pressed as a radius in feet that extends from the point. A sphere's point of origin is included in the sphere's area of effect.</text:p>
          </table:table-cell>
        </table:table-row>
        <table:table-row table:style-name="ro5">
          <table:table-cell table:style-name="ce25" table:content-validation-name="val1"/>
          <table:table-cell table:number-columns-repeated="2"/>
        </table:table-row>
        <table:table-row table:style-name="ro5">
          <table:table-cell table:style-name="ce40" office:value-type="string" calcext:value-type="string" table:number-columns-spanned="3" table:number-rows-spanned="1">
            <text:p>SPELL COMPONENTS</text:p>
          </table:table-cell>
          <table:covered-table-cell table:number-columns-repeated="2" table:style-name="ce3"/>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VERBAL</text:p>
          </table:table-cell>
          <table:table-cell table:style-name="ce33" office:value-type="string" calcext:value-type="string">
            <text:p>Verbal</text:p>
          </table:table-cell>
          <table:table-cell table:style-name="ce44" office:value-type="string" calcext:value-type="string">
            <text:p>Most spells require the chanting of mystic words. The words themselves aren't the source of the spell's power; rather, the particular combination of sounds, with specific pitch and resonance, sets the threads of magic in motion. Thus, a character who is gagged or in an area of silence, such as one created by the silence spell, can't cast a spell with a verbal component.</text:p>
          </table:table-cell>
        </table:table-row>
        <table:table-row table:style-name="ro5">
          <table:table-cell table:content-validation-name="val1" office:value-type="string" calcext:value-type="string">
            <text:p>SOMATIC</text:p>
          </table:table-cell>
          <table:table-cell table:style-name="ce33" office:value-type="string" calcext:value-type="string">
            <text:p>Somatic</text:p>
          </table:table-cell>
          <table:table-cell table:style-name="ce44" office:value-type="string" calcext:value-type="string">
            <text:p>Spellcasting gestures might include a forceful gesticulation or an intricate set of gestures. If a spell requires a somatic component, the caster must have free use of at least one hand to perform these gestures.</text:p>
          </table:table-cell>
        </table:table-row>
        <table:table-row table:style-name="ro5">
          <table:table-cell table:content-validation-name="val1" office:value-type="string" calcext:value-type="string">
            <text:p>MATERIAL</text:p>
          </table:table-cell>
          <table:table-cell table:style-name="ce33" office:value-type="string" calcext:value-type="string">
            <text:p>Material</text:p>
          </table:table-cell>
          <table:table-cell table:style-name="ce44" office:value-type="string" calcext:value-type="string">
            <text:p>Casting some spells requires particular objects. If a spell states that a material component is consumed by the spell, the caster must provide this component for each casting of the spell.</text:p>
          </table:table-cell>
        </table:table-row>
        <table:table-row table:style-name="ro5">
          <table:table-cell table:content-validation-name="val1"/>
          <table:table-cell table:number-columns-repeated="2"/>
        </table:table-row>
        <table:table-row table:style-name="ro5">
          <table:table-cell table:style-name="ce40" table:content-validation-name="val1" office:value-type="string" calcext:value-type="string">
            <text:p>SPELL TAGS</text:p>
          </table:table-cell>
          <table:table-cell table:number-columns-repeated="2"/>
        </table:table-row>
        <table:table-row table:style-name="ro5">
          <table:table-cell table:content-validation-name="val1" office:value-type="string" calcext:value-type="string">
            <text:p>Damage</text:p>
          </table:table-cell>
          <table:table-cell table:number-columns-repeated="2"/>
        </table:table-row>
        <table:table-row table:style-name="ro5">
          <table:table-cell table:content-validation-name="val1" office:value-type="string" calcext:value-type="string">
            <text:p>Creation</text:p>
          </table:table-cell>
          <table:table-cell table:number-columns-repeated="2"/>
        </table:table-row>
        <table:table-row table:style-name="ro5">
          <table:table-cell table:content-validation-name="val1" office:value-type="string" calcext:value-type="string">
            <text:p>Utility</text:p>
          </table:table-cell>
          <table:table-cell table:number-columns-repeated="2"/>
        </table:table-row>
        <table:table-row table:style-name="ro5">
          <table:table-cell table:content-validation-name="val1" office:value-type="string" calcext:value-type="string">
            <text:p>Control</text:p>
          </table:table-cell>
          <table:table-cell table:number-columns-repeated="2"/>
        </table:table-row>
        <table:table-row table:style-name="ro5" table:number-rows-repeated="1048544">
          <table:table-cell table:content-validation-name="val1"/>
          <table:table-cell table:number-columns-repeated="2"/>
        </table:table-row>
        <table:table-row table:style-name="ro5">
          <table:table-cell table:content-validation-name="val1"/>
          <table:table-cell table:number-columns-repeated="2"/>
        </table:table-row>
      </table:table>
      <table:table table:name="Combat" table:style-name="ta2">
        <table:table-column table:style-name="co5" table:default-cell-style-name="ce25"/>
        <table:table-column table:style-name="co6" table:default-cell-style-name="Default"/>
        <table:table-column table:style-name="co7" table:default-cell-style-name="Default"/>
        <table:table-column table:style-name="co8" table:default-cell-style-name="Default"/>
        <table:table-column table:style-name="co1" table:number-columns-repeated="16380" table:default-cell-style-name="Default"/>
        <table:table-row table:style-name="ro6">
          <table:table-cell table:style-name="ce35" office:value-type="string" calcext:value-type="string" table:number-columns-spanned="3" table:number-rows-spanned="1">
            <text:p>COMBAT</text:p>
          </table:table-cell>
          <table:covered-table-cell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row>
        <table:table-row table:style-name="ro7">
          <table:table-cell table:style-name="ce59" office:value-type="string" calcext:value-type="string" table:number-columns-spanned="4" table:number-rows-spanned="1">
            <text:p>CHALLENGE RATINGS</text:p>
          </table:table-cell>
          <table:covered-table-cell table:number-columns-repeated="2" table:style-name="ce3"/>
          <table:covered-table-cell/>
          <table:table-cell table:number-columns-repeated="16380"/>
        </table:table-row>
        <table:table-row table:style-name="ro7">
          <table:table-cell table:style-name="ce47" office:value-type="string" calcext:value-type="string">
            <text:p>objid</text:p>
          </table:table-cell>
          <table:table-cell table:style-name="ce51" office:value-type="string" calcext:value-type="string">
            <text:p>rating</text:p>
          </table:table-cell>
          <table:table-cell table:style-name="ce3" office:value-type="string" calcext:value-type="string">
            <text:p>experience_points</text:p>
          </table:table-cell>
          <table:table-cell table:style-name="ce3" office:value-type="string" calcext:value-type="string">
            <text:p>proficiency_bonus</text:p>
          </table:table-cell>
          <table:table-cell table:number-columns-repeated="16380"/>
        </table:table-row>
        <table:table-row table:style-name="ro7">
          <table:table-cell table:style-name="ce27" office:value-type="string" calcext:value-type="string">
            <text:p>CR0</text:p>
          </table:table-cell>
          <table:table-cell table:style-name="ce30" office:value-type="string" calcext:value-type="string">
            <text:p>CR 0</text:p>
          </table:table-cell>
          <table:table-cell table:style-name="ce52" office:value-type="float" office:value="10" calcext:value-type="float">
            <text:p>1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8</text:p>
          </table:table-cell>
          <table:table-cell table:style-name="ce30" office:value-type="string" calcext:value-type="string">
            <text:p>CR 1/8</text:p>
          </table:table-cell>
          <table:table-cell table:style-name="ce52" office:value-type="float" office:value="25" calcext:value-type="float">
            <text:p>25</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4</text:p>
          </table:table-cell>
          <table:table-cell table:style-name="ce30" office:value-type="string" calcext:value-type="string">
            <text:p>CR 1/4</text:p>
          </table:table-cell>
          <table:table-cell table:style-name="ce52" office:value-type="float" office:value="50" calcext:value-type="float">
            <text:p>5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2</text:p>
          </table:table-cell>
          <table:table-cell table:style-name="ce30" office:value-type="string" calcext:value-type="string">
            <text:p>CR 1/2</text:p>
          </table:table-cell>
          <table:table-cell table:style-name="ce52" office:value-type="float" office:value="100" calcext:value-type="float">
            <text:p>1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text:p>
          </table:table-cell>
          <table:table-cell table:style-name="ce30" office:value-type="string" calcext:value-type="string">
            <text:p>CR 1</text:p>
          </table:table-cell>
          <table:table-cell table:style-name="ce52" office:value-type="float" office:value="200" calcext:value-type="float">
            <text:p>2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2</text:p>
          </table:table-cell>
          <table:table-cell table:style-name="ce30" office:value-type="string" calcext:value-type="string">
            <text:p>CR 2</text:p>
          </table:table-cell>
          <table:table-cell table:style-name="ce52" office:value-type="float" office:value="450" calcext:value-type="float">
            <text:p>45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3</text:p>
          </table:table-cell>
          <table:table-cell table:style-name="ce30" office:value-type="string" calcext:value-type="string">
            <text:p>CR 3</text:p>
          </table:table-cell>
          <table:table-cell table:style-name="ce52" office:value-type="float" office:value="700" calcext:value-type="float">
            <text:p>7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4</text:p>
          </table:table-cell>
          <table:table-cell table:style-name="ce30" office:value-type="string" calcext:value-type="string">
            <text:p>CR 4</text:p>
          </table:table-cell>
          <table:table-cell table:style-name="ce52" office:value-type="float" office:value="1100" calcext:value-type="float">
            <text:p>11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5</text:p>
          </table:table-cell>
          <table:table-cell table:style-name="ce30" office:value-type="string" calcext:value-type="string">
            <text:p>CR 5</text:p>
          </table:table-cell>
          <table:table-cell table:style-name="ce52" office:value-type="float" office:value="1800" calcext:value-type="float">
            <text:p>18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6</text:p>
          </table:table-cell>
          <table:table-cell table:style-name="ce30" office:value-type="string" calcext:value-type="string">
            <text:p>CR 6</text:p>
          </table:table-cell>
          <table:table-cell table:style-name="ce52" office:value-type="float" office:value="2300" calcext:value-type="float">
            <text:p>23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7</text:p>
          </table:table-cell>
          <table:table-cell table:style-name="ce30" office:value-type="string" calcext:value-type="string">
            <text:p>CR 7</text:p>
          </table:table-cell>
          <table:table-cell table:style-name="ce52" office:value-type="float" office:value="2900" calcext:value-type="float">
            <text:p>29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8</text:p>
          </table:table-cell>
          <table:table-cell table:style-name="ce30" office:value-type="string" calcext:value-type="string">
            <text:p>CR 8</text:p>
          </table:table-cell>
          <table:table-cell table:style-name="ce52" office:value-type="float" office:value="3900" calcext:value-type="float">
            <text:p>39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9</text:p>
          </table:table-cell>
          <table:table-cell table:style-name="ce30" office:value-type="string" calcext:value-type="string">
            <text:p>CR 9</text:p>
          </table:table-cell>
          <table:table-cell table:style-name="ce52" office:value-type="float" office:value="5000" calcext:value-type="float">
            <text:p>50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0</text:p>
          </table:table-cell>
          <table:table-cell table:style-name="ce30" office:value-type="string" calcext:value-type="string">
            <text:p>CR 10</text:p>
          </table:table-cell>
          <table:table-cell table:style-name="ce52" office:value-type="float" office:value="5900" calcext:value-type="float">
            <text:p>59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1</text:p>
          </table:table-cell>
          <table:table-cell table:style-name="ce30" office:value-type="string" calcext:value-type="string">
            <text:p>CR 11</text:p>
          </table:table-cell>
          <table:table-cell table:style-name="ce52" office:value-type="float" office:value="7200" calcext:value-type="float">
            <text:p>72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2</text:p>
          </table:table-cell>
          <table:table-cell table:style-name="ce30" office:value-type="string" calcext:value-type="string">
            <text:p>CR 12</text:p>
          </table:table-cell>
          <table:table-cell table:style-name="ce52" office:value-type="float" office:value="8400" calcext:value-type="float">
            <text:p>84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3</text:p>
          </table:table-cell>
          <table:table-cell table:style-name="ce30" office:value-type="string" calcext:value-type="string">
            <text:p>CR 13</text:p>
          </table:table-cell>
          <table:table-cell table:style-name="ce52" office:value-type="float" office:value="10000" calcext:value-type="float">
            <text:p>10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4</text:p>
          </table:table-cell>
          <table:table-cell table:style-name="ce30" office:value-type="string" calcext:value-type="string">
            <text:p>CR 14</text:p>
          </table:table-cell>
          <table:table-cell table:style-name="ce52" office:value-type="float" office:value="11500" calcext:value-type="float">
            <text:p>115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5</text:p>
          </table:table-cell>
          <table:table-cell table:style-name="ce30" office:value-type="string" calcext:value-type="string">
            <text:p>CR 15</text:p>
          </table:table-cell>
          <table:table-cell table:style-name="ce52" office:value-type="float" office:value="13000" calcext:value-type="float">
            <text:p>13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6</text:p>
          </table:table-cell>
          <table:table-cell table:style-name="ce30" office:value-type="string" calcext:value-type="string">
            <text:p>CR 16</text:p>
          </table:table-cell>
          <table:table-cell table:style-name="ce52" office:value-type="float" office:value="15000" calcext:value-type="float">
            <text:p>15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7</text:p>
          </table:table-cell>
          <table:table-cell table:style-name="ce30" office:value-type="string" calcext:value-type="string">
            <text:p>CR 17</text:p>
          </table:table-cell>
          <table:table-cell table:style-name="ce52" office:value-type="float" office:value="18000" calcext:value-type="float">
            <text:p>18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18</text:p>
          </table:table-cell>
          <table:table-cell table:style-name="ce30" office:value-type="string" calcext:value-type="string">
            <text:p>CR 18</text:p>
          </table:table-cell>
          <table:table-cell table:style-name="ce52" office:value-type="float" office:value="20000" calcext:value-type="float">
            <text:p>20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19</text:p>
          </table:table-cell>
          <table:table-cell table:style-name="ce30" office:value-type="string" calcext:value-type="string">
            <text:p>CR 19</text:p>
          </table:table-cell>
          <table:table-cell table:style-name="ce52" office:value-type="float" office:value="22000" calcext:value-type="float">
            <text:p>22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20</text:p>
          </table:table-cell>
          <table:table-cell table:style-name="ce30" office:value-type="string" calcext:value-type="string">
            <text:p>CR 20</text:p>
          </table:table-cell>
          <table:table-cell table:style-name="ce52" office:value-type="float" office:value="25000" calcext:value-type="float">
            <text:p>25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21</text:p>
          </table:table-cell>
          <table:table-cell table:style-name="ce30" office:value-type="string" calcext:value-type="string">
            <text:p>CR 21</text:p>
          </table:table-cell>
          <table:table-cell table:style-name="ce52" office:value-type="float" office:value="33000" calcext:value-type="float">
            <text:p>33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2</text:p>
          </table:table-cell>
          <table:table-cell table:style-name="ce30" office:value-type="string" calcext:value-type="string">
            <text:p>CR 22</text:p>
          </table:table-cell>
          <table:table-cell table:style-name="ce52" office:value-type="float" office:value="41000" calcext:value-type="float">
            <text:p>41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3</text:p>
          </table:table-cell>
          <table:table-cell table:style-name="ce30" office:value-type="string" calcext:value-type="string">
            <text:p>CR 23</text:p>
          </table:table-cell>
          <table:table-cell table:style-name="ce52" office:value-type="float" office:value="50000" calcext:value-type="float">
            <text:p>50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4</text:p>
          </table:table-cell>
          <table:table-cell table:style-name="ce30" office:value-type="string" calcext:value-type="string">
            <text:p>CR 24</text:p>
          </table:table-cell>
          <table:table-cell table:style-name="ce52" office:value-type="float" office:value="62000" calcext:value-type="float">
            <text:p>62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5</text:p>
          </table:table-cell>
          <table:table-cell table:style-name="ce30" office:value-type="string" calcext:value-type="string">
            <text:p>CR 25</text:p>
          </table:table-cell>
          <table:table-cell table:style-name="ce52" office:value-type="float" office:value="75000" calcext:value-type="float">
            <text:p>75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6</text:p>
          </table:table-cell>
          <table:table-cell table:style-name="ce30" office:value-type="string" calcext:value-type="string">
            <text:p>CR 26</text:p>
          </table:table-cell>
          <table:table-cell table:style-name="ce52" office:value-type="float" office:value="90000" calcext:value-type="float">
            <text:p>90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7</text:p>
          </table:table-cell>
          <table:table-cell table:style-name="ce30" office:value-type="string" calcext:value-type="string">
            <text:p>CR 27</text:p>
          </table:table-cell>
          <table:table-cell table:style-name="ce52" office:value-type="float" office:value="105000" calcext:value-type="float">
            <text:p>105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8</text:p>
          </table:table-cell>
          <table:table-cell table:style-name="ce30" office:value-type="string" calcext:value-type="string">
            <text:p>CR 28</text:p>
          </table:table-cell>
          <table:table-cell table:style-name="ce52" office:value-type="float" office:value="120000" calcext:value-type="float">
            <text:p>120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9</text:p>
          </table:table-cell>
          <table:table-cell table:style-name="ce30" office:value-type="string" calcext:value-type="string">
            <text:p>CR 29</text:p>
          </table:table-cell>
          <table:table-cell table:style-name="ce52" office:value-type="float" office:value="135000" calcext:value-type="float">
            <text:p>135000</text:p>
          </table:table-cell>
          <table:table-cell table:style-name="ce52" office:value-type="float" office:value="9" calcext:value-type="float">
            <text:p>9</text:p>
          </table:table-cell>
          <table:table-cell table:number-columns-repeated="16380"/>
        </table:table-row>
        <table:table-row table:style-name="ro7">
          <table:table-cell table:style-name="ce27" office:value-type="string" calcext:value-type="string">
            <text:p>CR30</text:p>
          </table:table-cell>
          <table:table-cell table:style-name="ce30" office:value-type="string" calcext:value-type="string">
            <text:p>CR 30</text:p>
          </table:table-cell>
          <table:table-cell table:style-name="ce52" office:value-type="float" office:value="155000" calcext:value-type="float">
            <text:p>155000</text:p>
          </table:table-cell>
          <table:table-cell table:style-name="ce52" office:value-type="float" office:value="9" calcext:value-type="float">
            <text:p>9</text:p>
          </table:table-cell>
          <table:table-cell table:number-columns-repeated="16380"/>
        </table:table-row>
        <table:table-row table:style-name="ro7">
          <table:table-cell table:number-columns-repeated="16384"/>
        </table:table-row>
        <table:table-row table:style-name="ro7">
          <table:table-cell table:style-name="ce59" office:value-type="string" calcext:value-type="string" table:number-columns-spanned="3" table:number-rows-spanned="1">
            <text:p>CONDITION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BLINDED</text:p>
          </table:table-cell>
          <table:table-cell office:value-type="string" calcext:value-type="string">
            <text:p>Blinded</text:p>
          </table:table-cell>
          <table:table-cell table:style-name="ce53" office:value-type="string" calcext:value-type="string">
            <text:p>A blinded creature can't see and automatically fails any ability check that requires sight. Attack rolls against the creature have *advantage*, and the creature's attack rolls have *disadvantage*.</text:p>
          </table:table-cell>
          <table:table-cell table:number-columns-repeated="16381"/>
        </table:table-row>
        <table:table-row table:style-name="ro7">
          <table:table-cell table:content-validation-name="val1" office:value-type="string" calcext:value-type="string">
            <text:p>CHARMED</text:p>
          </table:table-cell>
          <table:table-cell office:value-type="string" calcext:value-type="string">
            <text:p>Charmed</text:p>
          </table:table-cell>
          <table:table-cell table:style-name="ce53" office:value-type="string" calcext:value-type="string">
            <text:p>A charmed creature can't attack the charmer or target the charmer with harmful abilities or magical effects. The charmer has advantage on any ability check to interact socially with the creature.</text:p>
          </table:table-cell>
          <table:table-cell table:number-columns-repeated="16381"/>
        </table:table-row>
        <table:table-row table:style-name="ro7">
          <table:table-cell table:content-validation-name="val1" office:value-type="string" calcext:value-type="string">
            <text:p>DEAFENED</text:p>
          </table:table-cell>
          <table:table-cell office:value-type="string" calcext:value-type="string">
            <text:p>Deafened</text:p>
          </table:table-cell>
          <table:table-cell table:style-name="ce53" office:value-type="string" calcext:value-type="string">
            <text:p>A deafened creature can't hear and automatically fails any ability check that requires hearing.</text:p>
          </table:table-cell>
          <table:table-cell table:number-columns-repeated="16381"/>
        </table:table-row>
        <table:table-row table:style-name="ro7">
          <table:table-cell table:content-validation-name="val1" office:value-type="string" calcext:value-type="string">
            <text:p>EXHAUSTION</text:p>
          </table:table-cell>
          <table:table-cell office:value-type="string" calcext:value-type="string">
            <text:p>Exhaustion</text:p>
          </table:table-cell>
          <table:table-cell table:style-name="ce53" office:value-type="string" calcext:value-type="string">
            <text:p>Some special abilities and environmental hazards, such as starvation and the long-term effects of freezing or scorching temperatures, can lead to a special condition called exhaustion. Exhaustion is measured in six levels. An effect can give a creature one or more levels of exhaustion, as specified in the effect's description.</text:p>
          </table:table-cell>
          <table:table-cell table:number-columns-repeated="16381"/>
        </table:table-row>
        <table:table-row table:style-name="ro7">
          <table:table-cell table:content-validation-name="val1" office:value-type="string" calcext:value-type="string">
            <text:p>FRIGHTENED</text:p>
          </table:table-cell>
          <table:table-cell office:value-type="string" calcext:value-type="string">
            <text:p>Frightened</text:p>
          </table:table-cell>
          <table:table-cell table:style-name="ce53" office:value-type="string" calcext:value-type="string">
            <text:p>A frightened creature has disadvantage on ability checks and attack rolls while the source of its fear is within line of sight. The creature can't willingly move closer to the source of its fear.</text:p>
          </table:table-cell>
          <table:table-cell table:number-columns-repeated="16381"/>
        </table:table-row>
        <table:table-row table:style-name="ro7">
          <table:table-cell table:content-validation-name="val1" office:value-type="string" calcext:value-type="string">
            <text:p>GRAPPLED</text:p>
          </table:table-cell>
          <table:table-cell office:value-type="string" calcext:value-type="string">
            <text:p>Grappled</text:p>
          </table:table-cell>
          <table:table-cell table:style-name="ce53" office:value-type="string" calcext:value-type="string">
            <text:p>A grappled creature's speed becomes 0, and it can't benefit from any bonus to its speed. The condition ends if the grappler is *incapacitated*. The condition also ends if an effect removes the grappled creature from the reach of the grappler or grappling effect, such as when a creature is hurled away by the thunderwave spell.</text:p>
          </table:table-cell>
          <table:table-cell table:number-columns-repeated="16381"/>
        </table:table-row>
        <table:table-row table:style-name="ro7">
          <table:table-cell table:content-validation-name="val1" office:value-type="string" calcext:value-type="string">
            <text:p>INCAPACITATE</text:p>
          </table:table-cell>
          <table:table-cell office:value-type="string" calcext:value-type="string">
            <text:p>Incapacitated</text:p>
          </table:table-cell>
          <table:table-cell table:style-name="ce53" office:value-type="string" calcext:value-type="string">
            <text:p>An incapacitated creature can't take *actions* or *reactions*.</text:p>
          </table:table-cell>
          <table:table-cell table:number-columns-repeated="16381"/>
        </table:table-row>
        <table:table-row table:style-name="ro7">
          <table:table-cell table:content-validation-name="val1" office:value-type="string" calcext:value-type="string">
            <text:p>INVISIBLE</text:p>
          </table:table-cell>
          <table:table-cell office:value-type="string" calcext:value-type="string">
            <text:p>Invisible</text:p>
          </table:table-cell>
          <table:table-cell table:style-name="ce53" office:value-type="string" calcext:value-type="string">
            <text:p>An invisible creature is impossible to see without the aid of magic or a special sense. For the purpose of hiding, the creature is *heavily obscured*. The creature's location can be detected by any noise it makes or any tracks it leaves. Attack rolls against the creature have *disadvantage*, and the creature's attack rolls have *advantage*.</text:p>
          </table:table-cell>
          <table:table-cell table:number-columns-repeated="16381"/>
        </table:table-row>
        <table:table-row table:style-name="ro7">
          <table:table-cell table:content-validation-name="val1" office:value-type="string" calcext:value-type="string">
            <text:p>PARALYZED</text:p>
          </table:table-cell>
          <table:table-cell office:value-type="string" calcext:value-type="string">
            <text:p>Paralyzed</text:p>
          </table:table-cell>
          <table:table-cell table:style-name="ce53" office:value-type="string" calcext:value-type="string">
            <text:p>A paralyzed creature is *incapacitated* and can't move or speak.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content-validation-name="val1" office:value-type="string" calcext:value-type="string">
            <text:p>PETRIFIED</text:p>
          </table:table-cell>
          <table:table-cell office:value-type="string" calcext:value-type="string">
            <text:p>Petrified</text:p>
          </table:table-cell>
          <table:table-cell table:style-name="ce53" office:value-type="string" calcext:value-type="string">
            <text:p>A petrified creature is transformed, along with any nonmagical object it is wearing or carrying, into a solid inanimate substance (usually stone). Its weight increases by a factor of ten, and it ceases aging. The creature is *incapacitated*, can't move or speak, and is unaware of its surroundings. Attack rolls against the creature have *advantage*. The creature automatically fails *Strength* and *Dexterity saving throws*. The creature has resistance to all damage. The creature is immune to poison and disease, although a poison or disease already in its system is suspended, not neutralized.</text:p>
          </table:table-cell>
          <table:table-cell table:number-columns-repeated="16381"/>
        </table:table-row>
        <table:table-row table:style-name="ro7">
          <table:table-cell table:content-validation-name="val1" office:value-type="string" calcext:value-type="string">
            <text:p>POISONED</text:p>
          </table:table-cell>
          <table:table-cell office:value-type="string" calcext:value-type="string">
            <text:p>Poisoned</text:p>
          </table:table-cell>
          <table:table-cell table:style-name="ce53" office:value-type="string" calcext:value-type="string">
            <text:p>A poisoned creature has *disadvantage* on attack rolls and ability checks.</text:p>
          </table:table-cell>
          <table:table-cell table:number-columns-repeated="16381"/>
        </table:table-row>
        <table:table-row table:style-name="ro7">
          <table:table-cell table:content-validation-name="val1" office:value-type="string" calcext:value-type="string">
            <text:p>PRONE</text:p>
          </table:table-cell>
          <table:table-cell office:value-type="string" calcext:value-type="string">
            <text:p>Prone</text:p>
          </table:table-cell>
          <table:table-cell table:style-name="ce53" office:value-type="string" calcext:value-type="string">
            <text:p>A prone creature's only movement option is to crawl, unless it stands up and thereby ends the condition. The creature has *disadvantage* on attack rolls. An attack roll against the creature has *advantage* if the attacker is within 5 feet of the creature. Otherwise, the attack roll has *disadvantage*.</text:p>
          </table:table-cell>
          <table:table-cell table:number-columns-repeated="16381"/>
        </table:table-row>
        <table:table-row table:style-name="ro7">
          <table:table-cell table:content-validation-name="val1" office:value-type="string" calcext:value-type="string">
            <text:p>RESTRAINED</text:p>
          </table:table-cell>
          <table:table-cell office:value-type="string" calcext:value-type="string">
            <text:p>Restrained</text:p>
          </table:table-cell>
          <table:table-cell table:style-name="ce53" office:value-type="string" calcext:value-type="string">
            <text:p>A restrained creature's speed becomes 0, and it can't benefit from any bonus to its speed. Attack rolls against the creature have *advantage*, and the creature's attack rolls have disadvantage. The creature has *disadvantage* on *Dexterity saving throws*.</text:p>
          </table:table-cell>
          <table:table-cell table:number-columns-repeated="16381"/>
        </table:table-row>
        <table:table-row table:style-name="ro7">
          <table:table-cell table:content-validation-name="val1" office:value-type="string" calcext:value-type="string">
            <text:p>STUNNED</text:p>
          </table:table-cell>
          <table:table-cell office:value-type="string" calcext:value-type="string">
            <text:p>Stunned</text:p>
          </table:table-cell>
          <table:table-cell table:style-name="ce53" office:value-type="string" calcext:value-type="string">
            <text:p>A stunned creature is *incapacitated*, can't move, and can speak only falteringly. The creature automatically fails *Strength* and *Dexterity saving throws*. Attack rolls against the creature have *advantage*.</text:p>
          </table:table-cell>
          <table:table-cell table:number-columns-repeated="16381"/>
        </table:table-row>
        <table:table-row table:style-name="ro7">
          <table:table-cell table:content-validation-name="val1" office:value-type="string" calcext:value-type="string">
            <text:p>UNCONSCIOUS</text:p>
          </table:table-cell>
          <table:table-cell office:value-type="string" calcext:value-type="string">
            <text:p>Unconscious</text:p>
          </table:table-cell>
          <table:table-cell table:style-name="ce53" office:value-type="string" calcext:value-type="string">
            <text:p>An unconscious creature is *incapacitated*, can't move or speak, and is unaware of its surroundings. The creature drops whatever it's holding and falls *prone*.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style-name="ce59"/>
          <table:table-cell table:style-name="ce3" table:number-columns-repeated="2"/>
          <table:table-cell table:number-columns-repeated="16381"/>
        </table:table-row>
        <table:table-row table:style-name="ro7">
          <table:table-cell table:style-name="ce59" office:value-type="string" calcext:value-type="string" table:number-columns-spanned="3" table:number-rows-spanned="1">
            <text:p>DAMAGE TYPE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ACID</text:p>
          </table:table-cell>
          <table:table-cell table:style-name="ce33" office:value-type="string" calcext:value-type="string">
            <text:p>Acid</text:p>
          </table:table-cell>
          <table:table-cell table:style-name="ce53" office:value-type="string" calcext:value-type="string">
            <text:p>The corrosive spray of a black dragon’s breath and the dissolving enzymes secreted by a black pudding deal acid damage.</text:p>
          </table:table-cell>
          <table:table-cell table:number-columns-repeated="16381"/>
        </table:table-row>
        <table:table-row table:style-name="ro7">
          <table:table-cell table:content-validation-name="val1" office:value-type="string" calcext:value-type="string">
            <text:p>BLUDGEON</text:p>
          </table:table-cell>
          <table:table-cell table:style-name="ce33" office:value-type="string" calcext:value-type="string">
            <text:p>Bludgeoning</text:p>
          </table:table-cell>
          <table:table-cell table:style-name="ce53" office:value-type="string" calcext:value-type="string">
            <text:p>Blunt force attacks—hammers, falling, constriction, and the like—deal bludgeoning damage.</text:p>
          </table:table-cell>
          <table:table-cell table:number-columns-repeated="16381"/>
        </table:table-row>
        <table:table-row table:style-name="ro7">
          <table:table-cell table:content-validation-name="val1" office:value-type="string" calcext:value-type="string">
            <text:p>COLD</text:p>
          </table:table-cell>
          <table:table-cell table:style-name="ce33" office:value-type="string" calcext:value-type="string">
            <text:p>Cold</text:p>
          </table:table-cell>
          <table:table-cell table:style-name="ce53" office:value-type="string" calcext:value-type="string">
            <text:p>The infernal chill radiating from an ice devil’s spear and the frigid blast of a white dragon’s breath deal cold damage.</text:p>
          </table:table-cell>
          <table:table-cell table:number-columns-repeated="16381"/>
        </table:table-row>
        <table:table-row table:style-name="ro7">
          <table:table-cell table:content-validation-name="val1" office:value-type="string" calcext:value-type="string">
            <text:p>FIRE</text:p>
          </table:table-cell>
          <table:table-cell table:style-name="ce33" office:value-type="string" calcext:value-type="string">
            <text:p>Fire</text:p>
          </table:table-cell>
          <table:table-cell table:style-name="ce53" office:value-type="string" calcext:value-type="string">
            <text:p>Red dragons breathe fire, and many spells conjure flames to deal fire damage.</text:p>
          </table:table-cell>
          <table:table-cell table:number-columns-repeated="16381"/>
        </table:table-row>
        <table:table-row table:style-name="ro7">
          <table:table-cell table:content-validation-name="val1" office:value-type="string" calcext:value-type="string">
            <text:p>FORCE</text:p>
          </table:table-cell>
          <table:table-cell table:style-name="ce33" office:value-type="string" calcext:value-type="string">
            <text:p>Force</text:p>
          </table:table-cell>
          <table:table-cell table:style-name="ce53" office:value-type="string" calcext:value-type="string">
            <text:p>Force is pure magical energy focused into a damaging form. Most effects that deal force damage are spells, including magic missile and spiritual weapon.</text:p>
          </table:table-cell>
          <table:table-cell table:number-columns-repeated="16381"/>
        </table:table-row>
        <table:table-row table:style-name="ro7">
          <table:table-cell table:content-validation-name="val1" office:value-type="string" calcext:value-type="string">
            <text:p>LIGHTNING</text:p>
          </table:table-cell>
          <table:table-cell table:style-name="ce33" office:value-type="string" calcext:value-type="string">
            <text:p>Lightning</text:p>
          </table:table-cell>
          <table:table-cell table:style-name="ce53" office:value-type="string" calcext:value-type="string">
            <text:p>A lightning bolt spell and a blue dragon’s breath deal lightning damage.</text:p>
          </table:table-cell>
          <table:table-cell table:number-columns-repeated="16381"/>
        </table:table-row>
        <table:table-row table:style-name="ro7">
          <table:table-cell table:content-validation-name="val1" office:value-type="string" calcext:value-type="string">
            <text:p>NECROTIC</text:p>
          </table:table-cell>
          <table:table-cell table:style-name="ce33" office:value-type="string" calcext:value-type="string">
            <text:p>Necrotic</text:p>
          </table:table-cell>
          <table:table-cell table:style-name="ce53" office:value-type="string" calcext:value-type="string">
            <text:p>Necrotic damage, dealt by certain undead and some spells, withers matter and even the soul.</text:p>
          </table:table-cell>
          <table:table-cell table:number-columns-repeated="16381"/>
        </table:table-row>
        <table:table-row table:style-name="ro7">
          <table:table-cell table:content-validation-name="val1" office:value-type="string" calcext:value-type="string">
            <text:p>PIERCING</text:p>
          </table:table-cell>
          <table:table-cell table:style-name="ce33" office:value-type="string" calcext:value-type="string">
            <text:p>Piercing</text:p>
          </table:table-cell>
          <table:table-cell table:style-name="ce53" office:value-type="string" calcext:value-type="string">
            <text:p>Puncturing and impaling attacks, including spears and monsters’ bites, deal piercing damage.</text:p>
          </table:table-cell>
          <table:table-cell table:number-columns-repeated="16381"/>
        </table:table-row>
        <table:table-row table:style-name="ro7">
          <table:table-cell table:content-validation-name="val1" office:value-type="string" calcext:value-type="string">
            <text:p>POISON</text:p>
          </table:table-cell>
          <table:table-cell table:style-name="ce33" office:value-type="string" calcext:value-type="string">
            <text:p>Poison</text:p>
          </table:table-cell>
          <table:table-cell table:style-name="ce53" office:value-type="string" calcext:value-type="string">
            <text:p>Venomous stings and the toxic gas of a green dragon’s breath deal poison damage.</text:p>
          </table:table-cell>
          <table:table-cell table:number-columns-repeated="16381"/>
        </table:table-row>
        <table:table-row table:style-name="ro7">
          <table:table-cell table:content-validation-name="val1" office:value-type="string" calcext:value-type="string">
            <text:p>PSYCHIC</text:p>
          </table:table-cell>
          <table:table-cell table:style-name="ce33" office:value-type="string" calcext:value-type="string">
            <text:p>Psychic</text:p>
          </table:table-cell>
          <table:table-cell table:style-name="ce53" office:value-type="string" calcext:value-type="string">
            <text:p>Mental abilities such as a mind flayer's psionic blast deal psychic damage.</text:p>
          </table:table-cell>
          <table:table-cell table:number-columns-repeated="16381"/>
        </table:table-row>
        <table:table-row table:style-name="ro7">
          <table:table-cell table:content-validation-name="val1" office:value-type="string" calcext:value-type="string">
            <text:p>RADIANT</text:p>
          </table:table-cell>
          <table:table-cell table:style-name="ce33" office:value-type="string" calcext:value-type="string">
            <text:p>Radiant</text:p>
          </table:table-cell>
          <table:table-cell table:style-name="ce53" office:value-type="string" calcext:value-type="string">
            <text:p>Radiant damage, dealt by a cleric’s flame strike spell or an angel’s smiting weapon, sears the flesh like fire and overloads the spirit with power.</text:p>
          </table:table-cell>
          <table:table-cell table:number-columns-repeated="16381"/>
        </table:table-row>
        <table:table-row table:style-name="ro7">
          <table:table-cell table:content-validation-name="val1" office:value-type="string" calcext:value-type="string">
            <text:p>SLASHING</text:p>
          </table:table-cell>
          <table:table-cell table:style-name="ce33" office:value-type="string" calcext:value-type="string">
            <text:p>Slashing</text:p>
          </table:table-cell>
          <table:table-cell table:style-name="ce53" office:value-type="string" calcext:value-type="string">
            <text:p>Swords, axes, and monsters’ claws deal slashing damage.</text:p>
          </table:table-cell>
          <table:table-cell table:number-columns-repeated="16381"/>
        </table:table-row>
        <table:table-row table:style-name="ro7">
          <table:table-cell table:content-validation-name="val1" office:value-type="string" calcext:value-type="string">
            <text:p>THUNDER</text:p>
          </table:table-cell>
          <table:table-cell table:style-name="ce33" office:value-type="string" calcext:value-type="string">
            <text:p>Thunder</text:p>
          </table:table-cell>
          <table:table-cell table:style-name="ce53" office:value-type="string" calcext:value-type="string">
            <text:p>A concussive burst of sound, such as the effect of the thunderwave spell, deals thunder damage.</text:p>
          </table:table-cell>
          <table:table-cell table:number-columns-repeated="16381"/>
        </table:table-row>
        <table:table-row table:style-name="ro7">
          <table:table-cell table:number-columns-repeated="16384"/>
        </table:table-row>
        <table:table-row table:style-name="ro7">
          <table:table-cell table:style-name="ce59" office:value-type="string" calcext:value-type="string" table:number-columns-spanned="3" table:number-rows-spanned="1">
            <text:p>MONSTER TYPES</text:p>
          </table:table-cell>
          <table:covered-table-cell table:number-columns-repeated="2" table:style-name="ce3"/>
          <table:table-cell table:number-columns-repeated="16381"/>
        </table:table-row>
        <table:table-row table:style-name="ro7">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description</text:p>
          </table:table-cell>
          <table:table-cell table:number-columns-repeated="16381"/>
        </table:table-row>
        <table:table-row table:style-name="ro7">
          <table:table-cell table:style-name="ce27" table:content-validation-name="val1" office:value-type="string" calcext:value-type="string">
            <text:p>ABERRATION</text:p>
          </table:table-cell>
          <table:table-cell office:value-type="string" calcext:value-type="string">
            <text:p>Aberration</text:p>
          </table:table-cell>
          <table:table-cell table:style-name="ce53" office:value-type="string" calcext:value-type="string">
            <text:p>Aberrations are utterly alien beings. Many of them have innate magical abilities drawn from the creature’s alien mind rather than the mystical forces of the world. The quintessential aberrations are aboleths, beholders, mind flayers, and slaadi.</text:p>
          </table:table-cell>
          <table:table-cell table:number-columns-repeated="16381"/>
        </table:table-row>
        <table:table-row table:style-name="ro7">
          <table:table-cell table:style-name="ce27" table:content-validation-name="val1" office:value-type="string" calcext:value-type="string">
            <text:p>BEAST</text:p>
          </table:table-cell>
          <table:table-cell office:value-type="string" calcext:value-type="string">
            <text:p>Beast</text:p>
          </table:table-cell>
          <table:table-cell table:style-name="ce53" office:value-type="string" calcext:value-type="string">
            <text:p>Beasts are nonhumanoid creatures that are a natural part of the fantasy ecology. Some of them have magical powers, but most are unintelligent and lack any society or language. Beasts include all varieties of ordinary animals, dinosaurs, and giant versions of animals.</text:p>
          </table:table-cell>
          <table:table-cell table:number-columns-repeated="16381"/>
        </table:table-row>
        <table:table-row table:style-name="ro7">
          <table:table-cell table:style-name="ce27" table:content-validation-name="val1" office:value-type="string" calcext:value-type="string">
            <text:p>CELESTIAL</text:p>
          </table:table-cell>
          <table:table-cell office:value-type="string" calcext:value-type="string">
            <text:p>Celestial</text:p>
          </table:table-cell>
          <table:table-cell table:style-name="ce53" office:value-type="string" calcext:value-type="string">
            <text:p>Celestials are creatures native to the Upper Planes. Many of them are the servants of deities, employed as messengers or agents in the mortal realm and throughout the planes. Celestials are good by nature, so the exceptional celestial who strays from a good alignment is a horrifying rarity. Celestials include angels, couatls, and pegasi.</text:p>
          </table:table-cell>
          <table:table-cell table:number-columns-repeated="16381"/>
        </table:table-row>
        <table:table-row table:style-name="ro7">
          <table:table-cell table:style-name="ce27" table:content-validation-name="val1" office:value-type="string" calcext:value-type="string">
            <text:p>CONSTRUCT</text:p>
          </table:table-cell>
          <table:table-cell office:value-type="string" calcext:value-type="string">
            <text:p>Construct</text:p>
          </table:table-cell>
          <table:table-cell table:style-name="ce53" office:value-type="string" calcext:value-type="string">
            <text:p>Constructs are made, not born. Some are programmed by their creators to follow a simple set of instructions, while others are imbued with sentience and capable of independent thought. Golems are the iconic constructs. Many creatures native to the outer plane of Mechanus, such as modrons, are constructs shaped from the raw material of the plane by the will of more powerful creatures.</text:p>
          </table:table-cell>
          <table:table-cell table:number-columns-repeated="16381"/>
        </table:table-row>
        <table:table-row table:style-name="ro7">
          <table:table-cell table:style-name="ce27" table:content-validation-name="val1" office:value-type="string" calcext:value-type="string">
            <text:p>DRAGON</text:p>
          </table:table-cell>
          <table:table-cell office:value-type="string" calcext:value-type="string">
            <text:p>Dragon</text:p>
          </table:table-cell>
          <table:table-cell table:style-name="ce53" office:value-type="string" calcext:value-type="string">
            <text:p>Dragons are large reptilian creatures of ancient origin and tremendous power. True dragons, including the good metallic dragons and the evil chromatic dragons, are highly intelligent and have innate magic. Also in this category are creatures distantly related to true dragons, but less powerful, less intelligent, and less magical, such as wyverns and pseudodragons.</text:p>
          </table:table-cell>
          <table:table-cell table:number-columns-repeated="16381"/>
        </table:table-row>
        <table:table-row table:style-name="ro7">
          <table:table-cell table:style-name="ce27" table:content-validation-name="val1" office:value-type="string" calcext:value-type="string">
            <text:p>ELEMENTAL</text:p>
          </table:table-cell>
          <table:table-cell office:value-type="string" calcext:value-type="string">
            <text:p>Elemental</text:p>
          </table:table-cell>
          <table:table-cell table:style-name="ce53" office:value-type="string" calcext:value-type="string">
            <text:p>Elementals are creatures native to the elemental planes. Some creatures of this type are little more than animate masses of their respective elements, including the creatures simply called elementals. Others have biological forms infused with elemental energy. The races of genies, including djinn and efreet, form the most important civilizations on the elemental planes. Other elemental creatures include azers and invisible stalkers.</text:p>
          </table:table-cell>
          <table:table-cell table:number-columns-repeated="16381"/>
        </table:table-row>
        <table:table-row table:style-name="ro7">
          <table:table-cell table:style-name="ce27" table:content-validation-name="val1" office:value-type="string" calcext:value-type="string">
            <text:p>FEY</text:p>
          </table:table-cell>
          <table:table-cell office:value-type="string" calcext:value-type="string">
            <text:p>Fey</text:p>
          </table:table-cell>
          <table:table-cell table:style-name="ce53" office:value-type="string" calcext:value-type="string">
            <text:p>Fey are magical creatures closely tied to the forces of nature. They dwell in twilight groves and misty forests. In some worlds, they are closely tied to the Feywild, also called the Plane of Faerie. Some are also found in the Outer Planes, particularly the planes of Arborea and the Beastlands. Fey include dryads, pixies, and satyrs.</text:p>
          </table:table-cell>
          <table:table-cell table:number-columns-repeated="16381"/>
        </table:table-row>
        <table:table-row table:style-name="ro7">
          <table:table-cell table:style-name="ce27" table:content-validation-name="val1" office:value-type="string" calcext:value-type="string">
            <text:p>FIEND</text:p>
          </table:table-cell>
          <table:table-cell office:value-type="string" calcext:value-type="string">
            <text:p>Fiend</text:p>
          </table:table-cell>
          <table:table-cell table:style-name="ce53" office:value-type="string" calcext:value-type="string">
            <text:p>Fiends are creatures of wickedness that are native to the Lower Planes. A few are the servants of deities, but many more labor under the leadership of archdevils and demon princes. Evil priests and mages sometimes summon fiends to the material world to do their bidding. If an evil celestial is a rarity, a good fiend is almost inconceivable. Fiends include demons, devils, hell hounds, rakshasas, and yugoloths.</text:p>
          </table:table-cell>
          <table:table-cell table:number-columns-repeated="16381"/>
        </table:table-row>
        <table:table-row table:style-name="ro7">
          <table:table-cell table:style-name="ce27" table:content-validation-name="val1" office:value-type="string" calcext:value-type="string">
            <text:p>GIANT</text:p>
          </table:table-cell>
          <table:table-cell office:value-type="string" calcext:value-type="string">
            <text:p>Giant</text:p>
          </table:table-cell>
          <table:table-cell table:style-name="ce53" office:value-type="string" calcext:value-type="string">
            <text:p>Giants tower over humans and their kind. They are humanlike in shape, though some have multiple heads (ettins) or deformities (fomorians). The six varieties of true giant are hill giants, stone giants, frost giants, fire giants, cloud giants, and storm giants. Besides these, creatures such as ogres and trolls are giants.</text:p>
          </table:table-cell>
          <table:table-cell table:number-columns-repeated="16381"/>
        </table:table-row>
        <table:table-row table:style-name="ro7">
          <table:table-cell table:style-name="ce27" table:content-validation-name="val1" office:value-type="string" calcext:value-type="string">
            <text:p>HUMANOID</text:p>
          </table:table-cell>
          <table:table-cell office:value-type="string" calcext:value-type="string">
            <text:p>Humanoid</text:p>
          </table:table-cell>
          <table:table-cell table:style-name="ce53" office:value-type="string" calcext:value-type="string">
            <text:p>Humanoids are the main peoples of a fantasy gaming world, both civilized and savage, including humans and a tremendous variety of other species. They have language and culture, few if any innate magical abilities (though most humanoids can learn spellcasting), and a bipedal form. The most common humanoid races are the ones most suitable as player characters: humans, dwarves, elves, and halflings. Almost as numerous but far more savage and brutal, and almost uniformly evil, are the races of goblinoids (goblins, hobgoblins, and bugbears), orcs, gnolls, lizardfolk, and kobolds.</text:p>
          </table:table-cell>
          <table:table-cell table:number-columns-repeated="16381"/>
        </table:table-row>
        <table:table-row table:style-name="ro7">
          <table:table-cell table:style-name="ce27" table:content-validation-name="val1" office:value-type="string" calcext:value-type="string">
            <text:p>MONSTROSITY</text:p>
          </table:table-cell>
          <table:table-cell office:value-type="string" calcext:value-type="string">
            <text:p>Monstrosity</text:p>
          </table:table-cell>
          <table:table-cell table:style-name="ce53" office:value-type="string" calcext:value-type="string">
            <text:p>Monstrosities are monsters in the strictest sense—frightening creatures that are not ordinary, not truly natural, and almost never benign. Some are the results of magical experimentation gone awry (such as owlbears), and others are the product of terrible curses (including minotaurs and yuan‑ti). They defy categorization, and in some sense serve as a catch-all category for creatures that don't fit into any other type.</text:p>
          </table:table-cell>
          <table:table-cell table:number-columns-repeated="16381"/>
        </table:table-row>
        <table:table-row table:style-name="ro7">
          <table:table-cell table:style-name="ce27" table:content-validation-name="val1" office:value-type="string" calcext:value-type="string">
            <text:p>OOZE</text:p>
          </table:table-cell>
          <table:table-cell office:value-type="string" calcext:value-type="string">
            <text:p>Ooze</text:p>
          </table:table-cell>
          <table:table-cell table:style-name="ce53" office:value-type="string" calcext:value-type="string">
            <text:p>Oozes are gelatinous creatures that rarely have a fixed shape. They are mostly subterranean, dwelling in caves and dungeons and feeding on refuse, carrion, or creatures unlucky enough to get in their way. Black puddings and gelatinous cubes are among the most recognizable oozes.</text:p>
          </table:table-cell>
          <table:table-cell table:number-columns-repeated="16381"/>
        </table:table-row>
        <table:table-row table:style-name="ro7">
          <table:table-cell table:style-name="ce27" table:content-validation-name="val1" office:value-type="string" calcext:value-type="string">
            <text:p>PLANT</text:p>
          </table:table-cell>
          <table:table-cell office:value-type="string" calcext:value-type="string">
            <text:p>Plant</text:p>
          </table:table-cell>
          <table:table-cell table:style-name="ce53" office:value-type="string" calcext:value-type="string">
            <text:p>Plants in this context are vegetable creatures, not ordinary flora. Most of them are ambulatory, and some are carnivorous. The quintessential plants are the shambling mound and the treant. Fungal creatures such as the gas spore and the myconid also fall into this category.</text:p>
          </table:table-cell>
          <table:table-cell table:number-columns-repeated="16381"/>
        </table:table-row>
        <table:table-row table:style-name="ro7">
          <table:table-cell table:style-name="ce27" table:content-validation-name="val1" office:value-type="string" calcext:value-type="string">
            <text:p>UNDEAD</text:p>
          </table:table-cell>
          <table:table-cell office:value-type="string" calcext:value-type="string">
            <text:p>Undead</text:p>
          </table:table-cell>
          <table:table-cell table:style-name="ce53" office:value-type="string" calcext:value-type="string">
            <text:p>Undead are once-living creatures brought to a horrifying state of undeath through the practice of necromantic magic or some unholy curse. Undead include walking corpses, such as vampires and zombies, as well as bodiless spirits, such as ghosts and specters.</text:p>
          </table:table-cell>
          <table:table-cell table:number-columns-repeated="16381"/>
        </table:table-row>
        <table:table-row table:style-name="ro7" table:number-rows-repeated="1048487">
          <table:table-cell table:number-columns-repeated="16384"/>
        </table:table-row>
        <table:table-row table:style-name="ro8">
          <table:table-cell table:number-columns-repeated="16384"/>
        </table:table-row>
      </table:table>
      <table:table table:name="Equipment" table:style-name="ta2">
        <table:table-column table:style-name="co9" table:default-cell-style-name="ce27"/>
        <table:table-column table:style-name="co10" table:default-cell-style-name="Default"/>
        <table:table-column table:style-name="co11" table:default-cell-style-name="Default"/>
        <table:table-column table:style-name="co12" table:default-cell-style-name="Default"/>
        <table:table-row table:style-name="ro4">
          <table:table-cell table:style-name="ce56" office:value-type="string" calcext:value-type="string" table:number-columns-spanned="3" table:number-rows-spanned="1">
            <text:p>EQUIPMENT</text:p>
          </table:table-cell>
          <table:covered-table-cell table:number-columns-repeated="2" table:style-name="ce80"/>
          <table:table-cell/>
        </table:table-row>
        <table:table-row table:style-name="ro5">
          <table:table-cell table:style-name="ce57" office:value-type="string" calcext:value-type="string" table:number-columns-spanned="3" table:number-rows-spanned="1">
            <text:p>EQUIPMENT CATEGOR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AMMO</text:p>
          </table:table-cell>
          <table:table-cell table:style-name="ce33" office:value-type="string" calcext:value-type="string">
            <text:p>Ammunition</text:p>
          </table:table-cell>
          <table:table-cell table:style-name="ce45"/>
          <table:table-cell/>
        </table:table-row>
        <table:table-row table:style-name="ro5">
          <table:table-cell table:content-validation-name="val1" office:value-type="string" calcext:value-type="string">
            <text:p>ARMORHVY</text:p>
          </table:table-cell>
          <table:table-cell table:style-name="ce33" office:value-type="string" calcext:value-type="string">
            <text:p>Heavy Armor</text:p>
          </table:table-cell>
          <table:table-cell table:style-name="ce45" office:value-type="string" calcext:value-type="string">
            <text:p>Of all the armor categories, heavy armor offers the best protection. These suits of armor cover the entire body and are designed to stop a wide range of attacks. Only proficient warriors can manage their weight and bulk.</text:p>
          </table:table-cell>
          <table:table-cell/>
        </table:table-row>
        <table:table-row table:style-name="ro5">
          <table:table-cell table:content-validation-name="val1" office:value-type="string" calcext:value-type="string">
            <text:p>ARMORLT</text:p>
          </table:table-cell>
          <table:table-cell table:style-name="ce33" office:value-type="string" calcext:value-type="string">
            <text:p>Light Armor</text:p>
          </table:table-cell>
          <table:table-cell table:style-name="ce45" office:value-type="string" calcext:value-type="string">
            <text:p>Made from supple and thin materials, light armor favors agile adventurers since it offers some protection without sacrificing mobility. If you wear light armor, you add your Dexterity modifier to the base number from your armor type to determine your Armor Class.</text:p>
          </table:table-cell>
          <table:table-cell/>
        </table:table-row>
        <table:table-row table:style-name="ro5">
          <table:table-cell table:content-validation-name="val1" office:value-type="string" calcext:value-type="string">
            <text:p>ARMORMD</text:p>
          </table:table-cell>
          <table:table-cell table:style-name="ce33" office:value-type="string" calcext:value-type="string">
            <text:p>Medium Armor</text:p>
          </table:table-cell>
          <table:table-cell table:style-name="ce45" office:value-type="string" calcext:value-type="string">
            <text:p>Medium armor offers more protection than light armor, but it also impairs movement more. If you wear medium armor, you add your Dexterity modifier, to a maximum of +2, to the base number from your armor type to deter- mine your Armor Class.</text:p>
          </table:table-cell>
          <table:table-cell/>
        </table:table-row>
        <table:table-row table:style-name="ro5">
          <table:table-cell office:value-type="string" calcext:value-type="string">
            <text:p>CONSUMABLE</text:p>
          </table:table-cell>
          <table:table-cell table:style-name="ce33" office:value-type="string" calcext:value-type="string">
            <text:p>Consumable</text:p>
          </table:table-cell>
          <table:table-cell table:style-name="ce45"/>
          <table:table-cell/>
        </table:table-row>
        <table:table-row table:style-name="ro5">
          <table:table-cell table:content-validation-name="val1" office:value-type="string" calcext:value-type="string">
            <text:p>FIREARM</text:p>
          </table:table-cell>
          <table:table-cell office:value-type="string" calcext:value-type="string">
            <text:p>Firearm</text:p>
          </table:table-cell>
          <table:table-cell table:style-name="ce45" office:value-type="string" calcext:value-type="string">
            <text:p>Firearms are a new and volatile technology, and as such bring their own unique set of weapon properties. Firearms are ranged weapons.</text:p>
          </table:table-cell>
          <table:table-cell/>
        </table:table-row>
        <table:table-row table:style-name="ro5">
          <table:table-cell table:content-validation-name="val1" office:value-type="string" calcext:value-type="string">
            <text:p>SHIELD</text:p>
          </table:table-cell>
          <table:table-cell table:style-name="ce33" office:value-type="string" calcext:value-type="string">
            <text:p>Shield</text:p>
          </table:table-cell>
          <table:table-cell table:style-name="ce45"/>
          <table:table-cell/>
        </table:table-row>
        <table:table-row table:style-name="ro5">
          <table:table-cell table:style-name="ce58" table:content-validation-name="val1" office:value-type="string" calcext:value-type="string">
            <text:p>WEAPONMARTL</text:p>
          </table:table-cell>
          <table:table-cell table:style-name="ce33" office:value-type="string" calcext:value-type="string">
            <text:p>Martial Weapon</text:p>
          </table:table-cell>
          <table:table-cell table:style-name="ce45" office:value-type="string" calcext:value-type="string">
            <text:p>Martial weapons, including swords, axes, and polearms, require more specialized training to use effectively. Most warriors use martial weapons because these weapons put their fighting style and training to best use.</text:p>
          </table:table-cell>
          <table:table-cell/>
        </table:table-row>
        <table:table-row table:style-name="ro5">
          <table:table-cell table:style-name="ce58" table:content-validation-name="val1" office:value-type="string" calcext:value-type="string">
            <text:p>WEAPONSIMPLE</text:p>
          </table:table-cell>
          <table:table-cell table:style-name="ce33" office:value-type="string" calcext:value-type="string">
            <text:p>Simple Weapon</text:p>
          </table:table-cell>
          <table:table-cell table:style-name="ce45" office:value-type="string" calcext:value-type="string">
            <text:p>Most people can use simple weapons with proficiency. These weapons include clubs, maces, and other weapons often found in the hands of commoners.</text:p>
          </table:table-cell>
          <table:table-cell/>
        </table:table-row>
        <table:table-row table:style-name="ro5">
          <table:table-cell table:content-validation-name="val1"/>
          <table:table-cell table:number-columns-repeated="3"/>
        </table:table-row>
        <table:table-row table:style-name="ro5">
          <table:table-cell table:style-name="ce32" table:content-validation-name="val2" office:value-type="string" calcext:value-type="string" table:number-columns-spanned="3" table:number-rows-spanned="1">
            <text:p>ARMOR PROPERT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COMBUSTIBLE</text:p>
          </table:table-cell>
          <table:table-cell table:style-name="ce33" office:value-type="string" calcext:value-type="string">
            <text:p>Combustible</text:p>
          </table:table-cell>
          <table:table-cell table:style-name="ce45" office:value-type="string" calcext:value-type="string">
            <text:p>Item is destroyed if is comes into contact with fire.</text:p>
          </table:table-cell>
          <table:table-cell/>
        </table:table-row>
        <table:table-row table:style-name="ro5">
          <table:table-cell table:content-validation-name="val1" office:value-type="string" calcext:value-type="string">
            <text:p>MELEE</text:p>
          </table:table-cell>
          <table:table-cell table:style-name="ce33" office:value-type="string" calcext:value-type="string">
            <text:p>Melee</text:p>
          </table:table-cell>
          <table:table-cell table:style-name="ce45" office:value-type="string" calcext:value-type="string">
            <text:p>Item can be used for a melee attack.</text:p>
          </table:table-cell>
          <table:table-cell/>
        </table:table-row>
        <table:table-row table:style-name="ro5">
          <table:table-cell table:content-validation-name="val1" office:value-type="string" calcext:value-type="string">
            <text:p>NONMETAL</text:p>
          </table:table-cell>
          <table:table-cell table:style-name="ce33" office:value-type="string" calcext:value-type="string">
            <text:p>Non-metal</text:p>
          </table:table-cell>
          <table:table-cell table:style-name="ce45" office:value-type="string" calcext:value-type="string">
            <text:p>Favored by druids, theses items are typically constructed of wood, stone, bone, or hide.</text:p>
          </table:table-cell>
          <table:table-cell/>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Item has special properties. See item description for more information.</text:p>
          </table:table-cell>
          <table:table-cell/>
        </table:table-row>
        <table:table-row table:style-name="ro5">
          <table:table-cell table:content-validation-name="val1"/>
          <table:table-cell table:number-columns-repeated="3"/>
        </table:table-row>
        <table:table-row table:style-name="ro5">
          <table:table-cell table:style-name="ce32" table:content-validation-name="val2" office:value-type="string" calcext:value-type="string" table:number-columns-spanned="3" table:number-rows-spanned="1">
            <text:p>WEAPON PROPERT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AMMUNITION</text:p>
          </table:table-cell>
          <table:table-cell table:style-name="ce33" office:value-type="string" calcext:value-type="string">
            <text:p>Ammunition</text:p>
          </table:table-cell>
          <table:table-cell table:style-name="ce45" office:value-type="string" calcext:value-type="string">
            <text:p>You can use a weapon that has the ammunition property to make a ranged attack only if you have ammunition to fire from the weapon. Each time you attack with the weapon, you expend one piece of ammunition.</text:p>
          </table:table-cell>
          <table:table-cell/>
        </table:table-row>
        <table:table-row table:style-name="ro5">
          <table:table-cell table:content-validation-name="val1" office:value-type="string" calcext:value-type="string">
            <text:p>EXPLOSIVE</text:p>
          </table:table-cell>
          <table:table-cell office:value-type="string" calcext:value-type="string">
            <text:p>Explosive</text:p>
          </table:table-cell>
          <table:table-cell table:style-name="ce45" office:value-type="string" calcext:value-type="string">
            <text:p>Upon a hit, everything within 5 ft of the target must make a Dexterity saving throw (DC equal to 8 + your proficiency bonus + your Dexterity modifier) or suffer 1d8 fire damage. If the weapon misses, the ammunition fails to detonate, or bounces away harmlessly before doing so.</text:p>
          </table:table-cell>
          <table:table-cell/>
        </table:table-row>
        <table:table-row table:style-name="ro5">
          <table:table-cell table:content-validation-name="val1" office:value-type="string" calcext:value-type="string">
            <text:p>FINESSE</text:p>
          </table:table-cell>
          <table:table-cell table:style-name="ce33" office:value-type="string" calcext:value-type="string">
            <text:p>Finesse</text:p>
          </table:table-cell>
          <table:table-cell table:style-name="ce45" office:value-type="string" calcext:value-type="string">
            <text:p>When making an attack with a finesse weapon, you use your choice of your Strength or Dexterity modifier for the attack and damage rolls. You must use the same modifier for both rolls.</text:p>
          </table:table-cell>
          <table:table-cell/>
        </table:table-row>
        <table:table-row table:style-name="ro5">
          <table:table-cell table:content-validation-name="val1" office:value-type="string" calcext:value-type="string">
            <text:p>HEAVY</text:p>
          </table:table-cell>
          <table:table-cell table:style-name="ce33" office:value-type="string" calcext:value-type="string">
            <text:p>Heavy</text:p>
          </table:table-cell>
          <table:table-cell table:style-name="ce45" office:value-type="string" calcext:value-type="string">
            <text:p>Small creatures have disadvantage on at- tack rolls with heavy weapons. A heavy weapon’s size and bulk make it too large for a Small creature to use effectively.</text:p>
          </table:table-cell>
          <table:table-cell/>
        </table:table-row>
        <table:table-row table:style-name="ro5">
          <table:table-cell table:content-validation-name="val1" office:value-type="string" calcext:value-type="string">
            <text:p>LIGHT</text:p>
          </table:table-cell>
          <table:table-cell table:style-name="ce33" office:value-type="string" calcext:value-type="string">
            <text:p>Light</text:p>
          </table:table-cell>
          <table:table-cell table:style-name="ce45" office:value-type="string" calcext:value-type="string">
            <text:p>A light weapon is small and easy to handle, making it ideal for use when fighting with two weapons.</text:p>
          </table:table-cell>
          <table:table-cell/>
        </table:table-row>
        <table:table-row table:style-name="ro5">
          <table:table-cell table:content-validation-name="val1" office:value-type="string" calcext:value-type="string">
            <text:p>LOADING</text:p>
          </table:table-cell>
          <table:table-cell table:style-name="ce33" office:value-type="string" calcext:value-type="string">
            <text:p>Loading</text:p>
          </table:table-cell>
          <table:table-cell table:style-name="ce45" office:value-type="string" calcext:value-type="string">
            <text:p>Because of the time required to load this weapon, you can fire only one piece of ammunition from it when you use an action, bonus action, or reaction to fire it, regardless of the number of attacks you can normally make.</text:p>
          </table:table-cell>
          <table:table-cell/>
        </table:table-row>
        <table:table-row table:style-name="ro5">
          <table:table-cell table:content-validation-name="val1" office:value-type="string" calcext:value-type="string">
            <text:p>MISFIRE</text:p>
          </table:table-cell>
          <table:table-cell office:value-type="string" calcext:value-type="string">
            <text:p>Misfire</text:p>
          </table:table-cell>
          <table:table-cell table:style-name="ce45" office:value-type="string" calcext:value-type="string">
            <text:p>Whenever you make an attack roll with a firearm, and the dice roll is equal to or lower than the weapon's Misfire score, the weapon misfires. The attack misses, and the weapon cannot be used again until you spend an action to try and repair it. To repair your firearm, you must make a successful Tinker's Tools check (DC equal to 8 + misfire score). If your check fails, the weapon is broken and must be mended out of combat at a quarter of the cost of the firearm. Creatures who use a firearm without being proficient increase the weapon's misfire score by 1.</text:p>
          </table:table-cell>
          <table:table-cell/>
        </table:table-row>
        <table:table-row table:style-name="ro5">
          <table:table-cell table:content-validation-name="val1" office:value-type="string" calcext:value-type="string">
            <text:p>RANGE</text:p>
          </table:table-cell>
          <table:table-cell table:style-name="ce33" office:value-type="string" calcext:value-type="string">
            <text:p>Range</text:p>
          </table:table-cell>
          <table:table-cell table:style-name="ce45" office:value-type="string" calcext:value-type="string">
            <text:p>A weapon that can be used to make a ranged attack has a range shown in parentheses after the ammunition or thrown property. The range lists two numbers. The first is the weapon's normal range in feet, and the second indicates the weapon's long range. When attacking a target beyond normal range, you have disadvantage on the attack roll. You can't attack a target beyond the weapon's long range.</text:p>
          </table:table-cell>
          <table:table-cell/>
        </table:table-row>
        <table:table-row table:style-name="ro5">
          <table:table-cell table:content-validation-name="val1" office:value-type="string" calcext:value-type="string">
            <text:p>REACH</text:p>
          </table:table-cell>
          <table:table-cell table:style-name="ce33" office:value-type="string" calcext:value-type="string">
            <text:p>Reach</text:p>
          </table:table-cell>
          <table:table-cell table:style-name="ce45" office:value-type="string" calcext:value-type="string">
            <text:p>This weapon adds five (5) feet to your reach when you attack with it, as well as when determining your reach for opportunity attacks with it.</text:p>
          </table:table-cell>
          <table:table-cell/>
        </table:table-row>
        <table:table-row table:style-name="ro5">
          <table:table-cell table:content-validation-name="val1" office:value-type="string" calcext:value-type="string">
            <text:p>RELOAD</text:p>
          </table:table-cell>
          <table:table-cell office:value-type="string" calcext:value-type="string">
            <text:p>Reload</text:p>
          </table:table-cell>
          <table:table-cell table:style-name="ce45" office:value-type="string" calcext:value-type="string">
            <text:p>The weapon can be fired a number of times equal to its Reload score before you must spend 1 attack or 1 action to reload. You must have one free hand to reload a firearm.</text:p>
          </table:table-cell>
          <table:table-cell/>
        </table:table-row>
        <table:table-row table:style-name="ro5">
          <table:table-cell table:content-validation-name="val1" office:value-type="string" calcext:value-type="string">
            <text:p>SILVERED</text:p>
          </table:table-cell>
          <table:table-cell table:style-name="ce33" office:value-type="string" calcext:value-type="string">
            <text:p>Silvered</text:p>
          </table:table-cell>
          <table:table-cell table:style-name="ce45" office:value-type="string" calcext:value-type="string">
            <text:p>Some monsters that have immunity or resistance to nonmagical weapons are susceptible to silver weapons, so cautious adventurers invest extra coin to plate their weapons with silver. You can silver a single weapon or ten pieces of ammunition for 100 gp. This cost represents not only the price of the silver, but the time and expertise needed to add silver to the weapon without making it less effective.</text:p>
          </table:table-cell>
          <table:table-cell/>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A weapon with the special property has unusual rules governing its use, explained in the weapon's description.</text:p>
          </table:table-cell>
          <table:table-cell/>
        </table:table-row>
        <table:table-row table:style-name="ro5">
          <table:table-cell table:content-validation-name="val1" office:value-type="string" calcext:value-type="string">
            <text:p>THROWN</text:p>
          </table:table-cell>
          <table:table-cell table:style-name="ce33" office:value-type="string" calcext:value-type="string">
            <text:p>Thrown</text:p>
          </table:table-cell>
          <table:table-cell table:style-name="ce45" office:value-type="string" calcext:value-type="string">
            <text:p>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p>
          </table:table-cell>
          <table:table-cell/>
        </table:table-row>
        <table:table-row table:style-name="ro5">
          <table:table-cell table:content-validation-name="val1" office:value-type="string" calcext:value-type="string">
            <text:p>TWOHANDED</text:p>
          </table:table-cell>
          <table:table-cell table:style-name="ce33" office:value-type="string" calcext:value-type="string">
            <text:p>Two-Handed</text:p>
          </table:table-cell>
          <table:table-cell table:style-name="ce45" office:value-type="string" calcext:value-type="string">
            <text:p>This weapon requires two hands when you attack with it.</text:p>
          </table:table-cell>
          <table:table-cell/>
        </table:table-row>
        <table:table-row table:style-name="ro5">
          <table:table-cell table:content-validation-name="val1" office:value-type="string" calcext:value-type="string">
            <text:p>VERSATILE</text:p>
          </table:table-cell>
          <table:table-cell table:style-name="ce33" office:value-type="string" calcext:value-type="string">
            <text:p>Versatile</text:p>
          </table:table-cell>
          <table:table-cell table:style-name="ce45" office:value-type="string" calcext:value-type="string">
            <text:p>This weapon can be used with one or two hands. A damage value in parentheses appears with the property—the damage when the weapon is used with two hands to make a melee attack.</text:p>
          </table:table-cell>
          <table:table-cell/>
        </table:table-row>
        <table:table-row table:style-name="ro5" table:number-rows-repeated="1048538">
          <table:table-cell table:content-validation-name="val1"/>
          <table:table-cell table:number-columns-repeated="3"/>
        </table:table-row>
        <table:table-row table:style-name="ro5">
          <table:table-cell table:content-validation-name="val1"/>
          <table:table-cell table:number-columns-repeated="3"/>
        </table:table-row>
      </table:table>
      <table:table table:name="General" table:style-name="ta2">
        <table:table-column table:style-name="co13" table:default-cell-style-name="ce27"/>
        <table:table-column table:style-name="co9" table:default-cell-style-name="Default"/>
        <table:table-column table:style-name="co14" table:default-cell-style-name="Default"/>
        <table:table-column table:style-name="co8" table:default-cell-style-name="Default"/>
        <table:table-row table:style-name="ro2">
          <table:table-cell table:style-name="ce61" office:value-type="string" calcext:value-type="string" table:number-columns-spanned="3" table:number-rows-spanned="1">
            <text:p>GENERAL</text:p>
          </table:table-cell>
          <table:covered-table-cell table:number-columns-repeated="2" table:style-name="ce3"/>
          <table:table-cell/>
        </table:table-row>
        <table:table-row table:style-name="ro9">
          <table:table-cell table:style-name="ce40" office:value-type="string" calcext:value-type="string" table:number-columns-spanned="3" table:number-rows-spanned="1">
            <text:p>ABILITIES</text:p>
          </table:table-cell>
          <table:covered-table-cell table:number-columns-repeated="2" table:style-name="ce3"/>
          <table:table-cell/>
        </table:table-row>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cell/>
        </table:table-row>
        <table:table-row table:style-name="ro7">
          <table:table-cell table:content-validation-name="val1" office:value-type="string" calcext:value-type="string">
            <text:p>STR</text:p>
          </table:table-cell>
          <table:table-cell table:style-name="ce33" office:value-type="string" calcext:value-type="string">
            <text:p>Strength</text:p>
          </table:table-cell>
          <table:table-cell table:style-name="ce44" office:value-type="string" calcext:value-type="string">
            <text:p>Natural athleticism, bodily power</text:p>
          </table:table-cell>
          <table:table-cell/>
        </table:table-row>
        <table:table-row table:style-name="ro7">
          <table:table-cell table:content-validation-name="val1" office:value-type="string" calcext:value-type="string">
            <text:p>DEX</text:p>
          </table:table-cell>
          <table:table-cell table:style-name="ce33" office:value-type="string" calcext:value-type="string">
            <text:p>Dexterity</text:p>
          </table:table-cell>
          <table:table-cell table:style-name="ce44" office:value-type="string" calcext:value-type="string">
            <text:p>Physical agility, reflexes, balance, poise</text:p>
          </table:table-cell>
          <table:table-cell/>
        </table:table-row>
        <table:table-row table:style-name="ro7">
          <table:table-cell table:content-validation-name="val1" office:value-type="string" calcext:value-type="string">
            <text:p>CON</text:p>
          </table:table-cell>
          <table:table-cell table:style-name="ce33" office:value-type="string" calcext:value-type="string">
            <text:p>Constitution</text:p>
          </table:table-cell>
          <table:table-cell table:style-name="ce44" office:value-type="string" calcext:value-type="string">
            <text:p>Health, stamina, vital force</text:p>
          </table:table-cell>
          <table:table-cell/>
        </table:table-row>
        <table:table-row table:style-name="ro7">
          <table:table-cell table:content-validation-name="val1" office:value-type="string" calcext:value-type="string">
            <text:p>INT</text:p>
          </table:table-cell>
          <table:table-cell table:style-name="ce33" office:value-type="string" calcext:value-type="string">
            <text:p>Intelligence</text:p>
          </table:table-cell>
          <table:table-cell table:style-name="ce44" office:value-type="string" calcext:value-type="string">
            <text:p>Mental acuity, information recall, analytical skill</text:p>
          </table:table-cell>
          <table:table-cell/>
        </table:table-row>
        <table:table-row table:style-name="ro7">
          <table:table-cell table:content-validation-name="val1" office:value-type="string" calcext:value-type="string">
            <text:p>WIS</text:p>
          </table:table-cell>
          <table:table-cell table:style-name="ce33" office:value-type="string" calcext:value-type="string">
            <text:p>Wisdom</text:p>
          </table:table-cell>
          <table:table-cell table:style-name="ce44" office:value-type="string" calcext:value-type="string">
            <text:p>Awareness, intuition, insight</text:p>
          </table:table-cell>
          <table:table-cell/>
        </table:table-row>
        <table:table-row table:style-name="ro7">
          <table:table-cell table:content-validation-name="val1" office:value-type="string" calcext:value-type="string">
            <text:p>CHA</text:p>
          </table:table-cell>
          <table:table-cell table:style-name="ce33" office:value-type="string" calcext:value-type="string">
            <text:p>Charisma</text:p>
          </table:table-cell>
          <table:table-cell table:style-name="ce44" office:value-type="string" calcext:value-type="string">
            <text:p>Confidence, eloquence, leadership</text:p>
          </table:table-cell>
          <table:table-cell/>
        </table:table-row>
        <table:table-row table:style-name="ro7">
          <table:table-cell table:content-validation-name="val1"/>
          <table:table-cell table:number-columns-repeated="3"/>
        </table:table-row>
        <table:table-row table:style-name="ro7">
          <table:table-cell table:style-name="ce79" office:value-type="string" calcext:value-type="string" table:number-columns-spanned="3" table:number-rows-spanned="1">
            <text:p>ABILITY MODIFIERS</text:p>
          </table:table-cell>
          <table:covered-table-cell table:number-columns-repeated="2"/>
          <table:table-cell/>
        </table:table-row>
        <table:table-row table:style-name="ro7">
          <table:table-cell table:style-name="ce47" office:value-type="string" calcext:value-type="string">
            <text:p>objid</text:p>
          </table:table-cell>
          <table:table-cell table:style-name="ce47" office:value-type="string" calcext:value-type="string">
            <text:p>score</text:p>
          </table:table-cell>
          <table:table-cell table:style-name="ce47" office:value-type="string" calcext:value-type="string">
            <text:p>modifier</text:p>
          </table:table-cell>
          <table:table-cell/>
        </table:table-row>
        <table:table-row table:style-name="ro7">
          <table:table-cell table:style-name="Default" office:value-type="string" calcext:value-type="string">
            <text:p>AM01</text:p>
          </table:table-cell>
          <table:table-cell office:value-type="string" calcext:value-type="string">
            <text:p>[1]</text:p>
          </table:table-cell>
          <table:table-cell office:value-type="float" office:value="-5" calcext:value-type="float">
            <text:p>-5</text:p>
          </table:table-cell>
          <table:table-cell/>
        </table:table-row>
        <table:table-row table:style-name="ro7">
          <table:table-cell table:style-name="Default" office:value-type="string" calcext:value-type="string">
            <text:p>AM02_03</text:p>
          </table:table-cell>
          <table:table-cell office:value-type="string" calcext:value-type="string">
            <text:p>[2, 3]</text:p>
          </table:table-cell>
          <table:table-cell office:value-type="float" office:value="-4" calcext:value-type="float">
            <text:p>-4</text:p>
          </table:table-cell>
          <table:table-cell/>
        </table:table-row>
        <table:table-row table:style-name="ro7">
          <table:table-cell table:style-name="Default" office:value-type="string" calcext:value-type="string">
            <text:p>AM04_05</text:p>
          </table:table-cell>
          <table:table-cell office:value-type="string" calcext:value-type="string">
            <text:p>[4, 5]</text:p>
          </table:table-cell>
          <table:table-cell office:value-type="float" office:value="-3" calcext:value-type="float">
            <text:p>-3</text:p>
          </table:table-cell>
          <table:table-cell/>
        </table:table-row>
        <table:table-row table:style-name="ro7">
          <table:table-cell table:style-name="Default" office:value-type="string" calcext:value-type="string">
            <text:p>AM06_07</text:p>
          </table:table-cell>
          <table:table-cell office:value-type="string" calcext:value-type="string">
            <text:p>[6, 7]</text:p>
          </table:table-cell>
          <table:table-cell office:value-type="float" office:value="-2" calcext:value-type="float">
            <text:p>-2</text:p>
          </table:table-cell>
          <table:table-cell/>
        </table:table-row>
        <table:table-row table:style-name="ro7">
          <table:table-cell table:style-name="Default" office:value-type="string" calcext:value-type="string">
            <text:p>AM08_09</text:p>
          </table:table-cell>
          <table:table-cell office:value-type="string" calcext:value-type="string">
            <text:p>[8, 9]</text:p>
          </table:table-cell>
          <table:table-cell office:value-type="float" office:value="-1" calcext:value-type="float">
            <text:p>-1</text:p>
          </table:table-cell>
          <table:table-cell/>
        </table:table-row>
        <table:table-row table:style-name="ro7">
          <table:table-cell table:style-name="Default" office:value-type="string" calcext:value-type="string">
            <text:p>AM10_11</text:p>
          </table:table-cell>
          <table:table-cell office:value-type="string" calcext:value-type="string">
            <text:p>[10, 11]</text:p>
          </table:table-cell>
          <table:table-cell office:value-type="float" office:value="0" calcext:value-type="float">
            <text:p>0</text:p>
          </table:table-cell>
          <table:table-cell/>
        </table:table-row>
        <table:table-row table:style-name="ro7">
          <table:table-cell table:style-name="Default" office:value-type="string" calcext:value-type="string">
            <text:p>AM12_13</text:p>
          </table:table-cell>
          <table:table-cell office:value-type="string" calcext:value-type="string">
            <text:p>[12, 13]</text:p>
          </table:table-cell>
          <table:table-cell office:value-type="float" office:value="1" calcext:value-type="float">
            <text:p>1</text:p>
          </table:table-cell>
          <table:table-cell/>
        </table:table-row>
        <table:table-row table:style-name="ro7">
          <table:table-cell table:style-name="Default" office:value-type="string" calcext:value-type="string">
            <text:p>AM14_15</text:p>
          </table:table-cell>
          <table:table-cell office:value-type="string" calcext:value-type="string">
            <text:p>[14, 15]</text:p>
          </table:table-cell>
          <table:table-cell office:value-type="float" office:value="2" calcext:value-type="float">
            <text:p>2</text:p>
          </table:table-cell>
          <table:table-cell/>
        </table:table-row>
        <table:table-row table:style-name="ro7">
          <table:table-cell table:style-name="Default" office:value-type="string" calcext:value-type="string">
            <text:p>AM16_17</text:p>
          </table:table-cell>
          <table:table-cell office:value-type="string" calcext:value-type="string">
            <text:p>[16, 17]</text:p>
          </table:table-cell>
          <table:table-cell office:value-type="float" office:value="3" calcext:value-type="float">
            <text:p>3</text:p>
          </table:table-cell>
          <table:table-cell/>
        </table:table-row>
        <table:table-row table:style-name="ro7">
          <table:table-cell table:style-name="Default" office:value-type="string" calcext:value-type="string">
            <text:p>AM18_19</text:p>
          </table:table-cell>
          <table:table-cell office:value-type="string" calcext:value-type="string">
            <text:p>[18, 19]</text:p>
          </table:table-cell>
          <table:table-cell office:value-type="float" office:value="4" calcext:value-type="float">
            <text:p>4</text:p>
          </table:table-cell>
          <table:table-cell/>
        </table:table-row>
        <table:table-row table:style-name="ro7">
          <table:table-cell table:style-name="Default" office:value-type="string" calcext:value-type="string">
            <text:p>AM20_21</text:p>
          </table:table-cell>
          <table:table-cell office:value-type="string" calcext:value-type="string">
            <text:p>[20, 21]</text:p>
          </table:table-cell>
          <table:table-cell office:value-type="float" office:value="5" calcext:value-type="float">
            <text:p>5</text:p>
          </table:table-cell>
          <table:table-cell/>
        </table:table-row>
        <table:table-row table:style-name="ro7">
          <table:table-cell table:style-name="Default" office:value-type="string" calcext:value-type="string">
            <text:p>AM22_23</text:p>
          </table:table-cell>
          <table:table-cell office:value-type="string" calcext:value-type="string">
            <text:p>[22, 23]</text:p>
          </table:table-cell>
          <table:table-cell office:value-type="float" office:value="6" calcext:value-type="float">
            <text:p>6</text:p>
          </table:table-cell>
          <table:table-cell/>
        </table:table-row>
        <table:table-row table:style-name="ro7">
          <table:table-cell table:style-name="Default" office:value-type="string" calcext:value-type="string">
            <text:p>AM24_25</text:p>
          </table:table-cell>
          <table:table-cell office:value-type="string" calcext:value-type="string">
            <text:p>[24, 25]</text:p>
          </table:table-cell>
          <table:table-cell office:value-type="float" office:value="7" calcext:value-type="float">
            <text:p>7</text:p>
          </table:table-cell>
          <table:table-cell/>
        </table:table-row>
        <table:table-row table:style-name="ro7">
          <table:table-cell table:style-name="ce25" table:content-validation-name="val1" office:value-type="string" calcext:value-type="string">
            <text:p>AM26_27</text:p>
          </table:table-cell>
          <table:table-cell table:style-name="ce33" office:value-type="string" calcext:value-type="string">
            <text:p>[26, 27]</text:p>
          </table:table-cell>
          <table:table-cell office:value-type="float" office:value="8" calcext:value-type="float">
            <text:p>8</text:p>
          </table:table-cell>
          <table:table-cell/>
        </table:table-row>
        <table:table-row table:style-name="ro7">
          <table:table-cell table:style-name="Default" office:value-type="string" calcext:value-type="string">
            <text:p>AM28_29</text:p>
          </table:table-cell>
          <table:table-cell office:value-type="string" calcext:value-type="string">
            <text:p>[28, 29]</text:p>
          </table:table-cell>
          <table:table-cell office:value-type="float" office:value="9" calcext:value-type="float">
            <text:p>9</text:p>
          </table:table-cell>
          <table:table-cell/>
        </table:table-row>
        <table:table-row table:style-name="ro7">
          <table:table-cell table:style-name="Default" office:value-type="string" calcext:value-type="string">
            <text:p>AM30</text:p>
          </table:table-cell>
          <table:table-cell office:value-type="string" calcext:value-type="string">
            <text:p>[30]</text:p>
          </table:table-cell>
          <table:table-cell office:value-type="float" office:value="10" calcext:value-type="float">
            <text:p>10</text:p>
          </table:table-cell>
          <table:table-cell/>
        </table:table-row>
        <table:table-row table:style-name="ro7">
          <table:table-cell table:style-name="Default"/>
          <table:table-cell table:number-columns-repeated="3"/>
        </table:table-row>
        <table:table-row table:style-name="ro7">
          <table:table-cell table:style-name="ce79" office:value-type="string" calcext:value-type="string" table:number-columns-spanned="4" table:number-rows-spanned="1">
            <text:p>CHARACTER ADVANCEMENT</text:p>
          </table:table-cell>
          <table:covered-table-cell table:number-columns-repeated="3"/>
        </table:table-row>
        <table:table-row table:style-name="ro7">
          <table:table-cell table:style-name="ce47" office:value-type="string" calcext:value-type="string">
            <text:p>objid</text:p>
          </table:table-cell>
          <table:table-cell table:style-name="ce47" office:value-type="string" calcext:value-type="string">
            <text:p>level</text:p>
          </table:table-cell>
          <table:table-cell table:style-name="ce47" office:value-type="string" calcext:value-type="string">
            <text:p>experience_points</text:p>
          </table:table-cell>
          <table:table-cell table:style-name="ce47" office:value-type="string" calcext:value-type="string">
            <text:p>proficiency_bonus</text:p>
          </table:table-cell>
        </table:table-row>
        <table:table-row table:style-name="ro7">
          <table:table-cell office:value-type="string" calcext:value-type="string">
            <text:p>LVL0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7">
          <table:table-cell office:value-type="string" calcext:value-type="string">
            <text:p>LVL02</text:p>
          </table:table-cell>
          <table:table-cell office:value-type="float" office:value="2" calcext:value-type="float">
            <text:p>2</text:p>
          </table:table-cell>
          <table:table-cell office:value-type="float" office:value="300" calcext:value-type="float">
            <text:p>300</text:p>
          </table:table-cell>
          <table:table-cell office:value-type="float" office:value="2" calcext:value-type="float">
            <text:p>2</text:p>
          </table:table-cell>
        </table:table-row>
        <table:table-row table:style-name="ro7">
          <table:table-cell office:value-type="string" calcext:value-type="string">
            <text:p>LVL03</text:p>
          </table:table-cell>
          <table:table-cell office:value-type="float" office:value="3" calcext:value-type="float">
            <text:p>3</text:p>
          </table:table-cell>
          <table:table-cell office:value-type="float" office:value="900" calcext:value-type="float">
            <text:p>900</text:p>
          </table:table-cell>
          <table:table-cell office:value-type="float" office:value="2" calcext:value-type="float">
            <text:p>2</text:p>
          </table:table-cell>
        </table:table-row>
        <table:table-row table:style-name="ro7">
          <table:table-cell office:value-type="string" calcext:value-type="string">
            <text:p>LVL04</text:p>
          </table:table-cell>
          <table:table-cell office:value-type="float" office:value="4" calcext:value-type="float">
            <text:p>4</text:p>
          </table:table-cell>
          <table:table-cell office:value-type="float" office:value="2700" calcext:value-type="float">
            <text:p>2700</text:p>
          </table:table-cell>
          <table:table-cell office:value-type="float" office:value="2" calcext:value-type="float">
            <text:p>2</text:p>
          </table:table-cell>
        </table:table-row>
        <table:table-row table:style-name="ro7">
          <table:table-cell office:value-type="string" calcext:value-type="string">
            <text:p>LVL05</text:p>
          </table:table-cell>
          <table:table-cell office:value-type="float" office:value="5" calcext:value-type="float">
            <text:p>5</text:p>
          </table:table-cell>
          <table:table-cell office:value-type="float" office:value="6500" calcext:value-type="float">
            <text:p>6500</text:p>
          </table:table-cell>
          <table:table-cell office:value-type="float" office:value="3" calcext:value-type="float">
            <text:p>3</text:p>
          </table:table-cell>
        </table:table-row>
        <table:table-row table:style-name="ro7">
          <table:table-cell office:value-type="string" calcext:value-type="string">
            <text:p>LVL06</text:p>
          </table:table-cell>
          <table:table-cell office:value-type="float" office:value="6" calcext:value-type="float">
            <text:p>6</text:p>
          </table:table-cell>
          <table:table-cell office:value-type="float" office:value="14000" calcext:value-type="float">
            <text:p>14000</text:p>
          </table:table-cell>
          <table:table-cell office:value-type="float" office:value="3" calcext:value-type="float">
            <text:p>3</text:p>
          </table:table-cell>
        </table:table-row>
        <table:table-row table:style-name="ro7">
          <table:table-cell table:style-name="ce58" table:content-validation-name="val1" office:value-type="string" calcext:value-type="string">
            <text:p>LVL07</text:p>
          </table:table-cell>
          <table:table-cell office:value-type="float" office:value="7" calcext:value-type="float">
            <text:p>7</text:p>
          </table:table-cell>
          <table:table-cell office:value-type="float" office:value="23000" calcext:value-type="float">
            <text:p>23000</text:p>
          </table:table-cell>
          <table:table-cell office:value-type="float" office:value="3" calcext:value-type="float">
            <text:p>3</text:p>
          </table:table-cell>
        </table:table-row>
        <table:table-row table:style-name="ro7">
          <table:table-cell office:value-type="string" calcext:value-type="string">
            <text:p>LVL08</text:p>
          </table:table-cell>
          <table:table-cell office:value-type="float" office:value="8" calcext:value-type="float">
            <text:p>8</text:p>
          </table:table-cell>
          <table:table-cell office:value-type="float" office:value="34000" calcext:value-type="float">
            <text:p>34000</text:p>
          </table:table-cell>
          <table:table-cell office:value-type="float" office:value="3" calcext:value-type="float">
            <text:p>3</text:p>
          </table:table-cell>
        </table:table-row>
        <table:table-row table:style-name="ro7">
          <table:table-cell office:value-type="string" calcext:value-type="string">
            <text:p>LVL09</text:p>
          </table:table-cell>
          <table:table-cell office:value-type="float" office:value="9" calcext:value-type="float">
            <text:p>9</text:p>
          </table:table-cell>
          <table:table-cell office:value-type="float" office:value="48000" calcext:value-type="float">
            <text:p>48000</text:p>
          </table:table-cell>
          <table:table-cell office:value-type="float" office:value="4" calcext:value-type="float">
            <text:p>4</text:p>
          </table:table-cell>
        </table:table-row>
        <table:table-row table:style-name="ro7">
          <table:table-cell office:value-type="string" calcext:value-type="string">
            <text:p>LVL10</text:p>
          </table:table-cell>
          <table:table-cell office:value-type="float" office:value="10" calcext:value-type="float">
            <text:p>10</text:p>
          </table:table-cell>
          <table:table-cell office:value-type="float" office:value="64000" calcext:value-type="float">
            <text:p>64000</text:p>
          </table:table-cell>
          <table:table-cell office:value-type="float" office:value="4" calcext:value-type="float">
            <text:p>4</text:p>
          </table:table-cell>
        </table:table-row>
        <table:table-row table:style-name="ro7">
          <table:table-cell office:value-type="string" calcext:value-type="string">
            <text:p>LVL11</text:p>
          </table:table-cell>
          <table:table-cell office:value-type="float" office:value="11" calcext:value-type="float">
            <text:p>11</text:p>
          </table:table-cell>
          <table:table-cell office:value-type="float" office:value="85000" calcext:value-type="float">
            <text:p>85000</text:p>
          </table:table-cell>
          <table:table-cell office:value-type="float" office:value="4" calcext:value-type="float">
            <text:p>4</text:p>
          </table:table-cell>
        </table:table-row>
        <table:table-row table:style-name="ro7">
          <table:table-cell office:value-type="string" calcext:value-type="string">
            <text:p>LVL12</text:p>
          </table:table-cell>
          <table:table-cell office:value-type="float" office:value="12" calcext:value-type="float">
            <text:p>12</text:p>
          </table:table-cell>
          <table:table-cell office:value-type="float" office:value="100000" calcext:value-type="float">
            <text:p>100000</text:p>
          </table:table-cell>
          <table:table-cell office:value-type="float" office:value="4" calcext:value-type="float">
            <text:p>4</text:p>
          </table:table-cell>
        </table:table-row>
        <table:table-row table:style-name="ro7">
          <table:table-cell office:value-type="string" calcext:value-type="string">
            <text:p>LVL13</text:p>
          </table:table-cell>
          <table:table-cell office:value-type="float" office:value="13" calcext:value-type="float">
            <text:p>13</text:p>
          </table:table-cell>
          <table:table-cell office:value-type="float" office:value="120000" calcext:value-type="float">
            <text:p>120000</text:p>
          </table:table-cell>
          <table:table-cell office:value-type="float" office:value="5" calcext:value-type="float">
            <text:p>5</text:p>
          </table:table-cell>
        </table:table-row>
        <table:table-row table:style-name="ro7">
          <table:table-cell office:value-type="string" calcext:value-type="string">
            <text:p>LVL14</text:p>
          </table:table-cell>
          <table:table-cell office:value-type="float" office:value="14" calcext:value-type="float">
            <text:p>14</text:p>
          </table:table-cell>
          <table:table-cell office:value-type="float" office:value="140000" calcext:value-type="float">
            <text:p>140000</text:p>
          </table:table-cell>
          <table:table-cell office:value-type="float" office:value="5" calcext:value-type="float">
            <text:p>5</text:p>
          </table:table-cell>
        </table:table-row>
        <table:table-row table:style-name="ro7">
          <table:table-cell office:value-type="string" calcext:value-type="string">
            <text:p>LVL15</text:p>
          </table:table-cell>
          <table:table-cell office:value-type="float" office:value="15" calcext:value-type="float">
            <text:p>15</text:p>
          </table:table-cell>
          <table:table-cell office:value-type="float" office:value="165000" calcext:value-type="float">
            <text:p>165000</text:p>
          </table:table-cell>
          <table:table-cell office:value-type="float" office:value="5" calcext:value-type="float">
            <text:p>5</text:p>
          </table:table-cell>
        </table:table-row>
        <table:table-row table:style-name="ro7">
          <table:table-cell office:value-type="string" calcext:value-type="string">
            <text:p>LVL16</text:p>
          </table:table-cell>
          <table:table-cell office:value-type="float" office:value="16" calcext:value-type="float">
            <text:p>16</text:p>
          </table:table-cell>
          <table:table-cell office:value-type="float" office:value="195000" calcext:value-type="float">
            <text:p>195000</text:p>
          </table:table-cell>
          <table:table-cell office:value-type="float" office:value="5" calcext:value-type="float">
            <text:p>5</text:p>
          </table:table-cell>
        </table:table-row>
        <table:table-row table:style-name="ro7">
          <table:table-cell office:value-type="string" calcext:value-type="string">
            <text:p>LVL17</text:p>
          </table:table-cell>
          <table:table-cell office:value-type="float" office:value="17" calcext:value-type="float">
            <text:p>17</text:p>
          </table:table-cell>
          <table:table-cell office:value-type="float" office:value="225000" calcext:value-type="float">
            <text:p>225000</text:p>
          </table:table-cell>
          <table:table-cell office:value-type="float" office:value="6" calcext:value-type="float">
            <text:p>6</text:p>
          </table:table-cell>
        </table:table-row>
        <table:table-row table:style-name="ro7">
          <table:table-cell office:value-type="string" calcext:value-type="string">
            <text:p>LVL18</text:p>
          </table:table-cell>
          <table:table-cell office:value-type="float" office:value="18" calcext:value-type="float">
            <text:p>18</text:p>
          </table:table-cell>
          <table:table-cell office:value-type="float" office:value="265000" calcext:value-type="float">
            <text:p>265000</text:p>
          </table:table-cell>
          <table:table-cell office:value-type="float" office:value="6" calcext:value-type="float">
            <text:p>6</text:p>
          </table:table-cell>
        </table:table-row>
        <table:table-row table:style-name="ro7">
          <table:table-cell office:value-type="string" calcext:value-type="string">
            <text:p>LVL19</text:p>
          </table:table-cell>
          <table:table-cell office:value-type="float" office:value="19" calcext:value-type="float">
            <text:p>19</text:p>
          </table:table-cell>
          <table:table-cell office:value-type="float" office:value="305000" calcext:value-type="float">
            <text:p>305000</text:p>
          </table:table-cell>
          <table:table-cell office:value-type="float" office:value="6" calcext:value-type="float">
            <text:p>6</text:p>
          </table:table-cell>
        </table:table-row>
        <table:table-row table:style-name="ro7">
          <table:table-cell office:value-type="string" calcext:value-type="string">
            <text:p>LVL20</text:p>
          </table:table-cell>
          <table:table-cell office:value-type="float" office:value="20" calcext:value-type="float">
            <text:p>20</text:p>
          </table:table-cell>
          <table:table-cell office:value-type="float" office:value="355000" calcext:value-type="float">
            <text:p>355000</text:p>
          </table:table-cell>
          <table:table-cell office:value-type="float" office:value="6" calcext:value-type="float">
            <text:p>6</text:p>
          </table:table-cell>
        </table:table-row>
        <table:table-row table:style-name="ro7" table:number-rows-repeated="4">
          <table:table-cell table:style-name="Default"/>
          <table:table-cell table:number-columns-repeated="3"/>
        </table:table-row>
        <table:table-row table:style-name="ro7" table:number-rows-repeated="1048520">
          <table:table-cell table:content-validation-name="val1"/>
          <table:table-cell table:number-columns-repeated="3"/>
        </table:table-row>
        <table:table-row table:style-name="ro7">
          <table:table-cell table:content-validation-name="val1"/>
          <table:table-cell table:number-columns-repeated="3"/>
        </table:table-row>
      </table:table>
      <table:table table:name="Armor" table:style-name="ta3">
        <table:table-column table:style-name="co9" table:default-cell-style-name="ce25"/>
        <table:table-column table:style-name="co15" table:default-cell-style-name="Default"/>
        <table:table-column table:style-name="co1" table:default-cell-style-name="ce27"/>
        <table:table-column table:style-name="co13" table:default-cell-style-name="Default"/>
        <table:table-column table:style-name="co1" table:default-cell-style-name="Default"/>
        <table:table-column table:style-name="co16" table:default-cell-style-name="Default"/>
        <table:table-column table:style-name="co1" table:default-cell-style-name="ce27"/>
        <table:table-column table:style-name="co17" table:default-cell-style-name="Default"/>
        <table:table-column table:style-name="co18" table:default-cell-style-name="Default"/>
        <table:table-column table:style-name="co18" table:default-cell-style-name="ce27"/>
        <table:table-column table:style-name="co1" table:default-cell-style-name="ce27"/>
        <table:table-column table:style-name="co19" table:default-cell-style-name="ce16"/>
        <table:table-column table:style-name="co1" table:number-columns-repeated="2" table:default-cell-style-name="ce19"/>
        <table:table-column table:style-name="co20" table:default-cell-style-name="ce45"/>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category</text:p>
          </table:table-cell>
          <table:table-cell table:style-name="ce47" office:value-type="string" calcext:value-type="string">
            <text:p>armor_class</text:p>
          </table:table-cell>
          <table:table-cell table:style-name="ce47" office:value-type="string" calcext:value-type="string">
            <text:p>strength</text:p>
          </table:table-cell>
          <table:table-cell table:style-name="ce47" office:value-type="string" calcext:value-type="string">
            <text:p>stealth_disadvantage</text:p>
          </table:table-cell>
          <table:table-cell table:style-name="ce47" office:value-type="string" calcext:value-type="string">
            <text:p>modifier</text:p>
          </table:table-cell>
          <table:table-cell table:style-name="ce47" office:value-type="string" calcext:value-type="string">
            <text:p>modifier_max</text:p>
          </table:table-cell>
          <table:table-cell table:style-name="ce47" office:value-type="string" calcext:value-type="string">
            <text:p>damage</text:p>
          </table:table-cell>
          <table:table-cell table:style-name="ce47" office:value-type="string" calcext:value-type="string">
            <text:p>damage_type</text:p>
          </table:table-cell>
          <table:table-cell table:style-name="ce47" office:value-type="string" calcext:value-type="string">
            <text:p>stat_mod</text:p>
          </table:table-cell>
          <table:table-cell table:style-name="ce47" office:value-type="string" calcext:value-type="string">
            <text:p>properties</text:p>
          </table:table-cell>
          <table:table-cell table:style-name="ce47" office:value-type="string" calcext:value-type="string">
            <text:p>cost</text:p>
          </table:table-cell>
          <table:table-cell table:style-name="ce47"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table:style-name="ce27" office:value-type="string" calcext:value-type="string">
            <text:p>PADDEDARM</text:p>
          </table:table-cell>
          <table:table-cell office:value-type="string" calcext:value-type="string">
            <text:p>Padded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5" calcext:value-type="float">
            <text:p>5.00</text:p>
          </table:table-cell>
          <table:table-cell office:value-type="float" office:value="8" calcext:value-type="float">
            <text:p>8.00</text:p>
          </table:table-cell>
          <table:table-cell office:value-type="string" calcext:value-type="string">
            <text:p>Padded armor consists of quilted layers of cloth and batting.</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LEATHERARM</text:p>
          </table:table-cell>
          <table:table-cell office:value-type="string" calcext:value-type="string">
            <text:p>Leather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table:number-columns-repeated="2" office:value-type="float" office:value="10" calcext:value-type="float">
            <text:p>10.00</text:p>
          </table:table-cell>
          <table:table-cell office:value-type="string" calcext:value-type="string">
            <text:p>The breastplate and shoulder protectors of this armor are made of leather that has been stiffened by being boiled in oil. The rest of the armor is made of softer and more flexible material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TUDLTHERARM</text:p>
          </table:table-cell>
          <table:table-cell office:value-type="string" calcext:value-type="string">
            <text:p>Studded Leather Armor</text:p>
          </table:table-cell>
          <table:table-cell table:content-validation-name="val3" office:value-type="string" calcext:value-type="string">
            <text:p>ARMORLT</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45" calcext:value-type="float">
            <text:p>45.00</text:p>
          </table:table-cell>
          <table:table-cell office:value-type="float" office:value="13" calcext:value-type="float">
            <text:p>13.00</text:p>
          </table:table-cell>
          <table:table-cell office:value-type="string" calcext:value-type="string">
            <text:p>Made from tough but flexible leather, studded leather is reinforced with close-set rivets or spikes.</text:p>
          </table:table-cell>
          <table:table-cell table:content-validation-name="val7" office:value-type="string" calcext:value-type="string">
            <text:p>SRD</text:p>
          </table:table-cell>
        </table:table-row>
        <table:table-row table:style-name="ro7">
          <table:table-cell table:style-name="ce27" office:value-type="string" calcext:value-type="string">
            <text:p>HIDEARM</text:p>
          </table:table-cell>
          <table:table-cell office:value-type="string" calcext:value-type="string">
            <text:p>Hide</text:p>
          </table:table-cell>
          <table:table-cell table:content-validation-name="val3" office:value-type="string" calcext:value-type="string">
            <text:p>ARMORMD</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10" calcext:value-type="float">
            <text:p>10.00</text:p>
          </table:table-cell>
          <table:table-cell office:value-type="float" office:value="12" calcext:value-type="float">
            <text:p>12.00</text:p>
          </table:table-cell>
          <table:table-cell office:value-type="string" calcext:value-type="string">
            <text:p>This crude armor consists of thick furs and pelts. It is commonly worn by barbarian tribes, evil humanoids, and other folk who lack access to the tools and materials needed to create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SHRTARM</text:p>
          </table:table-cell>
          <table:table-cell office:value-type="string" calcext:value-type="string">
            <text:p>Chain Shirt</text:p>
          </table:table-cell>
          <table:table-cell table:content-validation-name="val3" office:value-type="string" calcext:value-type="string">
            <text:p>ARMORMD</text:p>
          </table:table-cell>
          <table:table-cell office:value-type="float" office:value="13" calcext:value-type="float">
            <text:p>13</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20" calcext:value-type="float">
            <text:p>20.00</text:p>
          </table:table-cell>
          <table:table-cell office:value-type="string" calcext:value-type="string">
            <text:p>Made of interlocking metal rings, a chain shirt is worn between layers of clothing or leather. This armor offers modest protection to the wearer's upper body and allows the sound of the rings rubbing against one another to be muffled by outer layer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CALEMAILARM</text:p>
          </table:table-cell>
          <table:table-cell office:value-type="string" calcext:value-type="string">
            <text:p>Scale Mail</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45" calcext:value-type="float">
            <text:p>45.00</text:p>
          </table:table-cell>
          <table:table-cell office:value-type="string" calcext:value-type="string">
            <text:p>This armor consists of a coat and leggings (and perhaps a separate skirt) of leather covered with overlapping pieces of metal, much like the scales of a fish.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REASTPLTARM</text:p>
          </table:table-cell>
          <table:table-cell office:value-type="string" calcext:value-type="string">
            <text:p>Breastplate</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400" calcext:value-type="float">
            <text:p>400.00</text:p>
          </table:table-cell>
          <table:table-cell office:value-type="float" office:value="20" calcext:value-type="float">
            <text:p>20.00</text:p>
          </table:table-cell>
          <table:table-cell office:value-type="string" calcext:value-type="string">
            <text:p>This armor consists of a fitted metal chest piece worn with supple leather. Although it leaves the legs and arms relatively unprotected, this armor provides good protection for the wearer's vital organs while leaving the wearer relatively unencumbered.</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HALFPLATEARM</text:p>
          </table:table-cell>
          <table:table-cell office:value-type="string" calcext:value-type="string">
            <text:p>Half Plate</text:p>
          </table:table-cell>
          <table:table-cell table:content-validation-name="val3" office:value-type="string" calcext:value-type="string">
            <text:p>ARMORMD</text:p>
          </table:table-cell>
          <table:table-cell office:value-type="float" office:value="15" calcext:value-type="float">
            <text:p>15</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750" calcext:value-type="float">
            <text:p>750.00</text:p>
          </table:table-cell>
          <table:table-cell office:value-type="float" office:value="40" calcext:value-type="float">
            <text:p>40.00</text:p>
          </table:table-cell>
          <table:table-cell office:value-type="string" calcext:value-type="string">
            <text:p>Half plate consists of shaped metal plates that cover most of the wearer's body. It does not include leg protection beyond simple greaves that are attached with leather strap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RINGMAILARM</text:p>
          </table:table-cell>
          <table:table-cell office:value-type="string" calcext:value-type="string">
            <text:p>Ring Mail</text:p>
          </table:table-cell>
          <table:table-cell table:content-validation-name="val3" office:value-type="string" calcext:value-type="string">
            <text:p>ARMORHVY</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30" calcext:value-type="float">
            <text:p>30.00</text:p>
          </table:table-cell>
          <table:table-cell office:value-type="float" office:value="40" calcext:value-type="float">
            <text:p>40.00</text:p>
          </table:table-cell>
          <table:table-cell office:value-type="string" calcext:value-type="string">
            <text:p>This armor is leather armor with heavy rings sewn into it. The rings help reinforce the armor against blows from swords and axes. Ring mail is inferior to chain mail, and it's usually worn only by those who can't afford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MAILARM</text:p>
          </table:table-cell>
          <table:table-cell office:value-type="string" calcext:value-type="string">
            <text:p>Chain Mail</text:p>
          </table:table-cell>
          <table:table-cell table:content-validation-name="val3" office:value-type="string" calcext:value-type="string">
            <text:p>ARMORHVY</text:p>
          </table:table-cell>
          <table:table-cell office:value-type="float" office:value="16" calcext:value-type="float">
            <text:p>16</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75" calcext:value-type="float">
            <text:p>75.00</text:p>
          </table:table-cell>
          <table:table-cell office:value-type="float" office:value="55" calcext:value-type="float">
            <text:p>55.00</text:p>
          </table:table-cell>
          <table:table-cell office:value-type="string" calcext:value-type="string">
            <text:p>Made of interlocking metal rings, chain mail includes a layer of quilted fabric worn underneath the mail to prevent chafing and to cushion the impact of blows.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PLINTARM</text:p>
          </table:table-cell>
          <table:table-cell office:value-type="string" calcext:value-type="string">
            <text:p>Splint</text:p>
          </table:table-cell>
          <table:table-cell table:content-validation-name="val3" office:value-type="string" calcext:value-type="string">
            <text:p>ARMORHVY</text:p>
          </table:table-cell>
          <table:table-cell office:value-type="float" office:value="17" calcext:value-type="float">
            <text:p>17</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200" calcext:value-type="float">
            <text:p>200.00</text:p>
          </table:table-cell>
          <table:table-cell office:value-type="float" office:value="60" calcext:value-type="float">
            <text:p>60.00</text:p>
          </table:table-cell>
          <table:table-cell office:value-type="string" calcext:value-type="string">
            <text:p>This armor is made of narrow vertical strips of metal riveted to a backing of leather that is worn over cloth padding. Flexible chain mail protects the join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PLATEARM</text:p>
          </table:table-cell>
          <table:table-cell office:value-type="string" calcext:value-type="string">
            <text:p>Plate</text:p>
          </table:table-cell>
          <table:table-cell table:content-validation-name="val3" office:value-type="string" calcext:value-type="string">
            <text:p>ARMORHVY</text:p>
          </table:table-cell>
          <table:table-cell office:value-type="float" office:value="18" calcext:value-type="float">
            <text:p>18</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1500" calcext:value-type="float">
            <text:p>1500.00</text:p>
          </table:table-cell>
          <table:table-cell office:value-type="float" office:value="65" calcext:value-type="float">
            <text:p>65.00</text:p>
          </table:table-cell>
          <table:table-cell office:value-type="string" calcext:value-type="string">
            <text:p>Plate consists of shaped, interlocking metal plates to cover the entire body. A suit of plate includes gauntlets, heavy leather boots, a visored helmet, and thick layers of padding underneath the armor. Buckles and straps distribute the weight over the body.</text:p>
          </table:table-cell>
          <table:table-cell table:content-validation-name="val7" office:value-type="string" calcext:value-type="string">
            <text:p>SRD</text:p>
          </table:table-cell>
        </table:table-row>
        <table:table-row table:style-name="ro7" table:number-rows-repeated="1048555">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number-rows-repeated="7">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Cclass" table:style-name="ta3">
        <office:forms form:automatic-focus="false" form:apply-design-mode="false"/>
        <table:table-column table:style-name="co18" table:default-cell-style-name="ce25"/>
        <table:table-column table:style-name="co21" table:default-cell-style-name="Default"/>
        <table:table-column table:style-name="co22" table:default-cell-style-name="ce87"/>
        <table:table-column table:style-name="co23" table:default-cell-style-name="Default"/>
        <table:table-column table:style-name="co24" table:default-cell-style-name="Default"/>
        <table:table-column table:style-name="co4" table:default-cell-style-name="Default"/>
        <table:table-column table:style-name="co25" table:default-cell-style-name="ce78"/>
        <table:table-column table:style-name="co1" table:number-columns-repeated="16377" table:default-cell-style-name="Default"/>
        <table:table-row table:style-name="ro3">
          <table:table-cell table:style-name="ce62" office:value-type="string" calcext:value-type="string">
            <text:p>objid</text:p>
          </table:table-cell>
          <table:table-cell table:style-name="ce18" office:value-type="string" calcext:value-type="string">
            <text:p>name</text:p>
          </table:table-cell>
          <table:table-cell table:style-name="ce18" office:value-type="string" calcext:value-type="string">
            <text:p>hit_die</text:p>
          </table:table-cell>
          <table:table-cell table:style-name="ce18" office:value-type="string" calcext:value-type="string">
            <text:p>primary</text:p>
          </table:table-cell>
          <table:table-cell table:style-name="ce18" office:value-type="string" calcext:value-type="string">
            <text:p>stp</text:p>
          </table:table-cell>
          <table:table-cell table:style-name="ce18" office:value-type="string" calcext:value-type="string">
            <text:p>awp</text:p>
          </table:table-cell>
          <table:table-cell table:style-name="ce18" office:value-type="string" calcext:value-type="string">
            <text:p>description</text:p>
          </table:table-cell>
          <table:table-cell table:style-name="ce68" office:value-type="string" calcext:value-type="string">
            <text:p>source</text:p>
          </table:table-cell>
          <table:table-cell table:style-name="ce21" table:number-columns-repeated="16376"/>
        </table:table-row>
        <table:table-row table:style-name="ro7">
          <table:table-cell office:value-type="string" calcext:value-type="string">
            <text:p>BARBARIAN</text:p>
          </table:table-cell>
          <table:table-cell table:style-name="ce33" office:value-type="string" calcext:value-type="string">
            <text:p>Barbarian</text:p>
          </table:table-cell>
          <table:table-cell table:style-name="ce86" table:content-validation-name="val8" office:value-type="float" office:value="12" calcext:value-type="float">
            <text:p>12</text:p>
          </table:table-cell>
          <table:table-cell table:style-name="ce24" office:value-type="string" calcext:value-type="string">
            <text:p>STR</text:p>
          </table:table-cell>
          <table:table-cell table:style-name="ce24" office:value-type="string" calcext:value-type="string">
            <text:p>STR, CON</text:p>
          </table:table-cell>
          <table:table-cell table:style-name="ce24" office:value-type="string" calcext:value-type="string">
            <text:p>ARMORLT, ARMORMD, SHIELDS, WEAPONSIMPLE, WEAPONMARTL</text:p>
          </table:table-cell>
          <table:table-cell table:style-name="ce77" office:value-type="string" calcext:value-type="string">
            <text:p>A fierce warrior of primitive background who can enter a battle rage.</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BARD</text:p>
          </table:table-cell>
          <table:table-cell table:style-name="ce33" office:value-type="string" calcext:value-type="string">
            <text:p>Bard</text:p>
          </table:table-cell>
          <table:table-cell table:style-name="ce86" table:content-validation-name="val8" office:value-type="float" office:value="8" calcext:value-type="float">
            <text:p>8</text:p>
          </table:table-cell>
          <table:table-cell table:style-name="ce24" office:value-type="string" calcext:value-type="string">
            <text:p>CHA</text:p>
          </table:table-cell>
          <table:table-cell table:style-name="ce24" office:value-type="string" calcext:value-type="string">
            <text:p>CHA, DEX</text:p>
          </table:table-cell>
          <table:table-cell table:style-name="ce28" office:value-type="string" calcext:value-type="string">
            <text:p>ARMORLT, WEAPONSIMPLE, HDCRSBOW, <text:s/>LNGSWORD, RAPIER, SHRTSWRD</text:p>
          </table:table-cell>
          <table:table-cell table:style-name="ce77" office:value-type="string" calcext:value-type="string">
            <text:p>An inspiring magician whose power echoes the music of creation</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CLERIC</text:p>
          </table:table-cell>
          <table:table-cell table:style-name="ce33" office:value-type="string" calcext:value-type="string">
            <text:p>Cleric</text:p>
          </table:table-cell>
          <table:table-cell table:style-name="ce86" table:content-validation-name="val8" office:value-type="float" office:value="8" calcext:value-type="float">
            <text:p>8</text:p>
          </table:table-cell>
          <table:table-cell table:style-name="ce24" office:value-type="string" calcext:value-type="string">
            <text:p>WIS</text:p>
          </table:table-cell>
          <table:table-cell table:style-name="ce24" office:value-type="string" calcext:value-type="string">
            <text:p>CHA, WIS</text:p>
          </table:table-cell>
          <table:table-cell table:style-name="ce24" office:value-type="string" calcext:value-type="string">
            <text:p>Light and medium armor, shields, simple weapons</text:p>
          </table:table-cell>
          <table:table-cell table:style-name="ce77" office:value-type="string" calcext:value-type="string">
            <text:p>A priestly champion who wields divine magic in service of a higher power.</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DRUID</text:p>
          </table:table-cell>
          <table:table-cell table:style-name="ce33" office:value-type="string" calcext:value-type="string">
            <text:p>Druid</text:p>
          </table:table-cell>
          <table:table-cell table:style-name="ce86" table:content-validation-name="val8" office:value-type="float" office:value="8" calcext:value-type="float">
            <text:p>8</text:p>
          </table:table-cell>
          <table:table-cell table:style-name="ce24" office:value-type="string" calcext:value-type="string">
            <text:p>WIS</text:p>
          </table:table-cell>
          <table:table-cell table:style-name="ce24" office:value-type="string" calcext:value-type="string">
            <text:p>INT, WIS</text:p>
          </table:table-cell>
          <table:table-cell table:style-name="ce24" office:value-type="string" calcext:value-type="string">
            <text:p>Light and medium armor (nonmetal), shields (nonmetal), clubs, daggers, darts, javelins, maces, quarterstaffs, scimitars, sickles, slings, spears</text:p>
          </table:table-cell>
          <table:table-cell table:style-name="ce77" office:value-type="string" calcext:value-type="string">
            <text:p>A priest of the Old Faith, wielding the powers of nature — moonlight and plant growth, fire and lightning — and adopting animal forms.</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FIGHTER</text:p>
          </table:table-cell>
          <table:table-cell table:style-name="ce33" office:value-type="string" calcext:value-type="string">
            <text:p>Fighter</text:p>
          </table:table-cell>
          <table:table-cell table:style-name="ce86" table:content-validation-name="val8" office:value-type="float" office:value="10" calcext:value-type="float">
            <text:p>10</text:p>
          </table:table-cell>
          <table:table-cell table:style-name="ce24" office:value-type="string" calcext:value-type="string">
            <text:p>DEX, STR</text:p>
          </table:table-cell>
          <table:table-cell table:style-name="ce24" office:value-type="string" calcext:value-type="string">
            <text:p>STR, CON</text:p>
          </table:table-cell>
          <table:table-cell table:style-name="ce24" office:value-type="string" calcext:value-type="string">
            <text:p>All armor, shields, simple and martial weapons</text:p>
          </table:table-cell>
          <table:table-cell table:style-name="ce77" office:value-type="string" calcext:value-type="string">
            <text:p>A master of martial combat, skilled with a variety of weapons and armor.</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MONK</text:p>
          </table:table-cell>
          <table:table-cell table:style-name="ce33" office:value-type="string" calcext:value-type="string">
            <text:p>Monk</text:p>
          </table:table-cell>
          <table:table-cell table:style-name="ce86" table:content-validation-name="val8" office:value-type="float" office:value="8" calcext:value-type="float">
            <text:p>8</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Simple weapons, shortswords</text:p>
          </table:table-cell>
          <table:table-cell table:style-name="ce77" office:value-type="string" calcext:value-type="string">
            <text:p>A master of martial arts, harnessing the power of the body in pursuit of physical and spiritual perfection.</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PALADIN</text:p>
          </table:table-cell>
          <table:table-cell table:style-name="ce33" office:value-type="string" calcext:value-type="string">
            <text:p>Paladin</text:p>
          </table:table-cell>
          <table:table-cell table:style-name="ce86" table:content-validation-name="val8" office:value-type="float" office:value="10" calcext:value-type="float">
            <text:p>10</text:p>
          </table:table-cell>
          <table:table-cell table:style-name="ce24" office:value-type="string" calcext:value-type="string">
            <text:p>CHA, STR</text:p>
          </table:table-cell>
          <table:table-cell table:style-name="ce24" office:value-type="string" calcext:value-type="string">
            <text:p>CHA, WIS</text:p>
          </table:table-cell>
          <table:table-cell table:style-name="ce24" office:value-type="string" calcext:value-type="string">
            <text:p>All armor, shields, simple and martial weapons</text:p>
          </table:table-cell>
          <table:table-cell table:style-name="ce77" office:value-type="string" calcext:value-type="string">
            <text:p>A holy warrior bound to a sacred oath.</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RANGER</text:p>
          </table:table-cell>
          <table:table-cell table:style-name="ce33" office:value-type="string" calcext:value-type="string">
            <text:p>Ranger</text:p>
          </table:table-cell>
          <table:table-cell table:style-name="ce86" table:content-validation-name="val8" office:value-type="float" office:value="10" calcext:value-type="float">
            <text:p>10</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Light and medium armor, shields, simple and martial weapons</text:p>
          </table:table-cell>
          <table:table-cell table:style-name="ce77" office:value-type="string" calcext:value-type="string">
            <text:p>A warrior who uses martial prowess and nature magic to combat threats on the edges of civilization.</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ROGUE</text:p>
          </table:table-cell>
          <table:table-cell table:style-name="ce33" office:value-type="string" calcext:value-type="string">
            <text:p>Rogue</text:p>
          </table:table-cell>
          <table:table-cell table:style-name="ce86" table:content-validation-name="val8" office:value-type="float" office:value="8" calcext:value-type="float">
            <text:p>8</text:p>
          </table:table-cell>
          <table:table-cell table:style-name="ce24" office:value-type="string" calcext:value-type="string">
            <text:p>DEX</text:p>
          </table:table-cell>
          <table:table-cell table:style-name="ce24" office:value-type="string" calcext:value-type="string">
            <text:p>DEX, INT</text:p>
          </table:table-cell>
          <table:table-cell table:style-name="ce24" office:value-type="string" calcext:value-type="string">
            <text:p>Light armor, simple weapons, hand crossbows, longswords, rapiers, shortswords</text:p>
          </table:table-cell>
          <table:table-cell table:style-name="ce77" office:value-type="string" calcext:value-type="string">
            <text:p>A scoundrel who uses stealth and trickery to overcome obstacles and enemies.</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SORCERER</text:p>
          </table:table-cell>
          <table:table-cell table:style-name="ce33" office:value-type="string" calcext:value-type="string">
            <text:p>Sorcerer</text:p>
          </table:table-cell>
          <table:table-cell table:style-name="ce86" table:content-validation-name="val8" office:value-type="float" office:value="6" calcext:value-type="float">
            <text:p>6</text:p>
          </table:table-cell>
          <table:table-cell table:style-name="ce24" office:value-type="string" calcext:value-type="string">
            <text:p>CHA</text:p>
          </table:table-cell>
          <table:table-cell table:style-name="ce24" office:value-type="string" calcext:value-type="string">
            <text:p>CHA, CON</text:p>
          </table:table-cell>
          <table:table-cell table:style-name="ce24" office:value-type="string" calcext:value-type="string">
            <text:p>Daggers, darts, slings, quarterstaffs, light crossbows</text:p>
          </table:table-cell>
          <table:table-cell table:style-name="ce77" office:value-type="string" calcext:value-type="string">
            <text:p>A spellcaster who draws on inherent magic from a gift or bloodline.</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WARLOCK</text:p>
          </table:table-cell>
          <table:table-cell table:style-name="ce33" office:value-type="string" calcext:value-type="string">
            <text:p>Warlock</text:p>
          </table:table-cell>
          <table:table-cell table:style-name="ce86" table:content-validation-name="val8" office:value-type="float" office:value="8" calcext:value-type="float">
            <text:p>8</text:p>
          </table:table-cell>
          <table:table-cell table:style-name="ce24" office:value-type="string" calcext:value-type="string">
            <text:p>CHA</text:p>
          </table:table-cell>
          <table:table-cell table:style-name="ce24" office:value-type="string" calcext:value-type="string">
            <text:p>CHA, WIS</text:p>
          </table:table-cell>
          <table:table-cell table:style-name="ce24" office:value-type="string" calcext:value-type="string">
            <text:p>Light armor, simple weapons</text:p>
          </table:table-cell>
          <table:table-cell table:style-name="ce77" office:value-type="string" calcext:value-type="string">
            <text:p>A wielder of magic that is derived from a bargain with an extraplanar entity.</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WIZARD</text:p>
          </table:table-cell>
          <table:table-cell table:style-name="ce33" office:value-type="string" calcext:value-type="string">
            <text:p>Wizard</text:p>
          </table:table-cell>
          <table:table-cell table:style-name="ce86" table:content-validation-name="val8" office:value-type="float" office:value="6" calcext:value-type="float">
            <text:p>6</text:p>
          </table:table-cell>
          <table:table-cell table:style-name="ce24" office:value-type="string" calcext:value-type="string">
            <text:p>INT</text:p>
          </table:table-cell>
          <table:table-cell table:style-name="ce24" office:value-type="string" calcext:value-type="string">
            <text:p>INT, WIS</text:p>
          </table:table-cell>
          <table:table-cell table:style-name="ce24" office:value-type="string" calcext:value-type="string">
            <text:p>Daggers, darts, slings, quarterstaffs, light crossbows</text:p>
          </table:table-cell>
          <table:table-cell table:style-name="ce77" office:value-type="string" calcext:value-type="string">
            <text:p>A scholarly magic-user capable of manipulating the structures of reality.</text:p>
          </table:table-cell>
          <table:table-cell table:content-validation-name="val9" office:value-type="string" calcext:value-type="string">
            <text:p>SRD</text:p>
          </table:table-cell>
          <table:table-cell table:number-columns-repeated="16376"/>
        </table:table-row>
        <table:table-row table:style-name="ro7">
          <table:table-cell office:value-type="string" calcext:value-type="string">
            <text:p>NECROMANCER</text:p>
          </table:table-cell>
          <table:table-cell office:value-type="string" calcext:value-type="string">
            <text:p>Necromancer</text:p>
          </table:table-cell>
          <table:table-cell table:content-validation-name="val8" office:value-type="float" office:value="6" calcext:value-type="float">
            <text:p>6</text:p>
          </table:table-cell>
          <table:table-cell office:value-type="string" calcext:value-type="string">
            <text:p>CON</text:p>
          </table:table-cell>
          <table:table-cell office:value-type="string" calcext:value-type="string">
            <text:p>CON, STR</text:p>
          </table:table-cell>
          <table:table-cell office:value-type="string" calcext:value-type="string">
            <text:p>ARMORLT, WEAPONSIMPLE</text:p>
          </table:table-cell>
          <table:table-cell office:value-type="string" calcext:value-type="string">
            <text:p>While others use magic to do paltry things like conjure fire or fly, the Necromancer is a master over death itself. They study the deep and forbidden secrets that raise the dead, controlling minions toward a variety of goals. Perhaps they seek the power that mastery over death provides. Perhaps they are serious and unashamed scholars, who reject the small-minded boundaries held to by others. Each enemy they fell becomes an eager and disposable ally, they become immune to the energies of death and decay, and ultimately harness the immortality and power of undeath for themselves.</text:p>
          </table:table-cell>
          <table:table-cell table:content-validation-name="val9" office:value-type="string" calcext:value-type="string">
            <text:p>HB</text:p>
          </table:table-cell>
          <table:table-cell table:number-columns-repeated="16376"/>
        </table:table-row>
        <table:table-row table:style-name="ro7" table:number-rows-repeated="1048561">
          <table:table-cell table:number-columns-repeated="2"/>
          <table:table-cell table:content-validation-name="val8"/>
          <table:table-cell table:number-columns-repeated="4"/>
          <table:table-cell table:content-validation-name="val9"/>
          <table:table-cell table:number-columns-repeated="16376"/>
        </table:table-row>
        <table:table-row table:style-name="ro7">
          <table:table-cell table:number-columns-repeated="2"/>
          <table:table-cell table:content-validation-name="val8"/>
          <table:table-cell table:number-columns-repeated="4"/>
          <table:table-cell table:content-validation-name="val9"/>
          <table:table-cell table:number-columns-repeated="16376"/>
        </table:table-row>
      </table:table>
      <table:table table:name="Character" table:style-name="ta3">
        <office:forms form:automatic-focus="false" form:apply-design-mode="false"/>
        <table:table-column table:style-name="co1" table:default-cell-style-name="ce27"/>
        <table:table-column table:style-name="co26" table:default-cell-style-name="Default"/>
        <table:table-column table:style-name="co1" table:default-cell-style-name="Default"/>
        <table:table-column table:style-name="co1" table:default-cell-style-name="ce27"/>
        <table:table-column table:style-name="co1" table:number-columns-repeated="2" table:default-cell-style-name="Default"/>
        <table:table-column table:style-name="co27"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30" table:default-cell-style-name="ce27"/>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ce53"/>
        <table:table-column table:style-name="co4" table:default-cell-style-name="ce45"/>
        <table:table-row table:style-name="ro3">
          <table:table-cell table:style-name="ce47" office:value-type="string" calcext:value-type="string">
            <text:p>charid</text:p>
          </table:table-cell>
          <table:table-cell table:style-name="ce47" office:value-type="string" calcext:value-type="string">
            <text:p>name</text:p>
          </table:table-cell>
          <table:table-cell table:style-name="ce47" office:value-type="string" calcext:value-type="string">
            <text:p>level</text:p>
          </table:table-cell>
          <table:table-cell table:style-name="ce47" office:value-type="string" calcext:value-type="string">
            <text:p>cclass</text:p>
          </table:table-cell>
          <table:table-cell table:style-name="ce47" office:value-type="string" calcext:value-type="string">
            <text:p>strength</text:p>
          </table:table-cell>
          <table:table-cell table:style-name="ce47" office:value-type="string" calcext:value-type="string">
            <text:p>dexterity</text:p>
          </table:table-cell>
          <table:table-cell table:style-name="ce47" office:value-type="string" calcext:value-type="string">
            <text:p>constitution</text:p>
          </table:table-cell>
          <table:table-cell table:style-name="ce47" office:value-type="string" calcext:value-type="string">
            <text:p>intelligence</text:p>
          </table:table-cell>
          <table:table-cell table:style-name="ce47" office:value-type="string" calcext:value-type="string">
            <text:p>wisdom</text:p>
          </table:table-cell>
          <table:table-cell table:style-name="ce47" office:value-type="string" calcext:value-type="string">
            <text:p>charisma</text:p>
          </table:table-cell>
          <table:table-cell table:style-name="ce47" office:value-type="string" calcext:value-type="string">
            <text:p>inspiration</text:p>
          </table:table-cell>
          <table:table-cell table:style-name="ce47" office:value-type="string" calcext:value-type="string">
            <text:p>weapon_main</text:p>
          </table:table-cell>
          <table:table-cell table:style-name="ce47" office:value-type="string" calcext:value-type="string">
            <text:p>weapon_secondary</text:p>
          </table:table-cell>
          <table:table-cell table:style-name="ce47" office:value-type="string" calcext:value-type="string">
            <text:p>armor</text:p>
          </table:table-cell>
          <table:table-cell table:style-name="ce47" office:value-type="string" calcext:value-type="string">
            <text:p>shield</text:p>
          </table:table-cell>
          <table:table-cell table:style-name="ce47" table:content-validation-name="val15" office:value-type="string" calcext:value-type="string">
            <text:p>race</text:p>
          </table:table-cell>
          <table:table-cell table:style-name="ce47" office:value-type="string" calcext:value-type="string">
            <text:p>bio</text:p>
          </table:table-cell>
          <table:table-cell table:style-name="ce47" office:value-type="string" calcext:value-type="string">
            <text:p>avatar</text:p>
          </table:table-cell>
        </table:table-row>
        <table:table-row table:style-name="ro7">
          <table:table-cell office:value-type="float" office:value="821236" calcext:value-type="float">
            <text:p>821236</text:p>
          </table:table-cell>
          <table:table-cell office:value-type="string" calcext:value-type="string">
            <text:p>Baradius</text:p>
          </table:table-cell>
          <table:table-cell office:value-type="float" office:value="1" calcext:value-type="float">
            <text:p>1</text:p>
          </table:table-cell>
          <table:table-cell table:content-validation-name="val10" office:value-type="string" calcext:value-type="string">
            <text:p>WARLOCK</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14" calcext:value-type="float">
            <text:p>14</text:p>
          </table:table-cell>
          <table:table-cell office:value-type="float" office:value="0" calcext:value-type="float">
            <text:p>0</text:p>
          </table:table-cell>
          <table:table-cell table:content-validation-name="val11" office:value-type="string" calcext:value-type="string">
            <text:p>DAGGER</text:p>
          </table:table-cell>
          <table:table-cell table:content-validation-name="val12"/>
          <table:table-cell table:content-validation-name="val13" office:value-type="string" calcext:value-type="string">
            <text:p>LEATHERARM</text:p>
          </table:table-cell>
          <table:table-cell table:content-validation-name="val14"/>
          <table:table-cell table:content-validation-name="val16" office:value-type="string" calcext:value-type="string">
            <text:p>TIEFLING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researcher.</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AXtpQ0NQaWNjAAB4nH2RPUjDQBzFX1NFLRUHi4g4ZKhOdlER x1qFIlQItUKrDiaXfkGThiTFxVFwLTj4sVh1cHHW1cFVEAQ/QFxdnBRdpMT/JYUWMR4c9+Pdvcfd O0BoVJhmdcUBTbfNdDIhZnOrYs8r+hACEMaQzCxjTpJS8B1f9wjw9S7Gs/zP/Tn61bzFgIBIHGeG aRNvEM9s2gbnfeIIK8kq8TnxhEkXJH7kuuLxG+eiywLPjJiZ9DxxhFgsdrDSwaxkasTTxFFV0ylf yHqsct7irFVqrHVP/sJwXl9Z5jrNUSSxiCVIEKGghjIqsBGjVSfFQpr2Ez7+EdcvkUshVxmMHAuo QoPs+sH/4He3VmFq0ksKJ4DuF8f5GAN6doFm3XG+jx2neQIEn4Erve2vNoDZT9LrbS16BAxsAxfX bU3ZAy53gOEnQzZlVwrSFAoF4P2MvikHDN4CoTWvt9Y+Th+ADHWVugEODoHxImWv+7y7t7O3f8+0 +vsBH6FyhV7JXNgAAA/FaVRYdFhNTDpjb20uYWRvYmUueG1wAAAAAAA8P3hwYWNrZXQgYmVnaW49 Iu+7vyIgaWQ9Ilc1TTBNcENlaGlIenJlU3pOVGN6a2M5ZCI/Pgo8eDp4bXBtZXRhIHhtbG5zOng9 ImFkb2JlOm5zOm1ldGEvIiB4OnhtcHRrPSJYTVAgQ29yZSA0LjQuMC1FeGl2MiI+CiA8cmRmOlJE RiB4bWxuczpyZGY9Imh0dHA6Ly93d3cudzMub3JnLzE5OTkvMDIvMjItcmRmLXN5bnRheC1ucyMi PgogIDxyZGY6RGVzY3JpcHRpb24gcmRmOmFib3V0PSIiCiAgICB4bWxuczp0aWZmPSJodHRwOi8v bnMuYWRvYmUuY29tL3RpZmYvMS4wLyIKICAgIHhtbG5zOmV4aWY9Imh0dHA6Ly9ucy5hZG9iZS5j b20vZXhpZi8xLjAvIgogICAgeG1sbnM6ZGlnaUthbT0iaHR0cDovL3d3dy5kaWdpa2FtLm9yZy9u cy8xLjAvIgogICAgeG1sbnM6eG1wPSJodHRwOi8vbnMuYWRvYmUuY29tL3hhcC8xLjAvIgogICAg eG1sbnM6cGhvdG9zaG9wPSJodHRwOi8vbnMuYWRvYmUuY29tL3Bob3Rvc2hvcC8xLjAvIgogICB0 aWZmOkltYWdlV2lkdGg9IjEyOCIKICAgdGlmZjpJbWFnZUxlbmd0aD0iMTI4IgogICB0aWZmOlNv ZnR3YXJlPSJkaWdpS2FtLTguMS4wIgogICB0aWZmOkRhdGVUaW1lPSIyMDIzLTA5LTEwVDA4OjMx OjQ0IgogICBleGlmOlBpeGVsWERpbWVuc2lvbj0iMTI4IgogICBleGlmOlBpeGVsWURpbWVuc2lv bj0iMTI4IgogICBleGlmOkRhdGVUaW1lT3JpZ2luYWw9IjIwMjMtMDktMTBUMDg6MzE6NDQiCiAg IGRpZ2lLYW06SW1hZ2VIaXN0b3J5PSImbHQ7P3htbCB2ZXJzaW9uPSZxdW90OzEuMCZxdW90Oz8m Z3Q7JiN4QTsmbHQ7aGlzdG9yeSB2ZXJzaW9uPSZxdW90OzEmcXVvdDsmZ3Q7JiN4QTsgICAgJmx0 O2ZpbGUgdHlwZT0mcXVvdDtvcmlnaW5hbCZxdW90OyZndDsmI3hBOyAgICAgICAgJmx0O2ZpbGVQ YXJhbXMgZmlsZU5hbWU9JnF1b3Q7YXZhdGFyLnBuZyZxdW90OyBmaWxlUGF0aD0mcXVvdDsvaG9t ZS94ZXJvY3VpbC9Eb2N1bWVudHMvcHJvamVjdHMvcHlycHMvYmluL2VuZ2luZXMvZG5kNWUvY3No ZWV0L0JhcmFkaXVzLVdhcmxvY2stODIxMjM2LyZxdW90OyBmaWxlSGFzaD0mcXVvdDsyMTJmNjQ3 Mzk3YjliYmVjNWRlMGZiYTM1YTM4YjU2MSZxdW90OyBmaWxlU2l6ZT0mcXVvdDsxMTAxODAmcXVv dDsgY3JlYXRpb25EYXRlPSZxdW90OzIwMjMtMDktMTBUMDg6MzE6NDQmcXVvdDsvJmd0OyYjeEE7 ICAgICZsdDsvZmlsZSZndDsmI3hBOyAgICAmbHQ7ZmlsdGVyIGZpbHRlck5hbWU9JnF1b3Q7dHJh bnNmb3JtOnJlc2l6ZSZxdW90OyBmaWx0ZXJEaXNwbGF5TmFtZT0mcXVvdDtSZXNpemUmcXVvdDsg ZmlsdGVyVmVyc2lvbj0mcXVvdDsxJnF1b3Q7IGZpbHRlckNhdGVnb3J5PSZxdW90O3JlcHJvZHVj aWJsZSZxdW90OyBicmFuY2g9JnF1b3Q7dHJ1ZSZxdW90OyZndDsmI3hBOyAgICAgICAgJmx0O3Bh cmFtcyZndDsmI3hBOyAgICAgICAgICAgICZsdDtwYXJhbSBuYW1lPSZxdW90O2hlaWdodCZxdW90 OyB2YWx1ZT0mcXVvdDsxMjgmcXVvdDsvJmd0OyYjeEE7ICAgICAgICAgICAgJmx0O3BhcmFtIG5h bWU9JnF1b3Q7d2lkdGgmcXVvdDsgdmFsdWU9JnF1b3Q7MTI4JnF1b3Q7LyZndDsmI3hBOyAgICAg ICAgJmx0Oy9wYXJhbXMmZ3Q7JiN4QTsgICAgJmx0Oy9maWx0ZXImZ3Q7JiN4QTsmbHQ7L2hpc3Rv cnkmZ3Q7JiN4QTsiCiAgIGRpZ2lLYW06SW1hZ2VVbmlxdWVJRD0iNDdiZjAzNTY4ZDMxZGJhNDUy ZTBiMWRjNDgxOGFjOTcyMTJmNjQ3Mzk3YjliYmVjNWRlMGZiYTM1YTM4YjU2MSIKICAgeG1wOkNy ZWF0b3JUb29sPSJkaWdpS2FtLTguMS4wIgogICB4bXA6Q3JlYXRlRGF0ZT0iMjAyMy0wOS0xMFQw ODozMTo0NCIKICAgeG1wOk1ldGFkYXRhRGF0ZT0iMjAyMy0wOS0xMFQwODozMTo0NCIKICAgeG1w Ok1vZGlmeURhdGU9IjIwMjMtMDktMTBUMDg6MzE6NDQiCiAgIHBob3Rvc2hvcDpEYXRlQ3JlYXRl ZD0iMjAyMy0wOS0xMFQwODozMTo0NCIvPgogPC9yZGY6UkRGPgo8L3g6eG1wbWV0YT4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ICAgICAgICAgICAgICAgICAgICAgICAgICAgICAgICAgICAgICAgICAgICAgICAgICAgICAgICAg ICAgICAgICAgICAgICAgIA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ICAg ICAgICAgICAgICAgICAgICAgICAgICAgICAgICAgICAgICAgICAgICAgICAgICAgICAgICAgICAg ICAgICAgICAgICAgIAogICAgICAgICAgICAgICAgICAgICAgICAgICAgICAgICAgICAgICAgICAg ICAgICAgICAgICAgICAgICAgICAgICAgICAgICAgICAgICAgICAgICAgICAgICAgICAgICAgICAg CiAgICAgICAgICAgICAgICAgICAgICAgICAgICAgICAgICAgICAgICAgICAgICAgICAgICAgICAg ICAgICAgICAgICAgICAgICAgICAgICAgICAgICAgICAgICAgICAgICAgICAKICAgICAgICAgICAg ICAgICAgICAgICAgICAgICAgICAgICAgICAgICAgICAgICAgICAgICAgICAgICAgICAgICAgICAg ICAgICAgICAgICAgICAgICAgICAgICAgICAgICAgIAogICAgICAgICAgICAgICAgICAgICAgICAg ICAgICAgICAgICAgICAgICAgICAgICAgICAgICAgICAgICAgICAgICAgICAgICAgICAgICAgICAg ICAgICAgICAgICAgICAgICAgCiAgICAgICAgICAgICAgICAgICAgICAgICAgIAo8P3hwYWNrZXQg ZW5kPSJ3Ij8+IHpJcAAAAARzQklUCAgICHwIZIgAAABJelRYdFNvZnR3YXJlAAAImUvJTM/0TsxV sNAz1DNQ0FDIyUwqyEtXKEstKs7Mz1Mw1DPTMzFQ0FXwKs1LVTAy1FEwMjAyVtAEAMkBDvsKb0hv AAAgAElEQVR42uy8d7StWVnu+ZvhSyvvvc8++dQ5VadyooCCQgQBFeWK2uhF7iVpt15EbPUaUNTR 2oaBcvuio2lzuNrDQBtJCkZEQlFUptKpeE6dtHNa8Ysz9B9zVaECUozbPVrv7T3GN8Y+Z6+91/rm fOb7Pu/zPu8n+H/p63vf8JZYe6+dtwOvZa+xzv/nb/6eGxMd+Q/e+dH7P3rPp1aFkM5qtSSkKJV1 E+ece+cf/Jf6i3mfH339d+m8HPe98Ys/8T//4LF23vyOTKPDIACQCGohEEISAR4PziKkxmsoDajG oG2DSBKEgFllirr2H46FX6ub2d/91P/16x/OknhW1tUhhfAijdZvu/+e6taH7nX8K/8S/0//wbe8 /jui7/qG1x8/2lr48rYQyzLVt5hW/CxjrE/GxYIQCLQ6R1G+33tRiUH3pXh/0U/zh5qmmg7r/M5J LR694g0vGX++9zj3f3w03S32jh06ujhY7HRvFLgXGC9fpCLV1UoesKA8IIUEIfAIBCCEx/inbtmj vYVYgVL4usEVDUopRBrTGGtVY7y3duqM/YAW4hEXRf9OCW+sN+/JJ7NT50f5rb/51+/Zedd7ft3/ /wAA7v2jvz50OF16zUKSfo307kXS+gxceBvnwDqIFD5OEFripUB4j/cgGgfeG4R4vC7KD42nO+9+ 15/94f1v/4PfsG/5incede34+V/35Tc+2HfF4LKs9fLu8uBlnX2tJZy7tp6UUeUdWapQKsI4jwSc EDjE/OSHS+NxCJwAZS3OW4gihBL4WYWpLLodo+IIrMfhsY1BGINME/AO4T3CsZaX9fvzpvy1X/yz 37//p37vl/1/twB442u+Jf3B1337Sy/16jWZir9J5HVbOAtZCkqA89A4aCfYhQ5CStASp1X4EFWD Kg3ee7AeJE40zR0z27x7ih3d8/en/01ZRS+75LpjDw8Wot6Rxew61YoTKoMbFlTTipmUpImgqwVE GiHCqTdCoML5B0DhP3PbArz3eO/w3mELy2RmkMLTX0ohSzAGpARflXjrEXFCJADvcRIjp9UnV0eT 33nHe3/r9+94+O7qjkfu/+8LAL/60+9KXnXTi143sPxwPC2PU9uY2kEngX4CSNAKIo1rxbh2gnCA D+mzkYp4ViJrgxcC0ZgQoNMYIcWuV7Ip0ngf21Plz26zVlkmnRbHujGDVFBbi3cgKkduoZ0IIuXJ jSCWkKQKdDyP+j6AArDeEyuB0Bqcw1uPN5advZLZ1owsFnSP9ck6WVgl76j2CqJUo9oJVBbwONMg KrtR1dV7R775jZ/5g9/49C+893f+1UQD9V/zy9/9P705fcvLXvX65b3mx9T27CRVo9ASBm3oRJAl +HYGrRjfivFxhK8N1ntErGkah6hqVGEQ1oH1CGvAGIT1eCEylOxErVjKYwskvZjhPec4+8QOC8cG 9C8ZoBa7yH1dokhC2ZDGEhVHSCEwxlMbjxMCpSRSCrwHrEFZg6sNtQNihYoVItaksUQ2hvXNGbNJ RX+QINMIISTeQzPOkZlGSol3HikFwtuO0PrGro4uf/7VN5762CP3rq9srv+3DYDv/A/fkf3st3zX awd79Y+xMTqBAhZbsNSGXgfiGJ/G4D04j1ASryTSOqT3yCrk0tjYp/I/Ao+XGqFUyLV1g3A+gKO2 VAf6dG84wuXH+7QqE9i9lOjKIIE4VYg4AqXRiUZHEm+hntVUjUFIgVYSKQRCKazSNKWh3CuxtUVp gYo0STtGGsfjp3cppiULy21UJwEJxbgCa9GtJNAbBEIIkEIZ70+0o+TEq176VQ9/5MG7N1a31v1/ kwB4wY3PSf/Pt/3M67o7xY+zOjrBoA3729DJIIlBKXAO0TRQh9MtZMjJ0nmcdXgpcB7EtEQALtIh Jzs7X1CFcBbqJgDIenReI2KNuWQJrSSsDMknJU1tkMailMBLiRCBbwolidKIJJbY0lKXBqVEIHhC ICJFnGiEc8z2CvK9ElcblIakHeNqRzks6bUikn6KiCOqvQrrPWk3RVhACYRUCCTeOGksJzOlL3nV S17+8K2n7l2/+C88EnxRAHjb13+zfN/3/afj3/rir3ljpxFvZW14gnYCyz2INYF6e6gMCBc237hQ aiURorFgHVUrQW+Midb38LHGxYGayboJbLuoEcZCpAOYjAUELtL4okYVDeZAD93LSIc5k72Cwnhc XlFOK5QAoRWSefTRkrgdoSRYFw6ljBTGOYQDHSvilsLWjo2tGcPNHLSm28tox4q6cmg8MlM04wqB IOkkIAVEEmE9eI8XMJ00omn85Uut9vFXfvnXPJzj1+968J5//QC45Xm3iN/4lV+/apDb/y3eq97I Q+uHiTycOADdLqQRPokRTw7h4h50k6cjgU9ifCtBOIfNIqQB/ckncFlEc2I/cndK9MQqYpTj0dhW hExibJbiE42PYmgsIq9wSiER0FhML8Mf6ZM2Fr0xIc8bmklDPa2Qcp4SPHhjsU2DNx4twTUWazy6 FSNjDcYirUXLQAp39go2z+0hpMAgqMuGprLIqsEYh0WQtjQCgRChvBQyfN9UhjI3Qkby0m6SnPyS q69f/85velPvra/7jrhuqlluKre1u/2vCwBv/YEf4pd++TevT634eb2299V87HQbCzz3MlDgH3gM Coe/cBH/J38JswJRp3Coh48iRG0RwuOVwrRT9JlNkI766kOo87tEj6zB9gScxx3q0xxehDhCDifI 1Z2w0I1Bnt1EOYHtpIhYg/Ph7wlH9tgFkrJAFjXjnZJx3tAoQZJFSAVVZSgnDU3eUNSejbUxLq9J 23EgeVJSThuq0tDvpeSjkovnh6AETgqGs5pi0hAnmk4vQos5YbUugEBIaBqUc+SlYzYzUkfyeLuV vtg38utxvPKlNz3v+IF9+x49euDI7I6HPu3/1QDgW7/9Ldl1x0++o3Xfua8Tf/GAZlTirzlEs7fN 3gc/xOk/+112776f4tRdXLxwP37vLMn5c6iojUi7UFgoa9AKtTtF7E3wJ5YQ53aJPvEY7Izwlyxh bz5JfXhAvD1CP7KGfHILsT1DWAG9DPoZNtJYpYgE+FgTreyhP/IwoqpQCHTZ4KYN5VbB5m7BOK/o pDFxpokjQZxGNN6ztT5h5fyQ2bggkhApiXNQ7JX4xhG3YibjgvFujlESay2zyqAELLRj3FxW9tbS 1OFfszzwEGscuxtTvJQy6SULVHZ5OrXHslg/54bjlx192bNuzosq33n5LS+tPvbp2/9l6wB/+ZGP qOdc+6zX7vv02jt49x2HWd2i7NScn53nU0/cxurGCkmquPTIES65/Ep6/S7u/AqTc2tc3z9KtLCf YuEA0eHjxEePgxOQRJBquO0R2C7g8gMU3/Bc7HKP1kMXkQ+eh60ZJCn+xiP4aw9hlMJvTonPbCCG M2hF1Fcfxe/vEn/yMcSsgE4KuzlNkbO+YxlNHJNE4xcyBlfsY9BNaaWabCFFRYrN1TGbZ3aoK0uS aNJWzGInIS8aysZS5DXnz2wjhKC33MF5j3eOw4tt9p9YQmaatvbkE0MUKcrakrYjvLM8eNcqVklu uPkIOonYPD8maUcMelGjlR9C875Z3rxr4TUvPPUvOgL89E+8/cqDp/d+gt+/7XoefJJVd45PnP8k H3/iVrz0XHLlSW668VlcftN17Du4yEArKhlTGMt+A3U+5d5TtzJ74JMMdoeo7CCsbMHZVZgV4Cz1 1z0Xf2wfrY8+irz9SZg0+P09qpdcjbvmIGJrSnTXafRDFxEXhrC5A5sT1OoYKYLoJJwLwFIKVRSk KqcqSkzh8ZOGc1s5k7xmOiwYDSu8dfQPdTl0fJFWoijHFbs7M6bWkaQxxlhKKRBeMB2X4CGOFaZx 7IxK0ljT66coBeXMUJUGUxp0LIlTxc7FEU+e3WVhocXgUI/JXoEvDSrRqoF2FMkbfS0u+bZXvvGh +7bPbJ47f+5fHgB+8Pu+X72id9kbkvfc/3rzN3dF91R38rHmNOqSQ1xx2Qmec+01XHnVlfQP7acn E5LG8Ght+Kj0G33v8tZMRfHhax/vX3MTmRq0WmceRV15XVDRLpyFSsDzrsXdeIz4o6cQtz4BO2Ps DceovuZZiIWM6PYz6L96CJ5cg7qGuoTaQb8NvQyBC9JyrIHQa8ArtLdkWcMsn+DzktR5LJrSO4bj kvOndxitTajymjSRLB/ssbiQsjssKGYVkZIoITBAOSkpG0eWRWgtmU5q8rLm6MEuOtZMRhVVbsA4 ZKqQqWY8KrlweocoVhy7dIFiVjMdFWSd0HFMhFQqVlfFQh77imtftFZbt3r34/e5fzEA+N0PfDD+ D899xdd1P/ToD+1+4COH7pQP8OAliuufdR3XXLLM4v59yH4XIRSRtaii5KG6af7W+4+cle7tFv/e J6rhg2Ka/tKBr/7qT3VuvrkbTcwRsXJOc+wYDLehnsLRY6gzm4jb7oG6xj37MsqvugExrcj+4tPI e86Bm0FVgBVw8hD+5svwVx+Faw/jLl3GtxLkeArGhf6useA1Oolpd2uGk3PY2Yy+6FLrGFJFogV5 YVhbn7K5McUax/79HbQQrK9PKZ3HA0iBqy2mtgglUJHCVZa93YID+9skrZjzKyOqyuA8ZL0UZzz1 uGJnM2daGU5ccwDvPZsbM3rtGKIIU1uSLBJJqk8mFc+7bvEyNZ7N7r//4iPm/3MA/Me3/Yh+0yv/ 3Vf271t95/hX33/lx/T9DJ93iOefPEkryTDOYrxBWkuKRlYlj3rb3Cb9h57wzQ+/7wMf/NgfPXbr o6esu+ed9/zdmY9tP3nqltd/y+3xjdccTe+776Q9/5iWxy+DagJr52FtCKaC607iXvZc9Ok1or++ H7E+hCiHYgf2HYAX3QBXH4ZYIdbGiCe2EdsTxFN6w6yBaQm1CZqEjYhaGYMuuPGMfDJDeo9JUmyk SWJJFmuEEoxGBcW4ZqGb4a1jMqlCnY/HW085q6icJ800WgjGk4reYotYCC6ujVGRIlaCbi9lazeH xjKeVORFzWXXHMB6wcb5Pdr9lHZLU41rvBckS5mUggOikTe9/EUvsMXG3j13XnhmIHgbx8WXnrhE vOCKS8WXLCyJa/KBuLfZ+a8DwPe89Qf4se9/2/W9s5PftP/7+684tfVxMXvhYU4eOIQ1UFlLYz2V hRQQxnHKuObBSH3wxMmDb/3Pv/17j61fXPXMYG97aAAurl7wdzx2387iDZd/6vpXfsUR9Yn7r3Tn n9RyYQnMFqg26BYMNHJlHfmpUwjvQY/BFHDFNXDLVTCdwqceRTx4EbEzC0JTYxBlBZMKChPuKApc AOGhAt1q004biskadZ6jypSpjKkAoQRJJIkixXRWU9WGhaU2ZdlgrAcP3nmcDx1NFWukkjhjyZSk mjWUziFiTa+TUs5qNtYnDDoJo3FJXTZcceNh9vZmPHFqlcPLXRb6CaNxzeb2lDRWZJ0YU5lOsVHd 8LLj15iixf13Pv5g8/k27Qbgl1jc9+bBzde+6KU3H3n+C599+IXHjh++un3i4PU3XWmP9RdF9+JZ f3YuVn9RAHjLd37P0rP7h743+tM7v2Llrz8UPXpzi0suOQK1xzj3tMsmE5KZsTxmTHMX4i+jlvyh d/zG7505d2Hlc9a36xfOsbZ+cXzw8svvOXnNTZeIhx49KYfrmkSAmUK7D7ursHIeuilkKuT045fD kYPw4MNw5ykomiA8LQ1gfyf0GkYTaBpox9BLg4IoRbgqD1ahOoK2bJjOPL6CyCuGQlM2Htc4kAIt BWXZIJQkVZLpqADjUbEkVpKmcTjvibWiaTxl0VBJgVSSnpa0E82F7RktJemmmtPnRySthGtuPMjk wpDxTsmlR/rMPKyc3WVrZURTWXrdFG8dTz602RnuVc968c3P2x4sLd778Qfv+Kx1fAld8f3tF5/4 2he/5Cejb3jJ23nFi7/F33TDG6PDl76xfezI666++Uuv+upk8bp4c3vhAzurZ4HmGQPgB3/gh3jT N772jZ1TG983/sX3de9cvkDn6mNkXmP9Z8AkROjxr9u6eQD+/N5E/8Af/+F7zjx5ceWfFTdWLlzg /ObG0B86cfu+y559ONtauUJuPxoJDYgEhIDYg69Aalg+AdLBg7fD+hb0F2H5MCwsgHIwngajSaSg m0ErASGfbt/S2JAOagtxB92RROWQnbxGGUWiE0qlKK3DmXBJLTHGYqynMaFNLLUCJSmLBm8cUkpq Y2mMI00UUaKx1lE46LZiBu2EC1tTdrem3PicIywvtylHJa1eRtVYnjyzy3h7xmxaMR1XpFlMogLg n1wZdXJL9/IjV9z9Ox/9g81/uH6rtNI3tb/yFTd+8799K9/76n9bvPolPX/iRBq3B2lrYtP2mbVW duHidanrvVgvHHtBPNocpcONU+dCB/wLA+BX3vZzLzoydj/s3/upk49c/DtRP+cIg24XX1tCrw6U CC6eDVtzRugHtqLobX/+gQ+cWltZeUbK1oUL55nY8fjQs/7NE9vj6FlLeXQ8TYFiM2xcnIEzYSMl sH0eygbaCzBYgsG+AJC97VAV9HuwfwBaB5KIg6qGvRJqH+5QifCzVkLcBlMadktLYsFEGYUOXUrb OBrniaTA4VFKYBzU1qOVRHhPUTmkJ8jaxhKp0Eo23iO0Io0U6ytDLq5OOH71MtffcJDpsGRnp2Ba NVxYnTDZy4kyTVUbJqOSTj+l10oAwaiocU4ciePo2Bu+7DWPaB9vffr8/f5P6Gc37f/K10Xf+6p3 VG96xQv9sQORHuXI7SlqUkBZY7tt5KAt1NKi6J843r+y3b3x2ioeH9ncPPNJqvILAuBn/v2b3pR9 ev3VOx/+W3XmCs/g0MFQcs2/YgQSGDrLaaH8hpC/ePtD97//gQcefMbM9fWveINoqZYy25Nl3b30 VbPs4NFDqSQq1sDMIG2DjMBWoILpgqgLcRv6+8HXMF4HrwMYsgQSBXEUgDKbwXgWNK52C1oxRDJE gVoheh0yv8d4XFMZh3aaJoqolUDIENkaBzKSxFJi5/2tSIbuYl3U+HmFYKxFaU0SSWQkqWY126sj dvYK9h/uc+DoAr5sGG7mFMYx3J5R15b+YoskDZXApDTE7ZjlxTajvOb8uEIhlFLqCo3oferJ0cd/ pKn8N554xTfJH3/tT8+++RXHdByT3Poo+u8fRD+8AsMakWnEkSXEpUdpDi2QpBFLrYP9ntI33bt3 5vqbk30POxXvrFSTzw2Ai3/0icuXR+Lb/EfuvPJieRp/1X6ip+7+H7y48o7TSC4odffU23e9+z3v vfjMN/+N4s1f/5abb7nyef/L9cdOfsuR/b2bR4s9XZqEpbpBNbvQ5BC1AQsiCiFeeIg64f+G6xCn 0D8AcQxKBh7QGNibzqNCHxY6EAsQCrxgfpSDV0DnMNlkVkRE3pP6GKMkXimsFAjjKB1EUhBrGdxA 1pNoQV1byqIJFEMrjA+vk4mimdbMxiWd5Q6Hl9rkec3OzFADs0lFNatZWshYWMiojcOUhsp4Du3r MOimnFkZsbFX0O2nrOdW4v3hqwYLsxd0l149eOOLv8t+yQ1HklNPoEcNdl8fc+kBRBwhhjPkyg7y oRXYncH+PvXhAWprRHb/Ws92kiuODDfc+mz34w9URfNZAPiR172ZLztw5fOy03uv33v8vqWdSx20 s+DPe/qFAoPnrLWsq6gcY387E/J9H7vrrmd8+r/3DW9uH99/yTuEk6+JlLq0146irJuwljvUHvR9 gW9mWK9QaSd8Ou9CKMeBLwNX6CxDFEMkAjiGExhOoZ/CoAuJBqnC5y/rIDw5P7+AVhfdjBjOJhR0 UM5g0NR4aiVDqmssVePQQiIBbx2RkggpmE4qJAIfKRzBcaSVopzVyEjTX2hhvcc5aGtJXTXMdmY4 D4N9Haz3zKY141HwQpy4dIlxUfPYmW0Enl4vZatyrFdki4IXPHdy5nnajhfUg+eQf3oHIuviB22E VNiTByiffwJ7xSFkJ0Pc8QTqL+6Dg23cTcfQewXZuV3dHq7v+/raf/jn852NzwLAB7777e3BZvVa e+r01+7GK2q6P0EYj5dybqAOa517x6MqohDyvsa7n/+ZX/3VC19MzfnL3/2TL69r9e1ouW/fghLG C2aVQ2jBWino1ZqOyPFNgWy3EdkiVBU0ZQBC1IHWANIM0gjqCvZ2QxTo9MKpz9JA/oyF0RSmeXB1 RiqkBVOD0qhehpqdZzr2zIipjGFWS3A+dPoI5R9CILXEWYfzoeVbzBpsZZFKIGoDUpCmEUVe4ZWg 3csC7wC8tYy3prjK0u6nmFjhhGA2rZiMCg4e6tLtJFxYHXF2dcyhpRadhTbrM0PhEM+2ZXKUkRZ1 DGrOg0YCeWYNef9F1N3niB9aQQhHc+V+zIuvRs5y9C+9F9+JcK/6UvSZdZ78xK2tnZ7g+mNHPvbX G2tPRwENIHYKxPlx5qoq4nAL7Rusc08DIBKCynses449aSloHv3Ag3fe+8Vs/rt/6lf6SuvXIt3R BS3JEkFZWbKoIV7qUB0zPDQr6fspEWcxZU3UCuHbWYOUNlQJUQJRCtMxTCfQ7cPSUpCCGx8mAmY1 7A6DGbXdCgBxYm5E1ZBXiH6bpUMnGY4eZmZ6LMgWXsL6tCGKBFGiSLSkrJvgHFYS4TyJhDjR7OQN /cYQCUFkPbPKUhSGdhocyd5DUzSMSkNdOdJWjG7FKCkppxX5qGRxsU1nX4eVrQkrF4b044jFpTZF bSkax37bcGQhQxy6CWQcQJyXMKoDqfXA9hjObaFvewgtDf5rn035VTcTdR36Z/8YZIT8hhcS3/7B 7PGzDz77uYPFQ8Dpp/ZFAkzWRh1Ke6BaVIxjqBw0SiLmGSDCU3rI48R3tHzs0XLvTzeefPKL6mdf ffzal05K8WWRkiqKoTaObqY4eqhPLD0tBeVCm8fjw5AtIJXBTDbBeaTSoCLIuiHvzyYwm0KnC0uL YaNxgT9c3IThMKSAKAvkUM/TgTHg6lAaTmpk7ygHDy6i6vMU1jCIJUudmNLA3shQ5EFWNo3FG4cw FmE8KtYoJamtwEpJLUSwm3mP1gopBU1jGO7MaPKG/lKLtJdQzWpmO1OG2zOklnTaCZOtKatndkkQ nLh0gBAwGhUcMA1XdCJ6y11Eqw1tDdIHHqNNiMuuCke4n8ISwAzxrj8g/S/vxz/rRvw3fRnlz/4W jAoOf/mXm73p6Pxtayv/yKOmAdSwuAIbf2XTzmmcwTkHSs97xYLaOXaMQSbtzf3K/ejGbY/8+XB1 +IwB8MQffuRAS7e+YS+3R6JIEiWCRCpanSRYBWY1ZlbiIslWp8d0uo+umDIbz+h0UlSkIelDuwtN Hcq8rA+dNmgZFmNawHAUyGCnA600nJLGh7BfW3A2mMKFhLyB1NM6eJwDW3dw9+4j1PUh+t0DDNox k9oxKS3SO0Tm8VrhjEOniiiWRBKsDZYyZ8F5j4oVKtM4azG5wTQWnSqKosGOLU3Z4KUkTjRJJ2KW 1+xtz0gSzeL+</text:p>
            <text:p>NiKS7AwromnJJYOMQ0f6pKIJJ13J0OeQ8y6+K6AaBqEr1qA0LPThihzx4b8j0gko mGZb2D/+U7qHlr3LstmvX1yZfRYA8FY3jJOcHazwRFLNw5hHCsnMWTaFY8vU+R/eescnbr/ngeaL Mh04sd8ZfblWyG5L0IsiVByjIkm+M6EYl2Ad/VRRtDQXigFXqg51usOoKFgYDBBpK7D5pggLYGVg +MbAdAbTKvj/O+25hhCGTxjn4XfkvOBxIvgVcVCUqHaLI4cOsze7yH35lHONptPdx6ATUwBT48kq S6qawPqtJRYiWM2Ew4tgDxemwSCIlKCpLZNZhRRgq4bxJEdFmiyN0K2YNJYY65iMS+JuwuIgozCe 0aimUzQc0IregQ4H25qoduBtSGt5GcAeR0/PJeCm4XsZheEbncDBLnz8/XgdoRbanH3ok6j1A2Lx xLXyKhRnzz/xjwHg5MTVkbWzxFF5SKQMeQ+QeKxQDKUsR9aeuv7YCfvk6ioXVlefMQCGFb4XCyel J1WKSGuIFeWkYmdthp2WRN0MWxlGdQ6ix+FmQNYeMxvVuEKg4hpmYyhncxNeDDMF4yKQvqwTDCGF DWVh2cxLxPkkiC9B6FA1CAdOQiFBObLFY5xcHlOtl5xFsTsbU9kFltoCpaCqHKYwJD2FaxxNpFCR wjce56GoLc56olgBkipvKIYFWgm0VrR6GWk7JlYCryRVacmnFTqL6HQS6toyzhtkWXOgNhw/ukCa SZK6mE+xWMhrKPNQxUQ+dEi9C+kt34ZyGvQS2QqX2KUYb7AtFUUnJo1hudsijTWfFQHaxTTSiUEr jWtMWEBACoHznpH3OOQjqysXfvjWu+/avbi69kV1nBKJ70V4p6AlBTJWOGvYeXKHydaMpaU2JZLH zg/ZHle4SHO+WuLKZEzcHzEZTRiMHUx38I1F6HR+oquwya1eqAzyBmwTlMSqCf+vRPAQNGXQD7Se y8UuqOSFR8Ql7VbGkl7HsoD2i6zWNZUN9q80FjSNRdUWYo2pDY0I1WnkHI31NI2j3YoD9mYVpfVk EtqtmE4vRcQKbx35sGJa1kjjiLspZWGYNZaidhyZlhwYJOjljFbdoEZDsAZ0Ovc6zMFg3NwXsRPS m7dQjqDYhe7BoKMkLYwp2KymVCJhMYnxo4LY/uP+kHzrC7+x020feKGUUcd4wT/8uQCM94ydYeyb 7qGDB5ePHjz0RY+TNZXD1Z5YeJQKPfbh2oTTZ4fs68UMWjHbK7vsrO7hphVTAefSBXbKZXSkqJSl LKa4fIytp2DnZWEaQZqGDS0rKEqwdWgt40K0KGfgypAGzFxU8nOQx+FlVI5ExwxSRWTXOKgU+1OF xzEqa3InwlBr1eCMDeNrxuJ9WHs8SClQeIqypiwNQgna/RZZNwYFpqzZ2Z4xGhVUs7S3H7gAACAA SURBVAqDp6oNedVQlgYzKehXhqWDHTr9iMiZ+UxlE3wTrgkpLskgSYNIpjKwFX6yS1HXNNbhZ0Mo J6Az4qyPbvUpLVSRFMml+yPZa/2j/ZO2mHWVa55NolIvCATwqWFK7ym8Zc85XwsxkUohpPyiAaCL mqapaQx4JWlmFRce36bbjlg+0mVja8L2hT1SD61ME0vPRMNZtY/S9lEtRUEo4XTcnpdzAlQaSsOq gDoHWUExDaekNrC7AzubUBchN0o5H1YOriGMn3OJLiJusTDosRRNUXaDNhGtNEEoxaxxFJUNKdEY GmOpjA+lvhY4INYCL6AsG5R3LHYS2llMrBSmdGzvlBSjEttYXOOD1aCxuMZQlQ0Ls4KD+xO6hxdJ vUQICd1OSG3Wh/Bva1BxiH6iCSe9vUCDZ62u2fWa2gWe5JVD9tos9DJ8rLkYRfbxhc5smkb/JAVU uUNVDQudkEe8f3p+PrRWBFZGTnjedffZJz9521132c+p8n3Tt8ram0jGuv7Fd//WP6oQZrOaVOeg 2pi8YbgxZTypuPraZZrGsbI6QtSGTj/FpRpXGaySbMUtNquDnExyVNaAi0NYLybhyieQJCEWa8IC PXUPzkNVhpZwuw+tztwjoAMAyiJUFIR2Md1Fsm7N4jRnb+csPVLy7CjSOXxtKMoSQcRilIYRNmMx QuB1IITxPAI0DlSsSdoJcRy6huNhQTWp0VpQNXNBCYHxnqK2iKLmaCtm8VgXEgOjKrS9IxHK3iYO 91ZXc2W0DPcnBcRd6A2QVc64NqQyJllcwqSKoW5oxhJy507DHXc9eubX7v8n7XpNryc4cEg1akRT NETiqQFqgcJRO4eQ+uzAJ4/8/V/91ed8esf/+uYfFz/8P7z6S1Qr+R9HpvjlOx9+4NO333vn02+k nUPUEpNb8tiysTal344Z9FucPr2NmdUMBi18K6YuGia1oyhrJkqTih77pjGLcYnJG2JP0AOEgnIM vgNRK4T4ak6MGgNNFfJ8lEFvMYRO70LOnO6G187HvHERtFoQZ7STDgO9Qsfex8E04UFzgNKD9hF7 pSFJLR0p8K7BekFeS6z3GCHxzgVe1s2IhKCsHdOyZlrUSBuillRghcBZhzGeIjcsKc3B5S7tNAoa xtBAkYOO5v0OBWkLmglMR6FB14xDy1w6FJJB1GfoJqFC6C5TMObM5ga+rukvLoynsfyt0yvnT/1T 8i7p9Bs3WNi2trCmqUmkZB7ZEEDhDYWS3sVa/cBX/fvPE+NLojrfp6fFG5aIf/LP/9Ov3fCC65/z dKrotBOstVR1A97ROMuBIz1mtWVzZUIaa1r72qSpwtWGZlYy2p5QTguGSnPRHaBCk5spppiElrHS gfCZar75k/C9d/Myz4cO4uIx6PTDYhZ5SAnD3eAualxIIc6HLqJSRGmLJM6omzHReIWjSiIijc9S 2mnMtGzIG4eONUoKrPd4FdJAbcJ8QSIlTsBwnNNMKrQQNCIUHtaBtJ7SOmaFRXjFcluzmI5Q8QTM XLRq8hDhxnuQj+b3lYYuqCnxkyFmax2/N6KoBUZqenGbTu8gjfdcHO2xVZboVPmi37v3zo2Nv7yw tv5ZfRt5z8rZnbwcv9/KaOQ9VNaE9Co+Y6o5KNvV5fERc9f5z9P4GznYmjq2h4Kt4SuXCvFTf/aj 77zhlquvFwAqr20xKqzyHukdURLRaSdsr4+py4Yk00gtqQpDPqvIG0vW1gx6CWjFab3Mpu0hUokr JiHPy/np9RaKccjzzoRLJbBwEPYfDbl/tAfbF2FnDYph+N0kmfMc5iy6AQNRK6MXtZFeMxqt4csR +yMdxh6TCISkrB2RjBAqBgfCe0xt8dZhgdKE+7CloXYeYx1ahvExU/swUOJg5hQLEdygz9FrrQZ+ MpsFIMt43tSqoZ6FnkhdBbAqhYtSrBTUVUVdV2QyopV0EWnKqBqyawoWOi02F/r2Ps0f7pxf3V1b +ezSXX704U+yUWzNrGhsrD0REilCddV4SKLIp77625XJ6cc++sgnPg/NFwgTK2ZecmZbsDX5uqWk /dMf/JFfuP5Lb7oF0+5ESulE4KmMZ6kdMyka1lcnyESj2jHeOKajnGGZ45Vl30KHdjcJJ8krLtpF RNIOPYHxTsjfUgUCmA/n+oAPJVNrEE69c7C9CtsXYHc9hH1kiB5xHKJEXgSBpRFQNGHwM4lpyYTU DCkm61hraQsovQzPOBAe6z1493TDyAuB05KqslRlIIreBaJXPpWvK0tpHVoragctO+M50eMMkg1E tg986zMupmYGVR5q+rgFppxXAzbMPsQZycJ+ok6HThQTxxqvFM7XjCmIMoXqxDyZROfXlTxVJ9Hn FO8kQNrtR6rVTfECDWjniZ1HATPL5l5T3vVXd902/Xws/+8fvNU31mwg5RkQcH5dMK6+ZlG33vlb z3/Vqx+5+MjLq0RcN608blLTUoqtrRlV2SC1QHpPuVewurvBpJmy2OuQthKcsdiixnnLBTFgt+lS R+DqaSCBT1cAk7BgMoJkEIAwG8FwA4q9UCFYH0591grVQDUnjKYKQBACSqCQpJ2UbpogbEPUbDGp ajKlWJKOtoQs0SRKYIWgkg7pPPuiwHWmtWfWBHuZsZbahUWWwMx4RCxwStHkFTeosyxnmzToIJKY uaDVHUB3H8gkANv+A/Jn8qB+IiHpILMF4lYfpEb3+7DYwmpLgmAviZgp9fhkMjl39yc+4T8vAEiy kdDxmpjnLjt/lEokBaCK7catf/jeuz9v3/+jD32SrbXRE2Y4+ziJhmEB53cVSfIVh49e8nPyiQf/ 48bWTnd7u2BzWDCtDdPVMRiLUBJbWS5ubXBxus3+bofBoIt/WkYtybDs7/fY8xkj6/DChlrXmvnJ qOcSrwqmkXIC073QNLIuAEPPy5+mCOG0ykO6iNIwpoYL+dd7olabTq9P4iNa9S7TfEpuPYsKGqUw UrFfeDqRpHEejGORYFOsG09LSFLrmFSOgmCqiRqHiyS9VOMrS78sWEpqnBdgPKJsYDSGvXEArNLQ XQxEr6rCppun0kEYpEUoUDHWGByg2gvYVIJ0TITgjJJ2q2nOPXDffcXnLdHDmmw+Nil3/ypV8spa BcHJe48Qkp72Mqlr+YVq/WpvrVF2MGZhYMlixWQMm3uytXjo2AuPXs6pC2sUBzJGiWBczCimFVGm kV4wHhZcHJ5lMc442N1H7RxN1TCbNdTGcWk3JdOKhVZKnLQZbTv65RiVBxAFDVyF8FiO58YP95nR R0cAhm/ANHNAJCHPRXNp1JjQO/CAGpAt1PS21ohmU3puyBOmx5KUOBFGxgutuNQ7vNXUxrAUOdYK SdE4rtCWjUIxM55+KlhWkn3GMhbhY2TljMWsoJNorIG43wfdgeEMqimUKnQ/pQqahpBz82t7vtg7 861TYHPqaoaRMJ2tcn53G9lOKfod1pytp031N+dXVj/vsIAEaIabZZVXjygf7UTOIV0gLUjQQtKR X3iI+Ns++AvD8WT34zi7xUIfCgenH0fsbrJ04gqubjXI1U1cZUi0RHRjRKLx1rO2uY5rBIcWTuAj RTUtmI4qqtJyZNAiSiLqxtBEy2xG13ImuYJ1FrGTYXA9R/oz1jDvn+pwhLwrCCqacGHBkja0utBZ DOXkU/emo7lQpKHWRCJjKe6w3+YczIfsec+mF6GakYIdpWkpyWEt6SWSBV3R1I52BG1y1kuDloJL Y8GVscLNDaa6ckSmYn9Wk6qaOEpQnQOhlJUyiFveh8iWT4OW8VRp612o+307pDMhaWZ74B06inhi a4XTe2MqrRgJYaR1t8fIR9e3Nv0/C4Crfu5n681m8kBMvdaVgdB4IVDOUdYN2C88svbRcw+TPz6a sFtWHOhDFoe8O1yBumT58n1cpXZpntzFlIY4i5BSMB5O2So2ibt9+iplNs7Z2SuYVQ3dTsxgkIII mshZk7Jq91HqwzxuD7AznbN/LT6z+c6ElNA04fKBNNHqQncJuvsDqaIJJ0vNH2QhXOgfVFVIHU0L lS0Ta8uBZsiicVQaagHeerasxwtFPxHsSwVSJAxpOKAqjPWMnaPfijmmJR2Zc1qEDmZUVEhpGegJ 0jR0skWUl7CzG/oVKg08RmVPP4EE7wMPGG2EFNDZD1kPP9vBFDO0jjFpglrucf1VhxGZYreuL8ZC /Nwv/vZvP/jP7dvToX1WuWFp/VYshc+kQPnQdNK2wZvqGUm+1an6ITeZfgotg09ft0OO3TgH7f0c uf4w+4p11h/dwleGojSs7U5oiEl8xnZesz1ukA4G7ZhskJKL8BAmh2dSVRjXsGctIzcmb6ZgCW1i nsqRdVD5vA9pIe2GiqDVD/oB4emhYeTHB3BXVXAY5Ttz+5kFoRCtRXTc41C9zmX5GJzAiLAhjYeJ 8eyj5mhcY6QBFXOs7RnjKXTMsURwQOes15LdEk7UF4ntDpe0S7qRDWlWSjAinHhTgp0Go4ezgePY JgBUabyp8ePt8HMk9Th4CCMZ0XQFnUMdlloJE+sZSxVNtB582S23qGcEgD+59/6Hh5b72ir2CaA9 KB2RRbHLhHxGU6unn3t2Cz1a5cmtufkyDn7+2RQ2N5BHjnH5SUE22mRyMWe8m5NXFuEEpqxoGkes JQstTbcV01LBZz+sDetFFRpTVcN2uUkV1Ygkmj8NKgp1sy1DuI/T0B1sdYN0rNuBJNq5DwAZegCz IUy3Id8LvyvjwA9kMJkIrSFbpCPGHK828BYqHWYAM+cY4+iYiCO1p3YKoyOWU5iZGKkEVwpLJDR3 NQn7/B5HintZFo9xspUTEdxFopi7n3U0N3qYcMqtCRufz4JopWNEq49wBsocN94ir6ZYC7QyTCZx xlGVll1gIkUuhai/9EUvEs8IAL9+1232nPcfj1Erraes4BoSqZcGUXLT973iK7MvBIAX3/xyRdJt GOWWaQFFER6m2Ophz5yCSUH72qu54mDJ+voG42GDEJrIxGjfph8LWomAdoRsxyStCC9gpzLMnKCx kE9nJFYw01eypY/iZRlk3rgViFOaBQA81TFrcrB5KBObSSBZ400Yr0K5B9VesImpZE4O1WckYiER aR+RZhwsVrh+NKZbh5r+mLBYPAWSVIXH3S5pgfYtLrgWx1LF/rjibBlxDsV1bo3I7HFCV6S+wFSG uAHVEFJPXQVQ2jlQXRW0jrgTQJtPwmdsDfC2Jh+tI60ji7rQ30+hBALH2Dsm1jTTqvqb1bW1D/3u +95nnhEAAM5Mt/9u1ZS36gajCZpApkRXCH/dFcsHOl8IAG9/4PZ6siX+krp5FG8gN1A2yO4itS2p H7kbEe/j8OXLHBQr1KMpC0rRy0LNWzQOESnSdkon1UjhKcsaYS3eWOrGBacSXdppn1F2lMLbIFu2 l8KJf+qpoMaHaGBtIFDlLJSGk81wwvxcBpYRqE6wmydx0NKffpSsAN3CxX0W3QUunzzBoWlBZGBR SfY7N+cSNc4artRQOcFFoXhOZhEYbmsibnJTDhdrSBmz2FpCV4ZOI+hkA0QcBx5j5jqNN+GCkJKK Pegsha3KxyBjmnqCbUoynSL7ByjSjMJWdIASwZ6KI7Q+eGx5uXfx9GmeMQDe/fFPjbb62e9bpTcz B7GDRIISorLe2S/4NJE/+gXsTj7EUIQadb4JUpAcuhS7toJbOUd29DK+5IQgadZxwtHpRCRZTK+b 0utltKLg8C1nBl9Z6lmNqR0ykpQiJkpbyNQzlSnbJgmNHzk3jop5bmf+3uVs7iTKP2OeQM5tYyno LMwYqPlyOD9PAyqsThSjoi4yyThgL/Ds6Vkub8a0hOSYjMikQ8iGBWcZCMO6jLgq0Vyic6Y+pmNr bqkepcjXaaWLRDpGG4t2HqHn5agP8jtyrhiKKHQtnQ/Ravh/8/bmwZZd13nfbw9nuvN9Y49AozE0 BoIAAQJkSEokFVFUpKgSSrGsWBbLcewqWVacpCJLieI4JbkiJ5ZSFaek2FYcJ7EGxyrZcSxFlihZ HAFOIgGCmIFuoLtf95vfu8O590x7yB/7PDZVFiMOIG9VVzfQ9773+uy1917rW9/6vu2Qv0QaX85x jUchiHQXPxhxLPeobIVwgrkTeBnNO1q/KrT+U6l7fywAnrp6nb//4Y9/eDaInpReNKpxDIRiRcfr iVT9ryoTjGtJ4wOiJFpaSWMQToBpyJ/5FD5vGJ7d4P7OAcezgiiN2DjdpzPKUEoSNRZTNTSLisW8 IkeiU31rZHuUMLeC3emUBSWuXgaY9ITz50xY/KbtDfgyFOAyAt0PD/3kIXvZXhN12IllEaoHaO9m hdAxcTxgIEs2qy9w5+TzdPIDhq5krEDiGCLoNRrrI96VGVJvuWpS3mWvEx8/x8JoVpNRkKhv+ZZ+ chCEMLvroQwUPpSqWrWdvghjaqr910MQZ2OMqfC2IVEZorvGIi7Ys7skgtCd9M455z5VS/H3fu6X fungawoAgCaLiq1B8gvS2+e08147x1oU/9vnO727vpr19+oIZBF2WNJpMfmKxeWn2bp2hWsvPUv5 /FPo3ib3nk05tTxkmhtM3VDWDSPrycqafFYwLWssMO6G6dvFskH0Emok09Iy0DG5HnOwyL+sV94E eLhatvW/Cv2BqAtJrz3m0/BL6jZhbKuEwWo4DZaz9rjV4XNKI1RgHzXKostt5MFz5HvPothF4NBR wAfG3rGmchZWE5cLevOrLBY1G0mfWAEqRsQddJoFWdsoDvB0moVnRjsFpSVkI2onmRcFrjgGZ5Eq JsITJV3KgWLPbxFhiaWk9lAglsb7Jz/75Ke+qpG9fyMAfv3Dn/C/8S9+7wsO98uJd4c9Z9lIsu7p 7OzKf/KeD/6piOBT072orpYK6wJdqzvATRZMb1zneJETO8/81RcwS8Pg9ovcM5ownS24trNkb2eK 2XuV3b0b7MxLPIJRpqA2HE8q4k5CnEZUtUEsS+4ZrDGLzvPq8S51cRiSp6YMR72tw3+rOLSF4yTA q6LdYbRTw1Ec/r9zYedHScDjpWrr8C7EA7RK0VGG1ylCaPo2Z5HfpJnvhF0ra1TkOa0NiauY+Yhu cY1lfhMfJXSyBJUNAsYftce+biltBM+CAAad7CQLWUayeookimhsCYtDTFMj0DSp52rnkCkFKYoI Qe4dE1xzoPzBAu++rgAAeHp/v/q9vb1/Vkb6n3gZu8QLWcfyA1vVtZU/7Qt+Ucd7M9yW985RN2Gu ID8mL2rObGxy+0OPkqwPmF15HrIRb7q0wpuGlsIKZouaq3nJzEv6SUQvkVgH+0cVNlKkg5Sut1R5 zcA2DIcRy0wwredUs73QJtYtR15EYbFly6n3LkDBrg5B4mzIHRYTWBxBMQ2/l3nAFJQI+ILSkPSR SUwnC1wBlEIkhkQ3mMUMXIOShlNRzYpc4K0mXRZk+TVyW5PFmqS/AePzYbyttw6D05CNWlr7LFRM /svSLBsEtNVog+76HYCmLJY0TYHwmjJNWciaVJ5Q70MPp+vs9s2t67+ztb39Vc1t/IkgwdXZjO3Z svj2tzw22U3Ffa5anrttuOmVSn7/tYP9/Z3Z8Vf8gq/E8eyd6ei+s4P1x1SmIpKIeutlFpdfY/3h R8nufRytIvLdq3id0Ll4J9045pVKEsUxWg7pdTt0E01dO3aOa6SQbI4SRrFC1Yb944rHxoJ40MEV M7r5ayjrGaxsIpJuWHClQl0vZEiulAp/9i1qqEQ4FXwLCokga4tZhlygWoSTBBlOgnqGdBBFKY2z 1L5B1nXQBBiuIFVChEGJJjiSTA9YzLYovGU16dIfbIS6uixDdaFaHwNrW4ZvGWp/2ZahjjDMYhtE d4SMUqrlFO0dYq3H9bGnxNJVoVprHOTem9Gw8/FPv/Dir336xZearzsAAK7Npwghb3x6ZfzKHdHw 0tnR7W9+0+m7116a7P7+p6+8+BWhwcn+Nf99K2vVhY0L74tGq2NRL3FH10mKYzr3PIgcbiIm+9im op4ckHQH9Edj9uaOSQM6UpjKUlaOw4NjusKwsdGnmymU81w5KjlDxQNnM14pNA+lU1yxzX5VstlZ RcdRKOVUC+ioVjFE6gCvah2OYH1iJNMehIKQMOqspY+dSN0X7TkZgkeoBHAs6wVNbYjjhE5nhIjT dvIoaChU822O8kO00Ix7Q+JIhPb0chbwiHoZiKlRC2aZNghO+AqScCqV00DQ662grEUIy9G5iH3d kBIm4DWeCkHpZG60+ttPbd147otbN77+K+Dk9YtPfNT/g1/8pY+/btd++iDSn5Nnz3/3z/7kz/3g r/z8r3S/4oe+/4z+iaOPdD/82mdlUPF3JFGH4ZmLKB1DoFSCNeTzObsvPQ0+5+2nYkTjmE8LGuOY lgYvY1ZHXdbHHWKlePW4xFQ1j62nvFxmDOpjRmmOTDsUpsFUy5Y1m4LIwvBIFINPwOq2vEvCdinq QCWv61Bu2aatWnzAEKQMgRJ32p5BwBhEpIjjDG2hbpogHnUyQn2iamIaatdQe0dHa5IkDZR0Y9q2 c7s5Y92Wq3XY/c60gJALAYvDLg7xy33cfA/VGSHX1vGxJAp8FJQXaCGIBH4Jrz87c6/ul97yVb7k V/OmP/93//OPv5CInyqy+FejOHv3w2997N6v9N5ffuvP3vfO+374p58qJrfbxV6bfIWFp2zCoSO6 +LygqBbsHe9S145xr2Ex2eZwXoRuofIMV3usjPoo67lyUFDOF3z7iueqiMmLGfd3djHLGuFTlAdP C+6QQjIIhFAvQtdvsBrYwXEajnsRh3IwCd5AdHvhTlZpCyS1ffeqDKWia8kYLphNqCTDCYEwpj1t dDt0EtjJRb1EWcMgyYhUe/TLKHy/tBd+Pq3b6yAJFUo2DCtSFq3H0hokA1xVU013YDHFAEZolBDE LXlXegUoP/f2hX/5Rx+/9qGnPvNVz23qr/aN7/+xP/vEs//8yS+q3fmZ454++hNFpd//l8Sjqw9+ 78abLzz+3LNfZDorSEerAcTIj+BgH07XyKhLJDR5lRPFKVJk+GZKVVynie6ntAIVawYdjbKG3e1j JrnnQkexQ0xMzbtW90jKgmrpcNaRqAhNC/JkvfBgGxHKQS/CAve60CSBYUtLI2+qkHw1LROXAAGj s3AqnNCwXBPuZe9B6jAsimvt6OSthXQNRsxZljlaS+JutyVvEEribNTW+SddPt/e/W1FogmiFk0F 3QFq4xLVtWcwTYmzOTt95V3cEWnd3myAsUHCfk2prCel5Gt46a/lzW/6/nfMgD/Rz++Re94k3/Xg +99eLpsfuPvSStqkD3P5lS3W8xLZXwtHabEbGi9ZHyE0TEsqIWgmW6RnzvKec33+YM9yJKAfaxaz huvLgp3a4ZKIrSThocTwtuGEnjcUhSHxjsRYUqsROgtJlGrHqUQ3TA8VJcxmgWunTq7+lvio27a1 aCBqx8pE1AJKIuzSkw6ibEA0aNWhF3WZKIU+YSgLQqDIhMY4pDF0oi6RUGHnr22ExpSQ4cg/yT9E m4kJ0X5eBlzAWZjt4oVC6RhlPLloDp/JxN5blLg9RnQq0ULjsaK2xkWNuJEgv6bB3a8pWr7Sq8tF /sp3/Mj93/nWO3/h7B2Dh2+7Y8jqSofXnMCWVQBZVk/j97fh+mWwDZHPOaM90/0D9mbHiM4GD59a J4stTgrKouFqYXgWyeEg4fxawr932vGelSkDUeGLBmVbD8CyQiNCBSCjdvpHQtYNu64/DA/1BN+X MjzgfBag1vlB4Bg6E4gHvmXgIFswqaVHR20OgUAqTafbo9sdIIwPQ5xxAnGErZd409Dr9NG0u13q cJ0spyEXOBlwjQehZR21k0u2/RmTHm5+xOylJzF1hRaw2N3/PV3X/5G07uXEttR954gc5MbM/9XV K//kuZ2d2TftBPhKr3/n0Ye633Hp0Q+c28ge891YHR2WxFoyuG2Vo6NtNjsWxmeoi08TXfkCcu08 0en7sdvXqc2ElWQFWRVEvVOsjw37XtI4Sa+veHzc5Q7ZcFvfEMclYuagUqjS44SmtpZlU9OJM2Q2 aO9gB0UVIOCTzFq32bWRoUchVEAqs1aQqjo54k0YMcOHz5aLgB8IHdRMpaBpCqZNjhQ+DHwoIE1C LrGYUy5zIhXTS1upmKYKeL4nVCjpCnTbXEDIkB/41s/QuXDyqAi5cgd26zJmOUFkA//y5HierL+5 iCPplctR3iPaYkYZ7/6t0aj8mZtb/lt6AnzbQ4/y5773vbetnh7+kDNWUTncccnGSNNdydir4/AP 7K2T3P4Qsq5h5zK+f5o8HbMed+jEGRhLFMfcrkKdUKQJ94w7vGct5a7Uk1RLRK7DeJjzICIiGaGc RQNRpBCqnf6Z7Ydf+fyWxtCXdnTbL1C+1RO2t9hDzoQ9IVoU8GSS2Jk2uXRta6PhoLYUdVs5yCjk FU7AfIr2hvXROCibuHZIpTbh63bXYHQaxmeC8GWWhQQwbqHgcoY/3gmQdn9Md/U01hqMLRY3R7yi H3pbbrprC6WUl0IgpabCYLrDpH/xnq95Q3/DJ8ADF+7svuetj/5gtze4UJclcVETRZJ+ZZjNKuoo 4UGVhx108WEQFcyPEPMDTmUdNjfPo0UCRYXIrzGqFVquM8HRAG7hKaYVnaiAqG75HG1J50wo9RPF wlU4U6A664HyPd3HljVCaeTJaFXUCQliloW73+nw81gdmEu0MLJX4fvY8lZXsarDUS3AVgXL+Rzl Df4EYJISFjm+nBErQZoNEKptNsVxi+zpNsDErbwi6gSTTdqEMNJUr3+B6tozZL0RplwQ14Yd1exc P3PXsx/7P39x6ycef+Sf9bx4IBZ6LKVn4R1z4a+vDHr5tzwAtFRJFnc+AD6xxrFoDCoWlBNDVDZM vWDfxazLCgZDuPAW2HsdqpyVwSqsvAmiLn66T3GwRcM5GqVwsqG0lnnu6FQFxh0UGwAAIABJREFU aHeL/mXbck8opE7pdUccHO1TTG4QjU7D6AwUC8RkhhMlTkXIcg5IZNpvBSQHkPRv3e+ZBj8IC698 UN2wg5C159NAJ48ycDXOGXJb0XE2LHLWCTu9WFDXJUpHyLjblps6BJ12rWCrbGndNVRxC0rF4d+l FaycJyqWFC9/lp3Dm6R5To/YPpXUn/g9L5/88B/8bvNoYn/z3z111492EzU2SKTUyGr6W595ae/a tzQAfuwHPij+u7/4X7w30WmvrJuPOS8e843vCgVaCjqN4Xrt+OyR4r1rkoxF2Im99cDd7wyhPw7Q a9GgSxiLGocBFB0rkHaJpPkysEa1SVIErkETMe6MKeYzdveuk6RrxOMz+KSPXxH42YRmGebrHRXM 94hnXXR/iI86iDhBKI8XHiESRDoK2RWBc4/qhqpgthOOZ92hlhKHDShynIUFLpf4aoKty+Bi6kzo KUgTJn5c0t7/w/B7dJJoutB/WExDTiI0Skao4RqL6y+z5j0l5WuVEb/24d/7hznAJ3cnxftui5b9 4Lwt5tbj7Kj+5Bf/yH5LA2C5zOVyNv3BbEU8vbu3/7+v9lf/qVDBrD1WAuU8m4ngwClePHA8tOaQ SkInCw9U6zAKVc0QDjpxwqDwFNbRV5LTEjpNRWyXJ4a/ELkwM2dF61WYEEvNykrJjd1rHN58kXFj 2S1Ljic3mU0nTBcFPSUYS1DCo5UjUilLoRl2B/QTwayG2HmGK32S/hiVjJEyBtGWZqYAs8TrmNpL fO1IeilisBbQzXLJbDkDU5Il/bC4MgqZvvNhagTRXhcCikWYvfMuNKTSLqSDMMJWz1FpRqYEx1Mz e2WY/aOjYv6pk+ceSbmMI/l/RULc25R1piV0MhHFsRff0gBwzlPXpvTW9WMVZc4L4WhZRLHAWMfG MOXi+oA/+siMga25eCFGROMAvhxthww56oJY0Igxz7kVnPQ87h3nTEXVzEnqKhyZWoEahju6NYNH SETWoxedYVzklFWJMA39ZsFevs314y22q5xDpxjIhNsSSV9qtO9Q0aAnjogIvGY1W2FSLnBqm8HK mNVOnzTpon2rWKpjEB5T1Sxp6HZOoToDMCV1OWd/PmFA2084SR5PiCknlciJWOV81krXLQIc3enf OhGcJBGKWCUsanX0fDn5x/9o78qX1L0mpm5eLZdPd3Q2TYXOIuGX2i/2BUvzLQ0A42BRu4k38p3d 7vCPjPUT6ckMIJUk6caMxx2yRBJ1NJ+8tmA4jFlbc7BxGsZrgenSOEiHuHJBIRR3FUsuoejFNcKd cPuK9jhu27R1ETL4rBuGJaMhmxcfocznqLpiJTlFRwvOJF1M1fCxoxs8V8HnraCfzznbKRhHKVZA KRzaO240RwzqDiwdV/dvkPY6jPt9LkR9tFKkw8DKvb7cw1LR7a4ipMJ7R75o2Ds6JB1kYWpYxoHL H3dC48kD1EHarVy0wWFD3yHSYBfB7aRpQCeBl2oF/aSvfmRnmL1WLXiK0IX93N5l+9v74vl7N97x YlerzZFQr+2XfPp/+8Rnym/tCSBjd+zVRxHi/UqJs940UiDwXqC8oJtG9Acp+bQgijX7WZcnXql4 jxcM14HBODyY4z0QHZSqOdWU5HWHSlsaWdHzdSDKONEKPZYBzq3LcDSLthluGqTO6Kzd2UrJebJI c9oYpssZ5+a7xLZkfsdb2Vs/zeeufBj/+svcFnUZKcFK3CGmYrmcs8oKK2LI3lHNU4ev8rJUPLR6 igtRwnY+Z5bnrCcr1DLGlU2YW5CCuXBUJoJ0FO75pgyYvzHhKkEHdm85b9k/7bSSEzA7CoGuEkgH iLpCOOltMp77vjdKJtAKfV/emnFzk+Nqw/5r5eW7ZJTZiVb115XEfyMB8OrrL/tr11771AOrQ5Vm yQ8YxEqkPdYKKuOI0hgbaSbLhmKxZL7IeaKUXH3G8t0XPXefPkR4FZQTFgtc5Nj3BdZ3GIsCaY9o qhJsgadGmQYlVDCVcGW4CmwTun+40Dr1KlCpvYe0g1ea/UWBjFJcvo+bvMbtb3qA7dF7+EP9Vu51 EcXui8T5q2yKJeeBniy5LxuwEQ2Y+w6vV4dEx9cQ3TE3XKhGut0hzhuo5ziVYKVDRoKljzBKoXUC dYM/vIl3NhhO5DOWs2Ns1RAnPVJlSZREphFN7bBmSTpcpVzOOd56ibxarYze+PW/ZZ7Y/+X5F/7Y s79yeLR8RrhPNLEqx72O7Pmv/f7/hgNAWYuYmapYVq/pTvQdjRQy1gLXOIrKMR6lCGNxtcUulkyO DjAy4cllymvLhg/ONQ+tL5B1GajZvT49tcsZOWfgBXVVsKwXJD7Qw1KVoKryFoDjTQBMdBpQPq9C iSVsyCt0hOqNiNUhiiFrw4bl3lXkJ3+Hd4wv0hs/zF1vfytZx/O5L77IZ59/hie3nyAxL/FQPuGS SrktG3Gpv8kX85sc7F/nrv4GPrUIpegphfCOaX7E0XyXerrgQFmWO5fJdMLR4Q77RzeZNUsqHIUx zIoFxhm0ShhFGfdl65zp9Zm4kkF3iDWWvb2X2du+4VM5+NDhyrnf+FSx929M937y9df5qObySEa/ f1vv3KULMv66AkB9IwFw42iXtdGwedfdj8zTjv5OJehURmCKhro0EEd4PEd7Odeu7tPMc+IooxPD jcryxNRxyR+z4fcQjUcgGbmSdVlimzlNkUOzxGNxhDEq5RWSE9lXF5g1Uevk7UUIBt0NsrJphhAx Xb+gqZaM0y4b3RX87Ii7j/a4Z3bIpm44e9spekmPuonwiSPtT8kPDxinYx4cnKMnNBNXIq2jp2OG yZDN7ojV8QpSZ+wc3GTv4AplWVEupxzPt/nM9ef5yI3nuJzvclQeM6tzSlNi7BIhLJVbMLUL9pqa JRGn+huU0YDnZ1eY3bzCMD4zKXqdn/qrV37zc18or/yJ8O5bz73NXjr/0IXR3Xe9pXv/xSeeuPzs K1evXv3WBQBASuw2euuLs2tn3k2mz9dLK4rcMMsr0i4oqdi9PuHqa4csrEFHEVI4VkXNlSZir1a8 pVvQERWyLOgIhfKSol4ANdbVwThECiwOJQTeu8Cgdj5IAsRZQAeFD6yfJIV+JyB+1qFExEqsGcQd 1ofn6fbXmfqKrpxzau8Gsy98kZsvPUF1/Q+4vbjGe7Mz3K8y7hqd4uHzDzKtFzRFQyfS9NIBZ8eb nFtZIU6HYD3LyR470yNsbcjrOV+YbfPMfBfnS640DR8pKo6M5tiMuWlX2Y7OMEvHJL0BJYYnjl5j 1zpePdxha/v58p64/1qn89A/vT4+///8wrXfmX+lZz99VTTf9/733UzP9g/9XRuvv3Z0cPNTH/uY e8OugP/qR35c/sXv+eG1rMmW5z748J8IM37i8h9x7tkL1ZvufWS5msZUjcd4QeWhKizDUYqMBIbg siG8RThJRMSlbsKnbML/e9TwH67uEVHiXENVVxhTEcpaSe0tiRN45yj8ktinJBKEa1AVEBcBrAkj qgF0cT4IHUQKun2kXyeua5Cas26VcdLjaHKFG0eHHM5eZEXF3JWtcG7ldtbP3YnXjsnONaLKsdrd YGe2R2FKziSa20YrJL1TgTq2mJJKS8cqjHVsNTk3qzmPrZ5HerDlnM3TF7ms72Tn1CO86dQGnoRX tvepZ09x+ubH6bspr+59gdvSTXu3uvNjiZ/9DxPTeenXX7my+/+3Pi82n+HdP/WBV4FXv24k948d Kfc+yG/+jf/5IRElj/SyKNJSrcYierw2Zn/7tz7/RSuoM2/Jy+</text:p>
            <text:p>Lyi8vdJz/6h//avfud75QPbN5/ 142bzZl8WgshJC6SOCWZzho6fYL4dBThiwotFNp5TOToiIZTusOvzvs8qHMeHuRUxlKZMAtfe0ck JFYG0oNwYaJWU6GkwnmDbQyqqiBx7VBnW2uXRYBh005LsXItIdOD7NIZrBFtbjCwltu1RuseCYpE KYRO8NPr9FXGsamZlBOcbdiIemwMRsRpEoAbIRC+YhDHXOylvLCccdzMSdA8MjjHzFlGSY/To9O8 bBXzvue20yn50RLZ7LK99xzXD2/y3sE9PDBaY9i9UNlLb/n0uV/9zz4ML/CteGmAb3vzY7zlrnuj n/jgjz10Tnf+Vp0kb0aAWRax64isM+jbruP7vZYeY8W41z88F5++8r4LD7qqrGSsknOMlnfvHdYk XZDaIDSUs4b9w4LrC4ORHZQvkVLgsUjfgE/pY5l3+7xYHvPmeAdEhm1qSh/u/a4QJJGmNA1UDbFr 1V3lMii9eheaNvXylv6PEC3WXoSyKhuEPCEt2qnbFJKYSG4SuZYMalpp2fke7vpVrm1fY+otMo5o ypy18QZ3Ddbp91aD1kQxCZPPKiKylnF/QDw/YjCRPL55N3eO7+aLuy9hjWOtjrnDzbn23P/N3gsa sygZ5Yeocs5t6RneeeYBNs5cANPX5SNvWvtL2V/rvPKxTy8/+tKnvzUB8Dd++EfH77nvLX/eRskH aykGpWl+OcdfP76x4+J+utzcOFXZ2v50mujHVKJx3WRFOX+3F5I4SygXDYtyCbEk05Lp0iFUhOwk GA1ZKolSzdKC9RVKxTSVRKqGTqfLioJyUVKICpEpvLcU1pASDJwdngiBk4qyaVDOBvwgiZGubeM2 ZTtc0crc0mrt4QMoo+JWqSsHcaIjULWeQkX4fLWAYo6pZ6S9DO8M2gnWxqv0shFJFhEnSZg0XrSs o6gD6QBd5JzRKd82vo87xiv0z93Do7c/zIsvf4gXD17h4tpF7h5d5PTBFlddQ6m7qP4GF0c9Vvpj wOEW87jI9J/9yb/8E1fO/Afif+q9/7z9pgfAh/7Bb/S+4+xdf9kK9RcmZfFb1SD5h+XlncPffunp 8s2n7jyzopIzvXlzRyeTkRfgjcMuPZV1gY2qLHs35+wdGdY3U6SW1Mc1spsgo2CM0Buk9LspRRrh qyUqdiSpJ1U9ZtWEV3e2kNUub9/IuU1bnOqS2AbpHVYppIywWmBiS+ks2lqixqBjHda7aUC3SibO hF1+QnXwBagWbnYuXA3GhD9Xs0AXa2zgBwqHExEq7rMW1xRFjtYpaXcF4xqkaoPL2pBfLCYhDxiM 4PgmG0nG2f6QWgmotsnOv40H3/3nWH3xE0yuvYCJLcP1Nd7sx0gv8QiyKEPHYVKoPp5Tz/OVlSi6 38lFCiy+6QHw7tvu+y7p7Q/t5PnPHy+rG71F/O1Z1F15z12PXl0bDP/KeCW9M070aZVG0noPpcGX FhlJdCemmi3Jj5ZopRmmKbNFzaxsGPZT5rOC4VqHrJ8Rx4ooDYwZkShSX3Lj+PN88uZzPCNAyBHT IsV2DKXNUSrCOIf1oFWEkIrGNmilsDb4+ChnESoKnkK2DDu+jkMloFrKdeNboaXy1nyAOaFft80Z HVzFvBUIH/wGvFOkyQCd9RFRgjMqaBTaBq8EwreKT7aBtIMYnEKVV9BxSjxYC747W59H3/kgtz3+ vdx26lKgw4nWt0i1Y2silLQ+iji2c46KBefhXfPi4HHgw9/0ANBR9NcX80YtffLo2dX+31ZKrlvr D1filXnUUXfoJBg3eRdEEGQnJvXBkdM1DUeHJXkDvX6EigRHxxWzyrLa0RwXhlNVzeZahxcTFe79 pMPx8iYv7LzAKwefoomGdLt3cLDYYqcYcqnZZGZzhr0xqVA03iK8JZYaJcMIRKwklbMkHpKTWX5j AgSsOxBXQfJNyJbx27KCkizg8hmtFFp7KlRLUHN8Ocdbj4hTtMoCxStNAUlSl1BOAIsgDglm3G0H OApkOiDZuBCCLc3CItsqKJQSw+nbg7NZfgTzafi5vA89jbiLl4JJ0qNJh7iyuitC/+i133yy89// +t//w//ln//j4psWAEVVv20ihB104nt1GkVJEiGUWHNarqmWomYD9xnpHM4aKsCVlmKyZH9SoLOY 0TChrDx7B0scHh1J8sYzmxvOXuixMe5Q9Ho8e/1pnt16ksLcYCXtUUarHFZTlNlhgwyqhoWwdGUY eYp8GCSxSiHTFEyNXFbUAkoPiTNEUoHRrfx7HRpH4oQCZgKnDxkWJ86CgJXT4fiXIjCCKoFI+8hO EkpH3TqQtz165rvBnh4dACfhbl0HdR46vafuDIueH7cWuN3Q6JrtgtgIV0UWqONMD0LC2hlCBGaa U/RWiHsdRFGLLEo+kEXpoz/7I3/1572z/8ff+xe/Vn0zAkDmxpBEQnU6cZSmMS5W1FohvafyAq8l Sgqc87jSUOUF5WyBLhqcdTTG0MsUvUyQT0p29ufYSKOcxJqGcrEkTjWnVzrcmL7Ip65/CJWWrAxO g0+ZWzDVHo9HggeGG8yFQNQO3xhqKamlQPtQxUkZQRThpCQRgsg6amuCbCutGYSzwQmkaVpjiZMO aeu9Y0yrHtLy8ZtFmB3sryOGm8GZvDMMcnIqas0zRWAjGfcl8ZCgSlbfyieEbilno3DN1OUtTqFp 5wuaZahKhpvQXYHVs4GxrCX7s5tsJYp00KMHZHgtvb04SDr/6Xc98vY7Hr//4W/KCSB1pElVjETi tcDJYINihESkccinq+BeoWNFGkf0uhlWKQ4nlixO2BhplrVnOq2YLys8HuE9tvHMjwtkrOiMU16b 3iTWFWv9FSZVwaHJOapnJLbmXWmP1Dnm1gbWtjG3DLKEQnhBYx0yyojSDGMdZRVcMoRQrRR8O+Th bcvrPxnXim75BDgbsn/jQzmou2Hh4jjIvfgm7GJbh69pi9C9K+etQLVrmcPttJNvqwydtC1ewiLb VtVT+/bvfKg8TMgZOHcX9MZgKqwv2F4ckrsOpAkq00it0Di85OI7HnnH3/xrP/AXbv8vf+jHxTcl ADppjIxkY4zfp7SVsUASofDBvKGwyMJQW4fXCiEV2/sF89Jyai0mkpAfNxzMl+TG0osiMBZXG5al oy4N3VGXSxt3sKrXuHJ4g8PiALxAeUNEzRkZ4anaBwqFdHghiGSClArXmhhKGSHSDKEEtXdfEm22 MsZb1eormHBkiJaDJ1NQndYppAoLbE4cynW7w+vQlXSy9R2yIcnzNkwMuXai2NpWRj1uCSLt9zGt X5E3AR9YORVIHick0LgtRfG3dIAWU3xVsj/bYT93DFY20N4ELwGlgtOdc3FXRN//vQ+98+/86Pf8 0G1veAAoqfCJNEj3u/k0/5uydpfpJehEIcsGV5ggb24trqrw1jLZzZlMazZXYrJMszdzzCYLDo4L vIB+EqTfrfVc3p6xtTVhNEzpdOH5yQ12iwM6cUSsYqyzxDQMYkltBApovEEQpl4qKXBKhMRZK4QW GK0RUUQaRRDpABqdzEM6G+7oL50A7abx7ZVgW40Au2x3s2t3fDsLYLk1oes1lDacLCoJM4eyJaZK H97T6bWB0bTDn+3od28V1s+HmcS0FaEQ7elRV4GyXiwpzIx8PmXHpdSjHmJe4augq0QjsI1DYOMs 1u8bR+rP/MZP/HL6hgZAN1JHi0X1d2bHx78yjOSm2OgPfRZBY/FFHdwynUNIQTeJMbVj+6Cgmyn6 A808NxzPaubTJdOFJU5S+v2YyaKm9J4bO3scHk+QCg7qbXaZsRatMNQDpNA4PH0SeiqlERKhNImV uKZmSRBDEh4aF2S3I60QsUamGbHWSBkcO5x3bVlW3ZoBQIZ2cTkL4hF1E3a4b3e/kO3725PH1YHE KVvKWZWHz1bHYOZtYESthJwL10cyDleJrb9M1/cEi3DtqHcUframCLp/ZRCrtn5BrWvKeslBY7m2 9MxnBY21aBto4sp64qAYOuqk2X/8jvvuefsbGgC1rX+6WE5/cyXt/pBaH/7XLlFnJQJRGZplSe0s WgRxxLwwbN1c4JVgdaixtWdv7rHLkmlek9eWUapxUcTerEQLgXDHFPObZMaykvRIhWYcd3DOU3pP 5Q1nZKjMAr7vKeqKyhmct1TeBPd4oRBKYoQPNsBJSi1DmSKFCH8vdDvdU7ci0k0QVVzO8MU8cPHa sSuSblsduFZ1+0QZTAew6OAGHN0MkK9tk0bRBM6B97eCQcbt6dDOiIuW6OlM+FyxbMEnH2YLqjKc KPUcpwyNsGxPj/DRmFGnS9JP8a4tv4SnseC8QEpJrcSlXpr+mV/56//jyhsWADNb/eHayvhn5aj/ fTbSkQektbCoAgSrJLWzbB9VXLk6pywa1lYlUSSZ546qbLCLiu28YWEb1rqaujAc5Q2p0hT5lMvX XsHhOb16ik36eOFbP0dJ6S2buiHSEaV31CcNHydJPXhnaJTDytbHEE/jLFYKZBQ6gE3rbhZUcURY +KoIXIKmxC5a6dhuBwaDUL9/6SGfGElF0BmD6lDsXCPfvwZOtfY0tAsb3Vpk1WmTS39LeaSatdDz lw2UJml75M/a4ZD2/nceIaGYTTiYNUSb97PajckE2GWDcR6vJcaDdxbnPUkk6KbR933g4Xc8/t/8 8I+/IXOdciXufa8bDr6zGnUimwZJFVUbmrLCGc9k1nDl+pxrWxMEhtNnOmRxzHTuOFgaZN1wuCy5 kS8RQL+fMTmcsywKGmN4fu8yB7MjjIMs6ZGQYKgRKJYiRnvLRpThky4OQVXklE1D4x1WCOL2lAjW Pg5vHFIKojT+kiikJ8jbn7jdBVnYk1k/gU66iLXbYLzZZuiulZFpxSRkHI7x7hhvCuazbWScwOkL sHYBZNbmBm3QJL0W7Gm1hm0dvt7sEH+8G2gWcdw2pJZh1+eTlgTaQJHT+Jw8n3C4e5M9t4kcrIdr rzRMJhXWCeJYoUTQAHDQiDg2qhOdlmn05km5fENyAUka/YyXIhVCIPFEOMykYH+34Nrrc16/fMT0 uGC1H3HxfI80UeS5Y74waGOY5zkv7c9YNI7VXkqqJUfHJd5FFE3Bbv0yUgpk7TBlGPrwQiFETOkt EZ5VHeNtxdw5UhnhjIfc4OqGhZS4JrgzGu9prAmLjcAnESDRIkLjwtF/orClNUiFiBLE5rkAwpyk BomGuNURgnACJEH8ySwOkc6QZuNWVbyd6cOFvgIiCDlEnXBCeN+KTzU0OBY3XsLOdkJAmCbw/+sq XCXFFEyNLY+ZFjNmkz0O8pyj4b2YSoRyuzRU8wrnLJHw7fS4sJG1T/u6/ihCeZnG3/0zP/nfrr77 kXd94wHgYz2I6pp4ukQf51TXj7j60j7XtqZM5yVxR3P7HUPOnR8jooRybihKh3OO2WHOs1en7C08 HaU53Yux1nFYBHRuvliCqVhJhtil5Wg2oaZGIMi9pvYRWjgS4QMdC4Vsa/e6qmmaKgSPVNR4lIVU RaG6Mw4vw0xeaDCLgNk4B6KdynFNoI13O61GUBJ2umrZQ5woilZf0uSv5wtq64P45O6VYDRlC7xp ZeiVDIuPbg2qVPhzY1FS4uoKm89baLoOmL9oae3FFJYTlqbA+IY6P+Bqs4rtnqNa1Nh5wTJf0jiH cB6PIJIgpFLG2GeP5sc/h/BXpHMPp4fF8D0Pve0bDwDhLFVZs9yfcePKMS88vcvuzpyok3Dmwgr3 XFrl1EqKd5ajRc2yaSgXFVtbxzx1fcre0pJFMetdzXo34uZxQWE8XgqO8gPGpJzP1sinJVcOb+Io EcZQ4rEiCCplIg3OWyhkDGksqVxFUeQkEGxlcBjhcAJipUEFlNJFEc5ZpFBYFN4EebVgKiXD/J/O WoeQ6MvEGNvd62yY3pHBdCJxYPIlk/khx3tXWB5s4RY5tWnwpp0iNicj47bFAUS48m0cFFE97VhZ HHD0Og9XxWJBUUxZYDFNzs50zt7wAdKkD64mLw3TeeAemsaF0ZdU4iON1Dr+u7/9a0+6YvG0d867 BE/kv/FewP7WjGJW0ZSGvPJEqWL19Cq9fkwnkgjnmE1qZqWnrAwHBzk7Owu2pxWFE/TTmJ5WjDPJ pLTcmC3pKoVvHE9vPcdoMObs6ByzfMr2dJtMKiqrWMQZtagY1cE0qpGmza9ihF9ilKCZN9hhje6n SKm+ZFzhlUS07uZea2xVYlxDqiPECT7vfUjAInVrGtdbviSsUlftrKEIhBEVg9boOx5g5ega27v7 5FmXgYJVuQ9ZlzrJ6IkYMT8KyWE8DN+LCqKIep5Tz45J73ggBFzV6v27UG00tuJYg/MKN9nn1TLD rp2jLwUFFYs8Ij8qcet98mlNEmfoSOG1JPLxqcfufvOqKaqZHCRSZqkIJ9E3GADlvKGxkl43ZnNd orXCS0/dOOZTg6ksC2fIp45XXj/k6vEUR0KsFKkMbluzPOdw5lFxSidSrMQRn926yuHes3z/3Y/Q 7Wzy3JVnub6zRRqlNCI4k0WmJsMwVIKe8BSypjaSqW+opCBpasplAf0+HedRUiGlJPEa5xqsBC8k Xmoa1xA5g1IRUrSonW+tZIJ8RzuI0U7j1GVI7KKkHQRtA2fzDL13/fucevYJbhwd0V29g8R4yull 8npKMsqISw2HN6Fb4YXDLY+pjpYUezdJRmP0xm2t5qBt4WGHrxtyKpZJRrdesLvIuZa9Be8ypGyI dMYyN8zzmqYyHO4cMxwnRJ0UH3ri97/zgUfe4a3zKoqDv5v/xpFhvTqKOZrnqDjBSkVROWrjcI0L bXIH06lh6+oxyjQMsoSiBO8dSoBpHNcPZnQzzZlul5UkZmu64JPP/C53dGIevvgYh4uCz19+msns Jp2kjxER0jdoW7KmoKugNAJpHCpVJE2CcZ5C1ZimQpclotNFSBEaU3i0jPA0GK3wOoaqwTmLj1vU zcq22dO0ff8WJKoqmLeNmc5qwOWVDne5bwkj2Yj+I9/FnYc3KaYF+IxOnGAPnmGxPApVYQU2n3A0 m7B1OCUyjgvDAd373oEYrMOi1Ut2QFNTNktmsUQ2DeVkh2fmXfLxRVaEwJkGL0RQo0NQW0tjDNa6 cII1rcB0rGGS4yuDzwrwy288AJxSwXjbWGodqFTWGawUVLXnaHfG9Z3aKdTDAAAgAElEQVQ5eWU5 s5JxupcwX9RcPy7BOvodgZQbZJEiBrZnU/7lS59F5Nt894PvIVPrfPLZp/no858ljSMaNA0xGQV9 sWTsFYkXCK0QeAY6pk66VEWN1YJ8uWSlKKmTmFQqhAfrLVnr7tH4VqVDCIxvSG0CqvUQOLnjXSsh v1zgt65Q5vvEWYZKu6CHLTm+fW9dfsm0Odq4gBc7LI6PUb0hxeIsYnqd2M3IfcXW0SE7y2PStdM8 cOpuBmfOw9kLbQ+hDv0IW9GUCw4weBeR5jOeOi54NX0baTpCOYOTEhXUE3HOooTENQpX1KAEwgWb VC+8EyUUkcEKC28AS0Bb54IVmvdoD1Y4XOUoCsvVa8fsHC05O0o5u9bhYNFgpgXjUYeNzQHOWHb3 F+wsc27MjtmZ3+CZvSvUN57i3afu4dzaQxxPjnnyCx/ieLFFN+qx9IpYNETCoQAlJJnSKDxRnJDp mI2epvRLSiuY2Yr5ckEvSVAqaWlZjsZaIq9RtsIJGR6ad1jvkITeAV6E1nCk8NWS6urLmL3rAcBZ XQ+9eV+1ukEtQTpuVURFYJ/GK2uoNKOYLNDD0ywVXF+W1L5CDte44/QdbJ66wMrp89DttvzEsGMx JTQ5xjXksSLylu2jHZ6pb8ev3sdqZGkqF9zEBMhQ7wOe5bRiflzS96GzimiPiF6MjCXWCax7A5LA smrAwqKqcUrQuAa7KDnaXbA7rTh/xzprXc30eEFVO6SzvHR9ysZGF9s4XGFJpee57cvcKA45lw14 5NJ3c/f4Essi5yMv/Sten7zAuLdCbkqcbYiiICbeeEumIRVx0FPwnkgIkihimMrA8/SS3ckhg04P 07XgZXCK95baWCKt8LEIO6YqaERNlLQ6gbptApUl5c3LXLvyRZz3XLjnrajb3xxwf9uKVxpamZiT Fq9oXUUkajii6xW6mCDlOs0gRnlBL0qIOkPiURfR6QRAyFSBnBJpMDW+mLFUAo0kn97kmUVKvvEY o0gjbNNWJBKBDQFsgl19XpZMZgWn22ajb1wwk/FOCukRPQ/pG5ADNJVnahyZ8aAM9bKmnpZY77j7 nnVW1josjwr2JhWZhGE/YTGt+e3PXefg4Ii3XtpEWcmda/fyWBxxpxRUswnX917ns68/yUs7n2fc HWOECJ0/KZA4jG9QWAbCYZDUWBJTYenQSxJOy1Wsn1D4ir1qj/3ZEWeSLnQ1VkJPSarGhlLct8mg UtSuJjEGZWhtz8DP9mgObpBJyWuTPcz+Fe49fw9Rr1UI8ydi0W2RIFq52Fi2hhIe0RSkskaPhjiV gpdEcR/RyyCLwjWDuGVO5SuY7WLqioXWVMsjnt8/Ym/9e0i7ayTNEiVksOdrTaxLV1JVGbb2uMYy nRU475BKIBqbqHnRn9bitdUOlfBSyDciCTw8LM0oc+bUqU4yK42oao2PNaNIkfUzpDVMZiUHpeX+ 9RShJUeF4bXtA6bJgv3JnHxW0JcDHhUNzWSLz197kZ3pDXyzYNDr4bAUdU1jalQSB0s6HImUZEJh JFgsS1szsClxeZZV0aeOb7CjrjL0I27OckbdGaudDk0ovIIbd3PSn1cIFWFdQ9Us6SSdlg3kEGVB LxvQffAS8cHrfO6Fj2OXOfe+6b0kwxEiS1oNwFYLsGkBItl2DE1LO7clOhoGdS+pguysOnEj8yfc uVBwTKf42S4LLDNbc/n4kL3xO+iM7kbWRaAFaImyJmhbqghVwnJZM20cXmqWkwrXmDaptavjtPM9 U+OuTGbNhz/ywsePf/Z//YU3ogxcXFlJB5d1Gr+3nvkUaxDeI7KEKPLUhefF3QUzY+kniuMGtrd3 6BevcunsGp8pprx+/RVOT464HFtm00P2ljP6aYzqZhQm8AlKE2TUvYDSBaoc1tFJIpQPmn/eRPjq FNz9MHJtwMaVIUfXp3RjsI3nytE10m5GJxvRVA1R3HYIjaOfJBghqGuPczXeFAifBh1+J5Grp+DM BTYv3Mm7Bv9fa2cWbFmWl/XfGvZw9j7THfPeHCurMiurqqurmqYBoRsIJRAQHAJCDSI0cH5SQ599 aB98IUIjCII3H0TRCAQhsJFGpQUae6SaHquyppzz3rzzOeeeaQ9r8mGdrDICB6B4y4y8D5m5197r P3zf79vg0Z3X+MZrv8r2xlV2t68gB9vIoocuy9WUz0AjoihUaigKGIM/fhjbzM3LK9wr74+fnYkr ZymgOsc1FafScu/8jDv2BmLnI2jrcNbjtUQHCM7gtUZrDT6hbgN100KqODlZYsY16WaBc0F6of+S 0nY6H83/yZc//6XDPxVRaNbLE13qvDJWNFhM01JVLWvrXXpast9UjBcLrnRSdL9LeHDM6Z3XubVV sW4nHD58k87hAWtZSjM3tF7S6/ZRKtC27j01sRMBExSpcWgV3xLtBZpAEBKnPCxLutcuI25tQq9D Mhpw6azHg8WYbpFzfF7xztkRH9rpkASNaww60VHiJyBNEqTzJDKJ2Y91veLVrHIEAwidMnjhY7y8 9Qz7b36eg723GO0/AqlIyw6X+ht0OgVSKVTSQ3U7iE437v3XLyEXo9hi1i1krNC0EpZLOHgU64hM QTOhSTW1XTAeDak2vw2ZZCS+pfKCXIJWgVpnKCSFA5s4Gi9opi2dXsJ0VnN8OOOZ3RLnLOdjU2Dc 65+5/aVv/Ktf/9f2T+UApJ3kepaJ66mQSAsnhzP6Gwn9QYJ0iuPTJadLy3deHrIlBV955yFBzeit 93h8eMDZowcMuwP63R4Pjw9pcfCU6ObD6jr1sZ4igp2RAe0CQ6Ho6QKVJrhaUXYu03n2CuQK7o/g 7JhBL6FLwWS5ZLe/wd50xF5+wLX1q7GGc44gIo8oEwqp09WsL8RPd9LEal+vNIE26v5Ev8flV/4s 2xeuMD8/YF4taaYjjg8fkxmPd4IkT0j7BblO0OWQ7MIttOxgDx/A43dJ8oRWgEgywnyKai3q+ouA JQRBm+dM9h8xSl6iGWyilY/p421AJYqQK1obyENASIGQCusMk0XDoJeSCrh355QrN9dRUuIaw8lo KV9aX/9T0wbqbk/RG3QQzvNkb8rJ0vDcSxfIU8X5uGXvdEGO4MpayfhozDfuvsvFrRxTt7x1/12e VCNUWVCdj2mCAekIQbx3j3pJVOGIpzTUgPUO4xouJoIyH+BVhg8d2NqGToq/M0E8foBw+6hEslsO mVQVSSro+x73Tk4ZFGtsZj2CaZBS04ZYSXeEXGGEVkvU1kK+Ug2HOsq6fIhQyESRrl1kvZOxnvQJ SU7ja0I1w5wd04z3mB4d8W49o1H3uPDoET2lEW1FR/XodQuchrRYQwzWkTsXoJOvgNiealHx8Dzj dOsaJBIrPK51mNqgc0XQaqVmlyxyRVWlLFvBeWWZek/ezzm4O2L0aMpgs0RpBT5cWYSd5/7xj/3D d372v/yc/8AHYK2bIaTkycGcd5/MuLDTp99L8U1F8JBIyU0t6brA/3jzCVOm7BYlD/bucjw5ocgL jqcnCAF5EtUskhiH60Psxb3zSAKZCNFksmr3+iiE8DRCsCYT+v0EdzrDvvOErHcaqWAJdJOSZ7pD Hs8n7BZdkpnhnf13URefYT0b0joLziPzbNW5dWKyx+ptj5m8w+gO7jxNBn0a3CTir6s5IsvJt65C oujc9ITlguHZKYOHb3C0/zaqrZGDbTZ2PkpSDlA6QagMubkFZSemfZ8fQnA0Hc3B/hn3u7eoh9uk 3qKVZr5oaayjnyi8EDghcCqhVRKvBEFIFg5OF45cSqYzw6O7I26mCQHBWjffbrz/W0fnh68Bxx/4 ALRLTz1dcvedEUJ4bl7poKWlsvEvs50ItBKcPB5z99Ftdi4UTJslbz18h1vPvYB3LV9/8DaZVyxC TQiSVAqCBBGihVvogPYahwep8AT6KLaR2HbJeTJgI5d0REKQAe+XiPICYXsHMT1EVHv08j6qbjHB szW8wOnxHvee7FNc6eBFQDiPoCDJUoJzcUGcSLwNiLpBFKu3v6njsEeoqAtQgzizn57CaD/++eAS 9BNEp09yuc/m9i5rz34EmgYhPVJ346SvrWKNoUVcLs1Ooa3xiWM8O+XxWaBafx6PwgeDaQWLyjLs p8hUY1xAC0VQYSVoEWgNQQkq6wkh4Fzg8YMRFy4PkFrTWi904Af+0Q/9nY8nWn/q3//OL34gA6k0 LtA6x+msYWejpOxluFbhvCLLJTu5Qlaer71+l0Ycc2lryHj8hPPFDNM2HIxGeOcJImCCxUuLCQ5n HR4HIt5vQYLzDiV8VLgEQChqU9G0Nd56KtcicoFou1Q3n2P+iRfxa7tgE/Ik5XJZ4ryhTQy3Luyy qC1vHdxHGgMiMG8WuJUgtDFVlJHpNKLm2na1JrYrgvgqdDpJIriyvx5/PzqEJ2/D/iM43IfjY8hz 1LPPoT70MnL3RvQezqewGMdJo/PRWTyfgqmp7ZzHTw7YF9cRnV4MlwqS81mFFIFuNyesonO88nFf hcAGj/UBEkEdBMYGghacTipOzxYEY6nrlqX13bVl+xNp23zgdaDWKUymFmsdW+sDEpXhqgrrAutK kPRz3mqOeG3vNpde2qZqLOOzEb2i5M7+PRamJtESRCBB4YKNqumVWUM85foF8X7LhEficAjmKwKI D56ARKQpbrcHwzw+TB/l1yKRDPIew6piVBk6az2uKsH9g33eFU94dusigoZ5NaUoN1FK4p1FpZ04 2HmazqXyGF3j/epLQOzlu9Hrz9kBYXSAnx6iOr348808Ooa0grPTKO/CRA5RuWICV3MwNW2oGS0O eHwumJbPYYNH41guWqazlvVuikoUdjUD9F4itYztsXNkQqAR+OBWOyzLdNYwHdesdzMSrWDZyrr1 N376h//Bta5OX//Zz/7HD3AAlGB+3uB9oDvQSOcwrcX6gNAdsrWSh9O3adMJa9kl7t77BvNFw5W1 CzyeHbM0dZTWi1jlKyHxXkQHrQgxjOOpZFsErA9YBKVUdJXAOUcrBVNtmC+WbOgEdkrUoEO2N0Ge jiCLg54kCWyUHZYTy7Su6RYFL+7e5HCyx4OzQ66vb9PSoNspZTaM6mEpEXm+2gusImKFhFqv0kXj uDdCmzsw3GExOWJ0tEeWraN0h+T0EVk+QFlDqCakeR+2t2C4E0khszOYnOLNkkoueDIe8cBfZ9Lp U+YCuxCcLg2JFOS5xrJaToWAkgGlBHVtWC4sWZkhtIphNC5g2yUGy2JpmJpoltGJltWifebkeHZ1 tqzf4H97tf7YB2DZwNmkoswFWa4wxqFxCJmhpOLs5Ij7e2/wzEsvMZmP2Ts6oK5qUq0QDrRIEFLi ViYLqTSSlerGx/VGYNXmePDeE4JmmCrWlOLdpsUai+i2LOYT6srChQGiakje2QN3HlOsWw0q0C26 rFnDsbM0taMoO9zIb3Lv4C7HoxMubV2kMg2JWJKl3fdHtMkqPNLWK9q4WiWGRZGIcS0T52mrJctm yTTfom4bzPyQRHnWdMVmJ2VtsAFb1yLkMk2i1Ht0hF+eIToJi3rJ7fOS++EaXR3/J5Z1S2sDwzwl TTQhrC6AEEgSBT4wndZ4F8hShVAqjqDbmoWZkuUFyjnmtcEJQZEqTCLD46kxc/PBGgF5djhnfDan 6OQolYBtMVIhpWJ8tuA//+5vo/OSNdXhbPSEuqrod+IiyBkXH2zwJAKU1LEv96tPv/QEKQjI2Boi CMRrFylovceEmrkxdDKNNWMWixnqwhB9bmEyBdlGYYfOQWUoldDPOyiRI3HUTY1MU65dvMHIOkbj MzouroZtaN4ncYpYZAXj8bWFZaSCBFsTXMOinjMaHzKZx2SuvCPpZgllIRCJpsk9IVEoKUCZ6Aw6 O4Sjh1BNEULSqJpvHE/4fPUs86QgtZ52aZnVNkYpa4VERLKoiAu+XCkWi4azWUMv1/SKFCuiBN60 C2rbkqU9tJDYRYud1JjKxizsygT5AQ+APt07Y9k6LuUpwscp5shIchy/+a03+a9f/31+8Lu+m/N6 xOjkiIBnc2PI6fgc7yFRGmMNEokQEeiw2l4T3MpCJUJU+q7QLR5oVhvwoU6YVAtmBNbVlPnJhOGw iGxAH+LYVa8k2SoHAmUW2LAjRq0hGMmonrGZ9Xlh9wUeHb6NHh9ycfsixtQI0aB4Gg4RECIggsd7 E6V7XoBO6Rcp3RU/wLYGZw1CWmyQ2CBI04REShazQ8J0n26xidQ5KGiqKYkSPNg74L8db1Glm3Rt w/lSkElJ6wKpUujE43RY1UUglWDZWE7GFVoI1odFFH0AbV3TzMfkaZ9e0UUpcEvLsmrD2Wg8zvLM FsOOIv9gkQ96tLDMUATpkViEU2jgaLTgl778B2zuXCKTkvPREU3bkCUp08WCxlQIFSd+Uim8i/Ys JSVaRqBE1OKt3DtSRr6fcHgnMavgpZ5MqZoFS1PRKwrs2YKgAnKrxHuPbC0U6fuevKSMnEHbZ2Za rDbYAMfVnAuDda5cfoHTvUdMzkZsbW0TbEuoaoTqxxVtGsApZEjxzYKgU0TeQXqDTHuQpOhuDm2I RZ+pCHaOkJEULqWmno/x3iCzAbaJxd/pcsKvPKk5Ty6xLR0jNN7FWDkXAoWSBCmjJjpAIgTBOsaT JYvGsLtR0ulmUQ/QBk7GC7oh5UpvnW5HUPtAtbA8Hh088WL2L1585sW/H5TohA8Y+SEfLX30PFiH cHGAp1LN3dMT3n1wl2TwPAsLo+kJUgp2L+xEHYANKCnIpSTVGi0FqcroqCy2ed4jZSAET0DgxSrZ ImhUUBgBlvhmKATetKALhE4JIqCFxDiwZuXqeRq3olJIumSdgq2sS7DRHeQwnM8rsmKNjcvPM7aG 6dkpEksQK0pIuzKDdGLIoyy7iOFa3O7lnVgIJsOY8L15EXZ24dKziO3rUPYhy0k2r9G79hH0zi1Q GtMssL7iS2dz3hW3GOgUSY1QMRBibhyJjOLZeMWuWAUCqnnLdNrQ7+asr5fRmEzg+GyOcrC7tkW3 yEi0YDa23Nvf4+0HX/iVtcx+eSPvHorT+SNZ2Q+kCpES6CqQQsbiRIHxgY4XKBmYL88oVJ9BuUWS JMxNQxstN6QyoVA5pcrIdEqWpGit0ElKqlOkEHFwoqIGAB9QUiO0RgaPB7o6RUjJuPVwVFJc3UVd W6c5q3BPzrGyWalq5QpsmoDuIZIOg25JN5NY59Ay4G3NdD4h7fUodm5wUlUsjh4Tnnr9n3KCOv3Y +3dK6K3Hh9vbgMEWrK3DoAubHeh3YNCBwRDWtmLh1xvC1kXo9XDNAu8a7s5Oea3eIUkvgl+w0JpS CvK2pXGeVEmyMkFkMganColpDZNphdKS9fUuNtE4D/N5zTy0DPspuVCkAqql5+hkyb3Hb/q3ntxW z1x45e9JxRf/7d1P3f7Fb/7GB3QHK8GGjjvtxvi4ubOOnZ1tvv3lD3P7/m9xcHaPW9uvsrv7PKfH xwyGJZsXt0lsIBWKDppC52QqQ0pNIhVJqlFSkcoU7aPmLXJUVlRXBM4bdAjIoFlOS8Szr9D9y6/g rKD90l1IxljZ4NsmKnvfw8EGSHrotMdWt6SEVevpaJol1fmYIh/SufIyp9UU8+ROnPD5pznBK45P uRF9gkLH3f5TKkgg7hBa/77jV+uIi8m7KyDpFFxDXZ9zd2Y5y58lkY7MO3CKpZBIKcicpcgTnIhK 6yA8wQcW84baWDY3S/IyQeFZLg3n84ZemaFSjQLa1jOZOkbNE+6PviovbVz+m48Pj/7aG0dv/+ai Wn5gbIz6gW/7658c7AwY5ArnAiJNMa0ly1Iuru/yxr3H3L7/BfCere4QZxvOlzO6Wcl5PSO0LUp2 UCiS4JFINBKBxBF7XC0F0gvMqv1JtEQLybZ0lFLRONi98hKv/tRPEtrA7Oc/S3b0Jn67wbl2xYRO EGkRC0LJe/792N0JlnWFDBahI+nDuZa8t4HubTIf71MszhAyIchOTPp2zQoqKuIuX4kVYHIFj7Bu 5ftbiUWXk9UgScWx7/gYvzzj7uken2svcpTdYKs9Q0hJrfoU3tIqjVeKMk+iRMAY6togWsdiYVCJ Zn2rJMsV0/OKxbQiKzSdskMpNXljGM0MVtZ86+S3WJoFf/7VH8sez/blr372P+jh8fJ1iZwcufmf /AD87U/85Cc/dKmPVoLpeAFaI6SgXTasdXI+du0mayHlzaPb7B894fr6NbK0w5OjfQ5mJzgl6Koy ZviFgBISGRKUCDgZCCIWgF5Gn5v3EfgsfaCPY00maDQige2pZv75b5A9uU263UTdv3NYb9BCopM8 BjSuJFRoifCQiBZvbIzgQdE4SZDRY9/rbOL6m4xH+ySzE1IdIOkg0uFKBbxYmTvE+/QOH1YBDytc TFPFxE/TxuygxQyWY2bTx3xtWvMV/W0kXrEhZjQypVIFqUpYhsgUK9IEmQgq4bFLj289Dk9/2KHX 6zCrGo5OFiSZpCw7pElC5jxqZnCh5c7ia7zx6OvcKJ9jupyyNljTm4Phc0fLw2ZWj//gwNbtn/gA /N2P/pVPXht06GeK1nqMD1St5c29CW6x5Hs+/Aw/+PHvZc0M+OXXP8Pj6SEvXbjFcLDJcjFj98IO aa5xVRPj4UMUQKarYZBAxRB5uToIPqyag0BJYFtClmim5xPS6oThhkFmCzQBKeWKyRQt2EmqEekq HziEOCyRCkUgFYGZtQjjEMpjjEAGi1KKXncT19liuhgTZieY6hypE1R3LX5ObBPtW9ZERXCyyvt1 Lj705SzWIcFHn8FyjJs94s3TI/6Tuc5c7HLFGWQGi5Dhgo6BoUKgTEuRJQitqJtA01iMD0gBW2sl aMnR4TkySRgMijgYktBtQVjH145/mzsHt/nu3e9lYQK/fO/TXMi3+Oit78qddC/NZ1ObWr516v5k 14H6kes/8s92dgeyLFK0UtTeMxkv6GvHy9e2ED7wzjtv8muf+zT3ntzD1VPOZ2MurF/g8uYllPOc </text:p>
            <text:p>u3OOz6cokazcO7H900Eh35MuxO1iZDdGlEoqBEMh6CgwCIou9Nf7YD3agEozpNIEZwlSIoWMV0GS vT/9lAp0Fr8QztLYGi1kjJ0UEiVSlAz0sy6i3GRiGsxiRDU5ZFlPsThEiD/rjUG0M8Riip+eIs7H +MU5wS0Q3kKzJFTntKdv8829ml+qX+DN9Co7XrApwKkCkXVZKhmvOynBeYLWiFRS1Qbbeoy3JGlC uV4yOa+oFy2DrZIsiW6fRMacw68//AwTd8JfuPGjpKLk03c/g84MZ9MDBp11nr/6obINzStZ05hb vd7bFzvbywfLsz/eHODwzH4uT/RC9Ts/Wh1OEfOGq0VGmRTs33vC773xFb76xhep/ZRXLz1LimBW Tbnz8Jtc2rnBem+L/fEpZ27KsNsj9ZratDFXl4AMK3oHIo4/daBtPbX3nKmEcZBseYdCMKssjZWk mYq5AKthjZMS5yxL26DrJVplq+g4YkGIhNBnECTBOyYWSmGYt4HazFFG4IUnS0q2L7/I4nyd0fiA 88N71PtvkugEmXQoAmxLjQAW1tCVilyneCnRaULul9SjQ77SFvx8/gkeJ31uYhkKx3FZsig69LRm OF0yMQ1plrHUmqW1SBNrIFai4yyP3ML5rEZ3Mzpa471HoKCx/P69LzEa3eVvfPdPIa3kV974BR6Z OzyXX+T61iU+98bvMCw2ePX579s2tv6nx3t3Xnlm4/LP/Zk0ee1L+6//kVfEyk56P/7yKxd/psyK j+0/nm4tTmecno75yu03+Z/f/AJvPfoqOrWs9wcUWUa3O2RjuE2mMx4dP6S1nls7z6GCp98r2Vnb ZD47j9eoinZtQZx+tbgov5caE+L0cE3ClhLRGh4k6+tDulmH3IFQERwtQ8DgCUKSqQyNWHF3nt7b K0R80iFRyYohkKOCwQqDlLE7ESJeSWk6oNfbZq3coMwL5rbBNxWp0ByPR9w72+doOeVkMeV8NmI2 m5BOx3y1FXyGW3zuyvdxWmyyMZtxtWnx6wP2toaYRFJIKISk8gFhTDRvSIVSCuM9wQaUlHT7GSbA rPEM+zmZinkDGZJ7+2/yrbu/yU98z19lqDf5N1/9Bd6dfItnig3O2nNqAvO25mR0wq2LN9i5cLF7 Nj35sGvbl3/kQ5/4rFLq7J3Tx3+0A/BiJn/mtf2vVKPzaXcymly/e/CA1x++zpPlQ0TRsL02pF8O kEAqE8gzhIBe2aNf9rl3eJ9ZPeWlnRssq4a96SGOgBQSEeRqGAR2hXeJyuCAVgmpVOS+ZUNqEpXg TE0vzxkWm0jvyYPHSQHeIYlJITLNSFWK8HGYEw/BisDlFDLNSLC01sX/eJkjdIYOIip4QlgxIhQi L+j0LrC7dpnLm8+xvXGZoreGkeCUoBgMoehRaoFZVvzLCz/Mb9z4HnpFl2tHp2zMawa5wpY5kyKL 5JLW0hFRqTxd/bvFCl7iXVwACSHQuWbZWoSHbjfDCE/WSprpks/e+z3+3PVn+fiV7+NTb3yaz+1/ gd2sRy5TtJDszU65Ntxircw5Gp3y0tWPUnT7HB7f33p88GhemcVX7kyP/0iFofrxj3//TxdF5yMH pw+ujpcjbcKcoFt8Ft+2ftYnz7sr+ZMgSxUYj7OOsijZHKxz9+Qxk8U519aucrAY0+mVvHD1FrPZ BOMsKigsBic9KRq3il31ZNQBdkRNX2g6SLI0oej1UVoy9HEp4oRAeA9Sk6ZpvCPF6sGzioOXapUs 2kHnOToYTFBomaGVQipJIiWeJK6qlY4SAdtig8EEQ+MdIS2Y2znn9YT13ga3rnwMnSrunD3hQf8l 2rUdnjs5RI7n5GnOoNBkeKYiZQx0akOuJIlUyLqObEUlUbASq8TuRUpBOzfkqSTtpgQTyLzgydF9 gjzmx1/9MR4cvsOv3f4UQ6XoqBRLoKMykDC2DTfWrnL38F0aH/SHfN8AAAXfSURBVHj1mQ8TslTv jZ+8sJ5q20n639xbnP5/D4H6rps3/znSJToUWnqBEA5ExlrWZ1gM0DrBmIYgIiA6+AhsEEJgW8Ng uMnF/jZvHLzLxEz48PZzNPMaowzzdklTNWgV314THFZ4QojQIyElBk1hGzaUwqHpCMFwOCBPc2Rj 0FLQKhF9nhI6aYdMZauZklhhX/37xK4QSZ1a52gVaKwlCBmDLKWK62sB3jmkjK2qN5baNdTOMF1O mE3PWLqaMinZHFxkXo+5c3bM/tZHMKrL9vE5ylpmwpOmCYXUZMsWuahwJpBnEplr8lVKff10nIDH BYOUGusCzhiyTKGLFGsEqYP70wO+48bzZG3g3331lxjXB2zlA9x7gEpJT3aYtjPeGu2ztI57B2+x VW7y0vVXQflyfHL4ys76FXdW9r45nRz8Pw+BevXCM59UNqFQJUmS080H9LqblGlC4yyzpomfYCEQ Iu6ygwwR2hjAtg2DcsDFtR3uHT3ibD7jynCTo5NDHo4O2F3bJFUZdW1olaMKJj78IJACLAkieHZF JHt44bg42CTvlCxsjQ2SdHVdODxSJGQqiUIPEZPG3vN0pStcCzFcWqeRdmqsIShFQkKiFE7oOPpO PLlX+BCZvt4F5otTJs2IBMFaZ51+d8h0esD9ZeDOxe8kQzE4n9O0loUdM6tmZLrPRqopfWBiPUFC kkpUv6Sbp3jrqa2LZXBYRdsEwcwa0iyjKDKqZYNsavpll93+Or/37m/x+v6X2ems455SUgGER0lF kaScmzkuQJmVvP34DhuddV6++iq1mZQPJmcfbtefNeeXvuN1++Rr/9cWUf3Qh37wk8NsSLdTUCQF Uki8M1TtktbUEMKKgCJXYi5HCKCdQmji2+wDGxsXWE8KXrv7NebScGv9GUqdEySUZcGyqmicw6sQ 6d/WoqTCSUEdFJvBsqEDhgioGPYGJDIOdaxI6WpJEiIyKZUarXTkN4lVSLM3UXWk0lh9Sgk6I0kS dAiYJvoHtJQrfq9GoRG2xQSJDIHWNTSVwdgGq1p6nTWUTnlydI+mKdnbepFNY8lax9JZlF2SmQlz YwhakxYFOk1pXcBYi5KSvEjJOil1a3Am4IjQBUUET+lEknU000lFrjU3L6zz1v5bfPH2f6eXCFKR xBoXAUqiZFQUJUKSyYS5W6JkwsItGB3f58r6ZS5dusZoMe4+mPtXn+8OTjez9PbB6PH/0Uii/uJL 3/9Jj8Xg8a2hNTXWtZHjKzVayBWmzGO8QQlJpnKUTCKowcvob9WaMk3pioQ3D+8zcTU313ZZNjVn 8xHrvT5pUFSmiW9+tAMjlaANKWWwXNCOvsqo2xn9/iZD3SFxLZNUUwhFJuOUMlMKKeMSKYKb40Do PShTmkfuDwLSHN1JSV3UAbYqIUkk0WorMK6hDZ7K1YR2CkKhKOmlBVprqnaBOzvCyW1Oi8v0nKDU itzOGJmGlBzv5xw0C7xP6WcFlCnL4AlLh9USnWu8kiwrAy5G1UsRx+XWB3QInFee3iDjYl/x5dtf ZDS9TZnk+BCQSkXMsYzPIo7HPB2ZI4PgoD0jRbHwFfPJKZf6O+xevMl+a8uHo/GlZnbxd+389KRl +ocPwLfv3vikBFzweGsjd0cEpFRomcbPMg5j41dEq4xcZeQ6IQSFtS1KKgblkFRGgFPXaV4/vsvI 1zzb26VdWtJ+QTfLmc9mOBVVwdY5ckAHyyJ4NkVgV2SsyTXyMiHLU1RjICRk3pJKhdaaVGUIkSH0 aifgfUS5a/ke+IskiV8CraDoIjspmoDD4pwmFRlNsFRmQd3MWFRTWm9IydEyUBZDZNKlwJOJinPX YU9fIg9LNs2YQZbQVoc8liWb2ZChrVlWFic0qszQncgmWrYx5qboJDgtaSuLDLAUUS5XOxN5DN6S FTm7ww5fvf81RtP7dFQXJSVPlTrxyITV6xh/V8oEvOcsVEgp0a2hmZxRDC6hNq9z/+zxel0v7iKX 36ia4z/0FfhfwHIc/g4k9SUAAAAASUVORK5CYII= </text:p>
          </table:table-cell>
        </table:table-row>
        <table:table-row table:style-name="ro7">
          <table:table-cell office:value-type="float" office:value="509182" calcext:value-type="float">
            <text:p>509182</text:p>
          </table:table-cell>
          <table:table-cell office:value-type="string" calcext:value-type="string">
            <text:p>Cleira Oestwilde</text:p>
          </table:table-cell>
          <table:table-cell office:value-type="float" office:value="1" calcext:value-type="float">
            <text:p>1</text:p>
          </table:table-cell>
          <table:table-cell table:content-validation-name="val10" office:value-type="string" calcext:value-type="string">
            <text:p>BARD</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0" calcext:value-type="float">
            <text:p>0</text:p>
          </table:table-cell>
          <table:table-cell table:content-validation-name="val11" office:value-type="string" calcext:value-type="string">
            <text:p>RAPIER</text:p>
          </table:table-cell>
          <table:table-cell table:content-validation-name="val12"/>
          <table:table-cell table:content-validation-name="val13" office:value-type="string" calcext:value-type="string">
            <text:p>LEATHERARM</text:p>
          </table:table-cell>
          <table:table-cell table:content-validation-name="val14"/>
          <table:table-cell table:content-validation-name="val16" office:value-type="string" calcext:value-type="string">
            <text:p>ELF </text:p>
          </table:table-cell>
          <table:table-cell office:value-type="string" calcext:value-type="string">
            <text:p>You understand wealth, power, and privilege. You carry a noble title, and your family owns land, collects taxes, and wields significant political influence. Though once a pampered aristocrat unfamiliar with work or discomfort, a star-crossed love led you to strike off on your own in pursuit of independence.</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zIDIwOjU2OjQ4AAMAA5ACABQAAADUAAAAAqAE AAEAAACAAAAAA6AEAAEAAACAAAAAAAAAADIwMjM6MDk6MTMgMjA6NTY6NDgAYJUQ+wAAAIB6VFh0 UmF3IHByb2ZpbGUgdHlwZSBpcHRjAAB42j1MsREDMQjrPUVGAITBHif4U6RLkf0veoqgE4ckYLw/ 3zMeXWkDy823X+LEv1B6ROfzHrVselKbK3WGx46M7RUaV/shMmRi2QtKym0iubxgEBLsGwp0cphU JxMB511xbvDRD/kzIoL4IwPMAAAPyWlUWHRYTUw6Y29tLmFkb2JlLnhtcAAAAAAAPD94cGFja2V0 IGJlZ2luPSLvu78iIGlkPSJXNU0wTXBDZWhpSHpyZVN6TlRjemtjOWQiPz4KPHg6eG1wbWV0YSB4 bWxuczp4PSJhZG9iZTpuczptZXRhLyIgeDp4bXB0az0iWE1QIENvcmUgNC40LjAtRXhpdjIiPgog PHJkZjpSREYgeG1sbnM6cmRmPSJodHRwOi8vd3d3LnczLm9yZy8xOTk5LzAyLzIyLXJkZi1zeW50 YXgtbnMjIj4KICA8cmRmOkRlc2NyaXB0aW9uIHJkZjphYm91dD0iIgogICAgeG1sbnM6dGlmZj0i aHR0cDovL25zLmFkb2JlLmNvbS90aWZmLzEuMC8iCiAgICB4bWxuczpleGlmPSJodHRwOi8vbnMu YWRvYmUuY29tL2V4aWYvMS4wLyIKICAgIHhtbG5zOmRpZ2lLYW09Imh0dHA6Ly93d3cuZGlnaWth bS5vcmcvbnMvMS4wLyIKICAgIHhtbG5zOnhtcD0iaHR0cDovL25zLmFkb2JlLmNvbS94YXAvMS4w LyIKICAgIHhtbG5zOnBob3Rvc2hvcD0iaHR0cDovL25zLmFkb2JlLmNvbS9waG90b3Nob3AvMS4w LyIKICAgdGlmZjpJbWFnZVdpZHRoPSIxMjgiCiAgIHRpZmY6SW1hZ2VMZW5ndGg9IjEyOCIKICAg dGlmZjpTb2Z0d2FyZT0iZGlnaUthbS04LjEuMCIKICAgdGlmZjpEYXRlVGltZT0iMjAyMy0wOS0x M1QyMDo1Njo0OCIKICAgZXhpZjpQaXhlbFhEaW1lbnNpb249IjEyOCIKICAgZXhpZjpQaXhlbFlE aW1lbnNpb249IjEyOCIKICAgZXhpZjpEYXRlVGltZU9yaWdpbmFsPSIyMDIzLTA5LTEzVDIwOjU2 OjQ4IgogICBkaWdpS2FtOkltYWdlSGlzdG9yeT0iJmx0Oz94bWwgdmVyc2lvbj0mcXVvdDsxLjAm cXVvdDs/Jmd0OyYjeEE7Jmx0O2hpc3RvcnkgdmVyc2lvbj0mcXVvdDsxJnF1b3Q7Jmd0OyYjeEE7 ICAgICZsdDtmaWxlIHR5cGU9JnF1b3Q7b3JpZ2luYWwmcXVvdDsmZ3Q7JiN4QTsgICAgICAgICZs dDtmaWxlUGFyYW1zIGZpbGVOYW1lPSZxdW90O2F2YXRhci5wbmcmcXVvdDsgZmlsZVBhdGg9JnF1 b3Q7L2hvbWUveGVyb2N1aWwvRG9jdW1lbnRzL3Byb2plY3RzL3B5cnBzL2Jpbi9lbmdpbmVzL2Ru ZDVlL2NzaGVldC9DbGVpcmFfT2VzdHdpbGRlLUJhcmQtNTA5MTgyLyZxdW90OyBmaWxlSGFzaD0m cXVvdDtjOWMwNTI3OTk0OWMyOTQ5MDNjYzAwNGFlZGM0MzFhZiZxdW90OyBmaWxlU2l6ZT0mcXVv dDs1NDQwMSZxdW90OyBjcmVhdGlvbkRhdGU9JnF1b3Q7MjAyMy0wOS0xM1QyMDo1Njo0OCZxdW90 Oy8mZ3Q7JiN4QTsgICAgJmx0Oy9maWxlJmd0OyYjeEE7ICAgICZsdDtmaWx0ZXIgZmlsdGVyTmFt ZT0mcXVvdDt0cmFuc2Zvcm06cmVzaXplJnF1b3Q7IGZpbHRlckRpc3BsYXlOYW1lPSZxdW90O1Jl c2l6ZSZxdW90OyBmaWx0ZXJWZXJzaW9uPSZxdW90OzEmcXVvdDsgZmlsdGVyQ2F0ZWdvcnk9JnF1 b3Q7cmVwcm9kdWNpYmxlJnF1b3Q7IGJyYW5jaD0mcXVvdDt0cnVlJnF1b3Q7Jmd0OyYjeEE7ICAg ICAgICAmbHQ7cGFyYW1zJmd0OyYjeEE7ICAgICAgICAgICAgJmx0O3BhcmFtIG5hbWU9JnF1b3Q7 aGVpZ2h0JnF1b3Q7IHZhbHVlPSZxdW90OzEyOCZxdW90Oy8mZ3Q7JiN4QTsgICAgICAgICAgICAm bHQ7cGFyYW0gbmFtZT0mcXVvdDt3aWR0aCZxdW90OyB2YWx1ZT0mcXVvdDsxMjgmcXVvdDsvJmd0 OyYjeEE7ICAgICAgICAmbHQ7L3BhcmFtcyZndDsmI3hBOyAgICAmbHQ7L2ZpbHRlciZndDsmI3hB OyZsdDsvaGlzdG9yeSZndDsmI3hBOyIKICAgZGlnaUthbTpJbWFnZVVuaXF1ZUlEPSJkM2U2ODlm NjkyMjdkOWQ3OWY4MjllNWQzNThjNGJkM2M5YzA1Mjc5OTQ5YzI5NDkwM2NjMDA0YWVkYzQzMWFm IgogICB4bXA6Q3JlYXRvclRvb2w9ImRpZ2lLYW0tOC4xLjAiCiAgIHhtcDpDcmVhdGVEYXRlPSIy MDIzLTA5LTEzVDIwOjU2OjQ4IgogICB4bXA6TWV0YWRhdGFEYXRlPSIyMDIzLTA5LTEzVDIwOjU2 OjQ4IgogICB4bXA6TW9kaWZ5RGF0ZT0iMjAyMy0wOS0xM1QyMDo1Njo0OCIKICAgcGhvdG9zaG9w OkRhdGVDcmVhdGVkPSIyMDIzLTA5LTEzVDIwOjU2OjQ4Ii8+CiA8L3JkZjpSREY+CjwveDp4bXBt ZXRhPgogICAgICAgICAgICAgICAgICAgICAgICAgICAgICAgICAgICAgICAgICAgICAgICAgICAg ICAgICAgICAgICAgICAgICAgICAgICAgICAgICAgICAgICAgICAgICAgICAgICAgCiAgICAgICAg ICAgICAgICAgICAgICAgICAgICAgICAgICAgICAgICAgICAgICAgICAgICAgICAgICAgICAgICAg ICAgICAgICAgICAgICAgICAgICAgICAgICAgICAgICAgICAKICAgICAgICAgICAgICAgICAgICAg ICAgICAgICAgICAgICAgICAgICAgICAgICAgICAgICAgICAgICAgICAgICAgICAgICAgICAgICAg ICAgICAgICAgICAgICAgICAgICAgIAogICAgICAgICAgICAgICAgICAgICAgICAgICAgICAgICAg ICAgICAgICAgICAgICAgICAgICAgICAgICAgICAgICAgICAgICAgICAgICAgICAgICAgICAgICAg ICAgICAgICAgCiAgICAgICAgICAgICAgICAgICAgICAgICAgICAgICAgICAgICAgICAgICAgICAg ICAgICAgICAgICAgICAgICAgICAgICAgICAgICAgICAgICAgICAgICAgICAgICAgICAgICAKICAg ICAgICAgICAgICAgICAgICAgICAgICAgICAgICAgICAgICAgICAgICAgICAgICAgICAgICAgICAg ICAgICAgICAgICAgICAgICAgICAgICAgICAgICAgICAgICAgICAgIAogICAgICAgICAgICAgICAg ICAgICAgICAgICAgICAgICAgICAgICAgICAgICAgICAgICAgICAgICAgICAgICAgICAgICAgICAg ICAgICAgICAgICAgICAgICAgICAgICAgICAgCiAgICAgICAgICAgICAgICAgICAgICAgICAgICAg ICAgICAgICAgICAgICAgICAgICAgICAgICAgICAgICAgICAgICAgICAgICAgICAgICAgICAgICAg ICAgICAgICAgICAgICAKICAgICAgICAgICAgICAgICAgICAgICAgICAgICAgICAgICAgICAgICAg ICAgICAgICAgICAgICAgICAgICAgICAgICAgICAgICAgICAgICAgICAgICAgICAgICAgICAgICAg IAogICAgICAgICAgICAgICAgICAgICAgICAgICAgICAgICAgICAgICAgICAgICAgICAgICAgICAg ICAgICAgICAgICAgICAgICAgICAgICAgICAgICAgICAgICAgICAgICAgICAgCiAgICAgICAgICAg ICAgICAgICAgICAgICAgICAgICAgICAgICAgICAgICAgICAgICAgICAgICAgICAgICAgICAgICAg ICAgICAgICAgICAgICAgICAgICAgICAgICAgICAgICAKICAgICAgICAgICAgICAgICAgICAgICAg ICAgICAgICAgICAgICAgICAgICAgICAgICAgICAgICAgICAgICAgICAgICAgICAgICAgICAgICAg ICAgICAgICAgICAgICAgICAgIAogICAgICAgICAgICAgICAgICAgICAgICAgICAgICAgICAgICAg ICAgICAgICAgICAgICAgICAgICAgICAgICAgICAgICAgICAgICAgICAgICAgICAgICAgICAgICAg ICAgICAgCiAgICAgICAgICAgICAgICAgICAgICAgICAgICAgICAgICAgICAgICAgICAgICAgICAg ICAgICAgICAgICAgICAgICAgICAgICAgICAgICAgICAgICAgICAgICAgICAgICAgICA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Cjw/eHBhY2tldCBlbmQ9InciPz5KYLbmAAAABHNCSVQICAgIfAhkiAAAAEl6VFh0U29mdHdhcmUA AAiZS8lMz/ROzFWw0DPUM1DQUMjJTCrIS1coSy0qzszPUzDUM9MzMVDQVfAqzUtVMDLUUTAyMDJW 0AQAyQEO+wpvSG8AACAASURBVHja3Lx5jCVZdt73u1ssb82Xe1ZW1t5V1fv0dE/PTPdwNpLTBhdx MUnJpilQJm0LFmBDtmQCNKwhJVs2aRqwJUuUDBk2JBi2CcmCIIpDkUMOzW1GJHvY+1LVXXtW5VK5 vC1eRNzNf8Sr6qZJCrYhS6Ie8FCFfEtEvHPuOd/3ne+G4F/BR5okrKytqoBUeIdHAohLz3wsf/qF z/b/t7/2U4ff/8P/bvv8I5c+/eKTF/78T/3kTz77f/y9v0uW5yRGkugM6x0xCpwXaDxEQVAC7yQG R0CiiDgf8LGiKCuiStg4d5EXv/f7+fbv/E4evXAOW1R87ZU3+fIvfZmbr/wuO+9f4eje+6RJSrQl FsHSiTO0BxvUwTIeHjC5dZXoKlyIREAAJs1YPvsYevkkxll6SwsclQ5/uMvulVfwxYgoBHl7EaEi xeiYwdoZQnCMDu6xuLTG8pmn2N95n8PbVxARjE7Q/yomwKOPXlZ/5W/+zafGIXuhHt1nEhKC0CLo 7JLIOt/42DMv/Fw9PvzIrJy8uD3x6dbZ81y49CjDoyOm04JqOkaZHKkChIATGiEkhAgiUtsaHyJ+ niSy12Xt9CUe/+iLfPLbvotPPv8Mm8ttdneP+Pmvvcyv/fw/5N77V5FS0zl9jvbyKraYEnyFSBI6 WYvR3h57u+8hiXSW16nGx/jJMUIIBJJYlRzcfIc1mVAun6CvJCk1O7euYKcjItBdXuHCxY9x+84V KmtpL6ww2rnJwupJli89gwDq6RiBBAL50sYf7QToLS6Jb/j8SyfTMHu09h4vDJXIeWRrzYxi/h2V Cz9ciw5aCwKCOgpiiHT73cuunaNFYKoMn/qeP8UTn/4CR3eus3t3hyuvvcZrb73CeFwQyxnlbIJH IAN4oRDKoNeXWV/dZHXlNP2nn+ATTz7Do2fOkrVaHO8fc/XKe/z2b/4aX/nZv09V1GQnTjLb30Mr h2n30bJDNa44vnuT3eER3pYIIRicuUB/6xK7b72MmU3pnDxHVVfM7t0EVyOpMVqy7wTu8IDJ0QHM q4RK2hS9HjFAluXUriAkmv7GKbbff4NyuE8YD4mAMjnLF576o5kAX3jpW9ob5x75+Oqpc5/+yMde uNixhx+dRkUlOtSqTVfW4nAWF52XJKaFj00CmCxBJxopBSkpEUi0QhjNyUee5NxjTxN94NPTgu1r r3Pn+i227+zx/luv8Nqrv8vRzh02Tp9h5cKz6PMX+OQnP8nzFy7RHvTopgmTacHB3j7vvPoqL//q z/E7X/sNagdLJ7YQe7eJwxlxdYVydAzWc3TzXcpiCiIiYnNts+kUtXePajqmvbjGwomzHO7dphAC AYQAHQGt2YRr167gg0UIEBHGe3dZOD4i+pokzfGTEd2lNY62r2GnE7I0oxBjCJ725hm6K8t/tBLg k598Mfv0pz51ceP0hf8wPf3Yi63OwsmiqpMyDnSQGhclqZGUMSOEQAgBaQw+BLJ2hlYSLSUhRpz3 pEahpCCRAm9rSi/RWpG1W1x+5gUeeeJjHA6nHN77PC+8+SZX334X2U3J2mugJeroiNnoABFq7gxH XHvrDV7/J7/GtVd/i507Nyhrx8lLT4HwmLSLzeDg2tsMts6TtnKqakYEJCCEwMdIPZtSVzOUSckG qxxdfY3J5BgpRYNJhCJBcnjvJrPxAQgQAogghEQHsGVJu9MnpjnlbIY7us+pj36WvZ2b+IMddN5i /cRphts3/mgkgNZaPfWRZx79/h/4k/9R1h182i+e2sK0zGgyxWhDVCkxghQRW9mHn5NKghAkicFo SZ5onI8oIWnnCVIKBAKjFZV1aKAsPVpLgnekqWFxscvSwmVOba7z6Ke+kWL3FlUUeJlw/e3X+JUv /SwHu9v81q/+MrPREXU5w9uaKCML3QFepqSmzdHOLepiynJ7AbV6gv3XvkbwHikly1sX6S+vs3fr Kr4qyNIUBgMMkb3j+wjfXJPJOwyWlpkO+uxeLYnBk5qcla2LTOoRMUTc+IhoDLKzgBKGycF7nHji 40zrKcPbVwHBYOkEcVqyffXr/3IlwNaprez2rdvlh/925tzZjf/+r/93P3n//uyztPqbobeBUAmu rlFKgRDE+AArz5fC/BFCxFlHkqQQoao9Qgq0bN5ntEECMUZSY4gxNuh//tmytCglMEaTLi5xoucI CxcZ2UhEsL55gp3tu1x/47dRIfDqb/8OO7evkrS6tAfrrJ08w8g6quKY3toJ2gvLOJ3jxvtM97YB SNKM1ZVVyqV1Ftpd9n/316mnJTJJqWcFxEh//STF4QFGSdx4iOkvocshEUFnaZWlS0+gihlxcszh zXfp91fwWlHs3SHLOqjCcvfdryJiZGHlBJuXnuL2u69QF2PUvyzB/8jHPvH0f/UTf/k7r1y7XWyd Oy9PnjknT25tnflzP/IjP1bJ9g/UnbWez5YIKEJdI2IkkYHYFNB5+MO8oIKQEq0kJtFIKVFK4mOE CEoImKdKiAGtFD40lE5IgZLi4XnFOH8GjxQCkSS0M4OWoJSiP1igtbDOxulzrJ7YxNYl07JGdQZM t68z27vFrKoI0SGTnCAU5WzIeOdWcwAhKIbHTO7eIE+6WF9iQsT0V7DBYX1g/bHnKO9v4wC5tIaK MLx9FW9rpIjUzpKbnGhLqsNdTLuDsp6qnJJ3+oz2blFVM6Q2LKyfohaSwzvvE1yN3trcOn17+/bN f6G9/fMvvfBDf/rP/JeVGTz3Z370P/8neaf1jiIeYO1HrfXfWCSLRCGQ0UPwSALaW7xJENET0QgC KlqsSFFEUiOI2mASjVKSGGNTH2Kkdh4VJc5btJYIIZoeKptePI8L0FSXWVUjhUBJiZQBlRiy1KBV IETQmyt0ui2ydov+oM+Xfubv8MbLX8PWJUoZ4mTE7PAeUkgWzj1F6gXxAaizllF91LCapSHdxRO4 0SHSO+x0TH9ji+Nb7zMeHdNeXKW7uMpseExdzgBBORmTTIaEvM3kYIeYGNAae3yEjhFfTpgUI6SA 1kIfZRLuX3kFP5sQYkQbY/7KRz/67M+ura/8vStXrhy9/961+M8d1X/Hv35iZdBfu1vnRabLz1ZW vChj9J4s9UkiiA4dHFEoJJGAwKm0WZpEGozvscIAEaUEaaqwQs37PA9bhRACrZqgex/mXcOhZIMR 6ggmWEBgpUEJgVHq91QEa93DRNFa0laGLO1jjKY3GJC023TbbX7jl77UVBgpiSEw2btHdvpRUAFi QAhBp79Iknc43LtHPTumv7JOjSLUI1SwDJKc999/gwBk7S5JknA8OiQEDyKikpwsb2PHQ+rRMUJK lBfIPCHtLDMdjlBpG3xNd2mFYnifqpgQEHQXFlHR1/+Li+ET62sbz9Wz4vb+3v6tf94ZcOPqO7d/ /Stf/qW3X335577hc59ZbmXZJdMfGJW3xGxWY6sZPnhCFAipMaGkVjkm1kShUARCFEilEVIQEaA0 Usmm5ytJmhgEkKcNDVRSkqUG5wIhNkkjpZyjaUEQgtoHIhEp5cOAP0iCECIxRkIIeB8xRjUaQ6/N 409e5ulnP8Hx7jFX3n6l+ZASBFvRHqySSMNo+wYxMaw99lFOPPY8pa3RxRixtE6YjpHOIqUBqRnt 36GzsMzi+ilq5xlPR3SzFstb5+ifeQKVtMjSHvnSGkZp0v4iZnkZsbhG3l9lMDhBa+MkSXeAK6ak eY6MgdbyGmpldePHxsf77d3bdx4ZHw+f2zh98kwxLV6PMVZSytAArP8fEb5JmBWFOzw8HEqlpi/9 wL/3bDs3zwilhStL/OSQCoXWCUoqhFRYmZKGkiAUAY2MHmlSkJI01YBAG42SknSO/IWA1DSKnnxI BSOtzJDoZoVX1mGtxxiDlA1ltM4TfERL+aGzfpAM8SG+qCqH1opWnpAmiv7aKh997DGOjkZcffdt YgiIGJmNh6ycfozZ9BBX1USTI4JnudujmBZIk2Jd0bQ3nTBr99k69wjZwgl8NUNLyfLiOurkOVSA UA4pj/apJkdorajrGcODu4yODql2biEOdqntBF9MUEKRLa+zdP5ReksblOMRWsqEb/2+f5vV5QX5 O//nP3rqtTevPnXx3Nnv0t30bw36a1/61a985ebS0iJLyyvh3XfeKZxz/0wyIm932Ng603vpj/+p Cy+89G1nBPy5GOKaluJskJpZ6ZjOLE4YpFRkMiCCpQoZSimiNgQXQUDQGSp6lK3RUSFaPUyiMFo1 CpmUWBcQwjcAUAiyB4kBJInGh4j0EhUCLTuhTNpEJK00ARHxvrlsKSXGyKa1CIGUzbPBGQ12mFWe tJ6wfu4kP/znfwRXjfnyL/w8tra4ySGZCvSXTzK9f5fhtdexOzeRT38DFZHWbELeXiRESe1rjPcU u/exQdBZOYkeLFFMDrn9q/8AO5shBEgpaHeX6S1tkvRSxvvbVNMxlRBMlCKftkm7Pe7fvoJpdTGD FRbaAzorG6j/5C/9t1/8lu/546ycPs+tK+9w/b2rHOwfLU1m5TcG714IkfUf+JP/1gt/4cd+/Km/ +zM/87tFUdh/Fgnw+HOfSP7i3/rfv/vkuYt/Hef+ncWW3uoNeoN+KpFEKusJQmK9QAkFUqJ1w+vb OhKTHONLhBS0TSRNFMKkiCyfB0WilSJGUFqSaIVkXuZF86+UskH+D3hEBKRqflQhCFKidNMWpASl GqEoSTTeN0kRI3gfUUoiRPMeKZq/1UKx0O+ztbXJ3t597ty+hXeWdt5DmZTR/l103iY7/QjL6ycQ VoIA0+sxPtxldPt9RttXGR7fp7u0Qr62wUxKdFljdELa7iK0QSnJ4mCNMjqsrZpWs7DG0olTJJtn 2bjwNChJcbBDXUxxw0OESmhtnUZ//nu/C1OVTA4POTgYMSsrVNLCCCm3b936iA3yI7/xm7/F4XB8 3OsujD/3DZ+6fTAc/8rBwUHx6quv/H+qBp1en2/6ju/ZEkp8d7ScTVNDv5uT9tpkwjMsLKoKmCjo 9XLKosaHgO52UN5jixkqFYhWC2ED0SjIUoyQEGOTAEJQ1bYJ2gO2K0DNk0NJgfORGCLWeaQIaCVR ShB0htYK7QMxxDlQbNJESkEITcBD8HM8EB6yiQdJEJUk1BYvJI899wn+2J8YcufODu+/+XUO799h YfMc+coGSxvn0CfPMZnsY4v7kHRQSGazMZPpEWma0V/eJF0/hRESWU6RMWIuPk2qBMN724x3b+GS DKkksZ7RWliis3GWvN1hrDUtk0E1YtJdZHi0i9YpSxunyXtLqB/+9/+DL5aTil/5hz/LL3/5SwRX Y5KMWTEhxqY83t2+xytf/7qRQj6/trL8mbPnzj/9iU984pELFy4Ud+7cPphOp+H/TQL82Z/46VPf +K99+4+60eG3m8SkSysDVrp586OLBoRZHwkh0u+2SFJNkhjyLEHYklntyTp5g8aERCZJA9RoVqRW cs4OBEmiGjBI83dBw9/FnBUkRhOIhNiseq2bVR59eHguWjZqoZASOaeKQgic/+CynQsPKwRAFIJM BnyA4dTiZYu03ePmlbeYjocsnrpEq79IAMY3r3B4/W2mowN6WxcQ1YTZ6IDe4gqd05dZPnEOZQz2 eIh1lnShwzQEqsN9nKvRRHSrR4wemSZ4At5XVNOStHbUQdBfGtBp9yiswxVjhIqUO7cRX72+G772 i7/E3/iJ/4L7B/dY7nWZ1DN29o+AQGIMRmekicF5y6ysabVzv7G2Nnn2ued2jTH/wxe++Zvf+Udf /rlf/Nv/49/+f9Qe/qdf/I3/dHTz7R9ttxbzxz7+Iv2FDl3V/LBVCBzVgaq01LX7kNLXLOHptGA4 KkjaOUvac1RFHE1AQghoo0mUJPiA0pLUNNRQa4V1AWLEaNW0gvm0PcaIEQEXm1Wc4IlpRqYiPgRk jA0DMYZIAygftIAHYND7iNaSNDMNqxAw0JLj2nMwKrl/OGE0HPPWV7/CT//lH2Xt3NOIYNm/8x7V bEIMnixrs3j6MnlqKJWg3epRFzVusk97dZOQdJnu3aA4vEdZWVbWtugurVPXFcIbZuWY+zdeRUYI UmKyFq20RUUkM4bu5jmUSan3brO3u001m6Fe+pY/8cW/+uM/yvbuDXq9DnXwWCuQSqGExNoK62tE 8CiTkOdtlBby8OA4e+P115a279z+TFXV37mxtf7CqdOnxY1rN66HEFwI4fe1h067I//iX/hLTx7e eOXHQ1lvPP/pTzNYW6clAl0jSSVMPVggMaqRcv0HX1PWrkH3iaGbJ6ishZ+XfGMUrSyhnSVIIcgS QzaXd0E0eCAEjGmUwQeaAPNj6Sa05MIjtcQkCSp6vFDYIIhCEr2fFx3xEPBprVBKoFRDP1tGkktJ WwmIAiuamUSMzfcvbZ5FFDVf//qvkWyeYWXzLO18kZUzj7Bx8QlIUmJdgXUcjA4ZXn8LW0zpnTxH 2usxvH2V47u3wdasPP4McnmVfivD1lNm+3coJiNUntPfOMXs+D7F+IiiGNLOFwGFK0akvS7tjTOc PPcI6uj6O19848obLA8GlHWzwn0IKNlQL6NN00+dpSxLVAhEBEmSk2UZk8lQv/7GW+nrr736iEmS l37wB3/wueD9tjZ6cnJrKzM6zU2S6MHiIPy1n/ipjy8u9f5OUFx+/lu/n5WTpyB4UikxcwxWhkgm JY6IMA2gqmuPEI1Em+hmghdjxCiJD42gkiaaPDF4H5oSPu/5xmjMPOBaKRAQo5gj+qZnB0CaBJMo rIdaaIyRzdzcO5QEpEQF21QDH9AykqSmmTlE5lpBU8VyGZHzqlSEgJQCkGSpZjqdsnHmMnfffJ3b V15hefM066dOM/OB46Mj2ioQosT2l9BVxWR/m6w3IFs6QTU8pLh/Fw9EpZB1RXdhCRsDB9ff4WDn JplJWL/4NK4qsceHKCQySzj11HPkvUX6nQ51UbFz4x3Gh7vo33j5t1hcXGBWl1R1gCjnF9WUOqE0 uZboJKGuKmbVDKzFJJYsNeStLm0kUQbefOX19o2r73/ryVObCz/0wz/06sXLj7kv/YNf4u69O7uP PLJ5o7vc/9P39/ce+cinv0BvfY3KWVoSWkogBUQimRTMQtP/47zHtvLmh7bWN9KrlMQGnGO0IpnL tCHGhz34gd4fQngY7BDmPV1LvG8SRykxTy4wRqG0Au+JIRKEwshmPuB8wAmFEgIdPSJAKgROSYKM c1VR4CPYENBS4BCkUlI631QfqVhcXKAqPc9/87dz9crrbL/+VXayFtV4xIVnP48cLEJR4A/2Obh7 HZRqhlfBUR3uEYuS5XNPM5neR4wmhKA5Pt4j1DVZ2qKztkWnt8Due69hm8kJnc4KIsnROiU4y3Ry RD3cp0aiB4t9vHOUVUAIPQdPTV9ryqfEI1DSkGeGUiics1R1QYwaJVOMlmidkCY5s1nNm6+/82JZ /q8vDgaL7NzZB6VnStTjN9bXFlYvPi87W4/gvKWvBD3dBB9ARIESMPYBETyZAJ9oekYy9ZFp5ShL ywfNZb6q5xr/P+0h5wAuxua6kkQRQkApNV+hPGwXiYg4Ii5Kwrx6xMi8DWpEFAil8IjmHIUgSkUd In5eIdLgGQqD9QEXPsAKrczQbudcfPo5Lj35HC//5i+g9JA8yRhOj0habbQUVAf3yNs9VpfXKesZ MfhmIKU02hfo8RFWtbDDA8LOHdrdAabTZ2nrEQ53rtNfXGUyPKQYj1jYOIk0hsnRPsObVxnubdNe WKG/vIZqtztfLMuIQKJEJAqJwSOJ+ODm7jE5H4l5jMnQ2qCEonYWV9c47/HOEZxDzP1zxbTk+Lgg xEBlnfGVa5+88Kh64jOfI2tlZMGzmmqMEIR58IQQRKCer/Ku0aRKokWTJNPKY63/AwP8IP4fUmx/ 30NpiZlXCDnv4w96+QN6F0IkakWidHO9EjIRMCIg0wwrxHx6CLkU9AiMhSQRkIWAIaB8hRGWMhgO S0+ixFw2bsCiUBKhE4ppwbW3XiEGjxaS0eiA7vIamZQcbN8gW92kLo7J8iXSTo/iaIfp6IDR8QGh qokEqvERdnpMWRS0OwOmxZhi7y7dxVUmxweYzgIbF57g+NrbHN26yvHBLoPlTTYvfoTh0Q5KieSL koDEoQmE4AlSE70FqSAGjBDIGAjBgUwaris1iUmRUuNFxDtPCI7a1SRJSq+3TJKmCGWopkM2T53m G77r3+D8oxcIwdOWoRlcCDlX55gLLoKOFhgpmIaAQhAizHykrP3vC3qj4Qu0Vo0eP1/FH5T8xkaV ZgmDlgElEXLuFXC+oZ66EYWQkkRLEiVJpCBTqqGMSjdYSM51AgQ6WIyEqTR0gkcJyBJNL9F0Eo2e 2xPK2lH5Bmh6F5BCEIn4KJAq4fo7b7F/9wZZqwN1jc7aWOcY3b1OHB8zmo1ZO3mRpNtjOj7AJDnL px+hmhxD2qIaHtBbPcnK+Sdpd5dwbkRd1xzvbWOnY7LlNfx0CM6T9BYxGrYef5bd3VuM7t5C5Vn+ xeakBE6ah9ya6BBCgUqIwTXjS5WDGxOFQog5t9aaVGekSYaQAmKk01siTZrPVVVFOwl87tu+i2e/ 6Qt02hkiRkrZ0LO2gGmIqPl4lPlE30iBRuKAQGRYOQKQJAqjNdYF8sw8VOZaeUKS6AYARshy04BF IWmpwCCVdNKEKjRLXgpBkmiMVhgjEQja82rTVYIiNGU/iw4hJEZKQoh0dQNYtZRIZciUpCchkRKl FEoAQuNUTow1FYJZHQj+gdYA1nmOh2OkVPjJmOvvvol1DiUF1XiIHR+RJCknn3iO9bOPU9QT6ukB nXyJVncZPz7CRInKutTVlKVzj7F68jR5t8XS6lmEiIwP9uitn6I82uf43i06Zx6lZVJWzlzi8N5t Dm9eRQaPFLExVQiZIIUElSGCJdLYorytcFHhI+BLUDkCgYruIQL2MeAjKJ0xGCySpRk+BqJQuLrg yWee4dTFJ0iMoZzVCCmQcyvHuLK4GPmQB+OhpydTHyRFnmq6uaGdaLqZptfNSOYGz36i6SkBIRJi pJNAW0uyRJGnikGvxVKe4EIkEw09S7QkN4q2kaQIsvnY2MaIjyAftBSlCUISo6cjPDYKMiVpJ4au lvQVlFLhpWx6fWyuwISaRKWkUqIegMR5m6usp64tUkpOP/08/bWTzMopQSpku0e+vNnI1EYS8hax cPhJTcgyZsMddm5dwbe6lMd7aAGZVpRAqGvuXb/Cjbe+Tndpid7CEr3VE6yev8jx9nXyXpfRwR0c gsH6aVyIaCEg+IogDEqCiAEf58LKA64cPTIGIq5JkOg/NBH7vWGTMgECShnGozFZJnnsqWfZOHee iKAsLTEEurlBSUmtFK35jx//b+VdCGgp8FGg5vjggfFLmcbFg27KtQAGRrLvAgMjm1IfA8l8zBuE QBAxQtBWTZWpYpxjnObzHtBCUATIpcTFSKYEJkS8UHgavUAJQSbBBqgD2BDJdHOOQjR+hcPKUswq yqRFnkuKwjaWM+exPpBlGaOyYmV9g/OPfpSdW+8hvKedd0jzPpPb7zG+fY3+owO0CKQLi9hyxNHe Nr3lDWI5op4e013eIO31wVXs3brJnXdfpr2yQd4dcHR4j1OXPkLWWaA43mXn3m2m27fp9Zeoy5JT F59CesTcaOGJ0RJjaBgAEUlE4ZFinghC07BmcCiIvnl+OBmCn9uXA8PjXZRJGayfIu90mM7Khn4p SSoCJngS8YHt6g+AdiRSkCtBOg+ymvP2RDQgLH1A9wAjYCHVoA1aCDpakapmImhDE2wtmiCHOdVN ZcP3tWiqQC4FeQi0RcTMh0U5ka4SdObPrJnZkEqBkdDVollJcyk6xkDpArulYDKtsLVrcJMQOO9x zlPXjhgjUsKzH/sk7U6XylZIGtYRpKSaFKQhYDttTCuhPthFS01nfYuqLJAmo722hU5y7r//Njff /i3S3oClE+eY7u6wur5Fd2ERrSXLG6fod/tYV1POhiydPsfCmfPIGCJaNM4ajyYiUCIigp93XzEP viAGh/</text:p>
            <text:p>CWGOz8Yv3DhGjK29w44T2j4TGBwJmzmyxsnsQKxaysCUKQqUbtO44wdgHr3UOqpj4E4+28 D0MTmI5qfmgtmjNrhjtNX5VzLKHnpcTFZoYfRBMkIcDG5rgBSEUkCxaLwMZm1tNTgq4R9IwkU4KW glQraqke9m8laLh+hHpeQZru05QsF+cmU6lIE4mMgeGkmmsYESEFYT6BDD7gvWX9zFnWT1/CecfM zchxGAEyRsrKoqUB65kMD8k7C9TFlFhV5K0O7W6PwzvX2X3vLdK8x5lLT3Fw/S1ilrJ66jw6SVFK cv/GNY5vXCMzGe3BCtFbfFmiEZIgFCKWaDwO/RAHQiCEiFQJwVuQKQGBnFNFNy+fDyqAmaPm0tbU ZUmaZTzx9MdZWFjEeciMpJdEVAx4NCJCiJ4JkoGQ1HWFlYq21o15IjSaOnM/n5GgI0ghmbiGnRgJ xZxnJ0Iw803bqJpCRjZvHYFIruZ9RjZQM5EZgYgXTWWQonkpqqYqJPOeHZhv3Jj3oDo0x2yr5vgP Kej8/TaCNwmLzrJTNtZv633j4UfgvUeqxkhibSDr97hw+XHefeU3qcfHuF4LJLTabRIJw6JAldOG lqYtquMjhNIk/SXcbMzee2+jTcb5xz7G/TtXmRVjnn7+U+TdDoc797j1zmsc3bvF2tYFFtMut2+8 iVG7mNKiY/D4GBBSI2NAUxNkQnAegQepiW6GUBkSR/COqFN88LiokNFBrBDKAJqqqqmtpXIVz3z8 Mzz34jfjTIcYHInJUVJS6RQtQPma2kfyVDF2jqM6kgtHWXkmCFIlSIzEAHEuyDxQKTv6A2dvRzX+ fgEY0SiYRjxYsWKu8v9hAkGDCcr5qnzARx9KNzF+yP/TBLClQIvIzAdEhFw3FaIOcFRVlM7TTjNI c2IRiDANXgAAIABJREFUiFVN5QNCQAyNhDyeTUnT1tyCIDh16XIzr5hNGe/cR0pDbHcJVYHQisrX rG1exppIGSzLrTbp6gp7t28gQ2Dz4mWOd69xeLDH05//NtIk48rXfpXtG1dQSnPxyeexlWVv9xa9 pXUmx3tsF0do62pyYxAiIQaPlwa8Q2uNC7LZvCAUKoZmvcsEgm+0ehkhqoe9z4UKJTR1XdHpLvIt 3/cD9Le2GFagXCAAtUrIqxkYjQwepRPKKJBVRSvJmJUV09I1w5UsYRICq2mDch+ssA+k6g/+X8Wm /CcPVuTcwfVAZPrDdcIG1OVaUofQrPp/yvsfDJFUDIynBVMCSdYll44oNVYorLeMXJPIOnhEdMQY CEGCeOAcEkTRWMrseMKZM5d55Pxl3rt2hcSW5AuLmLRPkrZYqC1V3iG2e9i9W2S9RfKFBcaHe6iq Yu3Ck0yLKQf3d3jqhS/gXOCV3/llZof7LJ66yMryKse3b3Jv7w5nHn2GjVPnuf3+26TdNipL9BeV MnjfdEcfm7l68L4p91I0dpg5QxdztTDGppQ3FNLMVRyBdY6qKnnxc5/nC9/7b2JNG28deWYY9Fok RhNjwPpGdE51xEuFkpqiqBhOZigCS+2EbpqSKsV93+CBXDY99oFWgBDYMG8VNDLyHx488XuMnb/3 pUZsivMZwh9eLT6UgAKK2jGpLAdVQEZLUM2YeRYEtnKU9VxRFRLnHEJqgnME7/FR4OqaspgyntR0 ejmxqHn/6htEJGlvkXZvAaEVw9GENE/xGihmtLothLfUo4L++lmQmlAXrG6dZTYec+v1l1FCsnHu Mi3TYvfmWwynI049/hFOXnqMvN0iE4r64B46Ck2k2fiANHOLdXPSMYbGcIEnoggxIqNvpOGmQTSQ KsomJEFRVTMWl5d57rNfQCYtXG2R86mcFBKtBKWXlJWj3UqwQiGQ+HrGbFLgPORJilEaQ8RFsN6j iIxEg08yKUjnur6PoGXDEv6gmcCDgD2YAcgG3DxchfPNAqg5O/Dz1+S8GzxMqNiYPD6oOBKZGKgs OjhGlSCJJUrphhi5mhgVeEdENq3PBYzwiGqGrefYSTRTxGHlWD5znrWVVe7t7eKmI6wItKQgNYo0 MfjREJ12kNEzOhizsrZFUBE7m7Fw4jTW1uxfewOddBicOMnoaJfje7dYXF3lqU99Extb51BaopDs 1hOK3YgWwROkApkQiM3uF5pt1I2xxuO8QKpmQ4aLihjmqH2+UIzSxOAaaZXIpSee5sT5x3EhUlU1 WsrGfZtqnA/Y2qPmo9hZ6Zq99tMZEMkTTa+dI4VgYgMzb+koRRSqkaRFI9YkQiAipPID/f8PGgjF 4FBS4YHKWqRsgGoiBLV3jcYgJUY1hpIQm96+mCZUITTfKZrXha8prKNwAa+S5rpSzaSUJNWYmU8I WpIKj42qSRil0cETlCS6iJUJ0R4jvSBKQR1hEjXd0tFfWWB19Qz39w+I3s5bXmSgcw6nM6wNtPsD FCAzywRHBmRpwuHhAd3+AqceewY3neBmU/qthCc/9xLL5y6jdeD+7fcoasdscsSd6+8yvH+EFrLh +lE0SlaIAhc8WmtEDEilidERQ9NnjYIg5NwwIuaO2QqhUqgL2p2U0xcv0h4MKMYFiIhONEoqpBAU pSVGGvlVCJzzVNbjrWsmdK02wmgEnkllOSwjum9Y0PKhMph8qEg/sIE9KPwPNoE8eP2o9ggJi6mm 9oq9WYlWmpaSDF1EuQqlDTqCCTUhzQi2ZkikCBEXBUmwhKhYNSWQMJ2VFNWYtN1BpxltXzG1Kbmr KALMpCbHk0TPzAt0DDhhsK6EEJiKjNrNcDEyspKxNEyd51SW0tvYIr3+OmUd8NMZotNmnBj6aYIY LDPxFZPda4Spp7OyjgsV1llOndngxOoW1XiKdUOkE/j+AnVV8v5bv8uta9cY7e8QQ41M2rSTFu3u IjqIdL5nzs/5rHyo6QvR4GctPCEqlATnHFJKvKsR2jSzcyTBVvgQSbtLLK+dIs1SiskM7wKmp0lS hbWeyjbJ1Ou0KUrLtJihXUX0kU67RT9VCOe5Vzm270/pmMjmSopRktI5PIHU6Ma16+aqJbFR+ual oHCWqfWNt8A66tgcd0FDpg0zW3NsIehmXlB6j7MeaTSqdliZIGY1+ABSUgdLWVrGSiGSiA6BWeWY TfcweavRP1TKxEGopk1/TxQgmQZDJiWZn1HGOJeYG3U1hkgVJImNTNIFRsWEVrtPK++Cu4+tRsyS s6SiZiahnSQsVYFZb5OFyydZ21igmBQomeB9zf7uNgfjKWU1I0/bTN+7w/b1N3H1lFbaoTtYpbe2 Tqfdwh7P2Lv7Hlo97O+NsB+jR2k9FwIiMViizGi3cnywjCflQ9Emhib4kkAUAm0ylvrLLK9vEkKz upVS84GLws2HImmiKCvL0ajA+4BEkucJed7CEDksLcNxQZ5oTi8koA1l7bAiMhyOmO7cwVrH+okT dHuLmBDwaUqQEmstxzZQBZiFgIoRLQWzGHF1s40MKYlCkgtJIiRWqWbqiKAWCqQmCY6i9lQxkhtJ nqfsD0viwTZpmiJU0uw3qGqcD0TjcRG8SpHOUltPkih6ylF6GEcFwiFsRV07imLCzAuEg6AlQivq 2jMbHRKCQ+R92v1lkugYX3+LVqeLWVljaXWN/Px5XO24c/suSdammB5TDCe40Di2CIH7B7eoDw/o dnv0ls+R6gVsmODKMYdHB3gvmMbQCEHEZvrmQkRIhfOORGmk0dSuRsnGBp2aTiNjljOkMMS5YTPQ eOlbRrEw6KFSg/MeAqSdZkonEM3OG+fptFMOh1OquiaVglRGep2cqCRH05KjSYVRipO9jJ7x7E6m TKYzDu/cYXrnLvWw4jhYWisr5FoihEGGiJdQhkDmLJWHKCJOCMJshhTN3EFKiVeG6B2zUFN4R2Ii TmkIcb4lS2B1ipcBayPRS1Sq6eaOUZ006F6WRCmoRLN3QNoKKebOYS0JIeDqCq9TZtZT1x5XO6yN lOWMI6cogsILUNIjyimy26OlA1maMlhYYuPsWYSd0TtznryzyHByzM133mZqMnoLiyTOUlUOoqfd 0dS+R3V/SNpKUEvrqE6f2jl8XbK79y7elqStFiunL5LJiNwB7UOE4EE187kQmjGw85ZOnvH8xglc OeHt4ylVLmjnGXVtiWJuFZGi2W4VQeqUZGEZ3eoRbKN8JYkmSw3WeqzztPOEoqgoKkuqJIZA0m6T ZobprOZoUiGlQseK6fE+M605Op6yd/0O/vYOvSRjobfISlez0MrR3lFHh5SK0WTK/Zs3sXtDfKeD GyyTFVPs4R1i1sGrFBM9YbCCT3P27+3hvaUtHKaVkWQpXROJAeTqJqbdwk9mWBco68BiyyDpMJnM 8HXVSNSxxqmEWYgYFanQlC7SVeCdw4UKVwfqymMrT/SWWZQEkzOdNeyjI2GgPH2p2dg8xc7uTbww FJOS471dsqU1CiEJymClYbazQ39hmTLJONi5Q9busDhYpBM9YW2B6nDI6N4tpuUI4ZtR19L6JgtL S3QXB/QHi4S6ZH39JDp42/TQIEFohNAkQBk93/T4o/xnL303xf1jfublr/M/v/E7xESRmAQ735su pSGGGh8VTjp8YvBJ2linQ8MqtGpm6cFHgoxMKwuxAVgmzWl3chCCw6MCFyO+nqKOdhlGx1gKyvd3 UeMprSRHErHTIbZO2H31PXrLi0y1YFSU3Lp5j3w0JYsSo/YJvSNsVcH0iKiP8ShqgHQPshzGFRmR WjrKWOGCYNRvkypBOByzeukSnUwxnHicj4ycpqU9JpccVzWWlFRr0hgoEBS1pxSNb8HSUM4QwRAo hUQnYIuKKgh2rGYWA13hUCJQoRlJDXmbe9u7+BBo1YqynKF7ltQ7UIbBxik0CTd2b/GJ06f5nifO 8vXdI16dTOnGGmrLdHRIO4XV9cv0lhfpLg5IZUpVTLAK6qrCe8/B8SH6gYMm+AhYlDJYX+NjYDwa kQNrm6f5j1c2sUbxN179dTqtHD8qcCFp6NHcMOKFIlUprflwpNlD35g1m9034L2nrG2z357IaleR pprhuKSoLW46obt/j850DElGOB6ClyxtrqC1YXg0oZxMSOuS3atj9rYPkalmXMxo1ZGVpKFOEoGp JqR5RqGWKCdTLAErJMo6RKjYSCPDmcMETZJkCOXRU4cXmnqyw3BiaV1+FJWnTEYFxz6wrC0LqcBo Q3H/iJmUZFlKJxEcxZRiVqOkYKSbm1OkdYGMYGjMrkJK6mqKcoaOkJRR4RDUqOZ2dMvrdHpdjobH 1NMxSoHIcqyQBEAIx7EpuFxH/utPfYJTKyv8/a++wZ1XfhufRLr9RbZObZG3M3SQHE6G1OWU8XSX 41qwkGtmFRT797i7t93cIiZ+SDvzvm6ECwS/8Mab/HT/H/NnX/pj9Dsdfuhzn+EXbr7BzcMhSdbD zwqsdSiZE2yJirCwukbeHeBqj1LN/XkEAus8PkZs7ZBCUJc1ncUuC50W1nnuH0+ZHo9YONihM5kS qNACNlZX6A36hFBTB8/qoEdRzdjfm7LZS+h0GhVSioWGluqEloqQaEzexrQMwQeqoqaqSrzzCKUI UUGwDMsaNyvRUqAUVEFwXAjGozHVzV1kWZM8epEySCYzixrfRRlBe6FHmmmGt7bZPpigWl3EYq/Z zq1b5FrR6yqmQaNibMynYW42QeCinLdRQRXB7t8k6W+SCI3wkaD03Ppdc3/7DqSygdvTMa0U/pvv +z4u9paob+3TVZHV85uUXiKcJdop9+6NKCYzgg90um3qYEiN52g0wQ+n7N29QVXHB/cIEr/H1CFo zHSl9/zj917jmx57mufOP8Kp/iLfdvFx/uqvfQWZtVCy0bWbbfURmaTYAK7ReVFakyQK6zyzqiZG KGdN72x3cpa6GRmCsfUgFNX+PVrWk7cyUpPQ6/bpZEkj0KQJOkZSJMttw3q3jUkS0txgjEJKNT/z gJQaEs185oo0CXm3S+49OAeh2fPnakePxu0bfSD4wKz2DDqObRM4TiVuOKJ6/V1ap9ZwaFwx42hY 4ycV7bUBvZMr+PGQO5MD3KRmLB2zVFF0BmgxoNM1hFlJTDVGS6QxCK2pS2gLj5MK6wTbhwWLcsyK zJBSUdsKY6fgKrpmQDtNyVotqn6XT5/e5PFWlzgaMxwXXN0/5O7BiLqqEdUUVKQYDrHjCQTHsYLK g1CewcoGUjb+xlYi0GFu/JDzO+x8eAu8VJprRwd89errnDuxxnrS5/ue/SQv37vLV29eRxvNrLSY +Xy+22nTWd/8v8h6rybLsvNM71lum+NP2sryXdXeASDMkEMDEpzhaIIaxszoRhMxIUVIId1rdK3A L9APUChC95JCJsThiKRGJCiABkA30L67qqvLZmWlPf5st5wu9qlqULrKvqju6syzc6+1vvW8z9vi 0kl73amEoKwaqsoiEFSlJUk028Mue920ncYZRbla0V8U5P0OiQpkStBEh/WGVG2mfKIllmyQ9DoJ 6ASRGEjUi5m+FAZ0K1ZgM96Om6lhlBqh2ifWO4dNNMYHvBQtAxmhk7as/5WtLuNeynJVMi884viM 3kDTJIrGSFZnE3RToQ+26d98iYMHR8xsRRkM6bIiradMhEBHR8cYymJNTPLNvUrLUzoEIUo8htNi SXJi2T24zN7V69hE0t/ap5tmmH4PHxRVVWC05nf3tkh8wNeOR5MpPz47YlbVDJIEnaeEEBGNReKI RtIET7QBJxIW8yV2tcQ7R288RIsoCDLw3Eoro9zk5dqJ/6Jx/D+Hj/jBbMGwm3H78mX+i+//AY/+ j/+Vw/OjFiaJbYYvy/vs7V4DWrGCyVNCVbJeNZsP3iClIM8TtrN2rNue2QOTs1Oum5ZLbFFQgdvQ Bt6DkhGrJamCxmiQm/RPCHjXSqGE0aBMO2TZACpRtcdR4tfIqYsWR0QrgUTgXdwoWds/ZkVEaM0w 0fTShF6nYV1bQt3gpCRoKBOJm8/RCvTWFuOru8iTM9YriRApiTDI+Zx1MUPvHqCzlKoqEVKTREsu JAGFjZAmOb2m4sHd9xhVbyClINOapm6oTI59ckq5mIB0/OE3v8nb3W0kUDSeX54/4/Ozp8ikQ1FM sdaxOxyT7+zjmoosNYS6YrUM9Hc61MUKmSp2967RGw7R7TeuIASCiAQRiTGgUC9ouQ+OHvJ3j+/x 8s4+eV/xm6+9yvdff5X/4UcP6Zi8Ze5DYHD1Bp3BmNPCsT9IyKVnWQVWhSXEiA+eJDNI3Z4k6s3g 5fTZGXFyjE5zmrJCdgEUwgVEEts3UxSYEFBK03khcmrZfgIIo4kma0mmKFpySenNdTUvpEzIiIqb LL+AqBUyWLyGIATROZySyNiKG4USDNIEowxNcFjvkNqRonEiIFcFOs9otrp0rGOrXhJCYFKXrAtJ Ji0uTujtDSFrE7zDJBBKQxPb6FtMUszuAXf/9/+O8zsfoEPYeAos9XxKKjRpqFD9Pje6Awa6xdvP ZjN+ulqyVAk7wVLWFYVXnByfsV6dgzR0e13GXUN/2KFnIuPxEG8bmug5PX+GhpakFQQUmhCfbwnb r1IIztYFf/nFF/zWy29xeytlOBjyR7/5G/zosw94dHxCqhRKdxhs7ZJ3EpSI4AMDKs6XUNWSNFEv 3DrDXkbXCC7KBoLg7NkRKSkmSrRqkFrRWIcW7bqe6ogNLeSxJpICGvEi/xc2DKJ0lpi08qj2QXh+ pff1jaCIfgO/2BbNen7jJwRBSYyX9INjJWWrosO3v+0xkmLIhGCZR5Iy0NnQP2Zd0TMdlttjmmXJ o6Zk2XjWXjAzKcl6RXMRyPYzdNLDC9/+LwUIoaS0sLN1mS2VMltM2RnuEgmEWLGd76OGfdbLFVe3 d/jNK5fppYZ6tubhdMojv2SUJPgo6fdzhqmi4wLFVoc87ZBEQRXAuRJXWJ48e8Bo7zJpt+buJx89 h6NES/5sfhj6V/SBYhMW+7vDr7j7+BDWFbEq+Y2Xb/PPfvN7LQWrFBoHtr1qLLzA1yWLEmqZoURs LR2pIcsTdoY5i6YdkT45m+PPF/SVYlUHUtOGRdqoSnt168MmGaQkKRETIRpF3Ni+jBLt/YWUCNe0 Zk1nEcHjjKFJEkSMiKYA7yA4xMYL6F27XKgYyRqHDZ6lUuTSIITExRZmkTFuVpFAJgClMVLQMyA8 UMzZIrB/acwggT6WroTSCkqnYF2zOnlGrGdkacKNvqIf1xjAesFOf8j40lWwdkPJCvLOAHoDLhZz +sLzL1+5wWujLYKPPFss+V+OHzFvGi7vbHHjYJ+bN65w4/o+vd0R/a09VD7A6YSgDbtX9pFbI0qZ EmzN/PwCaX5FFy/+3lVq+9oVvwJSTGzBl8cP+I2T6wyynF6a8p9+7/f48stD/vTTD0mERCpBEyBX oJXmvBQgmhfKFiEFWx1DT0VWDUxXFU+Oz8BaulIgFHiZ4IIgUQEp2lzdc7TLNIGQSCrR7tx7ss3n hRjbRzYGorOtOzC067gIKcY24Jp2M7F5w7XJHEm0m6yhEAStSGxEx0gpNj+H2C4VhtZDEIVCE+iI ADogpSMVSYvLlSt0qrmxPaQqHPhIaS1zp8n7ObYqOTtZcHBzjKkDK5HiokeHSJ1miO3LxDu/QCSg Y0bS6ZFEgSzm/M47b/BPXrpNIgTr0vKj+TM+NY7haJ/5bMJ6NiEQSdMOWdYhzQzDfh+V9JCbcO96 dcg333qdplwzmSzo98fP5wBfww/PRwIBj9zsVoWAaBs+OX/K0WxF3BtjMssrWzv8N//in/N0esbH x6d0hn0yYyhdaKd8Mm4cPRqtJUoqhlkGQrKOsK4tVd2QdzOcXZFKiYgOR9JGvaRsKZ8XyHXLKWhr sQKaKDCAQxJlRIp22ijE5mrHefR6ATHghWyPh85uAJjQ5v1fvOMgSoHUCuscIUYMAmc0IbQIu3Pt 7SjCtxi4SCAmKC0ROkU2Aaylk2d0t7usny3JhaJpIpWHtDOgLB2rxZQ6ZAQhCMEig6I2Pcb9PZKs S9SGQX/E3qVd1uuSH9y+yX/2a99hXyeUdeDxZMIff/kpj+aO3X5OVTsuzqc09ZJMKmLWZbSzQ5YZ +jqiRMKTh0+YX5yyv7NNlmpu3rzCxWSG0kr/8AXR+iso1PMP//k/Ox8pQsO3b9ymn2YkPY1JEg7G W2RR85f37vLyb/8B21dvEXwgkaA3Eg6TKLq9nF4i6XYzotYUVUPwkdhYzGxJFgOZaHFqNq91IwSd RBGeU0vtHo5ctjInQkDH58rX2H6otF+fiyCD938v5BI2LRzheTA0Pjd8BJqwMX8KgQuBRAi8lJjQ vv5laCeZJjbt/QcKgSAIUKqllZt1wdxabLfPZNngrMUHcEqTDHvEVDGvIqcxpwkC6dvoWUxS5p+9 h15PObh5k26eYIMjFjP+za//Q75x+Rr1vMQWNT85/pI/OXyCCRotBVme0zEpRMHaO4SvqYs1yIzt 3T1cvebJg0cMe12ODg+5d/8+08mUcrVCP0eVZXjhQYL499m65yrV8+WSXxw/ZjsZoI1A3cgYpCk/ +Na3+Y+OHpEPRni3RokEtRE2tdSrIk0NPeHZyRRPq5YJ8ESWdU03OoRWaB+pQ6uEjY2n0RK/iayH 0L6KlWq3p9o5pG7P+Gzo3Ej8e1fVYZMNEFKiBdTPvfybD/S5aRQfaUJAAxmwRrTAamjfMDFALSWp iriq2TyJAR83Ig0JSqUt/CIUdr7Ai4qhFKx0RDrH0gqMCwzS9tessm30xnhPiJK0XlFUDRdFAU/P CFEyr6b8mx/8Ft+9+TJFWVH7wOP5hL89ekylMkahYnE6xWrPdnfIjZs3OT+vOD7/irqpOXz6EI/H F2uUlIwGW5Srgrw/YJB1MEGijNI/RLSQ49ef+v8vqIWQrfwgyyTjTkZfpAzzhCRP6UvN7Z0rnATB Kukyyg1TK+iZdu3v9jKUkmRGYfKM2nvqylFZy+npBf16zY60iCjQym1uqCV9qcg6LTq9McSRPd+1 iJZYjr41gIsN64cUL66pX3wnm2h2HUCGDf4d24fBA1iH22BmDmi8p+Mcc9EuFY1S9GJ77tahxtBu HLVqqd5EQEgNQdTIxlKUFWdzSySybhRBKFwMrLOMQaZBeM4qi8cQtEImGd5XzB48ZvbsEGuX5DuX +IO3v8F/9b3vggss52sm9ZyfPXvEH3/2KTrvMtzap16vubiY82x6wrpYMcgzrlzaZdzfRiOwdUWe dRiMRuBrVDJAa8VqvaTyFVp6j5e8+G1ppUziV9bdjdFTKKx3fHj4iJvjLTqmR5Zn6E6HQbfDrUGf dy9mfBGXSLJ2mELW7tJ1GzfvaY3dMPpat5OGjtSkUdNagC0IiQ0RhEVqg1HQ+BbSVPLrgbUU0DiQ WAhgEpCJIfqA8JsYjwBvHdFHBO3lVACia62dSsAiRrLNFLG1e3gS7xFK0w2BgCAloEUg04IYFRKJ Ce3DkYhAYTSKCF61+xFj6OgVwiV0VCDWgUwmLGvFhC5D1ZDGQGgKbAqmdBSPnlAtzpBGMqs9N8cD /stvv0uWpkynC06qOcfLFU/KkqgUk6dnKBIGe5foDDosJhOC9QglGA67XL50wHRZc3F+jF86VqsF U1eRR41MJMvFknff/Sa6lJE0ClSUfw+flkq1QuIYNiRsq1WfLSo+PHrK5dEeuxc9utt9knGPbqr4 xl4fk3i+koJ9IQnx+RENmqKiTg2ZD1jbQqHWBhIZSbXDCY9ynjWCnpbkqUAoQeXaK2V+hU5vA62+ zQCgCESit4Q6tMuXUps/3OJiKAGu3Q+UCJIQUEJgQ2iNWpsaJbGZe7RyiIjXrVwgEZKIJpcrGtMu bw6LDZ7oExChfch8e1IICDITqXwkVYGFAuEjlS+Zl322e4JxR7CoBUpqLk6fcf7RB0g7xxrFSPX4 17dvcb3bZeE8p/Mph+dT1kZwUpRYEmx5ga6HHFy9Tq9/heg9dbVkOq0oV2t+8nfvUZQ116/vsXd9 m+0mRZqcbj+jqSxXrjuGqUAbqRHe06YANFoZIgHn7WYj+EIYs6F/BPeOTvlq64hL3R67hwnF/pgs 7zGsJK8pSaMtXzmD8w256UNTUq5XzLvbbZgzsglJBnqdlG4liZXbSBpAGUGqDMZHaAqSvNvq4jcm j009yIueHaPbrEF0duMF8i2vKGV78xgjPgY6TfsQ280SUAtBLqBp546Y2IrnnwcOk+d/14sgRw9T V238WxiUMggcxraDqCDAi5ZQEjFByMAAWMaIjw5TlyglKKLCREvqFF5Goq2pyieIasHe9j7/+bvv 8Psv3aQpa4q64cMnz+h2c1JlOCrXrCMkUlHVFbOLc+qyofY1eSqR2oIWlOsSFz1lZel0E1bOo7KE JjTgLRHP3/zsK5RA/PB5okJv0r/BW7xQyM3GKr4ALp8bONtKlBt7+2gUyRqym9sI1eLTw1RRxAYX LcNRHxcFxbomTVOyXhchBE3T0sAKR7pcQGVbWyeRXmpIpW7FjtJjTNJSQrKd7ysh2w2fbn9ThTYI pdq9gNKbc6tvj4MvTgCtB1i051K0FGgpX0ilpVLETRAmKoVKdGsVVRKlFVFIdCLRuM0JQqJQ6NAQ RXzhSmhsAOGQAWwTWVpL9A5cwJGSj/sgGxbOIDxtkYQCVVSo+ojff/lN/tU7r7cNCIXjl/fvcVrP efPmLWaN5a++vEPWSQm15fj8iMZKhv2MuljhRU7HSB7ff8x4u8fuzjbPnp5wfjJh99oO29sD1rOK ZlXx8MFjrt04QN26ce2H09nsBVr9/LccNmds4ZHPj0vi+Rshcr5akmjFlYNt9Bq89PTHI9IAWSLZ MRVL0TKGa59QNjAY9EhSsyl0itQuEKsadXqG8g0hMSQ+YnQbNNVaEUyKQbReHdGKJZRsl6e4GVLb Tz+GAAAgAElEQVQIpdu9hmiIorWGC6lftCkpIZCbI6IwSev1fW4O26wrWrX7Ep2myE2B03NzqNqo 5ZR0iOAIQYDzNLHCbyJfIga0hqltuFg2nE4WHK1rFlYQXETGBmTKxWCbPVFRRoMjQpAIrdmK8PLe Fv/81g26dSA4z+F8xs+efMHr40vsHxzwwFb81fvvIYSnu73D6mIKwXHpyh7boyHVesnFukRHgQuC yXLOer2kKSR7u3ssp8ckieHu0Qk7oyG/+1vvIP/r//a/5+Yb75LmpjV90IoQdQy42B6FYgg4HAGH lJG822G8s8sxAoRhqSrOPzjm8LMnlN4TfKAbcl6tG4rFknVRtxqXfkqS6I0AstWv5X6JcQuyCMZD ETxVaK+XVe3JawsiEl3Tyn6e7+qBZLNEieiQOLxIWnMYEYV7HiZ8cZUsld48E1/PAlp1bKuCValA ZBHVjagINlY0zlO7VkYpvMAWTbvUCJDeIlyDipbgHU8ulvz8yTk/fzrlXhnpKsWl1NMRFZmWjJVD 1AvqbMQ4aTfdSgbkekkua379+st0lOZkXXC+Kvnq8ClJmnLl4BqTZs1ffv4FT6crnl5MGSvJoDui dHB2sWZdNTy4+4B6vebNb7zCwfUDyqJGoEjSyPsffYIJhqgUR8/OWJYNP/v4IfrkdMqV65c5f/IV 3rRPnncbW4bRaJPQSRI6/Q6Dzqj17xtB1dScry4oVg1X90Y8bWbYryK9q332twdEJONEcXV1zlw6 lv1dbNis4ZsLmo6RNMWCsiqJiUE1dRv6CB6Ce1H6kBhF4wXSN4DGyjYBbINvlwLXmreQGikcMppW YLGpfREbC3j8/+rENm8IEcAagXquhvGCEAMxtpSEVhrhK+yqxHmJciXBQ2haJevpYs4v7j/hzApk kvLqpT7b0lAuCi6KCmkSlBBUBA6iZSRLGunZVp66tOiqZC81JLZmUZWIGDmaLZjUFbd2dugkCX9x epcvHj0iE1AWnvOzC27cvI59+IDjx485fpbQ395CB81nnz/i6pU9vvX263z8+ZfMpkvefP0W3Z0R H995iKgt9758yO6ohy6qFYOtm2jzU4x1iG5OJ8vIsg6dXopKs1Z6WDaUTcHpxYrFeoUtK3wITG4v 6F29zmkC83LN43tPSXt9RuMhpDnXIxyeHTNzEXtph2TcxcpIIyRCeNZlgw6aDNW+YQiAwjtHSYPF 4IoaKSWN1htFS2j5dymQeiOJ9oEQQGtBpCGK7MWU7/klV7OZGObPu6XUZkMa7CbbKogNhDoSbMst St8QqAhNiXAte7AsVqzrmrJ2nJxd8LMvjpC54uDaDrd3thmnKcvTGbPasgiRxkeUMqjo6PsViBGp Ecjg8KIhjyW9RFE71yaLypJlMeNS13Crv8tRveaL4zO2uhqxt82j83OWq4bRbkAYTVMUdNIOL9+4 zPGTM+7fe8BqNuNge0xuEkY3r/KNt27zyYMnPH16QpKm3HrpOldvbKO9MgxHI67cvI4rSpRKW3iz qVgVNeX5jLIuKIqKEMPmLl1gTEJ0lmm5wqAZ6IS1dhwdn9N88SVvvfoq/dt7dLa3ub6eUZcThtpj 8HRoaKQmekcMNShBimcpJBmRqrEUdYN3kTQ7R4UNqKol/e6ArUGf3Y6h1+kQfb0ZHG3MJlG1Hn/x HF1v42NBqhdB0BgCImwmCqpdMMTa0ViLc6AJOBWwtUd5twm3pli74u7Tpzw8nXJ8PuXhxYrj6Yw3 d4d879V3GfdykuCoJjMW85JV7QgiYoTEb5Yb0bS+Ai1CewxdLcFWyLSDbipmLjCZN3Qc3Ng5oG86 /PTsKeeLOWk35Ur/Ep1BjwePnnHnwX0OtnYoNFwsKj76+Auq0tLtZEwWay4Wa65dvsQ7796m1zEs JwuEc3z3177BzZtX+PSTO+jc1ygqcJ7JxQVV43CNJTiLjRERWkgEKdFCbYoVYpt6DYHTxRKMIBcd SrmiCDXPDk+RZsDbvQ7q9UtcuX4DdTQhs3O072CVRFtPbEqapkQHR6MUebDUUhPKEm8tOkiy3JD2 OlDCsllzPrngoydHdHXkYGvA/qDD3rBDr5MThCBJNtE23+B8m3fMlMBGS6C1fax9m1eQziGUR4WG srbUTat01SKANm2UOzjSbofZesbffHGPX35xwv1nZ6zXDeOO4ddfvc4/euMmxivW8xJfN4R1TdNY TFSslQTZ6uNCiKhViVivif0uBvBNiapm2CxhLRJmZ6dML44ZDDJ6SYd1veZRcUZQgPWURQUiEoIn U5Kr+yNUuseDB8ccz6ZkqUZECa7h5o1rXLuyxSj1NDFSrwreePkWb77xEu99cpdPv3qKPr+Ycu/O 53z+2abXRqpNMbrYwAKbr87TxDYQnhpDPhgx6Hbg6gAxSAgLQb/TwbmSYmn59OEDOns93hobYi9n vJviVUR4j7URhGLtQThJT6cEJN5b3GY4o4MgVQm5SRhnKao/4FoM1ELw+HzK+3c/46efP8IkXd49 2Obt27scjA3D7BKqm6Clbn2/m1h4DLBuNoxTDERbtte8EoKrWyt5bIWYjcxIvN8oWVLmF1P+7c8+ 5G/uHjNZWIIMfPPaNn/4zku83B+zqBvsfIGrShaNZxEaCg8VGVXSwYiIj20qSVZTQjUi6SgcERUF TUywVpK7BRcnZ5Rx3tpUtOKpdcx9hfINZVEwu1hxeDHnYGsflaZ4Ebm8s8vu3ha2rjl6tuT9j+7w nbdf4u03rnN6viSmhof3ntIdjrl8Y5+ffvARH9w9pKsTdLQ1F6dnrahQqTawEexGwNQaNI3WDLrb jPsDOoOEJOniZKQqVnzw8eccvfwmL29fYh0jsZwzrSbI5YxPH0/I0xHX9qFKNEVpiWGBH2xD9Hhb 0VUCpXKMcxSAcA7hPMIBrqI6rTguLUk/R0tBbgy3t0fsvPsmj57OuXN+xntf3eP/+uVdxqMeb14f sN3t8erVa7xyc58syykai/XtBlfaGonfWE7Au0Aj2tOBlRtRlfS40qGMoFyt+LP37vHjrybkecI7 Cm4OMt48GJA+m/HRwxM8EiWhtBWLxlKbjNLniNyiMtk+ZLG1g9ZBkE3mpDsjggx4k2A0VF5z//Cc SVMy1BJBwnTQ5/1mxqdPHlOcliRKsb27xaq2hCxSzo4pdq6hM4e3LUG5Ws75pz/4Nrs7PT67d8RX Xx7yrCp4/fIe21sDPv/kkBAiuc7a4sjjizMWy6KdjUtBYlKyNKPTTen2RmSJaWGJIAlVycn5BcXq iLIqqRuLdQ1fHh7xzrsvUbkVuRdcaEMqBMvjr/h4NKAxisFOj9PTM5JezfbOHsWiIrGWGkMhLEMD uonUlUfFVgMXpGqtxWuLKxuStmWZRkpIDS/v9jgYJjwZpPzsy0fcPzrlyckMqTWX+o/53W9c53e+ 8w163ZzVeoGsBcEGXLQE3zy3PiCkwUZPIzVGa0prSazHLhoenl0wKQteH6Zsx8CeVnjhOD6aoZSA VOMsNE3FQhmiNFifQm7AKKItsTp9YRFN0py6KqGoyWXACo8QCcvFhGezc7rJRtmb58xUwp3PPuf+ nUfsDPcYbiV0hx3cIcxPzogi8mujLjLAs8kSV1peurrHpJjwk7/4hPPjKcNelz/8zrt0hj1+9IvP KadL3nrlOr/2+k0ePTtBR1sxzAXi8mX6gy550kFpja9rVrVjsZiwXJWURbmRR2+8+FKRJK0s6oMH D/jDd76DyCU6SMxSQkzIYsXyyX1Oc0F+fRd9UbchVNce35yrEHWDDJE8y+hqSWw8ta0IIhAbjwkW oyR2bamEwGvZ6uGLBqcl+MBu0uP7r9ziZvaA90+WrOvI8UXN//RXn/PkeMEf/fa36GZdfCgQKAwS i6DxnjxCbBxNovBBEZqKKnhmyxo7nWIXS15KPQ6FrCILrbFNIIaCykbKhWNRLYhBYnROoyS56kDa QeUdsk6OMxKTarqpeBFHV1WNTBW1taymE4rFCulrjJKIJuKVYl2uuXP3Lls7O2SdDt6DNgaHwETI uwMupivOLxZ0OjlRKk7Op3zx+Ij5cs2Ny3t879tvorTmg/e/YHK+IFfw5eND+uM+b799HT1ODZ08 pSg0RVkzmy6oqpqmqqk3ehexwbkSZVqdS/Q4716cqX/+6D5fzk+5sXWJfmdIllUsioIkJOiiJDQV dV2jvMWYlFAUSO9wTQ22aYcqusd2b4A0BWdzi10FQlUhbeA8RlRZtEOdTYOIyjRCRLyNLGyJMDBM +3znWsr5uuJ8VTJ1jvfvP2Q8kHz/</text:p>
            <text:p>7W8h8jYImyFaRqBuZwA1kWA90tdUCqgb3GTdbri8Qxc1dfTM IsybFYvJnGk1Z+ka1mUgVY4kHQJLjDYMBwIZE+RkRrlaMNg/IOuk+KiIRpOFBrNcYs2AonGcH5+g fUOaJqimpNPL6G4N+PzkjKezGaarmZ4vubw3bnucZOSiqdB1Bi6QJJrpfMGg2+H2a1cJUnExXfLN d26TZgl//Gd/y3oyJ8kzotPUMfLTX37G9St76EcPHnD3i7uUTfWiOk3Q6luMMa0kIkaij9jgNvaN tpJlNNpmPO7jCXx2MuOl0T5Zr8v2qMu6XBKjpJeljLo568NjbNojz/ptuCNCqCoUkEWQtUX1FYmR 5NJQNCXWF3hlmJydUc5KvFI0BFy1aHU2WlFXDWX0JAb6KqM76rM9HDMyGYVbchECT4+O+FQPufXy Zbpa0SCRQqEj1LTzhOja2YKxkXVREkOFt55V41hXNU55zoqCZ9OnLCuBrUoW6yWltQgREXGOSVPS LMVGT78ryFRKzwzpdFMStam2VhKFgeWSppsRpUD5QJQbSolANhpisw6L6iFRRey6au9gqpp6VVKs K3ZG27z88gGjUY8v7h5xfn7BP/r+P8CXNbvbGbu7Oxw+OufKwZjXblznM/8Vue6QZZLV2uGahkeH x+ijx1+xrtYYaTaqh/B1a7Zv8Jsr0izRdLYG7Ax2yDs9OsbQCAiN5ejpU57NJ6wsbEXBcGsLeTRH NZHB63sQFE++usfeN9+gO+ixWq3h4j7US5CC2nuUAqMFXW2o0oS5hipYzpcXzM4nrJCcnJ/x5PgB i6okTVOCN5S2JslSXr50wO6ow5PjJbt5h+3xPp3eFr0NfXR0fEwjLLf39+gN+vSyFLWdomyNdK1X oC4KVo1DLCvm1YzSRoqiZhkEj5cTZpMTmtJxOD3lcHLObL6gqBqk0nzzzTfod8ecnJ/y8MkDvv/y tzi49Qr965dQJm1dRCppc1gBquUpqpvRzbuskoQmBPCBKDpk3UvMnMAYy3feeYXPvrhPVTuOp0vg kOsv7fPS3h6DQcbPfnGHB8cX5EnC3/zyY1576TLDYZ9eJnlyWPHRvYf85ne/wTe/cZPSBqSFH//0 HscXR0Tn0JPjE/DgcK0CXRukbqNXvc6QfqdL1ktRIsFay7JYcnR8xGK5oF5XENvBxp3Dh6ze+iYH yTZ6aLi20+OxtTijuHj0EMrIaLSL6fYwZ09Ynk9JraMIAiMTjJGkEXSWopWglxlOjjQff/kpP/vs MyZNzfHsgtFwi07a5+T8lGdn51hXIaXis/t3efnqNd6++QoLEWjmgstb25hBh8pF7HLF/aNIKTp8 Z9AjH3Tp9Qco4VitSuxsTV2uiY1nFgJPFxX1wkFoOK6mPDl9wvn5hFVjOVssmBYNyyIgdM5bb/06 /+IP/4hRnvHlvQ8Q8ymvXdmjt3+NwlkWQuFVSipaT5KVNVlsoLC4vI83hliVLbTSHRKGl6iaBbUs eOnGNvfuPcFawSu3r/PSjTF7wy7rVcN7H3/Jo+MZSM1gMOKla0OM1Hz+4RFb14Zcu7bHh+/d4U/+ zx/xyqs3wUdmkyVlsUZLhVEDtPOWrfEWaZaT91OybgcjWuKlsA2rYsnJ5BmLtcVXnuCbr1nBTVGS 0gmfPrjP+w8/Z+/6DsPOLjs3rjJ/8Jj5wyOaqqa7f0A6HuOCIAslCZpp40mjp78RVaIMQgY6WcJW P2PQ6fHo4k1mvuboyRE39l/irbd/jZ39Ef/+7+7Te/CYJ0e/ZDTaRuIoSsdP77zHa5dv88aNHjQC REA7hxcOh8AGWPl2PCuTCFmCrOr2iOZTVr7BmoRBd8T5bIoTEVutOT8+YyXhu7/9+6xKw5OLyMXF Gabb4QfffIXv3rrK2dNHXJeK7OpNrtx6ibzbpQlwXgfOS48PjiglhgwbIuu6QHRHm15ihVY5o61d ZJ6yPply+Oyco7MFV25e5cbBFlujDKkUZeU4ncx58HRKr5ty+8ZlRsMu62XFxbqgO5aEoiAkmjfe uMnf/fJz3v/wS4xoY+ip1iSqbVTTN69fJxoDNlK6gunFBdWyYl3WeNe8QAPbYkaB0npTgdZaseNG 9T1frfnxhx/xrVtvorauML52ld6DI6azOc5Ixl1Dp5OzWk5Z3j9B9DKYLvAhIpKMrtIt5WMUSmuk VOxeM/zL3R/wxs2XOPziHisnUf0uuzsjwre6fHrwJtdP32CY1Fze7XJlvMvPP/xrLtYn9BLNwc4W s6qhqho6OuOg1ydTkuWqYT0WjEJE9SXuXCGFRIRAUzbIvMPrN0fM8i7nLjJBcW1/wXjvEj9469t0 egmTuUebLp00cG2cUJ6c8dXRI3SWsnWwz3BnxPaoT5ZkDOZL1ocryiZsGkwitTUs5yvGY4vKDcUK dnb26F2+QoiWi9MnnC3XXL22hZSKVVmyPllxsL2NKyy/vHvElUvbfOvtG7jGc3IypSwb0l6Pfpqx Wlas1iX7l7b5p9//Du9/fJ+L5YpxnhCCpCwtxAb99PgU6yyNbfB2w8mLNi2kN0lWEITo8cFvYMv2 jl1rQ5Z3GPZTomlrSu+fntCZHrN17SrD6zd4Ol8gtSDp5ejgWD56zN2ff8beW1ex6xIhM6Rs61uC tYhM46OgcTXddU2WZIwGXY4HA3aLGhM9o0XJH9zo8I0bKctqTBoqxtt9Emn43q09itWc3Hq2+yOm nYTZZEa9qJEqodp0FtTW413EbIiipJOhNeAs/bTD/riHAeYXBTeGO/zeH/wHdEJgsFqRyxRSSJJA DILl0TnTiwV5t8/l6wdcv3xAp9Oj180wERoNYx2obXsfEYLDVgU+tPchNuuRqjmD3QGq32V6cp87 Tx8zXVcUqxVPzpasVyWpFly7esDlnRFvv3aNTmJ4drHmwb3HDHp9rlzd5enxMVf2b7OsHFEr7j44 5PaNfX7w299muVrSzRO+uHfMp3ceI4RGn08uSIxpYY+Ny08isNEhNkWJDhAy0jc9Or0OZthl3B3Q NQmNEsi6YdWUPD4/5i/ufsjVG5e46I4YX9lma7LD0gUGO5cIkzWTDz9BFAV2uuZstmA83sO7mjpK OjpnJWsSm2GAtRMk1QotIN8dUE2XNLOC5fKI/ckA+pL9rIsRGn86p2HNVqW4Jg3dLKeOAjPo8/rV Az7+5T2euYAmIENAB7vpSACTOrqJJOv2oLPEpClojU4kN7dSLqX72LpiOZ+z8hXhwuOkQJmUMjTk WpBfusx3r7xCdzDAJyCNoiMkIXoyHAeqodatJTWqmlVpaYKn8Ip0sEPeWFRnSNo0fPDRx0yKFQeD Ph/eOeR8saSXJFza2uely7tsbfVZzwve++QxF8sVsWlQSnOwO+bTh0esmzVbXcHDoymLdcnDowlv vHpBJx9iFoKT08lGCirRka+hiRBbU6aUIBLFIB8x6vXJBh36aR+jDY1oWKxr1rMZh8Wcal3SOE8i NM47HuhDFlPHeX/B8MYB29t7FLNThlnKyZMTTu8egayIlcWtIlW3tXeUWcZYJmjnscqRBHC25fW7 eY+3LmfYA8u6WTM5PePo8IJsKpjKFa41rqIdpKNd+q9ukfWHOB3homIxXTEaZci1wwtF43wbyggC 4QKRgBTQ7XUYDnKioC2kjJHLV7eog+TZyTkub/cQad5hp24ZQJdFtreGHAyGRKNo0G2vIQ5sRbAO 7xQjKdnWgdPQBlcb16DzEWFdEaSj6o7J8g5fPb7D6fSI3/jWKxxNl5gA3/3Wq7x5+wr91PDoeMLF rODeo1OOTk4ZdDs4o9nd3WW5XNOsSp4+OObK9X3mqyW3Ll/hbL3ib997QC8xKCRaZXRlQh0EOk1T 8tRgEkM375J1e/Q7BrI+iXdUtqQuLEcXz5gsJqzKErEpXmpxcd0iVkYjteLL40P+/S9+zL/a/mc8 mZZsHewxyAy+0+X82X28XZMoqG1NIxqCK3BhiJYC6y06SpCBwoc2NYNEGIFJEnI03X6XS5cv8eor ayarBVIafANlWSGHKa9euoE0kSrUbGnD7v4Btmgok4z9smRReSazJcE1rNclw7VFu5aEit4SgqAf A+gEkxhsCGyP++xsD1msqjYH0OmwLAsyBYMsxYZIqMv2w1cCpTQiKBC2bVMrKryPSC/QPlDUBXmn Q9IfEn1DNBq2Myrb8Od//SPW8YLT6ZjqYsk//J3XuLa1xfHFlL/92VPuPzniB997k1evXuLJw2e4 INGJod9LufPlEauiYpYaXjE5edZjHTz/+HvvYIvI2XRGYjIikcI3RBnQr7xyG5MbjG8x7ZWruTib sayOKcsK37TCqE08pJ0XaFr/bgibiplNC4YQaJPyb3/+E+bFmv/kj/41W2++xM2b1+l20zZLLx1e dvCuRrqSphlg/YoYOnjncbHNBEcBtZAYHxBKETfJpdgEFJLB7iV2Lu28kDr4mCA6PZQHV5f0dIoP EqclkpSBkRRRIxvbwhiuxIUcITQxz/CLgrpoCDYQTIJMFPm4j1a0Ac5Oh043exEq2R6MQQqcDUhr EYkh9y3rGGjTyqKuaWqHiAERWudCBBrf4NMMVEo/0ZgsIU/7PLr/CV7Pubm7gyCQDToUjefx0Yy/ +cUXnK0siTLM5xXXr+zS7XaoqxLhMz79/CtiCKTGMB4OSRMoqzXHDxe888oNXrm1x/SDOS5Yau8Z DXN+4zuvoFfzBcuzGlvW2MbjnW2LFJUmBN/25f2KJ7+dFLYtls+TVVLLNpcXAkanOB/40/d+ytXL L3F1f4eRMa2tE7E56kWKSQOVh76nrgPOBRLb/qDipkdYqk28bFMJLyKtPiY1RBtaUlXmyKyDVAqC IKiIyrsQPSG0u25nKypbIUIk04qlMbgmsq48O1bhE0UTWiN5L1GUSIJ1qETSqBYPyxuPyvP2e1eK iCLKAMKiJVitkE2bFo7OIIOlrhu8/zp72BrYLYRWhi1TiTIpnbTL4dkzDs8+5/blXdYh8Oz4vDWd usCta9fo5ClbDVRBMFkWpL0uw2HKUVljYoRocHbNwf4+v//r7/LV40cUhcU2gQ/vPOQ//P13eTad c+fuI167fY3f+96bBOFRy/X6h7aqW68MoPXGuiU33YCbjF/wmx5B2Nyzfx0lDs+fhM0+Qm3+3ePp Kbev3GLU7SD7fZbzcxbHMzpS0BBoXIXIOyRJl1Ei6eZZ6wCOvLjH97JtANObt5AxhjRPUDoihUZk Oaj0RWRIpB6h2xs+JRRKRurlmvWiQEmFkxJbW5KmQSeCXqcHSGJZUjWeWDcE78kTjTIbeabUqAhp olvNLLGlgKNvqd7QEGzEeUBEpPdg67YvsGqo1yXLsmEdofKR87Ih5D36/Q6drMtFafmrv/4TCntB UUW0DASr0WlGWZTcOBhz+fKIPE04m61xBN6+tUtRWp5drDBSbG5sPb1ej6Dh8y+fUtQeIzS9TorJ NPfuP+XVG1f47X/wNkVd8aOffILUsj0Dy19JA4kNd9/2P9lNh5Bqe4NiC420TGVblmg2vD6b2YAP njTJeHp2yv/4f/87FhvWf5x1gYwyVSSJIFEC6z1z27BclnhvqTbCKSHbHbTxARViSytvSqKtbxGr 58Ll9uHblARFQOdgTLuMNK0BzAjZllNZRyYVC5NhQ2C6qBGNJ0kMWgGJJjcKEcMmSSyIqtXBhqpC hYj2juAttmn/e8FFvAstQr55GBvrWndRjJSVpfKRha2pQ03SH9MddNp+RSn46Qd/y6NHn5J7SXBi U8ARyJTibFJxfjrj1qVdrl3ZwZiEZ4slZ5OKm5cPGCWKGP0mbpcwmUz58c8+Zja3GJmgjOHRszP+ /M8/5ttvvMo/+f43+fLhU/63P3ufs/M5Ks2yH8bnXvwY2k2MaP2/m2nPi+p2KRUu+E38+usY2fN6 1+dvBEXYlFBKpsspXoB0gsR64mpCTCQhKkRlWakUsiEyy+lqgRYNIboW2978HUZL0IrUJG3yV2i0 ipB1EUkHoQQkeRsdtqGt9fI1wQVEbYm2oawbrPVEIXAmxacpapP47eUpDk0ZPOvEgEnINv10WkGi NFZHdFAtJmYtwYJvLFVco0K2KZYKROdpqoKqDmAD1WJJOSsogUUx43DakI+3MSZH6IQ797/k3/3p /8z+zhh0ThLq9nJJG0aDnMX5lA+fTLiYzDk8vmCxXOO8YH884NbNLZ6cLFku1puprAYMWiSITTSv siXj7Zz/+I9+j/G4x0dffMnl3SHD3pjH5xMUUvxQEpGyTci0FG3b7iHwmyVBIkWrSzVKbpq49dc9 eUL9Sv3i18x9IgXOOj74+GP+8q9/wrg34rWXbzNsPMuqoaqKlrnvJ22hBCkdPDKACi2anisJQoFq pQ9RaoRuG79V3kcY1UaHtSCatu0E22b1oqvb2JvzrOdLmhgQRlKKhEQEch3IlCZPDcKWVIVFWM8o OhyKSGwzAzhcEJgYsASc/H8pe7OfTdP8vutzbff2LO/zvFvt3V091ct02z0Tz+IY2xPixM4YBxSQ kCL+AOCAvwAJDUIcIEUoEgqIgxxwgkQkhCHgWInliAEnY+y0pyc9vXd1V9de9a7Pdi/XysF1V48Q CEEdVR1U1fu+z31f12/5fr+flLMCrMNHgzSBYbD41mGHDmcTyQtwPauLNae9Yx0Hvnr0lB6Na0gA ACAASURBVOfRsH+wREXFgyeP+Z/+6e+z3ZzznbfucNqvSSEgo6Tte5ppibVwcrZivW3Z7ly+1mKk mShee/MlXO+49+Q8G9tHq39KghBahAm8fec6f/MH32W7veBP3v2YX3njFd549RWen5/xxYNTpEpi NF/mCWC2UsexxRu7PQnIMkOPc1WDFDGHQY1UCyVGP5GQuVYY76SUoK5nbO3Ae19+zKaY0s3nLKaS wgi074jWsrOCZ23Ps12gs9DbiIk5i4cU88Qs+MwujOEX11O0GeLXeUQf8tQKT8wOQFLM9HOFzCzi ICmCpe579tuOJmVMbgqQ+hZ2bUa+JI9EkAL4JJE+4ZwlxNyR9G4gCIuKjl1vs8KZiHcQQ0JGz9D2 rPoemwKbYWAbHJNpRTc4Li9P+fOf/jNOntznzVduIIvI+cmG0hj6lNgNAdE69vcmDN6jpUHLF1a3 iBEFhZDceWmfV19eEGWHFIkQOiKOxXKP77x9m7dfe5kfv/cZ/+Af/xmv3Djk2tUjPrz/gA8+fYSM BlWY4kc5QEHmWLSU0ErnFo8MQha5FMoPhlB5RBwzCyeHJIivc3a+PhliTv8UI1Q5pcDyYMavfe/7 XA6auijRfZ4gSlWjJnv5G/BgZA6UEkTMWKO8MHmEGHLxNfoBGVNAIhEZFSF2ICQhSnRyOfbNC6Qx WejhPTImiiG7depZSTmr8EPA7zr8rmNwDkTMHtE02tIk+Jj/rzy2Dr+ImfEvgifyyWOHDrqW9bbj ogt4IRnSwGnfw/wIWRs+ffAZd+9+QBwGal3xxdMzShS3rx/TWo8Qgq317B9MKbVhPpvS9gMxCobg ePn4kNuvHFFVmpvHS4wpkTKnm/zymy/x7bdfIcXIex/c4+69M6SUVFXFo0cn/MuP7vPsvKcWGq1F /lCTAJGyGVOKiFAamTwvsIuQnbViJIbFMetWkRO3lKohZRn1i+miJCKEIvieFAPrbeDZ8jqmP6fr A8ViSd1bdl0HweFVzU4JLgebdXFNQa0dUUSk10gvkAa8EjgnaXpHIKK0gTKj452KFNGOdaEkiQKp h2zkLArKmNj1mcejQkT4hIsRN1raQgK3G5CtxU8DciqIdkxNUwJsGPMG88NhUyJmlyfZTe9hsHRD YOUSQep8bXQe3SwIzQRXwBePHnHRW7SWXGw7Nh72jgxdcLS7HTIJnlx23Liy4Ld+9Q5fPLjk2cn5 OJNR1E1BqaBrEyfrHiXg9ZePWR7OUVFw9/4JH37+iGE7UJiKWkQ+uzeyiFI2qnht0agcLUrKti2N JiDRKhOvGI3jMSmMFDmVQ0hCjFnoWNTjPCAiRByDmxUxhYxRj/HrtK3L7YZnZx17R1eZ3nuCMoqN y0Ty1HcUTUO0A2dCE5znitTUFUxShw0FWhhKFFokhuDxg0AqQRQB4RSJDmnzFSCkIciYK2qdyWNJ CfqLFbYdqGuDKCsuomFyuYFdR0HCKondDlykRNW1NKag1lU2kvj4dYtqx2CpjNeB4AMueVTXI3rL Lgo2XtALCElyaTUOmC3nnFysaE93VMLgMAQEJlm0PuDkdE1dmcxffL7jvQ8ecnbeslrtCF7gg6DW ibdeP+TB+Zb/9U/eZ7CWb71xi1vXDvj4wSkfffYFpxcdhhmYijIKbCFRUWFUJqUW+cxEJiSFzG+3 VgovDTHffgip8UnlWEYhCT7r9gUSY0qMzNWejC4TxYIiJPkLfNM4OMrXAvTDDhEc5viQ+vor/PHP 3uc//x//O/63z39GVA1irCNiDJxHONvsuLxcs+nFOCUMWA+DSyi3A9uSYsD3Pa7LKmU7RDqf8qFl BX3f0a4sYhCsz8/ptjuUIsejTRsWrqcuSmRRIUOOiZlEQWTHjkC72eVTzQfwkeAGWu9I3hK9xTtP 73rwFr3aETvLWQjYtiWERCc0RknWZ895/+FXTMuG7vIUFwfK6EjCkDBMmoqbBzN2vcW6yLp3CBlo 28DPP826ABAoAq+/fpPVNvGHf/Au02rCD//K97hyfMjpaoOIns0qUAhDbTxGelAOkSQmufGzFQQK oi5RdVH+SOkiJ2iKkcJF9q1JmaFKKTlAIZXJ3oFoRz+9zG0hjBg4gSBmDpBSY7hT+FpTYHuL9JHY XfLjH/8x//jHf8iu7/jiwVcsZ0veeO0tohit1CI7lHfJkIRmFixBpVynhMx/dzESRoeSDYEhOlQU 7HyPdI7eJnq3g2Dp2o7N+YppXSAj7JUFRVWg96cUVw4JwTPsOigUQxRE16LKButadFkQSMTk6aMn 4QlkelrwA3hHcA5vAzZGQp8zh1ZJUwr48uycP/3Zn9PGyJ3vfJ8vPvyErx49xcUddmiZzwr+xm++ zemTNZ8/PGFSlUzmE7Y7S0oFWgWELAgxYrTmYH/ByWrLO28cc+vmIfe+fEzvAq+/fJ2P7j/g6cM1 pSnxIr/tIWmUzEHbXr8o3DPUUkuZ49Qgk64z/l2RxOgHGMneLziBAoiqICJJRET0aGMIMf1fUsWk kHhvEVJCjPn6QPLn//s/4t2f/BG7dk1hNPPJnLbf8eOf/BO+992/zN5iHydLVIpYoIqeNkieJUXV B0rdgw7IHChMVJFYjHMgL/DSIn2gxxGFQxGQStGeX9AgKU3B1u6IucFHFCVpPqEg4tY7bDtQLSu6 bUUIOQMoc5QldhhygISReJXtccFHpHX4lOhjovMQU96MIhIbZ/nZF3e5f3bB2zduovue7eUFWua7 OKkSFTSf3j3hydkaKTXTac1br1xhd7ni6XmHSAZLx96k5M71A67dmFNqya5tOfnqGeW04u1v3uDh wwt+/vGTvPCRmoQdw/7y8i4KMaadSpIUpOjQKQkIA1IXo0lCZitYCvmhkJoYM9yRF6fDOAdIweKV Rox3fiKhpMnOmxTHcXLO0UsiewqTzDyiQmsKU+SU8bLgZH3OV6dP+ObiiJgShVQoLbGpoIyRlVAM NtCkhIyWZAwzUeQsHyKohFIQw0j7FmKsX2TeEbQ7zAjEskNLXxpmscbuOsSTZ7l9NRqlHK31DDKN PIQ8iPJaIruEjyKjcHQYrfS5LuhJ+BDoh4QdswZjimytZbuzzA6POTiYsnpyj9V6xVwLvM4gq8HC z794xlwUlEWFF3Byesl2OxATHE0Vxzevc/PqAaWG3kG38+wdLnnp5oSqkuAc739+D+UkTW3ok0cJ kEmRJF/nPuQthkD5RK8lWsncziEUJJeLpuRB5tdKEJHKYMbOIAYP0X3d8ytTQvIYnVtBkRxS5A8g xJi1d1KNvOFIDJ6YfH76R1+BKSRyEDx4+IhXb76OEpEoC0SyCFVjYw59CEjaAJVMxKGnLnwmhgWD 1IJfPKLi62sn+YSoAkInnl9cEgrB+WrDSXeJI7A/D4TNJgtfQmS9arm83DCkgUkPcVKjqwkpBaIQ BAQp5OWVS3EsBkU+glLCxYRTJsfi2QFnI1GUlLMDpAycPPuA3e6SydRQTqYMj3e5W9EVyScGAg8e r3j08JzZxPBr37xK0ZQ0Gk5Pz/ny+Zo3bx1zsL+gqhRNI5HR8GzXslu1CKPoCHlPQsJKkCnkyp8s 50NmplEZEloVBcFaYnQgzVi45WgXvCcw7grIoQ0xBZQ0eTgj8x4AH7BCoUTA+Rfy54yfUQryviES hcaH/PdjCnjvkKqg0Ll26Dc7ButJKjGvJTNZELQipR4VIWHwIdLJSKMUrfUYk+ftpS6RSTCGBueB kMroOFlMKfaO+ehnd5E+oqYTzuSG0/VXvHGjY1HPCBbOho7TsxMOvOaiF6zrjpu3rlBWZcbjFILk sj7SxzSmn+dksjREdiFl5qDSCN/hpWbVe9CCKhW0vWcYNlmudjDh6vGcYfuEL59sccmCiOzNpsya iqbW3H79CuUq8t79E9ZnW7aDRajIJ7v72PiQalby3W/f4fUbByQh6YNAUqJjwMvctVYJYg57QgdB kooo8oIrJYfOEOMcdUbKAoyUIPk+9/JjXZCkGncFmTOcs3ICLri8/SNn9JpxkZKERsuAkAYfAzEG YhxjWeS4ZRTZhRy8ys7cylFUia4XROsJTU4ajy+umDhSSwfHWoIWkiQ8QkdKb/IuIIIwAhsDBJBN AcFx884VXnv6Gp//87tcfvmcrRKoqqN7tqZZzgkldMHDZcfTneTD1YbXX7/Gm1VJlAKJRDc1orN4 GwlktZIY8l6kFzkoWyiQRGyCM6GwybK2Z5R6ikkKowt2CMx6RbepONt1LI4rri4OOTqaMq9K1v1A 2w3c/eQrPn7YIn1CV4rClMQgOGstCMPFbsennz7i+pUZpcg1Winy8EyIkL/uAC4ZggSpBTZFiuAw RudcuBTH/b98kYg2VnqyzBCZ6DN+5YXNGjG2fRCERiiRWcKuG7P5crhijJndkxBIkTsCqSRaKrxz WV8gsxTN2Yj3iav711kmcGFg5RITK5jVGlLO7M23uqQXJVU3sC4NezZhMASZEDJ3H8kFpArEpJHS ZTJIMnz/19/hyvUD/uf/5Z9y9/37+BSYV3NMcwZ7FilzQdaLgrpMXDtYQl2wHWuXIUq8G/BK5nrp xforJPo0pqkphYgBFyNTk+i2K4bLNZODCTI4bLJE5SAmZvOC7/+l20wnBeebnkfPL3lsPcdX5tx+ +QqNkdx9PlBIldfhIZNdS6lAOaIqefp0zb3PT3j11hGTsqTb7GhlhkGZJHAkKqkRwEAu8L2MFAkU Hi1UiRC/mPaBGoufcSMoczx6EgFPQsgicwKlQYmEEREbbI5njQmhClL0o2RckFJuN2LKmcEkjxSZ GZhSRBDo+o66Krl9eAXXd5ydrKn3GhZFQRkz4KFKEoHHkYWrvSip3ICNEmVgEIEgHHVqGJIniax/ l9LgC8EwOKx0XL26z6//tb9MX5R89fAJu94S0oBcJSZlhSAwFJG379zizivXkSicDcRxIhq0zg5j H5ExR9BufSIg8s8xWVzM+I0KePDsGbu259ZVRwoO7yx7RnP9aM7houbB6ZoPP3zE2dZx2Vveenmf OzeuoWp4GBPKB8AQU8QTMAlQgUhFgWfbBz67d8LhYopUEo9HCYMIijTWYk7GMRdBoWUawzUjkQLV VM2PdB6okoQmEVGxR4g8ERR5Iz7iYTPihPGNJoYcjuhdjk4X8evwxvzmJ3zwY8uYl04p5d+TMgeA GLHe8pu/8l1uX7mN7Tc8utwxJM1yNqGWEiOgHAGLbhxiKJFJ51EIVKFQSqIxmUyGJ8kCqTVCFmih 8UEgAgy9Z6+oePnGVY6uHHO63hKAUmefntAFy+NjvvPWS9w42GeIaVz15hmEdxAGh0si70MsrPH4 BIXI9VIXBKoo2OzW/NnHH9N1jiv7mlktaNu8Z7xxfc560/H+R8+4XNkM2DKaxVQTZeCzL0/54t4a 514s3/IJE8nbWIRAB4HXgRAih/slkcTD0zxeNkIQZT6lRPIkpZFJo7+OzQmARr8IiRdjtFpAjHFr eepkRBivBjXmSeYopxSzfiBRjKPgkLeKZEGJlgIRJVKXWawgwAXL4AMahVL5+B+853C25PrxG7z/ 2ee8em2fykfaFTi3pCsKksiksYJISWQXepxzaGNoVYGOUMSATRnoEE2RGX0xIWNgsGJcV8PgI0hY zGrerm/gIvz0s885Oz8j9JbF4Q1eunWda8s9XAIr0jiUSgyjMCYhae2Qdwnj+tshqMYXZQBqoXjy +DG966lMwphMT9dFwTs3Fmgl+fzLC0pl0HPDEHIU3rNnOx6dbohekIJCK01MgYihkOPSXUBICSMF hSxzWNV5QJWaIkVEUthxhF/IgigCtYBe5FCMvM+RFCmi6mryo5FJicoC6ewREFCo7Aa26ByqlSJO mq/f/qT0uJrNkzlSQiiDVGP9QELrGiFg8AM2eo725yTvaW1HCp5ZM+fNb7xDJyLP1yteOrhKbSKn q0uK5TWqpmFKGll3AiUirXOcD1AWBSnmaNcgEx5FqeTXgdEZzZZyGknyhK4jOpfz/1MWsb50uMer 15aUZUU9aTja3+Nbt6+yN5uSyIGVRYIgBOe2JV6ucR78GKfnw0Dve6SZYEgMUuFSREfPn91/RNvv mJaS2bTE+8jBYkoxVXz4wXMePtmgdD6OUZYShU8S6wRJinxcJ4EeFVtOgEp51e7igEBQIBkIeBcI O8fOR5AOgSFJRRARSZG35ON8RKFQQmGFRwsVCElgYhhlzZ5SeNpUMsT8dksiBocTevyzyNFxiJzE pQwydKAzbSj5FhsTIQWcbdHS0DRLbl39BkdHt3DuOY+efIURNfuLawgpaV1kr6wQRjE7rEmrLU+f PuL6/h5Ixo4DhDQcFApL4nHfs1dJhKtxSWJMxsw0SuNiQCVF4ROD9MwlpCrn9VkERQroENnIjpdf vcrxlUM+/eIxXQhUUhDcDqcUfhfoesvzzcCzk3OSt1w/OkRGjcCzcp6tnnEMJA1DiEghsoO5Nhwc XGGzPeXRsw1NkShLwel5wacPVhT6ayhPjuUtIpWTKBEzSjYFCiVoY0KL7MZKgMEhKOlVJIoBHQzd pmerc4HXBI0XKcs4hEFj0VIzJIdMJVrI8RyvXmDjElaocbgr6ZOBKDA4glSEKLEUY6p2IpHBDkIJ lFSo5BiEIoVAGxzRWwwKM2mYVjOuLG+ymO5TTeqMkI01x4dv4KLHxoBwlpg0sdTIUqEKyf5ywldP n/Jw/5jJzSOMDUxlRJcgVKSKkYsAnYVSJooIhYm0ITH4RLdq8d4xm5TUTYWqC6K1kBLWRrbrFU8f P+bpecfixjGlUpxcPGe92vFznygJBBxd5+mtp5gZjo9fZrbYH+nmkZ2XXMqKUimCEMSgiAmGGPns wRc8O1mBrqmrfXZ2Rxg2XJxvuDxXOQlEjBmF5GuFlEhKYLLILg8ybKKQL3CzaRS6ZL5SgQAMhRB0 46zfyEQUBVFYxJiamjA5mo6KiCAkj5CJEoEujSZET7AjMSSJsS0cvQBRjP+Qx43LYo/KS6HgcMnj RiGHINFUDbPlVabNnKvHt0i6QIVISJIueITdsO4tRube3gvDQgj2UsLLQH95SZjuM11UpMeXfPDh Bxwuvs/hdEIQEZEiO5fta4dGcO4iF3gOKoHzGh0Dw9ARY+Rk0/HJl5/STGr2TIFve1zI0Xeu3/Hk 5IR1F+Dzj7N/3+So+Gm5x04IdBHZ0yUH0z1u3jjk2isvs+0c7bbFR2hF1kkmEn2Ccnyvdv0lvd9S lonBdShZ0sz3wU8Z/HN83DFfHuFtRzvsCEKjo8H5VV6gyXx9qQhRQeWh1WO2ZSKzHYnoILFS0qnx uh0hWsgck5tkRvUpmbuVPGHV45g/X9M6xojEoNRAimpsCXN/61NODZNybAmRuBAI0WUpdIwIXVE1 NU2xx3QyZ7Y4Zm8yx0ymVLrgfHVOHwa00UTX4QdPMS4lCmkQwVEKuHa4RE1rYtKkEJmWmut7E+59 /pCPP/mAX3n7W5R1ifIhzx0KSTFYolBsrKXSChNzyGNVGJrFlJeuHvKFcey2O8wAURimpUQLQVgs Obx2k2enz9lsd2zblqqccPXgCFNWTEtBOa0okkGSqOYNwTmEdSRVktyQjTIqvyRdiiSRSCKy61qm tabXgf6xw+oaqaBQkpDmTI/2qeZTSBK7W3HRdhAT201g6HvcWKGn5JFa41LK41yRN5CCiEyCQXtk yhI8mUSOqvcjWydqhIhoaVD4PIVFYJAEYTKULyV0HNO5lTRjNsiLhBCFZkAocKkgpkiwHSFalJHU sz3q5pC92T7TYk45nWKamqKocquRBGfn5wwx0kwbQgz024BMHULPCDF3HSZ6rl65xuLOVaa65PnF lq4LzErD/MCw91Ty6LPPaco9Xr3zDRYFLCuFDJZgKurxGtk6R9OCa6CZSIqyoFKSl27eZHWxyvYv ITARopK4yR5awPHRHtZB3w9oUzBtapwf8uZTCLpdAJmoUqCLmiQlckh08QWyVNBFqKXAaLh/7wu+ evI5x9f2qKSijQNlcAgpGVKiKObMZjOEkkhdM58fsddv2G02mMpwevKcYbvGSE2U2eiigyRGh0sK nXd5GFnglIP4Iv4SQsz62JQCUuRCLyYPokJBLgVTAjEQMTlddbk3/5EPEWPybNgHQS01MvpciERF 9BYRe3Sl2T+8w42jV1lefZ0rR9fZXy5o5kuKekpVlqSYreS77QrrPMv5gkndYPsddnuOFQWl8GQx uWdvJnjjzk2ODhbsYoTY0+8c9aRgKAXdKjCcrVhtLohFSbF3mFkASlOQjRYuGbrBYkSgUClL16Jn GwJ1USKqimmIeO9xIyizHjpS15KUQgtojKYoJNF7lMraBrtz2NBRlpohCAoJIXoG71lHRUyCtc2z /nlV8fzJU376F3+KpefgxgFyEzhvW4ILKCq0UkxKRTVbIvUcoQVJmBxtrxLTeoIsKtrtjt32DC1S xsgSScHkZHGR8EqjTY7yNEoSRYZjBBJ7EQYlMQq0SEhRoolY4YmizKxkkcOAFBFNMhQmZWFHkkgZ sSlmp7DXSA3VdM5y74Bm7xb7kyXTqkKUiqQEVpSYkBFwwWfgE4CuGo4rRRCw3lzSbjbMjCF5iQKG 5LlyUPLLt1/i8OY1krUUWlHM52zoaZ1nWiqOlwvWZ6dsd2vu/vRPUUpS3P4GiMgGQZvIixQl2IXA rEt0MuFtHo7H0lBUDWHZEM4s/bpjGzzJw6RUiDQQhkAIkpQCQxI0OlfMAQfC4a3CKEF/3hOaxDpo YohsrMXZyEwWtOdPee/df8Zmc87166+SUs0gnjJTFU+HQAxr9kWD23lSNWAmBV7n4RSqBDlhaM9Z HuyzV9R89PHPds9O7ocY/UxXSphUEguJFiUGk93NSpCkRqaEIlHr3BI3QhNJGBQBTcwrPWTqc9pD KvN0EY8utMKn/mvihRcK4SJIQz2fMJtfYTI/4mC+T1PWmDGLN+bdESU+T/9TpnXFkPk4ZgyV7oct q8sLNJZp07DbeoYkmBcDe5NcP8QRRFHJSCc15aTMKZY0mGVFvZgRXUt3ccpn/+InFLrk5Zdfygui kLONfHT0SdJSoPsOoQ1FysDQ1K3wbsOw7ni0btl1a5RVlIVChohP0KesjYxCUqtELEEXJXXRYK2n MWCkwQxgfWLnPNZ5yrLC9Wve+xc/4dnJM/b2aq4eLXGhY90N1AgmSuDcjqH3TCcH9OcX2YBTToki ITQo0UBwdJsNe/MJv/ev//An//APfv8nr9/55l/9i7/46LiPl6+rvsXGLeuUrwGlSxx5I6uFQkgQ ckqlEsLkhwMEkioruzUkSlRypKRIwqNdTAwhkoIgSp0/vLpmsrjCdHGd+d4VVD3JcKcYCVi+ZklJ 8EIgk8CLERTpEz4mlJG0g+N8s8qu1XqCUoGlhtPBUdXjDNIYREp4KREhUIncCnU9pBAoa83x/hGP t88wtqK9eM6/</text:p>
            <text:p>fPeP0Px1br3yDWzIEnWBhBRpY0QFhbSBTXTjfQmbbo0fRm1f0vgAcefyD80KgvJE FRGqwJqKKA0pCmTUuJQV0wjYDILeO1KEylREkXjvZ+/y5aefItEsXrtJMWkYdi0yFGA8JQITBbvt GbKq0LHh/OSM+UFCNjPwmaA2M0uGWuGtxSZ17dorr2x/8Js/+K/e/fP319//wb/2e8dl0cynmrtf fcHdD372S8sbN35pMl+iUzbwPHj29F57vt7M9ia/fHK+orVOk5xszMwR+zwz05VSUugoFFIn9NZ1 CKGYaIOsppTllGZ2QHVwg7LeQyuVJwDR5ky9kHf7uc4TpFHIKRGEkNsNrXM403a7xvYts+mcqATb oeVygHkd2JtU6KgoTM7pFd6/cKJRKsVOaKxNlLVgeWVKu9uw7SZYP+DPnvD+uz/GlA3HN64hgsA7 aINjkKCUhuAIKQGCxg4kCoIqUGGDVCVeDPnBDR6n89JTpCxzj4g8m0+BGBzalLhRFbzLSGBKVYBM 3P/iI+5/9nN27cDx0YTD61czW8VZ6sqQgsW4yOLaESdPBrYXj5hOX6EdPLoqmBgNqoHxASuaOc63 3L1/9vZi/7X/8OH55t1f/63f/E+uvXT9P/7jf/j7VJXm4vyU4O2r/8G/+++/Vc8ndNsVEzXhP/sv /u69c7tu/+3f+dtv/cE/+kNmvn0nYtXFRf+BSNau+o4b+/L67/7u3/zt2cHBta7vEW9+442o6zmi nqPkjFmzh5wtMUpRJ4sQOds+Qxkg6LzMUTERo0ATsIwQxyRyHq5MbNoVm9MzqnmBMg3OB9LmEoTi 22/fZLPJEbSvvPE6V65dw3cdYqR+eSHwrWPbSq4cKKyE3Wrg7KMnPL14jhxWtCSaa7d5/dd+wLXD I3ZdRNiBphCUeiR3+Q5SQAFLmbAiIZ2nEB5ZCKayphcdVVESfUmfBNpotkNH9JLztqeNiUpGKikR RUnwkSEmmsLw/Ok9Pnz3PR4/usvlduCdv/I97rz+EsO25eLyBFVOgcSz5zu+89Y32XZb3n3vp2z6 CdWkRjdHLOYTytkMKSfElF8cTMjmV68IqU91Le/evnPzj/6H//6//U//7I//8MmL0K633nxLCiUI waNQfP7F3Wid5datV+TZ6SlCshAkusGtIUUfAnVh6mvXrl81RVH7EBDf/8G/FaWsUUWDqCtKXVE7 R5lspnckMdI4NUlkSGMcQcsZJJUISTIMfT4tCslmu6W9WFEpj5oe5bs69Vw+f8633rzJlaMlH3z4 CcWsoFaGV169zezgEDYbhJQkIXDOcrqyHE1rdJ3bn8tLy1cfP2R78oyejj4M7F17k7e+++s0i+Oc AB4HZkaxV0j2RCLKgIqemsikLlBNg9GKRVkwKQrqSmN9rq7tkMFS/bDjeeux7cC2z6matRA4oVmF HJC9brd89P7HPHz6gPWXj9l/9Trf+63vkoTj9Oyc7XrD8fF1fIzcf3RBGhTT+ZRtFV1VjgAAFGlJ REFU3PHsizOkkpSzA+aLAybVhGQSTPaQKRES6DK7jGVV0F1copOwd7555X07rP/uf/Nf/70/evb4 oX2R0jI+EEkIdm3bBv5//NJxeYPSNJQhUsUB43Z5YhQFLknS2E6kFEgjPlbKXOglmU1jIfTE4JGF YrXZsDk/oVES6v3soJGSbueZTSccHR7y1ZMnFBPBN197jcePn/Dw+XO+fbCkUwU65t27MYZZPdDZ DYt6ASTmywnfuP0N7jvB2fohpp4S1qd8/Bf/B6+98x0mV69irGFIAo+kqApKk5/hRWkRqURoQVUo CiQ9YG3EyBfJHlnYaWOgdD1TDfVE4JoSZxNDb4naE1vHV599wcXqOe7iktgY3vrVN4gSdhvLdtWh EpgiUqSSo/05733ylD235a03f4nhQvPg6WPE8AypcsBRGKAkY+yc07lN0yWp9zTLPdo+FXe/2n6n VO7v/97v/O1t7IdIUaNVvnav3jzcLpbz/+i//Ht/5598+unHZ/9fHwD1S7/0Gz+aeYuJDjnaunzM O/ggBElk3Mp4nY54lhHXJiDERNd1SKUIw8BmdYnWBl02SF0wqRtSgG6wLCvJlStznp88YXnlCvuL JauLFUIa9hbz7AdPMatZhURqjU0tWmkUhkpGmplCFfu4TV4ymaZi1zs2u56lqTF1SSETXiiUEFQ6 dy1aZ61DFGpUC79wenlCHMGP3hFCwLsBawN9TASfr7rOWVy0qKD46O4XPHh4D2d3uK3nG99+i+OX Dxi2A5vzC9r1mskyhz7VpsRow/kuMJnW3Ll1g4frjuADw3ZDcg5dN0gUw9Cx6ywyDkgkUheIIIiu Q/cttu3AzHQqm6ZXeuI9k50bJjbJyfpkvVzv7G/89g9/eHT/ybP2pZdvz0QK7Wazsf+vD8A7r337 R1oGpBizbYTIH7bOkoGUAiIJlMqtn5C/yGEQKTHYDqEkwXr69SkIRTGd5kWRUhhVgRHI5Lh5OGM2 Vzx9/Jjr128gUFw8f8rhcsbedJazcscNuxS5bWmMzIFLSKIQxAKqRmKYs1lvSKamqubElGhXF8ya KpNGZfYKGsgtqlRYlwUomSAWCRHaEPE+0O1ahm2LGwba3tPZQOs9ISRaP2AHi5M1j+4/4JNPPiT4 HtcGinrCN7/9TZKy9IPn7PwEZTTLw0OMGR9i5zk52VFVJZPljPsPzqkKQ+88Z7tL9IiAk94hQyDY mHULwSJkZNftsJcrdtsNQ9ejKkM1nVPuTakW+1TLQ4rFIVZV0y6Z77z02rf+lbf/0q/+xv7eflwc 3fjq9Pnj3tnh//kKkBIc8kXCS14iCAghj0IDItM2R9IaYYQ4C4H3luADQia223MEiqqeIGI+OSqd 6ZvWJ9CS5dEcZRLWBrYXPWt3gUuR6WyKjBEvJElmZIwQCSGhlAVOCLxPhJBQQaFKR3VjwmS7z/qi pTCaslZ0IfHxZ/e4FeHm1WtEJbl0EeMiMwQlaTzeE04LJANrr1ChhxDRMaLC6OrZXhIEqKJAJkEq Cs4u13zy5edsug6UQDcTbr96g7JRrIOgbXfgBmZXrmEKTaElShb07Q7bDRTTkkIV2CFQacFsOqdv 11yunrKcHlJVJSKEPLhJgWQHtn2LxYyKXrDtJadfXjCbL6jqBjmZoJoSU1aU0zlDTEpo/cZFL96Y 33jr9vduf+uvHl+7+fcvz57+yR//wT/4v9UH6s4b3/+RGl/pDNLK6p040rrLMf4ljVY/Q+bvJBLe ZZfw0J+TXEdVzhGmAGBSNsxme7iQlzFVIbl964D5ZMZuGDh5dg+8Zf/okOXhMSp7jigqmJUK7yPR i68XUy9EmFGMy4wiH+9219E6gREVTaVovWe93qCrkrKa4L5WAiW8taw9eO/pkqYbHOt2oHWRrQv4 EHFRcO4dbbfGlPP8swiR+6sdX939CtF19GSw1tHVG9y4fZUkJf2u5fH9u+wtliyOjjBRkpTEdY7P HpxytutxsUcO0A4DPnhMWUOK7NodhdQUzQySQpWKpimznF6GHNgpAkEVWVbnY95XDIHz9Rl+t4Od I3Y7lBgQyZBcIAm5sDa8tdjf/2vL5bU7L7/53Vs//N3fu27b7cmTJw97APG3/sa/F6NW1LVGSk3w HpKjj3xt/si+EpBCZfyZBBFjvi93F6zWDl1rJkYTpELJksV0zi70tF3PYD0vH034lXeuZL9BKjl7 9hXPdy3NpOJgumBi8hDgaNpw/aBg13senOcQyhRV1g6KhNIKLQtUkgzB0l467t1bgTeUE81gNMla QtlwcHjA0d6Cxd6UQnjCi537+H30vkUkgU6S6ANaOHS0lEZyQEQUDZvNBY9OT7g8H+hCBziePnmC 0QUvv3Wbxf4EAvz05+/RJcGdV1+mqgpE8tgUeX5/x6PLlt4LSixOV6g+ZRFNWeOHjtOz50ituH7j ZUpdUBUT9o/3aCpD8gPrrWMY8tfqhkiKATt+DjGAGzzIiDFQmhrfGCamQUlFqmpCZYi+D0aaUCKH mOznV6/MPrT98HfU7/z1v/Wjw70JFAYvEiqO0z2ZQUhJJJRQSEEuxka9X4qRoesJ3RZtQJiCqAqk FtRlTVma/KSPM+NFozk+nlFpQzCSSVHi2nz0lqXgcFLSNIqri4pZpdmrdfYA+Fx0CJljTUNIJCmJ GoJQlKWkADZbMDGADpQK6qgYdi3bPnLaemochVRkQHkgphx+JUOOwpEEKiOpjabRBhccF8/OePTk nMu2w1hPPanYbHt2/cDi6JjDK3uYac2XT+7z7Okj3rj9GpNJjU8OKQuSg68eP+HG0TW++8u3UVJx sbEM/kV9pChVgReRvm3Zn0xZHi84Pj7g+v4hx/MpSmmOlwsWe4cUpcYYmbeTpUIEMQpA1eju1ngf Sc5mvaZWSJ+zdlRVyJRQ/dCXYRDXdmv7jjDi39F3Xr2JTIm2H+iGgd22ZT30lGUFIdC2Hd1g8f2A Cx6pdHbjDgPOdWAiUS4QIuZvSJdIJejdQCkVUo1AiMLlY08KtA5c+J6kITmodeR4oqkbw6zSTPb3 KUtDMJdEv+HJ2o4CxxzKMKSIRpJ8ziY8uDpjiBuen2QvgVcRqQakKPB2x9b2+I3gaLZgVmqKSmQD aojUJiuIX5hcfL/j9NLS+Z7Ce0olmaqGqCxGFXhraeop84MpRVWwWa948PABr9x6g+VySh8CAs1E Sk6jYLuT1NOebR9xIcvgi7KgfAHlEDCb7I2eC8X+dMZiUlCb7E1c1DVCGHTqaJXATBoqkdi0W6pK g5LEKos9KyGxJGIX2A0WHz2ToiLFQBANutIooxBJEAbL+YWdayly/MlsOmVvOkXuLxlCxJGwfY+3 gd56dn3P5WbFerPG+YizA1ombJyRYqBoSipTkoTMCPcUkVqghSYlQVWWGb1aJl5bGlb1jLly3Hu+ oZCK+cGUxkTmi0Ou3PoGqiiR6jE9D4gCzi9brJQoIZg68EjalMnmQTiuHCu6tabvLVqJvBtXAhM8 00bRK812c0HZRopCIUXBVlSc+I4wJEQaUGFLlcDGxHxW0DQlkCiToFOGdtuRTIMxir1ZRSRy/8GX zKo9rt26gYhZ8h2SQwjBotFc2V/w/GLHo5OfczDVHC4mnG0CgxNZk5MitdCo2T6DSFxcbJDKUBYN RZGIEbYuJ51pIVAy0tQVMWmG7TabYKWmUppZVWOamjBYTjeXtLuW0HUkb7G2R4UJotCkCEoEUtej /o3f/jd/ZKMflfzpa8eOkbnwQ0kqJdhb7nF0eIR3A2erC9zQQZKEJChNQVPUDCSqylAaM9YSWfKo hGMxKVjOp5gSrk0N+4sG7+HR+QYvDMeH+1R7S/YPbzCbzYjSUFcNUieK9gIRI11IBBLKKEqtCErg 7YCWgrKSqFpwcR6RTqF1SaU1TgZqqZgVJfPCMdMCHS0RjyOx3m3pw0AjLTMtKUxJUxWUWn2Nl00i v9U729PJyP7xjLopWHUbzi4vuHX9JWZlSQx5Ry+FRAuNFprl/pxtm1XJv/Gdd5hMlnz55TOiCJS6 QCFROjt4h+AIQ081nVDpklJpej86tZN/keydDbBFiVYQrCdFkYvElNgzBfP5hKIoSCHSxyzDj3YA mwltRgiGZBFdi5YjYr0UavQGebqYKMhWax0T2khMUVIqQ7tc8MndL4huIOqcrG2KAiPyg7CcL9j5 gbDrSDGhR/CUMQkRBY1pmO3P0arg6XDGSbuhAT4+0VzpN0wml+zv1dliFjW3Do6ZiILZ5oKj1Y57 T845X7WoUvD6geFEFZy3IAIczAMXC8PquaNRApEkjSjQNqKLgWgUUShkdEQie3RURuJ0pFYKFQRW KIwAGfOYmyhwIatvOqE5OKjYXxja4FhvV1w7us7BdIoNAQc0ImPtfIaao7VnXmqSqFlMG7zO2YM2 BgKBQpSIQmEQTL1mGDrOV2sWsyldL3M2IwmhdG6zk0KFDmJENg1SCnbrlmTBh55HKXBDRRbNjEJo xOkZ3WZDrVSu21ZbRFGgZw2uqdEb76iUoR9RMBKQMTJEgRkHMKYqmZclG9vz5OKcYbdFmYJUKCpl UEHgCsn+Ykkzb9id9Dl2Xku0KqnlhEZCLxKT+ZQr127w8y9POe8Me5Nj/tW3bzO7uuCff3CP1145 YnAtKiiMKbApUh0umR7sczCsoV5wcPKUSKSaFkzEDqkGnqxbmlDTXCvYdIlGGewYfadrxURuKUJN kBDrCY3tCR6aKisvU8r7jWqUxPlg8NJRjKeh9goZoJhXSCnZrk8IMbGcLYgp4VL4mkcogS5FGqno gmSbPCSF8wN75RRTlXQXJ8jpnFiIXJgmTSgiMVVsVht2ywFdlDRaIqMDilz1+4EElFJRpsBQaFJT s9u5rEl0jueX5xxJwXQ65SVzhSel5NnlmkaKLGwZBvTKUc2naC1kVvbGiIwSpTQpJGSK+NRTGsOk rLDJ07ct67Ntjo6TOZFSoigqw2QyYbmcZczc4AlDxNSKWubAKV+CMHAwm6Hqkv+zpjtpciOrwjD8 3nOHnKSUVJPLdkUb44GADgcsmg2wYM+/ZgkLOohgiO4O2qZx2WWXLakkpXK4A4tb/gmZkRGZec/3 PWfrR1ZtxZ9+/weeXZ3T7+54/W6FNwU+KIZpQtgDNbMYQFvKwnH+sGVKRw6bHVVdAvDofnbgypYX zvLnz2/YbyacK7A48ILRFqxCR48yFlRJQhHDHpQQjcEQUdrmjSljolSW+zQndAGpIqXRHFPiQ+dZ FQ1G5UCoJJ/3HqVIJOAIGKkJccD7gLGGoilxukIhfOruuHJPMU3F4bAjScy9P4Fxmri+vqZxBiXz rIhIPp0LMdLHhCOQJO/+6QuFDZowdMQI45C43dxhrGVRVTw6OwFXsL5do4OnLAzTGNhv7xD5oncg TEkxTCMSAjqNxPu+WoyRwSfWn490+y2mAGsNM+toZjNmTUPbtjgn6ADHMTt7yhiU1QgBqyWDno2h do7CtWgM86ZESWBKhlnhqLWitBWaAjUpbOoYJk8XPSE4zuYzHl5e4Mr8zp2fnGKqkmXjeLCEq1PF q68vCUWuqRub8KLxocxopLjs+UkiVkIsamxb4UqDLTRSFaAlexlFiZZIkSK7PjE1PoNP+wM6BNq6 YboHJXMvOoEktBIsDuciappgSrSVxWnFstK0yzl6VFRVyYPzFcYUmd8FphTRKG63G77/7xu6vqfS BqvI/UeVW1pjyCwNYqisobAKZyuUNkzB0+86NtuO45SoyoLHixmnJ0uiZKhDWYVNgiGBSgH9RQQd PFOCZDWlsTQuV7uOXc+7T5/Y7TdIY5nNFlyeXlA3ltR7TJVxib6fOE4HkPyQoALaeCppKLBECQTv eLpa8Z8f3/LXf/zIxWnL7e2efgicLuaItbgyoKLQM2ECxN4TtSURWbULihea9z9do6WgOVnx9of/ 4eOBi7Pn/PabJ1zfKt6//owWQ1KBYbLYWmElQRCU8igV0bXDkuvaSVls9AxRo20g4vMNnYQujMxq Q0yR425LUdVZJYkjIiUgaAJKNAaFt44IbO96QgoURjENA8wV8xa8gJSWy9Up6/Udn9bHzO6Piuk+ bXxzfUNla9pXs8znCgRJuJgbWV30VNoQtEG7BNNArGrGIUA/cZxGDscOrSoWzTwP9VRk/WFNIuTN 8EEkmzEiOIQQhCignWZuhcJqeh/YbLbcbt9jjeXl1TOeP37M5cmKs9kpRbPIQ6Ipsjvc5VSQLrAu e0HWgtIKJaBHxT4krh5VvHwy593nnr/884Z/v93x+FHLaVtlr9BqtFi0FIhNWBdJJjCGRDhM1PWM 1XLJer+hLR3LtuH1R89xSpzNHL/++hxdGHyKObcoAZk0ShKiE9E5tAhzDyYavCrwWpG0Ap1QWqMl f3jthj2dG2iUozuOHFNk1bYYSYhy98VYMkYbQGlh0obvf1rz3ZsbPmw6trsd0zhQ1CW2G6kqw3LR UpSWRw/OmVUtklL++wr5AUiS+Nd3f+fdx9t8+EVC6/umtZmRUuKYEpISoiO2BJMiy6rB1hVp8hyH nrvuSJg8q9Lxs/Mz5qsFacx7oMTdax1Cjjz3yUPw6AmsKYFEPxzZdDvG/sgvfvWCXz79OQ8vTqgK g5FI6QQviq4bWO8ORDTGGQol+DGgJSOSogJ+HNHxiK2X/O43r/jjNy+pm4Kqdlw0JWO3Y7dfM3hP soHSJFQxYzTzHOE2gqkjRiXa1QJC4G5/4NnDC9q65fXNB+J2x4uriq+eLhiOI5APT7zPMewBTTHl uYYOkExEmZFaKZQ3lCHgncM6j7GRfYzMFgVtU3M7HlF1Q2McJAuS7qvWDgFMKdjWcbjZ8n6956sn K54+KJg1ikGgnBUEU3E+n7OaN8SYr+PJV1eIKtBKaIxDh4SzhhB6vv32b0x+wmPR2tC4LxDXxBhG IjkUmpyhcJC8oqxKKueIY2IKgY+HLX1M1OWM55fnNIs5foT/AxIIFJeHdrgUAAAAAElFTkSuQmCC</text:p>
          </table:table-cell>
        </table:table-row>
        <table:table-row table:style-name="ro7">
          <table:table-cell office:value-type="float" office:value="391900" calcext:value-type="float">
            <text:p>391900</text:p>
          </table:table-cell>
          <table:table-cell office:value-type="string" calcext:value-type="string">
            <text:p>Lola Jani</text:p>
          </table:table-cell>
          <table:table-cell office:value-type="float" office:value="1" calcext:value-type="float">
            <text:p>1</text:p>
          </table:table-cell>
          <table:table-cell table:content-validation-name="val10" office:value-type="string" calcext:value-type="string">
            <text:p>FIGHTER</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0" calcext:value-type="float">
            <text:p>0</text:p>
          </table:table-cell>
          <table:table-cell table:content-validation-name="val11" office:value-type="string" calcext:value-type="string">
            <text:p>GREATAXE</text:p>
          </table:table-cell>
          <table:table-cell table:content-validation-name="val12"/>
          <table:table-cell table:content-validation-name="val13"/>
          <table:table-cell table:content-validation-name="val14" office:value-type="string" calcext:value-type="string">
            <text:p>HVYSHLD</text:p>
          </table:table-cell>
          <table:table-cell table:content-validation-name="val16" office:value-type="string" calcext:value-type="string">
            <text:p>HUMAN </text:p>
          </table:table-cell>
          <table:table-cell office:value-type="string" calcext:value-type="string">
            <text:p>Your family is no stranger to wealth, power, and privilege. In the glory days of Neverwinter, your parents were the count and countess of Corlinn Hill, a large estate located in the hills northeast of the city. But Mount Hotenow erupted thirty years ago, devastating Neverwinter and erasing Corlinn Hill from the map. Instead of growing up on an estate, you were raised in a small but comfortable town house in Waterdeep. As an adult, you stand to inherit a meaningless title and little else.</text:p>
            <text:p/>
            <text:p>You were meant for more than being a ruler of nothing at all. Rebuilding Corlinn Hill is impractical, thanks to the volcano. But in the last three or four years, hardy settlers have been rebuilding another ruin near the city: the old town of Phandalin, which orcs sacked five centuries ago. Clearly, what Phandalin needs now is a civilizing influence—someone to take the reins and bring law and order. Someone like you.</text:p>
            <text:p/>
            <text:p>You're not the only one with such ideas. A knight named Sildar Hallwinter recently set out for Phandalin in the company of a dwarf named Gundren Rockseeker. They plan to reclaim an ancient mine and restore Phandalin to a civilized center of wealth and prosperity. Since your goals align, Hallwinter should be willing to assist you.</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D8VpVFh0WE1MOmNvbS5hZG9iZS54bXAAAAAAADw/eHBhY2tl dCBiZWdpbj0i77u/IiBpZD0iVzVNME1wQ2VoaUh6cmVTek5UY3prYzlkIj8+Cjx4OnhtcG1ldGEg eG1sbnM6eD0iYWRvYmU6bnM6bWV0YS8iIHg6eG1wdGs9IlhNUCBDb3JlIDQuNC4wLUV4aXYyIj4K IDxyZGY6UkRGIHhtbG5zOnJkZj0iaHR0cDovL3d3dy53My5vcmcvMTk5OS8wMi8yMi1yZGYtc3lu dGF4LW5zIyI+CiAgPHJkZjpEZXNjcmlwdGlvbiByZGY6YWJvdXQ9IiIKICAgIHhtbG5zOnRpZmY9 Imh0dHA6Ly9ucy5hZG9iZS5jb20vdGlmZi8xLjAvIgogICAgeG1sbnM6ZXhpZj0iaHR0cDovL25z LmFkb2JlLmNvbS9leGlmLzEuMC8iCiAgICB4bWxuczpkaWdpS2FtPSJodHRwOi8vd3d3LmRpZ2lr YW0ub3JnL25zLzEuMC8iCiAgICB4bWxuczp4bXA9Imh0dHA6Ly9ucy5hZG9iZS5jb20veGFwLzEu MC8iCiAgICB4bWxuczpwaG90b3Nob3A9Imh0dHA6Ly9ucy5hZG9iZS5jb20vcGhvdG9zaG9wLzEu MC8iCiAgIHRpZmY6SW1hZ2VXaWR0aD0iMTI4IgogICB0aWZmOkltYWdlTGVuZ3RoPSIxMjgiCiAg IHRpZmY6U29mdHdhcmU9ImRpZ2lLYW0tOC4xLjAiCiAgIHRpZmY6RGF0ZVRpbWU9IjIwMjMtMDkt MTBUMDg6MzE6NDQiCiAgIGV4aWY6UGl4ZWxYRGltZW5zaW9uPSIxMjgiCiAgIGV4aWY6UGl4ZWxZ RGltZW5zaW9uPSIxMjgiCiAgIGV4aWY6RGF0ZVRpbWVPcmlnaW5hbD0iMjAyMy0wOS0xMFQwODoz MTo0NCIKICAgZGlnaUthbTpJbWFnZUhpc3Rvcnk9IiZsdDs/eG1sIHZlcnNpb249JnF1b3Q7MS4w JnF1b3Q7PyZndDsmI3hBOyZsdDtoaXN0b3J5IHZlcnNpb249JnF1b3Q7MSZxdW90OyZndDsmI3hB OyAgICAmbHQ7ZmlsZSB0eXBlPSZxdW90O29yaWdpbmFsJnF1b3Q7Jmd0OyYjeEE7ICAgICAgICAm bHQ7ZmlsZVBhcmFtcyBmaWxlTmFtZT0mcXVvdDthdmF0YXIucG5nJnF1b3Q7IGZpbGVQYXRoPSZx dW90Oy9ob21lL3hlcm9jdWlsL0RvY3VtZW50cy9wcm9qZWN0cy9weXJwcy9iaW4vZW5naW5lcy9k bmQ1ZS9jc2hlZXQvTG9sYV9KYW5pLUZpZ2h0ZXItMzkxOTAwLyZxdW90OyBmaWxlSGFzaD0mcXVv dDtmOGUxODE2ZmZlMTM5N2FjMzllMjIzNzc2MjY5OWRlZSZxdW90OyBmaWxlU2l6ZT0mcXVvdDsz NTI0NiZxdW90OyBjcmVhdGlvbkRhdGU9JnF1b3Q7MjAyMy0wOS0xMFQwODozMTo0NCZxdW90Oy8m Z3Q7JiN4QTsgICAgJmx0Oy9maWxlJmd0OyYjeEE7ICAgICZsdDtmaWx0ZXIgZmlsdGVyTmFtZT0m cXVvdDt0cmFuc2Zvcm06cmVzaXplJnF1b3Q7IGZpbHRlckRpc3BsYXlOYW1lPSZxdW90O1Jlc2l6 ZSZxdW90OyBmaWx0ZXJWZXJzaW9uPSZxdW90OzEmcXVvdDsgZmlsdGVyQ2F0ZWdvcnk9JnF1b3Q7 cmVwcm9kdWNpYmxlJnF1b3Q7IGJyYW5jaD0mcXVvdDt0cnVlJnF1b3Q7Jmd0OyYjeEE7ICAgICAg ICAmbHQ7cGFyYW1zJmd0OyYjeEE7ICAgICAgICAgICAgJmx0O3BhcmFtIG5hbWU9JnF1b3Q7aGVp Z2h0JnF1b3Q7IHZhbHVlPSZxdW90OzEyOCZxdW90Oy8mZ3Q7JiN4QTsgICAgICAgICAgICAmbHQ7 cGFyYW0gbmFtZT0mcXVvdDt3aWR0aCZxdW90OyB2YWx1ZT0mcXVvdDsxMjgmcXVvdDsvJmd0OyYj eEE7ICAgICAgICAmbHQ7L3BhcmFtcyZndDsmI3hBOyAgICAmbHQ7L2ZpbHRlciZndDsmI3hBOyZs dDsvaGlzdG9yeSZndDsmI3hBOyIKICAgZGlnaUthbTpJbWFnZVVuaXF1ZUlEPSJlNTUwMGNiZGI2 ZDY0ZGNhMmU3MjU0YjJlN2I1ZDQ5YmY4ZTE4MTZmZmUxMzk3YWMzOWUyMjM3NzYyNjk5ZGVlIgog ICB4bXA6Q3JlYXRvclRvb2w9ImRpZ2lLYW0tOC4xLjAiCiAgIHhtcDpDcmVhdGVEYXRlPSIyMDIz LTA5LTEwVDA4OjMxOjQ0IgogICB4bXA6TWV0YWRhdGFEYXRlPSIyMDIzLTA5LTEwVDA4OjMxOjQ0 IgogICB4bXA6TW9kaWZ5RGF0ZT0iMjAyMy0wOS0xMFQwODozMTo0NCIKICAgcGhvdG9zaG9wOkRh dGVDcmVhdGVkPSIyMDIzLTA5LTEwVDA4OjMxOjQ0Ii8+CiA8L3JkZjpSREY+CjwveDp4bXBtZXRh PgogICAgICAgICAgICAgICAgICAgICAgICAgICAgICAgICAgICAgICAgICAgICAgICAgICAgICAg ICAgICAgICAgICAgICAgICAgICAgICAgICAgICAgICAgICAgICAgICAgICAgCiAgICAgICAgICAg ICAgICAgICAgICAgICAgICAgICAgICAgICAgICAgICAgICAgICAgICAgICAgICAgICAgICAgICAg ICAgICAgICAgICAgICAgICAgICAgICAgICAgICAgICAKICAgICAgICAgICAgICAgICAgICAgICAg ICAgICAgICAgICAgICAgICAgICAgICAgICAgICAgICAgICAgICAgICAgICAgICAgICAgICAgICAg ICAgICAgICAgICAgICAgICAgIAogICAgICAgICAgICAgICAgICAgICAgICAgICAgICAgICAgICAg ICAgICAgICAgICAgICAgICAgICAgICAgICAgICAgICAgICAgICAgICAgICAgICAgICAgICAgICAg ICAgICAgCiAgICAgICAgICAgICAgICAgICAgICAgICAgICAgICAgICAgICAgICAgICAgICAgICAg ICAgICAgICAgICAgICAgICAgICAgICAgICAgICAgICAgICAgICAgICAgICAgICAgICA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ICAgICAgICAgICAgICAgICAgICAgICAgICAgICAgICAgICAgICAgICAgICAgICAgICAgICAgICAg ICAgICAgICAgICAgICAgIA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Cjw/ eHBhY2tldCBlbmQ9InciPz5k4G9sAAAABHNCSVQICAgIfAhkiAAAAEl6VFh0U29mdHdhcmUAAAiZ S8lMz/ROzFWw0DPUM1DQUMjJTCrIS1coSy0qzszPUzDUM9MzMVDQVfAqzUtVMDLUUTAyMDJW0AQA yQEO+wpvSG8AACAASURBVHja7L1JzPVbdt71W7v7d6d7+/frblN1q+pWY7vKVbaJE1KpoCQgZBMp kQeWQURGDgImUSQECkoIXWTBCMaIDIAwQLGDZBLHEoMkBkNIynHcJVWu23/t253u3+yWwblGHjDC ZddX13fPj47O2c9e+1lrPevZwkds1c6++anX7v16tzqmUoYUJ148+QA/jogTUBZlIW4Vro4IhkkU hkhKClEJVRI5CxlNzvGGyH92vRn+231M24/a/6U/Sj+msurV1+/f/2v3Hzz8XLNcoitHv70jjhsW xyc0bUtTGUqEGCbaoyVNuyBOe9ANmoKQiFRolRClUUaaAl+aO/uPNmN4q0D5GAAv48nXivOl/Ysn 9+/95Mm9+7qpOiiFMOwotub+/U/SdDNMHJliBNNw+fAVjmYztv0OKRnb1JSUkAyZglGZ2tU0XdXN 53P17Gb787kU/1ECgPqo/JCZM593VfcnlosjY01FCiNZFY4fvMYrb3wvx5cPqdsZ4hxV3bDoZrTN nLab0bUztIIcPRRNISFASooYAq2pWC2aHxdF9/EV8BKueWfro2X7U8vT8x89vrxfmRyYwkS3OOZo ccpsMcOIZthvkBTRWpiGgf1uJEjAb25IoyeEiVwiGUMkQ9KUHAgp4azm9GTx9uPn63/4cQR4yZZV 0tWV+9LFxb1ZqytePH6H7fMnlJjQYlBFKKJAFFkKFqhrw/Wz9/ngG99kt9/iBXIpUARDQACYyEUY pshu8Jy11V/+zBuX/6Z8hCLnRyICVEp9ZdY1Pz4/Ob/sNy+4efYe0/aOFHrcbIbSFbthTRzuiN4z 7ncYbSBm9mGg0Q3WKXIGiqFQMGhEZUQJGcH7iZJTNzf2h5et7B3qWzsfY4H8MQC+w6sx+ifbzv1Y ihPbu1uURIy1bMct/W5P6HvGzTOCzxhnmPY9fRionCUVIZaMUpqcC6XAYU8FhQYyCZBUuA2JEkOX RT5fW/2wj/k9H/LTjwHwHV5tbb5WV/qrYwrYAkkMgibFxLjdMu33SE4YlRBbYyj0w0iIidpqigKV Mlkgl8T/m+lJAYGMQCoYBcknULJKSn2+wLNxir9cCv5jAHwnU8DKfq1x7qulRFSJkIWQEykpppTw wdNUDZUUsgjKKCQmxmEkEKmsRSVBtCKmQJoyYjmkkRl8yEjMiAhaCVkUgtjK8IY1alM7/Sv9lNLH APhOcYDKfc3W+quGTM4HMlci5BCYEKSAFjBKo0sikCkRlCQ2gyemjFBQJZGkEGNGy+FzfoyMOWEK TEpTASOCSEHD0hr1ZWfU1d3Of/3jLOA79iMipERJUFCUkgkEPNA6jbGa3XbHuh/wPpKnDLmgtaZz LWGKbKZAP00kZXCVYe8LuykzZCGXQ+SYSWaMh2jwO9Yl8FdEqD6OAN8pDlCZr81r/dUgkMWhyCht ccYiJWPKobLXDxBUwEqhCOQC1oBFEVOkkJGiSR+CaRg9JWfqJJTKoDMkpZBSsKUg5pAsikjbNXbZ j/EXcvnuKhV/RPLZQhEhi6Cz//COTigF2miKqhCjgEi/8+z2h7Bv5RDKq0qhlcIXTZg8ccxoJVRW IVqIuhxqBLlAKShArAGlEAEB44z68vG8euPjK+A7sUQoKBSKPCVCyeSUoYAxmsZoVBGMs1iV6aeR fpjwKUEWxpyJH34mhUzImRASShRGa7JRqFxQWqFjwiqNcy2iLIek0QjCF5zVf7Z2uvkYAL/f51/r gJaUQiRrQU0ZX4SYIjlljDEYK4hEMBqhMEwDt0PPMCW8jyir6azBOYVXhVDAk0EEjcIAOWawGt05 tBYkH3qDBUgZ0VarxunvqivgI8EBFp17cTxvvmTglT1Q5XJI9Tjc/c4ZshLEB5JorLFoY9BFg2Sc 0qgMqtYULWgsWWeUOpSQdRaiVTgRTOVwArEkSsqINuQCOqWbIcS/cbv1/6R8F0HAfBQA4LT51tGi +9t2tfpCvnqxTBLQSpFFIEfiFKmMIzEhuRBIzGxLW2m62iC25vZ2yxgmCtDqjFUWESHGQAQkJEx3 2OyQIpLsh2zvwD8mq0rxMab83SUX+K4BgFaKtrZOBFcK7PppVwCjta6sezOO6YeipLYxLb32aIQS AiVppjAyTgMTBaMKJisUCesMx6tTvKnY9BN5nKh0JkpNKSMUh7YF68AXg+QAZKIIugQyGp0KBk9B V1Hrh5VRq5DyNhe+KwpD3xVXgNHKvnJx9Non7p/8sYuT7k+fHS3+sPfx2XJWry5W889dnC7+036Y /pXr2zvtuhlN3WLFUKQQc6SUQgwJHwQjCpxFk7C6YnXvAUVZdus7dv0WjKLWDaLyoaAk6pBSWoMR SyqJVPKH3YKCAIKgRbXW6k/Onb4gM2kjWx/z8HEE+F2u85U7tVX1oyer5l/e7PZfFJ3eqGzDqxfL H5h1LsVQzsbov5JFo52jiGBEU1TBaUc2ieBHtFUUDk0dLYIowWhLZQw+C9pojNGkLHgTaJRDq4yP kRQiWiAZgyTBRCEahZRExGAIGAyi86eCM39xNVN/lJx+UWf5T9Y+3H0cAX4X681HJ/+CM/q/vtkP X06TPzXWsFouqZrqjd1m++l1PzzoxyAoRdO2uCJMJeKaFp0zMSdSzAgabQqmUtTW0bUtx0dHzBcn FArR78kpUmImlESl5MMTHkEVjGvwORN9wnYNRh8yA60VqWhInpxAJIM2D0pR3+sUF8rI+ejT1z8G wP+P9flHFxzPZ39jO6Y3x92odCkcdy3n9++xOnsASrFfb8E5usWcylaorBinnqIMQiHlgBJIuSAI ylQ0DmZdzenxKc3qAi2FEiNhGBmzh1RAMkYcddvRtg2ucew3N2hdc355n1nVYE1NZSz9OBL6EYFD emgUqGK15gtW6S91M7uWzK9O8eVjiC/1FTCkYbHz5hESqWvNfNHQLlqqZsnR0RnN/JTl6oT90JNL od/umMqEGjW3z55hK0ctmiQeoaWUHomRZBSlFJTrmLeWW+Yoe4uygtqCFkVlK+arU45PLkhKGNaP 2dmGxcUl88UCnQo+B66vblgPnlln0LYiRUHFg7q4KKnE8brO8lfPVrUu8Le2Q7jlJRKRvNQRoHby 013V/tF6sdTH55dcPHhE062YL89Q8wUlgW5aTEpsdluG3S3FODTCuNkxTZ5YIiUXtFOoIiARowxN U3F6esn86JhpCIzbK6ZpT5oGqGpOTs9pzi5pq5ZUIn7wzI7vc3pygo+REhNCYX17i1YTbd2SsyX6 iJcIWIQPu4rCMsIXF639akz5t3zI730cAf6/ypKCqaxeImrbVGrmtP6yT6Nb1eesjo5pl8doNNlW pM0d/eYGYytyjAy3V2x2OxQDucihUfOhwhex6OJxVUPK5kD4nKGpLaaeM2szg4PWWoZqRm1BdEWr NaV4/DRQNSsWx8eErNC7PT4FQokcHa1oc8u42TGGkdoJUSq8zxgpKOtQBcT7V3zmlfNVMwf+vZTK L/dTLB8D4HesB6erP1RX5V9Vyv1jp9MfXm+HN/qtJ10mrDVkpcF7NjcfoKYdforUTU3MipwCIWTS NBK1whmoCgiaQkFnjbMOYxROa+bVjHrW0TYdJRW62ZJxv6FuDJTMtF2zUwFxLQLYbkH0A7vthnF7 xRgKqq5o5i1OZmSfqMNA0RUSPM4V6naJ8okUPaI1MWSi5g+dHdU/PY7pL/dT/KWPAfDh+sy9s893 rf4vjTOfNaa5iqR7g5daC3RVh3EtqkRu1lfsn38AKVDVjn4zsg+FEAVlBZs1WzKqKNAKqxxSDipg YxWdc1RtQ1M7mqpjPmuxVUUYzlivn+P6gRyFmAaGrceogaIM+10PwRPHnhBHxLQYvUBbR3+3oZ8m rKmZUsCJYzZroKvwV9cUVdC2IjNRcmYs8sdSLD8FfAwAgM+9dv6Zo7r6726GzZdbdyS2befHiyPu v9aQ0siyW+KU0E8TOY4UUyFK2O892ylgtUKKYExFLQZdgFJwlUGLQllFgyGqTF3XzBrHctGyWp1y PJsxqAq/fcpz11LZnqQUlJGYMnEY2PiRogzzRmMK7FPGOcXx0QlFw226otKOWCa0dRyvllhjudvf YrTFOE3IGS2OyIAGY2r9Jx9Us59Yb6f/fjeEP7gAsFrXxfDfPLu9/UoWKGZAdhprKu6/9jqWinUO 5H7LtLvFFNAxcTuOpH5kKqBdjVZCk6FoaLVFTIEstJXDOYUKgtSOuXG0ruJiecr9xSmz2QyKpasc tW2otSbhEHuQgfkSsNHiRKOsED+cGgJhvV+jtENKTS5bJiJ11bLfTUz7OyqdGVNEskXpQENkpxT2 wEzuK+SvXR7V8kHO/9MwpfAHEgCfOD/+ERXTZ8aQCT7iKkdbaWzcs9/smc0dM63wxhGmAb/fMAwD 2/0OlUBbAyofFD54FC2oRPQFUQVFoVIVaiHUpqG2BtO1dLM5uo50dUH7kbVbMZs1DNuamITaLRhi RKseV2lCTOSQUCi07dj1PftxIE2wjQNHbcWqmzPc3vHe1S1ZKU4WLWMIoBMmeawqYBWOQ8vZ+PQg Cz8I8nPAzR8YAGgtnB/N7RTS65PEPzPuwv3Z6gSrBdHgujl1W6M4qG+Sn5CSsKtTxnFgHK8xImA0 Jmf2IaBLQCmDVR5dDM4KGcgiFBEW7QyrNGIMR82MxfyIughOEqOpWTWWuu5wrkWXQlUSeKFWM6ac 8HFijBPDbuJuvSFEj6CZ+oHl6YpHl/dYVIZv7jYkMm3dYOuW7Dz7bY8fA65SOKXJJEQUKE1Cvq+q m3uj392U70Af+TsCAGd0/cbD4z/74q7/18M4/sAmJn02m/GJNz/PNEZsYzB1hRp27O+eEMLAfneH 0CBVh+sWTOsrssnEVEg+kkoGFQnK0+kFj+49pHKOcexxGVbzDpEDKTybH+HqGiWaMHi00bTzORen p6TbHbdhT0kJJ5msPH5KLFrHwrTst8/w/ciYAojl4uKcL3320yxOz7l9+j6ZwsXZKavjc5II0/P3 kaLITjPFiEoRahBVQBSK9EdWnXl1t5Nfi+kPCAAenR7/G/u9/498v39ILJhas99umGLk6PQeUQ7t 3ClvePLBb6FzIvSe3TgRdMOs66jiktvNLVoZVCloZYkkUiq0teb89Izzk3O2+w3WJ5bzGqUUs/mC dnnJom1AJfzoUDrTWcWj0wvKlGhur7nbbNB+YigelxXNbEZjNPvTiZvtjjwpXr085VNvvsnF/VfY XT/lyZMPmEKgmy/JEri72rDf7DHKkTgoiwIZ7aEYEFOQUtDEH4Xyi8D6D0IlUO6d13/95np8gwzi DMumwdiK/e6GNPaMJbFZX3P97DElDqgCXjRh3LHd3EHO1O0CS6akhFKCFI1RgbpqeXh5woPLRzxY nVG3HVVbc7G84OjVz3L/4hXa+RHGaRQRJQ05DShqRAx2bjBmBkQQT8yR+bxhuVwQlWFmFIuu5tXX X+Ezn/08r509ZH3zlN/4jd/kxc01o4/4yRN8xPd3JCq0BMjucC1VjhgKkjLKym+XwD7nG7v0e/93 PtIAsFqrTzw8+kvJhx/rUxarNLadH7pt2jBNI7fX14T9nt3mhtvnjylJYauWWjIKRZTENO4JKVBX NUESxIgxiXkz597xEa/ce503Hr7G8vwEVy+Zt0suHrzGrFugtT1oAkQzJYXVGqUtRTy5GGrrqLuG bCsaDU4X5lWLUZqcEgrhtUcPeXjxKq6ac3v3nH/2K/+Eq9sbij60o7XtsE6RYsHUBRQoAQmRmBJZ DiXi4hSOQsTZlnQ+s+Zv7X3c/H5Sgd9XAHzi8uTezMpf6KP+REXCNYa2a4k5EnpPV9XoShNjoB8D afSk4uHwH1LVhspWiBSmMZPzSGMrjpcLHj245OH917h3ccmnXvkEF48esZwvaesl8/kJetEi4+8c 4VPkorDaQEqkyVPiHQl12I48EVOhEiixMKaeuJ9YnR6zWpyTgXF7w5On73Kz2WGcRStLEoU1hRQi KSTSlNEqo7IguiBkJB1EJEkEK5aGDNYcGZW/x1j9q7shPvnIAaDrnBwdtT9RkJ8Io6+LgG1rWmsp ITONPTEUuq6m0ZreR3IKWFUwWrBGUzmhVQopcLvuaYxwumhZ1i2nx/e4PDnj4uyCk66jmi+o9JzV 3EA9w0qPnyClyOhHfEqU7PExELcvuPGZMYzsfabkkYmClEwURciJXBLL+TnL0/toCv24YX37mP3Q g4Aqwn6KjCESg6fkgvtwokjkIFJVWuOUILbCGBCfKRxS2Kapsc48UqLqlMvPTf73hxH+vpHARVOr Wus/NeWyKkDSB63+GALjOJBKIgx70pVnZs2hhj5NeK1wbkJTYT6UaEUfsDpzslpx7/SEXA5TWT3C ianZ1UskaLSZWO8actxA9gQ0ZdrgOYCoiMJIxOqKpCqCsuSoSaFnxGG0EGpL0RV1Oae1LbaZ46cb wjQS2jMau0CanpvbK4bbLbvdDmeEyrYoa7Am4UOBElFZUdAYVzC6IppITIEsBk+iM509npc/XkT+ tfVu+psfKQAopUW009OwpziLJM/YjySEOHk2/USJBbUfeW6EhbOcHC9ZLBcsTpcsmznLbobuWqaY WC7PePDKJzmZHxFRmMYytxE9u8e8rRDRjEGopgkfD53AWBSNAWPK4YRaQ18cbbnFqyUxR1zaczso 8BvGrOliQATGUJA0IdpSlQvunWUeKMWUwfd33L54nwfPXrC9ec4UPKUo0rRnN430u579bo+PHh9G bASvQRuDYNDqMKcWSqHk8uiVe/d/ZIrm77335PnVRwIAIsLDR6/Y2dFc3f7WY1g/5Xbv0SJUrcE6 w/c8+gzL03s0y5plt+Ds5JjTe69xvFxgqgbTzDC6YekKrplx8uARj+6fIKKYQiKOPZIDt3thmDbY 0FNNgR5L10XELZjLHb10pGHNPirG/Qs2peKqFGruiChaCfRTTaMinUTGboXKkRyv8XhKHCEVbF1j 6o4Ll9CvfQVTvoRo6Keecd+z3+3ohz39Zsvke3b9wPbuittxwG82jPs10zjSjz19iKgpIVrQgtLz ox+u2/4r2tz8fIq/ty1j+T1HmDF832c/c/pDX/n+v/LkZv1vbXabatZ0dLM5Dx69zsNH91gsF3z2 0etIMyMn6HNBGYMKA2PQqDhQsWcdKkoYUEajC9StJk4b+v3AZrNmP0W2tzf4OBHCBCkcSI4x5FyI vj8QM3FE7xGtcM5h1cEsUgkk0WjJJGVxyZOVobIWayz75FFDweeJJJmCUJWAzJYsTY2qZ9jaYFRF AWIBpz4cviqFcdghxaFUIESYponNuGfoe6a7O8YwEnIipMisPf6FSct/+Df/x//hl4e+z9+VANBa m+/53i98/w997/f8GLb9t21t2llt+fwX/wifeuN1Ht07pdQt67uB28ff5P3HT/AhkLzHp4iJG/be EHNhCgNlGvHjRMyeMk08Gz0ueQwCBkopVDmiUBRlEUBRiDmjVUGyYkoeQ6QUjUiCCFYJ4UMgxBgo OePHCU+i5IxWBqNrioSD7wCJKUWUz/gpoFykKI2oGl2ZgyFVCHhd0dQOska0JmuDQmGaGZ2zGKux rkFZjcoZHwshjoy7TPCedej/9v/1i7/0H++2t+9+8MH7z76rAPDZz3z6B+eL1fd8/1e++OcXXfv6 bHF0spzNcTpRL+9htMLvbri6u+bm6XOu756zW+8pacAoRfATfQIbI66pSbkQ+oGYE66ytAhFKWaV pZ3PqZqKyhhcNadtVqzahqwELRpVMqGbU4WITx5Jhzr+Lnjy9oY+jThRlByJMeI3PUllvDaoySMp E1UkpEL6cN5DHQ41fkxkPGmKKMkUJcQIJQS8NYQQ0BGKdQymZhgDV/sRozOVa5nNaup2TrtcMK+W OFcIXpiSpihHZdu/v1s/+z9+9dd/7b969vT9q8dP3n25AfDwwQMePrz3A59+41P/edusvjDrqktV W0Q5dAz0/Zbr9TVXV89ZP39B368PaZMWKgEKaG1wH26w1kLnLMMwklJm1rQs2g5nKprWsJofcXR+ xnxxQt0uOZ6tuHj0Kaw+zPVl4yhKgxQkg+SELol1v8XvtpQ84ENBx0BKPfvdNdM+0hyfkZVmuLtC cmQyE26f2aYtJWmyzmSt0H3kzo80E4y5JytQk+BLIsWeFAopJEIO9Ch2feLdmxuebwaiJBpdUKql bTWXZ5fM2w7XNhTtyGaBm5/jMNdOy999/uyDn/nFf/B3f/bpsw/iS0sCj5bLL33y9U/81VS1X9US 7GbjCdd7rjY77tYv6NfbA+Pfv0DyIQdWtmahLLq2zJ2lsZa6bnFGEKWYYsJqhdYVy7pGZ8Wsqjk+ O+X44j6n9+7jqmNqW+GMYXF6gkETbI1Kh0JSqDqM7xFXI/2W3W5DV4GSjtRP9DmRvMeZjuNPPEI3 LbJ5zLUcY8UTcsE0HhcaShGKBZQi9DvUC0vRESI4LKFOtKJJoQWlmfqRMEVmKWPynmHVMoXCmDw6 J/owEtcBPw3MtGU+XzI/O6dqE5vY01UPTmSx+LHj84c/9LWv/Yj8/M//zz97c3sVXjoAKKWMbuo/ 0zbdn7Cgb26fc7vdsb29Iq/33PqRwSd0gcoKRWoaa1l0DY1W5K7ispnTzipMVaESTONA6Ud0NUej qaxl5RrOzh+yODunuzjjeHGKEou3ltlszovrFyznK5wfEREoBQPI1DPdPWezviNMEyKa7Tghz7/J Why2bjg6vYexjjiuCfs9VmWKCE2ZuNEddfYU66AIKWh8Gah0Q0gDtVkQyZg4YYpmEoNojdaOYBQD keOuI+fEMItcj6DEosWT5YiFSZR9z9vvv4t7ccXZ8RFn9++TS2bHfX10fPqJ0/P7P9XOFl+/ub36 5ktXCXzljU/+yR/8wS//JUJYPX72Ad96+y2evvce7bjn++YdXWXZICgTqI1DRFGZinmtQRcq03J+ NGPezQ81+iIM48TUB7KP1K7idL7i8vSS7mRGU3WgBasVqpphqoOCoEaxCxO1q9BKgVKk/Za+33Pz 4hkpJpQIZrzj7uYZ0jbUywesVqcYEfJ0x/r2MSF7iAcNUBGh7EesMRSxB7excSSGiRQKgUxS6sD6 NXhVqMUxTntKhpwPwylFKUIITGlikwwjQlSaxjacGcf9umOxWBBL5oPNLXfPn6CdoakUo6qpXf3K g9ffnJ4+eed/32/Xv+so8G01iDDIkYR4/uTZY95+5z3210+oYuDVxYrPrBZ8snakMBAjpBhRpRyc uApMReO0AmMpueBTJveR/W5k6ntmtuJiueJ0dYxtakLv0TmTxpH9/g4/banjQD9NhHGgLoUcAqVk CtBPEzF42llN1ypyTmynEXt0Sffg07RHqw8niAaKgGtXGGNIZo4uiiE5SsqEGGCaIBaKBq0c4gRn FbUIGtBiSLqiWIsxDpUBCkapw9CJNtSuYqU9jSrYog8p69hjY2blHJ88PueTZ/chCu+8/TZ31+9Q plt8SqYy5t//6r/0p0++LVH728sohRg82/2O1Pe0ruVytmBhHYWCixCDMEVNUBCUMKXI6AvOOLq6 IuZMP/TkKRyGPbY9y3rG+fExx6sFrq7IOVPZlqwOJk8uJdR+x9gXmt0tiYIPkd0wMOx37MaRwgBO MZ8r8rilHyeYn3F0sUKlhExbchwQNMYu6boTgp6hlaBNe7CQdxUxcEgFfaafImMSUILtOnSjUVpT RNEiqFJIkg9iFeEgT0+JylkapZgpoVUBpw4Drau2YzFzuKyotj2nVcPl/fvENPHkvSf0d49JecQY gzXuJSSBOULOOOuoupZjn5iRDg2PXBAFSgoxQ5bmYO8mCVdg0TbUtUMmTwmFsUSerzc0Vc3l2Tmz 1hGIiB+Zz49ouga6ltpoyAaCR/e3bBIsKeQY8NWc0raARs0CxJHd9ZbdmDGLIxZtB2lLniZymUAa ulboJ4WaRkrvCXlkkMOsAMEzFiGEQCFAjOTs0aLwylBpS64KKltMCox+IBIgevyH/oWOhLGatnJ4 VzNNA2Mq2LrlfNVxROKm79nkRFMyy66jaxdMQ8/</text:p>
            <text:p>dsw84ufcm2Bko9fIBQERhjGMx68ih0Nxdo0JB Ds6a4AyFg3VLUfZQFFEZ1xgqa1D5EGLzBLf9FqVmvP7wjGXX4LVgkjBYx6KqqJctRbeYGLDaEusZ pYz4EAn9hjEWKj8x5RlFWua1YdwESjS41ZJSNGUcmaYRpexhjgBNSkL0W57ePCetb4hZgUrokPFV RVUCQ8noAGIixjm6umHwI1oOdYLKKjDuUG8oCl8yRQ6jZF4ZcgxUzjHvZowlcTdGnCTaEqg0zJqa YCtQM1K8xokDNTANI0O/xZk5Ev3LB4AhpV8Nov5e266+pqIYtldoq1FG0FFwubCymhtf6OKGlDS6 qsBZUoCxNkzjxLrvKUReP59RbOF69My7JdJojBViGrm5Udy+8xv4EHnjjU+xOsv0YphJJHanOL+n JjKRSSqyud6hqhXt6QrGwNAP+DxRSMQc0apFRLjd9wzPv8F0N6FVohRBUma0FpX2rAvYbA6ycTFY 03K3vuL66Q03V9f0Y49ZWpqqZj+MxF1E6UDXKFp7hCsjA2CCorU1i8Zzl7cwrgk64JsTWoR968gZ 2jznpN6xr07olkvS/nmK1eyXwjj0Lx0A3n/rrX/6jePT/+CTn33zv3By/ce9YOuqEBX435ZuBRjz iPaCUh5lHZUSrBOmaWK93yEOVu2cJ9tr/vGvXVNXhkdnZyyPz3Cd5fGwZf3sjidPnqIMvPX8Wzy8 /yonR4+oljPeqMB0F4SUSX5NtX3GjTvmuCnkYcfYB2LaIqnHmhN86SlSE6YNm3c/YN9PBBPI0YBW hMogvtDvN+z3E1bD0I9shpGr2ztevPeYdZ6IPuGA2miSaAKRXISFUxzNF1ycZDrXkQT2KlAlg1UV FL1QugAAIABJREFUR9XIrR9YjztWxTLvGrbi8Iyc60h/fMrYVNTdnK6tfuPm5ulf+F9+7mduXj4O AFxfv/j6F6ov/HV7ev7F7bOnF04VlESyaJqiUaLQOYMWdNVgnEJbi1HC3XqHWMNJUxFD4sX7T3l6 t2dhDf1+T/f0CRjNbrMlxkTwARHhxWbDO8+ecjr/dXTVcvf5L/CpN2E2X3EzjOS1x51U3D5/Dtsb ZFahTUKSJZYrTNcybd7l9m5Hv7khpIQvQu00oi1lv+fmvQ94/+YpMWQ2Q8+z6xuGoWczelwRSldR G6FrW5auZu0TVk/UtmGmNdpoej8SKBgjTMqQyQeTCVvRlJ48ZSo9omWG0xqVYDSKk2bF0Fioa5bL +dX/+gs/c+P9VF5KALz19tv8Kfzu7OwkbZ3B6kJRhaIE6xWuElwo2EpTOYtzNUoLu6GnBM/p8YqZ 0gzDnvPFkrPTc0zRJD+x8zsYAwtVMdQRQTPkxDh5hmdrnj6/wxf4rfef8r2PH/OlT32app6TQ8R/ 8A77/S15GmkWS5rGkbRBiWB9Jt1csx+Gw8MQOsEooCs2/RVv/+Y3eff999mNPUNMDKMnhEhVOy6W c9puTmnAKFjVFW3dsERwJCprcbbG50KKPSCMymKUZho8OilMScQCJkcaU6EUNI1lX9fozcCydYyz GXnepZPLh2/bqum/Xfv1e6MH2F9jTWAFxFphY8EgGCmcmMyq1hjtqE3BGEXfD5QQOG1nzJ3DThGp HLOmwrqGaSqo5Jm8IaAwY2IngSEU+ikyhJHtkChjT/ET7z19wbD7PxlfvOALn/40TdUemjzDgNEK CRO+nVPVLU1tGcc7+l3P6HcHO9gY0KblxfNn/Mpv/nM+eO9domQa42CauJjNWS1qmm5GN3MY7Sh4 YgbJgWyE1gmNXiAfukg6hFg3KGUO6XKMlJzwIbGPHh8mTmZz7IfdRKUPfkWz0OOpWCyOMItu+Ie/ 9H//g+fPv31Ckd8TAKxvbzh3E2et4gXhUPhBo8XQaofRI0Y0WQ5qIC+G8649aPd9JIbpYP9aLGHc gxhEJdrZArGCiZ6m1EzTnskXEhE/RXb9HL/dYoYtNhf8es3b77zFYnHEvBVSrLDZENRA2gVKKVi7 ZAo7Jn8H2aCMhWxYbzb801//DZ5+8Jj5rKNtHctomU6PuVge0c01TizWNSQbsOqEMXniNDFahQNU zJRSKD5gc6KoGqUVMwp3Ikit8X5g6yPzyjEzFa5YqGqi91AyQ7skkqBoLpQuH7z39ma/38eXGgAu C3Uzoz+OtLs1u1LwuYAVnDXkXSY7RQ6FkuH0qOJ8uaLJhwcdc1KHbluJiLbUbYWbrVgsHI2bMxph EQzXwy3+yXP62xuUZELX4JuG06nDFotXmm+99R737hXk0QITPUNu0FJjXGIaNqSyJ8fD+LZSjjCN pJR4fv0CCXs+cf+Mrp3RloSpa2ZdhXIOqSyqrrFUlIXFuSWVDIdqYcgE3zOs71A+oquGMcRD6Vgs WkGtNMFV0CQ6k3Aj7Pd7xK0wypAtMDsl5J6Fz0wx8GJk/ud+6t/588/ufvoffeOf/7O3XloAKCqc 7ojLwugjwpaoD0+y1Fojzh460VpRrxpO5jN0KpRJDiffOYIuQKCZL1geHTM7WjLvGqx1ZKUxMaFy w36xQL33NuOzLc3dmqw1D+ZzJgq7IXJ5fIHViv12T21riku0BpTWiDZEvyXHGuNacj6c2GmzoSuZ h8sl1tTUOhF9pKotWlvKrMMul5TaILqi6oQsDXOtGYJDDwO+MVgD/mZDjh5tLGoQ4tRTqgbJh6qj 0gUTFWmKbMNBN1h8xC5mqNkpbdoyTj3ropiFxHZ9q3MM8nJzADJFa1rr2Ctz2NSYQQrGaCyKLJGZ m7OqahyanCKT0aikGSWDVhjbopwmF6Hf9Qz9lhQKNiQGJdgcSLaBxQxBk5VQbdfEMYOChc7o2TEq bwmTIpUNxhWsaxA5+ALG0GDbCu8H4jCQhoFhfYf1A04UriSy16AdWQTfWLQqXG/XbK9GTEhMeBgL SgtV1YAu0DlaqwlWmHKgy4ZSG0rMmJLxZPwUyaXgY8DliVocm9izSkukaTHdnBgKMdwi0hCyIYfp 4Q9/6XOvvffeu2/7EPNLCYACmKwpNOTaUnQmBiHLQSDaoA+VvUpT1fbg9W8qQirUFGJJ5DESxon1 82se999i8BMpBvwY6aVgE1gytq6ZHc1olx1d3XGaal48H1GxYBqFnjZkiSCKOmhUskjOBxmWMjRd yxT2RL8lbjb47RbxE6oompwZBHY50llDyrC9WvP86ooPNnvWPkDKjDHgTIWIYEh0jUVXjsoYusrC zLJqa2bOUqmKvYYQK3xakwsoKxigUhUiiiJC1IIYgwQDqqCVBlWx3fs3vvYv/vAXf/bv/G9//6UF gAcSCWUP35CJxHSwZjNyGK9qbIVtzOFdvtohStNOkYmJ0Ec2mz2b6xvW12t8iIgcZNS9OKSdMW5u mZ9fkn1G/fq3qIzh4uKEfH5GaxPTFPGTJhuwFSifsIsKlTNkQ7Nc4KoGazTlmWdSBkRRqYIv0JTC VimGlBGl0dry5MUVv/LOE+6CJ6RChSK3DtlH8r0zUlbosqY7mbO72fL2+1fMjWJ1uWA8bZlXLfeO K9AGnUasa5GSKF5o9MBc1SxVjcSImRI+C8XUpOSREtFWs/WBpzejzqXIt+e6/r0QGhaPigo+fMZB imakIEWxoEJJoTaa1lgs+uC6HQJOZWptaKqW2ipS5Yhti+oqzGLG5aOHvHp5ikmBtiS0tUjlSEYz Gs077z/l1959l8FBsYfHHYZo6LNQsrDrR3JONPNjTu6fc/Ham6zuvUFzfIaLglEKZVsap+ljZFcK WgqdVTy+u+Prb73HEAOnr5xy+uAI7QQXR7Ir6KunyOYZygmFQjGa+bymOl3RzRpqXTNrOqqmpXYN Wmm6qqKrKrRWnGvF0jXUtqKpa8yH/ZMiQooj47g7vE1QMknKv/uTf+7Hj15aDiC2AmUoZBAFYlBp z5AP4kuDB73ARAEVkN/mBrbGGYXTiZk+QdUV866hZCGmw1xd2vWY3YZSMvmtbyAo7l0ec/nKPdbv PGZ9u+UtO+PVqiPmkRwS2mpCWWPtkpNX3uC1yzOq7oh2dUllD1Kwu/e+gY8TWjRZO561GskjXdE8 2w/8yrfew8XAo889pD064fmTO+7YQchIbYiTJ5XCuJ5Yp8JsOePe+QLTzljag7T8aDGnaVrW+5FO NfTq4DhSKeFIt1ilmJ+e4q0iSj4AiUKKmTINQEFMwVr7yr2zh+6lBUAGihSEcnDllkxIQvCRpq7p Ss0YC6oIGsGKwlWGqqkoQ8YKTDiWoWK5ylBqtBT6GNk3FcerFdPUwzShlcHNLcFH2sYSbwrTfsdu dcy8HK6hLRNGZT772n2OL88Jdc3MB9qmJectRmlMN0Ot71AlMLY1eewJoWKdIrsCbddS1ZmkKvr1 BkLk8niFALURYuUwzrAyFbNFRVXXVFIIRlErTaUtM9NipWKoIg6Fk8JdjP8Pc2/Sa+u63Xf9nvIt ZrXmKnZx9j5nn3MP917bFzsgboAgWSLgRAookpOA4CKE0kPiOyAklA70AhKiheiSFh2gkU6MLBTJ OMgFjovre65PuatVzOItnnLQeLf9BdiR9+otac2lteY75jOeMcZ//P409kzftPTrC9pHe+ZppiqP 6IKaFx/jqAqCLC4lVVBh/AXgqw8yAHyqGAqlauo7E4ZUocjC6OutYpYFtmQUOGNY6eXI8yuHVmt6 q7BHy/nk0eOE0ZZd72C/wcCCgS8CCHOemGdI3Q3nlMmh4tqe1XpNVDMbX3ny6EfcfO8zvPWoKsQQ 37mCrtF5RDtH7RykjC2K1mqKdWjVcXmR6Z7umOd7hDWNKtxsdnjTkICVt1jbYBWIJASQIlQUrTZo reibDmmWS1HnLcUobC0YnWmNwpbCarXDeIs+FXQcSDHB+QGpBS0FqQVQxJowcf6vgH/8YaYAr9BW GEpCpkBTAkoqtWQ0QttaOjE4o/HK0miBPxdvGkvbrGlX/bt+/VsiBWJF5UgnGtUqqlhMp0GEjVot 1i21opqWw/0dvnO47QWP1o7d/opVv0I3Pdp6ao1UIMWZGALxdIsUjdGWgMLWSNN60IbL7SXd2jPH QDh5BLc4kiN4HFVprAZVDbnO5OJIWUAl0JpWt4jPtN0a3/bEEHA4lE5IUjiBVsAXhahlZ7HWQoiJ Oj2gbl8iVUOYCGGgtWByQlvzix9sCui7Bm2EGAIlCjpVdMmMRiFa0ZsNwUSMWgZaWilKNnS2Ahpj LM5aDGs2u0BQDSUckZCQrMm54IuQcsFk8JuWdr0hTTOfXz1mvtlQYsPlxYarmxusbxdLuRjemUZp GmuIr35OqZXjkFEZlFFoBzVFtF7TaYtxhma7p4uZE5acT6gCRhy6aLQqIIoxzWilESU0FIoopFvQ 9Kbb0rUrsItjeS2VUgNSw9IPQ+i6FcaYd6dlIUgivf2adHqg955ZCiEFOmuWy6D/ECVh775SiJyH ARkHki4Yo4FKzoqQMmvJ3CpI2oBetlOstYhxyzdKIxGatmfbzMzbNeQ1plRqGUhTIpYBk4WsEzYL JcCcZjwd15trtNmy3e7QrkHFGfzCFM5xxrsepSwS56X066A2oKIjeU2JbhniYEkpUMIM/ZaNKIaD Yk5Hcs6osuTlFJeALFZhpFKrotk09PunbFce6/ZkyRQ5U7VGnXsqJ6RkkILLGjYLJgcRZB6xZURn g76+Jlfh0WZFaEGVjO98abT7Bx9sANy9/o4nO4VUS5WIlkJLRdUKWnOjKl8Gha9qMWeyGpsNWRWq sZQ5UbTCB09Rmq5bkQkkiZAd1kbaHBijwxXBt/1iGa9XXGw+wjiD61coY5BaUVoj40j1LbnAhgFZ X5AvnpBPX9M3Kxo/k23PoAdmHWlEcLqgs6OcRzq3I657NlYjo2U+DpRhJKSK15ZqKkortGvwuy2X F9f0/RV206BrJoYJFbY4PRM7jS2GjMcOB1TJ6FpQSlFOM+dpIO4amhf/MpeXj7n78ndRaFa2ILXc Hw/hH6SY/4cPtwqQd1XAakMfZuqYkRbiLEuHDk3JiZRmVN9AFpIZ0NKgY6bYkVAMiNA5i0FRVIOt laKF1BuIz2jNgGk20PWoceRKt/SrFWJArEZQ6JwpuVCVou8tFE0qZ3y3Yv/iB4x/fGAMb1n1DSWu 8GFkqzS5BpSxYB21LPbxq9aiZI9xLXMzIetIjIlSAjlAu+lZtz3tZkW/XpNsy0oGQvUYGioJrxti nbBR47RdKCHnGSWWchkJ08wcArK7obl6hNEeZ/1yga4lvHxz+z/+o//1f/+fbu/uwwcbAKK0qqLY t554tecURuKQkLEScqbTHieFmBdLF5LH1IyJQmkc1leyCsvNvGq0ymgDrV2RDVg9M0eFdSv05RM8 YESjlV0WOOwCa6JUpFagYi+u6UygxMg4Fy5ci0OYVIMJJ0zb0HYtferBNcQcSa5ABeM9nbe46ilW 41RP225Qq0SqhTwFlBZs09D5Bu0djS4gkVAUMS5qaamZlCIpTriomARSKeRj4tROrG/vmcYzVRLO bzC6pdSJZFosQuOa+f/+7d/9Z7d39+8NJ/feA+AXP75ZPb3e/vWMuXDdiqIVxViwy6RvniOrzrNx mloXa8da8zJA0JWSZ9JksLI4dImtixm0WIxZPHriIJR6prv6FPENbhxwvkeMULWj2mURtaaM1hq9 vWDnLGUcGLNCBXj4+gvqfOT88g0jHpLCYencilTnhRzGiNXgXAetItNiJYJSOOvwDrI4Sr/GqZkq Fm0NWoMUhw0zU7GoFBCVkRSZpok4DdiaQUOdIyZDi2M4n8nhTOos6H4xvpCMVE1RGd222Ma/1+f1 3gPgycWmv175X1JG9zhNnTVFhOIEqxSxFhpluFSVl7kQEnS+LLUznhongnZoYyl6RjAY1+H8Qtes uRDLiXzxiGa9ow4PIBFxaxBZpny6IlLRCKZt8cYxnh4YY0INM74oTt9+zeHll/jikKZFSaCEgMoF pTUaQU3LVNN2FqUanNOQCtm0NKXSt46JDCnhaos1IMowpUIplZpAl7TwBGJAj4F5OhBDRBUY44l5 HLiiYJRabvfKEsWCd4jxuGqQXCha6GyLte2HHQAlV0LU7FtNsj3IiYSAdjgTUCWDVFQtxBiYpgmn OqxTQCIYTxMCGcFYhxAppiUnQaqi5EzT7jCbKyoRWysoh9QMBTAGQyUBRglJafLhDV998S3N6RXy 7lK57TdobchNhVyZ7u84Hd9yXwN+dcXl1SOMJFJNmKpQ1eAWvhsNCmMhqQZo2JYTD/2GdR7JpZDn iOTlZ6tkchzIsxDLiTQtbd2QMuPwwDjOXC+0gWWR1S5m1aVUap4wSqFdxNqOjbN079mP8r0HgFKC KOGI5uOYuJNKqoqmdaitYn47I7Vyo3u+jEdO80zrPM455qnQkUheo6KD8wBeoWhQqqfkmVAK3fUT NmWingvybr9Q5UxtW/Q8E9QKO4xIqKh45vab19z/89+hDZFmtyHbQPJ3mE1P061IIXN3+y1xnJhV IuyF1rfozlJkpoSE2QhzENZeUVUFJ6iaaZRD2pZ6eM1DASMCohBViKFiZWKcKjKPxBghZepp4kFl 5mFAhYCTpSwttjAOI5NrEVkUz6cYqRHUuudk1wzv2XjsvQeA0VK8SaPkUE/TQSulEDFk3dC3mqgC Uxnp7BpTIUxC6UdC6JEamVRHFwVxM8Uoqja4MKONAgp4jwLC+YynQxSIWraSdFrasG48EVIip0R8 uGP85k8JqvKttlwdRi5bYZozfTjzWhkkKw5x4hAzKkceyxvuqNjL/dJ6NQlTIso2JDGIFEpUiIqI RPq8dDhrWYZWiFBVJqdKiYFaF15RyiO6VE4yIVlzGkZSTFQPyjkkC1OtiwjkdM/x+A0yV2o5oc0z ivXU9zzAff+y8Den8w8/efx/7ch/fby7v8hWE0pAELQ3KAuSKs6qpbGSZsYEqc5Apdcjg2tRueKc R1IhiqbkQLNd0TQr5HheGD1NwtpKxKAFXNUcVabPiiiRcTwwvPyWu2HiZ8eRb+7u8Mrw/e2Gy92a UhIBRRT46jjw6vDAXCqf3+x5gsflgu07Wu+Zzjs2V4pazOJdlCvUhGjLMVSoiloFUYlSIYVMKROk RCgTuUCKmTrNpBgZsyaNgZwE00LRlTkmYsjMNpGGExxOWFUBg3eL7T184CfAF6/u48vj8IetZ6zn fDGEiXEc6C/2GNsi9oGUEiuluFDwMifC3KG6is+RWS927dYoEIeyhmQS0jS0egspEuaIqpWqNEEU VgsihUkUUgtjFiQXhunEm4cTPz8OfPHyJUPMOKf5br1mn+GsLY2tnKtwdz5zO0+oXPmzg2HVrFHx zOqqcvP0EYlKrELnF5l3eaf4VZIXzo5AzZVUQedEzgEhYGIkx0quAT0nztMyok5zZipgqRjrMFUT auEsAuuO1ePn7K4+AUaOr5YNIxTqfTN9/oUIQkKYOI8nXr78hvPxFfum5frykv5ig2sa5pyhRjbt CoPmPMzUKZODZYgRwsw5JKY0klLGzDMYg+TK+HBLnAdaNFWWqkCSQFIkyeioSDlQrCY5w6QjMUca o9HW4n3LTd8sy6qpIKXQVsXTfqGVJG+4XHUoNXJ79xKp0N88Z1p3MCnmuLxlYgw1CyVVJIOYSpVI DjOxJpROpClxzoWaAnoYGfNEiRMBSCVRUqFD452m6gpBEGdYffwpV0+/hzTt0g/oOmpJ5KpXP/n1 n/z6Zx+/ePrBngDOatVo3xhldLe6wsHSa/cGlMf3PcPDkYPLbNo1bh6Y54mjKzjV0pbABDQOzjKy UZFp07Ne9cyngXAeMNbhrhVtWmOVJutKsgoVLDGNsLKUZsVKP6a9e83lecbcPMWeXrLabNj2DT5V TtnAObNtInZ3wWgsb8IZ03ccTyf2/ZbPP/8F+tWGo1ac58y6FFTNaIEsGVDoHInFUPKMSETnSiCR UyblkRQjLiUkzgRRdFl4V+fQG4NrO6rzVH3AbFr6x89QpkMxcpwc2ihyFmqqZne9fuYb232wAfCr /+r3Nn/llz//9eLd9QVPeHX4Djm9Qs0ZOk/ZONSs6GbFZr/m+Wrkd8YBiVDUjLKa1gRCqggtKk+U pqWNkXI6cx5GTNehjhDaRNuucdIguZB1AKtQ/RanHa23dJ//ChvzU+6/vWd/3dM2liYKkgMXbuZc DU5A18yLizVPZEPIgdXNJzz9lR+x++RjJq1plaX2jnEe6YtFUsYYTY6FmcoUZ8hL/0HKRIwFKZUY B3Qs3IeETIIt8CCVWQy9LtzstnSbLSpXJhRsLgjdCiuFKtC7wkgHaUZJRPS2gJYPtwoQdWW1+fhi /7G10tGMDyS/hnflYdt4QrMYJ7Wm4fn6gt+7uyemiLWKVBuMVigKpgSKsWRrON49EMcjIgtB9Dwa tkqRtKPYd/CJokmbBqMs1QCiaS62PPn0c6z5km04U+YJVSeyURTj6KowZQcZTANXuw7rb9hcXNHu rxh9h1IeRcVSKW3PME54ZiRXQkjkWtElIaIoNRFSxVA5xRM1CqFkSp7IoikkMgYlCVcra9/j+550 e8cYM8k1OJ0xukJZxsNGCSHOaEL6wy++/P3783D8YO8ARrlf1cr8sPUOpC6yL+3BOaIIOIf3mlwi psLFuuey6wiiKNqQ44JdmQoMMVOcw3nN/dsHzqeJVDK1KJLM5FiX3rosAo9qhWJazDsuUBYh64Bs HJc3N/Rth/IN2jicc4hRKCeoTqO2HtO12GbFarNDr3uy6xHllhG3sCyz1EQ1hQBMKZPziA4PlDKj QyLWQqlCnGb0HIkxUkNAFfAUgmQcmRoUK9+xW29pjSWXxF2NRLP0UpQIWgzeVJKBOWVCmMd/8o// t998/fLb2w/2BIi1/kDjn1hlCWRSjSgx1JiZ6xGn4dAq/OHMfh7ZXO75ZN3wchooacmtUhW6aqwV XNcwn84QZyqC5JmkFEZtEKvJegE/KoH6TiTx5+ejqUIsBtHgVh51dpjaYGolDQVVQVY9beNInUHE opqevFqhXI/yFsFSqBjC8mBTwdfFkrYqA8ZRpjOTZKxEchVEF7IWznWkJgWSKKIpNSFoDBqThcvN lm67RrRmPp441sylCCUJbbuUvx7wxjNamMZMzunDrgJEV5QFpRoiLFYwOXF684rxfCZpz8kYXoeR 8zCglOGT3RUGWNSDCqQiZDrjSAni8YEsQrGQFCCLJCzWzGK5oBZL+HeWLcUqWi3QaLw3OOUw1hKb JQ2lzYqycdjLKzbff8Hus09pug616dheXqI2NzTbNdo3FMlUqRhgLBljhSCVwowwLEQz3yARoi6o UqEIOlYQhaqKlDSpZiZRVBUJy+4r29WWrW9I85lXMSAeFJkcAikrqgooNHOOuP6GdnO1/g//k7// 77948enjDzcFZAVaEw1ciSFlKLnwECZizWhg2/XUCm/uH8jzwLrf8MQvWDcq1FSRXIklks9HhpKY WCTbpiqsNjBHYqnL71SCt4ZqzGL0XIRJKVIpaInoPDLle2w1VBG0cVy++Jjtj75P++IZGIfLhlYr IolNPOG8obOaRglWMiC0xmCK0KiEkviuGRQRZlQFWzW6yqIikoTWG2ocqLYiaCoZUz1DnNmaytVu jVWWZhJei+C2O1TbMZ7ecD7c0WKYlaacBy43V1zsr0zb9S+0MasPNgUAeIEGzVktiwxaa3oycZyI 7oz0htYZzunE27u3XF8/5qP1jj86vWTVOpReavwpQyWglcEUhUhd4Eta413FzwnlLLWzZCOLmkyE nAtIwpTAfJ4ZDkfk9h7mAQkjSXsqgtOG87dviN9+yawKzUFx5w8MrmV7uqN9/gy93pO0RmvB1kgQ h1n4ttQmoUUIh4rWhblMUOvyN9RMGSeSUbioyCWCZGL22DhzsbtktV5TvOOuzCgttLses9tTpRAO 3zHpzBTOi+mkWxZqp6rV+zST+RcSANYseHT/LiFbq9msV7x5c+Bles2FtUydwk+R88OB680Fz/eP aL/4mpOr7JxZ9gVjIqoWryqNb6ipUpxiSyGZjkzG6kqRBLPGYci6YtBIEcbxRPizV7x6fWCVBkrf sFGGcwkcvv4KefmGmmdMLstOQsmoAQ71wMPrV6zuX7F/9oLd5RXKaXQ1KBdQKVElo6uCUrBWUQOU AirLIuNOQixhSQFFiFIQBaXOtFguL1bsVjtKjLw9nZHWYfZXbHd74jxxOp64f/M1OI/tV0QBqfLe j+z33wkUmFNC0pn8buzbtJnuwtN6zXw4UadItQ1TEY7DwMN45Nl6x+PLPedhXKxVZSFxKg3WqaXd aireLNp6UULVGqkViZFUZnQYmOdECDPD21ve/tHXfPenr4gPE4NYVNFk8Vjllp2bEnHGopQlF0UN mqQXDcNwznzz83t+9vt/zNdf/JT57o4wHzDTAeqIlAFkYSCqIsvpVCtSKjoIA0LVi+AlL7goimhy NDxqG7ZXNxjruX35LdM40D99xOMnz7nYXdC13dJnQLN/+j12l49Qi54Gq83u1/6df2/jffOB6gF0 4nR4w5TPMG+oEvFWkCL0K8158JyMcNm1xCFySJH7+1seX97wg8fP+PruLVOBtVHL1ggsqHe7eO1p hMlCmwVpLcZoSknUc+KkE84oDqVw+ycvGW7PyDv1zhgjr09nptOIs5qmgca3VImUZJhLQpLBr8BG R1CJpCzzXeR0nogfRfafXrLRhuoUxhlqqegKYVngRUqlLr4/GAk0uXIwhiyVihCiwoXEo+dXXHVb Hr79hj/5+ivGvuHm+XM2mw1GW9puhWs8en3J5eVHxDBBs1BUNfzgX/83fvXH/+h/+Z//3xhH38/D AAAgAElEQVRD/uACwClDzYE3X35Lih2XFxYxDUptKWpCfKSxQuot1SvcnHl1OLG7e8Onuy3PLvd8 N53oNzusrgvO2rQoHEZB1hWnFg1A4l2+jYH4EHh1fKBVHclkTq9HpAqTTNSHkdezME8PDKkQAac1 jVIYJVgFtQgIKKtwSlGVwjnD5WaDGQbm6cyz6SNcZ7jYrrl6egV1GVGbP38MUtE5EesiSI1u4Rkl IrVqcsg8bjyP9zec3nzHP//pF3w1zNx8/Ah3+WhhhilDUaD7hm6zY+XB2CuGORBtQSn52iN/sMzG P7AT4K/+8g//7t/6t//afzEPJ2JRyO1XnKaWZv052lwgKoE54pUgrUM2W9T8llBnbl+95Zlt+OFu z9vxRE6BRneLMKI2qK6Sq8ZUQy0aZQtKG4RAHWdOpwOHt7f89le39KLw6xVKIiEl1mh2vuH5k0tM hXwamNICrDAFbKvZtQ2N9dhVw1FZhpgJw0SeIucSyXeRV6/vudj2/OAXP2F90WCdIxdBgFoyJWpM hKoKuSrEKTgLhUqIClMNz272rKzht/70G37n4Ui/ceyuL9Dtom2oAjHOKL2hcY6MpW/h1ZtX6LBi s9t/99/+N//lq/P59GFh4rrG+Sc31091u++3xlByYD7eY9yW7skvUkqkOZ+wpzUYaHdrpiqoh4Y+ TNyGgZvDkUe7FY9Oa27HRHURTU/RAS8NyRqULu9mrwVTMxIUtVRc33D96TM2XcOffLuAF676PY97 g9Oe9UePuV53NE3LRjmyskSVMUGwXUO33SJtSxMy355eE88zY0kcjie+Pr7m4XTmdIhsti1Ga+I5 4laWWEDPhVxGCJlRRVJNqFQJNaLRxKIItfLCdTy5uuK7+7f89PzAZIXdfkteX6K0pmnXaLvGmXv6 BrSy7yT2hhyPTMcHIJBL+PCqgMdX+8e/9tf+yr+rW+dKMrTG4Pot69UFm3VDwjPt9rQPG7QK9NqR G4tdN6g0U2vlzXjmpt/z2eqCh/E7olg6pTAYiuilQSTgBOas0bmiFWjr2Ww7rvue7vNnfHZOxPsD edR0pUAR+osL1pd72mZN16wx1qAMSAFvNU3fMgwzQzggIqw6hxOL8hV98YSPlHAcZkyYEBQhBpRW LCuuiVTeffLJ1JiRKkjwjOVMioVWaZ5uPH2u/NGbe16eB3b9itVqi7QOpQyu3YKxLDedQKhCoxa6 8tqvmcI9Otyhav7wAkCU7ot2nzRalChNMELfrrGrDUEppFactaA9Ri31sqAIXmgMaBGO88z1KXDT t+ybjrfjTLfpERJJGnwRsllGqUV51rWSvcM4hW8N1hjyuuGj9ZbjpuHh5ZE8RXoxlHCmPBgObWDW B4zSeGexVjFg8S8Ld9OJw3wGJcxaqEpIOSNF4WykcwanO8CQJZGiLBIwNDoWIhWdhYCgRaCUv6Cj PG0sV+s139y/5qfDA2IsTddi+n6BRGiFcoYsgi6JEoW2L4j2GA1Nt6IroLQCMR9eAKh3VWUtBqeF IooYJrx7gjIWWxYYgjWaatdIiQvtIiukgFbLTsDD8MCqueSz3QW3P/+K6AL4jiZr8BVdE5NonDTL Gy4ZpS1Z3nH5YmGYB+Ycsa5ySpnzeMZMitNYcSWhCYRiyLHQeUN0DZRlqmfLTFx3iFSapsEa9Y5g FsF6GuPQBiiGQiGnTE6aPkVCnqkodNTMsnxKS1F0JXPdbFGh8rPjxNdTxlmHWbWLdsE4tDHY6lE5 M8SJKVZa5VGS0G6DsT3WVVYdT37yk588+Yf/3T/8Yp5n+XBOAASjzHIxGjV6yoTza3r1Oaokai2M BKoIO9fQrRoe0luiS3QWVKmMpmPMmXaceX655fVmy++fzjxrW6SZkexQWTA5UzczMbToKriaoZbF hCJl5jRRYyVLXpy/JSMRjunN8loUEhc3EUShiqY2gYYO5z3kIyfx+BWsO7fMN/CopMAUFJYokaI1 WRS1nHld9XItz5kSIwLMJZAm+MRarvqOt+eBu3Eihsx+Y1Bdh1jPaZxY9ZEw3pLmyOlwZkgzW3nK XBX19JYhvgUUVrf/0vc+++zH1trfAtIHdAIYtLJLGaQXF60aPLoWrNbMKHSoaKtxptJ2DRdTx1vX ovqKOgVcmpl9wzxnrqbKL3x0w5/+dOL+dIs1e1Zi0AayrWxzJugjpjTEsoCVta7IDKYqaoxkKahc sOLITaAr0BlB0JTeYahk0e/cyzZkBY7CmC1KTtRpy+QrWgkJS1dGRuvwOYMIBVBVGLOlykCJlhwn ICPFMJxhVyOPrp5hrObNMfHmPNA2itV+R7tZoRpHCANvb29R5wfSFBaEbbdmPB25td8g00RA0fV7 RHx8+/b2VGv9sKoAq6F3iiAKT2ZwPaot6FhRSmMy5FRpDFAHxlFw3mD6jnGKrFzGBogmc5IJew/9 ozX/yuUl/+z0llMc8K3GFqHmljAXqnVom9BZFrm0gVIjIQvkpUxPRagitLGSsyaxGDhYNFEJoS5Y upVzRJ/xBXJexCLKREpulgFTjRjbkkokiKBqxVdHlkKRghUoNUOFVBxlLpgcuVrt6a3h4bsjr08H ZpXYdDv81SXriw6tFUUqQzjDqGmalicff0rXXXM4vOLPvvtTmmLorz9D60ql/OE/+Y3f+H9CCO/l Jvj+WsFawCZqnpmmM6jK00fXoCYkzaR5Ik33XGwv2F1/TA4jKYwYK7Cx6PWWrApxUsxUxhwJb448 7R0vuhXTWDiHwiRCShNjFrJAFr0MkUthDJE6V+YQSQhFKkaDUoUUDdlkatNh2p525TDbDVfbjtXF Gt23+GZFtAbshG01thGMUbTG07UNpWnw7xY/UIqkCnmRl5KxQKUKkAqzJC6M5mbbchhHfnb7lpfx hNWO692Ky37FJ88+5vmzF2ybFc50iNZsd1v6bo1Zr7l88jEXXU9WYLym1kqt9aP/4O/93Y+6rtMf VhVQq57PB3e8OyDjgUc3z1h//H2+/eL3OL76OWVWGJXYXT1j220Y8pl0+5Y0BloLbudRt0KqCVsz owYTMo23fNRveVNGDqVwkRzZgKhA7w1FKqq2WA2mVEJVtLbHKI3SgkIRyoj0DaudYb/e07UtDkWY E6KE51IZciJnRRzP3KeRItB4i3GO1mjQy9ZPbRxSEiUvCDxkIYT4XBbukaoEyaiYuLrYYFLm1esH 3uSRKoV1u0U1Dftdy+XHP8Su9rRf/5Tv3r7E2oo3S+DqktGmZXv5hFN+hUghxoQjfvN//OZvfDPP c/1gAqBrvPtP/9a/9TfD7ZvP77/+Gf3ukqtnn9K0l5y++zn39y9RzZb1frWUfAout4+ID0dyvKWK x+0cm92G+eFAqFCJoFvcFLjsPc+ahq/zSCwR3qlxXE5o7UFlEEOp0DmL0x7jNNY0NNYR1BaVhNWj FRf9Jf3KY8QTU4QQSAJmOpOqol3vWOWZKSdqKmi1dAy1LdQ0k23FVKEaQecF2mTVIklzUqloapq5 wLESz8vbE2+GiUkbVlSc0ThnabdbardB3AbT9/RyZlYtIpBEWFFAGdbrDd39LWWaCWWgBuOurjfa GE3OH0gKsFrrT6+vHgdUL1pxsd3jrx9R5MS69+R5wmB4/PgTGu8RyYtwUy8GjBRQnaN5ccmm9UjW JPEUMi9LwcwznzWKK2VQKUPNhLKsleVaSSUz5cWGNpW4gKC1Q2uDd46L1YZ+37OxKyQb4iykAtZ5 aFuc1ji/xTYdeb2i6Xt2ux3X+yv2uytWzRZdLUEmJBdSFWTpL2F1WdbXAWk9IVe6arhuWuIw8/Y8 cVaBTsC1DdUW/KbDtg3NfCTnAdU/YdX0SM4oMqou84SIQhuN5MxweCCHmZLzLz2+efyrWhv3wZwA FTgpoXjNZr2m3+6paYeu9wyjZhofsHrDzQ+uaeKZMA1kKcSacMZznjP925nm0Yb1oxvk27fMOZKd pkjmEA0XpvC0aQizJs8ZvYbUFEo2ZF9RBbQoivKUUlAGYhHqXPBisc4RTgFrI+oMsxEa0SQ8nUlk abBlxBYBZTAKzrZALmQTiCEsuT5Xalnm8tpUypSX6kNpwjxhp8il8VybynfTiKGgq8GaRHEtSrdo b+hqoYYR1Rma1nNeX6Pvf8YcNdspIE3ArdZEZQjjmVhgs/+I9WZrW60brd7PktB7CYAf//Lnru2a fRwdo23Bb1AmoFVC1wlRbrFNk4LRDXCkikBRJGfJqRLHQJMazK6lnRrc3cC9Kay95RQSLmqe4Bi0 4lUBkYIzbik/SiWqiZg8jc8conBhDMa0jDUyzprrrBHdY+bEKJVclgskRjEZ8FlTVWHWFq3goDK1 </text:p>
            <text:p>ClkikwRyDlSWQGvNu7BPmew0thaO0/I/XCnNvvEMcybMHqVHvFXQ9iRrETLaWoz3C+tQFoiWadc8 WM9Tnck10BrBGLukO8l413Oxu2G9XdOY5uqXf+XH5p/+0//zw0gB//nf+xvXLerXyjQhFXTjcE0h 4ag1UMQxZ8HGkaV81RhZHDatMayvN4x9x3zMDKeJgkM5j2G56VevOPpAypVHKDrfwBSZThOhRtAR TcZQiTUw1sAQAqkGtGR0KZQwE6czh3BmihN1nDjLmRwOxPHIMZw45IkpH3iID0zpzDkdGfKRnCeE jK9C7yutk2UGgUGq4v5YOQxn2qC5aDqUWIagqUZRlAILWSvEWszKY1sHzqNyRFehNy2lLiPo8s5O pqSJaThxvH1NToF+1eO7FShNFvO3/6P/+D/bfDAngEzzuuT8+fH8QI0B7zvwa4hfEubAlGbmceb2 u1fsb54sNKyy4F4eb3s2uwtejSOnN2fMnFEIK2vYzJUxQemErDUHMlfO8qI4/gDL64eJC11Zrxs6 4+i84lg0isw5FyQIrVEY1XNSFUWiSkGxQKmLZCKKYgtKDCIJkzTJJQSHUplaK7pWRGvWXoNSlLLo DscpcTgOpEFQObFvW7yyxLlgckYrEG/pq+XUN3QXDd3Fhl5ViJXSJGydmOuGIB6rLLEqSk4cX33F MfyMMFaMa1DNFqs1FkFk/kXq0HwwATCW8L2alk/2PI+knDGxEKYzQxIKPef7r/jmmz+k7R3eaohH rLfcuJb9bsN6t+bnCe5Od+ip4lvLKneYDFMSgs8EA/dSufCaF+K5DYHxbsRmg/QO0yh6rQnVkFRh SolcFJoBZTSqCNqAUYVoLabWhWGowL172OLe+RrUiBLoEbAGoytOK6oWTtEwjYnxPjBPBZ1nLlc7 LtqGPFdqLCS/7Cdc2B6/auiud2wfbei7jjhNxDhQY4HDd6hiqFmjtaLGmagrx+NAzhnbr7FojFrY A41zWCDKe6kC308A3J7m//5iveFqf8Htt1/w1e/+Fn6euT+8JteG7X7FdGwZjw+cj2eMhVgrrTE0 3rJtDLvtjnEO3H45EGNk8JdsNisuh8QhLvsCui+EKIxz5vlmRfYrfv/uwDglEM0cNReqIN0K8fxF q7b3BWsF66DRIHYheFin6HIlqkytDm8Ukzg0CakWb5aeT6sTmMKYNcN95e0xEk4jzIFQBl6YFRe9 wU6VOBfEG1QFLYWN99hHPR+9eM7mySVe4M2rVxxKwcfCeP6C86vvGFNPqnAezgyDY3d1zfPHz3l7 +xVTzhhRSAkILaLkL8Zvf+kB8GS/+eR8Ou0+efIcPd1y2XfcvvoD4nxkv37MZq1o6pbzpuXtqzvc +qc8e/IJQSobBb5dlt6dCqybFpo9M9+ga+XoLbISqJFeFJI6aCNvx4BKwgvbct7u+ZPTgaphFQ0P jcXIiBtgtor1qqH1lb41+PViXVfF02tPUAOlKHZmtWgCUawmhRZFNgYtCbFCyIqHB839Q+b+cCLH mRoTkjOX2nKx71kny2kuIBCkYmyDyjN252hvntLtVzRGU7Tm8vn34fzAcTiRaiUPbwiqx/abRfZW 4fqj7/PZL/2YzcufUf74twk10yELgh/13pq4/78C4NnjS/v3/+a/+V9//PHnK4g4Jbz46GOG8Yo5 T2hdMLbDpbQIHfsT6fCKt01H13m09TjlUGgojlBmxDjUbo/CMpQI2lB6i82Cr8I6GVKTmEoCbfh+ 03KcPW/nGaxD14KuGUGYVeE0rxkmy76tXFwZmk5jbcYaS2GxtQ9pmcPXUil5MbpUqZJyJeXM/aHy 3SmRxkgvGVMjUjOShOtdz+WmZ7ibqFOier1IuHNi03ns1R6/sTTWknOFtkdfvqDr9+Svfo+SC/r6 huObB4b5jL94jiknLIXWKx4/+Zzjwy2vXn9HzplaCtgW67cv+MvGxf/VX/j0x48+uvrXLq8/MiW8 xjuLubxhfanRwx0vx0xCkaXSWcsvffoJa+/4ckqkKcJ2T2P8IrECbg8DrnV89uJTclA8/Nlrjlno fUdyiRIKN9nRasPBFUJJ7Izmh40jxcCYElYHOlVQSuNEGM4nXp80X6VC+8qzdQ7XGRrrQBusxAUN Z9zS1a1l8TmW5aIaSiamxduAaaboilKVVgpt4/joYk/nW+7iCYwi6YWWbrWmv7pAGo9xFqPNohUQ qNrj+h2u32El0z/6IX71Gv3tnzEdX5FT5DydMGmimp7tZs3xwVLLUglZE3Gt/zvAb/6lBkDv7I/8 +upRY4UyCaNxCB1tA5v+mtO3bzjFBBJZ9T0vrnasm5Z8d8ft3R3WKrxV2M7wOo0Mw8iPXuz56Mk1 5znys1w5vTmjY6XZe+ZZcb6P3KTFOOGgZsYc2BvNx43lp3MklYgxFlUrCkUrmQA0qZCOgbukKU6h jcUqvXTxUkG5d2+FypRQly0jt1jKO6NxShjiSCiKCyX/X3Fn1mvZcZbhp2rVmtdeezr7TH36nNOD nXa77TiJJWeCICwHIkUhQlGkCIkLuOcCoSCQ4I4fwj0SUq4RIhJSQHEgHtJtd9xu93DmPU9rqFVV XGz/AAJJ/APq7lVVfd874QeC3XaLdpqyXC6o9GYRFvmKLFHY0GMdS6AgqDNKrYmDACvVxk8gQAYp oS+IO7tE3etY5Wg+echqXbJezljWhri9aTezNOjpFFdpbBojVPRvnzkbGGdZ1G51PWxDo0uMleAg jGLSzj5RuoXTJc4aOnGEchCEIV1/k7O/KJbUosTzJJPzKUFoOL42IFGKQRazc9RH5QmNJxgM+uxc G7Bu+aykIdGCPgHWgZUe16OQncQnDlqE0SYoGuE2mYS1IUs2pE4QQCyh09T4rsFzFpTAGY1rSpwx SOUQHnjOEAqN39TYQqNCnzzYqJdST7GXt0E4lqsaKwWeJ2l3M7JWRmEE03rNvGoYzadMVjOMK8CX OCHxrEF4EukESimiOKO9c5N0aw+FppicUa4LpOfhR12cCljNh0wuP2a5nADy5DMFwLe/9voLX/3S F78b+qrreRlGsCF1kIiiYLK4QBZztAsRxqLEZldf6XrDqhnHYlVT1ZbpuuT08opB2qYVtkjChL2t Ha5tHRArWJk1dVmy1W+T77Y5FYJVZMga6LHZ5aee4jgJyYVECEmUpPgyQnkhSRhTG4MvBEJuzKS1 2mzzNp8qiZAbOxtSgfBB+mQWYmnxPYPnG7qewZeCGo9O1qKdhVDWaOORZ4rdbkon9hlVmpN6Tq01 VVUxma64OD/laj5F1GtUY9CloSomFE2BdQYnIUi2SLeOaAUCPTljPjnDGfC8mMiLsZ7BEwaVtonz 9o/SLAs+EwC0kojtXjQQpujaxgmMplkWaGeIZE05O2Vy8gnzZo4QS6qqIHIJWZwjEVgca+soHEwL zaPzc8bLin43J4wiRByDCtjpRJv3dTLk6cWIQtccHmyR3mhzgmYsJKkfI6WPVT5HfofDVoqTFuks YR6Q5AlBHhJHAaEUCDadBI6NjgCxYScdAoQikqCEoKUa/MDgu40jKZKbPcGyNuylMYfdAdaCXlak oaHTy8i7bc5rw5NijY0DWv2UpJUigWJWMD4bMzx5yuT5z1kPP8BNz4j8kDRJCf1NJK6QyYbHqBY8 evdfeP7L91DSECYZoVQImRDoBh/V+6u//vsffCZ/gJeO9uKvvHj8rXo2ubeSOeviAR9//Ije/g12 Yx+NxJSOy2pGOZqTxQFhNEAoQeBipFyijWY1W6CNQ1uLJxxJAJ6vMJ+OuKVn8aMAZWrmwzmjJ+dk d/bZP97nqnBcnc9o64aW71ELSGTCrXbIcLjgUtcMsi5Ij6LQ+BFoF5Aq0M0a96mgyjjwhcHg8IQg FI7EGjzPEuJRC4E1Bid8GisIA8ft7T6dNGaxXFKrhizNCPI+69WS03VFb9Djja9+nu7+TRZXJzx8 9IjJxSmNaVgvF9TVClk7lC+JkghfKUSjqX0JpkJ5Pq3IUU8u+eA/fsThi1/AiM0QqHXFolwQlgvf Wb4J/ONvFQDtJPJfvbnz+2U5/bZDBM38lIsP32VZ1SSdbRYCdLHi+XQIVmBWDWsrKXVJbGIaUzFv HLrSTEYj6nVFa38XKzxWJURhRPrpkqPSNZUuKD2HEo6zkxFSebT2u7R3O9irJaPVmh0vx5OW0lbk TcRh3GbRzGmEJI58PF9Rl3aTPEKNkjFCGoSRVLpCYgnFpuIucA2RkxgHUvhoGpACISTGwHGnQ7+z hfvUresnKWnexemGjyZXrKOEt373K/zBt95E25BqsU+epbz73xXrsgApMdqxLktC1WY1WxEsZgwi Qe1vIdgEZBL4BJ7HdPiEj8sVfvcGdaFZlxUiqUlLLTut9PYbX/n6K//5k39/7/8KgF9JYO57Uv7Z W6++dedg7x8k9WsyUCynU55//JBXvvB7pP0ep48fMBsXWODu7ZtsH7/E1bRAlZp2O8M0NU+uxoyW a9CWPBQMtlvMK4GzDdvbOVmSU+F4Olzx+NlzaqFQrZQGyWq6hqLAarDjGZOyIhaK1I8oTAXSoxXF 1JHHqtEoqRDKQ/kegVQoV6OtIAgUnh9gm2YjAfccQgoyIyg9SeAcawEGifIUjQctFXBvq08WRNS6 Aixx3sFzhslwyP3ljL0Xb/KdP/423V6P5eScKB2QteSm+3hyRSN8jBEEeUqQ5ui63HQbRC2CuMt0 +JxqfoXnGmwQE/VuIKRkNR+jS03TOKIkJM9S0dsaSOvk22//9Cf3fys3gJTCv3W8/T0nzOepQVgI fJ+9g1e49crrWA8e/vxneNWcu8fXefmVl+HaHS7nlzy6f59WO8ZIw+lkiAgDXnrtixzfukk9nzO8 /w4fn5ck73/I0WHBYu24/+wCRMIbX7pJEHo8nawZPTvlYjhFzeaAITUwbApCE5AJydCsuO66HPox ha5ZVZbA+MjAw08cYdBGehXO1TTYTcmlM+ApAqvxkShXIwk2Y6T0MQqWTnMnSNmKutS2QdSOJO/g Rxnjy1N+MZuwCnz29nfpdPsYa9GNplnVxNku1w6POT97znS8Iu10eP3WNlqlPJ5WzC6eUmpNr9ZI YVGuoZpPUVsdsqMvYPQae/YQNxkBm1tpOR+StwfCOf5fLpH/9eG/+cE3+JNvvvYX2lM/lLWVnimx pqLVvsG1GzfoHxxQlSXDy1MGScDB9jZB7LM+PeXZ02eM6zVLKVkjmc1LtvKc3/nD7/GNN7+JlSnn Z48ZzZdczio+Ph3xaHiFxOe14wNeutbl5b0t8rzFXGZMK8NoOabxIJEBTdNQCkGqQHo+aE3ihZjE Zyk8XGgQjcSUFisFceAROEdtPaqyQtqawJZI3eAJi5A+hfRovBCkwwhB7BSvdvuEWYy1Ghn6BGkb N5/wX6eXXMQSF8DOdo+7L92hleesZhOEqAmjHFuNeXp+RlnX3Dve5qjfQcR9RLqNXRY8Oz9hcXnC YlYSN6dYT9O//QZp75iitEg/x5qCUDiMccyvrgjydnbnxVuJxfvxww8fLH6jU4D0ohue8P5WCl9G oUIoiR92UF5MPtimriueffQBga1o5wlFsWZ4dsUv779HXa24c3DA8c4OeAmpsuztH3F4tE0YB0SJ JWrvEwSbdPCiMKA9dncHvHzYRWApi4KjPOGgGxHkCTbPqaTHRWJZeI6xbhhbS6ZSLqVm1ZRsOUUc +OimxpiGWk+p1nNKaxBJTCdLiJTYEFNBRJK2WWnBsnJsSGMB0qCs5VYc0c57WG1QKIKsQ2U074+v OA0VQTvD9yUX5yecnDylaRqSVhupBhuhaG0InaXf67GTp9TOwxUlvhRkrRZ9FTOdLRmOR1zWbUR2 CH6GJyXSE8RRSpZvIySEfghhzOXZR1w8+UjVy7H3G3kCBr029144Fr5wn+u2u383nYzy0gbEmQ9e Thj3SfMQYxxnnzzl2S9/QVQtkMk22jWMR2NG5Yq81eL1V+9hnWPyzkeIuMvxrVuIasrw0UeUawuu RjpBpxXhOx+Nz06e0s9SFnWDbBpC6egEAotHu9uG0KNZlcxYoYSgCVJWUZvEg3XVoKwh0QVjKmrf kmU7JIEiVD55nJElsHtwjbP5FGUMeaB4djbl2fkpvnBEHggkbSHZyVpoUaMEJK0+awEPLk95WGrU TptuL0MvBeV6zYN33ydJcq5fPyBMQuaTc85PT0E6emlOkmZgNUKBko7aD0k8jzxKmFYZE+soZ3PK kwfcaO2SpQFrbfBdD79akrVycmsZnTxhas/3cc1t4OmvHQDX93Z6f/qdN78bVsvvLxerrz99euXX DQQ723TaW4Rxhh9JpmcXfPLkAXo1xVMNlSnxvIiyrmm04ObxgHZ/C12XtELNYmuffr5F8+wJhbZM q4jlYk5/Z5vPXTtCW8HFekkr9HDOEQchxg+xzlI0gsAT9Hptat/R+IqL1YpFYVgJqGXNXn/AVhjQ 6BWqXJE3MYPjPY4GtzeKXr0kMMGmkqYJSGvNNblmb/8WwfmIyc/fI3Ul4XgMi4ot6ZGhkNaSdLeo wojHw3MerQtWecLtrR5Hgw5FJ2c4mvHw0SdAQKMVUdzw+IMPuTw7xaHw3KbavhN7lKjazVsAAAKa SURBVBs9PSII0VLinMO4Te+RUTFmsWI5PaO3fYRxJTaI6fa2SVpdwjTFWoNqipekH34Z+NdfKwAG 3Tz7/ptf/nOa6i9tsd4ZjYYU6xo8n1VdI4oFGp9SK0bDJeXolKrWZFlCkqb4wNPpjNxPuL63i/BD bLVGepZ2r4+xGnRJoWtOr84RjePeize5vr/LomgQo4Dq01g5PrWXzbVgtdL0rCbPJLOVxwJHlGes 6znV9JKilRFce4Gk2yMLBTtxh+lkyKClaHkxk4sLJtM1p6sRo/GIoQh58caA20fbxNdvM44HfC3r o2yBfPYEdT6knk4Rvo+f9RBhxvP1nPvzFWPPp5/FvHDQ5UbHx9mI81RxNVpwfnaCfvsnSGFoRwF7 R7eYjc5ZFgVVscJLuvhA4kpSlbCKEpSf4o0skRDsHd9lJw/RpsDWY0KZoWWIDCKCOMYPW2xvH6BX E/nWG199+fTx82vvPPzg5NcGgMhX1673sx9q3fRNnNJOlojDQwhS5qNzFifPabcawjBhWTynqDXC F8gwRYUZpq6piobkRou4N9jExdU1zuvgKZ9AliglGS1gslyznafstjNsZcgcxH7C5WzE88mKG4Mc 4yRXyzXr6RVCTDnsHtO0U95/fMls0SD1pppNa0Onm7Oz02U3z+ns3mWo4fnbP+ad937KxeUFo8kU t15QpW36Bwfc7KREYcbsasR+nnG3d8hF5bF/7zWKD9/myc/ep6kdfpozqko+GE+4qMEPAu7u9Ljd DUidw2IJOjGJklwtG66mV+wd7HP7zh2axlDMG4LqlHHRkDQlXS+isRVB6aiSDtezDJWUrBY1vXaP 1u6ASEmm4+c0tsQXFmPrTc2ygKQzYOUMaez9Udpu/xPwz78qAP4H/3RqBAdyIakAAAAASUVORK5C YII= </text:p>
          </table:table-cell>
        </table:table-row>
        <table:table-row table:style-name="ro7">
          <table:table-cell office:value-type="float" office:value="871178" calcext:value-type="float">
            <text:p>871178</text:p>
          </table:table-cell>
          <table:table-cell office:value-type="string" calcext:value-type="string">
            <text:p>Merric Thorngage</text:p>
          </table:table-cell>
          <table:table-cell office:value-type="float" office:value="1" calcext:value-type="float">
            <text:p>1</text:p>
          </table:table-cell>
          <table:table-cell table:content-validation-name="val10" office:value-type="string" calcext:value-type="string">
            <text:p>ROGUE</text:p>
          </table:table-cell>
          <table:table-cell office:value-type="float" office:value="9" calcext:value-type="float">
            <text:p>9</text:p>
          </table:table-cell>
          <table:table-cell office:value-type="float" office:value="13" calcext:value-type="float">
            <text:p>13</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0" calcext:value-type="float">
            <text:p>0</text:p>
          </table:table-cell>
          <table:table-cell table:content-validation-name="val11" office:value-type="string" calcext:value-type="string">
            <text:p>SHORTBOW</text:p>
          </table:table-cell>
          <table:table-cell table:content-validation-name="val12"/>
          <table:table-cell table:style-name="ce25" table:content-validation-name="val13" office:value-type="string" calcext:value-type="string">
            <text:p>LEATHERARM</text:p>
          </table:table-cell>
          <table:table-cell table:style-name="ce25" table:content-validation-name="val14"/>
          <table:table-cell table:content-validation-name="val16" office:value-type="string" calcext:value-type="string">
            <text:p>HALFLING </text:p>
          </table:table-cell>
          <table:table-cell office:value-type="string" calcext:value-type="string">
            <text:p>The town of Phandalin is built on the ruins of an older settlement, vacant for five centuries until some hardy settlers set about rebuilding it some years back. Drawn by stories of gold and platinum in the nearby foothills, you came to Phandalin as well, not to earn a living, but to prey on those who struck it rich. You joined a gang calling itself the Redbrands and made some decent coin as a burglar, enforcer, or fence.</text:p>
            <text:p/>
            <text:p>But you must have made an enemy among your fellow Redbrands. Someone set you up. On that person’s word, the head of the Redbrands—a wizard called Glasstaff—tried to have you killed. You escaped, barely alive and thanking Tymora, the goddess of good fortune, for your luck. You fled Phandalin, almost penniless and with only the tools of your trade to your name.</text:p>
            <text:p/>
            <text:p>Someone in the Redbrands nearly got you killed, and you sure would like to know who it was. And then you’d like to take your revenge—on that person, on Glasstaff, maybe on all the Redbrands. And you just got a tip that might help you: someone named Halia Thornton also has it out for the Redbrands. She lives in Phandalin, which means showing your face to the Redbrands who still want you dead.</text:p>
          </table:table-cell>
          <table:table-cell office:value-type="string" calcext:value-type="string">
            <text:p>iVBORw0KGgoAAAANSUhEUgAAAIAAAACACAYAAADDPmHLAAAA8mVYSWZJSSoACAAAAAgACwACAA4A AABuAAAAAAEEAAEAAACAAAAAAQEEAAEAAACAAAAADQECABUAAAB8AAAADgECAAEAAAAAAAAAMQEC AA4AAACSAAAAMgECABQAAACgAAAAaYcEAAEAAAC0AAAAAAAAAGRpZ2lLYW0tOC4xLjAAbWVycmlj X3Rob3JuZ2FnZS5wbmcAAGRpZ2lLYW0tOC4xLjAAMjAyMzowOToxMCAwODozMTo0NAADAAOQAgAU AAAA3gAAAAKgBAABAAAAgAAAAAOgBAABAAAAgAAAAAAAAAAyMDIzOjA5OjEwIDA4OjMxOjQ0AG9e 3LMAAACBelRYdFJhdyBwcm9maWxlIHR5cGUgaXB0YwAAeNo9TMENAyEM+zNFR0hiE2Ccwt2jvz66 v2pQVVuOYjtKeb0/qzwOWhR0Bgcvo/gHpi/z+tyrz6hs8kGXb8kc2XJwpud18jQrVtHjhku2QzQd dwRMguaA/5qlZirpyh0EY7tDPfoC+I0ietDSHjkAAAopaUNDUGljYwAAeJydlndUU9kWh8+9N71Q khCKlNBraFICSA29SJEuKjEJEErAkAAiNkRUcERRkaYIMijggKNDkbEiioUBUbHrBBlE1HFwFBuW SWStGd+8ee/Nm98f935rn73P3Wfvfda6AJD8gwXCTFgJgAyhWBTh58WIjYtnYAcBDPAAA2wA4HCz s0IW+EYCmQJ82IxsmRP4F726DiD5+yrTP4zBAP+flLlZIjEAUJiM5/L42VwZF8k4PVecJbdPyZi2 NE3OMErOIlmCMlaTc/IsW3z2mWUPOfMyhDwZy3PO4mXw5Nwn4405Er6MkWAZF+cI+LkyviZjg3RJ hkDGb+SxGXxONgAoktwu5nNTZGwtY5IoMoIt43kA4EjJX/DSL1jMzxPLD8XOzFouEiSniBkmXFOG jZMTi+HPz03ni8XMMA43jSPiMdiZGVkc4XIAZs/8WRR5bRmyIjvYODk4MG0tbb4o1H9d/JuS93aW XoR/7hlEH/jD9ld+mQ0AsKZltdn6h21pFQBd6wFQu/2HzWAvAIqyvnUOfXEeunxeUsTiLGcrq9zc XEsBn2spL+jv+p8Of0NffM9Svt3v5WF485M4knQxQ143bmZ6pkTEyM7icPkM5p+H+B8H/nUeFhH8 JL6IL5RFRMumTCBMlrVbyBOIBZlChkD4n5r4D8P+pNm5lona+BHQllgCpSEaQH4eACgqESAJe2Qr 0O99C8ZHA/nNi9GZmJ37z4L+fVe4TP7IFiR/jmNHRDK4ElHO7Jr8WgI0IABFQAPqQBvoAxPABLbA EbgAD+ADAkEoiARxYDHgghSQAUQgFxSAtaAYlIKtYCeoBnWgETSDNnAYdIFj4DQ4By6By2AE3AFS MA6egCnwCsxAEISFyBAVUod0IEPIHLKFWJAb5AMFQxFQHJQIJUNCSAIVQOugUqgcqobqoWboW+go dBq6AA1Dt6BRaBL6FXoHIzAJpsFasBFsBbNgTzgIjoQXwcnwMjgfLoK3wJVwA3wQ7oRPw5fgEVgK P4GnEYAQETqiizARFsJGQpF4JAkRIauQEqQCaUDakB6kH7mKSJGnyFsUBkVFMVBMlAvKHxWF4qKW oVahNqOqUQdQnag+1FXUKGoK9RFNRmuizdHO6AB0LDoZnYsuRlegm9Ad6LPoEfQ4+hUGg6FjjDGO GH9MHCYVswKzGbMb0445hRnGjGGmsVisOtYc64oNxXKwYmwxtgp7EHsSewU7jn2DI+J0cLY4X1w8 TogrxFXgWnAncFdwE7gZvBLeEO+MD8Xz8MvxZfhGfA9+CD+OnyEoE4wJroRIQiphLaGS0EY4S7hL eEEkEvWITsRwooC4hlhJPEQ8TxwlviVRSGYkNimBJCFtIe0nnSLdIr0gk8lGZA9yPFlM3kJuJp8h 3ye/UaAqWCoEKPAUVivUKHQqXFF4pohXNFT0VFysmK9YoXhEcUjxqRJeyUiJrcRRWqVUo3RU6YbS tDJV2UY5VDlDebNyi/IF5UcULMWI4kPhUYoo+yhnKGNUhKpPZVO51HXURupZ6jgNQzOmBdBSaaW0 b2iDtCkVioqdSrRKnkqNynEVKR2hG9ED6On0Mvph+nX6O1UtVU9Vvuom1TbVK6qv1eaoeajx1UrU 2tVG1N6pM9R91NPUt6l3qd/TQGmYaYRr5Grs0Tir8XQObY7LHO6ckjmH59zWhDXNNCM0V2ju0xzQ nNbS1vLTytKq0jqj9VSbru2hnaq9Q/uE9qQOVcdNR6CzQ+ekzmOGCsOTkc6oZPQxpnQ1df11Jbr1 uoO6M3rGelF6hXrtevf0Cfos/ST9Hfq9+lMGOgYhBgUGrQa3DfGGLMMUw12G/YavjYyNYow2GHUZ PTJWMw4wzjduNb5rQjZxN1lm0mByzRRjyjJNM91tetkMNrM3SzGrMRsyh80dzAXmu82HLdAWThZC iwaLG0wS05OZw2xljlrSLYMtCy27LJ9ZGVjFW22z6rf6aG1vnW7daH3HhmITaFNo02Pzq62ZLde2 xvbaXPJc37mr53bPfW5nbse322N3055qH2K/wb7X/oODo4PIoc1h0tHAMdGx1vEGi8YKY21mnXdC O3k5rXY65vTW2cFZ7HzY+RcXpkuaS4vLo3nG8/jzGueNueq5clzrXaVuDLdEt71uUnddd457g/sD D30PnkeTx4SnqWeq50HPZ17WXiKvDq/XbGf2SvYpb8Tbz7vEe9CH4hPlU+1z31fPN9m31XfKz95v hd8pf7R/kP82/xsBWgHcgOaAqUDHwJWBfUGkoAVB1UEPgs2CRcE9IXBIYMj2kLvzDecL53eFgtCA 0O2h98KMw5aFfR+OCQ8Lrwl/GGETURDRv4C6YMmClgWvIr0iyyLvRJlESaJ6oxWjE6Kbo1/HeMeU x0hjrWJXxl6K04gTxHXHY+Oj45vipxf6LNy5cDzBPqE44foi40V5iy4s1licvvj4EsUlnCVHEtGJ MYktie85oZwGzvTSgKW1S6e4bO4u7hOeB28Hb5Lvyi/nTyS5JpUnPUp2Td6ePJninlKR8lTAFlQL nqf6p9alvk4LTduf9ik9Jr09A5eRmHFUSBGmCfsytTPzMoezzLOKs6TLnJftXDYlChI1ZUPZi7K7 xTTZz9SAxESyXjKa45ZTk/MmNzr3SJ5ynjBvYLnZ8k3LJ/J9879egVrBXdFboFuwtmB0pefK+lXQ qqWrelfrry5aPb7Gb82BtYS1aWt/KLQuLC98uS5mXU+RVtGaorH1futbixWKRcU3NrhsqNuI2ijY OLhp7qaqTR9LeCUXS61LK0rfb+ZuvviVzVeVX33akrRlsMyhbM9WzFbh1uvb3LcdKFcuzy8f2x6y vXMHY0fJjpc7l+y8UGFXUbeLsEuyS1oZXNldZVC1tep9dUr1SI1XTXutZu2m2te7ebuv7PHY01an VVda926vYO/Ner/6zgajhop9mH05+x42Rjf2f836urlJo6m06cN+4X7pgYgDfc2Ozc0tmi1lrXCr pHXyYMLBy994f9Pdxmyrb6e3lx4ChySHHn+b+O31w0GHe4+wjrR9Z/hdbQe1o6QT6lzeOdWV0iXt jusePhp4tLfHpafje8vv9x/TPVZzXOV42QnCiaITn07mn5w+lXXq6enk02O9S3rvnIk9c60vvG/w bNDZ8+d8z53p9+w/ed71/LELzheOXmRd7LrkcKlzwH6g4wf7HzoGHQY7hxyHui87Xe4Znjd84or7 ldNXva+euxZw7dLI/JHh61HXb95IuCG9ybv56Fb6ree3c27P3FlzF3235J7SvYr7mvcbfjT9sV3q ID0+6j068GDBgztj3LEnP2X/9H686CH5YcWEzkTzI9tHxyZ9Jy8/Xvh4/EnWk5mnxT8r/1z7zOTZ d794/DIwFTs1/lz0/NOvm1+ov9j/0u5l73TY9P1XGa9mXpe8UX9z4C3rbf+7mHcTM7nvse8rP5h+ 6PkY9PHup4xPn34D94Tz+7mmRN8AAA/UaVRYdFhNTDpjb20uYWRvYmUueG1wAAAAAAA8P3hwYWNr ZXQgYmVnaW49Iu+7vyIgaWQ9Ilc1TTBNcENlaGlIenJlU3pOVGN6a2M5ZCI/Pgo8eDp4bXBtZXRh IHhtbG5zOng9ImFkb2JlOm5zOm1ldGEvIiB4OnhtcHRrPSJYTVAgQ29yZSA0LjQuMC1FeGl2MiI+ CiA8cmRmOlJERiB4bWxuczpyZGY9Imh0dHA6Ly93d3cudzMub3JnLzE5OTkvMDIvMjItcmRmLXN5 bnRheC1ucyMiPgogIDxyZGY6RGVzY3JpcHRpb24gcmRmOmFib3V0PSIiCiAgICB4bWxuczp0aWZm PSJodHRwOi8vbnMuYWRvYmUuY29tL3RpZmYvMS4wLyIKICAgIHhtbG5zOmV4aWY9Imh0dHA6Ly9u cy5hZG9iZS5jb20vZXhpZi8xLjAvIgogICAgeG1sbnM6ZGlnaUthbT0iaHR0cDovL3d3dy5kaWdp a2FtLm9yZy9ucy8xLjAvIgogICAgeG1sbnM6eG1wPSJodHRwOi8vbnMuYWRvYmUuY29tL3hhcC8x LjAvIgogICAgeG1sbnM6cGhvdG9zaG9wPSJodHRwOi8vbnMuYWRvYmUuY29tL3Bob3Rvc2hvcC8x LjAvIgogICB0aWZmOkltYWdlV2lkdGg9IjEyOCIKICAgdGlmZjpJbWFnZUxlbmd0aD0iMTI4Igog ICB0aWZmOlNvZnR3YXJlPSJkaWdpS2FtLTguMS4wIgogICB0aWZmOkRhdGVUaW1lPSIyMDIzLTA5 LTEwVDA4OjMxOjQ0IgogICBleGlmOlBpeGVsWERpbWVuc2lvbj0iMTI4IgogICBleGlmOlBpeGVs WURpbWVuc2lvbj0iMTI4IgogICBleGlmOkRhdGVUaW1lT3JpZ2luYWw9IjIwMjMtMDktMTBUMDg6 MzE6NDQiCiAgIGRpZ2lLYW06SW1hZ2VIaXN0b3J5PSImbHQ7P3htbCB2ZXJzaW9uPSZxdW90OzEu MCZxdW90Oz8mZ3Q7JiN4QTsmbHQ7aGlzdG9yeSB2ZXJzaW9uPSZxdW90OzEmcXVvdDsmZ3Q7JiN4 QTsgICAgJmx0O2ZpbGUgdHlwZT0mcXVvdDtvcmlnaW5hbCZxdW90OyZndDsmI3hBOyAgICAgICAg Jmx0O2ZpbGVQYXJhbXMgZmlsZU5hbWU9JnF1b3Q7bWVycmljX3Rob3JuZ2FnZS5wbmcmcXVvdDsg ZmlsZVBhdGg9JnF1b3Q7L2hvbWUveGVyb2N1aWwvRG9jdW1lbnRzL3Byb2plY3RzL3B5cnBzL2Jp bi9lbmdpbmVzL2RuZDVlL2NzaGVldC9NZXJyaWNfVGhvcm5nYWdlLVJvZ3VlLTg3MTE3OC8mcXVv dDsgZmlsZUhhc2g9JnF1b3Q7MjM3NTQ2MDg0YWQ5MDQ4OWUyOGFhMjE4MDA4ZDIxZWImcXVvdDsg ZmlsZVNpemU9JnF1b3Q7NTYwMjUmcXVvdDsgY3JlYXRpb25EYXRlPSZxdW90OzIwMjMtMDktMTBU MDg6MzE6NDQmcXVvdDsvJmd0OyYjeEE7ICAgICZsdDsvZmlsZSZndDsmI3hBOyAgICAmbHQ7Zmls dGVyIGZpbHRlck5hbWU9JnF1b3Q7dHJhbnNmb3JtOnJlc2l6ZSZxdW90OyBmaWx0ZXJEaXNwbGF5 TmFtZT0mcXVvdDtSZXNpemUmcXVvdDsgZmlsdGVyVmVyc2lvbj0mcXVvdDsxJnF1b3Q7IGZpbHRl ckNhdGVnb3J5PSZxdW90O3JlcHJvZHVjaWJsZSZxdW90OyBicmFuY2g9JnF1b3Q7dHJ1ZSZxdW90 OyZndDsmI3hBOyAgICAgICAgJmx0O3BhcmFtcyZndDsmI3hBOyAgICAgICAgICAgICZsdDtwYXJh bSBuYW1lPSZxdW90O2hlaWdodCZxdW90OyB2YWx1ZT0mcXVvdDsxMjgmcXVvdDsvJmd0OyYjeEE7 ICAgICAgICAgICAgJmx0O3BhcmFtIG5hbWU9JnF1b3Q7d2lkdGgmcXVvdDsgdmFsdWU9JnF1b3Q7 MTI4JnF1b3Q7LyZndDsmI3hBOyAgICAgICAgJmx0Oy9wYXJhbXMmZ3Q7JiN4QTsgICAgJmx0Oy9m aWx0ZXImZ3Q7JiN4QTsmbHQ7L2hpc3RvcnkmZ3Q7JiN4QTsiCiAgIGRpZ2lLYW06SW1hZ2VVbmlx dWVJRD0iNmQ3OGExZTQ5NzcwYzZmNDZlNjJhZmI3MmQzMWQxZjUyMzc1NDYwODRhZDkwNDg5ZTI4 YWEyMTgwMDhkMjFlYiIKICAgeG1wOkNyZWF0b3JUb29sPSJkaWdpS2FtLTguMS4wIgogICB4bXA6 Q3JlYXRlRGF0ZT0iMjAyMy0wOS0xMFQwODozMTo0NCIKICAgeG1wOk1ldGFkYXRhRGF0ZT0iMjAy My0wOS0xMFQwODozMTo0NCIKICAgeG1wOk1vZGlmeURhdGU9IjIwMjMtMDktMTBUMDg6MzE6NDQi CiAgIHBob3Rvc2hvcDpEYXRlQ3JlYXRlZD0iMjAyMy0wOS0xMFQwODozMTo0NCIvPgogPC9yZGY6 UkRGPgo8L3g6eG1wbWV0YT4KICAgICAgICAgICAgICAgICAgICAgICAgICAgICAgICAgICAgICAg ICAgICAgICAgICAgICAgICAgICAgICAgICAgICAgICAgICAgICAgICAgICAgICAgICAgICAgICAg ICAgIAogICAgICAgICAgICAgICAgICAgICAgICAgICAgICAgICAgICAgICAgICAgICAgICAgICAg ICAgICAgICAgICAgICAgICAgICAgICAgICAgICAgICAgICAgICAgICAgICAgICAgCiAgICAgICAg ICAgICAgICAgICAgICAgICAgICAgICAgICAgICAgICAgICAgICAgICAgICAgICAgICAgICAgICAg ICAgICAgICAgICAgICAgICAgICAgICAgICAgICAgICAgICAKICAgICAgICAgICAgICAgICAgICAg ICAgICAgICAgICAgICAgICAgICAgICAgICAgICAgICAgICAgICAgICAgICAgICAgICAgICAgICAg ICAgICAgICAgICAgICAgICAgICAgIAogICAgICAgICAgICAgICAgICAgICAgICAgICAgICAgICAg ICAgICAgICAgICAgICAgICAgICAgICAgICAgICAgICAgICAgICAgICAgICAgICAgICAgICAgICAg ICAgICAgICAgCiAgICAgICAgICAgICAgICAgICAgICAgICAgICAgICAgICAgICAgICAgICAgICAg ICAgICAgICAgICAgICAgICAgICAgICAgICAgICAgICAgICAgICAgICAgICAgICAgICAgICAKICAg ICAgICAgICAgICAgICAgICAgICAgICAgICAgICAgICAgICAgICAgICAgICAgICAgICAgICAgICAg ICAgICAgICAgICAgICAgICAgICAgICAgICAgICAgICAgICAgICAgIAogICAgICAgICAgICAgICAg ICAgICAgICAgICAgICAgICAgICAgICAgICAgICAgICAgICAgICAgICAgICAgICAgICAgICAgICAg ICAgICAgICAgICAgICAgICAgICAgICAgICAgCiAgICAgICAgICAgICAgICAgICAgICAgICAgICAg ICAgICAgICAgICAgICAgICAgICAgICAgICAgICAgICAgICAgICAgICAgICAgICAgICAgICAgICAg ICAgICAgICAgICAgICAKICAgICAgICAgICAgICAgICAgICAgICAgICAgICAgICAgICAgICAgICAg ICAgICAgICAgICAgICAgICAgICAgICAgICAgICAgICAgICAgICAgICAgICAgICAgICAgICAgICAg IAogICAgICAgICAgICAgICAgICAgICAgICAgICAgICAgICAgICAgICAgICAgICAgICAgICAgICAg ICAgICAgICAgICAgICAgICAgICAgICAgICAgICAgICAgICAgICAgICAgICAgCiAgICAgICAgICAg ICAgICAgICAgICAgICAgICAgICAgICAgICAgICAgICAgICAgICAgICAgICAgICAgICAgICAgICAg ICAgICAgICAgICAgICAgICAgICAgICAgICAgICAgICAKICAgICAgICAgICAgICAgICAgICAgICAg ICAgICAgICAgICAgICAgICAgICAgICAgICAgICAgICAgICAgICAgICAgICAgICAgICAgICAgICAg ICAgICAgICAgICAgICAgICAgIAogICAgICAgICAgICAgICAgICAgICAgICAgICAgICAgICAgICAg ICAgICAgICAgICAgICAgICAgICAgICAgICAgICAgICAgICAgICAgICAgICAgICAgICAgICAgICAg ICAgICAgCiAgICAgICAgICAgICAgICAgICAgICAgICAgICAgICAgICAgICAgICAgICAgICAgICAg ICAgICAgICAgICAgICAgICAgICAgICAgICAgICAgICAgICAgICAgICAgICAgICAgICA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Ao8P3hwYWNrZXQgZW5kPSJ3Ij8+xg/RZAAAAARzQklUCAgICHwIZIgAAABJ elRYdFNvZnR3YXJlAAAImUvJTM/0TsxVsNAz1DNQ0FDIyUwqyEtXKEstKs7Mz1Mw1DPTMzFQ0FXw Ks1LVTAy1FEwMjAyVtAEAMkBDvsKb0hvAAAgAElEQVR42rS8aYxlyXXn94uIu78996ysvauqq/eF vVHNXdQ+FCR7ZAwGY30YDzCGYX8w4EUzBsYwLEBjQJjB+MtgjFkkyLZgm8uQEskWKbLJ3tjNbjar 99qrqyqXyj3ffreI8Ie471W1unughZNAVGa9fPnefTdOnPM///M/R+TFmI/7EkKSjrN7fucf/Q// 9OLFP/vsz33yuHzvvR3RaITMLySUpUEISexJrACDoBZKosCjXg+4eGmXl398kyefOExYD8lyTacZ 0qr5ACgpSXPNOC3wFUghCENJ6Cl838MPFFIJBKCUQEqBpyQCKPOcSEHgCRACT0qSRoAX+lYKKcQH PghYAdZYMBZjwFowuO/WWKyBwhhKbTHGYq1FeYrtnRHP/PkVPvfp48zN1WxZaGGte1ljBRaL1RaL wFqLsWCtxVqQAnZ7Y/rjEukuE2Ngv5tRWstwmHPt6h6Hj7aYmUkoc0vgK65c3mBnu/PWP/9n//K/ On7i2LmyLPmP9eUVefpx24/n+bz0oxeefOWV537u8cfnm2mm8QNFUvOxBiSCQElAUBpLHErCwCOO PK5d3ef5F67z2c8co9GJOehnNGshzTjAWovnSbKs5PLlPdqtkPnZiDBQ+H61+V61+QKksCjpDABj KcuSQFpCX7nN9xVxLSAIfayxiDs2HlFtkjFgwJrqFxKEBWxlHAIEEindg1prysIw14lZXqzz3vkd funnW/QKjRDOcBAWYawzMOteV2Dd61cX0a5HGDNmnGmsBU9JOs2QvV5KsxFw4kSHtZs9wsCjVvPR aE6cmufylfNPffVrX/k7v/M7/+PFWi0ZWQviP4YBaK0/8hdSSLI8a77y8ov3Bn63Xa910NqwsJCg lMRY8JVEKkFRWpSCyBdEgeTGzS4v/OgGn/nUEdpzNXb2U2qRT7Pmg7AoJTDacunSHkLA/ExEFLqN 9zzPnXIJQgqkcJ5BCYnVGl1qPAVBoACLlJI4jvB8dXvzLSDBYhGmsgULFuGOJRZr3Ym1uFNrjPtZ iIndCLS2BIHixIk2P3j+OlleIpXEauOeVO011r2pEO6YC2swkw2zliT0EAiyXGOMxfMl7UZEd5DR bEUYbel3Mxr1gNEoJ4oD7ntwkS9/5Y/+wa/+2q9847FPPPZSlo3/o3gAqbXmo5axlvW1W3e99tqP P31opamUUmDB8xRCCJQUKCXRxp2Y2Jf4nuTW5oAfv7bKJx5ZYn65xc5+SuBL2rUQTzhv4XuSCxe3 SbOCUydaxPHtk6+UQCgQEqTbR5QQmFKj8xIpLIEn3dVbZxxi4vDF5GHnwoV14cP9K7FCuFA1dfuV u9e2MgZnCKU2lKX7XZpqjqy0kVLy1rvb1BIf94mFO+/WvaYLOrevY3JNypMksU+zFtCoBXiexBpL FCha9QCspdEKmZtPMMaiS8vqzQOOHpkjqQ9n/tk///3/SUpbQxi0ydAm/5kuGcU1PrzqxHFDbG5u ndzdvf7QTCeCyrlZ6zbFk+4DamMJPUHgKdK05MevrXPyeIejxzts7Y6RQtCqBQSexFpo1nwuXNhh c2vIfWfnqCUeUkp830NKt5nu5IupF7BaI4VBKQg86eKpdRtrjEEbjYvodwYwtyGT021stap4b63F YNFGYKxbWkNZWLSusAGCrDQEgeLo4RbnL+4QBB4GMPZOMxAVZpp4IOkeq4xTCkkYKJr1gPl2RBJ5 GKOJQ0W7HjrzVM4jJbUAKQXra30+9alTPP/c93/+23/27//bKIyl53koJX+mS+pS8OEFeV5G586d O+V5adRsJmhtqnjs4pgQFm0MvhKEvsT3BefeuEWzGXLffYtsH2RoY2jVfGqRh7aWJPJYXevy9jtb PPXoMp2GO01B4COlRAoX5yV2agS61BitubHWoyw0niewbvcxAoRSKE9irQN4lQN3IK8CZeYOwGeM M1pjwGqFsO65pTaUha42dvJci9GW4bjg7Nl5dvZGbNzq4XtyigOssBNnxMT/VJHgDu8knFFYCH3J TCMijny0scShYqYZuteyFilhcbHO3u4IJT3uPtsM/tf/5Z/+dre38VTgRyipfqZLZlnOX1x5ntPr 9dovv/zSZ1otRRQFLqwKgZISKSuoIyD0BFHocfHyLgcHKU89dpjuqGCUFi7u1wNs9cG3dvr84Pn3 +eKnj7IwF1OUliAMUJ6EyeYLg5QOYBZFSejBW+9ts78/plHzoTr5QggEEj/wkBKEFS5uUJ1uazHG YExlCAZMCbYEYdzu5VnOQTdlMMqwxhD4LjwhoCwtRQ66gHxsUEKytTXkrXe3iePAgUk7yZYEUiqE kNWqvMPEI1QGixAYDVLCbDOmU4+QUlKLA+ZaIdYKtK48ztE2b799i8ceP87165dP/ot/8fv/yFiz 4nkhQno/s+WVZfEhYKCUotvt1re3379n+VCAmYIjF/tdjIXQk0Shx2BY8O75HX7uySNYT9Ddy/E9 SbuKcQLBOC14/dwGD56d49iRJvv9HD/0p2kdVcwU0p0uU5ZEvuD91R63tkb82heOOcyhXepptMsO pJQglNt4YzHCpWSTQGAn6ZquTqqwZJlmOMoZpQWj1DAaFQyGJb2DEmshjiWBryaXRDrWXLnWZX19 xEsvr3Ly+BzammnImqR/SgqiQFUesvIL1X27nSlU3gqoxT5B4DHOSpQQFCV0hxlFYWh3IhYW61y6 uMMnHl+W337mO5/7pV/+wj986vFf+9+sUEOs/dlkAf1+70MPJkmNa9euL1nbX2m36+jSIBHTD2as y8ujUBEEiudevM6Jo20OHWqwujXEYmklEYFyMVoKyYUL2zQSn0fuX6A3yAlCHy/wHBKV4gNuUxcF noTB0PDTN7b49OPL1JOANC8RQmKNC0Nh5CE9rwJiZuq6LRaMrMCaQ/xCQlFo9g/GdPsFhbb0BzlX rx1w8dIea6sjet2CoiyR0iKVRErnPYrCUBSGrCh48eWbbG2lzM3XWFiuMT9fo92OiGJ/GiIbiU+7 HuArNU1BJh7LYQ93nUIIfE/gSZ/ckwjpft8dZuS55tixNj99fQ0vUPT7t2rf+PrXvnTfvU88U0tm XrLW/GwM4CNTAynE9evXT5Xl2I/CjvNg1cnEWqSAQLmYdunyLlle8vBDy+z3cvLSkEQejdjDaJfy be0M6PZSnn7skDMeT1UkD1gzcecWKQWmLLGlBl/xk3O3OLbS4MTRNqNxXr0/+IEiSnw83wNhMda4 18G4TTdimt9P/miUFnS7Y/YOCrZ2M66+f8D589tcv97DaoG0EiEFge87CGkFprRYa5BY4lBQT2L6 wxGra31WV/vYc5a45rG4WOPIsSZLSw1H6FjLuNQkviLy1TQ9DDxJ4KkKq1iwzjgREPiKthL4qgYC DvoZUgrO3rPIq6/epFYL+dHLP777wsVzZx568NMvp+n4Z2IBnppY6Qc9gNjZ3jq5sd6lLJYIa7Ky WGe5ka9Q1nLx0i4313p84uFDGKA7ylFS0kx8JBaDwVrB5at7nDnZod0MKYwlTAKEnLh8Fx6VJ7Fl SVkUJKHP1etd8qzkyU8dYzguscadyCDyCCMfqRRagDDO0QvcyZqiMWFACspC0++n9AcF3a7mJ29s 8+OfrLK61kNYSbuRECchpdHVvkyAoyGQauK3K8wjUI0aAofstTGU2nDrxpj3r3TxQpifTzh+ssOJ kzMcPtLCCIGsMMjQWuLQo5EEleFWL2wr6kJKGknAMV+ipGDnICVJAk6cmOGtN9e5dm0teuml537l vnue+q41du1O6Pk3CAH9Dz3o+77Y2t48UmoNOOBnjKm8gyTyJb1eypX39xBIjh5qcnNngDGWZuwR SEFRauo1n3fe3aYR+9x1tIU2Fj8OkEpOSZQJ8sdairTA8yWDYcHqep/HH14GISl14eJr7OOHLmOw pqJfJymhY3qmt8RYy7CfsX+QkmeGzfWMbzxziZ++s0EUBCzPzdAbDjkYDPHbPoU2jv6VklGaYrEk YehO6R3JpZQutGhrEEoQKo/I92nJhEJrdjZSrl97nxefv8HJu9rc/+Ayp0/P0WmFoGF/kJPmJe16 iFcBTmsnqMVhlijwOHmoRS30WN8dsrzSYH29xvp6j2ee+c6Xfv1Lv/2HRw/ftV6U6d+YH/RWVlb+ Av8vSJJESGlPxLGcPjYhNqJAICxcvrKPkpJWM2R/kJIWltBTNCIPgSGKFQcHKeu3+nzh546glMJK ged7dyDj28ycznKUAiUkq2tdFucS5mZjsrzEU8qRRaFXYRBT5duOiAGLqVI/ay1ZVrB3kNLrZqRD w/kL+3z9mQv0hznLsx1qcTQlgYxx6ayYInooTUno+Q6P2DsTvIrrr94bCxqDrByOEoKZVo2Zdo1x WnDx3S4X3ttlbiHh3vsWuP/eRRYX6wzzkuxA00wC4sCxn8IhAybZrBSCwwt16knA+t6QM2cXuHGj yysvvxH96OVv/fbR3/pvflgUxfBv6gW8brf7IQMQQgLWq9djlKoIDuFiVuwHbG0P6Q0yZtoRvq8Y 5666Ugslvld5iUDx/Ju3OHNyhk47JisMURxUYcRO6VYJmMLl+p6vGAwK8lxz9vSsKzZJQVgLprm+ mWD8Co0Kax3Dh6XQhsEwZ28vo7efsbE+4CfnNjj37jZK+hxdmkcARVE4nkFKl/dPiPbKHXtIsrwg DgKKskRJied50+dWecv01tsp8QRGGyyWMPA4vNwhy0r6B2Oe/8EN3jx3izOn53nkkWXmF2tok5OH miRyzKCSzqhk9ZqlgWYtwPMc4D57dp7N9T5//H//f7/8t371P1/w/fia/ogs7q9kABPXfqcBFEVB GCW0WzVHeljr2L+KADl/cZeZToyvJDvdDA2EvqIWKQQQRx4XL+3he4p7Ts+Q59q5biUnpHzFkIE1 hjLXVTXNhYVjR1r4vgIrCJMAqRSmonYRFiPcjZo4EWMteaEZDHPWV0dsb45478IOP337Fr1hQTOp kUQRpdGObBEOfPmewlpLaQxKyukGxlHEbq/HOC9QSjEYj4mCgDgIKpxhp8zzZPNFFXam1HPFQfie ZKZdp9CG0Tjlx6+s8v61fR59dIV771/ANANKk1GUHrUowFeyek1zm2n1FSuzNZ549BAXz2/z4otv NN965+UvPf3JL/3veTb8mxlAp9P5kAFEUUSr2TFlCek4pxaHWGOZaYW8/c42xlgOH2qwvj5wxRGL i/2exPMkw2HO+ze6fPITh9y5kAIvUNNCi6m8jASKwkwLKcIKGkkwfV6YBHi+O3lyAkIr/p2qGldq y3hcUBaGzbWUHz67wbnza+wdDPGUT7OWEHiKQpe3SaIKN/jKGUBRlPhR6Ao4wpWpG7Ua/dGITr1O I47Z6/fR2tCoJe6UWzst+kkh6I/HGGupRVHFAYiq2ugwhK8UrXpCLY4YDEY8+/0rrK11efzJoxw+ Up9S1bXQJ/A9JsSBkmCMS5OPr7R56vHDfPmrXf7wD/7g7z/9yV/5twYGRpdTHuWvbAA3b978UBk4 jmOs1ZvXru1x1/EaiwsuVx0OS967uMNjDy8z04i5MNgjaUV4UlILJUIIAl9x4dIuczMxS/MJo1FJ WPMRcsLOS5R0qaSpCk8VgedOlLUIKYlqAZ6vKi7F3uGhHYCUUlAUhv4gQ+eWa5eHfPO7Vzl3/iYI SRKFRL5PmhXICTtnBbcPsMWTCk9KSq3dd6NdaLeWWhBgjWGv32eu1WSh3WZjbx9tDO1GHSaaASkZ 5zl5WdJu1JGVLqAoNVIIB/TuMASlJO1Gg7wouHRxl41bfT7/+bu4/4FFFAZhCwyW0POqyqKDSda6 usgjDy3z/AvX+dY3Xzh96dKbv3ny5EN/VJL/tQ1AHnR3uXPtH2yTF5nNssG6tZrZ2TpR4DEc5nz5 a++ytFDjyHKLW1tDDgY5s7MJzVgSKEnoSXZ3RxwcpDx0dp7RqER6EuV5FQniijNMblJWVjUcBzI1 Lp6HSYAMvEpYYZBV2VZb4Yo5wjJOcw72M8ZdzY9e3OJf/dFPeeXNazSThNBToC2eUpTaMAnz7lWo SCdnjrU4Ji9KSm0mLgZrLdpa6nFEq5awfdCl0Jpji3Okec5Bf4jyJEo5cmycp4AliXzCwCMMPApd Uhpd4alJiR2c3MAQeD4LMx2yoeUrX3mLZ793lVFqyTVkmSErSowxWFHR5MKV0JcWGnzq6eP0eoPw D//oD/82oKwV6LL8ay3viccf+QskkEJKv7N6870nl5cSlhYa3Nrs89572ySJx72n5un3cg56GQhB pxlSDysqVhs2t4YsL9SJIo+80Pie0wzYSbVOOKVRmZWUpUFOqGAcYxglEcpXU6ZTWrBCoKskyVrL qF+S9kv2dguee2mN7/3oCv1RyuHFWUbjjN5ozHynjVAKg2Pw4tARPFI4PmEaxwWM85yiLAl9f4r6 RYXIG0mM5yl2DrqUusbRxTlu7e7TGw5pN2oIKclyTRwFlRzEGZ6vXF1ACuFAauUFRHWqjbWUpWG2 3SAaBfzwB1fZ2x/</text:p>
            <text:p>yC188w8pSg6K0YLXLjCoG1kMgLTzx2Arf/d4l+fWvfeeB3/57b3725Mn7vl8U +q/nAaQMuL18fD9hY/3if/HiC88//sD9C2xuD7h5s0eelZw42kFJSX+Qs9dPmZ1LaESqkjsJBqOS LNOsLNcpK9fu+d4dWNmihMBqQ5GXlUO3QCUtq0V4gZrKqpgINqo/19ow7JWMu5q1tZSvfesy337u IkWpObo4T5oW5KUmiUJs9V6eVGR5TpaXYC2evO2OEcZtkDWM8gyEq8ZJWRFU0qKtJgkDlmY7jNKU vV6fTrNOmhcMxzkYS1YUBL5X6QPc55mkCGHgoSqKd5znDigKiZISJSR5URLFAcvzM1x4b4cvf+1N zl/eoSitK1MbQ1nqSrDiqpaHlxr83FNH2djYXPn2t7/9nwlhQ8/zHH39V11FkTFZxlhAx3/8x//m 72hdUktibt7sEUeuDr2y2KQ/LMhyzWBUcGipThLeVuJs743otCOiqvzrBT7SU9OEyVXNJEVeYow7 DRbjYn4S4VWofJIMT3lzQGvLuKcZdguuXBnwlT+9xEuvXyfwPZZnO+RFSX88Zq7Tcn+uHbKvRRHa GLTWjPOsKt+6FMIK7ZRInmKYphi0E6RI65ZwnqAwJRZLI4nJy5L+KKURRwzG4wpcWldDEC7DcISR IC9KpHTAeGIIozRFVmIapZwhmFIjlWC+02Z7PeWrX32b186tk5cOlVrrRCra3mYPH31wmbJM/R88 +8KDGxtr92AVVgu3zEesj3lcujhbiRilx/b25c985cvfXrnn7DxKSg4fatDtp8zN1LBCUpaWYVai pGC2FeIrF0vzomSclszNxFW8EwSBf5uZrZQ9utAUeVlRwe4DBqFTypjqOrhDdIlQlCWMugV72yk/ fWOPr377Aq+/e4NWI2au3UBrw8FgQLOW4EmJsQZtSoQwCGHxPReTi6IkzXOkqtJJwPMEYaAoCs0o zRHSJWC6ctNSQuwrjDFkeUEYBBir0VYTBorucEQU+ORFWdXzK2FHHFNoTVY4HkEpSaOW4EnFOEvx lEB5LhVVSjmRCjDTbJANLH/6p+f54UvXybXjVcB5QGsM47Tg7tNznDk1x5tvvXPPa6/9+FNSeQoh p1nSh9bHPC6jsEYU1ojjOkEQRt/9sz/57dW1W+0nHzvK0SMtSmPpdXMWZuukqYvb+92UdjukUfPR BnxfsrYxpNUIadQCtLb4lcVT5e8Sl9cXWfkB1Y4fBHeEiamga4p6dQnDg5zd7ZSXXt3iT//8Im9d XGe+06RVSzAGRlnuyqthhLAQ+B6B73EwGFDoksW5FnlZgLAMxzlSKaIgIPAClAw4MtvCV4L+cEzs S5bbNWq+QFVeoFNTPHS0xafuWaSVeAghKQpNPQrRpTsM2hhKYwj8AIQgDD2UFPRHI0cfV+ze4mwL YwxpXjhBhnRqKuVKj4BlplVHGZ9vfvM9/uz7VxCechxMZQRFofE8yc9/7gQHB7utZ599/qler7sk pZjWRf6yS/2Tf/I/OxGDVPS6137r937vd/9BGOTtpz95jF435a23N5nv1KjXI/K0RPmC1c0eR4+0 OLJYwxpXgRuNC+Zna3jKSbqiKICqgiiYbKY7/UgH7vzQJ4j8CnzbaW1dVPUBrWGwl9E9KPj+8+t8 74UrbOx1WVmYpRaFlKXBWMNgnDqiJgyIE4/BaEzkB4yzgnYcsDzXYZSXjNPUFbKEoNOos1hX3DUn WWh4GGPZ6Y0JpObR4w2euHuRUAl0UZJqeODEDJ87O0NDjtgfGXaHJUpAHIXs9wYstiIiVXLXUg2B ItdQiyN2DnrUk5BaHFbhwCMKAwajMUGlrxTC4CnpdAtVtpJEEdIq3njrJiVw14lZQk9M1UxFaTh+ tM316wecv7i6/OSTT7197OjJ80r5Vimfv+ySlgKERghdf/65Z375wsUbK08+dozxqGD/IGMwKOm0 YrAWrS3KEyglmOtEU2BnDRw51CQMnEjU9xVSKbhDFGGNpSxKlwVYkJ7Eq7j9SRXH3sG7l6Ul7eeM BiV//uxNvv/iFbrDIStzM0SBNwWZLr4b4iDA9yUCTak1B8MRS62EuifIej0ePLJAGEWUWjMaDTF5 n3YiONS0HJtVPHCsxUIrZrefcWF1D12WPHb3IZ64Z4l7lhJev7LDG7dyTq10ePJYxHwjoDvMyAoX zmbqPtKWJGLE2UWBLw2dWsB8u87OwQCBK6FbYwh9nzgKySuaWVjpdIO+o4MFgrLUNGoR860Of/5n l/jGM+cZFU4tRCWVK7XlvnsXWVu7Nvfyyy/9TpbnJ5Sn+KssWZYFxhj6vfWHvv+9790fh5rDKw1K bblybZ9mPSIMPEbjgmYroDfMqNdCZtrRNHee8PvWWqQSeJ6aSqUR7gPpUqNLM8UDnuehxJ3EzG0D 0NqQpzk72ynfeXaV7710hXGRsTjXIQy86etQ6fakEJVUXbvmD2Cc5pxeaPHrjxwjECWDgwMeOjyH 5/kUBtZ2e+wNM7QIkUKw3I558PgscRRweXPETy5ssLG5RzP2OX2oxcOHIl55d43z+x4nlpo8vBLh e5JRmmGtYJxrzqzMcmVzBLpgqaHwyHjyVJvEh42dLlZMaGhLPYlcbUGAV2kQlHRgUUpBqUu6wxG1 OKSVNHjuB+/z9W++xyAtCXyXO5WF5uzd8ywvtnjmmW/ftbm53i7KgnE6+ksvibuBwfn3Xnv6Jz95 876zZxZRStDtpexsj2jWA7Z2h5TasrycsLU9ZH7W6fgn+jxwYktwsnEpxZ1NOQ7Flvq2lFtJV9zB SbMnYk2Lc3FFUbK2OuLZ5zb43kuXyXXBYqdN4HmU1RsZY5yq11ZcQuVlJtSsryRJoJhrxvzKI8dp 1nx6/T6H2zVC36cwgjff3+XN1SH9QrEzyKjHHmeWW2gDr1/v8srFW1xb2+XW/pBaEvLY4Yi3r25x ZR/uWa5xeiEiK3WFN3LOHGrRTEKubQ2YqQlCz33+x0/NURQZO90RSimEdSxk6PtkRYHnyeq+ue9h 4FNqwzjLKcuSJA5I/JgXn7/J9354FaEEvq/QxtBsBpy6a5a333ojef6F5x8xxqiPk/p/1JLKC8iz 3ukXX3j21/cPDoK7Ts4QhY7ObdRCAl+xtT2m3QzQxriS6mIdq+/owKl+krKiPivyY/KltXPTk6Kb 8pzof9KiZe2kG8dQFAXvX+3z3PObPPfjawyzlOW5DoHvYbTr7hFSMM5yxlmBEk6CbSoPREUWqUqw mmuNpySfObPI/YdaeDYn9iWlcQWhn17d4ztvbnPzoKSXljTrAYdm6gzSgku3hjz33havXtrh2uaQ TAtOzSgu3+qzM7Y8ebxOK1JoYzkYl6zvj3joaIutXsbBsKAVe3QHKUnk8fSZDr1el/1Bhu+7olky wTHGOol2pYyOAt8V4SqGtNSGOAzwZcB3v3uFV15bx/dcbcX3FfeenQdh1J98/cv/tTX2N5Kk7iVx nb/MkkLK6ObN87/w0ovPPb681KDZChmlmlu3hqwsN+n2MuLQ49jRBpeu7BMGisW5BF2aO+hnWzVB KISaaPGYuvey0NPNEaJKa6apnrsBZWnJxxmXz3d58YUdXn1jlf3BkJX5WRCCcZZNOXysE4MWZVGR u3ZanCknsm/LVOI9HueMxxmn5+v84j3LPLDYYDby2euNGKQ5e4OcN67ucWFtwNWtMWGcsDzXotSG MPAx0mO7X7LeLdgclFhT8u6tMUkoeeRog9E4Y5gWvHp5h3okuWsh4f3NPr1coZTg1sGYs4cSPn13 k5sbt0gLh1+stfhKMc6y25J4Kaf6izh0nsDiFM7NJKJILf/2D17n7bf2poa0tNjg0FLCqz9+4f7V 1dX/0rGdf7ml/vE//u+Wv/3Nf/X7f/Inf778xGMnOHa0zU/O3WLcLzlzapbzl3Y5cbzJyZMtfvij Gxw/0ubo4QZlRT26QovDAUEYONarYgaFtJjSUE4qfoiKZZMVqNTOALQlzwqKUvPqa/v8+Nwam/s9 luZmCD2PwTglywuK0pVn1aSKV5Yo6VxhFAUEnmCuptjrjUFKFhohh1sxZV5WN9ESSMnphQZnFuos NmL2ByP2BimF1gyGGfu9Mf1RShQGgOBgkDqX7StKK9kdleSFYZBqwHL3YsT7+zn7g5SiNCy2Qh46 1mHjIGc/kwxSGOcl2ljuP1RjkFvevr5Ds5agtUYpySirKq5VNbIoNYNxymy7SakN/dGoYhqhlkQc 9Iasrg64+/Q8cV0SxwFpZnjt9XXRbCZf/9SnPv1Mr7dLmg5I0+F/cMm9nWv3Pf/cD8/Wak0WF+qU hWF1tcexIy12dscoKTl2pMGtrSF5rjl1okWe6SmzN5E0qYpavKNDC6xAl6YSgIipxyhLQ567fLYo NHlWUJaGJA6JG7DT7THbbBr/kCgAACAASURBVBB5XhV2RqRVrq8qN6m1cTyCkhgMcQB3zQU0A+dV 5ls1VvdH9EcpUjFNR7Wx9MYFcaD45F1z/MPP3M3fe+IEjx9pc6QT0wgVPppRf0A6HiOsYa874q2r m7xzfZud7phh7oDntb2Sflry5IkmSRjQS0vOb4wwRnNqMWaU5mRG0EsNF7dydoYFT9zV4dBMxMbO LsNxRlD1QmZZ4RpJcJyCNobAU8y2XIUxL0qQAiElnWaDa6vbvPrqLdLU4IeKI4dbNBshz37/W781 GBwsxXFCEIT4QfQfXOqXvnjy9//gD796z9kzh7jv3gVW13vcuNHl0QeXOffmJrMzEQ89MM+7F3bI 0pLHH1kmq6x/KhUT4Ec+nlQf7Mo1Fl110050e07pIlyjhmEqy0rigM2dEf/+WxfIRpJmPcEaQ284 4mAwJPA9Oo361EUO0xSllKOabcHTdzVYaQf85P0Ddvs5R+bbDNOchZpPJwlupxpVo47WljQv8aRk uZVwar7JmfkGdy+2OLPQ5NR8g7MLTR5c6fCJY7O0ooDN7ghhLWmhKa3F8xRbA0MrEgip2B0UZKVl qRVSD+DCZsEoL5FSMC4sw8yw0lI0ajF7/Yz9/piZVgNhIc0LJ1WzlrwoSbOcWhzh+x7GGnetylHs cRwwHKX0ehknj83RbPnEkc/GRo933l0PH37kfnXvvY++5/vR2Pcj4/sRH7fUsRX9r995b9P/zNPH WZxLeOvtbQLPo9WMePvdbR56YJ65uZifvnWLleU6K0t1ikJPGyBFher9MKjk3bc7d8pCY4yp7MFt vjYVKJyI6ywksc9+N+Vf/rtzrK6mzLbqgGWcZ3QHI4y1LM60nc6+Sv16oxFJEjNf92iHhjOLEbsj zWtX97HA4fk2hTZIYzgxW0dXDaC3r7FKI60jVayB0FO0Ip9OzWe2FjLfCJmthczEAafmmyw0IpQQ PLDcpD/K2DgYMShcSluPFP2xZpCVCBXgeQHbA+fK81IThwG9zNJPDa3YI/R9dnpDkIo4DBllGUkU IoQgzQunQvIDfN8HDKM0Y5hm+J5yHcZKsrPfo1GLOXykSacT0etlvH5u3ZubDe79+S/+qpbSe0PA SNy2+w8tVea7v7u8PM+nnjrC3v6Yt97Z4p4z85y/uEeRa558fJluL+P8pV2e/MQh15NX9T5PhKJe 4OEpv0rBXIw31lJm5QeeZ6xFGyegtJNOI0/g+ZJ//UfnePPtfQ4vzoJwefw4LxiMUuZaTepJjK6k W/3hiH6acf/RNk8cDcjykmFuWN/P2exlNCKfE/N1RoWhP8p5cKWNse5NJwUecKmjrDqIJ2LMEkNp jbvWqgiTa6c8WmzEZKVhuRHz5PFZQim4sLFPL4fQC8i1ZjDOkF7AWEsCT7JYD4kFbPbHJFHAsIBe ZvF96aqXhaHVqJGmuSsj+x7DNCXNCsLAJ/Q9x4vkJbl2nnc4GuN5TutQ5CWnTsxRbzrRzTvvbnJw MIyefvqJtZnZpa+VZV5oXfJxS95Yzzh7Zp4wUGxuDZFSUIsCrlw7YGmpRrsVsrHZx5OC2XaM1nYa i6rdRXneBydxCNClxmoz7ZGfNGpapsIcDJY48Xj7vS3eeneHuXbNgaCiJMsLRmlWKWjqaO1Kt0VZ sj8YMt8MeOp4RCeRzDR83t9JKSy0ayH12KcZObVPoU3VnVR1HE/hqBNfTkvDsqoCCjvpg+a28NBS YhgVBSdn69QCD2vhs2eW+LuPH6PbH9Idl9XpNAxHGWlh0AbyvOAXzi7y6FKDzd19RmmKtoJ+JomT OnPtJqESCFtQaFc9LKv7NmkasRUIDT2Poio6ZXmB7yn2uyO2d4cMhwUryy2OH+tw/cY6r732AkaP yfMBWdb72CVn52c4fqJDt5ezu5My26lx5f0e2hiOHW2SFSXbO0OOHXFp0TSMVvm7K0IJh+YtaCur TtsCpJg2aupqYW11+sFTgnRc8MKP1shSp6ezxjLOMrKyICsKFmfa0wKRsZb+OMUPfE7NBTQjQV5a WklALYrwpI8xlki5KpsnJbHnOALM7d59WXkq3/dJGhFCWqzRYI1TGU8nAFSiCcBNonEaPV9JtIGD cc7Dh2f5Ww8us90fUhpLpx4jjKE/ysg0rPZLvn/xFr/ywGH+/pMnUXnK+ffX2D3oMRjnrO122e8P iXxBqCbKpYnXdCEr13rKsUwacwGyLOegn3J9/YBRWuB5ghPHOvR7fV5//dVTaTa6r1aboVab/dgl H7x/iSj02OtmdAcuHbn2/gGtZsDSQo1uL6M/KDhypEn+AdWJndb3px3y1QbrQlepH27jp4xPdaiq aRy+L1ld63P52h6tRg1PKbTWpNXpD32fWjShnKE3SmmEkqOdkE7dScYKbVnd15TWkTujrAAEqRbk xuJVsi0rbNU/6BC8NZYg9Fg6vsihY4vEtbDqFah6BKoGvkl9bXLtE/GmrT5PVmiOzsR4GAbjnJNz db5wzyEODgZkWUmrFnNhe8T/+epVjs63+e9/6RG+cGqJXq9Pf5wipWRvMCYrDPVQTpVIorpGEE45 JVwzjJKKstTEgU8Q+IzHOZcu7dDtZgwGOSdPzNBohLz99s251dXVpTQdMRgcfOySjzy45PLaYU5R GNLM0BumdDoxQajYP0gRUlBPAgptbyN3WwkmVMXCTZxmRfsaLIXRaGNuT+Kwt0/VJCTcWOvR7xd4 yn3gUmuK0oksalE07R/I8gKrM9qJwpeWk4s1RoXh5kHJrV6J1oZSa/KipJ6EDHPoD8YsN+OKmbTT ErS1AmvAmJK7P3E/n/+7v8anf/2znH74NM1WgyjwpiTLRLFkP6oBw7q0MkCRhAHGWGbjgC+cXeIX 71tic3efQmsOL3a4tDPi/3j+PDujnF+8/xhnlzvkeUEYeHjKY2+QYYzGu0M2byp2dHLvjHXGa6wh CoJqeJZiY2PA6lqf/jBncbHOkSMdtrb3OpubW4ekFErIybCNDy+vUQsYjnL6vQwpJLt7KdZaDi3X ybVhZ2/MTDuaKlMmN9BUzZyiahistJ6Ozr2jWMMdGy6qVi5b/W2WlVy/2ccYNR1AkZUlpdYEvk8U +FNJ1HA8phUp0qzg5FIdgcflrYy1AyfoDH3BdjcjDnya9TrXtw5o+Jb7D7fR1kxP7ATxCQlhHDG3 ssDMkXnaszWO33+Cjctr3Hj3Cts3Nzk46FXlbnF7sshU4Hl7Qkoz8mlHPjuDjNCX6LLgi/csU2rN s5d2mZtpcWplnu39Pv/Xq1dIPMHuICUOPLr9Ic1ajay07A9S5ju1KWcihWA4SlFKkubOOw9HGUVR Eviu2lqLQ0wJly/vcNfJNsb6HF5p86NXbjVu3Lg5//gTpSpLrT+um1hmWYEtDXv7KSDpDzJ8X7K4 UMMYw+7umIW52rRrZXILnG5PTIs5EyWPLicWK6apt+H26Zt4AE9K+oOCm+s9B9ZKXfHe1TQtqRz/ L1wfnjGWNNccmok4OptwcTPj5n6B1oYwUGgruNUd02rUubrZRZU5Xzy7RDsOqhB0e1qQtQblCdqz baJGTDYaUuqCIPY58fApnvzS53j4809y/MwJ/MDHGk3gu+vxlJiWbEXVkaSEJFSCWMJCI2SUFfTT gi+cPcR/8shhivGQ61v7xHFIEATsj3I8CY0kJPI9xmmGJyUHoxxtjOuWq6qDg/HYFW2kpJ44ldGk nU0JOSWSrlzdpT8oGI5Kjh1rUxRD9c67Fw/nWdFSyuPjlqe1q/N3uxlK+ORZQbMRUqt5lIWb4ddo BG7qluGOpijr3D8WWeXX2jilK7cHZ1U1gNsDEioJKFjBzt6Y3b2x6+y1d/xN1TsolTt5vlKkec6p hQZ3LTW4tpOy0y9du3XkY4Tk2uoOhxs1js/EtEKPh490iALpZgpMum8RYNxsgyDyaLSbRLWILMvA CEqjoTB4seLMJ+/l2D0nWLt0g4vnLrB6+TpFNiaMIpAKoycjZAxJ4BpiH15pcXaxQWlclXJcwmPH 5rlroc1Llza5st3DAL9wZoFjC23+n59cwwQ+e/0hSirS3JBrg6fcjZgwguNhxvLcjJurmGU0kqhq qJEMRkMQgu7A8P77+8zO1pibqbO40OTa1esndnf3ZxuNxrbWH+0BPClc6TdNDb5w1OyJEx38ANZW hySxTxJ7lWCUD7RKyzvcuxSiUq/qD0znuHOUmgV0FSoKbbl+s8d4ZFDCgb9JH54St3NKTwp2e32W 2yGnlttc3UrZHTiZdy2OSUvD9Vu7PLLU4gtnD6E8CJRwCqC8nFgc3qQnUQiSeoL0oD7TcinsMAMU CO2a2ktIyxQv9Dj96D0cv+cMWzc2ufLOea6/d4X+wcApez2FsLA/zGgEksePzzmUblxzC0LQH+c0 w5Df+sQpRmnOKB3jKYvwFA8c6vCj9/fwPY+y1Fgsw7TA8zwsGVlROIYwCkmikJ1ujyAIkFKirSUr nMq4mcQMRikXLm7z2GOHEVKwtNjk8pWrK1tbO+0giMjz/GPmA0jY2R0hce4XAbPV3L61jT6zszFR 5Lv8/wPFP3GH67eOWCj1R+GkaqiEmNJPUkBeaNZvDfCEh/IEWVnQG44JfW9aiLHVuM1xlnJstkl3 bOiNNUkUUE8SDkYZmzsHPLTQ5PN3H0JIyEtNVtwhzbYWYZ37EkIQJxFRHGCtYXZ5oRoCMWmsqXoU Kk+ntWaUjVDCZ/nYYWYX5rjr7Gk2b2ywcX2Vnc0dstGYVGueODbHQiMiKyciGYkCUK5V/sBkiArI DfKC0FpW2gnC7uApSVlqpJAMRin1JIIq1xdAGPj0xyn9UcpMs05vMEIJGGc5rUYyNewbNw7Y2h7Q bsXMzcW8897q8Vu3Nlfuu+9eMR6P7ccNA2F/P8UiyEtNvR4Sxx5YS2+QM9OJ3Vwg+xdlm0xHsGmj K9r3gwZgrb1jZFtFHVcgMi0MB90M3/Om07SG6XjaWCEq0YdSkjj03Tg3BHEU0KjV2OyO6HX7/Pyp RT535hAG1yBqp1O+Kpq6+r9Uklotol6P0WXJ7KFFFk8cIk9z52wwlTEr5w2QrhnVSnRhGfaHjEcj mjMdTj94L49+9ikOHT9MaWCmFrLciZGymhfg+YRKVroEQeQpQs95NmudsleXmmaoaIaK3mAMUhCH AYPx2AFfrRnnOTPNOsYYNnb2SKJwKhxJi5I4Cgh8n9E4Y67TZDTUXLq8QxR5LC7VCfwsfvfddx/M sryWZRlpmn5oeWVpGQxLdOnoxqXFFrVYsb0zxvcUnVaVh3N7fNqEoTLacejW3JaWW9e99xfbDacl Y1s1hOZ5yWiUgXCpjC5LfN8jK4opb1BqQxT4eJVUW1TzBNcPRqT9Ab/54FEOtxukpUsDwUwHPgrr UjjPU3hhQBAGTmlTlkRJzNmnHiJsRBTj/AMZi2XShSqqSWC3OQApFUXpMNNwnDPoDgg8SRworBDs DzOy0rA9TNke5AyyEmOgEfnM1GLm6hEzoSIQlkxbQiVYaMa8s7aH8hX1JGJjZ5/uYOi0gjjR6a3d fcpS06oldIdD6knErd0DosCJS4UQRKFPFIRcubzLU48fpd2qMT9f5+LFS48bYxq1Wn3wkSFgMMzJ Uo0bBiJo1EParYBXz+3QrAc0GgF5bqaxfArqLNXUEDHt4Jmkg3aq9auaJISpXLrEGMi1YTjM6fYy Sq0I/dClVKUhx/XUKeH0dko2kUJSakFuPPppSToc8bcfOcpSvcYwL6Z6RDeMqRrWoCRhGBKFAZ4v EUq6EGXhvqcfZeXMUYqKrRQfmN5VrfL2ICchxHQYlS4KSgs7q+uEOqce+by9fsAbq7scZJpWvU43 M6TakGUF3XFKqS1lkZMEHvcvN3l8pcVSM8YId+prccQozdDG0kgSusMRcehqK1ZYRlnGfNvJycdp zkyrgbGGvCwZpZnjICyEocf16/usrnY5tNKk1Qo5f/7C6TRNk06n/SEPDeDtHaSMUyfYbDYjolAS Ropbm0PuPj1T9c2b2yj+zlTQfGBCwofi/u3pb2L6nLx0sXhzc8SgVxAFyk0Vq9fY2uvS8GKSKGI4 TlGmdLggCMlKQ3dUcGtnny+eWeTeowtO+KELN7vXVpydkASRRxy7fgOJa0PXWQECHvrsU5x+4gG0 LqY5/sQ7TVJFtAVU1dFcjZfVFql86o2E4d42ezfXeeniBt99d40r2z2iJOHIfIeB8ShtzvZ+j73e gGaScHS+iTGWG1v7/OD8BpdvdblnuclTJ+dp+G6qiDmwbO51WZ6bYZhlHAxcP8FonLkRNPWE3e6A TrPOaJyR5gXW5jSSGKUm8xEN43HBhYvbLC81WDlU47kX3j+6sbGx0mjUrozHH5437I1GJVnmWrWa tYB63ac3cFM+5+eT26SOqHCVcVM8HbHiCv13zssQH9mm7J5nKz278iTrGwOMBc8XpHnOfKtFfzQm L0oWZzqEnmKvP2CU5bSSmP5ozDDN2R+M+MnNHRCCx44v0Ah9xnmBQeApnyBQBFHovHhRugli1lKf bfHgZ57ixKN3k2VjV46WbtKZwVR5fUVrV5PLbMV4gsCPI7a3u2xs3ODlH73Ov/nKD9jojWm3Gjxy 5iiNOGQwGrO1t8fWwQBfSX7zoeM8cmyBZhKQRCG7o5zvvHGVV65s8NbaAZ0kpDt2obBZi7m1c8A4 z2jVE0bjFF9Jtva7NBM3Ksf3PFr1Guvbe5RlSbPm6HNVNdhmeUnkh9y43mVra8TiQhspVv13371w 34MPPvi8MR8eLuj5vmQ4yplpJ9RqPvW6x8bmkFriMzOp/nEHoTPpVRfOPYk7tv8jO9Tt7XlArpHD ojPN5uaIMPCrHjpd1fw7rG3vkuYZYRAQ+sG0kzYrNbLImW03WO/lXHntCq9f3+aJ43M8dHSOejWG XipBYR397HuKzuICR06f5PDp4yQzLdbe36DVSvBD38nL7e0J41Mco6kmfLiqnB9G+LWQ3/vdr/Dt 772CLwVJFPLgXTMoAbvdPuevb4DWnFlo8OlHjnFyvsWhdo1SG7KyZDjUzMUR/+lDK5xseVw/GJP4 Hjf2RpS6JEliGknMXrfPfLvphKG+ojccUxaOJFuanaE3GDEcp4RBQKMWMxinjiAqNXmRc3R5nkF/ yNrqAfc/sEijEfD66+fu+43f+JLs9Xra/gUb8Op1nxPHOsSBTxgoksTn8rU9Ou2IIFCMx+Xtubh3 TrOa/HwnQXhnGLAfnFkwKdxICQfdgoNuRiOJKXVZ9fJpwiCgHkdYC77yCAOfJA4pipxOEtAdjomi kEPzHYqyZG2vy//72lUubHb5/NlDHJ6pkRWWVi3Ai2LufughDt91nKgWoyRsXVtlf69LyzuMydwm 2zumlGLNlH+fTBD3lIeKLN/4xvN863uvsDLbQFpBWmrWtw/Y64/xJRxuJzy0MsP/z9abB1l6ned9 v3O+/W59b+/TPdOzAQPMYCNBEAspU6JIWrZJrQ4llZO45KUSR66yk1SssiquJC47rtj/2GWrXEmc OLG1WKVIcbxIpmSJFkVKBBeABECAGCyz93777vdbz5I/ztfLwETV1HQVpqfv3Hu+c97zvs/ze56/ tEIz9smVZjhPa+yNxGDJhhnCKB5f6/D4epdbRym3+hOEFxAEPp1WgwcHffKyIvB9moljAx8MxzXP yLB9cITWhrVelzQvCXz3Ph2Np3ieh+97GG3Z3Zvy9DMbLC0FvP/+O9fc5iy+dx9gY71NVRqi2MMC 86zkysXemadfnOmli4e2dmtlbe+uUW3Hc2zg7HurjbM2e55gPKxI5xXddpOsgGmaH4OpCIPAETQD z12bsFw/1+PG5jKv3dmjEUhmleHuSHFxfRmlFN89GHGnf5Onzi8yyUt+5pNPc+XCOZY21gmjiDIv CATcu7XN6voKgRdQlRUczwjOEEaNNqiqpCpKjDG0Wg32B2P+8S/+ltPSW0sj9Ig9SyeIeebCIpd6 DVaTkDjwmBUVuVYsJCGt2DGFqqqiLEsszsMQhj6jtOIr7+8zqWBlsQUGhtNZzR50YtGyUnRaTfqj KVIIZmlOmhf02i10LYpdWehSKUVRFCy0WvSHU4bjGc1DNyk8v9nm7Xd2nhmNRitlme9+MH3EB0EU Snxf0Gz6zObOJr620qxHuuIDlZ74Xq2eMzuD+MAfcQtHKfcGK+XMpkprotBH4DEgPRksHQ+X/ZrH NxpNeXkw4t2dPqEneXRtgRurbaTRvN+f0khinrmywc7RhC+/s08YevzG19/lbz91lY6ZM96bEcUR OwcD9vb7XNpaYz4eYirlznetTwZZopZfa1WbJqSgmGl+6/dfY3+/z41La3z6mcsEuuLmvUPGczeg Opqm7A6mjLOKO/0pjVCy0koQ0iOJAtoBLCQ+SRiw2HRpIb/15i7vjyvWl7ukRcX+ZEZRFCy2GhRl RTMOyfKCZhzj1cBLXT9AcRQwnM5Y6XXxpWRW7zS9dpP+eOyGR5liMMo4t7HEK9++vXzv3vbGhfPr u6rUH1gAFsJaidBIfIbjlDD0WehEZLX48/SpPjNRO/6wT5ArJ5J97Inuzn2vsq71a6xFVZbJrEBp 1503piKuncTHhI1jO3WaFydSqYPJEQLLd+4fIqVgo9ukVIb3do9oN2Ie2Vzm+qU1dgdTvvzdbX7h X32VP/PplIsbS9i55NVvvM3Vq+egGDGZqBM5+0mnWliHqa20Kyh9D+kHDEdjIpPxT/7bH0V7If/7 v/wKv/P1m2wstrm41mVU+ixETTybM85ygihiY32ZVl2dm+mAXiLZWmwxyir+r6++z/akZK3XIQ4j do8mrLUjVpsB3//UOQZZyW+/vU/geyjjyOmelLX7yb3f41nK0kKHMHAKoWma02k2WGjFPNg/ZGWx yVKvyf7BlK2tTcpiKu7eefDE9338xVeyrHh4AZy4dTyB7wvSTNFbiI97fSeOXXtWVfvQF/Z06z/+ yM0xmbvu/ytqUabbCdK0qrtslnme02k1alS80xY4Ll5Ap5lQlhUCS+x7VFqfvJ47/Smx73G+16ZS ivfv79PptFhIQuZpxj//vdd56+4hf+OnPwZKE9iK5VAz3t3DSnHG02iw1rgwqVrGJqWkMg401Ygj nru+xa9/+W3+7y+8Qivy+cSHrvH0I5cIo4TheMLRZILXivncc0/w4tPXuHhhE096FNMJd25+l3/z xa9xs5/y+IVVPvOUx83dI6Q1NIKIZrTArNS8uTPkcJaRBD5Xl5vcHxcYY+o6KHa7Qu0d6HVatKKY wmimWY610G03KVRFWhQ8/sgqSeizuz3BfHiTbtfna994+XP/yed/+J8Px0ecbev6jl1sCT0PhKUq NeubHcqTreJhVOp/tPWLE7YSdS/mGMWEEKCNszZhrcOdYU/IGXmpsMbQaSTuCm4d+DkKQ6wVLDZ8 MAEP+hlx4LPWbrDVi3n/qMCLEqp0zo3zSzx/cZm8LNgZzbmy3GaqNnhjZ8I8L/jmW/e4sNjkiQtt pkdD17sQxwrhOifI8/A8Z+RzUGwPYRR3D1LuDku+cXOXwWDKT790nY9c2yTVkq+9t8/t/TskiYNF rSx2edCf8Eu//TXS3FFUiiwDoxhPcnws27Mdnlxt8mNPbWC0doFb1vLe4ZSjSYi2hkdXW1TW8mCU I2umUbsRM56l+L5HsxHTbsSoylDpisk8ZaHRIIkDDo7GxHHA6lKbsqy4d2fIG6/tsXWhy82b37lh jG31ur3Z2YgAP4p92k1Dqx1QlI5M1evGD03/vqcYxp7Z+s8WfuJsYIsbEeta5mSNZT6vqCqFNobJ LKXbbhLUotLRLMWTklYSU1WaaV7w0pPr3L43QlWax1abjOYlS4vL/IlPf4pvvfkWtx/cpduc8rEr qzy9uUhWlMTNFi8+/ij/7tvv8B/efMDP/fjztDot0qzEk66u8cIAP47dLUaVHAsmhBfSSQLe35vw C//2W1xa6vDi5Q0Wn7xIKwq4dTTjV77yJq/d3kUKWGglTKYpwjpNYaYFqlKstCQXek3eG1QEUcTj G4tc3Vrn7sGA3cGYR1baZJVmWiiKyrDVa3BxqcFaO6GfKgIJZa2pSKKI/nhKUVY1b8h9JKPxDKM1 cRRQKU1/OOXKpSWnrqrzDr77ziGf/ORFvvnKuytvvPHWk089df3lPC/O0sIl3cWIMBSMJjlR5BOG 3pnq+Mz2f/auJziVWJ/to58RfRhrUcY1jCwWbSz9QUqWK7KiYKGd0G423BEkJcPpjKVOiyjwuT84 4srWRRYXmkySMcSSTARsPfthfuqF52lHbZ5/6lH+6a/8On/w+mu8emuPH332Io8tNlDKkmColGI0 r/j6+4c8cfUcRJogjGj0FkkWe3hRjKo05WRMNtynSmeEfoAqNb/xpZustxI+9eQWrTgiKw2y0eI3 f+9N9gdjPvr0ddbObdBuNnj1tTc5ONjmL//5z3FwcMTXvvI1Pnd9mZ3+jHhjkyuPXGM6nXI3ndEE dkcp+5OCMHAZiWvtkPO9Nr6U5MrQbUTEgbuCF2VFqSoi38nFkzBEIhnNJjWRJCCJQvrDKZ4v2Dq3 SFmnmzUbEfOsYKHTYjqdxq+88uqHbty49nKen0YF+sfMPKUsZalotyOMdQERDysALKJO5jjRAwrx UJgUH7gA6BMgs9shtLVMZxXDSU4UBqz2userkNFsRhx4rPY6PDg44sFhn2cev8LFS0/gJSs02g0u PXaRR69t8v4797h1833uHwwZHR3w+ecuszPJGc0zNj/8KK31TV59/X3uHo756OUVvvXeLp//wQ9x 7sImyk9o9LoESYgGPK3xvACMJQgjhDH86pdfJ5YeF8932B7O2ex4XHn2SXpXLvDlv/PLmKogVZIL F7f4z3/i0/ylv/Aj/PW/9Y94884hEVMuLAq+e6/PLsv83M/+FMuLKxyOZvyf/+LXyacDFpsRV5c7 LMROy2+xaIwDcEiPf1AQ6wAAIABJREFUyLf4dU2EtaT5cc9EM60r/igKaNjYFdnaMJhMuXZ1jcD3 qMoKz7MkUcBwmiE9Saulw7dv3nzkzp07DAaDs0WgK/TKwkWlra25RswJsfiY4Xs8ADpOxRKnz/xp CShOTwELleYkis2T7mrS72dMxhkLrSZB4LpxZeV88GuLPW7vHJCVJZeWOmzfeod/+u4dnnzsCuPb 9/mlf/XvmY6dR+HiYotLCxGfvbZKqQ0/sLnM4zeu8NznP4vX6XGgf5fr9/f5oRvn+O3X7vEbL9/i r/3MY+SVRaXuqisj12mUBuKkSyV9Xnn7FncOZ3z2mUt8d3fINNO0Hl3h0rOPES80+F/+008g8oK3 92f80evfYf65j/PUJ17gl3/p7/D//upv8t037+BfXKLbW+Tv/syfJljpcfPlV/mVX/015O77LHVc U2p9IaKoTh1Snu+D55zT46wgLSrCMDyx10dBwPpij/54wmiW0tQRWVHQaiQcjSf0uol7+it3czP1 ra4qFaNRytaFplcW+crKygrNZvME/+8ff2SqbvpEofeBm/4pDvnMHOjEbGk/0PA5XgHGfKBNKGA8 LcgzTSOJ8Otxp7GaWZqhtGanP6QZB0SBx4c3Wjx3cYm3d4bs7b5PpDQfXQxYubLF5dUul5Y7KK15 /fYu0zTnE5/8CC/+1J8ibrdgMOfpa5vsv7POWrfBJ57Y5B//9mv8+Mcf45GrWyjh6CQCgfR8vBi0 9PB8wWxecG21QbsZc36xQz8taDdA9Y+IN1b5c3/uJ7j5hd/j+x/d4Om7e/</text:p>
            <text:p>yjv/+/8YUvf5XPf/4z PP3CCzzxxHXErELnFf/2C7/P77/8Kvffe4/LLcuV1TaTvOT6es9NApsx3cVFlleXOdjt8+DBLtoa 3todcTQvWFtqkhcVvufRSGKmczf67bYbZIVTA83zAs+DqxfWHXn9pF1vSRIX0Xvn7ogLFxb94ai/ OZlM21KK6XFDyD/+cLWuQ5AQH8gjOqMCrI97T3ygMjzT9z3+X8rUKmCH/nC6w1lJWdTM3NqfrpTi YDhBeh7LCx2sVWy2JB++uEgceHzk0gpaLyKEOy/jMGCal7x2e4fBZE4Shnz6+5/l+U99nLiRwGAM pUJlM1qBK5iurC2wtdyiP5zwmASFczP7vgeeRFlHKvGtzxMbXe7dukOqLZ12zLQqsaogG0zRexPE xS1Gm1u8+aWv8PjWKj//Ix/iS2/c5X/4r/8u+/OCvCiJAo9YWNZij8dXO/zw911muRlx52hCs5nQ WVwk7rRZ6C7Q6S7ghz7T8RRhDcPUcG8wR0jpBCLzzMXxRgGzNKNS6qRNXGlD4PmsLjXptJIzhbt7 OqPQp9UIuXW7z6d+8BKvvX7QHY2n59ZWl6bHGkFf1E4TVQcknn2aTzJyT+KXap+MOPNwn/3znAYk n7RW69+Lyo0qtXK0ED/2qaqK7cMB2jrfXUjJlaWEj15ZIQkDsqpCGKe6rYxmd5SSVwpPuJyAGxdX +ehHHuexZ27QSUIYz7BliakqssmU2APPcyj780stPKtPuoy+7+P5HkiJlQornIGkHUrH9gslPpY4 lKC1Q9qkJYGwvPDJj7GYhLz79W+y5Hv8zJ/4CM9f3ea9ewfoShNIQdMXrPTabF5YQ0QhWWV44fpj xAs9RB2950IxFVWWoZTC9yR7wxQBtOOQwJfkVUWnndTgac9xBJViOk9rg0hII3Ii0TB8aE9GCMFi r8GdnSFREBAERePwsL+20Gm+czwa9vPMbQV5qYgjryZXnH2ozxA4EMgPdoaP5wNn4lpU3fXTxoU2 K+00gGla1ah1x8Y7HI4pyoKXHtngylLCYjOgEzlsXF7r4Y53Hl8I2nFItxkhjWGxnfDch6+ydmmT 5toyohFh8xJTVCiBqxWsJZCCKIBAuuuZFNTxtNKtDunQNh4CiaHUyuUa+Y5vGHgSUymkNXjtBFRJ IjxuPHOdlcAwG40ohc/j1y7yyIV1qixHFTnpdI4NA2g2CRa69JaXiDsdsIJsMkXlOaYqqdK5g21o xbioyJVmpRUzUzgJuLUkYXTGZS1oJwm+9BxfIPBpNWI8Tz4013A6TcNir8nNW30O+nM8aXylVLy8 vOyU0IDf75d4npM4LXRayO8xMTqRWXF69Ts5GOqOWlGe+gYrZTCCOqL1GANjyGsDpTXueng4mvD4 WpePX13FE654cddG81CiiKh/fhR4CAztVsxLLz7O2toSstMlarcgL6Eo3bFSVaSzGYEU+EhizyPw BEa7ySZ1JK0LJnaCSqcC1JRKuYfBF1hd98prcaoQBpFEDjXfarH81FMk/T3m+/vossKLY2g2MfMp SSuhubJGvLhM1GrhBSFGG3RVOKuaB2qaYoocrTTCVuxMcpTW9JoRd2eKNC+JfJ8gcEAtF/BVUWlN GAa0Ww2UUnieQ/dZa06mtNbWbKEkJIkCbt85otVc6FljnltcXPy61nrsBCFZ5RSolcEX3pnYmDMX wGNh/XEy5xnSp6jt4krp2jF0vGDESYiz7/moqqJKVY1SdwhVgeWJC8v40l1lbA1ElsLgIZHW1Rva GpcsHkiWem1eevEG6xsbaBkSdlqI2cwFQ3o+IpRU4xnT6YzEt8jAAaNasTN1WG1c2Y8BX2J9i5UG bAGqQFUGv97CC20IJURBSLPZgCLHaIkMfecvkILm0hJhGFEMBlhdOdhFdwHhh7TW1pC+hylLl3Nk NFYpZFVisxlWVw4dh2Z3lGGsYCH2Gc4LtIE4CEiCEIGTmMdhUPcFFFZAIwopypIgFCd5jsfbsuE0 H2F1pcX2zpjrj3UXiyL7tOd5/1ZK+cbJLCAvtCvWxKme7+GrgDyZln1wOmgtZLmhVOIhscjZvyTw JVWuMJVFepAXFWXlhkALiYcnj6+Mp65cWcMnLIK4EeH5kuWFBs89e4318+exXkwQhgjrtPxI6WJW VIGvS9ZaAUKJOu9I0448Igm2zLHSd6oPa1xvw1p0VUGegtEkgUfsCYyUrC+0WOg0CZMQPIOpSoTx 3TluLQIPr9lGVAXlxI1thTHIUOCpAk+G4HsYpdC2wqIpshRZk8HQ0E8LDkcp5xZCYl/y7e0RBgh8 DyncYAxrUbXX8jhzy5ceInJEsZMRjMWljNTZQ0ppVpdafOfdEZWiHI8G33pwf/td1w629QLIFWFw 0tOt/X6nej6BrCnY9gMfcD3g0c76Lb/XoNgB/JhPCoQRlMYZOIeTKZ3Yx5eifsFOeewLCKT7h0sD SSMGX7Dca/Hshx5l7fw61nMLQsqaVHZCeKjACAIpWWsHzKYaUXP5L6+0WIh9dJ6CF7pKVRhnGzcG XRTY2jwRCQiMxfOgFUmiwGUMiBqKVSdQY13wAAJL0HToPKs0kRT4gYfEgCodOU1XWFViVImwTnOI sVRlxc27B1ijWG6HjOeKg6lbONaADDiJzM1yp1GQCIw2ZGVJHDsS2XF0bi1oPtG2amNZaMcYZZlM dFiUaWs6mzkhnDHuGlgUiiiswxztGQ3fsbVL2JOn8fhDP2uQtGd8/5xtBh3HsFWG0Tgn8HzmaVFj 3COKMievdXvCHrtiZY1Pdbxhawy97gIvfuxDrK4tI2oukMAipD6dRBnlgBQyxBYatMGTbvmWpeGx 9QWiZkiZZ4RBhFWq/pkWUxbobI7UJWhXOHpoPFOPpzHYssJWZa0gdotaGOkmi4AXRsQ9H5OmGF2d 9MqF0FCWmEJhyhJbFnU0rVPJ3N8bcTSc0IkFysDOJGNWapotV6AqbagqRaX0iX8S63YHo10w1bFG 06th0fo4TdAcJ6pBt5MwHuciS/P2wsJCkjTiQrtYG0FZOQOGFPJE9OFgTPKUJyMfHgyJM1dBe/ZG cMYYePzEVKVmUo8355n7faHVQPoh9/pThDh1DknpQhI8IU4SvV/86DVWVhdcfeB5SF8gAuoq04DR oLRbpNkck8/xPYH0xMnrPE7d0EWJzlJsWbjv0wpblNgixWiNwNIIfSQCz1oCCYGtoEjrK2YOVe6+ t8oRZe4Wo+dqA6+RIKMAEUpAY4ocUxaYKsfoyh1XwoCtOByMubc3ohN6GK3xgDuHM7R1BPbjIdvh cMJknj10IlMbaQNf1jczh8a3tUj3OBYB46av59a7jEdjHuzs9qQUS+1Wi06njT+ZOkiB54l6G5Yn SeFC1nm+JwWfwQiLOLPZ65oZIL6XUEi4Iq7KFdNphTUeg8mcbidhNJ3RTBJevXvE4+faLDec9FtY Nz/IypIk9PnES4/RbQWkkzFh0qjbVt5xYHiNGnOAH1PMKaczbKUJfUkuQAiD9AS6jnBVZYkQM4Ii xasWXDFYlVBViJrO2QxCpJV4nkH6Aik0Oh0TNEKEH1DrvGoeogYUiKZb9L51pJJ0isoyTFWhlHUB WdRmEwF5lvNgf0AgDPMiwxiNsYrtcYrw/JoP4J6u/eGY5YUOSezXbinBZJZh0HRarkdw3AT6XuJc oy0L7QZa97n/YDsaj0cRWIqiQA5GKVFQC7GkgzYds3Fc5It0T2O9PddpOie1gdL21CDygRLx+Ivp uCTLFL4vqCrNxvICSRQwns0Z55p//a17GAuNmn9rlDtynry2xmo3YjaeYJRG5RnlfEQ1m2LSFMoS CoXNS1Q6pZyMqdIUVOECrGN3/ZPUGkPPKZBUlqLnM8gLyObYfI4uUqrKsNSMee7Kmrt3S4EXePhJ jMjn2MEBcjpGVBWUOaLIoKggnUM+gzKDyQDT30FPR9giQ5cluiowRYGtSozKqcqS7b0RVBWyypnM MgLP42ha8GCc1fwl169IiwJPCqIwOEkpm6UFQlrWlttEkVdnMnE6lznbya1vVkJCbyFieDRYmc1m a3Ec02w2kUWhaLWik7hS/wT2eHoUeJ74Hqlk9iRaHSu/p/NU1GCF8TgH64o9ISDNC86vLhOFzgp2 c3fCb75+H23AqzUEq4tNLqy2KLLCRcyVhbsz5ylqPqWcTalmM8x8js5SynRONplSTYZU8ym3j2b8 0bsHjNOSViMkKzWjtER6oKsSnWbYLIUsxaQptqqQ1tIIQzoNF+Wa+NIlohgLVYqZHEGRQZFCmUM2 xRYplAVMhzAfo8YDqtEAnaaosnTsIV2hrcZUJTZP2dk+YDqe4OuSwWiCtYbY97gzmDMrNJ48ff+U 0idcBYEjpUznGRvrHYLAo92IOGU/2JMI3ONDWNc3NaUMnU6D8XjSnk7nbd/3HZw6y6qaQeOhlcH3 A5R+uPHj+x66Dl6si/r6/m9Q2nImGe0/lo5ZGIxzF96oNJ4QHI1mCBnRbDQZTWcsNkNu7k14fH3G 9ZU2+JpuO6qPJZBKo2yKKd3tQEuLFwQEYYiREq0Us8EAL5twsN/n924e8Ts3BxzOK56/usJnX7rK 67cHPH9tk/PdmKrRIVjfcFffdIrUmiCI8AMPP7R88RvbvL874PMvXeVrbx/iC8MLF5osdRKkn+Al dc6v1q6XEIZQKUxuXbWvNSorUXX6lFKuiMMaBqOC4XBGZB0gKi9KJ8cTcPcod+h76ar38XzONMvc NbA+86dpxqXzPfxaHNpqRhz39e33UGwd12hGQasV8mB32Nvd3Vsqy5KiKPC1cXygxW5ClilWVpIT N81xxen5Ek9Jl+V7xuyva2zKaQPgrEKongpay9EkJ/Al87xACLi2vsA8y8mU5dpah3bk0fR9lpoR BccRKqCVck2oIq9zB9y41Pd8gjoYSpcF8+GQMJ9xd/eIX/naHb6zO6cKG/zc5z9MYi13HwxYW4i5 3pVU0ynN7/soweZFzINtmAzx48hhbj0PqpwL7YCf/9W32R7OuLDS4GCa8Z13S/6bP/koZtwnqgpk EGFl3VjC5fvZ0jl7dVmhigqFxBrHPTBaMy0NO4c5DU/xoD9iME4RQtZhmYJpoet+Bi7prKjwPUdP McYwzTIWOjHrqy2Oximri60TY26dbX72IDhDxHGBhXEkkTJrbW8/WJ/NZmFRFKUfxT7zrKS3kDCd qnoFOoEIZ1r9vi/R2unoTH0V1PokitHZsTkd/R6vwqJSzLKKdhBR1NCGtXbCE492UUYTBZLBNOdg VtFrOt8+vksEmc9ywkCig7ryr89A44eu517mlOmcqEq5dTjjH/7+LX74yRW+8WDO889e43OfeBpv f5+h0niVYdYfU3oeibUgLbLRwOIhIhe5ZkrFfJLy5PkFPv7oKjcPp/x3f/ZF3rt7wF/7P77C911q 8tJVTVoqoiRBJjEi8EDlGDxsWaDygrJyrmCDpKoqdFWQlpoHQ0NgK8bTlN3+7ERM40sPZSTjvCKK IrerGoMnBUmU0B9NyMsSLKwudvB9yWK34ahqxpzRbJxWAuahju3xtd0j8K3c39/b1Fq1hRBHcmWx RZaVLnZtVlEp6xoLD7l6xAnP/kxt4RaJsO5aI+wJ//dELyBhMMyoSne9StPSgaIrRRh6RJGHsYKl RsLTmz1K4WGtwRhNVhlm85w8zSnnGdU8J5tnzGdz5uMR06Mj0tEY8oy94Zz/59Udfuqj57l85TxD G/Jjz18hWFpFbl2hqSrUeO5gT1qh93bqkOB65zq2o1cZxWxCOUv54SfP8WCc817Z5OMvPsWTFxf5 G//mPQ72Dhnv7zGfp5RFjlIVVZpRDIfkszlVUSC0whhFWRZUecp0nrMzKklkhS5z7mwPqSpdF3se URAymFXsT3MaoV/XVs63EAQeymhGsznNJML3vJPJ4AdZTHVlhjkzrTlt2LnouEbic3R0uNXvHy2M x2PkylKTolTkhaLINKNRge87UYg1pxd7WcvGjw0cxx3Akx9RM/aMOW0UBb5ke3uMsO7pTfMSY3Fz B8/DiYUdmrUsSmxRUlmBUQpTOkR8Vjpwcp7mzGcZ6SwlTTPyqgSrGUxTXr494uOP9Pjjf+bT/OJ7 iqWGz4c6MHvnXab9EZNpSVHlxHFAe6WH6G9jtrdd9a5dda6rgmwwoBgOmKYpWy2fBam5+cY7+FT8 0FPnuDko+IUv36d/0Gd40CebpcwHY2aDEWWWocoKrbQLdSoN2WxKlqUMU0UsNarIuL83IS0UVkiM lUjfJ/ADHkwKSmWwRtOKXAxdWWk86XFuqYfWhoPhhNvbB1TmbA6y5YN+P/tBNceZIM449qmq2aPz ebpcliV+4EviOGCWlsRhQL+fc+5cEyFk3Rc4/auk58hVWtg66eKMVMycwiOkOeawwv7+nNDzUUaT 16DJtNSnwlEEwhqU1UgtENZDew41m6Y5ghDrQSBrZp5wDRpfwiivuNtPubG1yPPPP0nz6g1evfc7 PBZWVNu3GFYeqZJkWcn6YpNAu0whoyqq77xC2O5BXlCqkqIsmR0NqYqcQlmMUXz04hLpzg7VrQYr iY8Ukm8dwTMHJR9OUojnJI0YaxS+7yN836mgjaKoHPq1UALfaNKi5N7BlOHcOZmNdSNp4RI0uH3k 7OChJ2lEPq1GxMFgSlU5F/BwOkcpRVZUVKUmCSUPm32Pj2x50pQ76cZaENoBcIS19HrN9hNPPNZY WOjhGwMrSy129id02wmDo4I81/iBpKrMqWPWum6a5xuEquPL6tGjOUMIcb0ZN0fP5hWjUU4naZDn ucsTlIJx5kgaLle3dhLVwdLCWIwUlFaQVpZYW0rrRJO+V/sOjGWc5fRHGRvLba5e2aKxdRnihCuL TaYTwd605LU7R7RDj8h3vMELqwI9GqGKmDCp3ILTlmw2YTaZkU+nKG05nGRgDU+vNRgUitceFPyH 9+dcXe/xVz77Efb2drg/zjkXplR4xA2HeTcKSgNlodCVO07TQpFnFbvDlNGsotJQareT+rhFkBm4 3Z/SbIQEvqA/TWklCZ2WYp7nFFXlSOLOvOZczSE8DOBxY40P7gbCnhblLvDaoypzbW1lpLT4xlq6 nZj7OyO00UynJYeHGVtbbapKPWwAQTiLktTuBnAm7esk9ROLtE5utbM/ocg1UddnOKow1rLYDBnM cyaZotvwMUa7CWTdszbWoIyktIISH+EFSOEmYaEvcQId5zHcWGyyvrFO0ltG9rowy/ix6+v8/Zt3 +Htf3meaFcRVyl/6yArZTHDgC5baCVVZYSoD1nNhDHlJleVUlWKUleRVRSjgS+8ecDuF33x3yqyo +LMfu85jW2tsbi1y67vvEE7m9KQgTGIq6bmefVmR57mzaytFqSxHs5KjaUGlLZV257Ook1W8KGCW G4ZpQa/jFtJ4mpOEEau9DvuDMUobVrodKqWZZqkz7X6gL2PF2eabfYjJCKCx+L4k8D2ODveSdD6N l5c3hO+YvR4LnZjpvGCx47O7M2Nrq+22e/MwZdOJDzy0rh4SgJr6PD8makShx87OhKqy+FKS5hVS CnqNkO1xxtE8Z63do6osUoBrlDrxR2UMZe0mLpQlavhY7ZpUnoBAQnOph4gjgmaLeGUJL4rAh6cf XeO/+uQT/Nqrd/nD94aosqQ08Fc/fp7JZIrBKYuqakaZKUQQkeYp48nMIeorxWLD55+8/IBff+OA brvB5569zJ94coteI+Qoy3nmkx8h7jW5/9VvUBYluiyQSYKuSvL5tO6PQK6gqjTDaU5eGYyVmPpJ tAKIAoIgYDqYUhlDI4oYzvOT2UWpHAV1tdd5yKNl6xKvHs1hvheQ4wPFgDaWKPaJAo9ZOm/N5tNm WRbCd3drWOo2eO9On7WVNoeHOeNhQbsTMM+rk6dc1PRKzzvT/Lec0f7XSDjPpYI/2HZiT2sNRaWR CNpxgBzn3Dua8dTGEp706mxbVc+wXectLTWdKCA3gk4YEVUuu0fUiSFRo4FoNghaDaLFtjMgRiHn n36Uve1D/spnnuT5R9Z5+d0dvnJrj4MvbvPzn7qMnszIUh9hDWWlEWFIoRWlksjAZ70d8evf3uUX v7XHR66s8dd/9DnOdVtMZzlpVnJurUfSjHn0+iN4gwGTw0OUsXhlRZllzvUkfUQY4dmSg/6MSVai rEtJEZ6sMbuO9oUy3O5PKLXB8313C6vFuaPJjFYjJqgxctacprQcA1oebv/aMz3c//i/ViM4TiAX R0d7WqvKSlOf7wsdF09yNJyDFGzvzt0c4BgHcyZvRUhZx5od0zI5zf+rZwZ5qTk4nOMHnpOI1S/Q E9CIfO72J8xKRRwGeNLD84ITiqgB8koxK12y+FxZZBy7D98T4ElyJNL3iDptPECPJqi7+7TaDa7e uIyxhk9d3+Rv/eTH+Ns//cfYywX/4OU9Zn6DqfEYV4KZkYwLTW5DRKNBs93kd96f8L++/IBnLq7w 8z/6HKudJv1JTlHrCTcf2XLZA0qzdPUKnXObEAS1SsdD+CHJQpvl9UUi3+NompHpOoy6bp+fXNFK xTQtePdwjPA9OJ6ESo+sKLHAQjOu1VY1qYzaMHKm2fMwiue08j/+TVtLFEqShsfhIOWRK1d3rj36 1OyRR59GKuX4eGHosb7SYu9gSpL47O+nzOcVUeCfCD6P7X++FHWE6Sk+3en+jotFwXxeMRg7+1NZ v3kW2JvkNAKf4TzjTn/scO6+dFGzZ0ZNCJgXJXmtIs6NwEp39xWeJIpC/CCgLAyHd/Y5uL3DaP8I MxizstLj/NYqozRn/2jO9c1F/vs//QIyiPnFV/e4ObbMZBPR6BIkHUQQM8oN//r1Xf7Z1+/z5IUV fu5zz9FuxBzNcqzWCGs4f2mdpW7TDaJMRdKMaXZbJ8Mb4fsESYO43cILPFJlKU2dmVAbQER9jVbK YDQ8GM3Ym2YstRtn8hUdJLIRR3VDqe6yeqIWwsgT8s4HN35pP6DYrzWai4sx+/0pUob88Od+5Fvr 5y7eabe71rfWDWyUNqyutHiwO2a/P2N9uc3eXsrlS51acHiKhPE8B5WQNUDS3f9dDUDdyz4a5FTa hUFNZhll5aRWg7SiHUFaKr6z3eficodmGGCsRyU8MObEb6gtjOYV3XaDvDREnlMHCy8giCKUshzc 3afIK1rNmM0LKxRphtKW5dUuRanZfTCgP0o532vxX/zgk7z1YMDNwwlv7MxYXWgSC0taVrzXnzLO Sz777BW+//FNOq2IaVqAMSRhwIWL59i8uEY1n6GMrkMwOMlCFJ4DTkkhCYIIBfSnFdq4IZuybrCG lBSVxUeQ6opX7h2hhKSbRJSlPklG1cYSB6G7alvqTEEnnTtOIz8N57QP5SCdMp2oeQuCVjPgD75+ j0uXnrj7+I1nv+J5wbT2BkoXxCwcumTz3AK37g44t9rm4CBjfb1BGHo1nPh0QhQGLtI8z9SJ9/80 uROG46xuBnkMZzlZoVnrREgJ/VlB7Hu8szviwuIhH3tk0wk2pOcGNLjzUnoeWVFRKkMUCjIjiAKf MIxBG77z/j7aajpxSLfXQgYBeV6hKoXRltX1RcrKsPvgiPG0IAo8nr+8ytMXljmaFdw7nDKbl8RR g49cabO13GB9IUFZmGYVaE0jCdm8sMbquUVMpVxknoQ0V0zGM7LxDN9KhB8grEIgCeIGg8GE4TRF Ss81Sp0DlkJZUBbPl7x855Dv7I5IkhgpPKZF5gTIx77ADxzkQsi6VS8fUuCIM7uBOPPBOwOOy3r4 w2/cIQoFmxvr7/nBwhew9tBakPe3R67pYyxVpdk638UCN987RCs46teCkeM28PFZ7gviyHNaDP2w QURVhrK0tBJHGU2zCoQlDCTdJCCsx8u+B3/07g63+yPiIKij550qWdfeAis9R/wWPgof4wXkleLf feMWX7u5BxqSRkK710IrQ54XZGVFUTn45frmMsvrXcqioigVaaFIQh+LJfQln/vQZT7+2AbdRsj2 YE5eOapXVWo6nQYXr56juZAwnc6ZzeYURYUqK/L5jKP9EaNRzmRaoa1AG/CTCCMl+/uDemrqeuJ+ 4FNpiyoNnSjglftH/MGtAzSCJHR3/DTP60GYi7wRx6zjk0reaRTcR2FPeAzibE7zmV9B4AGCl1+9 Q3ch4oc++SgsqwSiAAAgAElEQVSN5oK0SDmeTBmOxshvv/6APFf1E+yk2R9+4hz3tkeMJjmH/YL5 vHK0TXEaCed5kiT26xVXawJrwahShtHQZebKujmhjCUrFRbDuYUYYwxJ4GON5Quv32E0z2nFMap+ HZ4Q5EWJlD7TXGMRRFFEhc8v/M6b/E//3yscTDK6jYRObwHpSUpVIgW4+GLr0r+EYOvRc6xs9CiU plCWsrTsD1L2RilGOHKpJyXbgxlF6Ua3C4tNLl45R7OR1MefRRjI85JZVpLnClUZiqpiXiomk4Ky 0HhhxOHRhOk0RXrSbdleQKUEqjR0Q58v39rnN9/eAU+y2GrQiiMmNfJ1odWgrPkJJ7a8+j2slCYK g9qxJWo45ukisPV93wpLGDj95bfevMdTT6zyl//Ci8xmlpX1S/2V1cW+50s8XyCbrYCb7x4cq6oo S83KUouVpSbv3z1iNqs4PMxqwpd86IoRhh6BL7HanOToCCEocs3BwawOjYLIc4PKSa5QxsmWV9sR s7wiCjz605zfev0WUkriMEIbpzEwWlNUOaWRTLMK6Qfc6c8Zzit+9NnLfPv+EX/1l/+Qf/Avv8ZX XrnF0WDuZhq5oiwqN5XTBmElzz57lStX1tzuUsfChYF0XUbjxB+x71NUmkazwdrGkkOyl9ph6z2P wPcIA4knJH4YEoSuQM5KzTgt0QgqDQf9EcpoysIt3LwWdPpS8pW7h3zhnV0aNUUsidw8f5pm9Bba NBsODae00/g5fa5A1YGSjTj8gDjnGOZTO7frI6I/nPHe7T5/7IUr/Gef/zBIzXDmzc9tbL2JMf08 yymLCv+F5y7w5a/eYa3f5txa2/2DspLHHlnlldcecNCf02oFdLsV3Z50ymHttHZBIEnqLAEXG+sK ovm8YjovicLADYC0G22mpWaUViy3QpJI0jUB46wiCSWv3++ztXSflx7dxBjFNHNj1TjKMY0mk1TT nBeA4I8/ucVSJ+G5K2v84bt7fOmNO/zut29zab3H+kKTSyst1rsNer0WjUZCq9VgfblNs9ckOppT pDlhKFkOYirjNAetRkizEUEUsHF+CQPM8xKQJxkG1hhUrVFQynI4yfnunT7fuH3Ajc0FfujDF5ln FUVZ4Xs+u6OMcVay2kqolOGr9we8fOeQOApoRgHg4fs+h6OJe7oDFx3fbiTMUkczldIFXh1T2ZM4 cEorLGdofCepLFJItNbc3xnyxKPn+NT3X0VTkIQdlFnYPb+5+VWllNHaNd788xsdzp9b4P1bR/QW EpLYx2pLpxWxvNjkwe6I5cUG41FBkvjEUYCWzjcnhKXVDOswZ2pxg2AyLdDa0mmF3H7QJy3Vibrn aFbSSXwCT9KJ3fBkmitakccX33rAQiPmxsYis7ziVn9G4EtazRzP8xlOMpqRpAp8+pOcVjPmM09v oYo524cTbj844A/fLNhciLm63ORCr0HgeYShpJFE7gNGEEqPQaoQnmQ8nVJWmrtHc97ZGXCh53Pv zg6DwiWQ9cdzykozLxQPhnOOJqfq3DJ30S+LzZiFOEApi84r4iCktBXf3Z+wmARUxvK1e0d8896R cyRbFwyx1Ikpq4q8LLHWcjSa0Yidfa1UikmasdBsQC36lFIShd4ptxGw0j6kAww8ybv3+yx3W3z/ S5dImoIottzfVra7ePn2tUevfNsYcxr6qZXhyRtrfOkrt3iwPeHK5Z5rAWvL1vkur76+zcHRnIVO SLsTEoV+TfNyPzNJApIkYDYv8X2nep1OS4QUNJKQeeqi0Tuxz7zQzArN4bRkoxthgV4jQFvLJFOE Hnzxrft0koitxQ7v7I145W6f80stlFbMS4EnDKEv0FYyLxRGCIwXMS8UP/3MGreHOa9sT3l9d8Kb exNiT9IKPRYSn5VmRCv2iQKfTuK+vn1vTloo9qcFV1oRR7sH3HzvATZImJaa/fGMB4M5h3OXKxBJ wWBeApafePY8Lzx+kW4cg9WM0hzfuCveW/eH7I5Tbpxb59WdEa88GBCFPptLLd7dGZJEAVJKJvOU xYU241nK8kKH0WzOcDrHAkVVomyCFKCU2/5D3zudw0j7UPEXRwF7h2Mm05w/82NPsLnVBK+k11vk N/7N++lzL33sd5eXFw9ns1NyvK+NpdOOuPbIMm+9fcjqapN2M0QjaDYiFrsNbt8bsLrSpDMpaTYD oig4IYgEgaDVcgsAXFcwzxVC1OemJ2j6ksCTRAFklWGSK5qpz0LixA+rrciJRzOFmaX87pv3+Mnn r/Hhiyv80ldv8s7uiKcvRygjmZWSTiSIfIFvIBceLz19jamS/PZ7O/zsx87z2cd6vLU349ag4O4w 484g492BxffmDgwhoJuEPLfZ4fsu94iigLw0vHkw5/2jOTujDISsMw8twmoeWW7w2HqHO0cphTJ8 3/VzvPTkRTpJhCoNpgKkQYaW8STj99+6z6WlJsNc8cq9AVmhiH2PvNKEge/UUmWF73u0Gy4ebzid s7HcwxOS/thBMGXdQSsqRbeT1Apgl4F4Rnjl7HeV4p1bB/ypH3iSJ55YwosUURTy5ht7vPvecPI3 /uYnf10pFxl7/L3es09v/I9SCha7Dfb7Mw4O5mxudF1PXwqaScjtu0cIKVnoJMSxRxT77oXVY0Zt LNNpcTIT2NmdMpuVLC026fcndEKPeanpJAFpYUgiF/IoBIR1b7zbCKi0YVYoBrOMo7TghasbhBL+ 6P19HllpE8fhicrV+TMtwnPO3RuXN8gI+bVv3mOz2+BDm22eu9TjM09v8ic/dJ6PXV3ifNslgM0K zaSouNmf853tES/fG/IH9ybcn5YUVhLFIRdbPp94dIWf+MhF/uIP3uCTT2/xxXf69HPNX/zMU/zA U5dQVjqcnnWv45jT+6+/8R4Pjqb84GPn+J2399kezLm43CYvNf1ZTjtJmGc5hVIIBIejCb1Ok1mW M89ykiikVJpOs+kGZdZQlhW9bsJCOzm5FZzlOHie5JU37nHjygaf//EbhE3lQr2ygH/wD7/Ej/zk n/tnP/n5n/gXUkKjkZDUv3yX9mUIfI9nnjjH7/3Be9y9N+SRy4tobWg1QzbWXY2wdb7LQiegkQQk jaCeC1gaDXcMjMcl1tgTC5MnhXO5+JJAS7Q1LDTcYthcjDgYlwSe0w6U2rDeifGl5Ghe8NqdA9pR yE88e5m3doZ89b19PvNMgyjxyLUjgbvIWgjQZNmcj1+/wEIz5psPDvCaEZcbDZp+QLMV8ez6Oi9c v8gsLdgbzrh3OGVnVnBkAogbrK0t8sjWKo9v9Fht+hQH++jxFOuHfGt3xr//+h2uri3z5z+5ThL7 DGY5xlhC41rj1NqGN+7s8517fT52ZZU3Hgx5b39MtxHy2HqH7VHGW9sDVH2dK5RCW0Mrjtg/GhNH If3xjLys6nPf0IhjRvOUMPAZjOakecGlC4u1PM/duqLQ5972gCgI+fEfvk7S0SgDVSr5D198h7i3 ee9nf/a//JvzNKUqy4duEf7yUsLBYYoUhuWlBk9eX+dbr++wttKi2QwwFi5eWGRnb8p3bx6wvBiT poow8uv2pJOKtVsh83lFlmonM5eOO5QVChV7tOOA/rRguRUwSl2UWzvxGcwrVjsh1BSx5VaI7wn2 JwV/9O42vcTnBx7f5Atv3OXW7pDrl9awUpCVhmbkPIRaQOJZ0mLGtXNdNnttqArGuWKeF/gyZ186 O3V7ocXWlfM8dj0gSiJa3SXaK8vITpu8yskODpnu95nnFQeTkjfu7bE7KXhyo8vjG4soaxjMypqv IwjqxowVsDeY8tV3djnXaVBUmt9/94DA80hCj1JphOfTiCPmeUkcBSRhiC8lURS4Hom1tBsRUnon CawAlVJorUnihDR1SSuLvQRrhUtJTUuOhik/8kM3OH8xpjQV+Qxuv3PEq28dFX/lr/3N/3lpqTdI 52lt/zuzAM5vthhPCsrK3TuvX1tlb3/KN799nz/24mWQlmbic+Vij7feOeDShS6Nhk+zGRAn/jE7 gXYrZDjKmc/ViXG0qhRCCtLKsBr77ipYGZLA42BacmExZpwpxplmMQlQ1mCNZKleBDvDnH//5n2S 0Of6xhLfvtdnvddmsdumUoZKOmhEYdxO0PL+/7rOJMay7E7rv3vPufO9b454EZERkfPgmlyeusp2 t0233Q00g3rYMJgZJLMCxIpVLpCQ2CE1G5oFoldNgxAtkGhMY3qysbHbVZWVVVmZlXPG/F68+c4T i3Mjsmy6U4pVSi+Vcc8795zv/32/ryYtMwohKDWLvBZoVUlZlWR5SZymLJcx45MJlmNj2CamOcK2 LGpqsjQlSxKKskLXBcu4JLAtNrttPNsgTLNmZK1ayITWXH81jWUU8/6zMfMoZ7vj8j/vH1HWGsOW zSLJ+PBgBrpBy7MZ5SvSvMC1TKQu6AYB81WCa5n4rtM4qROiJMGxTaI4ZtBts9HvcjCakGUN6kYq Mej+oxGffnWTt9/eoKwLsgiO9zN+8O4hP/Ozv/hff+kv/8XfBmrbsf+/gI+e5RUb664COzUBgy+9 dYnFKuHegxOErpMXFRd3uniOycMnExaLnOUyPQ8kCKGmg55rYhpKHNI0nSQtCDybUlM17j3PYBkX 2IbOIi0pqpqttsU8yonyEimUSJMXJV3XYKfnYEidb9/bb9iEOnefj6gKZTpMciU+2br6NtaljqlB S5QIKtJakukmpXAozIDM6lDYHaRho5cVZZyQLJfMJzPGozmTecI8hlmiM4kgR9LxPWRT3VpVjSxb qbiZaLoBozTnZBpy/3CBIXTe3ZsyDGx0HeZxyrBlY5pKwj5j/Od5QRgnhGmKY1vsbA6QQqhIuK4+ PytKllGCZVps9DrkuTLv6g3WxpCCOx/tMxw6/OKfvYpl6+iVwf0P5nz/3VPs3rUf/s2//Xd/zXHs cd4YVov8x3/EoNe6vT70KMuKNFVWL8OU+L7FO3f26XRcWoGN0HUc2+Dp8ylrAx/blDiuxGjGxVWT QYvjgqPRiiQqlRRaFAghKPKClmuS5iVxYw4tK7jYd0iLmoNZStsxEJqmMDGAZ0u6vkVeVexNQoYd l8NpyGbLoe27yntAjSVUfl/NvlVm0ZIqq5CWOhUqHFppOgU6R1HO/ipnFJdMUjiJcuZxSVKCkAa+ bZFmlfJEVi+zDnUTW6u1GktqmKZUDymMubM35eOjGUfzhC3P4GrP4cOTJWVZ4lkSXRo4toVrSMIk bboYNNK8wLEtup6rAiC1GuCAitAlWc7uxkARw6JUKYYdl7W+z7sf7uF4gr/1V9/k4sU2VSn4D791 h3fux1Rm99k3v/kP/8Xbb731rSxLy7JUCPyf/JEPHo6pgY11Fyk0ZWVKC3a2O7z+ygYf3Dsk8Ewc W7K12eLZiynv3Dkg8C6pBXCmKevgWBLPM5sBiLKJS6HjeyaHxzFBWbPZdXh6ElKWJadhxjQ0uTl0 SfKSJ6OYy2s2QmjkTZm00DUuD1ymYcH9wxmOIflfH77gr3fbSENQlspCZjUxaalB3BhUPKHopnGl DJgf7R1z9+k+B6cr8lqVXK/itLFfK7DEtc0ut7b6vL6zzlbbV/zksuE5UKOj4Vk6rq0mclleMlok /OH9Q47mEdf6Dq9vBfzx/hypa8RpxSTKafmGegWFauBjGibLSFXzJUnKpFbN6aYpqWtl3izKEtsy CTyXvCzJC5V0dhzJD959Rrtr8I+++UU2N33ufTTiP/6Xe+wfa9VX/8yf+egf/P2/+89/5is/8x+S LMUUath05iOo65fDA/Hqzc3bo9MQaShm/1ktbF3X9Hsex6MVo/GKzfWAsqzpdhyePJtQ1Qo6YFkC 25EqT9jUrD1+MmW5yJBSkOUl/bbLyekKUwpc28A3BZMwIytrigr6vsF6YDIOc+Zxjm9LhPaSNZgW JYPAxrckkzBjfxpiScHNrfXzWfjZ/R6txtDrpqZF/S81XdBtOewMfHq+w0bXZ6Pvs971We/4XOgH </text:p>
            <text:p>XNrqsTPs0PNsbCHY7rYwpWwcPGdYeXBMnbYjMYVOGOcsVgnfuvOCu/sTLvdd3trt8nyWsL9IyUo1 B+64FiUa40VEWVZcGHRICrXbuo6lpnyahu9YTcuqsoCt4oRBu3U+IEqynDTPGU2WDIce//ibX0Qa Ov/td+7zm//pLvuHC37qc6+s/vWv/at/cvPWa/8xSZOGtaBTlRXL5YIiV3W6RZaRZxnScQyKsmL/ YMHmsIVh6BiGjiZAGoI3Xt/ij777mI8fn/LqjSG6ZXD1Up8nzyas9T1MS2BaDYCJCs+VuK48lyrL ssa2TGxTEiY5nZbDoO8QZSWPRysWSc7JMudC1+Tmhsv945CTRcawZTZ1tjWirpmGCWuBy7V1nw8O Znz73guubK5xY7NHlacUmqbAx82CsITC2mjU+JZGyzcwpM32elvdo4WG6ZgYhopdnzWYruYh85M5 o/GSNCuUP09XC9GUOh3XwDQEqzhjMo94/9mIHz0fsd2x+cJOm3lS8OHJkjivSIqajcACTWO6ShCa xuWhT1LmhLHqSTCl5GS6wHcddF3ZxYSuk+Y5lmFwcc3FsyrmYUVRVayihCsX+/zVX3mD5/sz/tvv PODJsym7Wz1ev7HJO+99KP7H7/7+hV/+lV91FvNZLIVBr98jz2L2XuzR6XTp93vnjakiDLPbliWb a0el0ON51cTDNHzPwnNNPrh3hO9btAMb2zaYL1KOT1YM+gGGoeHYBmWhyBYno5AXeytcx2ARJgy6 HkWaM10ldAMHt+XjW4JVmLBKVF+xb0l8W+AYgmlUEGdlMzBpzA0VpGVFYBsM2y5Hs4iDWcj1C2t4 tqUqXhr8a9nEJKWm7uhCKtuZJpWH3/Edev0uly5fYn24xnBjXS2EskIIQRLF6KWKaUtdwawdS9Lx DSxTEmc5x5MVeydzvvXBHlFe8LXrA7Ki5nvPpizSgrSo8C2JawpOVylZBVfWAwJb597+jKqGtbaH 75gsogRTKhpoVUFRVUyXIb5jceuCiyXgaFawihJagckbr2zxfH/Ct779mNEo4vrlNS7tdJtDOPJ7 P/jgpuMG6dWrV+6bppmatkVRFJyenuI4Nq7rURbqhiY++8b27Wd7U1ZhRp6VuI6BbUmSVF010GHQ 89A0jXfu7HNhq4tjG7iuyZPnU8qiYtBTO4EUOrrQmM8THj2e0vJt5qsEx5RkWU6SFVTAoN/GsEws rWIepkRpiWsZWFJX71dDcBrmxHlJy5UNBEQZRLJK1bUPWw4fH06ZxSm3docKpFSVzU6kRqO6rnwL Z/SsdjfA8z10IRCmgenYjZFOJ45TwjAiXoVkYYTRLB71YCSuLZBCkJYVR5MFx6dLvv/4iPcPZnzt xhoaGr/36JRVXuLbStVsOwbjMCXKS3qBg2tKHp8sGQbqQcdZiSV12r7NdBHT8j3qWkEyF6uYzb7P lTWLZVpyNCvI8oyqLomSnNNpTBhnvPHKFlvrAUWhzgiuLbXBoNX5wTsffm65jHjzzU+/H/h+8nIB ODiOqxaApiHe/vyl2xvrAfNFzPO9KZNpxHDYwjIkSZIr31utsX2hwzLMuHP3gN3tLoFrYpmC9z44 oN9RopFtKdJIGGXcfzCm03IZn65oeTbLMCFKcqI0Z2vYRRM6rmdTFgWThbp7tx2JpkHLEbQdg+NF RpRXdB3jfAHUdU1aqlF0z7O4+2LEaBlz7cIaUkrystm2P4G80xpHk2GZGI6FLgVQEYZLojBmsVgS RTFpHLOcTuGMeViDMAQISQUUdc3JdMnx6ZKnJ1O+/2TMhY6ybf/RkwmWKRj4VpMBqInykrKCrm+x SkqyLEWn5jM7PkLXeT6JSfMK0xBkZUleKlVwPF+SFRXbfZ/trsHBrKQ2BWEc0m5Z+J7FdBHx6Vc2 Wev7JHF+zgisa40yC7Wtjb7/o3fvvX14eOK8/vpr72i6Hk2nUyzLxnU/sQBuXlu/LaXgwmYbxzY4 PF7wYn/G9oUOlqVw43nTWHXzxpCT0ZJHj8cMBy31j6cld+8fsrPRwXEkpiFIs4L7D09pOS6j6QrX knQak+V0kWBbkkHPp9Z0PMdgvoyZrFIcQ2BJ5Q7ueZJhYPJikhDmao6A9pJJkBXKoNJyJff2Rtzf P+XCoEvL88jK8hxSWTfmzaKqSZKCLCsospIkyciykihMiMOUMs1YTRcUadEALzUqTSMrS+IiJ6tK ZsuI8TRkPF/xvccn7M0V2mWeVez2PTRqlmnBPM4pqpq2Y9ByJIs4wzd1funTPXqu4O5hgm2ZjFYZ g45PmqnsYF6U5ypgVdfc2ArwbZ3Ho4KiLggCA9cxGU9XfOHNXfodl+UqO782nyNiq5pwOWF3e834 4Y/ufun3/uC7u1/9ylfesSxrCvz4DvDqzc3bdXOP73dd+n2f0emKZy8mrA0CPMekLKtzU+grt4bs H8w4Olkx6HlsDtu8OJhxOo1YH7SQhvrm3P94jNSVISTPcrqejWcrHWA0Del1PGxTIk2JqdecziKi rMI3RTNDqNkITNZ9k2enCWFWqduB0M41h6Kq0Jvzw/Fsxd3nI4a9FoNOQFXr5JVy0ZaVRl5VxKmC YYRhwmqZsFqmJHFOGqUkYUKRKQdRUVakeUGc5USNNT1KSuIkZxHG/PDpMR8dz+l7Fn3fpu0YvJiE jFYq/iV0jc2OTVmpWNiVgcPXb7XZ6ZqYUvKdR3N0YVDWcKHvsr3WJs4rwjhRRZCWhUbJGzs+UVqz Ny04na1o+QZ1Da/d2sB3LeKkaKhqqshBq1/W91ZVzWo5Y2erx8Hh6LV379z7wvXr135wYWvrREpJ kTcL4FM3hrc/OdXzXZP1QcDxaMXewZRux8VzrabYoKYVOGxtBjx6OmK2SBiuBXS7Dg8+HqmqdN/i 6HjJxw9PsQwDxzbYO54pY4dtsNYPWEQZp7MV7baDaUg8z6IuS06mIVWt4VrK9JCVNRe7Ni1bsj9P WaUlni0xhTiPRShKi4ZvS1ZJyrtPj0nzEt+18R0HTZdqEdSqG1gXAiHEeU/wmYgldKVgVpXC5hZV TVHp1JpiGBRlzXQV8XsfPOPd56c4psS3JHFecrKKETr0fVUeCZDkJWFa8pmdgK9ebzFwBYsMHp9m PJ+mdLoBYZyx1XXY7Dl0fJu1to0hDZZxhtAqLg1cTlYVB9MY2xRcvzLgwlZLCVBZqcyAjQBWlfUn Gt4VDKKqIVotGK63ODw62fzjH929tXvx4ouLu7sHeVaUtVYjXrmxcfvHkWIVpilZH/iMT0P2DmZ0 Wg6twIYKqqKm3bYZ9D0+vH9MlpZc2u6j6zoPn4xwbItne3P2D+a0A5u1bsDxeKnm2YGD69kM+i0O R3Pmi5iWb+M4Fp2WTZUXHE0iNE3DNYWaaFUVV/s2vinYn6fMI6UTmFIoZqDQlXVKg8BWRdIfH4x5 eDAhzjIC18JzbFZpzjLJmIUJ40XEKskIk5TZKma6ilnEKZNlwtE0ZDSP2Z+seH664NnJnEeHpzzY H/Pd+3s8PJ7Q8y0Gvo0pddBrXEvQtg1MKZiFOdMoxzUFX7ra4Qu7HrahMU3gYFHz3Y+n3Ly1xeaw zcNnY4Zdl0HLwRDQCyyKSuNwEhHFCZqwOI1qDsdTLEOwOWzjuZK8KH8CBNOwHOpPJEUbnA6aThit CDxdr8py9//+8O5nLMueX7t25ZGu6bl82QnwySRJiWUZvP7KFj989znf++ETPv+Zi1zYbJMkBbNJ ynDQ4qffvsz//N8P8D2LS7t9VmHKRw9P2By2KKuKJMuxTMnGoMWj5yOSvMbXdVzD5OblIXcfHPDh w0NuXt6g13G5fmWTrICD0RxT1+l7JuOwwDFzrq05aBr8nycLno4iLg1cLEuiS4FpqrNKWZT0fYNu bTAJI/77jx7w/QfP2V3rEXgOWVGxiBJmq4isMWq+5Ou8LLo66+EpK3WYsw2BY+qYAnb7LnZj6MjL SiWbGlv98TJmGRdcGri8seVypW8iBYyjmkms8cHeHGyTV25ucjJaNiKV8u1P5glRWmIKaLuSZ8uS UViwWEVUlTobPH1xiuuvqWRx/ZLOrukgpLKlf7Lt7cykK5DEYYxtl9Jz/U//+r/99X95Mhqt/41v /PV/Iz51Y+O29pMlMU3IwzTUTGA+T3j6XFmaui2XLCvI8oqdrQ6+Z/OH33vMet9j50KXg+MFeV7R 8m2e7k24tNvDd2wWYcIyTrmw0aEoSjzHxjAEB8czRtMlpmHQbvt02g7LVcLxLMY2dRwpWCQFptS5 1LNoOwZ7s4TDeYpv6metV1iOVNSRUglBLVvSdhUX4Ggy4/nxKYeTKYswpK5LtLpEa2AqenNx1FF2 M8vQcA0N39bp+QZdz8SWWtOUolFWKsFT10o+DtOC51PFP7jUd/jsjseFjso5jCMYrWqen8Y8OF5y 68YGFy/0+NHdFxwer9A1+Mz1ddImyyCFYhOfzCLCJCOKE25c3GJ7rc90uaQ/cDEN8eO1fpzV3fMT Oc4fD5WkRU6ZLbXNYS/43W9/5ytPnjxri9dubd6uzvLkTfL0ZeYfXMfg0m6PwLe58+EBZVkT+BZp WhKFGVcv96nrmu+/84L1gc/2ZodnexOCwGKxTBBCZ2O9hdQFe0dzTFPSabvkZUHLV5an02nIaLKk rmo6bYdOy2W6iBktEhxTYAnBIi2xpMZW26TvmRyvck6WGZYUWIYimJ2FIeqmaElDw5Y6Lcek41t0 XKspdZb4tiRwJC1X9QS2bEnLMfAtiW3oSNEsLpRh5gx9YxhK+ayaRrTxKmW8zBi2LdYDk8s9m74n yMqaSQzjVc3+LOHhaYxpm7x5a5N7j465c+8QIXVmYUYvcHj98kA99LTkcJYxXcakaU6/43Ntd4M4 TYmzlI11H9mcVX6M3tIkisuqSQj/CV2Pui7Is4IkmnLr+q7xznv33hZ/6es3buelaqxWMwJFDOUn sPGdlisnUOwAABJQSURBVE235fDx4xOWqxTfU9m8xTLh+pU1wijnwcMTNgYBa32fZy+m+L7NfBHT bdm0Wy5lWfP4xZhB11fFEbVGO3DQdQijjDDKSJIMz7Vp+RbzZcLpUi0CQ9dZpRWG1Oh5Bn3PZB6X jMMMwxD4jkGRlyzCrIE0N0C7cw6UytFXtZpClpVSPvOypChLRTwvq09U3dVU9cvWdE3TsG2J45rk ecVsmTFaKq7/Tt+h55tQV/iWIMpr4kJjmcLTcchxXOL7Nv22Q5ZV3L1/gOeaeI6N77jsj+a8eW2d fmAxWiQcTBJWUYphCC5urjUiV0WaZ6yveQgpVD+C9jITpOka0lDYmKr4k+PhanSvTKXz2YjrV7YR v/yLN297vkDXVXFUUapfln62GzTx8aKo8D2LTsfl8GTB6HSF7ym+Xhhl7FzoEkYZL/anbA3btAKb /aM5WV6S5xXdtkvLdxhNVpyMF6z1/AZIreRmXdNI0oKyUvUyZyDEVZQyDTNMqavpWlZhCo22o77B cVZzskhB1+i2HE5matGooMtLgJLQ1bRQ1zVsR6qCTENNM01TYpgNLPssk9cknzUUIs91TaQhmc5j Dk8jpVI6BmuBiWMKlkmhMo2ahiYkYVbz0dGSWVqy3vWJGt0hTgsFfgRsw6Ttu0yXCSezFV//3EWE EDw+WjFdRgzaDoOOx+k8QugaFSWDgYeu6+eh0bMdW2v+b3CG7+FP5QQIXUCtMZucIr7+1Su3DUvg eQamqYOmGr6LvDqPMp+RKYqyxnUMel2P2SLm2d5ErWTXJM1y1gYBUVxwcLzg4nYX2zTYP1Y2Zc81 6QQuhhTsHU9Z6wfYpqHKEoU6CEFNkuRomobT6A9ZXrAIM8KseT9KQdK0egS2xLUEZQnHs5goLxl2 HcqiIk5LsqIiKyrSQt3ti+ZbYxkS05I4jrqCuq6B7RhIQzRR7zOrm8C2DSxLJYb2TkLGCyVtD1o2 viXOfy95qWraLMfgNMx4cLikKCt2h22ipOBgvGJzqMS20WTF69e3mMwjjk/nmNLgcBLimDq9ls8H z06JkpRXL3ZI85ooraipcFxBt+ud1yOcVfmcQSHKs0UhXpZHaH9SyLRRRzVdIL7+1Wu30ZR44bgC 15GYliooyFL1iULXz3ebsqyQUmdt4FOWNfcfHmMIQbdtUxSKN5RmJftHc67s9pFCZ+9wTpxk9Doe 3bbLaLKkqqDf8SmaWJmUOrZlIKVgvkrI8pLdrR5SCqIkI0oKVmkBOniWJC8ramoV6TIVbWO8SJku MzqugWsqC3Zdq7AEoMwoWUWY5ERxQZwq/TzPK7K8Ik2VSggahtncLvKKw9OQvVFIRc1m26blGuiN mbasa6RQ4EZhCJ6NQ/bHIYEp2On7lDU8OV5y8+qQC+ttPvj4iDc/tc3WRoc79/cJHFf1JWjw+GjB /f05iyjBt+DNS12O5zlppZHlKf2+S7vlUJX1OfZNazAh1Vlzq372vtdetrprTe1PMy2t9Ze1EOIX fvbKbQ1VSqTVGpYh8FwDzzUwDMhSFYM64wNqZ9UkZc36WkArsHnvwwOiOGfQ96ipCTybqtI4HM25 uNVDCI2nexOKqmbYb2FZBk/3x7QDB9sympl7jSFUNGrQ85jOIg6PZ3zq+iZb653zqpnpKiNqBCHP UrkDtYB1PMugLCuO56nyM/gqCRRlymljmzpWU69SFOqBL1Yp82VKmhUNgFEipLKzHYxDXoxWZHnF WmCz0baVStkklw1D4PsWfmAyXmV8vD+nzkt2ujZ9zyQpKh7sz7m2GXDj4oB3Pjpke6PN517b4ff/ 70Nmi4RO4LG9PiBMVFvoPFTdgK9e7HF1YDFe5KpBLM/Y3mxjNzvjGdL7DNF7pguIZgCm6U2hxznc Q3uZIj3vetAQv/BzV2/rZ6fIxm+u6xq2KXA9tU0WZUmSVucr66yTpMgrWoHNxlqLx89OOR4vCXwb w9CxTQNdF1RVxXo/oChrnrw4xTQluxtdZsuYZZjQ73rnmfi6sTmbhmS4FrBYJTx4MmJjrc3uZpdu x4OqZhZmHM0SfEvQ9w1sKSjrWnEEDEHHM8mAWZRj6DqBo2b9eVmfu4zOkLi2JWn5asCiS0GY5ByN Q45nEVVd0/dNNrsOfhNj0zUNy5J4gYXrmkRZycP9BbN5zFbL5ELHIS2UC+jxKORiz+bmdpv3nowJ PIOf/8oNfvc7Dwg8l0HHZ+9oSq8dsD1o07JKFlGO51i8fXOIo1W8mGUs0hpDwIXNDobUXvY0V58I hdLwlRpCe1U2Zb7ay3Vyzv09H5KB+HNfu3b7bI5+3hiGOgsIIbEsgeep6rI8qyiLJrHawFzyosKx mge2TNg7nCn/oGNiCnm+Crst5Wp5uj9hrefTa3nsHU3xHBPbUoMeKXTqCsoGOLA+CMiKksfPxpim ZK3nM+z7uJZkHqY8G0cskgJDaniWQqhGzcxireviugZpURFlarZvSrVjmIZ6t7uu+jEMwSrOGc9i wjjHEDqDwGI9sBoDiIY0BbZj4rgmwhCEWcHeKORgFOIZGreGHo4hOFqkHC0yxquMCx2L17Z8Ptpf IEydn3t7lz/+4BBNM/j6l2/y/kcHyLrkCxcddnuCqxe6hGnJ/umKm9sd+o7O3qxgtErptSw2h61P VHhqL4uitPrl9b05ANZlfd77pOnaeQfk2eFQ15SLSppSbyBPTe/cOWtIo9ZqpNTwPBPT0vFcyek4 YbEqKAplNdJQ/nXDEHzqxgaHx3Oe7U2ZzCIu7wywTLVlCaFz8/KQLC+5+/Ehn3tth37P42g0p+Xb nL2ihASt0qnKmrwqubIzwBCCR89GpGnOzlaXrY0ulm1y7+ERp8uYsqyxDJ3AFhS1SjCncY7QYBCY lDWqsj4piPMKTatouxq2oVNlCveilxUtSyCFobQFU0eeGUmETom6gcyXsepATktsqXG579L3JYso 52CekTZWr42WxaubPk9OIrAMfv6nL/LwxYzRKOQbv/plvv/uE0bTCN/UcUXJZtekNl2VkGqmr+gS zTDQ6pBWoEgtZ54KvXmKijqo/394mLPrb90kuTVNeQINqalF0rxGxN/5K6/crquzldSUKZ7t8s2n arrqDDBN5YxRQkTDBzxvblFLq91S8aWT0yV7RzNc28R3bapKpXmGgzZP906J0pztTaUc2paB5ypv vqajShx1/bx9tN1yMA3B3uGUOC1oBy414NpK6dPKCk3TOV5mTKNclUoJnTSvyPOSqmxWfeMdFOes 45K8UHrAGfRCa6690lDUriirOF1mHIwjDschqzDHlkqm7nkmltDYn8YcL3PsBqIRWJLr6y4n04SF pvMrf+EmB6OQO+8d8nNvXSOq4A++/5Ar20Nmq4w0K3j1yjrSNHlyOOPx8YLXL/YwTIs7zxesophr u+u0WqbiE1UvzwC69omH/4l7n/aJAMAZPM51JIFnYJlKCyjKCnH1Suf2xrpLv2er3HtVUmt18/7Q XhZEovJnUghsQ2BbTZVMY2HSmubCqgLbklxYb5PmJfceHVFVNb2Oi67p2Jak1/H48ONDLNOg5Tvs H8/Y2mhDWTWvjKYbQKoAbFmqxEzg2+wdTpktYxxLMposyYqaWaxKKIeBhSF10rKmOEOjSp2sObRJ ob+cmdf1uXaelUrXz4uKJK9I8pJFmDOeJ4xmMfOVagvreSZrgUXgSKoaRouEF9OYrGyyjYV6MFsd VQ3/fJXz977xGcaTmG///mNev7bOlRvb/Pa33ufCZputtR6TWcKzkzmv7XTptSzuPJlwNFlxbSPg cJ7x7sMjNA2u7AzwfIO8KpTQ1VDCK/70P2dXQCEFLd/A92RDea/Om2GE45q3f3TniGf7M9otk/U1 F6nrnygF1xogQUOcEooMYkrRAA0EOjp5/nKoUjXVsFtrLXptl8fPxxycLGgHNo5tqocZOHzw8SH9 jkec5sRpzsag1dzVX0KODFMJQEVR4lgm6/0WBydzprOQa5fXEUInSgpmYUaalay1LIaeSbtpChW6 jmMJfM/C91S83TJEIyypLdEymibx5oBkSB3DVAJRyzEYBDZd38Q21WFzHhUczRLyoqLVOITjJkPQ diXCFOyHBf/0H3+Z+Tzht/7zXXa2utx64yLfe+85y1XCW5+9yGKVYhoGo+mKk+mSL39qg4dHS0bT FY7UeO/JGF0YdAN1ffYCg6I5H4nm4Z7h4rSXvb5NmZWqk7UtQeAbOJZa/LLhNGSZWgTi9j/7mdu9 rstikfH+h2MeP51jWjrdrtWg4BrqVPPBVXOPlEJXhyqpYZrKclUUilWvNasnL0p812Jj0GYVZjzZ O6UoSwLPYq3rI4TO070J7ZbD0WjBer+FMqhW5+8hTQNpKqkzy0uk1Lmw0WGxSnlxMGV3s8uVnR6d wCHMSg7GCvSUFWr7L8qSqqwpclVYqaGuuqah3EumpR602SwK0xAq3aQrIlddqWLtRZxzuko5XWZE aYFt6rimjq6LhnOssdF32L3YYVVrfOOvfRpdh3/3G+/Q73m8+sYu00XMe3f3+dLnLyEMJe9KqZMk FQ/2JjimZBGXjOfKIdUOPDb6PcbzhH47wGvJZndWZ4AfU//O+/vUTm2ZOq6tdJ2zZtG6OTecZSjS rEL8+a9duT3oe1y/2uPCVgtNh4ePJzx6MgUNPNfAdWRTwqhWWV1pDe5UxxISIbVmMeiUhdpaz14f eakUvOEgwHUMnh9MOZms8ByD3c2uCmGOl0ipE8UZw0Hr/PQqhX7eeVNXNZsbHhcvBSRJSeC6lFXF 070JANvDNltrLYoaRvOYuFRWsCirWCUFq0QRwlZJzjLKWcY5yyhjHmXMw4xFmLGKcvX3cc4szJlH ObMwYxZnLOKcoqowpdo1HEPgOha1phOnBa++us6nP73JJMr50hd3afkmv/lbdwGda9c3CHyLOx8c 0O24XLk0II4VO3m+jJlOIjQ03n9+Sl4JorRgd83jz791nbtPJ2RFyfZWF7clGlqoam6huetrzfVc NhwGx1IP3rZEQ3p9+SLXtYZr2HyzxVe+ePF2kavrXSsw2d4O2N4K8ByD0Sji8GiFDrR8U1Eqz8+J zfu0Ehi6eiUYhkLI1tXLMgntEwjzVuCw3lfc3ScvJmi6xrXdNU5nIZNZRJzmuI5BO7DVvbYpe8yy isA3+Km3Nrhxo0srMFmFGbqm9PzD0YLRZIXrWGxvdDGkYBWmGFKn17JxLbXtG4Zo7FJn2NaXB+eq 8Q2qw1FNViq+cVqo3ci1JIFtEDgG620H37NZpSVhUvDzP3uZL769w90Hp1y90sN3Db7zneeMJzGb W112tjocnSw5Plny+qtbalKpaeR5xaNnp6RRgqHVqkugrjGF4M9+bhvLNPj2u89Y67UYbvq4gWoL 1Ti79qkt33UN1gY23Y5F4BtIyfkM5ydF4HO451lLXFXBYpGdq1+2I3AswdXLbba3AmazlMUyIc9L pCnU6pOqX6kq1LSsLiSg45kC0VIASTnVmC0ytBKqBnKkcvGSV65vcjxa8uTFKfNlzLVLayzDhNFk xePnY7otB9dVzJ2qUlvaZz67zsaGpzDxmx6djsnd90/5+JGG55rsHc54/8EBl7Z7bG/2sCzJw6cj 9kYrei0bKtWVq7b75lvT+AuLSsnBSaakY6nrSEPgaGqc7NtSKYh1jevaJCUcjEJ81+Bv//Kr3PpU n3//m3e4cW3A9mbAo8czDo5CXM/h0o7iLCyWCe22g21KFUUTWiOwldza6uGLiONZSJ7n9DyXtY7H u4/HZGVFJ/CQlqqDUWNu9fs/2+7XB82D1wWmqZEkJbNZrgyjRXk+Kj4rhq2bW1GtgXzwaBIO1zxM U5JmFXKVY1s6liUwTB2/ZeAFJmVek6ZFXVdoZ3x/QZML1GqKAspCw5IWuicwhEQXEfN50tTQ1U2t jKIbbg1b9Hsu9x4e8cGDQ3a3eoRRxmgS8uj5Ka9cHzbvqYLPfn7I9ZtdsrRUKpem2ERvvb3B2tDl 7vuntHyLo9GSB09O6kWYape3B7zxqW3uPz5iFmZsDlosFiHjady8mhpGcvN+NISubjemEosMKWg5 AsdQh8xFUmK4Tr3M0UbTiKuXevzFP3eNzQsev/4bP+LG9T5vvLbOySgmLUpqXeONVzepq1qxATRY 73vKf3h209HOwFk5X35zjbCy+T8PRgitJAxjHu1PCVwXxzEwTY0iU8TwWlNCjyEEtiVo+SaeazQF 39SeKzXHMejECtqxWGaNigtl+fLGqOsa/w/M/pivc2Dy0QAAAABJRU5ErkJggg== </text:p>
          </table:table-cell>
        </table:table-row>
        <table:table-row table:style-name="ro7">
          <table:table-cell office:value-type="float" office:value="719082" calcext:value-type="float">
            <text:p>719082</text:p>
          </table:table-cell>
          <table:table-cell office:value-type="string" calcext:value-type="string">
            <text:p>Sheppard Amberleaf</text:p>
          </table:table-cell>
          <table:table-cell office:value-type="float" office:value="1" calcext:value-type="float">
            <text:p>1</text:p>
          </table:table-cell>
          <table:table-cell table:content-validation-name="val10" office:value-type="string" calcext:value-type="string">
            <text:p>DRUID</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float" office:value="0" calcext:value-type="float">
            <text:p>0</text:p>
          </table:table-cell>
          <table:table-cell table:content-validation-name="val11" office:value-type="string" calcext:value-type="string">
            <text:p>QUARTERSTAFF</text:p>
          </table:table-cell>
          <table:table-cell table:content-validation-name="val12"/>
          <table:table-cell table:content-validation-name="val13" office:value-type="string" calcext:value-type="string">
            <text:p>LEATHERARM</text:p>
          </table:table-cell>
          <table:table-cell table:content-validation-name="val14"/>
          <table:table-cell table:content-validation-name="val16" office:value-type="string" calcext:value-type="string">
            <text:p>HUMAN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in the field of astronomy.</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AXtpQ0NQaWNjAAB4nH2RPUjDQBzFX1NFLRUHi4g4ZKhOdlER x1qFIlQItUKrDiaXfkGThiTFxVFwLTj4sVh1cHHW1cFVEAQ/QFxdnBRdpMT/JYUWMR4c9+Pdvcfd O0BoVJhmdcUBTbfNdDIhZnOrYs8r+hACEMaQzCxjTpJS8B1f9wjw9S7Gs/zP/Tn61bzFgIBIHGeG aRNvEM9s2gbnfeIIK8kq8TnxhEkXJH7kuuLxG+eiywLPjJiZ9DxxhFgsdrDSwaxkasTTxFFV0ylf yHqsct7irFVqrHVP/sJwXl9Z5jrNUSSxiCVIEKGghjIqsBGjVSfFQpr2Ez7+EdcvkUshVxmMHAuo QoPs+sH/4He3VmFq0ksKJ4DuF8f5GAN6doFm3XG+jx2neQIEn4Erve2vNoDZT9LrbS16BAxsAxfX bU3ZAy53gOEnQzZlVwrSFAoF4P2MvikHDN4CoTWvt9Y+Th+ADHWVugEODoHxImWv+7y7t7O3f8+0 +vsBH6FyhV7JXNgAAA/NaVRYdFhNTDpjb20uYWRvYmUueG1wAAAAAAA8P3hwYWNrZXQgYmVnaW49 Iu+7vyIgaWQ9Ilc1TTBNcENlaGlIenJlU3pOVGN6a2M5ZCI/Pgo8eDp4bXBtZXRhIHhtbG5zOng9 ImFkb2JlOm5zOm1ldGEvIiB4OnhtcHRrPSJYTVAgQ29yZSA0LjQuMC1FeGl2MiI+CiA8cmRmOlJE RiB4bWxuczpyZGY9Imh0dHA6Ly93d3cudzMub3JnLzE5OTkvMDIvMjItcmRmLXN5bnRheC1ucyMi PgogIDxyZGY6RGVzY3JpcHRpb24gcmRmOmFib3V0PSIiCiAgICB4bWxuczp0aWZmPSJodHRwOi8v bnMuYWRvYmUuY29tL3RpZmYvMS4wLyIKICAgIHhtbG5zOmV4aWY9Imh0dHA6Ly9ucy5hZG9iZS5j b20vZXhpZi8xLjAvIgogICAgeG1sbnM6ZGlnaUthbT0iaHR0cDovL3d3dy5kaWdpa2FtLm9yZy9u cy8xLjAvIgogICAgeG1sbnM6eG1wPSJodHRwOi8vbnMuYWRvYmUuY29tL3hhcC8xLjAvIgogICAg eG1sbnM6cGhvdG9zaG9wPSJodHRwOi8vbnMuYWRvYmUuY29tL3Bob3Rvc2hvcC8xLjAvIgogICB0 aWZmOkltYWdlV2lkdGg9IjEyOCIKICAgdGlmZjpJbWFnZUxlbmd0aD0iMTI4IgogICB0aWZmOlNv ZnR3YXJlPSJkaWdpS2FtLTguMS4wIgogICB0aWZmOkRhdGVUaW1lPSIyMDIzLTA5LTEwVDA4OjMx OjQ0IgogICBleGlmOlBpeGVsWERpbWVuc2lvbj0iMTI4IgogICBleGlmOlBpeGVsWURpbWVuc2lv bj0iMTI4IgogICBleGlmOkRhdGVUaW1lT3JpZ2luYWw9IjIwMjMtMDktMTBUMDg6MzE6NDQiCiAg IGRpZ2lLYW06SW1hZ2VIaXN0b3J5PSImbHQ7P3htbCB2ZXJzaW9uPSZxdW90OzEuMCZxdW90Oz8m Z3Q7JiN4QTsmbHQ7aGlzdG9yeSB2ZXJzaW9uPSZxdW90OzEmcXVvdDsmZ3Q7JiN4QTsgICAgJmx0 O2ZpbGUgdHlwZT0mcXVvdDtvcmlnaW5hbCZxdW90OyZndDsmI3hBOyAgICAgICAgJmx0O2ZpbGVQ YXJhbXMgZmlsZU5hbWU9JnF1b3Q7YXZhdGFyLnBuZyZxdW90OyBmaWxlUGF0aD0mcXVvdDsvaG9t ZS94ZXJvY3VpbC9Eb2N1bWVudHMvcHJvamVjdHMvcHlycHMvYmluL2VuZ2luZXMvZG5kNWUvY3No ZWV0L1NoZXBwYXJkX0FtYmVybGVhZi1EcnVpZC03MTkwODIvJnF1b3Q7IGZpbGVIYXNoPSZxdW90 OzA1YmRiMDVjYTA3MTZlODc4MzBkOTVmY2VmMDE4NDQyJnF1b3Q7IGZpbGVTaXplPSZxdW90OzEw ODcwNiZxdW90OyBjcmVhdGlvbkRhdGU9JnF1b3Q7MjAyMy0wOS0xMFQwODozMTo0NCZxdW90Oy8m Z3Q7JiN4QTsgICAgJmx0Oy9maWxlJmd0OyYjeEE7ICAgICZsdDtmaWx0ZXIgZmlsdGVyTmFtZT0m cXVvdDt0cmFuc2Zvcm06cmVzaXplJnF1b3Q7IGZpbHRlckRpc3BsYXlOYW1lPSZxdW90O1Jlc2l6 ZSZxdW90OyBmaWx0ZXJWZXJzaW9uPSZxdW90OzEmcXVvdDsgZmlsdGVyQ2F0ZWdvcnk9JnF1b3Q7 cmVwcm9kdWNpYmxlJnF1b3Q7IGJyYW5jaD0mcXVvdDt0cnVlJnF1b3Q7Jmd0OyYjeEE7ICAgICAg ICAmbHQ7cGFyYW1zJmd0OyYjeEE7ICAgICAgICAgICAgJmx0O3BhcmFtIG5hbWU9JnF1b3Q7aGVp Z2h0JnF1b3Q7IHZhbHVlPSZxdW90OzEyOCZxdW90Oy8mZ3Q7JiN4QTsgICAgICAgICAgICAmbHQ7 cGFyYW0gbmFtZT0mcXVvdDt3aWR0aCZxdW90OyB2YWx1ZT0mcXVvdDsxMjgmcXVvdDsvJmd0OyYj eEE7ICAgICAgICAmbHQ7L3BhcmFtcyZndDsmI3hBOyAgICAmbHQ7L2ZpbHRlciZndDsmI3hBOyZs dDsvaGlzdG9yeSZndDsmI3hBOyIKICAgZGlnaUthbTpJbWFnZVVuaXF1ZUlEPSIwNzViZmU5NzBm YjBlMDgwOGY0MDk5MzdiNGQ5NTNlZjA1YmRiMDVjYTA3MTZlODc4MzBkOTVmY2VmMDE4NDQyIgog ICB4bXA6Q3JlYXRvclRvb2w9ImRpZ2lLYW0tOC4xLjAiCiAgIHhtcDpDcmVhdGVEYXRlPSIyMDIz LTA5LTEwVDA4OjMxOjQ0IgogICB4bXA6TWV0YWRhdGFEYXRlPSIyMDIzLTA5LTEwVDA4OjMxOjQ0 IgogICB4bXA6TW9kaWZ5RGF0ZT0iMjAyMy0wOS0xMFQwODozMTo0NCIKICAgcGhvdG9zaG9wOkRh dGVDcmVhdGVkPSIyMDIzLTA5LTEwVDA4OjMxOjQ0Ii8+CiA8L3JkZjpSREY+CjwveDp4bXBtZXRh PgogICAgICAgICAgICAgICAgICAgICAgICAgICAgICAgICAgICAgICAgICAgICAgICAgICAgICAg ICAgICAgICAgICAgICAgICAgICAgICAgICAgICAgICAgICAgICAgICAgICAgCiAgICAgICAgICAg ICAgICAgICAgICAgICAgICAgICAgICAgICAgICAgICAgICAgICAgICAgICAgICAgICAgICAgICAg ICAgICAgICAgICAgICAgICAgICAgICAgICAgICAgICAKICAgICAgICAgICAgICAgICAgICAgICAg ICAgICAgICAgICAgICAgICAgICAgICAgICAgICAgICAgICAgICAgICAgICAgICAgICAgICAgICAg ICAgICAgICAgICAgICAgICAgIAogICAgICAgICAgICAgICAgICAgICAgICAgICAgICAgICAgICAg ICAgICAgICAgICAgICAgICAgICAgICAgICAgICAgICAgICAgICAgICAgICAgICAgICAgICAgICAg ICAgICAgCiAgICAgICAgICAgICAgICAgICAgICAgICAgICAgICAgICAgICAgICAgICAgICAgICAg ICAgICAgICAgICAgICAgICAgICAgICAgICAgICAgICAgICAgICAgICAgICAgICAgICA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ICAgICAgICAgICAgICAgICAgICAgICAgICAgICAgICAgICAgICAgICAgICAgICAgICAgICAgICAg ICAgICAgICAgICAgICAgIA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Cjw/ eHBhY2tldCBlbmQ9InciPz5mOsSgAAAABHNCSVQICAgIfAhkiAAAAEl6VFh0U29mdHdhcmUAAAiZ S8lMz/ROzFWw0DPUM1DQUMjJTCrIS1coSy0qzszPUzDUM9MzMVDQVfAqzUtVMDLUUTAyMDJW0AQA yQEO+wpvSG8AACAASURBVHja7L15sG7ZWd73W9Mev+F8Zz537r49qrvVg6Tu1thoQKIlMQUDEkIG BLbAgEUZcIzjVBwTKIhTcaUoO7FdIRVcxpgYB1zBOAXEYpBlQEgMQupWt7pvd9/bdzjDN3977zXm j+8KC8XFkKo4dQutP9f69qlT+33XWu/7PM/7bsEXx/+r8eTb3twXrtsNdikDpOASXhqUUumB2/Y+ UJSDrzS4H/jIx//gU9/81e94PO8PPjS+caXublyOdVEy12W6PGk2TsbzMnOrG5t7B9GoyHi6YG47 SpUhAJkXqq4HJ2Xj/ovLh89cGZ6/56/Nl/NvscsmTwFQCdt52uUCu2rwIiCEQAPL+ZxF24LyDFXJ RqEpK0GpDIXOKXON+KIp/2zjy976RPnInfv3mmL0zoEIXyu6YxOlSq6NdLpA5HmcjA/3Mh82ytxc KbRaVpnsK8Mp265kdF0KPuF1hm8bMRmfQCTleYkicGITh8uOyaSja1sqk4mtjQ27s7d7JetVcyXl duPswWS+kq3zhOjpmhYpJa5tWcxmdM4SfcQ7S0iRzECpc/q5ZFBJLmz0OdgdonWG/qJJ//Rjd2uU n9kavHe+Ct83femp/Tq2w606iWGVkwuBbh1NW3BmZ5NRXWDa1fnJdI5bdhit6BcZvtBi0UmSl8jM sLeziTaZ6GxAWofTkYQCr5jHSPSBw/FR3sTu9t3BiEobQook51l5S2c7spAo+wMGJkekxPjaVex8 DsaQlEKi0UISE3QddEi2ejmDYflFB/jTjK2NvvjSJx56dztePjJ+6aX3n6TlbVtbG6LuVZApvDIY ERDdkry16LKk3t5guFlRjoYcHk9pTuYcTTpsiDgvmTeRSdOS8JRGUpYlddUDKaCdI6WjqGpc1zFe zZheP2S1ahhkJUlKhFJEJRA+ILRGhECeSXpFhpGKNiRklhAK2uhZOCikIc+hs57DkxXGyC9eAX/S uOv0njy70ftyVWZ/J5fx4s5gUG6PctGsOlbLjrlLBOeRMpIHT2kUpqgRWUk+zBiNNsmGPZaTBZ96 9kWOrh6SJTA6o7GBhe9wviMvSw62ttjdHAFwOFswn89xTYvwiTY5Vq6lMhV1WVBWJZ6IioIoQItE kUHXBq4dnrByK5KUgCQEEMAo09y2WXL7wRZKJaxrv3gC/HFjOCjVxYPtd4Xo/o5tu/tMkUuZ18hk mC0anrt2grUeLSRCCOa2o18W7PQkIrQ0VwO5vsFge4udrQ2k1Ky6jnnnCAA+oYsMrTSzxYJl03B8 MmZzNGLQrzFywLgLWCx5ldMuPPNmSQqBGBMhBrTRyMKgkbjO0a1aXAgooSGCUoqyUCgtQMBkFTiZ N+zv9NAUqC+a+T8+zp4+0K99+OKT3tofMj7dl1eF7OcF+MDJsuWl8QmrGLh48QJnz5xCK8W8WTFp GroQQIJPMFsuWa5WKKXYHPSp6x7GZERg6Ttc9PgYyZXGes+iaWi7jlxpktI472i6lpgShcqJKbFy HSlGfAisbEdVGHrGQIyICG20rJoOFIwqzUZuKI2gV0hCDFydr3Des1OaLzrAf2ycOdhTX/62NzxZ SPnDplncNywzWSiNc55lu+TGdMa14xNGoy0u3naGQV3Qdg2+88SYmHcrus7SdS1L7xAIpPOURUE9 6JNSQqWEURLnPa1fnwgSiIBI4KxjsVzQ2o65behcIDcGoxQxRhrn8CkghKTSOVIAPiA1lEpi3fo3 ZS6pjSKTCqnAush02XB9tsB6/+frCvjaL3/DvoziLdngVNbF9OGf/uc/fen/sfP3huriQf/di/HJ D7rJ0X195UShIuPWMrcJJwRd2xG9x65WXLv0Atpo2tZTK42uarxz2OCwQCDRNC0pL5mOp9BagnMY IaizgpVsabBw8xSIYZ3Ht87SeAcxkgREBPNmRW0ySp3hY8QohVYKEUHGCCKhRaKqClyStMeOycIy KHIGWcbSWiZtS5MEtoVPX5//+ToBHnzFhWGK6dvm08WHjl+8dGGg4sdSZqarpvvD32z2q2K73/+R ZnryeC29rJRk2jqiqql7NY0PzFZLkoiIGLGtY+U8ybo1AKM0jfNAIgIpRITzVL2aAIzHY5aLBToz pATWOmwMSKBX1IQY8CmRSOt0r7VIqci1gZTQSiKFwEZPiAmfIpkxlLkmzyUKUEqiBHghkUgybYDE fNUx71psMoQQcTb8+XIArdSi3+99ZnJ49S4I797c3zl719mDX4spLY8mc84NeuYNjz/6/tnJjW/o KTE4szPgcNpwbRXZ3hyhTcbl6zeYLxcQAnXVpyhypBD0dIbMciLQdB3OO3xKACQBJi8oi4LVcoFz Dp0ZYkhIwKdE17YUWYZC0ga/ftavw3ehFVJKQopIIVBSYkOki54YIyToVxWDsqKxgWXXkqRCC0km BR7HyXTBZNHhkeADnfVE9+fMAa4djnnq2ZeOXv3Gt5zv19UbXbPYt4vmpw7H8+Mz5/eKu88cvD90 i7+5Vedn9rb3xZXJjOdePsRFEEIwns05nk1RQqGlwmQZudb4ziGNJs9zYowIIVBKo6UixIgTiSLL GJUl3gcCCak0MUZiCNjocTHgY8SlQPQOESNCCmwXwHuSFETAx4iSEqM0MSUypfEhYKShKgxJQbAR ApCg8Y7ZbMXcBbwQRBsQMdHvF+wOS+Stasyd0TC7744LF7YPqj/zsw89/sT/0iznH26XS3F841jM pgteccfZNyeVfiAFe2HvYF+MW8vTL7zMsM64MCpRztKuVgyKkoOtbQbDIc5ZUhdIMdE4R9u1xBip 85zdzU12RiN6eY4EzE3IJUmJlOt9l0gsXEeKAa00Nnqm4xnBBZASlEIaResCPgQEEENk6SxaK5SS DAd9dnd2SAKmPpIbzcGwoM4ljfc0XaCNgqQMIkGeGTY3elzYH3Lx1PDWdYDd0cbwVffe9S3f9hfe 8/DtB6f+TM/+2H/7wzd8Nx+fTOeM2y48/vrXDvq69yaT4tnN4YZoOsdzV1/m3PYmD5/a5LaNCl0o TJ6zMRiQ5QajJIXUJA0q0wTvcZ0jCUkQAikEWilyqVEIUkrYtDa6UpIYwtqBYsLGiG1a8JEYE8Jo 4k1ji5Co6xLvAsl7MikpTQYxrteToMxzsiJDCUOmM3rDmnN7Qw42CrQICCkxUiCVpKw0p7d77PZK jJG3bhZw/ej4WBfVb69a8W0HBwff/dzVl+Of9tkb16+x9YZHuTF21Qe+7skvnU0mv3f88pX3Ch+N 0Ibr8xXGwPmdIYNCMl6tsD4AghBu7kafMEKRFBilkQhSAB/XLxznECmhlQEhWFlLz3uEEFjn8Cni QySkCELgnIcgUEYTQiJGT6Y1BwcHVGXJZD4FoBCSGCPWO1wITJYLFOsrKqmMFDWdN5QmsT+oGc+W eNvSpEBuEqWGGD1aFpTmFiaDjmaL+MzVl8cHhNHeHfuCj//pn7337jvE3m33iJevXO3Np5PvvzZr f/34xrX9rCiQVQ/p5pwa1OwVkWUIzH1CCUkIjq7r0EYjhCAqkAmM1kSxzulDa8mVhLoixYhAghD4 EHDe0TrHsm1x3pPUeo0QMJlmvmhRWhG8p94YcHFrlzvO7tFEGC/6RCKTyYTJeMayWZEEiJRYNCtc 8HTWIWKPlTGsjCDPJf2qxHaezCmkSaQYOZksKLSg3hnd2kHgqx999UGl5V/aEum4ieqF7TrP6sxk vm2zvd1RfvbMHofH0/CFz/3kP/57T84b+y1P/8Hvbc9nR8NF294za11+/t572dnZoJ2NOT/Q7G1W HJ4sb0bzmsYFfIjkeQZifRoIKchMhlLrSD3FSPCerKxIInEynbHyHUZJtBAsu442eNpVS55lGK0J rUUoiVASaz1bgz53nT3FK287xahXs7QteVlRljmOxGy1pGkapJT08mIdP1iHDR0JQRKKaWdxPpJJ UEpQ5hk604iUUEESxTqFvKWBoN/7xMefesW5g/+z6239Vw/cdcd7w+Q6h8dj7GTK2d1hvrmz9XOf +eyVf3XH3Xdz9uxBeP6zl24888yzsSjyZ4SQV6VWdx9duyG6FPO9/VNkSjI5GpOHlp3NDa5NJgTr kQKiTwTvSSmSUkIk1gzLzYsnz3NSDKyco1WCRbPEOc/CN+usQEpSTBRKoWVBpQxSSWxY+6f3kbKq 2dzc5K5Tpzi7OaSsFAtrEVIyrDJ8CDAcIjqPt4HWddgU6eucXlkya5drgCgzZBist0QhMMpQlaCF olGKRltSgvF4cWueAL1Mite/6qGLG1l6aHx8+IHnnn3+fu/sHcOevlPDnaPt4Zmr12646cK+Uib5 dffef9/Xfdk73vLE3Xfe9wsf/pUPd7/1id8fP/KmJ9720mc+/cDxtauiX1UUpWExm1H4JY9e3GKV Ir//yRfYHPYZbo24vmh4+WROFzwqCkRMdN6htaGoCkxKLLoGZx1La7HWriFfKRlUNYNBDyEFIUQE gsxoUghM5ks88OoHH+CJx1/N2199D1v9gqZz9AYVVb9PEpquXXI0mdCuPEEK8iyjv7GBqfo0izmd s7Qh4LynznJ6ZUETPcvpkuQTUgiMMUgjSckRQ4Akbz0HOHOwx7d/0/seD+3qf1hMJ+9LpHti8GL7 wt3y/MGOPN0z3SOPPvCTH/nkM99/8d5HFsm7Mzeeefrhqix3sv7Gb4dF99xffu87zykVvuHFp5+5 /ej4iCLPiTFgguWRO3Z4w0N38sxLx7Sd5+Kdp6lG27w8aTgcj1EJWu9x0bO0ln5d0VOGzjmaRcfS dbgYGfX69OoeRZZR92qUECzmc7xQoBVN1zKfzcnynAsXzvLuNz3CV7/5VTx430VsTByejMEnbIjM G8tnr13nhStXaJuOIBJ1VbOxsclgtM1yNmW2mBNCIMRIimEdW5BoWkvjHNZ6UvAotcYHvPNYz63n APfee688f/7Cj6QY3mWFGGWZEkWZU/aGKAFVDPO7Hrj4T2zyvzw8/cAfNPPpv+nGV7pF1zxRVuWD r7r/znjnxTu+6dJzn337M5/+dOaJrNqWXlFw9/ltXn//BURRcflowubWiMH2BscNvHz1hPFkSogB myI2BHpFwaCqkUbTpch8sWS8mHOwuc3pnU2qwpBlGingZDpHSsG9F86wN9gghcjOaMRj993Nax+8 k/vvPc8dFw5QmaJbLJhOW166Meal6zdYzRsOp1OOxjNWXUPwHu88hcmockNKAd9ZXNchgCTWSiIp FDozOO9pmg4SZDqRErgQWYZbkAx640MPPGnq4pFhGP2PLu9rYVffcv3yM9nq5Ap2keOLfLR/5fCr qnr0U09/9tPLX/nIr88fvP3gx4rCxOOXnvveNDv50ZPxuHzxxefL1q4YbY5I8xUHm33uu+MsRX/I J5+9TC0Voi6YjltObszwXUuC9Z0dAlFJ8iynrGr6eYZ0luN4Qq4M57ZH7I/6NHbJdBFw1jEqSu46 u8fpnR5NG7h9f8SZrRFnT+2wdWrI9t4uSmtmiyWhballomkabhydkJLEdisyuYaJj8czDv0EFxwH Cuq6x9bWJjEFgnU0IbAMHWVWsN3rUxrFSQw0SKZNolKBGCGmdGs5wOve9CVGGfmVMtmfvz4++e9W oRDnz5xt2tXyg9NP/17JUHLcOfHJT73wqq277/8HX/bInT/zrd/w9T/7vm/+wOQN/eE/2K61mI6P /9alF57LlosFg60hW7nCyCHbdU1VGK4dL7hy6WW26pLVfMbx3NIuO0Rwa/TOeQAMiarusTHsUytB N23JjOTU7hnuONhmUBtOFpG28+g65+LuDnef2yNkiixTnNnfZbhRYxTIrGKjLkkWFjfGNLMVJIdM kUJqlp0jpUS/VyJWHfPVGj0cTyfkWcHezi5lv8fAdkwmE4J3CLU+ebRIbNYVIJg3HY1tIQRSFITI reUAjz/62LuyIrxWafuh3/id370WkuGxV3/Xj15/8fmRk+qbdIyY6Lnx0pWdYmvnPfVG/+l//ZFP /SzAtLOzd7/u8U9LncLHf/OjPPWpE3rCkNuOiZX0xIjrxw1xcRW3WjJPjulixWLl0FpBCqSU6KxD akVe99kaDahkYN46pt2K4XCDV95+intObxPTOj3olQVnB0NuO72D7tds7QwYbQwxeYaPDrfqQBRM jqdcvXLEi5evYBcdqyZipGKz3wPVokOOEAnvIl2RIYQgk5rFdExVl/Sqml5Z45xn5daAUzIZXmkK qen3EpmSHM8jx8s5WUh04hY6Ad76zncNXEr3Lzv7T+44bT/26U8+C8D3fu93Xv/Gb3z/rw53z747 zo+3qqLEz2difvWK2tg5de517/yarX/6Uz97fN/dF089dv+5v3rt6Dj/TK9ASIkOsEyBcjSk3tvl ZNUyvT4jM5r9fs3h4Yxlu6Co6rXUOkWMlOA9B7vb9ErDYjrnsG0odcl9dxzw8OkdYnAkb3jownlO nRqyPdwg2ygJeZ+8kAgB0XvEyrLqAtcPL/PMMy/w7ItHfObydZJIFIVBCEGQEhcjvbJakz5mSZEp okt4H1ktliRp0PuJXt1DZAYXA4v5AikFSq3R/kwovFEIKbE20gSL0ubWcYC3f+mb3xB8GFx9+rd/ +K98x0/PPn/teLb6Fztnbn/38aX2q52b0evluJND2vn868bXrv088HPWduV8Pr5b2Inc39/h3jvv wB9NCabg8ccfZukVv/+xj7MYT9nbKRl7uL7oKIzBekEbIlImpFYIMjbrjDx6gtBsb21z/+42r73j gIzE9cWC89sjbj97jvpMBVVNVBKdaegctrPE6YLl8YTpyZJLz7/MJ5+7wouzCS8eHjNrl5S9itOj bVxI2M5RGY9LnkIXpCww7eZ0PmAbx/joCK0l1X5Or6qIO7sYofDW4ayjqDN8kEyXHcumIYhIiJFS xVsnC3jnmx4bVTLO//aP/v1PfOHas09/2r7q0ddmrjl6bDGZ9k2RIZxlNh7nqNy98cmv+a2Dg90n 2+nlJ6uizLe3tsmF58VLl9F1zcMP3sOzL13lo7/xMSaTY+YeLl2f0LSOzX6PxnbYoGiDx7YdvcGA U3s7lEazt7XBK+44w2vP7XF+WKJkxrkzO5y77Qx5v0fKJcloklSo6HHTOd3JCYvDGcvpgslkzmK5 YhECjbc0rccFUEaD1jgfcM4TpQQNijWW0AaPSmsVuVAJpTU6NxiTURQlpVH4sMYMhkVBTJLjyYxp swaLaqUZFuWt4wC55Hp/+/S5x173htFHPvLrL3/h+umD08/1NwZPOtud15lhYAzz8TGt0HfedrCx f+3ay+85PD7c2z99RuwNSqbjMc8+d5XN/S0GQ8UnPv4prlx6ieAjjQvMjydU/YpRr2a+ssydY9U6 UJrzZ09zZnuTfp1z7mCTe/e3OL+9wajuk20MGO7tk21vkaoKV/bQCqK1YC3tYkF7OCO2LRFJZx1z Z7m26DiaLpi1a0ZRK0VI6wzCWYcqDEWek4KnbVoa5xBarfkEEkoIqiIn0waBwChQuQSlEShWzjKb TmmWS2IS9OuSXN1CQeC/+qVf9Tu3v+KVgzJvvvLJL/nEz/3Ch/0fEXtcudTefvo10zScRmvnMiaB KUquPP90lRfqPS8+93x2cHZH5CqxjIqTuUMI2Nwace14yfMvXAYX0VVGsh4jJEVW0ibNKgq8i6SY GA2HXNjf4batAVvbPS5u73CwOWR4sEXeG5FnEqd6pBykjJgYCSuIbcA3K+J8hbARnRJCKKoioyoK NInJoqOxFu890SW01kghSSkRnSdmCS8UIURSiriQIK4j+uQiMYDtLNYFsvymjCxEpssl89WSZdeR OocyEqUSAnlr6QEyt5rtDfJvfPuXPvHAF65VRoVRof5uPty90rSBq5M5LkFsGz7x7/99fum5S8Ja yzIobsw9k8kJuYoI1/LSy8csli1Oq7Wka2lJSSKkZu4jAUmelYwGQ87sbHHndo/X3HOG1z50Fxfv vMjWhdOU507DqTMw6mE2JKJKkEGIGrt0iKYjNB1+uVb7RECKSG4Uoyxjb6Nio19RmLV0WwCZMchc goDo1vc2QhA1BJFolw3RrmXlLkSc90xncybTE5xriX4tJvUhkJzHp0gSggS0LpHCLaYH2CnF/7Zy 6Z3tsdv7wrVf+62Pp0nnPnn/A/cvrl2/jm9advp9NoZD2pMpyS9xq5bF+Jim6ZhPJmQy47nLNzg6 mqxTLOuZtx4bIkkEnOsY9DNSndM1jkFvwH0Xz/Gq+y/y4IP3kFcViJy2GkJPIljhk0SSEBrSVCIb h+jmNGEFtiU5T0qe9cEdMVKQKUUvM5zZqFksV+uyLqXgpnAkCfDBQ4gouVYV4QPSSBobyIzCdx2T +ZjMFMTkkSIiNyRR51R1ickzlsGx6CyEyNIHQrzFNIG/8lu/u3r0lffv6uXyqV/57Y9f/fy1+1/5 kHj4NY8/1hw9/56rL10eWNsglebM9pCiyFisllgf8L7lxo1DxicLSqN57up1xsdjRIhkApQRlEaz Nai4c3+H+0/v0q8qpMl58PZzvP3R+3nglXdT7fQR2QCqPqm3TVQ1EocMCSk9pIRdetzJhNDOIEpC 0+HajpQCa72uRiiJE4lV51g6z8J6Op+wzhNTRCaB0AIfPFmRUZh8zepZS4C1gkhJUlhT1W0IEGG1 6nAxkeU5dWbW2kER6Tq7ViorgfP21oOCpfc/cenatdUXzhuZVF+Gb0/laH+0NcJ3LVpqJImtfsn1 fp+Tkwm/8ZEpG6OKIivob4zQpDUzFgJ5VbJbaUZZzu27Qx6+7Ry7p3ZpRELkJfec2+XchXNUmxVk JSHfJeiKJCQpCZzaxugjiB0+aGK3RC+XtCIgQ8RZCz4SJEjWCqMoBGWm2Rv2OVyt2NqoWbWBrrV4 AabIoLH4BCElklaYwlCVJV3wFHkGMSCKDNs6/KqBymA7T/CJoizQWqGFotYaW1XMUiSkRDT61iOD XrxxvXvTk296z333PnTtYx/72PJz8+dP7ct7Lpz+IHCxV5cUw12a+ZwseTYHJZNlx6x1hK5Ba4VA 0stzWutYzRcoIdjqD9jrl5zfGfDai+e4/+I5dnZ2uP38Pq+4fZ+9U6fIezmYjNjbxJsRSShIAAIh HCLOwXmEFdipQ3iPSGHNJaw6ZFizdFKsZaE+eRASkSLeeUISdC7QWYtOAlMUuOiJPkASiMwQJaiY /lB+HppuLTHPNCnFm38bqqoiN4aY1mpjLRWRiAse2zmS9beeKPT28+fkZl6+/Uveet/m588LQCRS aBuqwS5boyGm1KzCWoaVpYTylio3bNU1m6WB6KjkWi0rlaIuNPv9krObQ+44fYa9Mzts7A7Z3BtR b++ihhuwuUnsnSaoISkBKa75VZEQMSC9Q8S01tybhC9zjFIEF0hBggIlFWizPjkQJBRaGva2tzmz O2J3o2Z7MGBQGHpS0CsqtDLrdDB5emZdUCrEmtDxSWBDJAA+CZLU5JkCkXCdpZ0tscv1lViVNTop UtsRb0U2sMyyUJrix37iH/3Ly58/</text:p>
            <text:p>n9LNjVhtMOgZygSz0Razw5c5njXEFGgbx+awYq9fMsxzOjQu eZKQZJlmJ4NRrtjpFfQ3apI0GBOQmQJdQ66J5TZIiDG/6Xbp8/4JEMHiowahKPIch8dbBZ1dF3QS UCKBNIiwztFTkiglKbVgUFk2hhmjZYaPBUIkqqxg2SxpiZQ6Y2AUK5Hg5v6NUtw8gdbqY2EtZBpu lpjFEDid5+xlipBrmrrm6GQC+haUhP2b/+tXEUJ87NnnX0h/dCUJBGrv1D79rMFOVmwOcjK/ycvX Dgk+kmWaXlWyXeVslxsc2455F8j7JRuFYbPXo1fXDMseeZERnCW0CeEdCQ8yJyWBSO6m4eV/sHyC JBWYHJ0szijwGqnlOiMwhtRGZPrDWIaYFGs6JhFTJPpIqTV7/R6rDU/beZxI9IuCE9tH6Raj1nUC MSZKbWiEwrUNWbHWJEop1tVCWuFSoFs11EXF9kbFXlHgBJzUFUobjL5FZeG/8Mu/kv4j0zGl9Et7 PTGps/hllyYp3z61Ra/IuPTCFSRQGMNuVbJT1RSFJriW6Dp2hyUHZUG/KMnKjLIuUUIiY0J4SQqS qBxKeCQWlzYQIqJoCSlft3QBosgJYojgCJUbgpckSkR/iKpa/Pw6koSSBicEpIRg3e6lTQKbIrmU nKlqsn1NrhTTVYOUgttHfZQs6YLgpemKznu0WEvLskITQ6SZNRSFwntJ11ikC6gi48LePgcbIwot UDEiU0Ipwe5odOs5wPd98JvfEXX+9H//9//hpc/NvfaRh3jx5ZeTkukzW0WXSyneWmqVL5ctzWJG SolCZbibZVhZYcgqiWwN1nZsFJr9zQGlNogg0HVOMoLoQMgIRqOkvLnX17tWYtFiiiTDpw3i2rSk qBFBg8noTKQKHTEapI/oGIhind8nL7DRrq+RtK4izkSi8wGdF5zr9Tk1GnBjOuf58YRSK4RMTFaO lYXpbMEsegqjaTLDbLJCAVIYNjb7dK7Du8idpw544PQOG70C5y2dW2cAw37Fqb3NW88BlJJaZdkf CV7f+OgjT/j2rrctuvTOlc/P9IpYKRU5unzIeHJCXpZ46ykLgbWWxrZsDmtK6Vh1jn6Z09MCIRKo iJGA0Eid0JlEa0kQrAEelggxXKuBQ0ByglA1iAIlHEo0CCw0EwpviM5h5wvSckJMgSQ0HlhjjuKm Q3lyIEpFlAlpDEZq+qWizNYVRivvuTGbM11M6SvFVq/Hqm3JTIaQmuDDOgPIMzZ6NTbmuCA4Oxww Gub0C8PSClZujS1sbo2oqhr9F15373ZKtvuZj352fis4wK/95id+WWWZ+yPYgJKPzhaL7zmaXy1v O5XL3CiSi6jkkEJSG8NJ09HLcgqtWS4CbiNRGY2U8mb0JgBJlhfkUqEiqEyhygKZGZKUuJBhABkt Xpnk5QAAIABJREFUur1BtDOEkuhqAnIT7SeIdgoyQCtQzpK6OWY2x9kOIUHphJHglECkdQbitF7j /UJCgiJFhLd0JJQ2nNsa0YaOpmtxgFAwyAx37O1T1yUn0zlCwHw2AwHT5RLfNAwGQ3KVYZQh15oY ExKFSImqP6Dfy9AffPMD/2sTVh/+mY9+9u/eCg7w7z72ifYL565evaouv/BCbbs5M3sXg0aS4SgL SToOCBdxyZE8tGGNstnOsTUoqHs1wTdrfVyW2Cgq8rqGPJGEIRYFKV8rcIxIpBgIzTG6HSNSQBhD XB1j0gJ8S1pFUimRCVJsSaHF+iUxBDQKLSUKgTUZWkP0Edm261r+6JFpfTJYBMIFCmFQhSJvIyKA kKC1pswUO1VJXWoGKpCxw4tac+NkzNHheF1d1B8glCSTEkOBNIIy7xC5QimNFAlpMe9A9N72997/ 9lO3YkD49V/+ZP/a1WvnPvvcJbJyQG0iKYIS6yLM1iW4WU8fpCAFQds0JAKndkdsDge0LhBswugc U2fIokAYDVIhRUZkTaCECLK15O0Euo4UBTFEZOdgcUJaLEl2jmyXkBKRQLAtnV+XcUm9jtKTkmS9 nMGGwQxytNHrOoIuYYSmvZleyhTwYQ0C2eBAJOpc0ysMexsDNnqGQkX2q5zb9nY5c2qfst/H+4gN kCVBnUFRKMpCMqxKqiyjzA2l8KwWLXIVkwxJPPbEPTt/8xf/9vvf9bVvfHDrVjH+m1//+GB/Z/O7 Gtt+tbWWi2e22esX1EVEa4HWBp0Z6l6FRKNiQhsY27XIYqPXZ7tSxARCSHp1RVaVJK1wJITyZEki pURIgYoNNA3YQIoggwS5Fm6kAMI2iGBJXUewHpyHJoCLICVeGxxgC4XQct00YlCRb2+Q54ZlK/Ct JRJJUuGkIYSWrlm3pDGZZFD1OOj3uLA7oMwUPkh6RZ/NsmKrKtjsVZRVBhJMpinKes0f6ESuNXlW UpcZJnom0xly5QNz6wedlH9xt5I/9v63PfjXf+pvvPd9X/HYK4o/UaXz+L3ijjPb//8Y/61v7L3h idd81/j4xoeSbfceuvMU99+2RZUZkpeoPCfPc3yKhLDm333w6FzjJFydNLi2Y39QEqVi4R1BJjQK 6SMRgcw1IuMmhSqAQLItKXUkJYgqIFXCpwyPWHfpEgLvEsvZCe1surZ9phFSE5WBPCdTBSBJIltj E6OCzdOn0EPByjpCK4nREUlEaVg3nFkbf1TVDOqcfm0wOqNIJakoUAZKpehnOb0iAwTKKEplMEi0 krTJEVWkLiqstcxXS/Rs7qjrgqkzvZ4OvQ0jvkMFdfxdX/XqzV4l/9FP/ttPdp//4j/wtkfk0rnC CCne9tjdX/kvfu2T/+7Zy0eX/lMa/8ve8kT+rre96UPPXnrhuwb7p4evMII7y4YyK/jMU89BVGxt VdgIhydzetk6jbNCkBUZWYLDxZLD6YpBb0BIMLWeRCJLoFNC44l6gMozpHM36wAjMYKQAqHBRoVx CeVaUtsRQsC2HU3jCNEiokBJRV70iaohCIUuc0ReY1qLkw6DQsmceqjZZYvLPmAnLTY4BkWG0TkW SxCJflUjtCY4S9dZhNSMao2VECQoCVILrHUIscYbYnR00VLGkrYTzDtPSJKVKgi6QbvpAlEYbIKl h5hEz5HqGvF9f+UdD6dCm//5x3/xE83nXv53vOPhu3zw/3lMgmWIr37l7ae+7zNXjl/4zAvX038K 42/v7iGKauvaSy99HTa8WG5v/e9mdu0vb28O5KXrJzz11AvsjiqG5Xk659fNEoVkUBQslkucj+yO enSLjpfGxySVkylNVhZkRUFeGbKsQEsDWhK1Rmi1ThLcuhuIxBNUn1DsotWKND8kLWcsraObd+A6 JIkoMkQeIS/QJicGgckMIkuopEgygjCEpEgCdN2nrCacnBwTO8HKZGgRCCGQpKSQklQYhBKcWE+/ UGwOS7o24rylUoIqL8h7JappUBK6FFg5gUqS42bB4XhCCIrcaLwyyGW7InqH84kTl1i4iItadF06 Uyn9/X/1HQ994H2vv/sP+7BkodvWka9H8g2Vlve87p7T33PPud3dz63/ra9509YrzmzX/185gACx tbX9nTeaNBoMBj+0vPSpz8jZywgZOTq6QestIqvWkugUUZlBS02vyAlE5t26WjfXiumiZbZsyJQg uICPApELoowIZShMhlKSpNVN3P8m7JtVhP45GOysaWHvWXUB33roWgiRKBJZCkgJiYDxmlJKUDlG aUJWIOW6JbzKQatILSK1NkSzTjtjDDQpYaRCi0RMHhMjKIlAYkxGnhvKXNDPJVVZMqoL9kYbqCQR EVyAhbPcaGdcm87pUmQ4LMhiQgXQi9WcpqsxXUWMgiwFDIqQEJZ0ti/SX//er3yc//o9j/x20xRy 3PkHtRRay6SNENggHlGJCuDnfugD20Xbfv9j9+y+8M9+53d+/Cd//tn2T2PUr33bY+L9X/r4vf/0 Fz/6zD//pd90f2x9wFvecvuWDm+Vo51P5iZeO7PZ/8EmHknvAxmBQkq8D0QJushJAmx0mJtBobeR ZWPJ05o+yKTCGElr7bq0WmgUCSU0uczXOAOCaD3SdSA1sepD1kNJhXWKFCCGQB49sxBwcb3Dil6G KEtM1PgukFRCZ2qNLAZPSoqgCzIVQCbaJtI5v24s5QO5jwiT1s2mhECuSUd8SIQEJiRESiQp1qyk BCk1wa2LQKIAFwKLVYdNgXnb0usV9EpF8gEtNXo2GXMoBSEJfF1TSVBy3eGqc5JeLs4Oc/UDG6Wa bukkgjJVY6MqEPQzTQgBLUj/8H33bW0k/32qzj5YOzH9wAOvDOlI/sQ/+43PNH+SA3zgS17zBlOa H/j6t7/2p7/1ydcvWp+YtVYspfu1D/6X//ja5//2wu23v18tx3eEsn6vEq3IZbzDmjWvf3p7wGQW mK8WNCtLLiWZYt0lE6i0wIbE0gfKzCBSIgZPkek1RCtAR8EffkZBfK6ZExDXohF0BrlZp3WpI66m aLfAScG8dVw5njFZdeRZye5Gn+FmokiGlVsQpGCQMnploA2g2o5OQegiEcmNl0+4cv2QrnEomYjO 0eYZRoZ1P+K01gWGEGmQZKx7EUk0MUh8jCxax7Rp0IXBBUvTNRg0MVqiVFTakJwl4dkcleiuc5wc HaNMjjmQIBSKFT4oUuhjkoZCnJI+PzU0gY18zYFpKRjkCY8oP/Suh/6iSAwyKb7VwyBqM+ir7nuA /wO48scZ/yf+m+9+qyr0DyLEqweFeVgrGcoQKSViEtX7gWt/lPSLp1qUPHn+6UMf5v/Z2bxVbWuh zji/3eP5qzOOVi1d0+CQmCzHAEoKjFFMfaQLkUxKnHeoTJFlOeFmWzXhwXeBGCxKWJKqECkiUvgP 7G9YM4GyPUEvjvHA3Hk+dXnC7z/zIjemcyarjt2NPmc3h3Q+0YWGXpZzbueAM6c2iCLRzldYEcmU oXWOw5eOmM4betWAXiUolKAU0AJZdIgEWmckEUjWo7MMJQVSOJJJ+KToOkdIAZEZfIBZE1GiQySP zCRCrvsIZioy6GfostR0tmM8PqbXq0iFIrQtfhapsiXNIGdvd4hSApXnBNswXbWIpNjODENt6lCK vxa8UyFRk8AlsEJt3n1uv7znypinLh/+of3uPb/LQxcPqo0yk40lbRoptBKbuUgayZ5LCa2gl2vK qP/Sj3z713z2o09fPqrLXJw9v9kmhFx6fqYL0eHte21cZU1rEQQGZYaWGTG0rFqLKUrKqiAuLUZr hmVFM50TggVZIY0hywU607TLDiUlRZEhYkS3LUIkkgRhPSLEdT6v17GuSi1ydUxcTrhxMud3n32Z f/s7T3Hp0hU6a7lyfEJVZlzYHLJwkWm3ojY5W/1L3HZ6i+1a49pA5zqSkJRFhmkDRmWkwq1hYgQi RFIUtEpQpEBQEhECCofMcgwGp3OUaQlhQRcjmTZ01tF5z3i5IiVPpgSVVDifMZ4v1ziB0uhaSBbG 0K4WzI6OKAclofUk1+JygwwlgkTXOLJC064axtMWLyXe97lnayiqlAatEORKMkzQCM1RFfuP33Xw nb97+fBvPHX5sAN468N3bzx2z+mtr3jNhe95YHfQu7FAXGuVR4mStaIHJdb16zdJs694wysu5Pfd eXF6sD00F6rwL/+nT3bT3u7wF3/zl//1cucVF3oz64je0XgQcg1vqhCZTBeMBPTqjNmyJREpM02t NSCoq4J+liFNQpJYthZrw/rjDVWGzCpCBNXadWVw5yBFVAjQWmS8SnfjCk8/9QK/8cxlPvqp53n2 hUvsDwdcPLXJxf1NikxyajRC5hnL+YKT5Yp517CazZh1BiElq85TisSgXzPs9TC5oqckOjcIpeiE QMs1dRw8CNadwk2eqOTNdrI+olJCCAFGUWTZzS+EeI4XU0LqU5eGslIoqclMhXctmgyNkFRRYgUs lwvopui8t5Yk28jJpMF1kaWLVKVEJ41EIaPnxZMxW0XGbq+kiwKVEqWUKCNphSyc462JpIEO4Kse vee7z2z33xyFebRzmFyDyiB8Tpgi1sWM3gdSgjZQZlK8u69TWq5W6vkmvDAqez+uq/ba4/eeu1vE pZ63DikMnfNEqejlUOYCISTWWUoEJxHsTXTNi0hj10WXlvUHlypjIElWy5bg/m+m3mTXti1P7/qN es65qr332ac+99wqSiuKDFvYTqRUJgLLQoan4A1oI/EAdGlBi2fADSSDbCEMAqMMRzozHXEj4kbE vac+u1xrzWLUNMbKMK3dWtLWWnOM+S++7/dl9HpFXBlM8livIBVqSK36Vj2UhXyz52/+3W/45//6 r/nF16+4uvnIi4tz/qPvveR7jx/y8uE5g9WkqtvncuGYEn6ZGZfAcW7ouTlk1gK2vUM5idIWXSVJ 6zbA0hVbIAqQQrRZghQMfY8WbTjlayYtBa0NK2vRAqoUyCopqRAEPHI9F+drNpsNZtXz/sMNMSZk EBWpBMoKfFxYUkEGjxISLSCnSqFgRKYsbaS5GixD35NS4ZvDSDoFEyQE+wqaykoKNsps/uzLF98H +Of/03/32dOz7p8+2HR/0Vk9TKmaSjVKVSP+Q49FzuWP3ZaRIIXQTgszliR/NxX53/8P/+Pf/MdP u0/+y3/8w/9GU7ajX7BaIlLGANthRWctziq0NgzOIa1FoRmkpNeKwzTx+uqOb2/u+XjrMVaxHhx7 73kVIt5JjACzKKqPMCUIhZoLJQXS8cCHP7zi//j5v+cvv/oN13e3fHq54y9++AX/6PPnvDjfsOs6 eqNxoqDTggUerwY+e3DJlw/O+ezygs/Pz/n+5RnPzjZsraVH0UmFVqJ5/kqhxtg8fqmQqCQKzhiG bqBoS8oVLQuD6eiVRlPRRlNLJaZMkZqHvePThyuenJ+RVaZmz9nWUW1F/f1n6/9WWoNLkVwynbRI rUFpcmmmBAsY7YhKIrVASU3VlZIh5YxVhkELfK3EWrFSopSmSLF6drb+7J/92d8PaV7+q43V/+R8 7cy211QpqFIRkmREIBEIKpUGPSypOVeNgU5rBJIku9t/9qc/zZ/u9H9tRfrPfvt+b65u9pxte/qV 5fnFlnGeuT/OZHRbvFSYcqZX4KTGx8IhjkghiD5BTpytHT4Waqd4/OiSJ+st57mipQYpKDESl5Eq mp7g6vVbfvHXv+X//Kuv+bjf88nZmp99+Qk/evqI8/WKFDO3x5H9uBBTZo6ZHGOjieZESYmaM5rW tqE0fWcZup71esDatp8opaCqw1OpokIVaHFyDAkJKZKLQBZNrpW72XM7TuyDJ8aIj5Gud7x8sOXp xRrrOuZlZJlntNJIpdC1FIiJlCBUSQ2F4oDg8TlS0I0kYRZ0kZS0wptKp2HlDHNIvLm/x7gdWimk VBQh2NpEEsqkUv7Tc21+eih5l6XrvRBsoenXlEHGSjkhVKNwmBrIpbCkiEHgrGGlBGiFjPk/EdR/ sIR6ebZbmR99+oQPH+5BVLqhR0iJ1RIlJCEHZg9aKTqVURWEk/RK4YQiFfBEiJmYmht34wbWBRgj 0pyevghpKRyOC2XyCKX47dff8L/929/w7fUtT3ZbfvryGV8+uqTre3LOHJeZyQdyLhi3Qkmw2pHH I1JqhCjcjjO3x5nbKaGV5MuHa148vEAIRQQKp4FP1qiS24MI7f9OpX1/tSKFRGgNYm4RcVqzVoZZ aYxsq2B0ZYyJvB8puRJjIdXIaujQ1EoqhUELbCxMokBOCFERQqIoyOgZg0ZGgXKCzaajVwYRM1Ya 9sFznAOP1v0f7/IlZVKA3lqb6J6RZLNIGwNkSolImdC9ZTcJ7nMzSqRYSHEhRQ9a47MmCcGqk2hR 1zGm9bgEVueOHzy74Oe7NdN0y+A0WknWQ4fThkLFrAeU7jjOgbQkjAVpmwScJAlKYgChJU4qzt2a M6NQAmrX5u4lFMLx2DZytWCcxofAb9584PZ+5CefPOHzJ5ecdT0ozd088fXHa94fFnysKLlHSRBF c4wTsVTImXfHe95f34MQPH1wwX0858p7HmzWbFYDRoJlRdUJIQWlVnIpCNnwcu6kRi6yQJkRReKU QGuopt1cSMmm79huHElUxnEEIain2kCclmTEWpiphJKoBdYxYUyPVoqoLbUkRJ3x0SKEZ1U1MktG n1gNAyYLDtPMmdFkndnvD9ztZ8KS2D18gNYtOkUWgbu4QF+s25ci2uRxjpVpCZCOLMcJTWIYDP0w YI1kiYlzXdFG4ENhXBZKUI3OqTJ+aQydCGw3jrOdRXhFMg6korOGuyURkkBqw7obOFsPBEDGBWEU PYbBSKyxlFwJOaFxpDJz9BM+eKpuI9hdv2KzMvjY88nlGU82KzqneXd75N/+7g0///Zbbg4zUls6 qYkl4eeJq8NI1hqdC7WTfProIX/+vU/50cvn+BS5nj1WS1ZWE2ql5kIVhVoFOjpiPlBKh1CSJHNj /9VWG1CbEbQgWGJkCRGfMw8vV3zy+BEWwf4wM0bPmVQkKqKAvjkEVipzKwRLrGxNYDSOTaehVmRJ FCEZl8RWF0JJTIeJNAVyzXTO0WvNfvR8UwVVS15/uGXZT5Ar394eOOsMlIVpKWwvH3Dxw+9w8fiC ZX/g+jCzvzmwP85UNH68p5eC52cvWW16VCpUWvqFI5/SNQQpBKI0OBQxFWIShJjopGS3Nowx8fbj LVpBJyslB6BnMI7Qw/nFGu8Lx7uMQWCURRsIopm2DsuI2a0pUpJVe2XlnAlTZjCKf/Lj7+Nz4U+e PObZbsecPB8P7/nq/TW/fX1FInP57Amu6zmOI6/e3zLNkRdPHrHuHT/9/Bn/xc9+zE+++4K1G7g/ 3nJzDKhUCTEQQ0bKhKIQm44cw5ooEpkESSCUhNJYQqbL2N6wcwMvduvmV5GJ737vBc8eX7Lc74kh nmxihZASFoWei2LJkYyiVsHBZFwRmCViDZiTj6xWSFIxSIGUHQhY5szN8cjF2ZZlifj7wHo1UGNB 5kKtMB5nnEistERbyf76mtevetYry5gS07RwnPaI2SO0odaZlCVaCexypBRJv+qg07giSTbjD/fE 0TaNfmeYfCLWChQ6YVh1DqUCh+OxybsHxxIzViYUBi0Dh9mTQz51GxIhElIrQsnM00TuHV3yMHni HMmxIGTz6vco/vSLz7GrjktrqaJw/NimbZ9drnn9sef98YC2mqFz5CoYtztePBv40+9/wcsHO378 4pIfPX2I6yTLeIQMg9Icw8LNPCOCRVhNkqFlBqmAEAYpWzaQkM2SVoRC1cJgFM8GizlfU+vMkhY+ /c53+OL5U5iO7MeRECc60SGVIWnB9f0BbTSE6rBCkrMnZcghsdAKjGR7TPEIDMUngjEMMrDQdOyH /YSyFpEKIUSc1GxXHbeLZwkZHTPTmNG7HmMMdTny5sMdT58dwDlUKXTSkrrSxre5MgyWOUa4y4xx wt06cqd4tjujc4bkBTUG9seF+XDHzeHIkiKCinAaI1WrYUpkyYLcG1IVSAVKgcLy7ubIOM28PNuC UmQJ2llWQrV3pYRl8oS7PdMxkGtFSolWFXKlcz0Ptx296/F+YQmBJSaebjc82e64zwtDqVwMmp99 8pizH3/Betfz/PEDnq97etM6FH8/Mi2ZfSzcHEbmGMneI3VGsEbUhvaU2ZDxaNHMJ7UWTK0k0Wxh Qmusssxxz5u7PZuHD3j5+TOW8cj+7Ud8CFQFQVR0bmFUxxjRcwhI41hpOBZFrq1yDkKSsqBPAVEa yXquhX6JTCEzpkR1DpElYfY4XajCsvjCxdnAvHZMdzNKCXRK5BBJUSFKxvuZ+9GzkRZEwVoDfiII MLQ407vba96MmcO8J2WFVpn5+XM++/QpaM397Z43b665+bhvWHZhkdqilWRl20KnFoihoFTj5Gup 6bTgkODuMLLfH/j0Yk1OkSwVc64UKjhHFJll78FnqhLUUiml4EslpoBwPSJmsAGdIhWISuEQvHz2 kC++uOQHz57y/ceP+fThGrvu26kVBpkWpjlxSBURG2bu+jhyc7eQcqFz4Kxsdq8/NseqAaeVxEiJ QVBzhtRSyKRWjDHz4bBHrdd87wffpZeVV6/fMB09xjg6FElUiihoJAbT3GGqZDIWowp9bdXxCoFJ QIlUYxE5MEmHBZZaGeeZvhQYhtOOpkJJIC2JzOAss1oIWiKyYokCi6dg0AhiqUwpElNgSZkaClpr Upb4GPl4mxjvF3JqQUdWVb65um4Cz7Dw+urIq4/X3C8LXT/QDa4lYgiBtQ4rBVIpUvbkWKFWYs5E pQipMM0LORX63iFEYTwU/GYmJ4/qBgyCsMzEUilSIU4UjiwEOUvEyYyYQuQweWKqDG7F1WHPZ0+2 /MPPn/DlFy+x3QrVfj/IAj9njof4xzZxzonrw8jHORGjYm2g0w5FT1Hh5B4CqRaykDgp6ZXEULhH EuZCrk3PcFgOiMHynYePuRgkH16/5n4fEAmqKjjX4bTAmUr0mcNxRGtjMTkgc0RISQwZHSOidy2t KjasSJKSoVZyzuxL21u3/aljyoUc28LE18xVXJCy6dBTKq3P9wlJJWqFBXLKLONInD3zmFhi+x/C rEAEKpaaEkuBnozWhv3txL969SusqORcuToe2E8L0qypugkoSlEgBdJotJNMt5ElVBKQSwNAhSVQ Y2Y99KyNpZeWb6cDt7cHpkdn7JQhFYi+MJVWhIqUmUpACkUlk5EUa5h95OvrAx/2ERkT+8PCp2c7 Ptnu6K2GGqhZtAZeQg4LS2yoOF8yS0rI7LC1EvtKZyTFKnSxSEDI0wi6JNRpePZ3dnR52lBKKkdf ySgePXuB6Du++uob9h/vWHcKLdtAj9puyrPBcR0OvL76iC65sJSKrgqkYqmRoSiE0WQpQfesSiCi iEKQp4lQYUARSiXFhc3SMZaCroUoFCJU5rDgl0wRlZVKiALHrOnkQimGu9s7RIxEJRFCo5Rg3AdS Ap8zapA4I4hLbeNOJbg9HPnVq2uen6/55KzHSc1xWlitOo5JMobEfDJ6SFnRFWoqVCoba9FaEUPC x4BQhc1qxarrUELj/cIfPlzx6wdbfmIsximOSyCWgi6VkDPCKAKRUgVzztwfPHch8ubeM4eMtoKH 2451Z0lVkiZQxUPXU0WLd5OnxDAhA7m0qYlzgvMiGWrBqTVeB2RdUFTIjiIS6aRicqLRQhYBgoyR cJ8z397fo3cDZw8v+Pr1B37xq29xSvOoDqx7yUaoBppSkt4MlJS5ux/RJQcWIiIIHOKPEKGcMlI1 wqTUDpcmJqWxNSKEareDUdQTitwqSUCy1s0Lf5wXZFWU5ElaUoEiK7kIlli4+nDNcb+gOsXZ9gzl FChLyIFlTqxtRPSGdansfUEKja9tZShqQThLFwtDJ+kH8KLjdpx46jSlQAgFdUrWVErQ0dS5lIJR BuU6nDWs15alZhbvWULk12/fcKYE333+qI2SC2QpSRR6IdG1RbcvfuHX3xzZ10oi0/egqmPXW1bO cJMFcvYMIqFsh9SmBT4Kgc9jQ7vX0rgGKtHbFVYEtGpLnf7EAoq+4d8VAm1sUyclDyKhhUaISgiZ qykhVeLdN2/59tVbBqPwNfPNfuTSO+yZpXTghKAzBq0lu9UKXYRkJR1UuFuWFl+KoqRMyZlEGzXO ypGWSEAzKInNhZQrCsFhDDgrEFLRdQ7K/z/PTpKFopeZcLquUvLcjU2Ju06F3hhqGNAioEXFOYUq FQqY3lLjQvIemTNGS0KO3N4d8SEhq+TBgy2qZj7eTMitpVQ4+oJR7dTkXClKYoWgGIXREqctvYac A8dpYT9OaCRf/2Fh2XvOtxueXJyzXwJawDon8omwXVWbCRzGZvfabdv0kdi4PaFU3tztOc4zG2dZ JThftR1LiJE0z0whEBEIAV0uGBeYlcTSRKxthKvpVGYJoErCKoUGktaUkNqBkpJIpSjD9cc9V8cj tRYuN2vufOAYMiQINaHoSEUyL4GtdXz/xRN0IDNIi1KVOQA1Q22hSEJKfM4cfITesi6RSWp0zhyE QsVE7iz4mTEUemPZbAf6wVDGmbAE+mEg11OAgVYsWdLFiauoUGEhy55UElJFfChoIZBD88z93YqY WglLIMXEYBpTYz9PjKNnngsP1htMFeyn1IwaNPVMrwXGSKgC07XTX1PbPRip6LuOeSrs7/fsDzMp JCKJtzdHfvrZc54+vKTrLCbnNn0rlalUlmUha003GPraoZRkcAbbd6QK1+OIn0Y+HAp759iuevZH i9KauHjmeSY0o2sLlKoVVws9tECJmvFV0ANaSJQUzaUkaZmDJVJCexjnlLg5HjnMM3GJLaaUzP2Y KFrxeDdgcmFJGeEDawOv7wo6w9mmRzfNasuUU1LhYyYLSS8kUStizsxU1jFTjUZojYgBVVurRX4G AAAgAElEQVRb5VNu4kMfkBli8AzKclwWRCmoHIkCjktivREsaK4WmEmsaQMmHytOBmps82m17qhU aohUIRCpkEtljgFZJFJLBmOYdWKpHmkdSlWsEyitCL7x9HbO4cyRlANO9UwxMU6REAODFiddYCbF whg9hzHQdZIaPNe3R5YxgnQE2bh9gpa6JWXrVKSUKGMworCWgmHoyKoiguaQFXOcCVQOKbPkBQT4 aUbVilQSIy3y1OSFVJCyvSYr7QawQpArlBP9U0hx2qMUlGiv06u7mW/vRqY5InKhl4K5ao5hwp1k 4jVFaknUKvC54OfmkN6PI3ptm0slNHwcMVV8COShAyGw2uFKJeeEFxp0E0UoUTEpEZF4RAMYVkEN haUEYkwIJRljIp1ybIcTHe8QIkpA13V0WmNqPUGQWl5uCBkfC/wd2DAVlJPkubKPCWMdThmsVsgM x2x4YBUPLzpqLbza77k7zlyuHEYqIoneKOYlcfSeKUTOh46Nlc2yXQvzEtGd48nFgCGRs4cYCBKU KZjT8qWTAusseZqQyVFVJIbALDKdVfTOUbYOJRMqVrxo340xls6c3MDLQlKaLATmJH4QWrMI6JHI Bo4BVSlKUbJE0/Y0BYHIkEtlPx/56uqOP9x7RMm4AsYZQjUM2iGEotTS7G1K4ZTGGdNewfcT4xjR siq0qcTQpEUZ0UAKVbASlqorMgaCqIQcET5ja0ZohdcGhEKn3Jh1srAIiVEKaw2mZEYqMidcZ1HK sSmJ7DSLVLiuw1iFHBxeCKZxpKsVMc74IhApUY1BK0WvBTJLpiXSy5m9yG1mXmEOEWclnz54yJgD v353z4fbiWcXK9aD5ThHrNWtvRQSpx2903SumT+mmskVPn2w5QcPt5SUGLqO9a6HoadITToeKCGy 7k4tYgjNuJmhpsAhNurndtsjtwJj16hRcj/N5FoxVFbO4axlf9gTU6LkQlZNSleUwueC1IKOgs8B ESXIiogLQiikamzgSiOI3xwm7o4z47SgNPRWn4TMldWqgwLeB5RqwKhC5vF6hVaKm9uJQ47oSkWo dnVWD9pIhLJMIVPq3P6BkljVVsnnmImizTVSFSRVsLmw1ErK7TRMGDK1rT5Lgtys105opFPs3I4H nWU5ePYJNlVwmBKHceK5s0SRWMtC1o6AIFBIvhJzu37vZ48UlZgKRWtyLQxO8Wiz4g+v9ry6XlhC QmnDbuUoofwRpJioDFYzSE2h4EMGJfny2WO+ON/wsDfE3Hrw4dGWy7/3OQlHfPsW//GGDoGvrRC9 P4ST61cjWZFybt3CyVBSat+s3qGRQETNrIcOI7fM48TsPYKm8dcpUkvFS0FCUHMFAlo2SXo1FiFA 1HJSamWSkJTaDubDYcXlRjNmqFEinSHNnrtDIPYGKwuziOwnwdOznrPe8ipldD6ZGX1M5CSwViJE YUkSLypGFMgZoWHQhhwjC03/l2NEx4ovFSFFAzNWmiJ18e3dLUEpzZw1qShUb0i5XfVT8CxFEK4j Y2yQlTkVbgVY0TZX3mcOOTXdvixo3Yxwe185+MLZw+c8eXzJo97iSubjwVNdRy2CVASDVdwpQYhN gZtKYmV7+s7iQ2YJAask333+gOe9ocRA8oGb+z3LyuGePcJpDb0kOwnHiZVWrNaaD69m3t/ccgyJ zJEPN4lFCH748hm9gqQVajUwKwUSzgaHMtCpFep0zcuUiLLJ7/qciFVgtKJSkAqkteArsobGE8Jg rEI5xfE+cesXBme56DpCiRxCRhaFjKI5voLnvnhsqciS+VWa8H7NwReClOjJR5yoZOp/0L0LMNaQ ZYtLFVU3RY5SjVUbIktqRZBGUk6f0UKjtG1r5CrppOEoIspZlDZ4BL0QuJz5sJ+5Ph6QSpKlokro cuYYMh9D4BgzxiQ6p+iUQpxaKFMqVUpuDwt3VfMnnz3lkyfnWCOZlom7w8RaCbIyhAK9M0x+IaY1 VNmqaqtQWrCfArVmSi3UHFCyx3SaOk2MKfLhes+nKbeNmbNI11GPGVkT3dmKi1iJ0bLcJe6WIx/3 kTc3R3yF7z5/xOBA+waRQAu0Mcjk6TtLlwVXxZK8ROpmUlnHBS9gbXuyyNSSEUJRRbv5Qs3MS6DU yhQ8H29HbpeAk5qxwN0xcJhmLtZrqhYYVdl0mrt5YZo8placUny8Flx5RcUgQ4xUKVvqda04a+j6 Hqtb6nU5LSQAYm4rU0lTnAJE0/7mmCiyAZBnv5BrIVrVmLhFklNmju0KniuEWNoXDwQBNbXCpvaO VDJJGEQVGKUQQnG/nwmxsrWKnOF2DLi+5/GDgZVtq9Sr/ZFxv2drFU7CYV7QUiKkQqrarlDRAhdK qUyTR6lWx3zYz8wxobXFDgPnSvD7X7/j/uO+Fae9Q3QW0TkwmjAnKJXHF2u+/+KMzy/P+e7DHU+3 PX/76j3//s0Ni5LYfkVnBF0txOxJNSMIWFHYWsVq5bBaoTVYYxm0oIgW+QaC5GdClShr2S+Bb27u +P31HW9vj9wcR3wIjCnyfprZzwupZBbRVNG97emUodbC3i+MYaZUweQzk4/0ujZyaQFShlDa0qLW QqgVKRtRfi6Vw5K5i21iNpYISqBOMMJKRQuJtLpd4ceFlDPS+5OzHVIp+CVCqlBaL660JkpJLZIp CDKSKDRZSAanUNpQYuJw9OzHhTFkPiR4OwVGITm/OKMfNvRSsyazv7pnPEwIJcjOcTsuyJI5W/Ut bOGESVWxIGvGpwVrBZ1WzKMnxhYMJfsNXd8z3txx+/GGkycc1ivERY+4fNAOQUhoJVgZy4Ou43Lt +M6Tcz7f9RynkftjE4IqkRFO4FSlExKJQ/SOVW/YGcHagLWCoTdY7RDUtvEzpmkZSyGHxHGJ7H1L Hpeq+Rn9NBNDaIEUss1NxnkmCMWDiy27wUIqxBiJQEJwTC0zUFiNlqriSybmxBIix8XQa0XRf6fO blIrW6FWQT5OZC3YaU0qBXIllIi1HaUIbqeZm3HiopNE2UALWbQvNufCYdLIUogyEQIcl4CQlhwz kyjIZcYvFYxnbQ37JTMHwTEK9iHip8Q8zZxdrHn85IJt18wePhw5Hhfup0hVGaU7Ui5IWdgNBqUq 3ldKigzrHiMV/oRxQRmmkBgDPJIFhMIYeLo2beOZKygBzoFsa1olr5qJpRTikjA5sbOarjcEBm7n wnKYuVnaks1YQU/G2qG5jHqDFo35i2ptoA4ZpSShgJSZFGVrF4NnKZleq5YNZAznw8CLD3t+++oD S61YYxClzRl82KNL5YvLgWePz7iZFu4Ox+a18IGQNHMUrHvVtAFCJkppGPEYE1J1yFpJOZNTRklB bwQIxVU2UAKDylQEMrd1pacyT0u7hmKi9h1ZS0RpYsZ8qhmuDu1zqRQmH9s4WSao4H2llnjqfZs/ oCTJvU/ces9coMRIrxRfPjrnk8sd20GwlolpXriZFnzOrE3Pruupx4VSCiutiDkx+QWlBaZTICWl nPbtQnAsBZ8yRq8QyVOq4mI1sF25VhspAUaDMZRpJMdAzJnsE0LBg4uBVCpv7g589e4OJyROKUap WFImR8dKwqOLxPlFj/E9UgukVRgEShtE9YhSELHiawM7a1UJFe6OI521bI3F58hm1fHy0Y7tbywf J8+2c+RccRSscxz8wlev3vGjz57xaLvh/XrFcdozzk3+H7TBCImmCqyRiGxZdRVlJCFkEi0pO0Sw HWRlkDFT0SwxcDSVnYJDFigUIoEPgRTBuo4qHCXHU4Rta+</text:p>
            <text:p>FKCPhUKMY2Tm6udE4itUYlQUqBQ4Ql F9baMEfJ1eL5MLcfUkuF2ww83w5sV1s2Q8/ZyqFF4G72fJgjUVrOHz9m1oaru4/kWtB6oIpCKomE aIg2VdFSsKJinGS1NkglMEKjdaBky1QLibbFIzV6F7IS7/cc9wt+jnS64ozmEDO/e3vFX/7hHbdL 5NnFBUZOrJ0ixML1sjClwmfJ8JxzOjVjDLihZ20EBg1dxXlPrYLgC50ShAqIwhIyd9ORYXCgDYvP 9M7x9PKMJ0bzvWeXhNoEpZtHT7gv8L//P7/g57/+hifnGy7PexY/Mvs2bVQqM4WAVkYy9I7jFKmi gYWPS8QgqTKisJQEPiZkAqsCKVZqrqRSGb0kpQimbcs6o3AOrAVJ4+gLZRCqEpbMlEFTqCUyGIXQ tvkMSySlxDHTEO6xEBLchkiiodEola21bK3G9JZJSfz+QO4k76/3/P7eg1RYI+jOdhzWW3wZ2fYK lUqrtlNlWQrCZjadYzUMDL2k05JFGZyr5KypynE4Zo77iV3OSKFBCco4k755z3i9x0o4+on/6/UV v3y75857xuPMk/M1VpySuWvrRC5kJR5nvvl45Oo48XS34nI94HwlOMPFUGFQqN7S5YoSoUGjaubB RiHZ8e3NPb4kVt2K47xwDAtffvKQx0/O6IViChmnNGa75ZPPviRUwb/8X/4F1MSm69msNlyniZwz JMHoF3TKlXnOyCyoGpxo8OIoM0NncbKn5IirLWp6HyRaOTot2yCoROZakbECkd4KHPYkZQJfCjlG fCyEAkoIpDRIMvkEQ1CqZwqZec7EEglJcCge3zQUWAShFKyCGGZS7Zso5O5AMZZFKn75+3e8u5r5 9NGOXiVWa3jbOe7v73hyZjmWgjz9KDkUxhBZ9ZJhbUEIbscF4xZmJKu+J+dATQU/NaOK1LJ5BA8j 0/UR70eOIfKvf/UN/+qrP9ANHS/OzrhYDzw52/H0rGNnHUvOVKC3kpUq3CTBu7sDc/YoJXmkFNe5 sIRAHxxrp7DmRCclcvCJtZY8WA/UUnl/v6fUgCiZ33+44XqMeGXYaIOWmT0VgUWerbnsBLtuzdvr a9wTzbPLMyiCq+MBpMCKgl7rhhTrBolKHVopaqpEPJ3uWyOYM0rpRt4omq5LaKeQFYpo+HOnBLIa tGkQ7RSBmvAZfMn4CLEGhgzVNTL2HAJZatadR4iKMYY4J+YkSEAnaBa0BKoKNlLTS4XSkuNhZGM0 3dNH3NyP/PbNHb5CLYLtuscYS8wJlgVJIWPopWIuC0tUxKAxsrDShSI1MUu+ffeRN1885R9cPsbP E9UY5tuJ+OYGfblFzDPh/Q2LTwip+ds3r/m/f/+GB4Pl+eUWoy1nuw1Pz3c4rZli5G4qVCJKC8Zp xmjD41XP3TTy67fvkE+fMgwd176wCZnUdxinqNlTqHRS87sPe5RYcErQS0WRTQk8TYX/929+wx+u Rr549pDLQbPuNH03cv3uLR/f3xKIpFTYjzNnfc+zhxtMpyhZMCiBPt8OaFupKROjaOKIFNFFEFNF UlBUllhJqUmRVJbYUxB9bw0pK0opDL1mY8Uf6e0zgpwqVbQaysc2d1+V1kMrI8lVk0rD21MqI7CI gtFgs2AuEKmslWFjLEOvKalQcuF8pelz5Vfvb3l1O4FyKCVZ9x2+uEbrCgujj4BoFfo4cfSRZ9sO KxQro0nK0Xcdv3/1kT/czfzjLzt2fU9Bsr/Z84df/JqzM8s6V3KEzknSAtMSeHm+4ZMHA1l3zElw sd6S0fz+4x2ZwrwUQoqsB9M6ITxWGtZuw2F/zW/fvuX5k6cI4H6cWKXIWR6owRPJOKFQCF7d32O1 xgJWaYqGda8hZa7v79htB7TYYnTlUp/mFDXx4GLFOHreX40EDxe7nt3K0esBIT266wRWCXwqLLVQ UkXWghGWkAtGCIxspzhkgZSFVC1VNgiBRZ2MmIVVp3BSEWMhUpj8ydWSaYFMwpJ1xYh2vSlp0QgK 7XpNhVYjGMlQBbGW5kuslZWWDINm6DU5VTbrjkeXW6qSfHN94HAcmypHa6QSjbOXYfGVUsUpoq2J VAoVaQrOOnarNYdUsVYiReXrdx+4Dt/hxWfPkLlyc3/PL3/5O+6XiXNj+P7zJzx/uCUb+OSix+rG EcymA52590eqWjF7z93kQQhCiRRZebxp+9A5RlZdz8Zdcj0d+c27W7ZdRwbccsBvAysnIVcmH5DA 1lqqlPgcWY5HrJXsesvD8zPejQdyzAilGYvmsCRcGXmw7um/eInMlb/+zchv3n2ku5ac79Z89vgJ q16gpRDttKbM3Twh0HRGUxGULFitNVpI9lNq5gpVkVYQUtvjH3MmBtiuDVa3pxyhCDUSQkYogxS0 OBPZRpoZyyIi6TRDjiWTQ2aqlYykl4oUC0ttk7utdvROsnaKwRhGVRnWPdtecjdOfHM1sYSCcAHT JidQA9SAzwWnJVOo5ADJJ4wRiNp2+W6w3NxOFNHoILdXV/zy4w0/+uFLzrWDkrkZJz7cjXz18YY3 9yPffXpGjoHDGLkPjS7eG0GvDdfThJSSs82KEDMYyVoachWsOsdGaRYqq05z3q947Lf85v0N99OC HTQ5GZabifOV4Ol6jTRwfZiRCHZ9TxIdHw9Hbo8zUlQuNiu+vbvFz/6ULib49t0d5xvL5cMHPLrY Ep6dcX275939nt++u6N7d8VxanxILStoIZqUKVZyDVRpGfQJJiwrqUhygZACQhpsLdwunhoyY4rk UBgSpKqRSA4hcgyBXDRaNjXuEjNjSZytVhQyy0msKVBQBbkU7lOiADEVfM5kKrvO8OXZhs3Wse0N 9wdPNgNn5zt0qfz23S2/e39NVQprOh6veh64NT5pSmliylwCIYrmfRRt/FmEYdVZemvQQmBMC172 KfK3X3/L+x99j0+/2EGo/OR7HT/+yRdcT5F/97e/4n/++S8Zp8DLB+ecn/UMzqCsZqMtnesYOkev WkdktKJTmiIrw4npszupe2KKrDvHP/zuC96PC6P3HFImxubJuDkuFFlYOQVFkHJkZS3eOW4PI7VW VitHoXAzTjwLka1R7EOCSaFu9xxuMzkXnj7c8nFsVNdpP/LmzVu0ab/PKZvXsO479vPCsiTMoHBW cD9H5uCxGEqFQ00IL4kikUKmyNrmzQWWAEKUtpUaA1IajDOMKXGcPEPvMFoxLlM7jafoNFRt+wBV UUkQaNf0tjO8vNjwZOdY9z1SFV75RN52dKry6vqer15dcxg92ii+9/gRnz4+a7rEg+dysyNKWFJ7 CKtICCCJjE8BKd1pQhlZScFeKXxOfP3qDf/i3/wNz85XPN72XNges1vz8nLHd/7eS1b9wC//9iue XmxYdz3rzZpnF1vWpoNTnMQ0z3RaoaRAC0lvmunmY8lcX90z3c+EGtlsOn722Qt++tkTbg6e311d MXrPzjgCcH13j9OCR9ttM5/kQqc1O7fmDsFus+LBasU4HTjsD6weWpy1IBXXh4VvX7+lU5nz854f vnjI588ueP3+jl/9/hVhXtCd1fiamrfeKoxvaZT344hWPbZq5gCLrMQqyBFmmTFKIEUmZNmeJCOR tLFtRYIWzDHhoiGXtgnrtWWZE+MS0VWgrWJOmeSb/zBVcEKShUQKycO+Oz1czYgRcyFZg0iR+7fX XAXPh7sjJVeKEjzaDGy3K7ASbQUvPznn4+uZ/cGjjaWzlkEZ9n5myRHhAylFChmRc5vslcK0LPzL v/wF1in+83/0Q77z6CFnMeGM5uyzF/z5n/2MDYll8lQp2awGCoVvb+84hoBIhcE2f/4SEyEKUqrc HEc+TpGb+3v86FkNhoswsOkHzlYdq13Pk3TO1f0eSWP/nu+2XF2NvI73PL88awFWIbHuLFFkthx5 vN7wuw/X+GkG0QAdJWWUbsnlH/cHBmc5Gyy66+it4eYw8fb6Gi2lYB4TKSXiEvAxE2PAWYvKgt4q Jt0zl5lERdamBjFCUKRhCZFFe3a1xwqNl5njFCmxVflaw1oYgtXEVIlpaXMGIbHSUGqglErIgkBF iYJB0vWOoWv7SKcV59uepYCZZu6OR26vFFrVFqAUEtZYOlkxziDdwLqu6NwVxzlQc+ZBv2Zwnk4r rpZESJmIQkrBSmkqtbluT4SScZr5X//NX3EzLfzFDz7jz//kOzxWT0FL3MWavnPUnIlSMi4j768C v/twxevbA8E3HO3FakWVlWPITFNg9h7tC8pYLlcD223PZtdTleR3NwcexsLWGdRuzd08E2JgbTRy 0/OLV6+ZU+TTR5dUKomATBItBGdDj1OGaZrwk6e3PSkmilI8fvKQGCLHpfLwsmflJDkpNs5xJSX6 GALenxgBpb2VMRqrFUKKZuZSgkMAUSuuYfRJQjBPhRAS9BopBEUqpMwNN5vA6mafUqZN4pbkMbKy pDZbn5AsuQk3ygkEm0vT4G16ydmq4+Ha8tmDcx6sNX/1bmQqsNIRjWDvA4cxEUrhxfaMx2eObtvj Zc/heMOHD/cc9xPb8zW6VFTK6P+vpzdbsvQ6z/SeNf7THnLOqqwBKBAEQFGU2lS3OiRLsq/AJ74g X4vPOqKjD+2wI9wnDouyWpMpiaQAEiAxVCGzctrTP63RByulO6jKvff/r/V97/s8JqOVJM4enwVZ SKRWT3nEEnPPQrCsKkSI/PXf/pK7t2+ZpeJ//vQDmvWC3Rjo+4mhdwxRkFOgig0qG4a9Yxgm3Oh4 30wsdMGdtQg6UaEreHZyxOtXJxwft4zJEzMMYeL9Y+R03dFWCoTlcRcYp5mmUmil+d3NI0obLpcd IURizKjKUFcGpQTbw4bDfk19VqFkSSK1ywWnp0fsHjcMk+f58TGTCOiqwOC1DxGRAwJFpTPOJGzI JGDOmdl7XBSMzlPLMknLMbMPE73zSKVRWTFFkDEScgmHRjLzHHjwmfWyRgSByWC1ZZzmMi3SiZgi KZe5oRWgVRlNv1o3fHpxzMVZw0XTcbvr+fz6nklZPlh21CTe7iJjiNSrBceriucXK5rTS24OW371 6y/4/t014+ypDIx+YnaeujIcNQuSeMoIZLBK0VSU5UhOzCEga8tqUbF/HPjHz7/m1Qdf8Kff/pjn WfBPf/8F311vmcfEUtREk9hNPdcPPS5kFm1DZyzdsuKsWmKMpcmClDLHi4rPfvCc1x+eYA3c3u54 f+gJKRFD4H4Y8dFSG8WirZlSwofMSWcZ55nv77eokOhqS9dJgqypdwZrJQ+biaHvSWclFe0nz8BA W1m2UvDV2wfapqaqDVpl/OzRi0Zx6EcSCvtUNxKIcjqMpS8/RFdUJkKSVMkN7PuyVVp1DQnYzY4x leVPJQV1bbibAsJNqFGiJVTalBLpkyULn/BzQJmCLUFkdCV5vlry8dmKT56f0rbFf/d21/Pdw4b1 6Rm1rZE5gJQoo7DS0FYglOD7h5G/+fWv+e2X3xHHGZkkZ3V5/Rx3NfvoUb1/4umDMBqpNKeLive1 ZD8kckpM/cBxY1mtOnrneHzY8d3vrulvH/i7v/x7jlJDSrBPI7s4824cubvdsF40nHUtZ3XH6dmS pl4WmYSfWK87/uCHZ5xfPMPUgRw9J8sKYuJ+kkwaREjcPe6RCs4WDUtbMeA4aiqmduK+99wME590 NVIKbGioK0WrFPdRsOsHovPYqkErzTxNaGs4ahf8Zv+en/3yt5ytW1wMPHt2grbCIpTB+0iIESJU VtDUNSKWuHQWCWMM5Pw00s1P5/eSFbLCkKVnmhIpezpbY4ykIiCDIMaINAptZIEmF/MSB5fRtebq 9AiB4ev375E+8fq44cNna+pFBSGw7x23h4Gkq5JSepqv5+ipVXl9GV3xy28f+O6f/2++vnugbSpi DLxeWZpGkSc4P9K8HQZievrlF+MUITqe15bH5YKYZoKQ+HFEuISpEk1t6feeb95+i3r9Gts13Lw9 8LztaFYtKhe162XdcPKEqWulQiWDjyNNXXH5bMFHL0+4PF0hRSDuBkKKyAxds2AXE/NcUDfbaWRz GNj3DVK0nCwsz9Yr9j6Q1QxCMoRAYyy4CCHT1VW5KYTI/rDn5WpBVS/px4kYMovW8OHFmt+9veV2 N/Dm8pz1myvUT16d/y8plc2eSxmDpDIl/xddYPSBmEsMWgjJHEu6RGtN1xh0zkitWVpFRnDwoKUs UuQQUcqgpUKJIkyaXERWkoujY6ytuDg/599/+oqPL455nD3tsuMPPzzn+VGHltAIwWEa+YdvN9xH SWsVKxnJOfK4H/EOhNYYZbjZ7Pnqu/cQEierDpsCb84b8Inb7cAcI99vBqYpcbJq+fC85mzZcL/b s91OhJxRUqEyZQKnBJUqjOj9MDJGz48++QE/+fEn/PKbGz774Bl/8vufclwdoSaPVpJaavYpMsWI t5luIXn18pQffnjO+XqBcBE3jYwusO8jm97hEMTkmWePmz1zCoQIXmR8zFSiVN2lrThpapZKso8R IcDFmcGXFrU1mvPVspDG3FiWebpiyjB7x1Jpzk8XdG3Fuqqo0SVkqzQYBxqYVCLNmdkVOGHMRakW Q8Sqwt7zCWzOdMrgcmBOjt4ZpuSIMTOMHkwkzJ7aCoTRhJjZ+ZmUEsdmwbpbcbTUXJ6teH25plaS z/iEcb/jctXic6TWmuWi5XaaeZwTRssntmBgzAEfS7snZ0k/TBgLy8UCVRmqtkaNDkN+orxmbh4H 3u8mkowsa4ELApMkU5A8jA4tAscLgdUNj/3A6GbWtUZJwWZ/4Jf/8jW/+vRL/uzP/nv+4qef8EG3 QAbD5uGa3TRye9gibQW1QaeAsYaT1YrzbsFKKRQ1jgkfPD5bkgz0fmLqtyyswiiFx6ETaGHQUpQf li5NbKJHSEHX1MR5ZowJbTVNa2n2hhACpycLhFB8/s07HgfHm6vnLLTiZs5kqVlVLbJyzIc9+ymi c87kLEgZIiV4UDpyTxGzp1+4eOqxaSQu5ZKvK7ER0pwY0kBInlaVgIcLiSlkKpWZCMRYamCNNRhV E1Jgtah5dr7ieLFC1pqTg+B3N9dUoqOWmrpq0KsjhpsNu3mmW69RwDSXbF9OJRsnsqKxGqNAaku7 qDhqCsnMiOIN0Cmzf+zpJ8eqVUyj5/p+JP9AUT81mDRQSYluDEdtmbaFVF43dWWJkyKYS2kAACAA SURBVOe//eOXpKrhj85OMUnz67fv+fl3v+X7cUDXNS+OjjhpGkLosbLCaoNCEnxCy4gMkTkJkndY KbBKcXMY0G1Nu2pQMuNCJPQ9Kgtss2ZpFc4FNrPD58xC1chcOoMWS60mlEjFZZkSXWuxdcv13YbO Go4WKxbS4EXGpSLClrUoy6BNX4IYIWZClOQIUygRrWrRFkpVEuSqNIj9PJOfTskppcKcS4Fx9pAy oSu/mBQDwlh8loQgyHlGoTDG0HYNxlacna15eXnKYtmWO+z9De+3G2T7AUfrFtPWTEKwGxJTiqya CuNmDv1EqU8ojI7UIdNUBpfKF81oQSsj3aJj0RmSkch9Zhw9ViSO6oa7/cQUAy4FOmNQTx29lCMi Ka5OF+zHiRgTioDSFh8zX3/1FtM0XP6B4fjNCnmsOWiYw8yLo2OeLRtEBiM7hMrkeSZ4zzgpgttD yriQCN4hpUKJjHMzWxJN12GEpbaBtp6RGbSWNEbSj4HRexKw8Z7ZT2gjyUmTU6LSmkZ7YgQ3w6qt mNzM9cOGw2FEVgZpDG0nMEGBtshKoWP0T+LjTHQOozONalDeY61EY8AF5snhlQQBtrKgFONUUGZI gagsNmZAM4wBpWTBkSVIKaAUaAVN03C6PmJ5fspnP3rJs3XD7nHD/fU1cT5g6hrVLmlXCyoj2I4j 94/7kgmQhTudc/mPam1ROhNDJgoYXWJwI8cLBSislizahr1POO+JceJo2dJVlm82G2LQODex7Co6 qxmcI4vMFCdWiwVHXYVzM0KULGJKsDscuPn+kfGngubqjM7WvLi95KJpWbcaJSI+h8IxEIZpdhz2 B2oBfUpEkdC6IiIZ54n8lJl8mCZW88B+DhjgfLkghoi2ijlmZIboBUlGhAn000yVFV44Ukosq4Yc MpFiRCEmzhYNu2Hg9vGBBz8jteFksWZhDaquyCmhhRGIoEhxRqhIqy3H1mJUW/i5scTGe+/xUdFW FeKpruVCROeAeBIsFbdvphKKYU6E7BC6+jf7RtN0nB+fcXRxxkefveTs7JiH2/ccbm5YN5qr11dc syFnR2MUttLsdjse91tmF7CyINZnEugKowVWWczKkASMk0fkhMkgfCKqwBwyj5uJwzSXqndlCS4z 9I5gA5v9wOuzU1ZWcxhHrKoIyZNj2Zb54MqGk2ILQ0u+/e47nIaTq+dM81su6hq3VmgTsApUyEwh l9tKloy+QKCcD1gtWHYCZSwxSvw0FzZyzDw4zzBNnBhLV1dsYsLvJx5jwJColGT6N40lSFFhVSKo 8DQTaBmnmd6V6HhjNEeLBf0Y8bs9O39gu91htaYxFdWiQwcHRkVUzmihyEKzbi22qnjcjhziRJIg rEX4oi+zJBoFnemY48w8OJQsRZKcAaUIYcKFiJEBaypsV/HRhx/w0ZvXHD9fcbZcMLy/5XB/x9nJ mrOLCw5fvmXcXyMQHC80MmTuRkeMgiQEWWVcLlPG5ao4fiuV0VqxGzytFYisUSJgZXlkv73dcv24 o1GSy6M1Qwx8vTlwcB5mePc48oNLWLQWf+eJQpGEws+Ri7YixZr94CEmRBQYpbm72/Db7+6Z8Vy+ PmP3zQlvH98ScyBV0BpFjBEfE0OCeReYQk9OiefHK4ScqGNidp5tP1DZilVluOknbMwcwsxumjFP PIG74LFCUBtFp0rDuJKCKEBnjUMircREmFxGS08QER8SWRrOjhdECfJhSx9mlNIoa7j44CO0VYLR J+YYCB4qm0HJgijPiTkHIoll06BaTUZTqcDJoqXShpu9YEISFAhfnhZziMXFaxTLrkZLy8X5GZ9+ 8obXL89Lj393R5pGnr++4ursiH674+76PaE/cGwqVIR+u8MKuDpbcXI/orTk/jAXuEFnCvBwdoTg mFzCVBbpfMGpSBhc4N3NAZ8nnp0fYVcLvrzds53K+NXNjuvbLfHTF5yuW4wqK2RjNMlLVrXhMjbM LpLm0q8nak7P13zx5bd8/sVX/NF/+I989j/+OyoBbz//irvtyKI5Zowj0zjhJoWLfYE/50QQisEp VM7czwMiSI6XC06spB4piyMcwzxxuujQlaHmX58mqvjGpaRpOrwTJB/wT+yhnGMBZUlJDKIs+VQB USy7riBwBeiqolKalZJoIQLeC2YERgtqFKRioogpEGLACsXKaLRR9HNCKUMtNTInamnIlWAcZ0II tKq0hZTWdG3Fad3RLDs+e/MBz58f0elAJzS2VtjTF9S1IUwDbLfMcUISaJNjv90zjDNmteDNy0s+ 2UMyNcM0s5SSk1XHofdsxhklHFQ1Xd0ixgONKo4/FwL7aWLZaVZWsXOZ282Ec566seTo+e7+gZtN j21a1l3HOI3MOTGkjPVgtEXrgqZFGJKGZdvx9ru3/PXf/5pXVy94/YNzfvjnv0/VaOaff8EwT8QI hzHgRQQFx11ZTQ/zxJwyaowcmDiuOmbv2Q+w0pr3DCgtabPlse+pq67AMJKmnz3KZ1RTI2TGPrEJ jVZ47+nnQO9cYTKmRMrlkFkOtrEkoFMiKUmtJGbskdNcxIRIWajZT6ZsISXSaFqr6LQBGZ8ABQEd NJvecXuYmHLApzJaNdpQqQJDalrDUdfSVjVvXl3w4w/PuFg2HJtyt28Wx3SVIm8e8A+3xVBia7Is 1et5HhFGouqKs3XNs5OmtHt8pNKGtpIImThMhQPYNZZ1bagrixKZefYMk0eIwFFbIaxmu93ysN0Q 54A0IGvD3WHm7e2WlAXdoinFnxgZR89+dqAER23hDoZQnoqTDxwOB375+Rf84hef0z9uaa9O+fhP f8If/9Hv8/y0pRaGpl7RdR2VVpjKIJYtKiRUkGAsla4ZUypPyycwRM4RckIry+gim37EPxV2NvOh 3LZ8GcbFHPGiJK/6fWCcPN47nCslMClFeW2JAsyutUKmgvEVCCqt0SlnfHYlMq0ljS0HjBBDQYw0 C/yc2PqBSlgiCU8sKpLo/lUnycqAUaUfqFxAiETTNFxePePN6xdcHi1YWYWsGqQoj9TpMCCniVoJ HkTmZuc5XS+wVUVSGlVZtJRIAVPwbHtPjmC0xgpLp30JovhEKwRNbfHTUDZlKrHtJ5RSnHYLZqHp nUOGwjB2sWQF+37mcbvn9KRiWSu2QhEUODchlOe0tZzVFetG8bAbEClDTBhr+PzX3/Czy19wcXHC H/y7muqo4+qzlygS360euRkCj7sdd49ltUvO7OPEuT3GVJrDkNgNe04bQ90scTEjdhbvHViDrRuG uWdwCrIqDSwZqcKEi5EEpei5d8zeFXrYkwBTKYXQmZwU1li0gt1hIoSA1prKQK0jeoyhSJoirFpL ZSVzSLjZkZNAGY3U0ApN8gJCJuqyMAqpjGpFbdCxIEhFDlRS4EVFd3HK5dUF66MlKIOShhgmspvo bIW0Bi0KW+Dm+pGvvn3Pn358wXLZlSKIKBg1C+A8/TA/tRWhMQ1zE9DK0s8zlzmy0IqDEOScCh00 RpZdS90atrsDwUNjKzZjwLtMTjBMke00U6vy9DPaUOeMVon9YcAtG06M4ayt+VIMTIeJShnatmJ4 2POXf/W3nJyd8eLqlKvzI6SWnJ2vWB3VtPuJ3b8MTO8yYp7wYiwp6VpS6cgkHa2S1MbiU2JOEWsU U5DE5DnrLO9lZHJlyWaUJihJnxJu8swp4+ZIKLl5YlH/oiUIoUpWsW0w1tC7AvaUUiAUZd2vLDJ6 CKn0+9STYgVEeSKoAiXMOWGFpH/6UhijERJchiANKid2cWYKsWBcQsAuWz5584qrs5bzRUtT29Ks Cg6tLOtacbZacXxyhpOG3377nmnquTxqSDmU84f3TG6mVoKTriIOA9E5vMg0VeJsscBWmvkJq9YZ TysllbCYKOhqzcmy5jBObHcHhEhIVfgCWggkkFLmMM1P5DBRuME50ywrnJt4GGac1JysOi6PqiKa PgyM44hQivfvNvz8n77g5vqBxJPmJUyonDlvG16crWk6g58n4jgXA1kaUTlxsljy4bNTzlYLhslz t9mjRCyv0Vw0ObUsculZJoKwtFhkSgw+cugn5nkiiDKyTzEVToMuQCuVFJU1CGNJqYCu6rqmqixW Npgs0S4KsswYW/gAPhRkiZRPjdqYGIaCftlNM7auWCSBj5DmQFQ1U/AowFpF1BJjWn748QvenCw4 W1ecLBpqq0hhpFKlGkY/0FYNwVruNj1fv7vj2fGStrN8d7dh0TbEXPCzAoESidu794QUaLRgrTSq MaxrxTfbjESgleS01jgtefSeplkgpOb93b5MAVuDfFLBegUyK4wW7Pcz291IrRQZ6EMg5URlDdt+ ZLeoaGrDi1XNu/uZ3gW2h57VckFT1dx8f8t/+/9+xYvLE85zIo+e0Du8gK4xvHpxwsCe3eCYzUwM ntFpFnXDqta0WvN+t2c/DMh6TWUUyMwhOkbn8KI0qkfnUVoxTo55nIkxFFJZKqib4ARZglEZoRRC 6VI2JRUJFaC0pLYarQUpevTz0yOIU0HZClECHcmTYiL4Uu3eDiMhFoq4yomQIgqotcKIMvNftTVS SKTUvHz9iufPLxFGUivNuLsnR1dm9VWFtJpYtzxMA9uHe778+lvePhx4c3XKuq2YUsKEwDiOBJcg ZQ67Ee8SmMTKVhhrUTIghMXPkXe7A8fHDWsreBCga01TddwNI/f7Q5kMZrAqo3N5f0qjMFJycGWz +NGzI9Zdy3ePO4IwXBy37HaOh8eBk87QVZqTVuJi8Qe6/QHZ1nzz22/5L//bX3K6WPM//cmPsKsF No7MD/c87g+sqormXOCvNygRQClSlihVwifjzrOdZ0CThWBMiXGakap4leZxAlL5W4+B7WHA54iS ujSgvGOaJ3wAbTJWKZRpSFKglCj85Fjk01Iputpiq6Kalc+PWs6WLU1drn/elQawExmfEy56jFWY SmEqi1EalwVeSJJWeFH67yFEpixYHp3w8sUZpwYknrHfMW4einJFFuSZqlsm3fLb23t+9dVX/Pq7 94wucLZuqGypLc/TjJsLjbRMHKGrGnRSSBTjNJU9eKOJYebuMHHoZ+Zc7snnqw6E5+39A5MrXQEr oJIK9UTGiC488Q4N211PzIkXlyuMLlzdpjYsl5o5z/QhoOqKk7XBKvHUei4ZinF2/P0/fMF/+T// H7787VuwGm0Lg2h3v2MaZyYiiEijDcZarEnAE4E8JZZNRdOt8An64HB+hlTaweMQcD4ToqD3MxGJ FKrc+WPEpSKBSjk83TgaUpaYnJ/G56WDkckoNFbXRU2XIzLG8q3Q1qCfhE5ujrhY3PPOFU3cvwqJ kimlD08ilPofTz5LFp3l1bMjnreSE5s5U5JaCrqjNfb0OWp1RK4tMUnevrvh9vqBw2bARcGiq1jq xDQFYlIM88T09KQJQiAlVBaMKB+Azom6NrxctwhjikEbwZCgBnIIvN8N3D30uJiJwZOzpKsMjVLk /IR91QXN2h8mbu4m6kXNxfmaKTic93iRsCpjraa1Dc8XLce1IoqEbRRCSZplS6sz//Uv/4H/9H/9 DXf3W0Z3YJoDOQrmOTGNM3Msq2ghfEHYJsFhCggBrdE0VflSRTfjRWbMM/uhJ/iRYXRsDo7p6TAH gpQS0zzi3YxLoJWgMk0JuXiHlAKlABJaaYSwBDI+B+YpEUMq5tAsJYSIlIkYM/00kJ7IFTlp+hTQ KWNVJj3Ft1RwyCTwSeDCyNHJmovTJW+er/nBBxcsFy3SR9zco6slMkbSGAi1Yb/dc3vzPbiM1hXa zqzbhkVVE0NAihLPBgWqGL2FqBDSYm3gqLWctjWrruXV85rLyz3T9nsEsFACqRXXtwN39z0hSKwU RJ+ZgsdahdRFCKmMRiSBIDBFzfX9AVtbPjg/5ZvrXTGJCrBS0CqFNgZrqrKdCxGZJcL7p1uJZH+Y +c//9a/48HTBv//gilwpluslu90IydOpChcy0hqsKI3nwzwVWrqviaFU47fDzMFNqPRUyxeCLH35 m+SMNcUrCLqQw+e5pJdqjZAKEQJKJnRlQWuyg+BGEkU3P8+eGMDoiNZKEXIha7s4E0LGiULorJCg oFKZhaypNUwpM8Ty0zdSs4uetqm4ujjh49dXfPj6imevLtBGEzc76taQvGbe3DL5gdAbDtueOXja qkHEMqkyFOWb1rLQRLIq6UQhsJWgOl5SdQviOLNc1tRWYZRldbHio9dbPv+na2KOrBvNKBUISUgg ZPEI5izoQ0IohSWTc6KiKOKc94Bm8hNf3zzw6nLFTz+85O+/fEeKiVE45jixqg1bY6itwc4RkTIy JIYpPK1tFe/f3fG//u8/4+uf/oQ/+OiU466lEzU4jas80xRZVYaQArt5Yg4zYrYMwTOHyP6wY78f 2PQHlLZY2yCspjMClSRJ5LKcyqBjIYfGrJBCAJqUAyn5AocEcko4IlMKuOTohCEHz+QDCY2OMSJF Lhs+l8gik4RBSI9Go2vFRddxuVzgXODdZsdu8AhVaF1HbcWnn33Mj14959X5gqUUhO2GumqxR8fY rsNte7TJbB8fuLt+jxxn6rZFiEB05VErk0SkhBQKLyJJesgKhWaXAodcvt05BdpWYa2mD5nr8YAL gba27JxjVh21BFNbRGvh4HEktJQMfUCljFKanCakVqxbQ0geF6FKkZvNjsk7/uCjKz5Ogl9/9Q4X Eve7kZO65bixHHWWMUbmWFrMRpf93HJpmefIP3/+NfePO75+94Y//8Mf8uknr1loy+PtHfu7A4Of 2Y4jY4ws7YKQA+8eHnBu4rDb40fPOAdmPbM8khw3AiOLNh7x5A8UgqRgHj0hlBaWyAk/D4VA3lQo Icg+MU9zuc77SBTggiREWNYGnZQoj8EcqBaWPGbqubSCF7pIB5dNgxCJnY/sp8hhLCvM4+WKn/7e G37w4XMu1y1HOpHv79jezqhnV6wvLiBStmRa067OubQtuAPbx55pGAvgWEu8Apc9QjSAIaZQoJM4 vnmc+fJ+5n6/59VRw5ktJNPvD1t+cXPH3XeP5bYxBUaX6BqFtRUJSSESFRn1MHpq2dCa4jXw0WNM W9D2RPycGN3M3eOB1lY8vzxC5UuuH7fc3m+53w+8OO64Ol6wnYo+r6vLL+9u77EESGV49fb6kc1D udrFpeWzVy/I1hItBSDlI1YLklA8HAb87NkfRvb7kcPoGULCWM0piaVUBeStIzk8CSNTOSCPLqBS RD4t8HJWVFWFQJauBonkI3Mqo/xxjkzzxKKpqI1FV52FKVNrydGyIWVP8FBXFVZlMppdP3D9fsMu ltXrcW0wtuLDqzOuTjqOree40XRaIRQIWuKi5nD/yOxmUoi4aQZpWJ4eI80Jxt7zcC/J+x1nywaf xvKtNwmMKi1lYDfP3PWeYZwwceLHPzjnoqnY+8DNYWacMpUs7uHZF95xVpYmeaRzT47eCqElmRlk oqslx8uOr+937MeRF+sWKUqoRIqSOv6nr95yfJj58cszLlY1XwjJZj9xfxhprOG4sdztJmaR6WrJ Yy/Yj+U8YKSgrgro6q/+8Tds3MxPPvuYy5MjTtqW46uG+VHz/e2W+4cbHnYH9vstu+2BYZzYDRMz gh//8A3Pjo9Qsozm5dPALgqB945hDARfVvGeiEqCWkmsLvCLFCMhCqSWGKXxyTN4z7ouBdZ32w3a JDBGUtemRJR0i7UVtVa4NOAGQT9O2MbwXCkqU9FVmvVRQ1e3rEVAuUwlJLZb0Dw7prEdo8xM9wfu H2+RytDZlhADu9t3YBuOugbVvKDdNIw+cL8LPOwcqyaiRaa1kuhmvt/MbFxRtpzrio+OjrBaMUQw VUvGoShX1ZA0SVdlpqEzra2AAZczOpQkcR8EOlmEhqTK2FuJRGNrhEiIOSCyYHKJv/niBjc4/oef POfHHz3jt28f2G53PIZI22henrS82w8MKXDclEHa4BK21jS1YR4c/RT5x5//luv7AydnR/x3v/cx H6sT5qj4ejfzeHvN0Pe8u3vk8TDhXcSFRN1UVE0HVUtmRjuPC7Ec8shl1p8jKXtITyBpUXiPMnpE KhvC9FRICd6xG0fIsDgx7GfHL999j5YBlJU0baFkkQ1KasZpZvKCHEpU/KhpqKRgfbTk5fNznp8v 8JFi+xASUyu6RUt13MIM/vEePztqVZVWrojUdcM0JfqHDZMSLFbHNO2C1bKjrXfs54CPM42U+Kz4 4nrDP9/NzE3L7GZeHjUcty1z9GxGeDxE7h4fiM5TNwu0iyUtExPJGs5PV3yzm+l9T0ciowhJFp1M hEarYiXP+elXA1sxkARonQlu5pff3nCxqvjxD8744esTbm80v3h7S+8c50cVkHm/H8FAi2XyE09g NBBQt5ppCtx9f8/97SNGw+3tKW6G/XaHco+I4IkUp0Lw6enKq9k+PvIb7zhaNnxwugAcIUZELMj4 LCNJGmRIVFIShMdlVbTxulxBpQDvJ7bjyG6eWGjDdhx52A/kENG6rVGpoNCqqiNEwdgP7PuplD98 RMlI2xp0FjQmcXzU8uzFS5KVxTGcI6bRSGNRwhSxUgTSjFayEDSyx4qadrnCKsOm3zPtthgijcqc riwPQ8DNgcc58Zubnl9+c0/fLrEqwL7n40+v6JaWh8PMu7sdv3kYeb/Zct6V03yKoWQbE/gpUklB ZzWHXYYnpG1OmWkuSFgjFRJKDyB4Vtqwrir63tH7gJ88Vlm+vN5itOTDZ2s+eHmGrC0/++cv2U5w 1ClEVuxcgkow2EJVH52HXGJkda2Zp1Knf/v1De+/uWY8OLRVnD9bc7lccZx6+sPMrOOTRCLz/e09 m/2Oy/GIs3XHctEw9o7DMDK4gTk5NCW+nURGUZLbMQly8OXQLEqTq/gX4OBntvcjJipWXYdWQlA1 CiEEOQv80z5AawMikEOmaju6xlKZjBISLTKqtpyenDCPjuRmVIDRjYQ0ISuFspa083gfyEik8KAV </text:p>
            <text:p>ql7Rnh7THnXMN+847AYImcoY1jbjx8Bff3fPz796T9aai5MTpnHmxcLye89P0FJzt93x/f2Om8cD u9FxtV4SvGfrPGKaCYumeAmnmaUuGDapQISATAEXQIiyU0i5vFMf9yN0ia4qhJTv9545ZNbCoKTk 7n7D2Pf88PUlP3pzyTh7/u7zt+xyREpFpzW1EUwruN8WoLOtNDzxiW2ty/BmduxHhxOC9aJC6BZs xVEXmY46ts4x7ifGfkIKsFqyGx1v32/46MUxxkhi9vgUESEjVSYqQeZfg7ACpST5qbUVEfhQPvyY MtM8oq3huOsAgc4hIawBqYip0KTbkxWZxGEYiEbTGcuyNqzXhuXqmHbRkkNJowoJwQW+/+Zb9reP 1E1NtW4IPpKG4ekAUtpBMszIqScjaQUcn6zYE/ny/QMhCCohaaqa/ZSYRKZtLLvdjkur+dOPLzlp K77dDHxzu+H9duJmO+BDpGsMh9mx3c8EHyELZGXASE5XhiHV+H4gpyLCKB9EAFWq6CoE3ByZKk1j FcfLim/6QMowhYxSkuOu4mHo+bsvvkFZw6dvrqhrw+e/u+br6w1zEKwaxeWiwwWFJ+MnVxyGTzN5 7yNZa5SRhYAuBPuHDeNG8WxZc3XUoPvMN70juVAW31LjYuTt9T2LxnKxrrGtoUkRjyZkR6HbljW5 kAIpy6QykUixcByneeIw9oiUeHZ8iq4Mtw8PaJEF05xpjKIxFuGLAyiLcrJedTXPjhd0p2s+uLpg dXRKMjWOEnG2xiIAvV0Q8gPb+zvYmuK0sxprKkydMVVN9pFpv8MMA6tlx2JRMR0sGk3XKIwUNKLi 6qjjfb9nMzo6Av/hg1d8fLHmfpx4vzvgU2BKicPkWNeaRaW46yPzHOg9tE+ixpQjwc9UMvHoy3Sx EjXZJPoZrDIsrCFEQGnmOeKVo7KG85MV313v6J1jM468Oqo57hZ8+/09P/vHr/j06ozTkyU/+eEV i7bh83eP7PY9ulI8O295nAL344xMheohRHn9eB/L31YIgg+Mu4HJJ/LY8tnzBc+XDfvB834ORZwV oe/3TDGxbC3WXLJqO0zOPOxnZFLlQPjkMpJJkHVGo4g5lKBHCAzTzDyOLJdLmrZhPw/s+wN6iI6m qtFaIW0RFYxDQBnNq2eXvHp1xunpCc3RisZURBfw88wcHcMwPDmBPU1tuXr1gu3dNWmaGKOh0oau qbFVqX33zhG9w66X6JzYPe647funVLLktp+4ub7nH7654Xq3Z1W3/NmHz/jDl6eoLBncyGGeCbkg 5ispOVl25THnE0rKQj6XkTiMKFf4ATmC1YIdioXRkBPbMBWaZyNwqRDSd/2EDJqz4wXHreTouGK7 8+wmx6YfOWs7To9XuHnky3c3/MNvb3j94pTPXp7x6uqE33z1Pf/y3T0NkloJbKUZDiVrkIHKFg5B 1dYoo3CjA6MwQnC97VktLJ8+W/J81bLbTkQf2PU7DuNEpzW73YHbXcuiWWFaS+Uz0xhAZioMQoER CqVMySWgCd6x6XvGqQy+pFKMzrPf9KzqGj3nVADDpmJ9dsrqqMVKxaJb8fJ4xep0RfSJ3Xjg+u4W 97gtePJpZJwmUoxoVTCqKpV+4SgTOZoSTjCl/hRCILrAv6GhEmwPjt19z3fbns+/e+SX395yfbch aMvrsxP++PUZP3pxgtIG5z1jymxnx+3e8diP2ApOOkOInpwFdVvhlEL5UozQ0tDZGtf3WKsRsWzP RJJEF+hzZumLnj6nVEbWUTGmzOgTZ+uOxIhLhp1LrJtMXWmgwmjJw2HDz37+De+v1vz001f8yaev OT1ecbcbsTvPaGcGChFUSXAuUrcVSqkSqRtdQe5TImq3+4mXl0ecrBpOV7YUR92Ec5HO6LKn2Y/c GsFFt+T4qGMrMm6aELLMCLTSaFMg/cllbg8j17sdPkakKdPCx/2OOQZeny3RlBxIGwAABLVJREFU 0UlEI8kyc7lc8OLlRdne2YZaQiDj5lJMsF2FSkvaXDy0bQjEGBDTSH+3YRoGIpmQCoyZWChjla7Y 7nv2o0eLzDwOPAjBL755z8+/fM+v3z/wzfsHrm93vHp2zF+8ec4nL065WjXUVrJxI2Ly3PczjwfH ZnSkCJWuypNkNzGFiNIFOhmFImsNUdBVjrs+kJLA6lJlUwIqXcou/ahZ1KawBiqF9plx9hzmxMIY /FqzHxJzkuxyIDjBOEycWMnFqmEzBv76i1sOU+LHby5YLjrOVmtODxM777jfljp6zoKuNfjZIZTE j3NZuD29HppG00+Bw+h43ikuu1JQGdxTXb8qOhfnPIeD51hH1ssKfbJit5FMk0eLgNGFEaQrw9YN 3Ox3jD4gjMaqQiA/jAOni4ZFU6GNtZyfHPPi8pSjrqLNhQAxjRt2fia6iDGC2tS0psWtLY1QCCtL bXya2d3dIsQdKTqGOVBpjbSaIEtGbcqZOSdCjMwpM7/f8f9urvnrf/mOL2+2HHZ7QohcXZ7wF7/3 AX/84Qmd0kQpCCkz9zP9HLl+GLjeDozRlw6+UUQRud95ELrM5KXAoZHaoXwmikQlJA9zpNFglCCI jKktjZvpfWDbj9jaImVp58pJF2pYinTKMIlIlpnBCdwEYY6MJBZ1xcWyZj8E7jZb/vZXA+tFw+uL M1ZHC65OOm7u9txvZ6QQWK2YQiD4gHMBIQTBBarKEGLCxcg4B/RSs241ByeZfERk6GQBWWYSLjk2 84HOW45WTxaw+x1hykxkTC4TzclNDNFhjMUisdbgnCdMI93pCi1Bv3l5wh/+8BWXz0/JUnE47Jk2 98TJYYymqRsUkiFkRIj4DD44YvS4/oAbJ/xTHNkHX3bMrS533xDo+xk3xbL1EpGYBf/yu3v+j198 zd1hILli3locL/nzT674jx+e0bQV435AG400mozi+92B311vedh7slbUMrKuJS5nHkfHshFUsiOj mEPZZhqtCEqxqgx3B4+WirrRjL4UXqUoVNPHGY5MotOSZMDIzLpr2D32oDLrzgJlfi9JHC0aFIVi 2ijNqrMFpTMH3o0b3j3uubw4pRaJrrE87GZSzkQpaJua/X4g5dKms09uhJTKbWMMjkBF2zYse89e DiSdn8SRGZkzyRd2kBsdcdXRLBq6mOnvEyE4gpaEnef9rkdiWXVVobNKwWGcqO1TrJ6I/r2PX/L6 6pRqtWQMmfngsJXErI/p7JKua/Ahcvv+exj3+KyJfuKw3/N485ZphJNVh5CJmYwwT2BgMioVCnYQ hjk65uzJUfOr2w3fXt9TVQa0prKWjy5PeXPeYXRmniOjlJxUBbg4V4a3mwO/uXugkqV3UBtBUyuG WRJRJCXJOTI5xVZnKgGV0URrWbSOk1ES0tNTAoXI4ABrNTlnWmVpK8noJF0lWTc15sExIzlZVeB8 GfPKxLo2xFR+sUZBJQxb55CqxMU3Y+TLb+95sapoEdRKIBqDNho/lh6DNmX72mqQGWyjaboW7xK7 YebMaozWVEaVf19lqLQmR4ghIERDlIl5P5QIudX4zmLHQIzwcNhzs+8RQnPeNcQMd4eeECNHixaj gAT/P2EWHBLCNr54AAAAAElFTkSuQmCC </text:p>
          </table:table-cell>
        </table:table-row>
        <table:table-row table:style-name="ro7">
          <table:table-cell office:value-type="float" office:value="280074" calcext:value-type="float">
            <text:p>280074</text:p>
          </table:table-cell>
          <table:table-cell office:value-type="string" calcext:value-type="string">
            <text:p>Surina Daardendrian</text:p>
          </table:table-cell>
          <table:table-cell office:value-type="float" office:value="1" calcext:value-type="float">
            <text:p>1</text:p>
          </table:table-cell>
          <table:table-cell table:content-validation-name="val10" office:value-type="string" calcext:value-type="string">
            <text:p>PALADIN</text:p>
          </table:table-cell>
          <table:table-cell office:value-type="float" office:value="14" calcext:value-type="float">
            <text:p>14</text:p>
          </table:table-cell>
          <table:table-cell office:value-type="float" office:value="9" calcext:value-type="float">
            <text:p>9</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13" calcext:value-type="float">
            <text:p>13</text:p>
          </table:table-cell>
          <table:table-cell office:value-type="float" office:value="0" calcext:value-type="float">
            <text:p>0</text:p>
          </table:table-cell>
          <table:table-cell table:content-validation-name="val11" office:value-type="string" calcext:value-type="string">
            <text:p>GLAIVE</text:p>
          </table:table-cell>
          <table:table-cell table:content-validation-name="val12"/>
          <table:table-cell table:content-validation-name="val13" office:value-type="string" calcext:value-type="string">
            <text:p>CHAINMAILARM</text:p>
          </table:table-cell>
          <table:table-cell table:content-validation-name="val14" office:value-type="string" calcext:value-type="string">
            <text:p>SHIELD</text:p>
          </table:table-cell>
          <table:table-cell table:content-validation-name="val16" office:value-type="string" calcext:value-type="string">
            <text:p>DRAGONBORN </text:p>
          </table:table-cell>
          <table:table-cell office:value-type="string" calcext:value-type="string">
            <text:p>You understand wealth, power, and privilege. You carry a noble title, and your family owns land, collects taxes, and wields significant political influence. As an honest, hard-working landowner who cares deeply about the people who live and work on your land, you are keenly aware of your responsibility to them.</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AXtpQ0NQaWNjAAB4nH2RPUjDQBzFX1NFLRUHi4g4ZKhOdlER x1qFIlQItUKrDiaXfkGThiTFxVFwLTj4sVh1cHHW1cFVEAQ/QFxdnBRdpMT/JYUWMR4c9+Pdvcfd O0BoVJhmdcUBTbfNdDIhZnOrYs8r+hACEMaQzCxjTpJS8B1f9wjw9S7Gs/zP/Tn61bzFgIBIHGeG aRNvEM9s2gbnfeIIK8kq8TnxhEkXJH7kuuLxG+eiywLPjJiZ9DxxhFgsdrDSwaxkasTTxFFV0ylf yHqsct7irFVqrHVP/sJwXl9Z5jrNUSSxiCVIEKGghjIqsBGjVSfFQpr2Ez7+EdcvkUshVxmMHAuo QoPs+sH/4He3VmFq0ksKJ4DuF8f5GAN6doFm3XG+jx2neQIEn4Erve2vNoDZT9LrbS16BAxsAxfX bU3ZAy53gOEnQzZlVwrSFAoF4P2MvikHDN4CoTWvt9Y+Th+ADHWVugEODoHxImWv+7y7t7O3f8+0 +vsBH6FyhV7JXNgAAA/QaVRYdFhNTDpjb20uYWRvYmUueG1wAAAAAAA8P3hwYWNrZXQgYmVnaW49 Iu+7vyIgaWQ9Ilc1TTBNcENlaGlIenJlU3pOVGN6a2M5ZCI/Pgo8eDp4bXBtZXRhIHhtbG5zOng9 ImFkb2JlOm5zOm1ldGEvIiB4OnhtcHRrPSJYTVAgQ29yZSA0LjQuMC1FeGl2MiI+CiA8cmRmOlJE RiB4bWxuczpyZGY9Imh0dHA6Ly93d3cudzMub3JnLzE5OTkvMDIvMjItcmRmLXN5bnRheC1ucyMi PgogIDxyZGY6RGVzY3JpcHRpb24gcmRmOmFib3V0PSIiCiAgICB4bWxuczp0aWZmPSJodHRwOi8v bnMuYWRvYmUuY29tL3RpZmYvMS4wLyIKICAgIHhtbG5zOmV4aWY9Imh0dHA6Ly9ucy5hZG9iZS5j b20vZXhpZi8xLjAvIgogICAgeG1sbnM6ZGlnaUthbT0iaHR0cDovL3d3dy5kaWdpa2FtLm9yZy9u cy8xLjAvIgogICAgeG1sbnM6eG1wPSJodHRwOi8vbnMuYWRvYmUuY29tL3hhcC8xLjAvIgogICAg eG1sbnM6cGhvdG9zaG9wPSJodHRwOi8vbnMuYWRvYmUuY29tL3Bob3Rvc2hvcC8xLjAvIgogICB0 aWZmOkltYWdlV2lkdGg9IjEyOCIKICAgdGlmZjpJbWFnZUxlbmd0aD0iMTI4IgogICB0aWZmOlNv ZnR3YXJlPSJkaWdpS2FtLTguMS4wIgogICB0aWZmOkRhdGVUaW1lPSIyMDIzLTA5LTEwVDA4OjMx OjQ0IgogICBleGlmOlBpeGVsWERpbWVuc2lvbj0iMTI4IgogICBleGlmOlBpeGVsWURpbWVuc2lv bj0iMTI4IgogICBleGlmOkRhdGVUaW1lT3JpZ2luYWw9IjIwMjMtMDktMTBUMDg6MzE6NDQiCiAg IGRpZ2lLYW06SW1hZ2VIaXN0b3J5PSImbHQ7P3htbCB2ZXJzaW9uPSZxdW90OzEuMCZxdW90Oz8m Z3Q7JiN4QTsmbHQ7aGlzdG9yeSB2ZXJzaW9uPSZxdW90OzEmcXVvdDsmZ3Q7JiN4QTsgICAgJmx0 O2ZpbGUgdHlwZT0mcXVvdDtvcmlnaW5hbCZxdW90OyZndDsmI3hBOyAgICAgICAgJmx0O2ZpbGVQ YXJhbXMgZmlsZU5hbWU9JnF1b3Q7YXZhdGFyLnBuZyZxdW90OyBmaWxlUGF0aD0mcXVvdDsvaG9t ZS94ZXJvY3VpbC9Eb2N1bWVudHMvcHJvamVjdHMvcHlycHMvYmluL2VuZ2luZXMvZG5kNWUvY3No ZWV0L1N1cmluYV9EYWFyZGVuZHJpYW4tUGFsYWRpbi0yODAwNzQvJnF1b3Q7IGZpbGVIYXNoPSZx dW90O2I0NWZlMGE1NjE4MDU1M2I1NzI1Y2NhNzAzZmEwNTJhJnF1b3Q7IGZpbGVTaXplPSZxdW90 OzEyMzMyMyZxdW90OyBjcmVhdGlvbkRhdGU9JnF1b3Q7MjAyMy0wOS0xMFQwODozMTo0NCZxdW90 Oy8mZ3Q7JiN4QTsgICAgJmx0Oy9maWxlJmd0OyYjeEE7ICAgICZsdDtmaWx0ZXIgZmlsdGVyTmFt ZT0mcXVvdDt0cmFuc2Zvcm06cmVzaXplJnF1b3Q7IGZpbHRlckRpc3BsYXlOYW1lPSZxdW90O1Jl c2l6ZSZxdW90OyBmaWx0ZXJWZXJzaW9uPSZxdW90OzEmcXVvdDsgZmlsdGVyQ2F0ZWdvcnk9JnF1 b3Q7cmVwcm9kdWNpYmxlJnF1b3Q7IGJyYW5jaD0mcXVvdDt0cnVlJnF1b3Q7Jmd0OyYjeEE7ICAg ICAgICAmbHQ7cGFyYW1zJmd0OyYjeEE7ICAgICAgICAgICAgJmx0O3BhcmFtIG5hbWU9JnF1b3Q7 aGVpZ2h0JnF1b3Q7IHZhbHVlPSZxdW90OzEyOCZxdW90Oy8mZ3Q7JiN4QTsgICAgICAgICAgICAm bHQ7cGFyYW0gbmFtZT0mcXVvdDt3aWR0aCZxdW90OyB2YWx1ZT0mcXVvdDsxMjgmcXVvdDsvJmd0 OyYjeEE7ICAgICAgICAmbHQ7L3BhcmFtcyZndDsmI3hBOyAgICAmbHQ7L2ZpbHRlciZndDsmI3hB OyZsdDsvaGlzdG9yeSZndDsmI3hBOyIKICAgZGlnaUthbTpJbWFnZVVuaXF1ZUlEPSIxYzNmYjI5 OTU1MmJhM2FhZmI2MTBkMDA4MDVmZDEyMGI0NWZlMGE1NjE4MDU1M2I1NzI1Y2NhNzAzZmEwNTJh IgogICB4bXA6Q3JlYXRvclRvb2w9ImRpZ2lLYW0tOC4xLjAiCiAgIHhtcDpDcmVhdGVEYXRlPSIy MDIzLTA5LTEwVDA4OjMxOjQ0IgogICB4bXA6TWV0YWRhdGFEYXRlPSIyMDIzLTA5LTEwVDA4OjMx OjQ0IgogICB4bXA6TW9kaWZ5RGF0ZT0iMjAyMy0wOS0xMFQwODozMTo0NCIKICAgcGhvdG9zaG9w OkRhdGVDcmVhdGVkPSIyMDIzLTA5LTEwVDA4OjMxOjQ0Ii8+CiA8L3JkZjpSREY+CjwveDp4bXBt ZXRhPgogICAgICAgICAgICAgICAgICAgICAgICAgICAgICAgICAgICAgICAgICAgICAgICAgICAg ICAgICAgICAgICAgICAgICAgICAgICAgICAgICAgICAgICAgICAgICAgICAgICAgCiAgICAgICAg ICAgICAgICAgICAgICAgICAgICAgICAgICAgICAgICAgICAgICAgICAgICAgICAgICAgICAgICAg ICAgICAgICAgICAgICAgICAgICAgICAgICAgICAgICAgICAKICAgICAgICAgICAgICAgICAgICAg ICAgICAgICAgICAgICAgICAgICAgICAgICAgICAgICAgICAgICAgICAgICAgICAgICAgICAgICAg ICAgICAgICAgICAgICAgICAgICAgIAogICAgICAgICAgICAgICAgICAgICAgICAgICAgICAgICAg ICAgICAgICAgICAgICAgICAgICAgICAgICAgICAgICAgICAgICAgICAgICAgICAgICAgICAgICAg ICAgICAgICAgCiAgICAgICAgICAgICAgICAgICAgICAgICAgICAgICAgICAgICAgICAgICAgICAg ICAgICAgICAgICAgICAgICAgICAgICAgICAgICAgICAgICAgICAgICAgICAgICAgICAgICAKICAg ICAgICAgICAgICAgICAgICAgICAgICAgICAgICAgICAgICAgICAgICAgICAgICAgICAgICAgICAg ICAgICAgICAgICAgICAgICAgICAgICAgICAgICAgICAgICAgICAgIAogICAgICAgICAgICAgICAg ICAgICAgICAgICAgICAgICAgICAgICAgICAgICAgICAgICAgICAgICAgICAgICAgICAgICAgICAg ICAgICAgICAgICAgICAgICAgICAgICAgICAgCiAgICAgICAgICAgICAgICAgICAgICAgICAgICAg ICAgICAgICAgICAgICAgICAgICAgICAgICAgICAgICAgICAgICAgICAgICAgICAgICAgICAgICAg ICAgICAgICAgICAgICAKICAgICAgICAgICAgICAgICAgICAgICAgICAgICAgICAgICAgICAgICAg ICAgICAgICAgICAgICAgICAgICAgICAgICAgICAgICAgICAgICAgICAgICAgICAgICAgICAgICAg IAogICAgICAgICAgICAgICAgICAgICAgICAgICAgICAgICAgICAgICAgICAgICAgICAgICAgICAg ICAgICAgICAgICAgICAgICAgICAgICAgICAgICAgICAgICAgICAgICAgICAgCiAgICAgICAgICAg ICAgICAgICAgICAgICAgICAgICAgICAgICAgICAgICAgICAgICAgICAgICAgICAgICAgICAgICAg ICAgICAgICAgICAgICAgICAgICAgICAgICAgICAgICAKICAgICAgICAgICAgICAgICAgICAgICAg ICAgICAgICAgICAgICAgICAgICAgICAgICAgICAgICAgICAgICAgICAgICAgICAgICAgICAgICAg ICAgICAgICAgICAgICAgICAgIAogICAgICAgICAgICAgICAgICAgICAgICAgICAgICAgICAgICAg ICAgICAgICAgICAgICAgICAgICAgICAgICAgICAgICAgICAgICAgICAgICAgICAgICAgICAgICAg ICAgICAgCiAgICAgICAgICAgICAgICAgICAgICAgICAgICAgICAgICAgICAgICAgICAgICAgICAg ICAgICAgICAgICAgICAgICAgICAgICAgICAgICAgICAgICAgICAgICAgICAgICAgICAKICAgICAg ICAgICAgICAgICAgICAgICAgICAgICAgICAgICAgICAgICAgICAgICAgICAgICAgICAgICAgICAg ICAgICAgICAgICAgICAgICAgICAgICAgICAgICAgICAgICAgIAogICAgICAgICAgICAgICAgICAg ICAgICAgICAgICAgICAgICAgICAgICAgICAgICAgICAgICAgICAgICAgICAgICAgICAgICAgICAg ICAgICAgICAgICAgICAgICAgICAgICAgCiAgICAgICAgICAgICAgICAgICAgICAgICAgICAgICAg ICAgICAgICAgICAgICAgICAgICAgICAgICAgICAgICAgICAgICAgICAgICAgICAgICAgICAgICAg ICAgICAgICAgICAKICAgICAgICAgICAgICAgICAgICAgICAgICAgICAgICAgICAgICAgICAgICAg ICAgICAgICAgICAgICAgICAgICAgICAgICAgICAgICAgICAgICAgICAgICAgICAgICAgICAgIA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Cjw/eHBhY2tldCBlbmQ9InciPz4d8OYLAAAABHNCSVQICAgIfAhkiAAAAEl6VFh0U29mdHdhcmUA AAiZS8lMz/ROzFWw0DPUM1DQUMjJTCrIS1coSy0qzszPUzDUM9MzMVDQVfAqzUtVMDLUUTAyMDJW 0AQAyQEO+wpvSG8AACAASURBVHja7Lx5kG1Jfd/5ycyz3/3eurW9qldv33t5r6FpRAONRAskaBoQ CIWxLGTL0kiesWM8smYU4xC2w5K1jsMxo7Et76ssWUJmkQAL6G4WAd1Nb6/fXq/eq73q1t3vPfuS 8wd2hJEwVkgIYw2/f84fmXHy5MlP/n6//GaeA9+ybyorioKiKHj/+9//DWlPfTN0+vWvfz3r6+vf Gv3/ZE899RRPPvnkt97JNxrC17/+9d/q57fsW/Yt+zraE0888U094+TXO4H5RiUv/yO53EceeeSb 9vnEN6KR97///fzNv/k3vyk6/IY3tTHzM0pZtqEMG6fRyn7jX/zL/P+vgIo/LTPsySef5KmnnvqK sl/8578ky4VnqYxSySqVNdKzvUrJNrymUnomTRPtj7q7wcH2znR3deSVnah24t6kdOhE+tsf/A/Z 3//lX/5T4YF+/3v5pgZgfnGRQms6u7t/oOx73/294od+6Ifkk089VfzMz/y0/v3lv/pvf81IslE5 zrKq0Ga1ZLgzdXtmySlVj1mWtUKWNbPQrxTRpJqMh9Vxr6PHW9f7OujsJulkO8jyjmou9grLO8jy vF/oop8Evl9kWWDXW3Hj6Kmkcfxc8sRTn05+5e/9Xf3NPPD/ZSj+Wt736wLAj/3Yj4mHH36t3WjU s5/92Z/NvhZxX8tOnjzJT/74X7MMQ3vStpMPfOBD4Qc+8AEN8OM/8ZetcxfOz1mmVehMHEhpJe99 75/h8cffwsWLD5pnz5xYyHR63jbdCzalFYfynGeWZyqm1Q66G61u5055uL9rjnrbKh3tSJl0BfkU YRSFFEY+GMukP0ljrfM4yYWfFHosDLMnsryHzvuWbQ7dSnVsVqt9r9nYbRw/uts8fmbv2qrf/fwn P5L8xyc/8U0165944gmeeuop3vCGN/zJhoDH3/Y4jz321rKQ+n6lVL/ZnL35trc9ln21B5Lya+ec f/1//0l19vSxwyhxL0IEhVZXnFJpFMX9elU1L7Xt+QsTkdwciP7nWtX60B9PrCiczuZa3OO6pddV 7NorKrJ2WGq7ZhW5NbzzkrF/7Quqv3lN6HyHUi3BblVwao7Ow0iMerne3Q7p9hOCSIgCCUWKFBK3 ZFGpGblpuplXNjPXFZkSJJN+GITTYmR59p5T81az0txzxuKZ546cu3ftl3/hZ6bl2UPFb/32R7/p Xf9/NuOP29AHP/RBHj582Dp08aHXplk+PDjY3wGG/2WdRx555A+4oSMrRzh//hzKUkKIQuRZLk+c PdG2TPsNjl3+rrhI8zRPXsiioNMwZo/MGO3XWGG+MEx6zyciqm4PJzuOMmYqbvWBslt9yDWrJw3c mjKUSrdvivXf+/cc7L+MKoccuVRlbnlFG45ktDeht5HQPzDY2c/wY0VzaVbcd2wWy3V0GoNXkpiO KQzbVdKQSufazjLINTSSjNFet4hH03O5739bMVh9dLKz/cLlFz/72UcvnHy2cfzM3WjYGZYOHUsr 9Vb+z37lH/x3CRV/WC/8dQkB73rL9zR/4J0/8NcnWVifiO7P/sgP/6WbX6v+qVOn+ZG/9MNW2StX S3alqUTmURQ1x/QuztizbzG0dTFXuUAZPZnrsCzcmtb77e613zDWX/h8P2m+4u7CpUcGh5ZP1zzT PYyw2rGWVhqNGL/wEfrXPow7I1m45xj1hYrO/V26G0N2rvQ52EJ4Z++jefIIuih0qSxEq56jck0c 5GR5puO4wA+mTPsjkmks4iBEZ5owjMnzXBcaEcYFWZKRRXGhotAv0NuZcq9J23m5unz4Vv3CQ+ut 5aN37oyS/b/2o38x/WbNFYyvx02UQBtCWRLnlJDO8oc+9MHVt73t8eKrhozHHxPf9d2Puo6orbRK rQfdUu2iEmLeSXXDxD5M5B8Krv1WSY/6onz6kZpsLDBM9kU4+pAw7Y9y6Eg+m0wvN1vqVZlpVFSi DGOcRDIdrKLXPoSOXmTpkmbm0DLe7BkmEyXWPneH7q0+YuEES4+eon32MI2aiS1GIhnuMdoe0O1O SCYx4SAS4WhKGPjotAABaZGR5AV+mDEJEdNYk+SaNM/RIA2pK45pnMhEcigZ+K/sDydd9+7GZvvM vV9q3/OqT/7mb/37F77nHe/2/9QCYAiDkmlasUhnp7ma6/f7JhD//nr/9z/+fyoKfaycl44tiPlL VeG+prtz64xUZtWqHDf8JDRE9nvSmvsEg0GI/+nnpC4dZn8yQeS3WbrvXuornjCSsRkZsbk1GIKO qTmadmkd85RHnt1DPI7YvjYkfvYLpEaV/jBCLs2xeN9h2kt1VLZFeO0ug/0NokHKpK+IpwF5HKOV CULhWBLt2KRakhOjdMbMTIlKmhNmglwLpkFBnmmdprGIo9QIp1kljER5EGULundwamvto/fM37p1 Yf7CxQ/8s//37z359N3t/b//8z+v/9QBIJUtHF3Y7uRaybLKM7Gx8BUAPP7Yo7z9XX+27Ur7u83C /s52UV4pudWFSbg6u/fCPyqJg4x6+wGyuodZepHFoyb2GYuwERFNN2hUj2A2fxDr5Csw2i1G3dtE eUYx/SLJ4BqWUcGr2lSXFylEicwMMWRI3N2nCMY0ji9TKUFJbhHffJmoExF2A6JAE2WglcRueNRq TQzXIRWKJAzJi4wMDVIiTRthNikwwTCRlgW6wDSFUFLghynBJGTQmYr1nUDt7/W9SX+4cuPKzZmt 9e2VmctXT86uHPnwX3nfn7v2iWe+FF+5cuW/qW18I8SzrwsAWklVCGHn+/sejeSYqB5qvP1tb/ML IcjyyHzPu7/36DLz78xS5912kZ9qlD2rK0I5HF2W9XZO4uT0tj5GcUfg2orucA7n5Fncs6+gLCyc 0gy2bRCEgtsvfo6t0R1OLGvOLZeYmAK/f4PepiZIT1GaiSAeU1YRpt0hNcB0GgjTpqBJqhoE5pCs NkG1C+qehWEZTMcRw3GCk/oIE9ICkDm2SgGFljWkqlAojWm7SCVRlkFWaNLpGCP0KUlBac7DFAVz XonRoiW2D+LyqOtf2r95bW7/7p0jR+6999/93N/4qS/8xE/9jcnVa9f+WAncNw0AWZHITBrKVlVP THZfoePD3/mWxx/7gqGkytLs3kXd/u565jzc2fjiwnT4rJqmmoFQxGZAvVWh3fSZXWoTDqcI95V4 rTdgNo+SulWUoQniCR5XaKg9rt95lmKwizRLyMOvpd4+ihRNSvWMMMkZ7I4wVYpII9JEUCQRk94G eZYjDRfLNFBWgdYOeeKThxlZXCLoTMlSH1EuyBKJU3KRVhWr3ARvBmWW6K7eYrx3F10o4mmEcEyQ gsywqNTqFMkYZcS4toWoehhmTNVTDOq28v1sOZqEj61ffan0O//in6tf+tmf/ez/8VPvn7744gv/ XSH4Yx8IOXn6JD/wIz9QdXXpzV6SX0hGL9YmteWltjLPW2H30XZSefuK2XpoI7jT7I9/W1r5C/TH e0Tbm4jODlF3jOWVqS620eVDTM3jZPWT5JiEnXXS7SeYBtepVELarRmOnTtNrdJif2vMwdYtDDnC 1gl5CCrLsAwDYXjg1LAqbURpjiAyGe4M8cdjsrSg24nYvtOltrRI+/wriXs+UnRwmwpVaTNz+kEW zr2C0uxRrPZRKgtzFHrM1pUXCXox2vSwZxq4rQozK3M0z5wjKjyi7S3i7hiFIItzglFIFidIIXAc Q1Q94dY9Y6bb6RhBlO79+f/1Lx/863/5b7JvtD5w5MgR3ve+9/HUU0/98T3AqVPH0HFi4ghpFgJ3 b616dH566dShYxe2dl4w5NbLds+syq7q4jUMKq1F3OMp8RQ2dhdwqiuYh+8lqc8jZZVSGlNyY3T6 EnvBZXZeeJFWa4yavUicVLFrs6xcup/q8jFe/swXeemJ55lraWynimUYGG4d3CY4HjgmeZiQ7Xcw qNIfFvRu7KKMgmOPfgen3/RGptvb+Lc+SP38HPWz92NVlijNzRIGIXc/+wX81WuUDYWaEZx69NvQ sYUpDdyqi9AZuoCdzpT9yy8hugMMU+InIcoAO8+RuSbKcro+OGYhWlVj5lhLvM5fff5g+/LR4d/6 pX9w/af+t//pG7YZ9Z89y3++/rEBUFIIyxC1rNBuhKebuiHnrJYdqpbtFxWK/q8RTQW6cOkLj+y4 oHW2iazWODz/XdSq59GqShxHBHFEnvsslteolAfMl9ocnf92XvjoF3n63z7DkfMd5s8cp7Zygsbs Ivd+20Vupil3XrgK9HAcTa0yQIl98tRAlhSOpWkdvRcrGlEZ3kIdKTP/yGMsPvI6hjs3uP1b/xrd HWHqFRy3xGTzFptPfYxe74DRro/lh6RSs1ha5FCjSRTkJKMh2f4Ifzhhf2fA3bVtgu4QJUCRYwkQ hUBJQZFpHJlh6oKDbkYyUkapbh0OooPv6Fy/snXikTcfAJ3/YVcBWqOkUst5nrYDoy28B36UrDrH wSgkSYbIQw3KXhUzKejsl7Dar0a1LqGUi2U2cWyLePQCB9depNMbYWS7WPUBZ974RmyvzeyKybf/ L+dYe+Yq+5/9NMNbn6J56CXMRoMkhBIRp87WCIIafreHKDIKNaSyME/9xL1Ujt2D6N4l27/K4Te/ Gmfxfpz5Jabbz7DziQ+S7R9QnnExzR77n/k4g2sdkjhjmoChFY5hMHfKo+qm3P3QRxn0UlxHYntl 9vbGdAZ9oiRFlRZYOneEsLfLzp1tJlFBkWfovMAxDFxboE1BdxLiJ6mdCX26ePHlN7qLJ6/+h//4 6cHbv/N1fyix6OzZs5w6dZokSQRFIWzbUn/uL/zPdhROLUQmHM9L/tU//Sdhmuf57Zs39bXr1//k ADhz5iR//ge/rxLHxQVHi3bNcYRbbdBPEvobnydKvkRtoYJBgnYf4Njr3oNlzCMLgzwLKFl3aFU6 ZHKbafkKO2sD/O6Q7dUcEX6G1oVTSLeG017k6EP3c+J138bei1fZ+Pjv4vYG5BJUOaZWEVRLEr3i YVTreCsPUDv9Vgqd0vvEbxJcf5qZNxxCZJoiWGP84jMEu2tkIx/bcHCUZHpjQjJJabg2vrLJrQKd Zhx0MrLNmDzISYMUOc5hApE5ZDTN6U0yRhPB3BmLYw8cp1K9h63bu/SHAf3tPYJJgBISW6SogwHr WuNnmiIvKvnWxsW96zdeY7rey0D3qw74hUucPndKZGEg4yhWr/62V1snT5xoBH44F/vTOZmGs/sv f3aOcDyjc20bbmXw5m//jivSsS436/Wdf/hLP+87npcb9Zni5StXuHnjxtdPCv6rf+fH5aXlC6+Z t+b+ajn23lj0uiXPslnbvM3u+q/TWDhAlRpoe4XEuw+3cgxPucgix7KnzM7sYZsJjuVh6ohJlPKp DzyNv3qLZhZjtWdwFxZIwhTTs6jN1JHNw4T9PtO7tzFcF4MYzy0wu7tU7j9D7dVvx22fJTl4ke7L TzD4xBcpWZLq+QV0lpIFEek4JxMG/UlO0Z3SalukuaAIM7JIM4wLelFOvx+TTQqaDYv2kkulKYnH KZ1uwuagoBNDZxxxqGpz8VyJWrOEPbNAaaYMRcFgEBLkgsH+lOHWPmY6ZZTb3NoPkHkOQkeNZuvT 5x97z889u775mX/7z/5RduHe+zhx8qT5Wpk6Rx99q7mXezZi2JJ5MZ/nLMk8OmybHHUddUjGB20x XW8U/lYl7I+t3rYqRmPVKyznprDM5y3TuGJ7znrj8NFdc+nUIEb6v/PRDyZXrq4Wt2/d+uMD8Gu/ /quHWnnrR0tF/fu7w71Dpfx3ZXV0g+uf30TMCxbuf4SJfS9O4yRaGiRBh2z4NKPNa9TdiJP3309i z+B5LjM1h3DSo7u5y53nX6S72SEb54gUHFOAzjBcSXm2jDQtCirMPvgwpcV5hlc+TfrEczTuaePc dxqBRbb/MqP1IdNbKWZeYMx7eA2PfBKTRgmj1GR/kFHSMfNHPZIwIt7P8CPYD0LWdmOKTFBTBs2K RWYLBmFCNyjYiTWTJMWSJjVTcWZecbKtQENmSUxLMurndDKwWw62a3D3Rh8Z5+S6INOSUJhEWmkR hHtnvv1Nv3riTd/1T9a3NtdXWo1KHEzvS8LoHp2MWyLtNk1YqjRaC+WyN1Oxk6pIe14SdqQ/2BJ7 17fSvTURpvZ8p7KwuKa82g1lW5tWyRsJKeMsDBMpCZ3ZQ2O3NdcTBvtpIgZ/5xd/IVu9deuPHgJ+ 9d991KvH5iMVs/6m0L+z0Fn7rDx6bhXV+jyl4EGs6kNY8w/TdmbJs5ww7COCG8zVDjiy8iCj0ZD1 tW3yZBcjjtgxQyKjwWCvR3QwJk9TJlFOFmQ0Ww5zhz0aR5o0Dp/ErLSx6gs4Myv4u88Sd6+SKtCO JOvcJNjuEW8I9rdTtFHQmHdwHCAMKXLNRldzbXVEyShYXrTZ34zp7YVYUjNKNdd2AmQqSSybPT8m HobklkeQJ5imSckUzNo2UmssqdGpYn+QUWs7FIakcxDTHRf0phlH6jXOnFpgZukQ+1tjRn6C6dmM /ZT1a5sinkxa/a07jw42N4qW7Vydbq0tF6P1R4SYnp6p2V5zpuy4JccWaiDS8CbZaMDuZk/fudEP B91KRzXP3SqfOXylvbR8pXF45UalPb+hvMpIqDQnS40il0487LpJf98TQiAxXSWz4NSpU380AE7e c4qf+tv/Z90dD18vI+u9/dH+2d3Lv2VYVo7Iz7ITNenOr2AmixzcuE5cXKbIxnTWnuX88hblw7OU F1aYbbd5ducuL33iJcw0xS4J7FKDYDgiTg2kkFRLUD+/TNKNkFlIqepgeFWULSlGt9n9/IcI+nvE Y4UQApWDv5YR7UhkmBLoHNeUuFUHC4VIEtZ3Ql68OWU6TtG2zT4akaUMU9iMUqxcYpdKnDlZoeJo NkYlnt6OGfcCTFlgyQxDC0rKwDIVcZKy14/ZEwXmGFIgnOaUqzYzTZsZC4ppzqG5GgsLDVJM+uOU y1+6i6tMaouzFsHwxOYXnqq5tjmpmeNquyVnm4tN2ykZ2GZKMu6yt7PP/taQ7taoGA1kr3HuoZeW 7z/5mfrioS96h47cdGqVg+c+82Tw03/hfV91E+63PvxhNRmOjDiJybTOVv8oIeCx9zwu3vWOdyzW 4+ab6gzfU7U++dDe+p1K767P4uFziPJ5srlLFMpm2rvLwfYLKL1Ky4P1m1tYacp9x03SzEHnirE/ Ze12xO6+T5AWnD+1zJF5GzW3jHfkMK4F9SNH6bxwnb1PfYzF+5vYc1WKMKDoTRlcGyAcmwmKopsw P++RJClGDuMwYeMgJoklx47VmKub3L4z5uraGB1kWBh0c42WYJmKSZEjI1gsK47e46GaNWpuga1D DCPl+Y2Mz78QEEUZM65L05XMLNSYTkO2DibEaYGQFq7nUKua1G2NIwtkHqNMgV3zEGWP1KmxtxeQ DCcYMqfIc0wFbssqmrNSz7RsObMwL3IpONjfZ9gJ8Lspg52Q4bggbi71z772db+3cPzIbwjX+Zwu 1PYv/NwvRi++dPlPdhn4rne9lXe+4y1zZmK9q6Hr3xen43v293a9cW/Iwso5QmuO3GijJhP2dl6m t/sCbXeLM8cnrCy7XDwxxxee6vPC030cMWDUT/DTAstxmGvVqB4/ydGLpxh96RmaMmfu8BwSgR5v kmxdIZxmBBOTLI+RE59smlFxbXTDZXOtwC0KLFcjCtgfap5e9QlCRUvmTIohaUuxtxPjZKBNm05W 4BsJWVZQxuZwyWQDwTNxzNpaitmZ0BtHmGbKbM3i0qzDQ/Mx13oGk6TAiDVqHFMpW5w5Wmc6CYhy iWOb1GseqkghC5GOopCa4TggHWRoOcbWCabW6EzglMosn/GYXUYqpYhiyeZ6l+5eyLgXEA4zrLzA yVJmF72k/LrXrs0fve/jIg6fDKfTvR/6i385+YboAOe/7VHblM1HWk77zwRhfu+kc9NOtg3s+cdg +VUgBXHi07/9SfzNL5GEMTfHGZMdweRYzsxSxuIpk9G4xLAb4czb1GVOc2GZhUv3MX/iMHevvkRv Y4PKjI9/J6IIYtR0n3xnih/m9PZ92hUwSXFkjvQkl1cDdlZjji4ZdHY1dzd8bnZyBkHMgm0x45lM JgWjPKNaMajVbfphgRfBvCHYHqZ0MxhiM/fIOR5sNPnCZ59n0Uh5Zr3HxVfdg3V0nl995iVUaGFg UDJSwiJhb61HtVpirmrjSBNLaDb2xvQnMZgWwlBIZTCcRsQxrMya1MsKIV3sikHFtWjNGTiVmOF2 yk4nY3c/Ip4mFHGKRFGzNfWSIPEVrpPHsy3zdiHlSzJKBk65ED/yIz8s/uE//BX9JwrAO975bnWs 6p0Xk/yd43x04e7BVVv3brOwdInS4kX291fpb19l69pzTCdjLr7C5jWvdNnaNNnaTHj6hqC0m3L+ Hovq8Rr9cUapbNM+5bK8VMeu5Qy2n2H/5cvYjkG9phB7W6g0p0bBxtRg4EfU8whDKkSckCU5N7ZT dncLwjDl6tWAaZTjq4zENTh52OOYZxLnOTEGypQIV5FjUVIxRTom8BWHLYMwidjdH/Fdyw5Jw2Zv OOTylS5xYVASEQ+drbG36vLy9TWWKzaLdY+SkuQLNoWVE8U+hVKYlqBatej0fHQ+oUgSdKmEWfJw HUWtVmZ+xsK2BUVRQB7T70/ZWS0YDjOmkwSRJZRNTcMTWFJjK4FZCIQpqC66qWllozBLx5br6TCz rfvvv5gD2Z8IAD/5139K3H/uvKuK8jl/9YkfHHWuv74/DN2t8RSUy9bNbcLOrzMZ98iEhWF7tGcq 9IMFnnu5z7HFlKMnPXbGJYRKKbkZk8LFyjVOEpEVHgcHHcz9PWSRkE0znJqFyDU61ThFwe6diFvr McKyMIucqJcQ+ym7A013VNBslzl2T41BlBNOJpQjH9OxaC16OOUyRrlMMe4R6RJJ7tC9sUcSKVI8 unmMiFM8YTJv5Hzsn36KlRmDh6Wk364iLBPv9j6f/ru/TQmDh1sV5gixdES5VaHeUjg1hSx7+P2Q QS+jpQyOLpZIdI4uIgptkmoDQxTMuFOM3IDCZDKMGE9hkoI/SVFZQc3QFAhs22LuiIfSGeRgGAqn YeGeMsy0mNYSP64VjiWVzHKlDPEnEgL+wa/8su055olaUXqQovomu7Hyup3VJ2fSTpdqJJnGAj8O QEOrWaM8PweYLCyUuPfhC2zvjLny7GXcdMTcCUWrLag3bAYHAdqPicsOLjlOYWBlGX4kCDNBwykQ OoU0ZfN2yEurEVOtqJcsoglE3ZAwKjBbJsfPVyhXStSX5ji7eIhM50yvreJfu0MWZmQtg+bJY6h4 lmR4QGZ4uHaNg6v7ONJFpTkHcYJhKEgL+hqWKop2WzCcaHI0fiyJQkkUx5RnbI7fd5HZ8yeRBgx3 x0zXVyk1ParH55iZ+JilWaQURMMDCiMmSguiXGFXTGSYsXN7ynh3ShAURAnoLKTugdaKJMoQjkV7 </text:p>
            <text:p>pYwqGyjDwS5b2K5CegJtaieYypOpoV8pVdo3nWzHsmTx5je/OfvYxz72RwoDX3U7+LF3vp1XXLg0 P28s/NlSXvvBzPZelcfdxu1nnxY61pQsKFmaVsWgUXOotmcoVTxUMESHEafvO8LykTZJIhlc3qCm AhotmzTX7N3o0d2OMZseC4sWhtCkEWwexOxthzRKBkZWsHsz4OZmzIGvqbVd5g9ZNA/P0r7vGKJR wcxSqjUDYSviIEVpCXpKGg5RFRO3bFNuWRgiQuQ5wo5wmoLmiSVcM6Zk+Bx57RwLc5KlsuLo2Squ K4hTMJWNrlbB0JiGprRUY/nh+7n4PY9z4rvegSFDystzzN1zDMeU7D6/ifQcyirBEAVmawazXEGP BhhFgQ4ykmHEeJgy3vPp7UzIowRH5cgswygESknK8y7tJZtyWYMoMD2FskBYGm1qKDKVhJk37Ye1 olBeocpliVm758LZ8ve+47uNe8+dTqv1lj51+pS+efPmf3Nb+H3ve99X9wBVVTHmreXTdmy8JkCe NDzDWf3MSwx2D/TikXkhZYqtckxTkuY5aZ7CpI+RxfQ3O6xe2eWNjy9Re8NRnrh7k/HOHrVJzLhX sL0RUFiCxoyBEBmjQczWTsL+bkbDkSTjlI0R5JZL80yDahwx2JqQxwqjmGDPr3D0npNM1m4TfeEa jiswmpJosIZpLOPNLZEGHYyKhVmG3KxSKZ+niDvk7oDyoYeorLya3id+m8qFFdy3LTD4/JMkGzsc OzlLYMwysQS54VFtncEUkurRFarzixT+BsngLmlvTP+5Z8lGQ0wrYfGUQVb4ZP2UfHSAIyTNi69m lIaM7qyTDROirTHakFRsE/twnTxISLOC3LLIC025blCpKaxSmVqrjl318OolLMdGKwctFZZlgCyq 0TS7OAo6i4FOdgtdO4ijYhDJ0t7RYxduHz1+7nomjdtFoYd3VlfTq79P+/8vj+q///3v/4M6wHvf 8Q7e9+53zVn6+I+FUfL9fu4f6l3/pNr84keEErlwXJMiyRFKUiiFEhrDEBR5hpCSZBoibZtL334f R8+W2du+wc5VH9cq2NyN6W0ntOcUroY4EYRBzNTPSVI4/0CDWslm99aQQ69YpHHkCIblsPfSXdJR h0ZFgVKUVmapnZxjcn2baL2LO+eiZqs4R+/HKR1i/1MfJOjsI2yDYmmRhXteQ8mbY7z+PFnmUz76 JmQckNy5TOXeV4MdMfziR4mv3qLx0KPY516FP1hFqRzGKWnfp3zhIZJwh9Hzv4PdOEnhR2x9+ONM tyNKZ2dJyyYqStGjANmyKB09jRQFneeucbAdkGUFllAoz8ZaaGG3GqAUmRbkSYYII8hz3HqV9pEV ygvzCKtASg06I0lSdJ6R5ymQEfv7RZ6RKbueRalMgrwSx7k3DovyRlRYzyZp+lTJtJ/76JOf6v76 b/xm9NR67wAAIABJREFU8YcOAefPPSAv3feGVyZB9t6gSE5l4cDcvfFpmU+2RLlRhSKnyDRaSkSe o9AUwkAXEsNQlMo26dRn0usRhgHNeQ+d5UyGLsKw8BqamZU6UheM9yIMU3H43hnKAoSUzFxoU0xS 8ijGmXWRhUWl7GF6IaruIT2b6E6XzPdxz86AoZis9oknEWG4h9+9ST7xKVIB/Zgi9onCTYa7a0y+ tEawt89g/VmElYIaEO/cQNqHceYWkaUh2f51RKJwF14JxAQHX8T/wmcBH2flfpKgoPv0R5B2ieZD 34nZbOCvbrK3OmQaZNhaIgybNBgTD8dMDyJ0kKGUINMQ+hFRb0LSnyCiKbYqsD2FXTOxyhrMKWHa ZzDapje4y+7OKjt7q+zu3mF7a52djXU6m3eYdjpi0h2oab9jJtN9R0/Xy2Z0t2nGuytF2L1XpNOz pmFUj5++b/Tuxx4ffuAjH87/UACcPX2P9cCF13+nyuM3b24/XTcNW5w8eUn2hhsi8nuoXCMEIAws y8BzJKaALCsgT7E9A7ds4ZYckjinyHIcV+PNLFOfXcAuTait2BhSUG4oqgsuc+ebVOoW6X6AO2fh znlM70zIdITOx0xvb5N2Q4RloD1FMYwI98aEUcp0mBPv+egwZvPKkNtf6mIkOdIz8YcpaS8hK+Du F3fpro9ws4JorJls3qUwNcW4S3z1C8Trt4n3hsgsJQ22yA42UMYsWicUIiddvU3hDNC1JQzm2Pv0 dcLyCRrnjxNvXSHYHzPuRDTmm8w98kq0qUgnY+IgI/JTHENgVw3sGQ/pKESWkWU5kR8z6vQYDgfs jiaMYs1+12f9bpdbV4asvjRm/caEzVtTuhsRve2E3Tsxnc2cg92s2NsMwv31YNjbDfvhKOwHg4Nh NtrJ7KS7YGn/tLLdQ0Vl1v++t7x278r1m0m3N/zaAPzCz/10U2XVtxbZ5MHb1z7srN++TWbNyEz4 wtZ7mLkEDYaUuLYiiDK2OgHb3YS9QYhQklLZwnQtRKoJd8aIiqSy0KJ16CTjDR/LmGBWbIpRSmPJ pUg1GQYy1UQ7PmrWI8018UGAU1HkUpAGGdk0J5gkdHcC0qggDAquP7PPcJRi2SZxrti9M2UyThFh QWc3IBqkSCkJtWS0F2AZknKzQhwIkl5AariI0RidRgw7AePbPrX5Ov7BBtHtq8giIC95TLdDhs+t USiw2jNMrq+y87ufor+1SxFOMFyFW3aoLbiopTqqMUOqQ7ROyLIcw1TYdYswl0xDGCWani/YHaRs 7wSsrfvs7hT0djXbN0cMdyPyUQR+SBZm6DhHJWAmIbZMkTJNcp1tmtXmZ7zWwu84tvOJIhVPRBPx xGgon+3vjHan+3t2Mjw44s7MH1MzJ8ZL1erdT33u9/L/KgDv+Z73cOmeVyy5VN9W5Nm5Sf+m+blP fEx+5OlnxJGmFK++J2DaFYShxjIkjp3jJ5onr/dZHWfs+wVJXGAZBpYlwTQQkxidpCg3p7w0gz+K OHipg91UaC1J+wlGXRFNEii7RPs+w52QJNPkSYYWgtEwI9WKZBJTWDb9g5jedgCmJEr1l5eWWmOU K9iOJBhHSCVxZmzSKMfKctyZEqW6g4pTZNVGeQpLa5xDHtK1STshqe3S244xdEqmbPae65KlIYYl CYKcg+f7TO5skY+2sHVEEeWMtjr4/QSvatE61URUXOLBDkUyxTAd/F7GtDMhziGXClNKJkPNeJQy GvgMRzFJrim7Ak8JnDylXipo1D0aVZeaK6g44BlQ9gT1mqJWNQp0cdc7tPIbC5de84+rh5Y/7rr6 OctxLju2e2XcD18yjz/4/Hjq3upev9kPDg7adtVbOXTxtXsvX35pu3vQ+eoAXDh1ngfO3n/Y0t5b 40Iew0rV2vUXZdj1xQNHXXH/AyZ3biWMD2JMKXCqBkvHLW7uRHSnEZ5nE4UpqihwXIlQkrIrMEYh xSQiNoYYrYh8GhH3ElTNJp58uT5xQeGaJHmOCCLyFPwYgmlOFGsyFHmQ4Q8SKDKUgkxIrJLz5XP8 aYpZdbFrLpbUFBpKrRpOzUKnYFZtvBkXnWiEIXDmS8iahXIdnLaJVTFwtQmexWBtiFk1CEPo3ZwQ jyO8lktGwf6dgNFegM4AJRFlB69Rpj7rYcyXodTGqtQgGBJujxnvBihhopKI0USwOYC9g5A4iggz DQhqnkG7ZlFyJM2WQ7NZxfEMvLJkZrFGe9mhVi6ws4KyZ1LkmR+blU+XT933Tzupeu7H/9b/5X/o cy8nH3n6RvqR529nT93dT3pajYZpsvHKd773ejbsbQ9vXZ8zVLH42A/86Mb69sZo+z/9gu4rloEF mlwXZhalrrIsiXeMmqrzfd/7HeK+4weMxhsEOSSpQCuFP9IcOmHy+INtJsUCbrXgM8+MSLZ88qjA qCqyOIFMEkYQXZsye9qkvmgzuDoBBFbFJOz6kBeYno3XrJOGGstVyMIl83OSJEI6ksZCE7tUoXt5 F8kUteJgVJuIJCe4vUs29SktH2f25DH83XVEDnbNQy8IlKswRgOcUzVQDkUeU160KC1fwrJcpJyQ 3lmlmW9DtUHeT6keLTHwC3o3xwTTFM81KJUUt7sx/aigWbYpNSSHH2hj1cpkEqJgTJ7WyRKTKBgR DWK0bSCURRYWrG6O0Bk4UlMtSRpNm1LZpjZTAaMgzRNsTyFdjeWVmT91EbtiEvTv0FtbJ98ZkSNj reob5UPntz7xOx//qsndSy88D5C0T53ZX5lbGh5aWRkfvPzCdwolXv0TP/HXut/z1FP+H/AAZ0+f 5d577j1m596bMYylJIpFNU/FpdcfEpa8wupLAw62coq4wKvaZFlBOIpZOOSyeKzN8uGc+Yamu5vj eSa1kkXRm6AbNmrGRaQ5mZ+STDVYEmEqpC1I04IiyNEZlGYctLLIi5Ry3aCxNMvM0hyGjCjPG8ye OYbluPh3DvBKkvrJOSxpoFIfC0F5ocqxRx6lWisR3L6CTnMqJ1wasyeoescxVEDp/DmaS/djJUOs lkmpdQ7HPUJhHiDclNr9F7FbK5hZhDYyXtjNubXaJ/djlFLUZ2uototdgsPnjuAcKpOkEfk0R2MQ HuwyvN0jyzRO1UMmMUmq8ZyChTmboysuJ456zLYd5hZdqkslvMUVqkuHaR2bo7U8i11uYJWrzB0/ zczCIl51AavdgIYmr8TpYF/fMlpnnvmdT/3uoD8Y/FcFnysvvcgoTPKlk6f6MzNNw9/dPpmn8fjO 3kHn4OBAfwUA506e5eKFixeMovTdaVHMSqlpNh25f+2T4tZzN5h2LUa9BMvUmBYYSpMEGf6+z9r1 fba2I6qeiWsr8syk0CAsmL+/his0yTAiCVK0ENhzZfy9CYYJVsUhjgrICnKhEaJAoBCkZFGIEAb5 zgCpc7BijEZBPI3JDhKsZYM4CWGc4C2XsWo5RRwgUxOmeyS3JkgjR7km1eP3k+/sIrwJlZXjJGub 5DvXkM6QbH+H9MpNzLqFmrUw2w1sUUVt3+XYI6/DufQgmxtbZEnA+Ycf4Pwj99Gay6genyf0TbLJ GJElJOOQ2E8pkoJwxyfXOYXWX5a9DcHsok37kEGtbVOd82gtOpQrUG/GVNoZpapBpV5j5tAKs0vL OK6DpcCxFa7bwqzOk5paDbuTImZ25x0//Fc2fvPf/av4a6l+nU6HflJk3/6Odw4MU1lCiNp3vP6R /urtu8FXAHD+wgX5ivMPvULm9htzQUOJUCR3nxLPfPIzYjA0qFYtbEvi2QopJEpIlGUSaYUqCpJh Qr8rqdc8LAGmp2ifqHLyuENx4DOJBIVSSDRGzSLaGSNLJawZj2B7gumZ4EjySYyMM5Qnyfs+040D dJjg1Ez0xCceBKTDBMYpVk1RBDHCz7GqFrLICUb7+Fdv4M14SCmJtxKohUx2r6GHUwwxRVv7pHt9 8psD8CfkQYdsb0gxDMn9AcVwFyZ9RAW8SpULr30j5191hLbcplw2SKMMq66IRn2i3Q5FLpBlRRYl dNfGBNMYkFhCkgpNp5/gBxndbkx/N2a4HxGOE6bDmF4vpXMwYW+rT2+ny7R7gIgOSOMpURhS5ClK CeySg+OWqNcOqVqjVC3y8cw0LHjrO79/cvHBV02zKMg3tza/KgQHO9vcWV0LH3nzd3eVbYlCCGmX 3MlXAPCTP/0e242PPGQJ67XYqmrkA3n30/9G7Kx1mGl7WIZASYkuACHRGrTWaKlQponl2tiugQYQ mvq8SbMlEElOEsSoioUuG6SjiKQbwCSnMCThOCIdxxgVm3gYExxESKUpspzbN3z8XoZ0FGbVJNWS Wy8NEX6BXTM52Pfp7UXUWw5FUbB/d0w80OQISjUXo+Wwve6zf5BQbkkcU5J2Yqz5MjmCZHuEqTWm aZKlmrwfoiyTfOCTbnYoag364xHTl2+ixBRtxqRZiL+9S7g7QbouZlkR7E4Y7UbIhkcyTZlsT8mU gVktMQlSnlsbcOUgYnuk2ThICELIpxGd/Zit3Zib12Pu3Im4sxayvhawfqfP9p09tlY3WLu2wd7d PUadMWkYYTuKVrtpHz3aWqy56YnwYGPOcSr61a974zBNzejmzZe/6sbQ/v4e166vRm9+y4PjNDey U6et9CsAePyt7y1VxfzDrrJehWuW9WhP3P3sR9DKEo2a8+XPpA0FhUYIiZCQZDlpnGGZCgwDXRRI AwoBhgnKlIyGGX5WEEc5SmqkNEiDAl9I+jsT9DDGmfdwSibFIGaaaaIkx/YzDmLoZRpLCUolgVkx EJbCrlpMCw2xRpcMJqZkMpLkpk2hcnzLIBwnGF7ObmbypbsjTs9atM2c5z8/IvNsWi2TeH/KdJhB ycZQkPRiVLlEWrgEuwFFGGMsNEnlkOnduwSyTJpmkOWMNwPiYYR2HMx6he61Lr2NIdJQlCsehVKk wsAtGzQ8A1saZDkUSIRUVCsWtq2wFTRLUHELbKURaUzgQxEbkJv4o5j9zT4bN3bYuLrO6uU1Nm+v EfsDs1lhppLfPV6MbxzPjJJ78uxD3VNnHh7/3uc+/lXl3+5Bh5s3rmZ7e4Po1q2b+VcA8NbH3lr1 ZOnVtuFdEhZecef3xGjvQKpakzSP8MMUwzTIC0ESJBi2gbJNomlCkRfYJQvfTxFSY9uKOMgo9Jd/ vSIN8KcF/jgnSwS64mC4Xz6tE+kCr+qSBymmrTBck+4kx7Qt5hZtmosuaZCjTIlpGbiWIM0KBjsR 7UWL+eNlxpOcyUHO7OEqTh2kZTPcCbA0tBYqHD9awsoV/m7GKChgklMdjIgmKd2xIDc1JVuzvR5z MM5oLZRZ2/EppjFBZ0InUMwetkmyEkb7NMlwTDwaMdkJCIcRsmxh1FzCnTFTPyVxXMajmPF4SnPZ 48iZGnPlgpaZMWOBzHLCQuC6ErekKJVcHGHiGgaubVCyBYZMEWiMvEBRIAUIoZn2Jmyudbl5eZPV y3dkOBqXalb3UF2tn7A9XSm1lnsnTt478KeDbL/zB78629sbcP36TS5fXvvKVcBb3/5Wg4OtFc+t nzNLlZbMUsMf+cJotOht3mUyiSi5FkoJOh0fpMBzFBM/YTINqVYt/DClyBIacy79fkY4zlC6QErF JJIMRjlCaFKtsQyFaRr09yJcWyKkoNBfPiAxHmXosoVZFATDlEE/xqm6JFrR6YSsr0X4QUa55dA9 0Oyu+hik2DWBTAr62yF7a1OcmsXMvENVwdqdkO2hxfJihbZZkGQFUWpQWqxi5TnJOEXUS8gsRxYx VCrIisukH4HMKSyLIg2pzMxT+/+Ie8/g27KzvPO3wo4n/3O6OfW9t293o5a61Y2kRgKBQERJhMEm GcNgzDA2w3hqjDFlu4wNrimmxh6Pp8plE8vGSDaDJIKFRmoJxVbqcG/37Rv/OZ98dl5rzYfTaGDU gE2aU3W+7rP3Wc9e633f53mf99I1pKdJxj1GxyOycY7fjFFxzNHxmOOjEUlmGCc5RT/DAtFijfnT LWZXaswtaoIArAEvUjRmfVTgoZTAlxLpHM6Cs3aqRhYWjwrlQeH5+O2Wq6SuJhNb7mymbK4Lrxj1 Z2biwzOtdrTcWDjjHnvsqdG3v+trUj+MzczM3Kvaz/8hADz0ZY+Xcb410ZPBTDx75oxuzjXyZCzT dMyke0Q2GTHOLLmx9AtHv59x3M84GJbkhaGswJQV0lTkSJLMkWcGJzQFHv3EcrAzIWqF08i+BIdg PCmRVuKEYpxbtrcScIKo5vHyesrOZsqkECRoDo4Nt2+P2dtJsFJx2LdsbScM+zmZ9DnoZxxupUx2 cwyKaM6nSHK6hyXHOxOSQjCzVgMH3V5BVlgaLZ/xoGD7bkp9KSJq+uy8PEI1feorIVtbE9KyZPPW gM39IQfr95BOE7ZCvHnLeFgw2k1IMiiQlA4mo4LSWZLcUBowY8OkW1AogVqOmT09w9JKjblFRWNl Bd2Zo2KM9A1eM0TWArxAI7ISpSBsech6wH4Cfd2ysydOHK9dvXx9+YFrz9VbzcN+f+Ldfq5fGxyL 5nJz93RnRp/P9ErdGj24cvnk8Ikvf7O9euUaH/7wh/5oAHz0wx9yj7z9G/tNz5Q2SS+YtFjDWW/n /kvs9Qcc9bokRjBJC9J8SrJUFqqixAjJIDUEoaLA4972hN7YIpBU0iPJYdjLyNICqTyssTghSFLD eJTTWojIS7h3b0xvkFFqn4O+4d7GiDyrkEoz6BUMegVVaeh0fHwvJB8X9AY5vrRMxjnd/Zzh0BL5 Ei0dSVLw8q0JGxspTV/gbE5ntUG/V7B5s09eGjoLHsdJzo0bExQVaiZmZ2tEkpUkpWJjY8yt611G RymfX895/sYxNz/zAkfdLvOzHnOnAw72DMdHEzprEVI5NrYGKGUJAkEmfbzIQ1U5k25B7yCjWwZk fkzc0LTbAY2ZeVorl3Dao2KEX9PMrtZpzvqYwwzhSQZRzPpWwYxHMjcz/+nOtTf9fLS4+h9r7Zln Oiurh35g63de2JjZ3pjUFmv9xc58fSnzlnNbsWttf7K41HBXr77W/UHziS8hg2ZnF+yVp74yK/PB +d7tz13duH0zvnf3ZcbDfZpxSKehWZ73iULJwmzEo18+Rz0OOHWywdJajf7AIHwfJzxcNQ1qxuOK fJQSuAo/VJhKUFaCNC3Z35v+0RWKjf2Eo6MUz/cxxlKkhlrosbjg0w4dy+fbnL7aoaUdCw3F2cdm WVn26DRCZk93mJ2NWJmPiGvTvoMyK9g+yNnvVwSeQkvBOBWkpeT+doIvSpyAidHc2UwoMkOaO3YO cw56BcfHBcOuIadG2I5pL8/TbPqIyKeIWyTdgmQ3YfXKAoXS7N/tEcWKsBbT6xf0xxUzLY+6L8my CrDowMNUgsnukO5RysEABuMC4Xq0Gor5s48QtJaYJAMohjSWm4RLNbKDlN29jGRsEJXp+lXy2/MX zv6H+/fXb37sc9fXH379ky/Gc7N7rizqOy/vze/tJvGpznZ9ZiZQiVrdl1bsljlmqd4SDzzyZfYj H3n61QHw0gvXsRXllde8tqF8+0iVFgszS6vizFqTCxcaLF86R6cJ84sNysKig4AyNTSbPq1WSJGV NNo+y/MBrigpq4pMSIq8pBb4SM9jlBQMJwWmtJQl5Aay1CAry4mTMVcemacVO+Zqlke+8iTLJ5uI XsLsisfC2Ro1YVHdlOZKTBBqgixjaS1i6UyEVxjaTcmJx2ZptxRaQG2xha+mqYlUkm5vuthxu42J mnQzRVn5dOZD4tlwuuUaw+KpJucfWWH10mlm2m2W1+qcu9xkVWecO9Hg5LyPpwTNkw16h2P2t1I8 BGEUEihBZQWtQDIbgjUVpXMEnsQYg1ACkZWUvQl7BxM29nKGwx411+Xs1QdZu/gIWZpz1D1ALfp4 nZjD+yMmfQtKDl2ef3wtHnzif/+V30g++szn7Es3b45XL16+e+X1T9y31cjbvb23NOkWndX2Vj1u NfKJW9oSVXlcBahms8NLL71cHR8fv7omUHieefyr3nwU2qhx4eIbrpx56CtqreUHWL+7yd3rL7J7 74g7d3rs7E146eYxB4cTDo5LjvsFpSkZjUpKJ+hPKkqlWVqIaESSWsNHKEfY9AkURK5kvu1z4lSN +aWQ2Zpgtq1ozHvYvIJBidSO/t6Y9CgHU1HiyA4zZOGopGDczUmHGVXlSFKLmVTooiToSGRe0XKO K29qs3JhiUgIlk6FrF1qc3Ktw+oDFzn35EOcvjrH6YsxMyc8Tl9pcPJSA2+YsrgY0jwdM1nfZnDj LlL28CJD2suRkSCaaxIFivEw4eYLPcrS0Z5pIKVDVgkWSRRoPGGJlCTyNBYQQuAsVM6B59PwHX5h OD4WbK4PGB5tcebSCU5ceRjtN5kcHVKqjL1Dx95mShCoylZuXan659a3Jr3tZMTR4SHH3V557tqX 7Zy7du1uUAvcxotbi5NuurC4kMReZ61byfq6k2UmhAje8Y53mevXXzSvCoCj/T1efuGFyeOve91u bP3TvvUv6lpb+V6TFz7y2xwfHGIqS6SgpgQaGA4K0qTCGEGeliT9BC0VzphpL53n0e7AfL1kcTWm VtcUWUWkHTOrIbqucaUj7ReMRwXlYYYfKPLKcrRXIgINQtM7gnyUIzxFVsDB+pBRUWAkFKOSalTS 7+b093PysWUyrkh7EEqDGo2o1z2WzoREWlAe9QkaQzy7Q5V1KdIMFWjS3QnJwYQ0N6RZzvhozGBk GBeKbJQzGlUI5ais4LhfcP1zhwzGFc0I2nM1BJZ8NKI7yojrAaG0CF9SbwaQGUzlUBKUEpisIM8d 2ldoCYOhZXs7YeOlF6nX4NTla8wsnqJKJvT2t7l7e4JzSnnalnnFvdPnZu598va2ATjc3+cDv/l+ +8TXfOPR2ctX16Ws0o3nN9q9HovNhVm8uZMbJi/3jK1EWebq+LhX/JEmUUcHh5TCDh489wCxqr3O 03JG2UN2XvgMoStZW6nRrGviSBMHinqk8F2FKByNUNIJLbVgmibGvmZuLkQJGHUzCt+nKg1uUtCM FF6zRpEaOE6oRR4ZGlVVNE7UII7wK0ej4xM3faJYUe9opOdTlpJhP+d4ZAkbPqKQrO8VjAqHFlDk UGiJzQ2DjTFFVqGV4OD+hIP7XYa9IaNeweHtIfc+f0w5zrGFYesLR2RpQVIJ+t2CYT9nnEnK0jEe 5QwKQZqYqf3szphR5fCUZGa2RmcuxGQpqrL0CsVmL6dZD6jXNPW1kForwDqHw1Gf8ajFPqHvsM5g FISRB0gO91NufeEO6aTH/PICKxeuEEc1bt24x+F+Jps1L0qysjx9avnu9/3o1x7+x/c988W1+8D7 fsO94e1f318+c+K+jvze7gu3Z3q73aXW8nLqt5c3rbFDpVBf/uA188e6hN26+bJ921u+YlKTjStx pC8lBx9Re+sbkGcEgcU5h9QarSW1SNJu+oSRJg4VVSmoDCwvxGgLKvKokOSlA8/jcGdCMspoLcbE bY+0V5IMKrqjiiSpaMwFWOWxs53Q7+W06j5agCkqylRQlRZrDFGgadU1YeyT5iC0otaKp1I1KTFW 4IUCW1V4WuGHmv39lCx1tBZC9nYrdnZGxJGgGSoOdjJub45wnk9eWo6OMoxx+B4kaclxJskImGQV udVIBVpNmzlmZ2q4ylKOUoJAUp+tcdgv2TjMcFpS62gaJ0P8eoCIG3hxg9qCornWoLVWp7lWp302 pt4JmAwqjg9T7jy7yc6de8S+4NTDDyPCNs89+7IInQkmSVYnjLtnVk/devcHP5X+wbX77V//dXd7 +2D0ru/89g1Zb/Zsli1lW7cXvCjsxwsntxV5UU0y+SfaxD3+rqfSdhIt1TsLr5exju8/+1nK8YA8 Ewz7BRrwfU1ZGPLcMp4UFEZilUeROoypGCaG8aQgnxRYBPtHGb1hgQh8as2AvF+wtznkYFxQGctM 0ydJLXfvD9nbG9GONaGDQb/kuFdwfyehKCx1aTGlQ2LYPpgwnFScmtfU44A4VlRlRVEImh1N0IyR DnLjiDo+cc0j9CROOKKmZmExQglBZgTrvYr9SUWWVoRaoEJNYR3S0ygvBFeglCPyFaVxCK1YW20R etDrZ5RZThwHdOZiFpfrdJOKze2M3IZkhUctymgsNIhXX4PyNUr1CGdianMRwhcMB4KDQ0s6TBFS cXSUsn79Dkn/gIXlJVJqHG7vysBk9V5WCRXoW//wH//N7Z//d3+4OWR/a4v7G/vZ2gMXt849dG1i imo521uvK4/DoNM4Kq0q/kQAfPC9v2v+m7d/y2KwuPaWpNtr3/nYb+LSEd3UMiwttiqpKsNgUnEw LJkUjnE+rf4paTlKDEVl0KJCScEkt+wcjBmXgtWFGtI69nYm7PYrFJLFRghOcnd7xDCvOHtyltWZ ACEd23tjjiaOzkzMidWIKILB2LLdy3HS4+RKDa18xqOKSVJyOC6onKLuKYTnURWOnc0hE+vRaEQk uYNKEgYhKlDkkwqFx0y7xnwtQOqAWm0KUuX7tOoRQezTDCVxGGHN1O0jbtWYb/lU44TRpAQBUasJ 2qM9I5if9Rl1K7pHKdu7Gb1jR+jGdNbmWLzwGpwtcBxhPY/9Y8fzn+6zvZcyScGXgLGUBfS2Dxhu bRLPLFI4hZyMvGFS1BxVN8iSF9/3qRe/xJB6e2uDXr9fLK2d2D15+VpXRzVnBseVDBrd46Qc/hcZ RX7nO991sb506m2Hn/9gZ/u5j+OsorSWCQLtS4yxVCi0Bj/SeFpRVGYq5kTgKUGrESADj8OxYZhZ VtoBM7WQsBGCL+geptSVYmUxJIgFg37B7NwMZ0/F+IFHUTkO+iXtesDVB9pENcVwWLCxl1NUhrMn m8T1AOMpxuOCo+OC2fmYC2ciqtyytTViv5vQr6AR+/hYisLitI/yBKaacieu8gjqiso5lFJEnQi0 XuAVAAAgAElEQVSBIU8qPAVxTVCUio2DhEAbWrWATkvjjKEaT8gNjCtNrRni1yIK61CeJJAV1Tgj KSzHI8PBdkl/e53GfIPVS4/ghOVwsMf9eyl713sEWjBKciIFgecYpSVlqcgLQ9Hdw1YWpMCYKpz0 cmZnaneW1hY2nr+zbf9g98/P//zP87M/8zMc7B8US8trOyvnzmyoKBw7aZP//Lu/m/6JAPjJf/QT 6vSpK081WzNfc/TCx2q71z+PVh5xPaRRD4g8sEKQVg7tMuqhZn6hjef5OFOirUV5Chd4TFAcJQZf K+brAuPgaGRZ359gkpLZWgTKsbE3oSwEzYYPaUm3n3NrfUiZVJyYlWRJxvpOzst3h4zGFadWY5qN iCSr6HUzTOXwPcXckqbWUNhKcPvugHEJ5852mGkIKqeozTXw4oAyLUgHBXnlyCpHr5vglEB7jtG4 ZNQtCSKPMFJMxhU3t8YY7VioK1xRomsBpYEqz1BRyPHE0T1MCD2P3ApKIQiaEcZBpASlEXQzy+6x 5ej6DWLfY/78JWwQsH9vi3R9RENNy8r9DJqBxDlLYcCgMdaiTY72NVorlaRZXJX54HWvf+2L24Px cP+wC8D6+jr3799nfX2do6Mjnn76w/Y97/lPaeXU4MyFh7Lf+L/ea/9EAPzID/2NpdnZ039F5cXr 9r7wAb16aYGVq5cQyuJLixIgah6q0aDZWWSm4dNoTK3XWi1NaiR7o5yDzLDXK6iMRHseh8OSl/fG 3Ng4Jp0YAi/guBDs90pMWuFpzSApOOrn7B5XFGlFO/YYJY713ZzDXkFhHO2aj+dp+hPDca+gO8ix 1tLoTE2bjo9L9o5LsrRk7VSdpeU6Og5odGKMgf3NEcWkQgSK/thRlgbpK8IwYjg2FGlOayZEBJpu L2XvKCevSs6uNXEFWGPwGzF5YXFZihdpvDiidzThaG/AKK3odVOMdQSxhqKEosAZy9jCXt9Q3LuJ V+XMnzqFFYrD2zs4ETI3W2OnO8YXmqYHhRVI38Na8IVDOIuSAqF0cNRN5GxL3kmK8v7NzcMv6gRf jQB6+eVbvP9973V/ZCHoi/qAd309X/7apx5rhq3vnxTlSmNxHquce/nOVrG1tTsaHPTy0ljpz89K 01oWF5/8Zk499GY8X6GzTawfIhce5PSjX8ejb/pG2r5me/0O97ojDsY5Ua3GlfNniRDkeQ44QgGV EEwqh5aaqpo+bBj5GCHoZZbMTgss9UYNU1mOxznDcUWRV/hKEWhBOinY3SvZ3E7oD1LmT9RZWath jGM8NBwfZWzc7+FJw+xqSNQKkYGiKi3jsaOyDt8XtNox0tNs7E4Y9Sb4gWB1pUUgHNu7CVE9QPse QoJJChSOuBmwdOkC/bSidzhmZ2jZ2R1ircJYD2EhKSqS3JIhGBeSsH+MzvsQBexvTMgLy+XXPcHx oE9vlNMMQoqqpDCWQAucEPy+8EJKrbLS+DaZHH3VN73jBb9WH994+c6f3R/g2975Hc3Ybz8plH+y e7ztbn3sw8XGC5/aqra3ntW16HZ0/gHVWFy9EDZmLnaffu9ytvhl9dqlJ9T26Ih05jaHW4W9fO0r 7KXHn3JCeWJ17Yxqzq6I7d1N6jMLnGiEeOk6H//kp1lPHVoZhhaOC0NNQCwUaEklJcaX2KLEIMiE Ya4e0gw8hrbCKo+aFnhlBTiqzDEuwGJwOIwT9HsVrppgKksyKigqmF8MmT3dpsgt6WHO8dGIIrc0 Ig9pp13CZWGYlJbYV8yutmk0farcsLk9xFEStTpUJeAsuVWQlqASVi52OPeG1/OhX343+Z0DBihe 3hnT8TzqGnKnKaXBB3InuDOG9r1DmmmGqWA4GtJsr/LV3/YI//7//F85Go5pBoqyqChyRaMeIqRD OYctc8LQmz0eVY9vfebpD462jw8A86duDwd46KGH+Jav+/bL9bDzw4f3bp176Td/fnvrCx97OhTm V05de+BXzr7zW3/nxFPv+ET73JVng3p8s+bbPWNKHTeW24eHO/qlz31qrCfpRrS0+Kyq12/Ua+F+ Y37Brl59NHrwy96oz55+UIQlDA+20QYwKUlV0C3BAk46ksowcTCqDIO8IisssZY0tERagS0MVBal JBWSgRUcl4akckgFkSfxhEA4CCoHqWEyykgrCBrTwHJnd8LBzpjDwzEYy0wnIvQkQntUxlIVlloj plH38LQizwx7e0Py0nLyVJ16M6CqBKYCWxrS4hWO3405c3mV1oXT7N9ahwpGpWFcTptdIiFJ3TRr 8+W0ZuJ7koWOxyizdAcFi3MNnnrnXyMtC55/5hkaUUioJVlpCH2PRlMTeBKbGYQUSoUqLMejo7e9 /Wuv//pHnvljR9T81E/9FE8//fSrA+ChRy7yzm9558zawtnvyLvHb7z36fe9UI63f+Xc6x/7xcOZ uQ99/PPXt24f9JKXbt2b3Hju2T3lBS+eedM3Pmua9W1Z2hm5s62PXvz8x5auPPDL8ZWrv1Yp+zv9 0fEnurdevF9ub8jKylkZRFF94YSYPfMaFk49wulzlzl//kGunD/PpXOnWV2YpSYMsXBEnk8tCGn4 mkhOt7+xg1GRT3cHZ8mx+PWARt1noR0xX/foRAofiKWiEWoCrVCSaREprSiTnCotUAKajZj2bEDh BEeDgiTJSfMKLw5wwpAVOZu7I/YPJigpWJwLaTR8PF9hrMI5QZnlaF/hx5oosOTDI2YW5qmkoLux S1IKLFAh0DhKV1EJgVQ+TLFMez5ChZresSVo1d25s5ft5de8kdt3boidO7dpxyEag3UQ1wNOnmvS afsMD8ZoX4XtTqAHO/fuPPL619771PN33J/kGv6qR8CF81f1ubPnLvWON+ZNNv5V//TKB0+85c3P /aN/8NP9G88+O73oF75oQGB/fToeZvtn/+U/+U3pZoVSfNnp1zz5oQfe+Vc+8Xf+zo8Pr19/jje+ 8Y38yN/8sefuf+73bg1/55ey5UtPvPXBt76zFbTbaH+VaGmNZpbQe+4/U+1P2CsNx5OMJKtwdprZ pKXBSYlyjrQsaQQeDc+jEwgCLVCenFbltKAqLK4yr8ioKvLSvaJDcIRKoZ1FSklhwSDJUsNgVDLK KybG4iuJ1Zr8uIvFklmBriyLsUcUByjhsEiQEq8WUwrDMOujlGBppY5qe2R5ztGtG9RDj1ozoJaW CCmprGVQCZSQU6c+6zDAKCnZXE/pzNYIIk3qNYZ3uzvbD7cW42/+1u9e/Veb97zRsMdcK6KwitGw wqiQR972KK3lu3z6wze8PPev+hRfPTM+ug5s/lcfAQ888AA/+ff+fpSOk1WDuV368rc+8LHPvvgP /t7fTw/39//Yi33g/R8s3vqVbzouJt17sw9ee/6f/ov/bfjs5z4LwMbGBu9+96/mX/6ub99rzs+r 8bMfuNp06ULz7BUhggiSFGMqeke77K3fZHy8TZYNGY4TxsZgEMjKoLQmUI62kiwoTeAsFrCVIxnm ZJlFIBBaghLTurszFFZQSYUTGqxDSkdpJQiIfYU2Du0c9dCj4Qk8HMJUmMqSGYsWikAJfAlGekhn abQCwppGxy2C2WWO93bpDkp6pcD4MVEIVVWQZQXpMCedVGTOIRwYHJ4QKKb35wRIY/GlpBEFWFTZ WDn5aX9+7t9ZzNa5Uw+c9MO49YXPfpJG6E9L8J5AlYYrT1zjgcevkg2O2bhzENRqQcM36e7XPvn4 rQ88d7v8rwLAm970Js6cPu1JpYZ3NzZu/fc/+</text:p>
            <text:p>rcGLzz/nPujJk/8f9OMv/5DfyMzgd//1fe8O/no 0x/9kh/sLK6Zaw8+rP3N648Gyb0z/YP70sSL6LlFPGtonzjH2rXHufjYW7j22FdzbmWGll8RmIIk SRgWBUJ6aO2RlSVJVTEy0CsMqVRMrGNcGpJKUJWQ5hWTXFBaj1JorJYUDiqp0FohsCAVQkmkFCgn 8JUCY/A8b7rLSAiVnJaFpWBQGEoj6bQ94hoI7RM0ZpkcHXI8LhgOJ9QvPIE/f478+A74AYOBIe+l lELjXknfPClwQCkEvhOAIAo92pGHU2rYPnf534ez8780HPfvNIPGqasPPnYxcUJdf+aTtGshjZqP MjkhFWcfu0ZYixgfbcu0lC2Ja1amWr/6xOu3nnn2pf9ygwghBG9+85vtu9/znsm/+Of//I+MJNfX 1181x7x3967tjSbViy/f5vjoSx3Qr1y+yoUTJzpi0n9KaXt+/+Ceuv/JDxF7Ie3Tl/ABKRVCSJT0 UFGH1onLLK6eZnZphebMAslkwmDUIzUOoxXOGYR1BGFI6El8LLqyOONwVk2HN2BxVYm0FQjHcVZy lJf0K8NRYeiWhklZMjKGFAlSoEMPlMRaS8mUv48kTMqCJC+ot+q0WgHKVlTpkMloxOHRmHFZsvrI Y/DU9zC5dZfsYJPE+ZSjAiUFuQPfVlMgOonnLKF2WDHtHu40faxwY1lvvvfpT3zyU5lUR42arzv1 uUcvX3lN5/7uJlsvPksrjhB+zOR4wMJKxOKli1BMGBwd6qRUiyZL6816/NLOKD/s9kevDgD7yvn6 +0HB4eEh7373u92NGzf+VLZjOzs7XH/h+Vdd/Gl8cU5dOr32AIODt9vq+JQK2mKSx2wc9whmF+jM zKOdwFqmCuH+Hhuf+zCZ12L58iOcnJtFbr5EXGZ0PI+lRsRyK+Zk22e1E7A847HQ8qmHmjAQaE8T eAKtHL7W1H1BQwtans9czWMmUjS1xHfgOQi1ohH6hJ4mVBAqRaQ1oVIYaymdQArFuKyQTtFsR/ja YMuU/siwP7BMjGP20jXsla/ADyK6H/8gZjjBaR9rSlI7zUzAIYRAO4vzQwzTe5jp1FDSSWur5zcO Dj71n977O8lTb37jhMpdm2svXFo7eVI8d/Ml0t4RvueTJAUyG3L64fO0FlcZ7+8wGGV+WZllHzk+ cf7B52VnPt16lRdW/0kDnf88P1de8xpe97rXhuNb1x+W658/1TxzRYZn3kL9ibPYwOeeKfDSCatB iO/7SKlYXDvP8b0XeN/7f5G97pimgLa0BF6IlGAKi/QkzlNkxuJSibAWa0F4iiiUGKspJlMPPmEl 1lYEniSQDh+H8BWZsuSVopQBaIFwBTiF8ARSOYK8ZOwM3dISS4i1oN8f0d33qZ+OkEpjqHDOEtQ0 amaNYpITzp+mffkxtj/3cbQCrQXaTFnMulI4CcIqTFmhgTgM0L4ER5iPJlcevvpI7SNfuDmKPLaP s94H6kfbbzh18sLCO77nh/mVf/lPqacjgiDmzs1DTn/mGc6/8S2cee3DHHc/xEEmZsdl9Q2nVhY/ cf9o8MFXM5RU/CV+XvPoo+Lh1zz8YL5+6/tWTj700PLj36q7qw+z35jF6ggRNzjODcP+AZHNiOM6 2gtpr5xj5dJDzJ67yO3dbe7v7jFyggwoyoq8sAzGBd1eSpE7ksRSVgbtSbxA43saJ6dPX+GocBRC MDKOUSmZWEhVgFUa6WuiWBHHCh16WK0ZpCWDwpIZpiNjnSMQIBx4TtHp+Fit6R9X9EcZ0dwcrSfe hfJrVFbSSI4Ybd+iLh2uKpgUhtKBsJZAQhRIqKbdVbU4JG7H+J4S4+6wnF9c/mC909n/uX/1b6q3 vvUrJkh91Tf+uXMXH5CiOcf1zzzNQitACI/Qdmkvdpg7fY4q6zPYO2Sc2LYIw7zV7nymNxyPD7u9 /38AcOniJX7wh35gwUvM9505/dpvOnntyWYxs8C2rpHmlvFwQpHlFAj2ez32bzyDTI+oz67g11t4 ysNXDjfuUxxtYZ0gqSoqYSicI68MBIqFts9MW9GIBHE8bbbQwuIsr4xvUwTRNJVrNHykkBRmOigy F5LEOEZlwe6wYG+Q008rksKQGEdqzZT1cxBIMSV2CoPSEXiK3nFBtztk/sI5ose/mUBC5QRq+yaj zZeJnEOYkmGSIT2NE3J67IQBUmmCMKAWB8Q1TRhpRsPEt6545u7O7kubR337yJVLg7AR575fu1x3 ev7M+YuiXwh2bn2a2XaIqkq0SGiuniTqzDI62ifpjrxJKdprJ5bu7vdHN++sb9u/dAA8cOkBfuzH /tbsUm35O9dmT3z/zNzCSm2uIYa1GlupwlaWssjpdo8prMPFDUb7mxx+5D+QH90haDQYDwf89q// Cpu3b3BSVMz6mkYcE3sBNalp+JJ6EKCVREmJUBqBo8gMVVbhKoN2Fk9AoDSBBJXnSOcIpaTuQ+Q7 IleghEegFc1A01JQ8z2agSYvK1LnkEy/gZQI36NyQG5JJgWDLGX54degLr6Buq+nnU/DIcmNj4Jx KK3J8oqmrliciSmsIAo0SmkQgmY7pjEdX086McoUk53NUfHRnd6w+L1PfNqev3B2s96MbF03LjaD sL2wdkq8fPsuxeAeWkV4dkJQs8Rza1jhyAc9RgfdemWFfsPrX/f8S+tbh8e94V8eAN7xje/QP/CD 33P29OzFvz5T6/xgrRmdjpdaMppv4sUR2yPDqJhapUyyAiMDZBhTkzmsP8/R8x9lcHQXsj6D9U1u vfwyR5WhwhGHPp1IUA8UgfYQQlBUjqK0jDI3basqSigNCIuUAmkNVVliCot5hTvwfU29IWk3HY2a JlCSUFiEnqabUgqklGTGMiotyjp8JWkGPtYK8sKgkFM62ZasPPm1mKWrNLSjXg85TCFbv4GedIk1 VFmBh6NZ05RS40mNFyiKoqTVCqnXJHHDIxmXpEk6ft2Tb/qoE6K7vrtPMkmK1z1xfr1IrQxVfL7T nmlFrba48czH8TyQRhF5CX6s8epN0jwnG2Sqf9idr5wbf8u3vf3F97z/6eQvHAAXLp3nx37kf5j5 pq9711edXLn0P3Y67W8P2+GyP9uSQStGKU2gBJkVbE0MZeWQXkBVllhTofwAjjcYbmyiqpxyvMl4 9xhfhkwQpNaS5DmpMRg3FVX63lTsEcY+XqSRfkCGxCCmqaInMVZhimlA6AUSZwVSa4yxGCMQSlHk Gd1hxf6w5GiSc5hV9LMCYwylcwgkEkfoCQIppypfAYUpqTzJ8pu/DdtaIfIcp+ZieplivLeFv/si jUDinEFay9JsiIoDBomhVfNQShEoRy0EP1YUlXDJpDhsLS393v29g+37uwccHBxS2SI5eW5hy1ai 1vLbF+YWlmqjJGXvzmdB+PieIwozRCiRfkA6cYx6wyjLzDx+vPe9f/sHbr3n195f/YUB4Kd/6qe9 H/5rP3r+6uWHvrc9O/u3407jibAVxX6jJoSvkUi0p5HOUffASM2wdGS5RWFwZUYRN9H9XfI7zyKd I6pFjDOHzSoC6VEPPBaaHp6UlFgqoUBJarFGUeEqR56WFEVFUVU4IxDKo3SOSmq071EgyaxlkFiG g4JeL6OsFM5ZjHHTgRVCkJcZiREEQTR9QCmQwmGtox0JQqUx1jFMR+iFZVbe8q0QNZgJHastj26l GOztoO98FgUEvqYoSxauPsTMg9dITZdyOA16FQbPE0gtwUmXjLL12uLKB+/tHW6t7047fW/f2sDA aO3Myr4zrt2K50/NLa1Ge3vrTAY7GOtTrwn8uMQLpl1XZSbFqNtvl3kVab95c2Z5bef551/48wfA d33vd/FVT37VysrK6vfU260fTPLkjBf6Unv+7ytYcEg8rXHO4QuYrXlYpelnU5KDqiIXmlp/C3H/ c9jKEHdCcqnZPhwRvBLU1QJLq+7RqAXTvN9T5IWlSgwaRy2cupk0Qkk9UIQe1CNJpByeNVOzRmOx noeuB8RNRdxUOE9TOg+nNJ433eqbUchiQ9OpVfRGBaGWU1GGBaU1qZPsDca0L15m8Ym3E8YRp1qK tYZkN5Xs7B/S2PwMqioIFShX0FyYo/nlb6e5JOjfu4lNFEGoEYDSCj/QFEmy67zow/d3D9Y3X1H6 TEFwz125eKHrhXJfOFVfWDh1amZhJdrfvMG4P8ThMTsrCSKH8AVFIbCF0OODw1lb2ezao6994b2/ 88HxnwkATz311JdUA+9t3uPr3vp1/jjrn2m0Ww940psRSio/8BFySp44x5RMcY7KGDylqfsKpSVJ MT3Dc6cIJHD3c5T9AXEroD3rs304oT9OcVKQ5Y7Yk9OWdQGmcAin0QiEFAQaPGHxpEAJiyhLNBbP WYIAGg1NpyFZmdcszigWZhTLcx5xTSOsRSIItKMeSmo+TJKcSIOSGlOYadxSOYT0qIDD0YS5hx9j 9tqb6DRj1lqa2UgyrgT39yZEW89SK45Aelw4WWc13qdqnkZcfSu2f8DhvU2056OFwPPA8xVJXiWF Mc+sH3Rf3OmO/lBJXo5L8+RTTx518+GuMrK+sHjuVKM9F+5tvEC/N0IpPR2YFflo6TC5IsurqH9w tKij2v6TX/P2l/9MAHi1UnCRFpy+fCpt1MXeZJLPNmutB4IgrHmBB4BxDgRTu1mgrCxWqCklGylC TzDMHHlpKJWmfPGTuL1NwppHayFAl5ZhLycBhqWhqgyxJwCFtRAKO93CgdLIqaDEgZMSrX2E9FFa 4kuH0uCFksATxIEjChyedPieIQ4FtVARKItyBoUBT9IbW/K8wpQ5E+swTk7Lw8aQlCnLjz7F4oOP MdsM8JWj7UPD09w8dFTr16kN75G5mKgmmYtzfJVxdPJrqS/M0XvxGcgSotgHBEJI4XAySct7i4+8 7pnPfv6FPzQfaONgj7c98phptjjqm3zLVaq2uHL+dKPZDHfuPU93UILWRPWAqK4xuQEXiDzL28Pu YOHE5Qfv/4XEAB//6Md54om3VMLjgclg/NrQeS0/nCJRKvmKh5BACjB2qm7FCbQURL4kqSzdYUZP R+R3X8JsvYSHpBZOiyb50CGch/E8BlXJ3jAnKSHJK9LKklaOzFhCT+CspSwtpbPkxjEsHL2kpKgE rfmATgcadTF9U2otdGOW2tIKcxcugbUkx91p86pVzC9HzLQDglcKRqNSUAt8fCQDM3VGXf3Kb2Ph /AViDQGWpVhS8xU3R4rR+kvUDl/EeR6VEJxYAJZbHC+8HkFFun6L/jCj0/JQpppS1zWlk3GWLy6d +sKHP/OFvS/p4Br2+Y7v/r7qsD846Pd3N4UMGsvLl04HURhu37tB0k9B+eg4JA5ySEFJTw76x4tZ Zpf/XAHw0OsXefzxr1Lf9E3fUT975uI1Jb23a1F7SGUiNMMJaEHUjrGvFGWEFEghkEphHF8ERuEc e4OS0kp2b71ItXGDWErCEBraYIuSMsupB5pTyy3qdY/SWrLMYI1FSks9UMxGGk+CMIKACoGjzEpw EislmZUMhoLJoKI0EbUT52ksrzAaVnzh2R0+//l73NtJ2RgatgaGw66lSixzM4KZTsBkZKa6A+no TSZE88ssvfEbWFhbpiUNbV3R8AS+rxjIkL0797B3P0sn9sBYFpY8ypkOx/NPEY22OEg1e51HSJsn CGKfyAzxg0pOkixOM3P4wz/zd1/49V993x+yhNva2+Nf/9tf4MXrN8z88vyhVxPruRHe8vK5xZpn wu7uluwfjdDKE0VQR5iCUEyHfvf2d07qP4+F/4V//YuBEeGCFmIpEP5S6NXOIuQTVqgngqDWkM4y HiaMX9rAi0Pq8y2yrMJ7RRDh3O93zDo8AY1AUgsEk8Ix8WKsDlGiwuAI5us0KkF/XJBVFWFVcHIl YjwJGPdKnP39LVxjnUJrSRgZPC0J4wDPE3i+xlpDklnyAiaZob81YGPjEzghmaQFh6OUXiFIi5wy MzRij0YDKiQv7wjqvsaVFWVZUnoesshR86fQXojOJ9TaEY1AT93UqoqHZiPunz7PfZpE4wmdwHHc izDBER39SyTZLDt9Qb+zTCZgJE6yOn+ZTnkoiEaLVOW3br+wvf1vf+mX3/993/VXh1+i9L11i3/2 z36ufNvXvuULb3vb236uKk/dXLr01FdaZ8/f+8JH5w7v7LeCybynAyE60tKqeWSTxPtTAeCBy5fE T/zk342iqjEjSn8lEN7DgQ6ekIJLOD0jpW6mjmZSutgTlZAKEi8mS4eYF25z5YlrCKkQOJySU+cs Z5FC4GlJw5O0IkVvlGHCOtargehTThzjvkG1AwbOpzvIyarpwIrZpqI2pymMh6sqhLBT4kVUhN7U F6DdkiwsBWivonI+zk3rAFWhKaqKJIOyklQ2ZPk4osgAm5OlFVHDo9EKsUpSCcfhccbusabyFNIY gsARLZ+AuPFFeRcIcBZjBR2dMnfqNPcXzjLc+gyLrZhBt2RcQWPwe+zxIF3vtXSqCXHgkznNuj7J llojiiotTfLQIOW/u3dn0Pnx/+XffOCRy52Nf/I//0R+/dk/zNr+9m/933Z9/d7t7/+e7/qFUXT6 k+2Vh157usye2Lzx6Ufzg97JshbHfl0R+YJ2o/5Hq4K/7Ru+fZqSGSMuX73qP3TuWsMq0VbI+VjE qyJTZ6XyLvpaXQqFOGNg9tiKQHoKax1FaegEgoYxDK3GaBCTbbrDgqP1OWbPnaS0Fq0EDgdCUFUG ISDUkk4o2NEOq3yc7yOFxcQhriyJbcnJkwHr/ZTjQUomBaulx2zdJ9KArCgrkAC2Is2mnD7WEtcl nfmISIMTDmMgDkNkWIdwkdHOLtn+No3IMGEq+0qiGrIe4oWCylY0mx6TsWUmdlRC0JtkiEaH+uo5 4pl5gkhjncDX4JxlMslpxgVnz6xw+8wlqo3PkAY+fuBIji3pvuXgxAxZ4LMQhhjh4QlJqARO+VSV oDS1YFzZR21WztbL4trw+uS3vuG//dlPRb/2fxzGYWg/8lvv+eLavXjjHj/+P/3DwRve9OQz3/wt 33dzdvHCC4tVMuzeffbtSVauDaWS0rc0Avv/AmAJweu/4uuFF0cKnP6r3/rdNVfKOc9yykde9Fxw rvBYrbRcDoRaEoiOsMROimCopNiwigGSNVfRKgpmtUQbSIzDBNCRivHh83RHB9yfmWfm5AkxAsEA ACAASURBVDJO61c4aYGxkBqDcyC1IvKmEXgtDklEyGBcomol0ZkmKs04QcZbLgY8t17QzS3dnYSa TJiraebriqaG0imkAoHAlYZ8DL29Eu0giiU68vE6q6j6IlKFVJVkPDqiv5mgAklpHXkJhQdB5VGk Ek9ZytSQjg2mKMisAGHRrRUaC6epRyFSOXxpCIRASo2hYDwaI9dv0Wo3kafmmH8woj822MMuxgT0 XJ1QCf4fst7sR7P8vO/7/Jazvmvta+8zPfvGnaJoSVYiQYIi2oJtWZbg+CKxkcA3CZAESP6BXCQ3 CRQDRhIbgYFEiBRJlLWZAiVS3GbI4ZCzds/0dE8vtVe9+/ue5bfl4rw9JKW6aBTQ1YWqPuf3/J7n uz06TvAqxaEQUqCkAhmRaEOAyDn/hFRibTCpb15MTr/64i/+5jdurMa3nZJD7az52p/+/sdkzze+ /q3wja9/a/yf/cv/5rufuPRCd6WunooObm0trElGaNoioH/jl/9RJpF6p9vLPv/Zn1tv9Vcvaymf yIifEDFXhZRXrJTbxtNxQWglUJ4gNYgqkkyUYiA1Dsm+rdkoKmIluadSRlXJehLYVKCcRbgKffEd 3vtOlyvPP8vK/g6CZk533hNHGiUV1jdRKrnydPOIi6CZWujMS6p5h34/wXpPNzdczS1VHJN3U4ra MZhYJkaTRZ5IBXzwaAJprtHSUwxmPBgEXPBEQhGt1KQb88b/NxwxG0yYTj3VxCK0wJSehSmI4wWX t1qotZzRpGEFK+dYWEdtStIb+7R3dlmLHamClrB4J1Fa0eq0OHj7A777f/9bTi/GfPFnr/L000cc T9pMzgtO7nkWKiWPY7yICCjiJEHqiIAgCQ7tawIgpBICVpUMP2Xq6vrC+J+5t1C3P//3/tlbST1/ 88q1Jz+8/f77k4dvv1YdHh8C8Jd//kfFK//Vf/3davflr3Swu+r4zvWpFdHIS6H/89/45/+pFtE6 +N04ji9rrS9Jz5Z1toPzsQ9CCB9kLAS5CkRKUCvFTEqGKI6qQGng+ahi1deYSPK2anGrrllVBVd0 Qi4ki2LGaD5mPZ5ydP+v+fDVF3ll5zdALQGBAFqIJno2NN6+NBJkWmOilLkDpWNmBxPqAchYMjIJ PpXIumK9ZWlt59SloDIBLyQJNQGLrQIzExDWEbc1cSbRMsIrRe1miLMpyjcIZLenCXmH8cWcshbI GEJi6fZS1tc7mLTNyeEJs6lBphFhHjBE7Fy7SXdzkwRLjKDXSprrTUrGhw94+5t/zZ0fvkk/remt PIfSHa7uR9y/pLl7R2G6G7STDJ22sChqG4hEQGmJ0jFaxcRaIL3FmRIpRJJlvcvB+12B/Uxdu4WI u4e7n/75H+y8+IW/NL/4q6+LJD4+uP327P/57f/RPrrzznjz8pOvsfuJS2lZVebi8InKiZaO2+3/ XiBbCSJTwccKJ4UEjQAtITQzg1eCSinOpObIKU7rwNQErIcXY0PP1UxQvK9SHghBEDV7StGXgqKq qKo5pBkzc4MV8ZDT17/C4FNfYPvqVUSwKNG8CzYIEM2YmEWKdhoj4pgqCHQkEXgWA0OSC/IsQ6wE 7h4a7r015epWxd5qhpJNIlikFUErhPDgalZ3cvaeWiHRAl83YFFwNakELSKqoJEEtqqK/b0IiwYt CEqQxR0iFXE0nJClmtglrElBYTyuv8nGC5+j20rxbk4WxeRpw1MMzwe89od/yDf/+I/R0yGXLmXE cpcQK0S4D86i8y5JkuK8w5iauL2Kqw3GB5wJCO9xRESRJI7AyRSPROlISJ1Ezrso+LprYTtS6gXd SX4+TrMfunr+/SvXn3j9f/if/tWjVhptmHr+otG5qbeeeejKalOeHWU6rc1+Q3dqhGg0ah7wspnJ hZJUSnMhFCdOcVDC+cKTCU9bCy6ljtVgOPYRD2XMkYzwwdARis0YEIqjk4+4uP9DWutt6iv/hPLB /87o3e9x99Vv0NveJUsUQoAPokkSF00Dl8bNWrqyXACBurZMbKDXS0mlJRQL8naC38/ILiSzInDn qODSRotcwXwR0Imk04rorcT01yL6qUCpBBtFBCRpt4vIMlScM3pwyvTWHUJdInVAZxHBAHGMiCPm s8Ds+JzYR0TthOHcMCkLtl9+kfbTr9DG0MoTenkEzjIbV9x57Zu89tdf5/zhMTfXI9avPkfnyi+T pt/AF1OMs/i4gcjzWCO9I0lidJZhKtN4IkRAyqURVXniVkwcxaRJjFhev9Y2LGoURVEkwxVn9a5d +M8rvfJQKXnmhej5urcSynk9dULJPZWm2UdCq2VIiPM/AmJQEqEgxJK5ijl2koMicFoFjPGsxoH1 dtwoWirHsU84FpqBjEiEoSxLdrVHKiiNZ3r6Nh+987usPP9zZM8/j4s3OD55QPjqn3D1M18kvXYZ IZoG0C2BQSlBKomWAiUEFsXcNFDy6nbE6uUu5cmcxaigFwk6OzmV8QxHRZM/lGUo1ZAqMtII7SgX huGhQcWO7pOfYO2pa+ADo8MjBg+PGL31gPpijA2wsIGLeoGSiitP7LL+5HXOzi+wMiEKBhMUJ9Oa qN1j6/O/xHovQ/mCVqpp6UBdem7dusNf/N7vcO/2PdY7GRtbLZ78wq+xc/159PQ2F1NLQGLTHrWx iFZGq9OlkzfxOHWSYMxSZxgrMi2JU0kaR+TS0soSlNZoAsFFCCnotFKUhHlRRWXR2nCmXsfVPtJK +uCF88Gu6TgggrJFIXSQEgEIJVFJ1JgpRKCWkoug+aiAk8JT1LaxI+URWSo5dc2a1ZqYwjvGUtHS nrqscXWNiwyFUoSyZCd+k86NU946v0dy//v03BiV97j/5rc4vHOLtUuXiKUAwuMbB+88aRIjdUKi JDYESguxgHpmiLOM7Hqb4sPA8FGBiiu6K4JWr8vkvKYuLUo6rJXUdcR04mm3JFGssPWUZPY26cND FtOSyeEJYTplUVqOhiW1NVgLWSflhWc32Xz6OjYO1GZMKhW1CszqwHRWcuWnf4X1V76AthVaQTsY qODg5II//fdf5vYP3yIXniup5dmnXmT/k19kpStRepOLgwRrK1zvElRznMkIUjOvDI3pqFEepXlK N0tII0mnFSOCJ4sVSRLRigRRsNi6xgOJEmitSbXGdVoY44SpKhUI1GWJlEJHUdwonKMYHbc0Xmuc lvhIUwtFJRWDyvNoZjgpHbWzxJEgzzOEbIwX1kmk99y3oJRkMxU4WzOpm+2WsTJsiDZ1fYSSR/j2 HvLsHHPrVXrtwHpfcXDhuPXlf83+08+yurePwjXCikBD4AhJcI7UF3gfCCoiUh5XOhYD6G1ErOy0 mdSKe/fnHF9Yrl8ybG238CEgTYW1Dpwj76a0VxUyauhoX89wZwNasaZ/JUa5PuNRicFzPrKsr2U8 8+wK25dWUWnK4Oge5vg+unCUVjGZVOS7l1n9mX/ASp5QVwWX25J+bDm8KPmzb7zOu9/5Bv00R5gS JWtaqiRLBXFUoqIZc30DE3/IPO02fZarKMqaWSHJ4oo0hiyJWet0aKUpSkukaDaQCCW5tJLRz9SS 73BUS3pbiMbkIqQk7Wqs95TGUdcGQrP30TuPKQv0+UoXkhinJEVlKZzEIlj4EoRlPZconVGjCLJJ /MQ3qVuV9aTKc6klcCHwqAzMjGHDl2zrnKHQ6Okduu6Cc7PH4dRxIz7BJZr1tidvr/Lud77Lxp/8 ET/1z/4FuW4IouBZcgMSIQK2mJLgCcbjBIgoph7OmRQLopU2l/YzWonk1t0J37814upmxc52Th5F 5FmEiiSdfkJvOyHpasKiRhlNEvcxiwWLYYUtDSo41q62KMsW2Wqfzv4OdDewUmJHBcw8NiiMqSlc TOdTv8DOE09jjaGfCK6sxJycL/iL777La3eOMSHClBWRgFhDr5+RpoqIU8rx+5zOVpm6AYX1pNoQ vMUhcR6sA6kier0uOk6JtKTbSpB4skiwv5Ky0U4aVjVASEFJ8M0WD3xoLHKRathQ45tNat4HXAjU 1mNDF122cpSAhYGzqvHga+FYTWGz3UJrTWHhcGyYloZgHd42ubd9bVjPAh0BHxWKuQVpS7Z1oMhW uZgO2Tx/nV4AUzpGleB0GojHFWLuaacxJ9PA63/073jpV75EvLNHEkzjtHUBJyKm8wXlZEQrWLwp 8HFCCBYfJ8R7OWEusaMFndzzqae7HJ8nDM4rDj6asrreQscxcSpYuJLhxLLxxA79zWvka/tU56cc 3PoW9agGAypYslTQ2dgi393H513GJ6e0+106K2181WV2uMA4aO0/wc6nfx6tNcFbnt5MmC4q/uQb 7/CtN+9g5jM0noBHC0Gea7K1TaKkRTR/jbPBEbPpVWzpWCuOyOIVBmKdKHic9wRgs614didntd+m l0qyWKFlA5K1E4nzgQBo0aiaI9mM0pGSSPEY42tYNuMDLjT9lYdlvxXQG5mmtp7JwtCLAqvdiExE xMHjhURozUenC1xRkFiHVIJOSyGDIwuGlXbKSaEZWQ+uomPm5HnKIm/TOn4PWTxiqnqsRzVPbea8 c+GZ28BaiLDe4X3C7OSIW//hd3n21/8l/eWo1whtBdXgCFfOyPKMNGqQvcJ4rJNkrZiQRdQGRmcD lJLsbbfYWk2YzqCa18wHU2qtSFMotUblFfmaYlrMOXt0RJEkRNsxYVShK4dyDmEn2OohdaSpU4eV bVSa4GqPDwIvPenlJ1jb2wcFW7ni4mLC1157l++/9T6F0KiTu3TLc5I0pTIGq2g2jcw+wI3f5mKs mbkMaWr2Z29iOy9x6AV9tyB2NT0VsZHG7Hc1q72IIBUg0ELQjgWxDLils6hyzUOFgJSCeOk5fEyy IQRKNif/JyThQqI3exm1sXRy3ZRg66hnhrIOOBzz2lNZQ55Ar62I0pi5CbSFY72zxqR0DEYW6xza FHQjiWmto70nn9+nE5XYtE/uZ9zcqvneSeC9mWM7FhShsVrd6KW8+5XfofPCF0lf+iTCVyAkRWUw pwfEEvIkIY3BK4nzFuM91bAmT2Ftr4e3BfXc4x2IWLF1KcEXmmKucE6QRpJUWFR9hH1wDnnGSi+n bWPmhwNkVZMpSbSVEV1bpa4s9WxCpTJMcKjgMaXHu0AgIrv+PFErZSWGydmAv3zjXd559zYm79Od nBBO3uaZ6wnOBN6+bSl9gjh/h/nb/4ZFZ85gIRgsPNOjC25sjxikQ5JqjlYr5PUEbVKyZAOpFdY/ Hs6aNT3Q2OYi1egojAjIEPBAJBVyiaxKIZpeYAmwqY/9n4+ljQIdaYmWmjSWOBcoS4PRAhnF1JVj NJ/TigO7/YxuO+NgZkntlCd3u3ihuXM+aLR81pD5gk47w6Ud9HyBmR2i1tpYJyhPAxPnWBjD3bLN hBbSF2Sxp7eaI2cTBu9+i/L5TyCswwZBVRYUkwuS4Ai2pnSSfqTIVKAqaqpC0c0haW/gNnqcz4+x s5LCNqcg1UBLE+cRWRqTRQnBa7p72+SrbUZv36Z8dIGsDamC7GaX1nPPAD0mr3+f8/tTwiaodvPQ K+9wpiR0LtO+9BRpHDM4OeKNH7zDO7fuoeMUtMYe3OFzO5af+aVd7n5keffD+5wWkpNJgbn9kHlb cXweePTmt1nJDNde2uJG/oiDDwcUdp9WoqlNTZ4mJFGE855IKWIpEKIp3VIIoqW8ri0b5tH5ZreS FAK/FNwoKR5fBA07+WMvAIBWCGwTcdO8VWlEEgKVa4KM1vs57VQ3uwCFohIVq/0urSzhw5MZDyaB qnZgDUm7S2ileC9w5w84STqs3vw7dO5+lXlQHIwL6pDRf/KziDiiOr5LZt/DRhDVivLO2wyHI7yO mZWW2XROUVZkWpBpz0qu2e9pXLAYaxAh5+RojrgYsrO/io4GLIoSReDk/oRWotGJxhQem3l8t8fG U8/T3ulSD9/H+hmOgCo8+c0tus+/THvvBSYf/BBjSiqnYFphfP1x1IxzQG+btLtCWVTcun2X2+9/ hEpT4rxFMbzgcnzGz7yyxtNPPEVvx/Lam1OOjmZ8+WiNnfmc/iqclynV6Yh0VWBDxM3tBZdPz3hv MSRZ6zObFVRVRVVbMhU1d3aAVtSc/Eg2JT6SAh+aF0PLZosbUqCVfPzUP3Z9s7wWfsIcKhrkFec9 YqnSiZRC+kAStxr3qgw473HOcbUXATGjueHuWcGkChA8iStJ4z61jBHWU1/cZpZF+N4e2tYMC8Xd k5KV7ed45hf+E7qy5uTtNmevPcQyYhHn5Pfe5dFbryGe/Cz1fI4JAJJeLNlsKa5uJvTaksXMYr3A TxYMThfYuGL7+iaXntnmwZ1j6rJJMK1qgVUSO/IsDgoQD9k6ntLODZ2sRnuPN5Lu9WusvPISrb3r TO7eYvzh93ELjwsCcz6nmI9RSafpp6TAJjlVkMzPJzw6OmNtZ5tLV3b58P4xsw/PuJwOWen1cdnz PHH9gCAkdavH0TRwYlp0F4HIWbrWEpzGVSVD8QnWckM0OEdvb9HKA0VhPuZHZAg4H7BOgAr48Phk C6T80Un3oZGrKykeH/iPT30IUDtHtHRPhRDQLkBlA0XtkZKmrKgflQ8XAmVlCN6RJEnjkDGO03HB 8dRgbCDUBdsthc4zJmUN8xJhDHJ/l0RMKGeWs7lkVkv66ztk7TZmPibevYm6doiyf0WqKspiyPC9 15D9qwipKYYXVBeHbCWe/S3FSttRzAzBCfodwbQyjOYCPVuwqCZsX11nyyw4OS3xXuAXNZUJ1HUg aml0O8L4MYiAH1vm55a0nZBttZEbnvGD15i+8y7OOFzQVEKCE4T5jCo0drOgUlzaQQaPKys2drbZ 2FqjLJsZPnEFPT+B1s+w8uRnOH/wvzA6mxG/+IuQSOpyzKPQhsGQF/w5mXbEOjDsfI5F9QbBVmSd HjevbJHHMc41ljYfQmN18w1aKkQDmQoRUD/m8JbiJx/8xzk+oaHF9fJrQ2gaSGm9x/pAELL5TyM0 o0JYzo0BrPMgJD406Z5F5TgeLpiVFmsM67Jkb38HIyKsiCkGZ0wGDxCrl0jtgtEUBiag44w6WcOX M2wxw8oIsjZCOnpaIOIYf+81xg/fZ1R7Fg/fx09OyNOYKIowc9C1J1ZNoufpxFOEmPlcMTs6gJah vdtlby2ls6bJ+glZKom1p53DVt+yvQ4t7zEzh1IQtxylOWZ2doviwQcgNcYoFj6ATnAqYXwwZvDo gnJWEkQj0hC2Ios1a+srKAmLosQ7y4pf0M40m6/8ClkffvDqIT6KmSd9LtLL+Hwfl6wyCx6ZaXpd S5J1mcdXmE01iY7o97psrfZJ4ojKNVlGgcdNnMD4xpjigv9bJf1vPvQlLIDzTRWXSx3m45dAExp9 uxSSgMe65psqJQkIdAjUUjTaNhqp07QwDApLiSapz7m000a1exTDc4wFURwh0wVSt+jIAWFTk54G 5KJNnfYRxiJsjVvMoRqhBagiYlIaWqP71EcfUncvc/L+m4TZgFYvR5UlpRNMSliMSj6YWNpJi/XE EFpw/t6U/uYxe59ZR05jNpxlFEExmZOmEcEKsAlR5KkuCryD1nZGcrNPcm0dUQt8OaGuDRc1XMxq cAEjYHA8J84M52ODkREUI4KtSPstpvMZ3jVS8XKxYEvM2Ll0nd6V69jq67z/3ozQXSdKW+xfucLi vMXww1us+HN6bc+Naz1Wruxw4hRBtIhbK7TSiDSJUFoty3lznYvQeCjrEMiFWmYgho9VPY9fhh91 +Sx5noZi/4nuDzDOo7VUhNBAiAEB3iNoukyzVO9GS2FC42w1nE8WjMoA1rDWUuxeucJx1QAT9WJO srhH7ee0fU1Hz/CpZmFqCt+i1VtvTpBSRGZGXI1IlSNVNe1cUs/nxINHFGcHnB0+RHjP8bhmMm9C Eq31VMET5ymricbZQBrDeOL42u/f4YVJxc1X1kjrisg7sha4wqMTjbOS6UyRZBn9FUH3uU2SSz2k VtRnQ0JVM6k8Z4XEW8n4bEq7E6GyHBNgVDnOxkP29gdorcjyjKqu8KpBRueTMTc2pmw/8UlUFJif vsl0XiDbW+S9Ndq9DqPjA8z4hN1kylZec+3aCsmVfcQQimwHqftgK9qtJm95OFrgfUCoBvITIeA8 zA10dUD8DV13CKHpC37sWctlHyGWf//4jvAhoKVskrSs9SAl1jpqI2hlMTYIjHM461BxTAiB6bzi bLKgrA0ZFc88fY3O6iqHx7NmJapZMD66i5DQ78S0opLTOmCdRXhPV0usr5E6Qbd6aC1JiorN/ZTn PrfFD/7gDouqxoUm1g0kD0cGZxa0I0m/rdnst9lfj/FOMBwYysqiEDwcldz/vff5j0dXeOmlPt06 4DqC0mpUsFTjkuT6OhtX+iQ9SFdSrHEUxwX1/SH+ZIG18NGdOXXhiIKm3c1xkUNUNXGkOZ1VdE4P mQ6GpBs7mMpwcHxK5QKJm7DfnhF3r8Pk2zy4+yE+a9GKuoh2m2I65ezshBU34lpWs73SJllNmIh9 FpOaaelJ9/p08ph2lpEmEcY4auuJcHglEcGjUdjQRIGKH2v1G8ynidf5mw3g8o+PoWIlm5g6HXzA +6Xuwzuq2mLSQFkLvIjw3uOXah3nAoN5xXBhoC5Zb8dsrPYpPdjgsUgQjmIypru6Rao8abSgc6mN eiPwdH5KPPwh4/R5gvPkx9/HM6YXp1y+1mHv5TWOXrvHyDqKozuMju6zmUg6KXgVk7didtdSVjNN WQaUdmzuJcwvHG5mWc1S7pxP+MG3H7GRSvavtKGbcDwsCVqTb+VsPpfT380wc0N1PKM4mjA7qVgU AlNqrClQ1nLr4QWrvQ7mSBInjq1Wg8BJoRmcHHJxfkL32pN45zk5OWO6qNhKKjqxYn56m9lpwfHx nFqkJFkHmSacTqYU4yk33QVbccnO/j6LwnP7QcR4WEHcpttK2Vnt0E5j4khzeb3DxbxCNJwtgqYZ </text:p>
            <text:p>VAL8j1usftwy9rdSf5ZKK/yyAoBCAQHd6Mya71PXNVVZsUhjbFBES3IGqQg01WBee4q62WW7vrFG lsbcPys5PZugCXgdE/W2iDUoSgie6dxxflqwoSXbD3+XzYuvU/ev8uGH9xgN53A9obetWAxrpMhx D97g5L23sYNjVjLJ81sZUTumuyLJMoGvA+ymiDSnlcVQl8xGhp3jCepdx8Op4dadKYkUtHuaXgcs mvWXu7Q6UD4Ys3g4ozieMhwYBtOaMii8FlgFKzttbmjB2cGM05MzRkZg91vsraRstFNOB2dUg1Om kynzskLFEZPzCU+lF2RihjBvM5qtcvBwQWkkxeoVRkZydHjM+vkd9pIpUdpiVo14dBxxsb9FVVTk K2t0s5gsicgiiZIQa4kPMaPFY3GI/LjMP042idVPjPx/68N6j/ceLSWe8LgYNDxCWM6STSNTs7Ce lldstFKca1gjqZqV8YvaMjdNzlCnk7O13qN0geFwhq1dY/60Bi0lYn6CNGN8AuPhjOFI4tKEl/fG dPL7WHOM3upzMVSMvMHlCfPzkqKA2aLg9GBIR8Jg4Xg0CuwHQ7TVIs40pq7oXmkRdTbptfZY214D JbDlgmvffZOv/PEtrIfjwxmrRY6KFPXFHPco4uKOZ34+pywCVe1ZOEFY79Ffy8lX2qTdlBAJbtSG k4MLDu+OqAqHm9cMFoJOGnF45rh4/4fM9l4AD1meYZViO54Q6xLaOZNZwWji8TaiY4aI4Zt0J++y 0jpkdyslTgXD0YD0iV/DWEF1dsTmMz/Fk3t92nnWAD008G4nlsyXuESEIvhA8IIKQWkbcOjxnP83 5/7H3b9vxPdN/Qg/ygXQhEZqZK3FhWVWjgloRTMZCIH14FxguqiZFhahFOvrPXb7OeOiwpQlOo4w dQUBhIoJVUVhMoLSZJFhVCbcWBe89Ow+/ecuU4/PMa+e8Xbc/LSDoQUc1cJwNrVYIBOOcW04HBUo E6M3JKsuEApPe+5ZPHiE3CrpbSsUK7Q2L/HSr+6y/cQu3/vzbzEfB+TCkwtFnqWUBwvGJVRSobWn 3clZ29tj85UXWdloEQuDEoIgJDqRHD96yPd4ndHhhEMDp4OKrhbIKOHire/SfeLzJNtXkDpmp6vZ yStypZGhxg0n6DglE5b+6V+RxzXdlYBZbVEOKqytkGELmz/L6e33EKrDpZ11dtZbZHGEp2mq9VId lceKqW3yCh6fYi2a0CrnA0pJfrwOhADee5x/TA83lcCFxvWsl0CSRjSdoV92DrX1zEqDc0t94NKz Z6xltqgpak/ezthc79OOBQ9P50zrQKcdU/qSqdDMnCSqFnhTU4o+9y/6aFXy7I5h75N/H3H9Eu7k D9i4Pwc7wwuoxwsmo8BwWDMQXXafvYo9e8TZ7fdpxzE2SM4eFKi1iHZkWZwVhPMFZj6DdIasIHJ9 tj/7Wbaf/QwvucDd777L2cGExahmay3FxhGLKJBuZLQ6iqjXpbO1DpwzPDxAy0CSNvsBJsdTPvrB PcqPJlwMasaTGoknTVK6eYvR8UN23/86s41/QpRkZK2UICKIJbaaYuuKSObk2mMv5lx5tstTn/+H XBxf8N53/oKpC/Qv/SyDBx9RHB/Q/bv/lPVMopX8WJepGnMzlfXkiaYmLEt5U7+lDMtRUKL5yWvg MY4jhcTjIQTsjxFE4TEw5HwDt3rvKY3FBYETTaxK493zTX9gPdOyiZ3t9zps9XIwFRdnA+KkRxoL ynGNERGLtMd8OGXz/kfc23iW2w9/QCIcvcSju9vEccBlku3L62gxobASO7NMDhY8KhLqJ7/I1V/5 TdY++BpHD/5nTsYzWkrQdRAJh+5YzIMxuQAZBMNHFXI6h8kBcs3Sq59j96mX6azvc+/WPR69f8jZ 4SF7iaXVSelsZyQbXVQKfv6Q6XEBiaY8L7CLQDUxHN6bYaxCCMFgWDItDJudGHygs5otiAAAFPRJ REFUmwpGleLivdfRT/9dxNY+ddTGznJoWUrriYVAFlOOPhixtQYv/4P/khuf/BJv/OG/Q8s5auMm RsaUP/hrxKf+EZsrHbqtBK0aX8S8DvSSppSnkUIgqLxjXocfG/casKd2gUQ3jX/4uO1rIOLQ1H3k coFAWI74zjfNpGZZYgQC5xyVDaT+R8SBkAJvPaXxLGqHEIF+K2UjFYwuprggubaRMpktqGtD0mrh V25wZiNmr/4JYvczzEyMVhWdDEI1RavtxqPfyojzBPAsxiXjEQx3Pge7zxF0zlOf/SJy+oh33/ge H7z6OltrK/S7XXSV4CaGTipY69YwmCBqjxaa+dkZxfCbDPsbtNd32L28jptNOZ5J9HrK9o2NBlK9 ewKXu9QXNbPbIwyCeuGpa1gsmnVzBYLBpCb4QJYlGKk5m9dUHpI44/D4mJ0f/hXiC1+iX5xiZ2Ns EghxzfEMfvjGlOnpIV/6zX/O1Zd+ATt8j+HD72HSNex0yvzgr6iSJ8muPMXOak4Wa5Rqmj/nA9Ma 4lSQakFhArGCSjXkD6KBhJ1neb8/PuFyOQ4un+kSRvaEj0fD5t85tJJouVSUSNmMedY65lXAe4HQ Tf13zrOoLWVtiJOUrW6K9IbzwYzLmyu0MsFbw5K9jTazwnCxfpn+5VeYnf4pH/2HE4p6jW6m6Yga OzrB+atI1SJJG3fPohAMjkpGrWcZ73wCV9es+ymddoef/63/gs98acq73/kWD/7gXzMZjSlNh9ay zLkQ6NuKVieimlmG707JVjImdz9kunVCVDkS49nvxhRTR2w9QkpmhxPcR2MqlTEfe+oyNOHRSlAL xbysGRWWg1lFHCts7Tifz5nNShaFJW9nZFJw9s0/5qqbstmPmVIx7PdQ88B3vjfj4nDAZ376RV75 j/4xmR5z7/v/GxcnJ0ilmJ08YpA+S/bZL7HRyVltpQiliXVD+9ZLlXbpApludiJMyopEJ80LsOz4 KueZV6ClY1E31SmW8uMKIVjSwyFg/PIdkM0n1i9RxChqdPlVUTZ0p5KYAHqJOpnlC1A56Oc5a5li NDxnPi/Z6fcprSNLY6IsQakZO/2U4+ufpije5vVHR5yPUlpacTxXXF/M6ASJ1Ck6TFjN4HwcGI0F x5ev82DheLKXsduWxKEkbe3S39xh/+oNDl54kTd/7//kzrf/EqfTBqeoFQvr2UDSziJmM4sNFcYE 5q6gncfki4oolVSlYfzWEXWIsXOJmpXMIoFTCXFfIYPFeIlwgXlRUFUWLcC60EjTVYft555mc2MV PxlQTweUrW02Lj9BevwuF5Mpb0abFKMxBx8c89nnWvzqr/8W+9e3KO79Kx7eGWJ8znR4wHG0S/KJ X2X16nV2e83iKyUFmW7u5+UmAexy1Eu0ZF4HYt3sMjC+UQFJmj5tVHqsh074EfsvBfhmHcHHDX70 mP1dfp0WEkTwTQKmsRgfI4NH0VQBH0JT/ksDKmKt3WysuH82RukIS+BsVrHaa6MiBUKwkg2ZrKzi 977Iwe0/wfg5Tq5yIncYlSX9aJcwb7gH5wWUU0bpCodyEzkds//8TborKywi6OGhniN8YP/FT7By 4zm2/+jf8Pr/929ZlIFIaHLt8SqllBAyUFpiq4LZ4Yyil7DSlbRqT5Ro6rnCuQBaI7sJGc1eARkJ TO2ZTCuKKKF/fZ/VrMeLu1fZevJZNq7epL93g7lXnBae0gZmFyeYKGOWrjL/i/+X4su/zf2xYbpY 8NLllE9/7lNc/fRniee/z8O3v89J9Qx+/gYD3+Go92le2r/JZlvTyZOGd5ESJZusQxcCWgSMbe74 dqzIk6gp3VLxGNyLlUApQekCznnCjxm+fYDSekrrKZa571nUuLF9CFROoM1yB6+xFiclAYUIvukc UYQQqEzT2ERJQr8VMZ/OmS5qNrfXGvGmc7SzCCMkIoJ+r81pIjE3v8Dh3TPM+Kus7Vyit/9JyvIU OzwhWEVdFXR0zWCx4Ch7lhPdYm/Fs7a5hWr1mFhHbiVZIhHOoExBu5Xy/D/8F2T9Fd769/8X5ekZ QcXIpPEDhgClhSjPaa2uEquAuqoIyhOGHnyNH01xXmCkpqCmNDFKtdG9PVafus7qEy+wdvlp+nuX yNttPIKiqjkaTBgWlsLCvPbU+TqmrpGmJrrxDHGvizqb8nde6LC/Llm/3qOVv87o3b/mg0f7WB8Y TBYcx08j1p9gp5cSATqK8Es1j3iM1EmIpaQOvlFfR83VULmGoNNSNhTxkrmtjEeKQPChqQsiYJxn VnsWrqH8O3HDIj6+HBbGo2fTKVJAXRu8kA2eLyCEBmWuXaCsLZVxiDghkoGLs1HjSIlTTkdzNjoZ a62Y4yKQRIFef4Vur8dwOGLvhc/x3sn77Ky12Lr0PCG8hr3/F0RbMwajOVkwyKRFtfUksYB2K+P+ /YfMnGJzYxXjG8/gdituypq3RCHw1C/9BhtPv8Kdr32Zo3de43w2pZ16WqnClQavYnZuXOH6CzfQ iWduxjx68x7V0THRztOI3h7TokAkCTuXnmR19zpre1fo7V5CK42vS4ypGV6cs7Cw8FAZRzeGNhVy seCoUFTGEyJP2epTxTmX9w1P78aEtmT36Zz6/BYfvDpjqF/m4tEt7rDDATs8v7VKu5XQbaUYH7CV Zb0VgwCtwsdzOgIKG8isJ1KSaumcijSUBryH2gdq52nFksc6EB+aAK7aNyLa4JuAy6b0Cxa28Xfo LE8xVU2xWGBdaJYhK42UYhn0YFkUFZXxrPQTpDNcDKd011YbmbgPbK20aSeS4aLG4Ik7OU9ev8z3 vj9lf7vP9MnnqeMCoWN8BdXZWzjdpipr2rGls7fL7ZVLpLWhmFUU8xknZwPOr95k/9I2IaRkqaat aE6MAhEM20+9yMqlJzh851U++NafMXjvVRbzmrVWiqtrLj66z+a2Yu3aHqnu4FGUFVz+hV+jc+MF gvN0V1fJe/1mErIV82LGqLLUxlB6gQsCFcVoBZGSeGupRUNU2bqgms2oxwPm0wHYiqeuCSpTsXHl Mmu7a9z7yne5Zz9BgefuyQUP0xeoq4zdrRWyPENpSSIhivTHTF0iRdN32SWBs3zAiWpwmmaGlx9r /az7sdFP/Ijpq2xgsqgwAVKtl4CQpHLNtW18QIelzNRY20CSvsnYDcvmr6pr5vM5XkR0soj5ZAJS Emc556MFuys5nTzGGIfwzSbRNFbk6yvcvHaJt959j0t7l8jOPsSi8CJjcv6IrLtHq6WJY1B1jZuN MbpFv51jjKEcHnDua6wPTKptpBQ8tR7R101D1rTAcyIpuPLyF+jtPcmtr17hna/8DqUt2IgglBWH d+4wqQ4JVWB8dwztLfpXrrO+u0lQMQ6oTUnlPMYHyqLxNnrRNMaxVgRvwTvmFgYFDGcwKaAiRp7f Jbz6Z/iDj3h+37PeS5iFwPYTlzl95z3eub/J4vpznL35lxzqKxwvIva3++xc3ieJI2ItWUklQTX3 uhZNhmLFj9S8Xgiq2pIniiRu1tn5JUroPx75+Ngn8BgLmFeG49GM1W4LJRoGMCCYlDXToqKbJ+ii MoilFsBZB6EJUDa+KRt1WVPVFqIOSsJwPCXKc4bzunHSdHJ8WJYZoJs0mzvnXrKx2sU4qEcTUmdx UlD5FOs9VDWtWCLyLvVH53Smtxg98UXau1fJu33WYoeuxjwYnjId5XxzVjErOnz6ck5fgjeWx1VS iUBvfZ2X/94/Ze/ln+ad3/tthu98i9jliLBGeWopjhfMT6esfObnaK1tIeOEQeXwQgMKoRSmnFLN xggdo0RoOnFr0ApUFHFRK85LR+E0hSnRJ+/Rm/wQWT8EP2ez26IksPX0ZXRY8N63z5lf/XXKwSPu HU05iV9AUPD8C8+xtd6nFwlaSUQdHt/9Sy1faFJTAoLKAjRNpxIOHUWY5S0eacFsYaldg+I2nb4n RmC8byqya9xAUgQi1aSeLGqHVppIReiyKJC+Sec0zmNFQGuNFDCraobjKdPKkXZjpKkwIRBUwsXZ BU/vrhLFEVXlmFYOERwbmWZWQzeLmCSSj05nxB/cZnMzaVamyS6GBDecN81bFhG8ID57h9bqFkft Huv5FnMZ8YnLuzz5lOPgYsrti4Kv3aqZV46fvpbR9gVKx0ilG/+fr0mUYv/GdaLf+m/5xv/63zE5 eofkpEXaSbHTmqpW5Hs3yTpdKmMZPrpPOZ8yXxSMzk5Z39pgbe86xCl4S4RHasV4VnFwPOPu8ZjC SQoRE334DV6MvkM1GvDB6Zyb+6tESU2ZJMhUcPzGHebtL+BUm5M3fo/D8AxlHXjm+hV+6tMvkMcx 3RRaCoZ1c+eX1tOJJJH6Uf9lQ3MN4z1KCDqRQskGKk5lw9AWlSGONDHL+d8HytozLUzz0K1Dywgp BIVp+rlIKZSUaDOfEkTEwgUWvsnPg4ZIKMuKeVFgvKSlJKauEHGKtZ6NCDrtvMn2MY6FcawmjaJI KU0nge8dDTg5OObq6CFHQTMcX7Cd9fChBdUUn2rwkLdjVkNJNv4rhh+dYhWsP/USrz6a89xWztN7 G2z2F3zv4Zxv3D5D2Raf2xV0c4FQGh1F4Je/fDFhdaVH68pNJg/eQj4a0NtcQUyn1KFN2llBRBGz eU05HSOnd7jUrRmd/ZBT/1na+0+jigW2XvBgUnDvdM7ZzHJxfsFiMqIMEa3FBT/b/hbXrp7w1bcs ZQW7Kx6RCkg1s3uPEOmTLK59hsV7X+OjB2OqSx1EEFy/dol+KyWOFXkMqfTkKIxv5HaFdSS62XWg ZViKPCU2OKaVJ4mbkyzEUvIVPIuqBgR5rJfgkWdcNla+ONY4IZFSYn1gVtYY58jiiEhJ9OmkpJcF CgNF7dG5INaaqraMhmNqJxCtHlGksbZAxTGqrun3u6RZCgSmlUUFTx4pCt9Er377B+/zf3z56yTj AzY6HhvOmZw9ZH33Gs63kXKIVAFvDTOr2Nhqs7VXc+f4B3x4L+W5LzxPurLJa/dGHM8sX7zR4xee a7F695y3H4zxC/j03oJW1kImLdbWVkl0YD49gVA1gQrE1F5TTQv8zCE3tumsb2PRFLNDPvnKHmsr LyH9gCuXFnz9zcDdsxmLYs6kdJxPK44enmHnU6SvWVQONTnhpvo2n/rl6wwGz/L2h3/Op/ZbtHND kSekbkFoX2a0+1PM777Gt7/5BhPbQYVGatfpd9EKOrEilpYQApkSVNbhg6BwgpZrongASrecBMoK 5yFLIlZz+XHcrgCs9YQoEJZgT+kCw0VD2zvRbGDTEkrjKIxDyiasO1YBeTquqeuySfPyAaUUSgjq qmZRltRe4lSMXu4i1kqTxc2KdCkERe34/3s6k+W6jjKO/7r7THeSrkrDtSbHiSPHZeyUAWegymyA gg2bhDwGO14B3gIegIKiChZAgSGLYIfESWQbbEpWZFkeZPlqvMO5Z+iJRct5gFOnzqL7fP/xm2hD t6GwSLxUbO7s8oe/f8aT3T5rjQGLizNMNRLk0UPKSFHJ8GyExArH5oGjP5F8792MH/9olUV9h6cb X7DYjvjp22c4O9vg5taA3MZcv9jjvXNTPDxwrO9ajncf8+BPv2H75j+o+7t0Z3tYESCbNRbpwBSG sTbMnL/E3MpZJpOa2D2n5e7gTIKtBiStLvn0Gg9eFGwOYnLZpZU0aAlL6i2jQlOeHPFe+j+WVnLm 3vqQ1sIPUGnK8myF6iqkCoUZkpTq8U3WP/mER/s1Yy+ohaAYnjDY6xMrhbGvfL4C70/NGj7AtsoF /54SkEhIlELJiLKsqKoaT5jwjQ2/hzyvqLVB29ChUJiwQieOFMY4pIBIycDmakskJVLIIAG8PKmY lDW1eSUbKaq6DtKvFWgfqOKIkEAU3pOkKY0swwOjUofBT4VattFozN8+vcdXj/uspTXnF1KajSBr VSd9+p05xq0zCO2xxmOsxIkY6xRNmfDt785y/XLCYPs2e0dDcJZrr3e5uNzm8+0T+iPPt1a6XD/b 4NlEkbdXSbtT3Pj1r/j9L3/BweZ9stY0xsuQeDI1ui6hNc/C2hXiVotRUVGVBuf2sPkN8sOP+c/e Kjt5l8WphF4roddSvNlrcuHCG3R7M4iyz7vJMzqdp8xf+QCp1lj/103Kl3vEiUe2YhIn8E6R7/6X 219usTVoMNXMWGhqmspSasf29g5eCpwIK2uFlEhvA6MnBcZ6ChPSvEqGTaVJJEjTmNpaJnUIxUg4 RQNhQVZe6W8MJKVxVDrcLq/eoY0mrwz4ADml9GHQPfRNKhfsxxaFQyJxHI8rRoXFqpQsjZFAWQWf QJLENNOIUodM6lQqyTXUDu5tbHPnwSNGhea1TsR0Jmg1KrLYMR4cUEcZe73vM7YJoswRPsI7y1xb EmkwBq5em6EnHjEeHnM8GFAUFZeWOlxebrPZzzmYBEl6PnVMZIO1H37E/Ac/Z99Ydm78jkRJqnzE yEQYVJBNVUbSnmHkFFpGPNs54d7nD3mx8wUbB29xu7+EwrPYEcw2PEsNgzAl43wM4894p3GXlcYW 8er7XLn6EV/+9c/85eNbjF3M4Kima+GMsmSJ4KvDNhvDBgrLXNOy2ipoVvtIJXl+NGRSaLL49PSj gionArx1zobtZC5geSVD7DtLYtI0YZBXDCahMq4yFuOClb+udfhOBOPKcTgsmNQmtKVFkkmlGU1K lBAkSpKcVu9EBwWTceWJhMWImCxWZLGif2LJS0OUJaRKYq0LhIOUtJspSRxxXNU0Y0FZG0pi+nsH 3FrfYDgsaWYpWQpTrYqFxZLJQHGwf8TUy695ce5txp3LzB/+E6/nqA1My4LYN8hzg7Wemaamngxx nS5aG7RNeKPXQknBk0FFr5kgpWA0HKIXeixe+wnzF77DYnyIH+0ztbDEcy1xmaeoJenULLOvn2dc VgjhaM++xv1/t9kfrjBceZPDQrPcjjgpDc3IE9ma3WNNf/cuC4efcjHzDBo9rr7zM/bv3+XWH3/L y85lGl3N1pOnXFrVtOKazYOY9V2Fry3zc4Jz04Ko8sjyhER1GA4GfP1wh+X3L4UaWS9I1Wn8SwiU lGjrqW04/QJPIgVJJIlVxHA0pKg17SymqDXO+W+oYOvCDDAqNeOiJssyVOwR3jIuNcY6Ws0EJSWJ EqSR5P/Q2B4WXwhcIwAAAABJRU5ErkJggg== </text:p>
          </table:table-cell>
        </table:table-row>
        <table:table-row table:style-name="ro7">
          <table:table-cell office:value-type="float" office:value="669278" calcext:value-type="float">
            <text:p>669278</text:p>
          </table:table-cell>
          <table:table-cell office:value-type="string" calcext:value-type="string">
            <text:p>Tarin the Spearbreaker</text:p>
          </table:table-cell>
          <table:table-cell office:value-type="float" office:value="1" calcext:value-type="float">
            <text:p>1</text:p>
          </table:table-cell>
          <table:table-cell table:content-validation-name="val10" office:value-type="string" calcext:value-type="string">
            <text:p>BARBARIAN</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float" office:value="12" calcext:value-type="float">
            <text:p>12</text:p>
          </table:table-cell>
          <table:table-cell office:value-type="float" office:value="11" calcext:value-type="float">
            <text:p>11</text:p>
          </table:table-cell>
          <table:table-cell office:value-type="float" office:value="0" calcext:value-type="float">
            <text:p>0</text:p>
          </table:table-cell>
          <table:table-cell table:content-validation-name="val11" office:value-type="string" calcext:value-type="string">
            <text:p>GREATAXE</text:p>
          </table:table-cell>
          <table:table-cell table:style-name="ce25" table:content-validation-name="val12" office:value-type="string" calcext:value-type="string">
            <text:p>LONGSWORD</text:p>
          </table:table-cell>
          <table:table-cell table:content-validation-name="val13"/>
          <table:table-cell table:content-validation-name="val14"/>
          <table:table-cell table:content-validation-name="val16" office:value-type="string" calcext:value-type="string">
            <text:p>HUMAN </text:p>
          </table:table-cell>
          <table:table-cell office:value-type="string" calcext:value-type="string">
            <text:p>You previously pursued a simple profession among the peasantry as a shepherd. But something happened that set you on a different path and marked you for greater things: You stood up to a tyrant's agents, and this marked you as a hero of the people.</text:p>
            <text:p/>
            <text:p>You come from a humble social rank, but you are destined for so much more. Already the people of your home village regard you as their champion, and your destiny calls you to stand against the tyrants and monsters that threaten the common folk everywhere.</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D9RpVFh0WE1MOmNvbS5hZG9iZS54bXAAAAAAADw/eHBhY2tl dCBiZWdpbj0i77u/IiBpZD0iVzVNME1wQ2VoaUh6cmVTek5UY3prYzlkIj8+Cjx4OnhtcG1ldGEg eG1sbnM6eD0iYWRvYmU6bnM6bWV0YS8iIHg6eG1wdGs9IlhNUCBDb3JlIDQuNC4wLUV4aXYyIj4K IDxyZGY6UkRGIHhtbG5zOnJkZj0iaHR0cDovL3d3dy53My5vcmcvMTk5OS8wMi8yMi1yZGYtc3lu dGF4LW5zIyI+CiAgPHJkZjpEZXNjcmlwdGlvbiByZGY6YWJvdXQ9IiIKICAgIHhtbG5zOnRpZmY9 Imh0dHA6Ly9ucy5hZG9iZS5jb20vdGlmZi8xLjAvIgogICAgeG1sbnM6ZXhpZj0iaHR0cDovL25z LmFkb2JlLmNvbS9leGlmLzEuMC8iCiAgICB4bWxuczpkaWdpS2FtPSJodHRwOi8vd3d3LmRpZ2lr YW0ub3JnL25zLzEuMC8iCiAgICB4bWxuczp4bXA9Imh0dHA6Ly9ucy5hZG9iZS5jb20veGFwLzEu MC8iCiAgICB4bWxuczpwaG90b3Nob3A9Imh0dHA6Ly9ucy5hZG9iZS5jb20vcGhvdG9zaG9wLzEu MC8iCiAgIHRpZmY6SW1hZ2VXaWR0aD0iMTI4IgogICB0aWZmOkltYWdlTGVuZ3RoPSIxMjgiCiAg IHRpZmY6U29mdHdhcmU9ImRpZ2lLYW0tOC4xLjAiCiAgIHRpZmY6RGF0ZVRpbWU9IjIwMjMtMDkt MTBUMDg6MzE6NDQiCiAgIGV4aWY6UGl4ZWxYRGltZW5zaW9uPSIxMjgiCiAgIGV4aWY6UGl4ZWxZ RGltZW5zaW9uPSIxMjgiCiAgIGV4aWY6RGF0ZVRpbWVPcmlnaW5hbD0iMjAyMy0wOS0xMFQwODoz MTo0NCIKICAgZGlnaUthbTpJbWFnZUhpc3Rvcnk9IiZsdDs/eG1sIHZlcnNpb249JnF1b3Q7MS4w JnF1b3Q7PyZndDsmI3hBOyZsdDtoaXN0b3J5IHZlcnNpb249JnF1b3Q7MSZxdW90OyZndDsmI3hB OyAgICAmbHQ7ZmlsZSB0eXBlPSZxdW90O29yaWdpbmFsJnF1b3Q7Jmd0OyYjeEE7ICAgICAgICAm bHQ7ZmlsZVBhcmFtcyBmaWxlTmFtZT0mcXVvdDthdmF0YXIucG5nJnF1b3Q7IGZpbGVQYXRoPSZx dW90Oy9ob21lL3hlcm9jdWlsL0RvY3VtZW50cy9wcm9qZWN0cy9weXJwcy9iaW4vZW5naW5lcy9k bmQ1ZS9jc2hlZXQvVGFyaW5fdGhlX1NwZWFyYnJlYWtlci1CYXJiYXJpYW4tNjY5Mjc4LyZxdW90 OyBmaWxlSGFzaD0mcXVvdDthZDg4OTU3MTRmOWEyYjhmZTY0ZjBlMzIwYzk5NDgzMiZxdW90OyBm aWxlU2l6ZT0mcXVvdDs1MjY2MiZxdW90OyBjcmVhdGlvbkRhdGU9JnF1b3Q7MjAyMy0wOS0xMFQw ODozMTo0NCZxdW90Oy8mZ3Q7JiN4QTsgICAgJmx0Oy9maWxlJmd0OyYjeEE7ICAgICZsdDtmaWx0 ZXIgZmlsdGVyTmFtZT0mcXVvdDt0cmFuc2Zvcm06cmVzaXplJnF1b3Q7IGZpbHRlckRpc3BsYXlO YW1lPSZxdW90O1Jlc2l6ZSZxdW90OyBmaWx0ZXJWZXJzaW9uPSZxdW90OzEmcXVvdDsgZmlsdGVy Q2F0ZWdvcnk9JnF1b3Q7cmVwcm9kdWNpYmxlJnF1b3Q7IGJyYW5jaD0mcXVvdDt0cnVlJnF1b3Q7 Jmd0OyYjeEE7ICAgICAgICAmbHQ7cGFyYW1zJmd0OyYjeEE7ICAgICAgICAgICAgJmx0O3BhcmFt IG5hbWU9JnF1b3Q7aGVpZ2h0JnF1b3Q7IHZhbHVlPSZxdW90OzEyOCZxdW90Oy8mZ3Q7JiN4QTsg ICAgICAgICAgICAmbHQ7cGFyYW0gbmFtZT0mcXVvdDt3aWR0aCZxdW90OyB2YWx1ZT0mcXVvdDsx MjgmcXVvdDsvJmd0OyYjeEE7ICAgICAgICAmbHQ7L3BhcmFtcyZndDsmI3hBOyAgICAmbHQ7L2Zp bHRlciZndDsmI3hBOyZsdDsvaGlzdG9yeSZndDsmI3hBOyIKICAgZGlnaUthbTpJbWFnZVVuaXF1 ZUlEPSJiYzZkYjBmNjFiMzZjODY4ZjY2NjI0NTE5ZWM0NWI5NWFkODg5NTcxNGY5YTJiOGZlNjRm MGUzMjBjOTk0ODMyIgogICB4bXA6Q3JlYXRvclRvb2w9ImRpZ2lLYW0tOC4xLjAiCiAgIHhtcDpD cmVhdGVEYXRlPSIyMDIzLTA5LTEwVDA4OjMxOjQ0IgogICB4bXA6TWV0YWRhdGFEYXRlPSIyMDIz LTA5LTEwVDA4OjMxOjQ0IgogICB4bXA6TW9kaWZ5RGF0ZT0iMjAyMy0wOS0xMFQwODozMTo0NCIK ICAgcGhvdG9zaG9wOkRhdGVDcmVhdGVkPSIyMDIzLTA5LTEwVDA4OjMxOjQ0Ii8+CiA8L3JkZjpS REY+CjwveDp4bXBtZXRhPg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ICAg ICAgICAgICAgICAgICAgICAgICAgICAgICAgICAgICAgICAgICAgICAgICAgICAgICAgICAgICAg ICAgICAgICAgICAgIAogICAgICAgICAgICAgICAgICAgICAgICAgICAgICAgICAgICAgICAgICAg ICAgICAgICAgICAgICAgICAgICAgICAgICAgICAgICAgICAgICAgICAgICAgICAgICAgICAgICAg CiAgICAgICAgICAgICAgICAgICAgICAgICAgICAgICAgICAgICAgICAgICAgICAgICAgICAgICAg ICAgICAgICAgICAgICAgICAgICAgICAgICAgICAgICAgICAgICAgICAgICAKICAgICAgICAgICAg ICAgICAgICAgICAgICAgICAgICAgICAgICAgICAgICAgICAgICAgICAgICAgICAgICAgICAgICAg ICAgICAgICAgICAgICAgICAgICAgICAgICAgICAgIAogICAgICAgICAgICAgICAgICAgICAgICAg ICAgICAgICAgICAgICAgICAgICAgICAgICAgICAgICAgICAgICAgICAgICAgICAgICAgICAgICAg ICAgICAgICAgICAgICAgICAgCiAgICAgICAgICAgICAgICAgICAgICAgICAgICAgICAgICAgICAg ICAgICAgICAgICAgICAgICAgICAgICAgICAgICAgICAgICAgICAgICAgICAgICAgICAgICAgICAg ICAgICAKICAgICAgICAgICAgICAgICAgICAgICAgICAgICAgICAgICAgICAgICAgICAgICAgICAg ICAgICAgICAgICAgICAgICAgICAgICAgICAgICAgICAgICAgICAgICAgICAgICAgIAogICAgICAg ICAgICAgICAgICAgICAgICAgICAgICAgICAgICAgICAgICAgICAgICAgICAgICAgICAgICAgICAg ICAgICAgICAgICAgICAgICAgICAgICAgICAgICAgICAgICAgCiAgICAgICAgICAgICAgICAgICAg ICAgICAgICAgICAgICAgICAgICAgICAgICAgICAgICAgICAgICAgICAgICAgICAgICAgICAgICAg ICAgICAgICAgICAgICAgICAgICAgICAKICAgICAgICAgICAgICAgICAgICAgICAgICAgICAgICAg ICAgICAgICAgICAgICAgICAgICAgICAgICAgICAgICAgICAgICAgICAgICAgICAgICAgICAgICAg ICAgICAgICAgIAogICAgICAgICAgICAgICAgICAgICAgICAgICAgICAgICAgICAgICAgICAgICAg ICAgICAgICAgICAgICAgICAgICAgICAgICAgICAgICAgICAgICAgICAgICAgICAgICAgICAgCiAg ICAgICAgICAgICAgICAgICAgICAgICAgICAgICAgICAgICAgICAgICAgICAgICAgICAgICAgICAg ICAgICAgICAgICAgICAgICAgICAgICAgICAgICAgICAgICAgICAgICAKICAgICAgICAgICAgICAg ICAgICAgICAgICAgCjw/eHBhY2tldCBlbmQ9InciPz5IArEFAAAABHNCSVQICAgIfAhkiAAAAEl6 VFh0U29mdHdhcmUAAAiZS8lMz/ROzFWw0DPUM1DQUMjJTCrIS1coSy0qzszPUzDUM9MzMVDQVfAq zUtVMDLUUTAyMDJW0AQAyQEO+wpvSG8AACAASURBVHja7LxptG7HWd/5q9rz3u9+5/c98zl31L1X kq8kS5Yl2ZYsMxgP4BiMR2xIaENopnQHDBgarw69OjSrnQRIMMFk0ZA2K02nacAMMRiMjQfZsmTN dx7OPfM57zzseVf1B3Wz0p96pfFEwv/zXmvXqv2rp576P7Ufwde5hBCcOL7hvO41r/z2D37gh39W jm+tMJ9Wsu0eVz/7+ehjz25en93xlpVXvvaBxqngMks8jRnHGLlGNW8jL5YYy2W86RUq8ZOIjgW1 FqR+SrLzg0/nf+8zb3jLd17e7Y/1T7/zdS/9iW/f+LXLzz330ueeSHjoXd+I7dTQmabT8S48/MO/ 9Oonn79x9J2ve2T519/33b/Qe/zxd26Tc6p5wH5v/sTbfvHJb+lP4/5wlvK3RcbX+wBf+8B95if+ 9Pff/g3n135h/6knj/Wvbdn+5Cau7eDdddY6udHtLh1d86LBLntJl2HpwXSXIC+RyREkGeOxwW6l jZFacLSJVBZCjkwhitc1hPHoo3csP/GZp5/f/93PXNi97/5722ea5gNbh33raO5wbrWLlg6H01H7 Td/xjc99/pmbl1qu4b/pFfd9U6938BI3LilCl9OVvPlfv+VVzXlSfu7TL+zEfwfAl0l//MEPvFWS /PzNL11YuXbhaeY3rtLwE9SZs4z3DrAnUzx7j+5oB9W/QpGvQNBCCc0kSZA6oWoOQClmzmkiQtTR DsQZluUapr7RXqmXZ24/tpA+cUtNDnP9wkNnF95FNq3ceG6PdrdBtVGlLIQotH7o3PnzB88/89SN N7/m3GuPCn2ndzRhWungm4VpybiR07z8+JX9S4Np9HcA/E30jtfcZ/zA21779nNd+3+8cfOp9a29 AZmpOLuUYy2cZDpPmFx6kmh/G8spkNk+VjSmJWLkNCGuLFDKkiguSZIx0uhTx0Z4i8zsOslgiBrl 2I1ASi9bXl9ceMXZtdNNR9afPPbgI+9azXerW1t7TOKM5WNLVDyP8XRSsbJs9djKse3FxcXvilTR FJMRujDRXofAntdPry4cfeaF3ccubB0lfwfA/0+9+Ztffcc//YE3f/fLjvs/MtobnjoY9IWVzVmS OcGyibAN/N4Naq6N1+liL50ndur0do8YFzdxXYsaFar1ZWoBODKml0n84ghLGJjuIuOghuKIbDPG cAzDNrPweFOcvfeeBx5V/tIxHU/NlDGDrS2anTr2sbvxdIjSSf3uUycewOKEMctJxz0ClTD3PZQU wtGTjd977MYXLmwNrv8dAP8Jcm1DfOyX32wc9cs7fvVHv/nnk+nou6/f3FncGSZyVfhUuyVLzQqe 7+HPD6gutXGbLSaGz8CwcFbvo7F8B21zSnawTTS/xWScIqwO9UaXpqlIVcIkHWHpgsBfx2438JMD pjMoY4ndwjGLzSU78c2RUcWaDIkOjyjlkLXjpzB9n7xU1iw+aNQbIcQzjgoX+3AH16kw8VwqOq08 et8Z78+f2vrM4XA2/euJNiSWZaBK9XcA/Mdaanni2FJYe+zXv+Phu04tvufvvfzERwYH/dt290p7 3o/EYhKxvKyotgywbdxU4VclqbyNWVpC1qPFhJaa4Xc3sE4/SvXEaapiTD7ZId0b0zfXcBsNVDah nE8YJ32sacwhBtVTjxC0XVRvGxVphAG2c0DgFBRzl9m0JB6PqJgu7vFTWFJgFjkUCpwZeSyJ+0fU Agu/2iS1a4ReePv3v/Md0T//7Y/+VVG++MV/4aff5P7xb/3A6f/to0/OeoN58V80AL5r8rJzXSzL 7Xzoxx+995/9yEP/oOL7P3t4PXrD9ctaXN8aCDHZYUmXhKcCms0QmRuYrosb1Ei9Lr3DfYwsQToV HLuCSY6OtlHTQ0qvQ9k9Q2slwFc9zP4W88JkEr6MwNF4aYIh+5DHJElIsXwXnm8x7u0ynefY0sYU BUbg0x+P2N/sYYYxne46tmhzkHtE8yme7WIFNoNUUY/7mKbN2DCQusCN+/tfun74h5e3D3OAb37p Yvuh05Xv/Ff/7ouXeqN4/vUCgPm1eOl/9z33Lrz51cdPX7yVvut1D9zxqiQtju/tKe/yc33KyQFm MWZxyaPasLDrUMRgBC6lUSUtod+fEM4vYeSgiialFzK1XUxpUIoZ5vQijrWKCM4i7jyGv/VFwsEX GB4oitWHUI0m1vQioShQ08+T3vKZLN+HecJC7XyR0TinkoJjzFhu1djsdJnlDsXedVir45sZcaVN Ge1jWRkawXSiaXsZzUqDvIzQhv3GX/5Hbz/90bf/zNMASgQVHcUWZfl1tQV8VQH4oe94iXv36dY9 f/9bb/8hUahzJ7vq/NH+gXz2Ss74+oCKOKDplKwe6+K1OyQyp1lUiYMQZQUk+QSRj2nEKbq2hJWN YLaFimyE61F6bYZOiC9r1PyQLE/Qpo089Uqs/QbNwUXEIGfSfQAh7qXYegxtmVjGF8llSbZ0jkBr 5Nanmac5rilY6LqcPbXC4cUjxuEeC7Uduq2TDOwWxlAwGV7GVVPGuiQscmwhKcuQQpV+4sqfAt4O gFP7JiqtVaRU/8XlAN/6ynMbH/7Jb3nPW1+z8faH7lr+QTGfvzpJasvXdhLx3BeuoTe38NIe64FJ e7WL022iSwe79HHrAdPcRRUTpC+w3BUst4rsHMepL6LMJq4VY0VDvHyGl8dY+ZTcaZJ7VQxLISkR 1gLzageiQ6zJFaisktXXMcaXKOczDMbkuUHZOoMtBW48JS5SpOXSMD3+6uldPDNmoVOjrHQxTJ+5 FZKND3F1zORomwKLVrNOYduM04iw01pZ63ResCrK+cm3nvyxamBk/+rfP/0n0gri3/71fyq+750P yHe+/S1cuHSDvf3ef14RIHBNnv3t953wrOEDnlf9+aozqSJKVyeGdW3cEpcvHBE9/xz1LKPdEbBg 0GmtoxdaqCjFERZm1eJwb0rqbONXfQbjkHC+g3XsAdz1u8nFGNWZI/UQObiJGF/G728y7+9hRn1k 86UYK/ehLUnhzwn1ItOzJ7F3P06w9++xmq8hPv0A2cVPobe2qUaS0quQLD8MfoC7+wRxVuL4Jisv WWbzqeeoLs440e2jgxBHNJG1EyijoN0ZEe1cQMeruHaFSPuISNa++51v+Nfveser5q30mXVtnvtk 4DeD3/nD37xz0cjeVvP7r9LS/3yr5v4PwM3/LCLA8kI1OL3SWPrTX3r9qZMr4e9U3PT7HTOpaj90 xmXL2LoRiycv7DF78gIrYkq77cFCjbWN06hWC3suEZFDIgXTfEjgQOKZzI/2aR59kQo72GafaLRL PCwYWC1UdZXIPU7RvgfR2ED7AcZwC3N4kay3iZ1BZC2hTQMDFzovwTx2N7a9i+zvEbaOYYkByf6Q YnQJ2zvBpL2ObZQU4z5azWl2PTK3g057WGGVWtDC8GsUTg2ZjdFmlclohBUGePUqjpkznyihA1Xp zG80hVJG5p498Z63vLVViecfjHd3XzaZWt2al45/+w/+8mPXNg96f2sBcCyDt7z6zuDO1Ur9J773 5d/+wR949P3ttv9uysHthEuiCI4zSJpcubDJpacu0Lpyg5NdjVjp4Kx0aa+uk5XLFKNDMgpUrtE6 ARsO0ZiTGZ3CotquYbS6lFJhHF3DGjyPs7dJMN0mT+YgfBJrjbx9BnvppeS1dZxsn2LvKfzkKmU8 QyhNbvpkzfPkJx7GiAbY5gG62sKqL2NHm+jrz1N6S4j6BrqMiaIeoWGRWC1iT1BTJYX0MPwmpmmB 1yEabWIWBl6jhRcGyDKjKHPMLEXEE4wypzQqFOPxXUVvV1gyIk8yjIybv/Oxz/7R9e3Dv70AvP89 r7nvl3/o1e/6jpcvvPXsuvV2YYn7yebbefOsOGjcHw4OU64/eZHk2edRsx5+4GN3Pdoby9TaHVSs 8PKIOE6J9BDlCoRhkoxjjEFKx5kiWx3ysE5cmuQlOG4Fz0yoFENkvIUzv4UzvonMxiSRonQbZMEq un0OUVsjSVKs+Q3M6S5FPIM4A7tF2rmTwlvEtgReAFnQwsoGyHKGbJ/CCrukaY7M+tRdh6Gs4hoG FdcgIUTVGihhMi0T8vEeZrCGsiVOGVMYHmG5S6lyyjJjRIWb/TmONaER1sFzMWAoTOfPPvnEC3tp lv2/5vW7Xv+geN23fMM9jz6wvtTsLLkXL2+Ovq4AeO+7vuWuf/SWc2/4h996/v2mHL5Z+NYDeN4E 9O8e6Ts+tF/95ge3P/eXCzsf/yijy5dRsymF9Fg8VqHePkbFacAcVB6BFWO4IUbFIcokDEdYkz1W 2y40l4ltgSoUZmICGY6dU2JghxXw2xhWgSlmGPEm9uwyenITNx1R2E3y6hrl8l2YrTMYTh3bneD2 Pkuxv0XRWMdtnaa0OpSOhe1MsKXFTFQpwuNYQQvftZiM9rFTReiYjMs6lizxXQMj6CBLiSgleXSI U2li6QzXFmTZFIoepmlhGAabBxFmEbN6YhFl1pE5GJYO77zzJV/4jd/92Auj6eyvTwjvedvrz//8 D3/7t77h9a/4iVffd8e3lXj1//NPPvmJr4sk8Btffof/T977ijtPbbg/3vbKh5HTFtLpUW38yXji /LNEhDuX08btwZ/9u2PRF/4Ds/EcjByv4eAtrrC6VIfCIp8OsJyCODOJXAvXURT9DHo9WqQEHYs0 0MhoiJXH6CzHs3MMz4HYoJAWqS7I8xzpOPh+lXK0j51E2EkPOb+KO71IUn8585U7UN4CU38Jqc9i ds/j9PcJnv0VZPdB8o1HyCsvIw7P0DD/gOqVGwwOr5P6dxLWFuis38/Bs3+K63os+DmmAk9klGWE dmvo2MfrrJO7NsygSGJMEhQFSZZiWU2WFpvQWkLnDZQ5pShSZF5WxMLiSQzLWl9dUP/2Qz+7JIT8 1lNd571aNpcPb11uj28Minzn2hNfkfsW/ykPr3d840sfeed9tuG9NfD891L2DfxG2Z8kH3nywtaH 3/0zH7/49m97S/utr7/3n3tX/vKboivXKluFQOY5ncUGrdUWvmPSFSG5kZDInHmUcJBW6YYt0v2n 8LdHdFYMVFhSonGkRhcZlh9it1vI6iK6eRpyEy0lpTHDKqbkZRdZapThgm0htCYXiiKZ4LrrjBZe QuDUyPMC8jlKxKgMrPKAYP40WHV0eJ6hc5zSrdDKL6A2n2FW1jE7p1CGR9H7LJMLz2C6Ddygimo1 Cfx1VOM0Qo0Y728xzya4qiCY7dE0hmRlwmiWINzjGO3T4GdUU5M4L0miAU5gUV09lfSGyfttNSkr Df+HskmyNhv13OE8Jhpt87mnNr/4Ux/+2CNRmsdfMwDuONFc++QH7jvePLb+EaTsYBj7FPnvPRuF n3zkbb/2h+vtZe471tx4+2te9d8vqGfeMj/Ysq7umjhOhZXVJvW6j+tmVIVkiiYWc+K5wb6uUM8U G8M+pTsnqBYcmC5KeVTVlIlQnFw+iTh5P1n7BPnMJjI01VJRCEnmV6k7OaqwoCyY41Cx5kxLD5Mc IRQUMU7ikobLSKnRpoGSOapMoBQUpoU/3sFXewinSmm2GdaO42URXP8iCQ5mrYvbqCBf+EvGg2uU bgfXa6ErLayl+4hEgRwcog4uMvMtwjimrg4x9JxEOMjGeaRlIWyBnmbM4z55WhDYHr7bI1GL9JVi MJxRDMeYZkKnWjCsnyo3B+3/6U3vfMfPfE18gDtPNMW9Zzq3/dS77/4nzY7zEE5lcGN/+kefenbz o8TxX/zcbzyVvPH8vZUfe/t7vqMy/A/fVKrrb4vmY3kwUbTDCtZGh25YxSxLWs4Us2Zxa+jgDkNC 10WMC6rTLapLOXO5SuoqZjNNNbYZK4upPeH6wEapA+QVA+35FIsVGqbGQGPPj0hVjmXYxGWKmUtk GhEKG8N2UMIjdWaIUmLHE7RpkvkdNAa56eACspQUdpeJrEFZYhsJ1fEVMrtL3H0J+vAiohySxC7W +nlaxoBk0iNJNJ4borIxXrCArCWUI4fZeEBGzlQ6NMMOVuMYWvpYRsYojqmmGYVW7BcKV2V4aY04 3idNMhwds1STJNUKPWMBQzaNDqNXfM2MoNc/uGH+/A8+9D2Y4RtSz/vjn/sXH/vXz189/MLvf/Lq X5c6/+LHX/N9ZXrxpyoezf3egK2eRoUbBK0OYSgJnD52xSOmyuBgTiIEC0GFfHxAp5wRHgsozJD+ LKEydGnlM1wrwan6VGWHsozg6DK6uEm1LiH+vweuC3Q6RJYzwMDBROQZRaahcBAVKGcuVlVgVk3M YI3CDrEabeAY8xSUVFieB0ojyxxtaApvgaRex8vn+I6LsdAm7g1JmWJ6PmnjXogewyyOUHELMR9j BB2EX4PFdfxre6RKU23apNU70LaNKhVqGiGyIZksiAY5sySlMFNsIfHKlGbHoV5rUthN4lhRGw9Y rE13ryTPP/U1dAILhWX8Vda5p/8P3/dLv/ebv/PZqy8/d5Zfef/7nEiKR93Bzqvq1q3vnZtm8+go 5fokJ/WrLNfbVM2IpgJpaqbDOUfjOTFdOkFOMtyjnmeYSz4Tr4bULjWZ4wdzvGYFuVDByRJqTkg5 OMAoNegMIy/IRzdRugAjQIYdDMNGSRPPDMjKOUJLMlGlNDX+qRDZahGzSF566DJBZCYqP0SNJtT0 dUrHwHQaaKuBYVTpexoyixSXwnTxvAVMXyJHPUosinAVr3UGMbgC6R561qZsL2NgY9S7VLtLaFzK 1ioIAdJCJFPy2QgZX2dS2NTFiMwMsX1JvVIhdDaY1ZrMi5woKRCTPZZq+wMpk3/8vg99/DNfKQD+ P3OAbsNlqVOxlFU1LlzaTIqi5C2vfuXSv/ypH/qxtL//1vr0841+H7/I51wZjekFLRZFnaV8wMJK iXY7HIxSJnFBs6oRRyVt0QeVYHXr7GeCQtvUdcTCUhXZXUYaoOY9RDJknoM12UfYHnajAtKjlHVE tcVMLhAbVXwpyaoOsjSJc0WpDQzDRVk2t47m+EaD0TDl4pWb+EeXWU4OWO9GdI61qdW7JN4J8sAn Vw6GGTKMd6iPS0ToklGjDNaxqxbm1b9irgVW5wSO5+EOnkFdv0TiG6hz34UM65iWwEyOUHkGQpEK B1kkiP0d4qMvYTLHsOpUzIKR18GoLDL3KoRTKGRMOtrCLQ7nVXd64wc+9Jmfffxi74+evTbIv2YA /D9qVUNRbzbsz/3ZR94s4uR7qi889g3l7JZhZClX9q+SNKo8cdDmuDC4w96mbMLAaDE9mNCfZmyE LRqzIUWWY3cXGLYTjFmMpwPq7OA2WjhNi+gwoZxso1UKQuBXl7DPnQWlUXaTIrid1FlHa824KAiT HGXk5GlKGk3QlZDSWSJTJVp5jC7eZD44oPmn/zs35RadhSacqNE9/gj+mVeibBcHMLVmlnno4SZW dMCCPUSlE3JpMtU1CncJc/wsaIFDhWz5DEFZYh49RdLvUx57Odz+Bhy3QE+PKNKIItVYo1vI+CJ2 skdhLOHW1yicNjiCzK1jRVOK2RbJ0SYSjSiPlFHG/+a//Y2nf+a3PnGtpzT6a1YMqga+ddvxjYrr OOKD/+Adp1fuf/h2K559yN1+2k7ne6R5xFzBQXiSm7FP24pZsGa4VZOZIdm/ekRupBz32+j+LbSc IRfazM0JXC+pW1N8v0dltYZGE1/pIcwJlufjLJ3GqHcoai+nMHIKtcjYtEjKHD2P8SdDitmU7dkc X0sIK2jTRc4NNDZlMiQ6OsLp38Lb/iOcs3UeefiNeBt3kgUNUBDNchjfYLp/A3Vk05+bePkBjcBl p9PEc6qYyQxPHRFPDrGSCqWekzW20AdDpmYX07FwgirZzhPo9gMYixXEdIQxPYTR89jJAdKwEe11 rNbd5PjEqoKUGbp/g2D0OPOkxJMmhdYErXX9u0/N5dV023vwoU7z8cefGGZZrr6qEUAKyetf88bq WsA3vvfbX/3gxrk7bUsXD88kd1b2P2/YvRvMRyWpHHNV1XiiF3BbteBkOUWLGblWDCdjwsQhkQ7t cooKbHLfwUokg+SQM7bAavs4TY00HJLBEOF2sAIXo7JG2TwDtstAtjFGY3CqZKMeaniL5GjCbO8F Mi1Qq13a6y8lrx0nNGxK0yOKMty9S4jBFSzjiPbyMtPll6CCBcp4gDPeoxgcEo17mNsHjAsbJ9UI 06H0JK6CaZlTlAZ1UyAtj7npYguFHQZoVyEsi7BdIlUDIWzcfI95eA+F18SbPoZR9LGCCjrTFM1z RJXbMIoCQ+ZgSYhGFOMrFPMdbk4TXClYC+rk3TP49dWBbnQ+qUxj9yd/9hd/9Vd+9d8+/1UFwDIt /uS3/vBV86d//98crw821l/7TstwXMyjq4j96wz2D4mtkquxzXiQ07Q1a2uS/GjEeG9GYZnUMOjE Cdv0qNRrKNuiGFgEeYLupKyfWMEMHQwHytijLKtY3TpF3iAXMaqQJHlJNIxhNEeoDOvoBunkgJnR wD9/BtE5R17tYNgtjBzycUw5vICKRqy6EW5QYNYEubtEf1TiHR1RDPdQQpNGKZlysccJUoNhCaRX R8mEUpWYeUyWSKRpoBEUuEg1RtQauMJCug5mPceUCzi+jzI1ojxAzwwKfYTr1RFuk7SxwcjfoFSK oIgIrAmFaTMbHFIWR+jokO2pieXa5N4qygs4UfHAdwn9XE+D0x9938/9L//Nb3741258FbcAbanJ 5v9cmTx3aum+V2AWBXK8jTk5ZH9vwm4aMZIVdmYlL6kHhA1Fv9cjOSxpORW8akZ1rNH1mJrd4Sg2 8Xb6tLTG7Lp0Tq1i1RZB+GQEGKGFoEERj1HFNulcMx8optE+tTgj39sl1tu0wi7RHXfhrLyKA+cY 7viABccl271KOdxEjPu0w23c7jqG75GlGZO9CDXcpxzALBcIAcpwcQ0Hw6mQH2vgFwrLMSmSKZbs MBElFTRzNFaZUKqUQFgM4ox66KAwMQWIsvXiKkpj0lTjlhEys8iHDoQuUuQkWYQyHsMWc0zTQ3ol RZSh0wmuaWAaVU7Um8wIGCmT/R48H88wVYRlZqLm2K9/46MPT37zw7/2nq8aAForIW5+9mV33tEm OHc/cn8b0xPMlaQ/mXDTFwz3ck6HGtSM5x7bpKpjFrvL2E6CM9PMmjOG4Rns3THNWR/f9qkvKvyN DlalgtJVMt0g1SaumyNHY1S8Sz9Pia6P6I0GNOIYqzKCPKc4c5bp+XeRygY1Isxbf4h7MGDci6jL GRMrp7pRxe8uEE3m3NrawT80iJOUpkqRXgPTn5EZa9iG+WJmNR5RrTdxdEopwAl8LCskcB2KRBLY GUpphBZk8yOq2kBbPkJ6SFOiA4/csDDTHM8YI0UF7bt4TsH4aE46jnDKMVLMkBUHs+YjUgNQtOoN tOhAnmKUORgBrXKC7N9gc7jGykobmUUc7l037cHoJV+VJLBeDfFtt/Yj73rHB5fUgPor34suIqxq lcuxQW/7KsqsUp/GND0DHcXc6u3h47DQdGmlQ8o0Qdt1rs+riEs32HCnmKaisbSIfbyJEaxx5Hep 5DalOcOJJsTXhpR6RqarjPYOyea7rMqczB+gF06RvepN5MfuJI8t2LtOsvUCxuF15OgAqx2SHq+w YNTQ8ynjiymTrU2swgVKakZBlse4XgPdXMHSDWypcEzQVY+sf8AgCAiQmKLOeDagqjzysEE2TjCL jKQEzw5xmm1SpTBci0wInOkEU0whz6BWowwbaEsjszFWPkKbAkcl6MSByAbHR3ZiAmOd0orBNMjM UygdE84KdJZyctnHGewjCovAsHC9At1xvjqngB999ztXv/nMPT/h3PyDd5595AGy2RzDnHPUy9l6 +nGefvwZzt62jOdYiOEtkkzRcGKOLbawowlj1yEnYJo6dAYDavWISuhh1AyCEzWyxjHIXepZRpGO yGYpUdJDWYLBvqY2eJ6GHWEFClMtwe0PsX/6m9C6wXRrH33rItzcRAYZSwsWqnEcIxTM+yO2Dyck k5xA5GS5gy5dwhpkVLDcCCFNZGTjiemLBSPDI/</text:p>
            <text:p>MCfL9FblYoxj2SvUuU6ZybZp2VZo9YaVzHpWEH SNsi0yaG1Chd4CcZ2rAwhAQidJwgvBxmFuU4Yz5LaC00EAgm8QwhI7y5hW43yewmk+oyChMMB5eC ma2wShcz6NPy+8wGJcXeDW5hUoa1rzwAZ08cXzu20PrHlfmFd59+aN0V3RYiz9lPqzz/6U9g7Fyg NtgiSSqIYYZf5iwFLjoIsIpNthHMcw9/pqgjsHwTu2biNNvYq2toZwmtKpRqSj5NUOoKprSZOR7R wZTi6CnErE6xauKs3YM69Sj7YoXBzR2yF/4M9/AC9WBC+9QabqvL0dwi2jxgfmkHoSVmGlMxUpQZ YVnLWBUDw7bxbRfTdKk0ahiVJng+aSJQOoNSQeiihzPS0T4inSJtF09BmucEQR1pGKRZRJxltAMX TIUWLlpItMpAlAhtQlMDEqFyDLeCX/EZD150y4uiQABFWiLmDtbkKtV0TlHrUjoNDAWF6aBllzwM McsQa7DFzuyAul+hNKtfWQBOH1uTP/393/fwvS3e2vX2q2LhEWJlsVe22HzhGfL9q8xdg6VTizAd U/ElNUzc7IB87rHruhxNbFbUlLoVk5s2jjclqJ/GOn4XjhuQRgViOCIbP4fUgrjTYjyeMdrep3Jr m5WllHjxXvy7T5HW7mR/FHPrS39OcP1T+DJi9eQxjM5LiQvJ5YsDrMNruIMZRVbSqlawPAgk+Mun mOQ2fqOGZ5RkVoB0HXRYo8AiiXLkbI9cWAjbZX64BaMZnlfB8AK0hCxYJjASppMRurdPmqZoKVEb Gxi2g84VlDFGqVBVjTIbCJHBRCOsAgyTIPSYzyMsy8QLPJIoQZUl9CYk8YBkf4AINxHNJnZ7FSto k+QRojQwqVB4VVzfobq6XO+fPAAAIABJREFUzJHZ+MoB0G52xft/9AP33LNkv7crjzqV9p2ks4Qd UePg6b8i3P4UiWszGOfUogHtxUVco0CriDQMOfQcgr7LUjJjpa0RWlG6gsaZlyIqp5k5PsW8RB32 KXtbyFrEvHmcm5sD/Jv7tKZ9ggWH/M5vw155DYMy4fCzf8z82WdosEPt9rvwqktEs5z+U7dIdq5S jo9wWqvY8xKr1sALLUrLZ2rYlN4iZnFIXuSYXgWVJgjTouz3iUqFPTykkAopLMxqg4Gs4VdLMqeJ UAo7OkKoKVEWQzQhTRJs26IoCkaH+zS6i0CCKDNSx8F0AkSmEZMpOAE6MaDMsRwHKQSmaeD5DlmS ks0Vrm+T1jfwqwGZK9DZDcr9A3JvDSEcivGUURoxC1tUzzyEE9gvmkpfKQB811072178cMe4dmew um6Mco9Jf8LRzT+lEk/J127jxmPPEybbnFpYRzGk6cC23SRXLerXemTmNu1GwFxp3LUu7dtOYYZr FLqDc/0Ss/EVDKvEP9vi6rxJ/4kDaqM/Z62yjHrwQdTZe0m8LnvPfJbJC49jzLcJW3UWm+eIB3ts PrtHerBPUQxw6z5NyyPxlxhYcyQeN4LjVGVKNpwxHO9RbdgE84hp6eKlc6zeAapQFH4Ibh38Braj mWYxloaK0OT5EYVRwW0sIvKcg51tZKlACLSAoFphcniIb2mcWh1dr4KUiMEEDA/tm4hcIsjR2Cgz IKzPGPXHuGGIE4TE4yFB2CQ8fwI1y7CbCwj/JGJ8Hb39CfrjGno3RU1vEjltemaV07efRxn2Vw6A z/6L/+rTovfx1fD8o0xLk82nr9F74RKi3KJz3wM887kvEsYjXra2it31wIU9b5lGAeLmIXYwxPdD bGeGWnZobnQYZT72zgG93rNUoxHBYoPx0jKHewnlQZ8TB1fx73kl5u2PMHZPMLx0neHnfoPN5BYn T6yiVu5nNI/Zv3mN5NI18sLB9aBeqVFvbjBPQjbYYuK2qVU0c7dAH/VIJibdhiKOYCoUdrRLYjio SkicKvyFdbT0mI0T4r0bhHZBLART28UJKxR5TiIymAxxpEBaNhpBmmToUmH5AbO4xF2y0aTYEwss F02KSCzKLELlY0wnQJtN/FqD+XhKPI0Jmw3i2ZTZ8IjGbophQx6npPZ5VOt+KkadxvZT6PkOU6vJ +nRMz/EJfE02+QrmAKGurXoPn2HPXGXvLz6OefFZVpcyUvcYn/nss+gbFzh3sk14WxNNxm7lLMGt KebRdep2ShQ41DsCf+0UIlwkzTTqcJd4fEi9GmGvHKOvq+w/cYVyf4sGDsb9r2B64mWks5jkC/8H 8+1rZB3BieA0SRJw84vX0bcOsTik2epSSghqAZZeIZtq6jUXq9qi67SwXYelmsE8h8XFCqJIGG0X dNogKgvMpiWJ0cJkj/Jwl2w8IHA9Ks0GnguutBCmR1FkFNmEigFFNUTMhmgNhinwfIc8K7BtCzfw SMYpnm+iszla+C96J1lMUeYQaHSjgTA0+gCC0Gc8nOIEAbZfYb5/g2D7NKVnYsynGGoP5dSJvXWM 40uUxV8wvvQMI12l0VrB6SxSqwXce/ed4omnnvuyF4aM9//guz+wXTvDxU9/iekzj7F6LKN+9908 /sQLxM9+njuO23TXfCa49LMAtT+F3ZuILMGqu9SWjxHcdozUrKIywXw8xRyOCJc9jO4d7CQW+ze3 qB4MWNxoE5y9j0N7heKZT1Ne+ixOcosodDCrx7i6NWD38afRW9dZsEu8dpXGxj14C2vYwQquI7FC E+VkaLOFVCVpUTKexRRa4vom85kkFAP8akialEwGEVY6wspTXBVBoQhbAdV2nVhrVJZRqggdTyly TaYUvimRZY5SoEqFZVuossByTFzXIY8SJCYiDNBNn7LaQJg+MqxiVDpoO4BCQKZAaVAagSJotLFt k8lwjlka2KZBKTSmIUEYpKZABWukScTh3pDo1hHCt2m/9FXlQw8+ctW03J3RZFIOBoMvGwjGu773 +z7w/Ec/zv6n/oDbTnqEq6t84Qv79J55gvvP1gjP3cbUraHEIrWta1gHe9QrFkFVEh5fJzyxhBQO UTIjPzykzDOMpRUmzjK745L08hX8MqV18jxi+W6iaUp67c9pyzEJBVv7BddvKUbbW+R7+9STMRsn jtF4yf0EiwvY2sItXeqBQ73h06hWaFYCpMxwXJMsgzwaks4SojhlMtNUqjaZ4ZH2jmiEJZ4DYbOG KRVaCggqKMcknafEsxGuISkQlGkBsxmWVHjVClJKpBTkaYY0LGzHRhryxRWPgdntUFaWyMoC07FA umjDQWYZGhNdqWJ4Dq7rIXUGCFzfRZcFQgrM7jp0Oy96FPGIcrTJoKxQCo8gT8hnY0ZblxFFO7Q2 Tr384Udeu9ho+beeevLJ3mz+5elBZDyyvvoB67FPcs/tJe2XnuDGzZiDSy/wstWS8Ng689iilgWk NzZppWP8aomq2bTOn6SysIbpSiYjhZ70sSoWeWOBrXnE4dYI78pVnCCgeuZVZG6DeGsH5/AKtSWP jJCrF/bY3xsxHw1JJwmehNvuOEv9rlcja01MKVlzNM7sgKDt0wwqIBSmzNG2hRl0KC1NaGlqtSZh 4CGMEmkYGJ5FYGnczhJhY5EynzJNFUarDaZBfDTAVgW2o1HTnGw+wwlMPMfG8VwM00YIjS5LgjDE W93AqHUx0ymWbWI4PhguyvEwVQkGiBcxAmFQBi0wBULmYDsIJVHRFHSJaRkUaYFRX0SFHbTjoisB crLLtf4B5XSGWYJbkfh5zvzKU0JMRo1UlHeFNbH+ple+7At/8PHPjNLsb35PxHjjQvyBO+5osPay O/n81ZRLn/gMyw2fcH2VTK/hFDnZ/gu4+YTAKalstAjPbGBVV6As2envIm720a5ir3qard0x+TPP 07ETlk8sIY4/yGwcI28+hVn08TzJ9ZtHTJ+8ycHegBmSNCyouikbq2dpv/LbcAyP6mSXVmBheyV2 uABZhjBMlCoxPIuqdInzDCub47oVZK2FbaY0wgYzr4ZpAZ6BVavh+CGz6S4z4dNsO4x2JnglNE/W iA9TTFMQNlrY1RDTgGgSIbTA8g0MJ8RYWKZsdtBBBalKRBIhBBTTCdK3EZ6F0DkYFspwKWttBBpR xpBq8GyENLBUwWw0xvU9Si0wdY7wXKQoX4wcfgDJIaNhn2wwohJlFKdPYklJp3+RZlVYKyuNU93O SvErH/n9T8dp+jfuNGLef6bJ4n1neWGnIL9wmVOdEuWPibdKqgsW08vPUeqEZmMV5x6fSvc0wjQY R0MmRzlONCBZ9OnZS0wvXKPSG7K6vIxx7n7Gmcn8+hXseIcyNLiyN8F4/pCuP2Nm5eBLdDrFVHXy lTO45x5AiWNM1VXMeguvUuLMDTIJaJvUKHHMGpGl0amk7iQYi8vESmJOZhTaJauYVOMcJSs4Rh1E QlHGdFobVPM+TsVCr1YxLZNyXlDr1DBcQTpXjPYPEGga3RWKigIzgMoiueMhixla+BTdNaQTYI53 KaMYlEAbDZAFSAfQkBQY8RhlOWhbIJIULIGyHCr1GgKNX62jyxS2rqFPnkDlHgaS5e7thM4+Q/Us W1enmNf2OXH/KzFGLxCWMSKS1t//xX/5qfHsy9ONUmz9rz+iruQJh08d0p68gLC7VEQfh5AoHeEX FrWORXBsgXD9NrTMiBNF1DtkWIAdtNmZ2ITDPSoMaZ84QxocZzKYokY7VIsxB/2E69d2KPYPWG9L lk+FvHBtzn5WoXrbSeYjQcNscvrR11HGB8wGl2jZAhkpgmiAatZxTQPbkmjTxso0BC55o4lvSCQG Shskc0ViHVGZZgjloWSClUt0WVB0DIyBIhICHImrLUzHI08jHFeh8oxoDIkDDSVfDN9ODdVuooSH djzAQKBRJZjRAClylFtBW3WEijGKGHJFnOW4ImYmTYIkQ0mNYeaIcQnzEZQ5JRIj8AEJVkDa9hGN Dkq6TBLJfLbD8InH2H3+Bht3vZTVu2+nHYxQvRnZiQd/e/017/r+/nD8N241Yx7OEq7c2KJTbuF0 6tha0p4EDJKSFV/g1Rr4Jzt4G6vMYhgfTBiO9ylki9xcZLh3SH3Wo73Qge7DDDDpP/8CVWYU2ubq ziGznat48wxvQVJdarI1LLm+n9M40cWTTUwZs9KxkcKkKAfY04LALZDCQDg2ruNj6wyVAdkUw/PJ ZYgRKebSw2h3MUWBrHh4SR1l97DiHDFPKUyT0tOIqEQGHt5cI8kwKCBKUE5OkVoUhkdilehoBKaJ CDuIRg1tVEA4aNODeExZFFimh/aalIZEqhQxPaS/eZ3RYIAqoG1oktBF+j7acxHNOpIIbUmEkKRJ jjI1hu2S5TZS56j5Fkmeo8NFhBNg+BssnBgyu7XFrReepbq4TuNUFXPDRHY6JxHyy/Jjr7m9uU+6 eYVaM6RhNchGfY6KAV2zhtVpUTu+iLm0wmxWsrPdYxxtYwcdxsky3sGY0B3RvvduStEhurWLPriG SA4ZqpLhzT4yjSlLD+mYaNem13uxwZaoO1SrHQrt4hpgehWy3ib+8BbzWZ9CVwkCD6u9QCg0GofE MJAETEyNkWYE8yE4bQrXJTM9bD1DFCmF134RCMMiMQ0ME+woRbsGWqVIUYIlYKbw0GSFzby3STmJ cBoOwuwSuzaGdshLDTrBTWMSZiRjSZjuMJ5m7E6GbB+OuXnjBlu3jsjVnPOdgPMbIaFlYYaa3PFR 3gqVWgNzsY5rC/K8xLEcyAWFShhEJZ4SSNEnj+aI1gKF1cBrrbF47gzjz32O/rVrrK2fhkYDTQR8 ea4Jmr1rV7grVCwvhww3e+TDiKBqUzshkcfXMcMmaVKwu3mTIq2Qdc4y6i1S27vEQhs4eR/DgUl+ 7THme1cw7JLR4YT5VBI6CdLSlI7ALjxsTDxTsz3q0eiuYQQuZi6oGA7FRBFnW8hEUjEDPD/FlPsU gxWisInpOhTSJZ6P0JM5Ydsmcme4xhS7f0BSNnFUifq/iHuzYG22s77vt1avnvud3z3vbx6OztEZ pCPpSELIQgPCAkOwE4YEy644tmNcOKkMtilsonIMlJOQuCgTwDbkIsbGcVLEhERisEAgQDoaz3y+ edrzfvc7vz33WisXX/kiOBhcUtl92Rd90c/Ta/Wz/v/n96xfYGEsuC6BlxCkBVkjUEmEbRpU4CBk gChztOsiM59i9Ihm/gi5vkvQ30LqBKl8nMkM3Y3RuWYxnfPVRyPc8YTRbMTNUcrNk/uM5hVyNWet a3nhrUPesd3DjxJiWVP1PJjsk09OKA4SoukQ2z9HEHlYC7aq0J5lVjVUlSHaCnBEhZqnKGfIyt0l vvp21t58jfToDrMDWOteByv/Tds6/+AE+PCHztN1XO4/nKEnU4bDiPaFDZKLu9hknUk65/RoRKwi muE2xaFk6+xNBhs1eVhQvfIZ7KMZbqiZI6gPVsRByHrfJ4h3WZzdJjAW37E06RlF5JG4LWTYRpAx CGoy2yZVht6tB9idTZphzNKZcXDg4M/exO9skrUC6jJFlDUbwzbpyRJfGhY6o6US4tYeki2q6ZTe 8BmaMKIWCU7SRWdTGC3QrQZPBhRWIucZS+8M7zgnnR/D9nnaXkCQGtK4QK0qjCO5d3PC4Rv3eXh0 xtH0PjeORhynNTMcLrUE37oF3zQ4x+DKDqGXY3WDilO0bYhdDa6hf75BZzPKU8VsXOL0t0liH1VJ auuwHM0RXYeNaJ0yLSlmFStxinYV7c6KwfULHL7ygLMHJ/SefhLhtr9+CbC+PuDuniaYTBnubJOc EyS7W1TDIQcHM06OJujeefacAe7tY9acI4bv2GV8dkBx+y6eG9O0GvbGinpREPkdjNtGmxWL7JBJ PiQKF8yXGlUrOn7GoHOe8mzBZnsXWQgWTcOm79A753ImF7z6xVcpq5C2D8qpqMc3kNJwczoiz0NE d4PzPYd+7CNFyeWdLRIbkAR3cOJdOHwTb+s6VbKDcSRBq4PiBKliylWDGJ+STqdURU49ewBOHz22 5Odj1MBCbXGdgv2F4PZnf4tff/UWX8gkeBnPRj2+sad5zm14dqdNOOiDisAqxqmHbCf0exEYQZ03 iM4Axxh0J0L4Bns2oxjtEURXKEyOdBOKQHFxe5siuYxpHnE2m5OdHGCf8rGzJds7a2SPJiyPBeV0 hdoYf/22gPThMdWDnMSD6FKP5NIajUi4dfOY44cPcb0Ner2I/GSMXx8RX7nI/mlFfuc+urZM5jm6 0KjlHN8f0ijFZDoiMDVFtSBPDVmm6cQlF7tdVl7C3dOUmi7tSiDKiNJZkbk7vDkVVPt3GVZLdjcj 1gdtwmbF3OmiG0un2+Jz94/59M17VH7AdlxxvrfOremKftwmjEvWXY3uB6zNVuh4wtagxzBysCTo HISuHh8HtxMcZniXB2QHKcsHb7Awl5lnWyRdSeN41OmM689e52FZc/bmTd7iB7xzO2CtpdjpdXAK g+u1aMIYL8zArOP6EdQNi9LHUSF2K8FJLVgPJ8zxck26WuE6DkWao01O4llMnZFWGWF/m6S7or7z Ikc3KzYuXKUOXaKNNfZuvMl8/zr9J3qPq4evRwLcTS/Tnn+B8MoA1rc5LRJOJ8cc3n3EoLtGMnyG xWhCsDgmzR6Rvu6TL1YUsxrbFCwXks1YkOJimhVl5lE3JTYv0VqR+CWuA8JIFjLnbNpwOvGIw5zp 6JRusoMbJZzc+Crx2SOePD+k10pwnYBaF1TWEglD7lmutgb0o5Dt+CG/eCdl79Ty5uQEN1SsJRWD NnSbBWHLo98+ZTO+T9VfZxJIgo0LbG90KPIJjguOlxDFmyhvHREeUC/fIJ+NSZcr3AvnMd0OkS8R wuMDu32esV0u754nN4K4TNGOhz/soNa6sNmmJRXFvCJUDlWd0641RTPFHCzRrS5aNjRnJcOow3Z/ jbpsAIHVDp7jIScjusrjuHcNsX2d1uVHLB/c4Oh0jY14k/ZmG/VAkR/eQ5b3vp4/gXd46zdcx5x7 gvujEYef+xyL5ZSLF54hXn83J/OUanSEKMccLbZwWimmLJDLFKfRrLXbFFaQ1zlenlPkCk3AUy1N 3fEpV3PSpc9Ka5RbsFooZpWmFwviZoWKNWHSY7jWI1IH2MBnqXMGdcZZVuMogVcvUMoh05q+G/D8 W5/g8tMu+49mfOnGG7x6mjPNHNLc4cWyIHFbvLU7YT/XLId9hj2Pp7VBDJ5DGoncGtLUFTK4CvkC t79FtDalGo3wPIWYTlChh1Nqmul91pyGc08+DVKhHx2TiRgRJbjX34W48lZyNyDQOXqrRGTHVLM5 YdTgL8/I8zNMlSB9w3w2w/QigtBjnpdo2+AHJbJUyFBiopJiNWawtktx7hK7+cu88tpXSNPrPPns FZLNIenxGKZLxNepY0ytX6gp3vJubj6acud3Pofz4Abnnno7g90XeFC2SVf38d2KyoQ4rkd7Mset 75ImLgu5S5ql1Kc5tm6QvmWgMnqRJXphna2NLW59/nWiNQc9yZhklkZL1mNN0EoYbm9jzl+hKGp6 vqVQXdrCsKwNM6Fwi1Nq0cWNItKqJto4h+2tMXA7bG8PuPZCxXtuXODOoxWvvPlVFosFe6XhpdOK W3PB+3wfZ1vxxLXnkIM1DsaTx4CnWf4YMlHUNH5KrSPc60+S+DHe6hhGNzFVxri2VDUM1tdYNQGL /X2siuhvr9Pu+qRruxjVwtcVeWERrTa12+D6EVVT4cYt4mYTWafMFhn4LtVqRtUKiZIQo11qU+GI M3IRoWxDa/QyZ6M79Davod723bQPP834wW1OtxR1bx3O9pk+qLBfJ+Ks2r5+njdv3mPvi7+GNz5i 6/rzdC5+gJvZgGk+wjhDVJ0Rzh4RTV5jWkVYmTATDpNlSnO2zxM9j/VLhrc9cx4hAibzkqPeOU5H U4LBAFuuSFIDTYuFzfGQbA4GiLXzVAtLa3aMMnNcz8MbJAQzy3y6pNfdYbC9zrHq0sVA7xImclGt Ho6oyFVM6/k+7/wGj+sHH2B8+DLFnVf59MundLubnB8MKFpd9M5VKnIm85KNSDNtSqwuEUHB0eHj LzRQgqi3hRh0oZtRHt4jm6SEQUJT5GT39pkJxVrcEK330U88jze8hKk11noI30eYkqXTJQlD/PE+ ZTdmmfrEnS4hY8RqTD1dYMwmritpKktVGRynz+kqZtAo3HiBfPQK6WzOZHCe7lO7zD+zz4Mv5HTe d45rl44JgunXbQtwPrx77hM3br/KcDLhysV34V35EA+8XVbLjPTuLRY3b2JOb1NN7nLkbbBYTnDr Bq+csVZlvPBUD/9qm2B3E91dZ46iSjyKGyekD/ZJ1jsEQY/ZmYfxfLR2qPOYq1cClHJQo0fI8QHh Zp/1jR7zQjOfGLxYIXfOMVzfQvg+rfVdxHBA2b5C5g7J/S6BdChERF56xFIiwz4bkeI4ren5ikub AUf7+yxNTBL6REVJNwTpuigaHAF+5uHEhsRThLJByYA6iMnPRkjHJYoVi2mFk4R0twacf+ZJ1KVd 8Ls0qwWeWaIrS+iC0RKMQZVnhHWB5wmy0Yw0m7NCMR6nyPmI9SuX0c1jSTjwFF7QYX+VUtscF/BL FyFH+Htv4nfWOMwr5PERca9N0mrjDnfyzz+a/Yuw3T0ZnZx8bQnwTe32J9bzU3rbl5huvZfT5CJZ WeIefIHF8R2YvY5rltThFkYoNvoh260lF4Yezzx/nvit2zx8aMjmJWY0wW17RP01FoePaK9v0t/c ZpYp0pMRkaPJswBHWuI4Iq4MiUhxmhoR+jRKUU1yGq8Na5s4kaLrSPA61MqDssKqCKMrVGMev+AV xK6mcSrcQtN0zlPWS/bu36fT8hBOi8l8Sjfs0xr65FhEqXGkj3Ic8r7FJ8Aql0xIXCmhyvDHR8ik Ta4Vo0LRH3QR3SFpbwvyBr1YEE9HCDPFpoYoHyNmI/zFCUZKtOdg/RZCaUJXsSxzxicT4qbCS2JM rVktMoLAw3oBR2VJXjisyxXGpGRCUFcNd0YjbLRB3/URlcNa0CZaiwZ/6q/81Wsf+o7vvFun+bm3 P/s2Zz6fz2ezPzpG8Bve974L73/380+o9bZmvbOFOfdumv4uLSdjt77BXTdHbV0iqlPW5ILWbp+S BWa+IHUDgnabk7pg/No0i5vQDNa62HhHDHda/qjQqrQRav06i/gC1dFLJE5OlkuKStN2C0gDCnwa DFErwZUN2aSk9tq4G2tIq4mUILWKMkzwpcE1gtJq3GQbJXJWjo/TKamyOU4doOwUdEUUd9ntbTJb FnRabRbphIenJ3SHFygrg7aaqlwxcXzsqiKsNZ60GM9SeB6VNcRSEuqKRrl0tiLy5ZxXbtyjab7K IKmwScL8rKZ2W1xLDNbr02sLcDzMRo9Wt0+UKGwQ4nk+fSSN4+K2W2T5kjDs4nku2ghEXXA9gMMi YKlDehwRqzZZAqu9FZ53jzpcw1RLsugKsU3J8/ybzm+f/3s/+ZM/IdDytV/+5Ce/fOfOTc9aft6R LKtKY6ylsTkBkqWRKhH6vVUtr5Vam2/56AdfeP6JS9dVEkuaJz5IE18klCDSI+7mikN7iV1zxMXL Cd1Bj2mhWDyYI9IFy2CNMi32d5PWLF40f799/tKjrc0W8/YTvcK6//Fi/uADxeXncYeXyaYV7uEB pswoTYTRGbXTpdWUpM0KBbTjAbXnsZzW+Fc3iVSFcWq8qEMTdojiCGGg0TW6SakefJGgWZBNpghj KRbp46B1aho8bpxaPOtwUUqcIqWXRByVp+wfJmx1QsQsI7UVZTamKxpKJ0G7DWESYFVA2RhaYRdd 53RjRXdzh4ObBzx/3cUGXZbZnC+/8jpffnjCi5XDc74iEZu850KLuW3IE8V2t83VzgbBoMfms9vI boxKAmSrh3N2l2h9GxG54ARIQDgVJpRM6zbdoIUuZ8SuJPKhSR2yIMPROWZ+SpkNqPZeclrdtbeP VxmBtE9+6MPv/fY/8W0fUZ4bfEQKijyraKymsCtauEyqxmm5XBEi2mwk1uo6dJTnK/XEM6TJeWqp sGVJsZIsz0K2in0O7+/RfVIzm/mUxw9xlsp0O+7nW9H8t//Zy+GXf+PWG1/G6GPp7heukrznmZvv /54PPjewbovO8G14B6+Rvfnr2PkZjePSiQJqYxj6J5wGF9n0SqxtIYMWB0cLNrowrwxJkdNue+Qi RmnB6emMvXunLI/vsZyuePPkHnfmmnU0T/c1LaeNIwT9cEnedBipbZ6MUtbiiJnxGOiKYmyYp/cJ YwhRFKqN9kM6yZQzV+NlDU5eUukKoxWZm+N7PiavCFZLuu/5MM7mJeowoXn4OtlnXiOxEZ204Fdy eK414sO9Fu94cpMHL73Op26/yWtFjKddtr58jT/23uvEocT6CWJjE2U0lalpmpxIhSxtQDJwsMuA OniKOH1ELQK2L9/h4M0lq1ONR8Pi4BHDJ66yXaTYoI30LAHWb3TpW1ODCL7ZCEvjGBxj6Ho9lHJZ LzMaCxKFtiBdBdZHVe3nKGUXZ3lA3WScZRkHN36bd7zlorm6bqr58WwSnk8Wg921nx/d8X/jxSO7 /8O/eetQW+y/xJesxdp5y07/ff/R+5762YV38Wojwf7O/0X/9CtEnoWNCzirHIQFMkZlAKOG9Y0W 7WGbxQq6bR8VKOL0ENvdwPY7HL58h5/+5S/x+ekj3uvC812XR3nJPx81HDmCVm25O4P3PHeNb/0P vouwMDRf/d+5tHhIHibo7hrxMuP0bMJiEbIeTShNjBgMSduC2ImY9fp0Y03sJkSioq5K6mBIOrqH nJ8hrKIZn6A6Z9TDc+isYqPb589934c4OjjmL8qIF2+9wWT/EYnjsvbCt9N94Xu5/Y//F4o3brHD GfnNCTdOb7L1jne+WL+yAAAgAElEQVSx00oxW0NQEa4T41RzVlbSl5ZZVtGVgjSfYQpQgWEYbfKo 7aKLFUE9I2dBFCxowhbLgxGttYDKbeGoiMDz0MY8djNj0UaQFTVCabpBjGc0jdb4gAbypkaFbgfH ZKhQUE4nPLz3BkJGh/nduw+aVvLZXz6qPued7H/y3Vue+eH/5/NmWf6rBejPfteTH/CG139m5ly8 amcrgqPfYnYyZtHZQDU1cVXhOZJZ3VBmS2y0y07bYF2Xyng0iUvS01DF+MJBxQGv3T/k9a/8Hr+5 POBCq8373/d2LskV89df551OmzRLaekapxWz/fQ34F57L8oUBKPfJVq41BefQhCxun0baQ7Z6qas rz2P76TE/RZ1Jyb2Db4f4MkSLxKgIprGpxs6CLuLWd+iH7mUsxXN3mtshpqse5HAXeK+5SKtb/ww wu9xcTZj9PpXcbXE+BfQJuR7v+mDJM8PkDIhrxuWi4wmXqfjKERUYEwbS410HCKVkNaPIRg2bCOy MXVVENsRq70Va8ZQeBVZ2uJCK8Scv4zbPkc7VJRVg69TVlJhG4MMHHRjWVQNjnQpdY3QirlICaUD jkQ0lsB1EaJBCbmkJRrqKDY6bbIrHi+uJ+Ev/NpXX3zlf71bf+lfBvkXfl/QL26vibys7HYYfqDs X/yfztrPXm2tDujlN5n7IWLzOn52iiMatAXtw3Kl6bVjKjOm0W2Eo1kVOe1Bn6BwMcMOjnV59WDM //biV/jyzRnnEp8f+taPce6j/yHm9m9z4WhC7BfUbsIgSog6G7zzYsJw8TpuNsN759upjlPK/pDj hycUyyXrOzvMa0nfnyI6PeLr52kNu0hTYp01jBBgK4SoSDRUdkKiFMfzisiRuH6IF5YUp3v4ywVO t0Xp+aStAa6XYIYdtt7TQ9z4CvbwFbRTEnQksvsMJukha0OrKnDqCscqtBpTrjQm9AhVgk4zikoQ yICsqajONPlkjPY7CJGz7QpKH8ZkOK5lLNZQcUQ/koigi8USGIO0lqrRVFVFXS1ABXjSIaJhVDss dUEiJUmQUGlLXmuUkim5m6x8a35HKvWrv7l3+mtvHqzu/urduvqDSohLg4Q/+6Fnr5WN+Pc2g42P 2/Wtt7aXU5LymFP/CidZwxPFDYS7wBGSk7IgagK8TpvWYIPJw0csV4Ki09BpW1zH4nohjrFMjh/y 2lde5f6dhzzZrflzG30uxAqRzUh2z/Oxv/RXaJyaYrnEn4zwHZdgzeKvHlI6kqqMOJwuKfbeJD+b 0AkTWmGD67doHIXvJTj9y2TdDVzH0vgxSAdZFeCA43m4hy9hhhWtbEU5nmCcgLgdUluPIl8i85ym KsnuTWmvJ2hvwNL1aC3GNGWJ9RwqAb4bIZYjYikw1iJ9gXYkbhqjaNB+l4KQVGcoW1GXLq4SWATz 8oxgCSudoxGYRuF5EdZXuE6BKht0HCDqigxBy3UIXAWNpXZ8ukkXhUXjoU32WJHUBZVwaKyHr0Js DSrsbs8e3Hz1R//eP/3UL+s6e/DGo+NqkVX/+qkg7fDSE534rxFtfJfvd1t1GbDWHHDHuUB+/4BO coaMYFlJvGVGO4hor7eo/B5yWnO2zInKgumkZjjYIvQVjq9wi4K2H/Cdzz/HR55+km6nZH3YgqSD MDcod96FjftExRSurBMe3yI+vU3jaVIbURY5J597iUYLYlXidrvQ6dDMTtBJF5Iug24bpRKqsIcx BXXcx60WaC9G5yVhMUG5LcrE4F9p4SGRkzNUU+H4PXQssY3FLcCvC+qTfRx7QFEUNC2HujY0C0tn vUeRpihPoa3E931sIRBUGG3QpkZYj7oqabIVjcmJhEfTGM6ikGUUYR/t4Sdt5PaQTiOAlEVW068s fjAEx+ALFwcLjeZssaRWHlo41C4IK2g7FqMSBuUMEfdoAINkVVZ4SqJmefnn//Mf/7lPnUwXfyQS 9W6vvfFn/tg7f5jW9veugq3AswW2VBxUMdG9V+nalIvrO0we3mC+qNgKBN22j7YNcnSKTCt2lOFh NSQMJf7GOkHYJnAFj0SPDf8Yp+Ox3enQeALpKmRRY7wI3R/SBD2sH+MsTpHFlFWtyMYZ48M57q2X CMsl/pWr4HoYX5JlKdPeE3TlikK22TPr2HqX/iQjWgtR8ymyTDFZTpCXFGXGrCpwPU147iKkGsdZ ko5n+OsJtnseYUBSg9cm3txG1gXe/sHjho96AaZgPpoTRG0shmI5ppA+rqfwuwNs3CLz1vCFICsN Zdngugmu1ayMoLAu+TwkDDwc5UIF7jDApUVdnnA6yrh0MSCdjXDaO8SOZbxaUQuXgedjdcOqNlhd kDkeVsUY5eJLn0AIpOEx1AqB+sDHv/8X/yiB7yZJ8Dc//j3fvinLPxm0N79XR22GEiZ5m/r4JsnR Z9ltx6jNc4jDEUqt2Ox3aLYvkC3mFCcrnDIjqwpS2SH2BWQZ89kC29nFEzOMsSyMpvEcwiLDkxIp G0QUIaxG3r+BYzUHo4bt2R0OFhmr8Sl6ntLVh9jeBaKtS1RuiJ6uSMMuCRNcOUU6HUZTQz07IBxc oxItdm68gSrm+EFFlWs8mXPzxpIbX/0tXtiJkN/xfdgwxnECogDKsxP8QZ863MD6Ehu2YNDHZjle 0sU2Ff7JQ+rxGXVdE/UH6LiLv7WNrVOoS8zaefSwj9dIymxJefwKepbj2jlpEhO2Y+amRbiVsNYV rMoVk7u3qMuLuJ1LhAj8bA8lHLxWhJXNY5Gu20M1FZMmJ3Yiep4EEZBpTVnXRH70mMWoDZaGAAW1 sH8kZ+n22kbr+7/zY3+6l3g/1e1vPr9wO8hyxfxsDgcP6Yw/zc6aS+uJZ3CbJc7yHp3BgJljWM1i lChYrJaU4xmu6+BYxbw4YaY9eucv0Xct2XRFVZWkJQw8TS0CrAOLhUtR1uhqQTEaU50dUD68QbZ3 iyIt6Ac1waBNf/scaiPBNpLZ1OAIjWltU5QOZv0t7O0tuPnKq5xOlnj1hCQMGaltNs0xUTlB2YpR LXnzlS+SLl/jaNpGW0Nz/glIesjpMR4aaxTsbFIFPax1KN0ujZfgyAwhGwgSbFkQOALciGZnE9vu IeIEkh651SjrI9MZTZ6j85x2vUJXFarnYyKHIsvwog2Slk+sc0LPsrASNjdptSLavkOzcx03SIik wnF8fFcBgkoYVGMpjCB0HGLPxxUCTwqUcHCFQAmJEIJMli/+obDo8xsb7e/+6Mf+9IXd4Q9qR8bW d4myJflkjjfbZ63nEA2u0tlso2RJpacYL6JIDdNxiVkd0gx9zvYXbEWGJJSc1TmxaNNgmeeP0Klh sowgmyLSOcV2jLGHTJ0eRdFgYg9TWyQlQVVgCGi1QpJeFxEFtByDXtXUZxl+GBO4DblwWFY57cih Gu1zdu916pNXQTuY/HWatQ3Ueo/x2lvQc49kuc/qYJ/po33ywscNM1R6gj/Zw2xcQfohWANFiVkV 2KFCRAEYBRqq9mU0cwJ3jjrvU7/5Im6doZYjjBditYuQmlDkaNNB5VPE2YimURgEUjlo10PLAJPP GZ9M6PgZ1XiKUj6uichUn8aFYpEisxki7GO9AGtLOjbEWgddWQqjkY6gNA1NY0E4j4+FtUE5FquN aaT97D/9x7/wX/5rV4ALa9329330/R+/du3aX4/9+FziSpbjJWJ+yFpLE+88h+eU9HsF7V4XW0wo 64qw9ngkGrRo4etHxDjIqqLTSsANmWqHRGd0ow7dgaYbu+hwSFdkxGtdgv4Anc7RkY/IciYnC2Q2 I0DjOw5aNXitDtpxoK6weYZoCtRaD3nxMpwco1dLtPJxuzuEi0OqrMAs9skq2EYg166iOuukIqSs DV56jJ6ekh8fEjia93zT02x/wzcT97rk6QxztEdlXOzAp6ldjN/BaQ1wPB/HcRGOg2MqZLrAOi6q yZHZFIIuptXBJh2abh9EDSbEaSpYjEmzJa6u8D1FoRS2UuyNlzRnD3B0RUdnHIwzqjSnDmK87jq+ meNs9nEHTyCQuFoT+IrcGMq0oJEaK83jkzojCB1Lbi1SCoRgTzny//6H//Bn//tP/NB/85X/3xVA Sslf/pPffr3fjn7w4oWdD5bWOVdPT8mUoKVNs/v8s04Zbor4zut0zE381mVGq4r8ZIFcwNwNSAno Rl2CzpTsUKE6EYsS+iqjo0JCdwt30KHTbVMUEsdbIrsxzfqAyURTVgGRO6N0GrxAE7c61G4IjcZY zWJh6DhLwq6PPHcO29slcAyzrOJsmVHa4HFf3nKBOv9WzreOcNwI5/Uv0h126IQN804Lkea0syP0 </text:p>
            <text:p>co7XG/DOD30jZTVn+MK7aJRPaUvi2QnZfM7Y+mwNElp6jhndofHa2P4GUuQ4ysHE20hXYfWCRrwV 17+HqCoEhspPML6PWbSIqzlF1lA68WPdY1GThQGqqshNRfboFvXZmOVmn86lGDtaUDY5xdkJq846 rQTcxYTZYs5mp4vrhxTW4nsOfd9nZit8FK7jYTE2r1fadVq1i/nkpz71a//HT/3UT3/25ZdfGS0W C61+X+DFxz/2Hf1nzvtrce/ir9SardUyU57nWn/nyt6uOL37t37+V//bn/jYj/xM7/gLTyTB6xTJ ecYYqoevY+ZzpjzNSDi0vYJoUNIqrlK17tKnx/2H+7Q6azjpMQt3A1dENP4lttjjYttn/6CiMVPy kxS5EiwPRmSDdbrdNRrHYmtDs6rwAosbCpJzV9BrAcJtsSKgqqfMlg5VWaLSBfM8xC0PkWvniIbn ebI75PK1DsaXuMqQ+5ba67FwnqVfpUR6QtzdpRp0aBwXWadETohOV5h2m42NkLhqYDvG93yqKoXV KarbpdE+8aBHmQfoyS1odynbL5BM92jiNhqJqA2B4yIXh9i8poliGB+jtcFKh1g41PmEdHxMUebI s5zh5kU6nTarSYauagQrrG0RGYWTjSjiFkYVmMoltJ6JOomVVV1p3ewviywVpvg8rvoniWmWn/3d 3zn5C3/hPx1Pp9P6/0MJC/xADfv93h//4x/91me3L/372/XxN8+8nr8ui9Jd393TTf3rWWN/+uP/ 3c+98ulP/vy3pPdPBkbk7BEy33+N1rGlUQGH/efQyiGcTzGVoj45ZuV6dLodsrIh7nsYaahVTFM3 JHmFl4EK15nZkCZxcMdThAhZOgqbXGWYnTIpBUFi6bdq1IaPqxzC3W2W3YBQxgQeiLpgXgbE2RHR E0+x+NznGUxfpndll+zG72HO9UhbV/A6Lbwm58HDfZZHn2NDTbmwJoh9KLWLiRyU6yGaJbguosrx 1iMCdx25s0aetygiF1tognqGnS3JvDbSkZTpCU3j4rc2EWd3SFXEcvMqUipUOsNdjJDZKUZ6ZMOE aNkQxS5F1GOZFqSi5Ox0wmI6QyVdQplzfOMeT2zsMulGBFGO78+RvmbZlFhjbOi6c4mYe8jF3dt3 /09d11lq6+Wv/tInP/VjP/pjD/5QS9h73vZce3P7wtPf/pFv/oF6dfpBmqrvD8/ll9obJ143+KXT SfpLP/4P/tHLn/vKF8bf9pG3R9Hq4cdhf7g8ehN7+zYD6zAbXINoiJmtQGiCqGH5ypssWwGbF5b0 +29jNRujmwlpJyIIFXY6R0hBKwgJ2x20NWyvh+xlC9K5eTw5tMkpmiWedBmoiFpG2HYPxzVYUdDD w0HStLcQkzP8ZknueNjFmGjnHNFGG9Nogqp4PPzRPSXPcnxqnDDEOXiZbqfCtDfQyQZG5NigjWlS lGpRWghaDgQOjWxjRAfT8RBpia1rXCXQoULpMZ6vMTZBORojWmA84ukjqqSLrSy4QF2A1eStPrKs qYozbFFRuT5uYjFNAdQ4bouuKlisIjwnZWnnOMNrlLNHrB7sUe1e4qLjkE2O7v/Glx783ajlf05q 0fzQD/2NWw/u3y/+jTyBf/v7vuu/Pml4T1WnH2mH7qOg2/nlz3zpK59v6vsPUlP+81defkV/4asv WYC/+8Pf03Ld+XefruZUdYTpvIu5VkRJj6Yuiap7zOItjinwZYqtV5jmMgUueeqQtC8S9xKS0T63 XY/QTyl9wVIbWuUD7vlPYyoHk00RsqIhJm4PiSKPTLt4jcI1IFRI1A3QIkTGQ4rSovMSm1YIC6uT jP5Gl7p3DjM/QfgBqYFwcorUNYWX4PXbrDkWm48oqoqgSUFKjGgwVgACx+/SuBKMB9KlcQJkURNE LiK0WGEQeYkUlkYssEGLpikoyhI/XCNKz3DzFTpLwXfRuiSTbTJtUY0mKBrw2zReiNNYSlNTr0YI a/C8CMdxaZoFVkiK45rR2ZioZxl0usimySdHe3/rL/4nP/iPviZT6JOd7M/GtjefEf7kZ7/y1a+8 dOvm7/7m5754ryj+VdnvaO6JqfRZHsc05jz+WkQnnf+iKtPTtDf8KN61y80btzldnnHeD7jc9Vm6 PU5PTjGuizdo4RXHZGVNAzh6QWQzrFgHGTHOc7y8IfEaMjegrhPqVoRd5Bhp6GxYuiF4g4RKddG6 wogAU82oi4zaQjOaIKsMp73OdLnAbyo8KfGFJBY1IgnRYQspIdxc5+zmPq412CLFKA9TZARxAKbC MTlGdqj720hX4tQFIi/QXgJBB1OUKFOgFiMq20M19zFejzBwqI1Ps/0Man4LN11gygCJoULgqQBR 5fjKRyuwTYHAwWqHAh8vtEjhkCQOkykUukdhS/K0Juy3qXEwoi7rqvhnX7MrePDs5e//9GeOpj/+ c3//5uHZWT6ezv7AI+GNat92ZPCQ1ep/zAt9fH4o5N/49U9/aW+Rrn7mp/6HN+793md+wi0y8S5V 4G9u4rUiDoNNnOmYYNMSHu3hNznmXJvuOAXRRdQV1j/CxNsM8ggTu6xMnyr08RtDWs4ILPQ6Lm4Y UIZt/AZ0k+JKh9KR1FlBqA22KWkWc1rXBjRhgn+2j9uKUMrHK3Nk4FM7EWGcEFy8TjHX7Ez3yPOc vDJ4nRixdRkb+sjTQ6SwiPEZuDPyzct41kH5DiKvsZXGcSU6iXFMRbA8wyofsUzxR4cUMqa+9gKs PYUOWqjxA3wCVAVlYWgtTzGex8rUiCLDCkniPLbGJ96ExClwoohu1aHIl8xxKVtruIMr4OTMlsXP n+XLr5kRoy5+23/1K1nZ2OUq/UM7Dd7/5396JBDv1LVdWIt2pBSzPNdxp5MsNtY+3KQ3xE7ykFbX YXj5KW67T7OcpFzfiTHTRyg5xnTbHBUxOpsjnZrVcsZmskXT6+NWAYsgBNcisgrqmp5XUYcxJumQ WYdepZlGESENSnrQlDhGEBkox3v0ggKGT1GcnpAkkjru4uRzfB+kPyQSkkqCdrqYi1089/3IsxOE 66A3zrMsLGqhiY2C+3fJDw5QVERveSf5pbfjRBVyvAQp0HGPxo2R2RRPZVS1xCIwkUNQzliN7lJ1 tiEzeNZjqRVpvcJbrvB8SS0k7bqhUh6NrjFWPKaVRhGONdh0yekK3tJSeCrD3x4SbHbo+9tkX7zx 0l/6B5/6mr3h6mQ8/yM/ZDTLDTD+/fdN3YjxF1/snmst2X3HLuNwk1NzjdlpxXBxxnGnR+fRffRG wm3vEt7dW0AErRTTCyncAjuvsH6CuzYkLyX1dB/XdRBlB11LZk1Gb0sQ9gVxJdEipOgPH9e6Xgvr ztGzFLu1g56voFhAZw1Rp9RC0HEDKjcCx7AqfU4++7u017corl8lXr9Cvkzh5A7O5JTjrGK9mCFm Z1gpiNoRYv9NYjTZpWdQkcXB4JydUfdcAFbJJn5T4uYFxu2ifYdodUpVL/BWh1gRstANvvTo9Ayc eVCv8HSG9iMi7fNgPGe8nFLnS2I3ZTkzNE3Dr01g/cpbeGqjTbC9Ta/TZ3T1ObX2i19gvvzaaGHq 69Fc8OH3P7dzSR/teuuXaIZriCJkOR4QH/0T3O13s5qcof2I5c77ce7eZtOxTGTNSePiZx6JG+OJ PZqtq5jVGD+f4AYubuGCLAl9jdtV+KphYSyxY6ldic4bdOyii5JVmZOJkCRIyKYjsAolXRwpacmc udNCrma8NnNoT+6ilhPu35B4p2/jYuSixZI6TWkmC6KyYLQqUKEiiRRNI6nKCvngDUIhqbbPY10X URqcxZyq30FnoNEoKmhqnCZF0ODYBqSisoJQCPx0yaoqCNIZCMjiNXAN6bLEKTLKBThuh9pmRAEY Z0jR2cVtrxNvX8VLOnRkTvfClW/8n3/kr//st3zfD5h/5wnwt3/kbz7XWZ5dyc4CgsBjrw4Qzj4X B2vc7V4knn2Z5cYTLNOMvn6DpvskkVySrErqMiTtXsOiQAS4xmLnC2SsCN0SiaQcdMH18Cgpc4tI NI6UmGaJV3dxoy55fYcogsYLUGUBa+s4dUop2sx1yOHxlNPlitHhDEefUjUlxyvNTn6Pmdd7rO45 ISYt0U4CUiFzATQsC49zOy6rxtK6/waR0GRr12g6mziUWFehogqMg2gMpZL4QUC1KjFlxbJyMEIS U6HqErOYgu+Q+gNcK4myMY0uaNB4SQclS8pljziQ5PFF1uIBu2GCbzTN6SGyrwjr6Z+IbOEC5b/T BPjEJz7R27nwzJ+ZTx4SOBIjJ/TzAuwBk7V34ipLuX6BQia0997A232GcbbDLi+RFxpV1/huHyNi TCmwQQhSILBU1qEIAmylKCZLnPU2ieyg8HGlQDglRT6nshKkgHYLIQzWC1BehNAN9Srl5qmimp4y yaf0qn0WUnA6MY9FExmjhUBZF11VLKUlL09pdI+WaJiflbSChAPToj+ERRgSnx2iVJumdQlZNzSF RjYZwhhEVRMWK2RZUxY5ur9OoRWRkvgWFkbQdyp0NET5inixQJQ5rq3JFnNwLBQlXkvQ71+gdtqk hYtuDCE5oS9JVyXN6Jh8evZvY3TsH3z90F/7q+v/xX/2Az8ZJdE3G1eSGdBNSCLPcBdt7uYK3/Uo Ip9uXVNeeAurZYF3+3dYe2abyYZlmZ4hxhPkVoB2uujyPNLeRk9LmqEHqYbjKd65COsJHKFx5yk6 iEmEokiPsWUNjsYPYmxVYD2P2omZ5StODkpefTTm0lrK0HHxXY/XpyV3p2MepQUHkwHtOKPjJGRk lFHNbKWQ+oRLvS5brQCnSclGDU20iW08hJ3TFrfwvBrr9XFtihASlEsZRviLU9zDu1ALbFYQDs8R uOAuczpNTr6xi+tGeKsZRZk/Hn+XNjCfM5QJTSfEJJt0Bwkqlxw2FfWqJkhj3K5CC1gdzlgdzv7t JoAA+v0u3/rRj/h/50d/7E+pUP1l68t3SKSKrE+uQorSox5s4F34AE8Ge4zHIXGWYbu7HFqX+PV/ QadzRPlIY1t96PeZZgecK1usOuvosEUabxAu7yPOKmyucWJFv98nbSyr0jDVM3aCHPpbBE6NVBlF WxJEMXuPjkmMJp2l5NMGPT3jipqzN0o5NQ1q1fDaoxNslWPLnBczS7kUbFaW89LQrX0WXahLTbfM uNLfpsHnzq1jjnOXvrLk54b8v8y96e+mWXrf9TnLvT/781tr6+rq7uluz4zHM7YH22PHTryCx/H2 AgUsHJOAjaU4sgSJQBEQDFJ4FaQQIRbHAQUTQE5AERMrdvAOk7E9q7t7erq7uqqr6rc++3PvZ+PF b16QRSiIGezrXzjf+5zrvq7vcr8550BK/HMjVCZveoLgCES4IGmyKcUsosxO6DQEH6idJj48pTcd dtlTVCs602CF5PL8HAg8fzJmORywiwu2mafoSpTyNC6wrlfcSY8IA4VqztDls/9/AfAtH/3I7O/9 nZ+/Ewv//Wp0/Be8ZCyVxOIwIpAPZnSuh7TBDFLs1ZrSP2KkE+osZtxsOf7AAG0+RrNbUT5dsG80 5fKaYvQSWpRESpLNDzCLZ0TOwjDCHeZcX20Yxw4hoCsyAi2ds5QuwjUJAc+iXLPqFA+3EW88eZen 777JJmzZetiVW7IkYZ7C8+OEV4sBszzmjW1LLi2nacLB6S18HPHkrRVds+DWeMBctXSmZTgWJGZB iCz7Tc7bdY4PSw7n57jiffRpjirX5PsnUCjc/BVWVjMUDZHzdD4hmo2g6UmsRNsNcjAkqiTtfk9R nVMOMkbP3WG567mdgE0POR8akvWGhTtkte8oDjwHvUJMD5lsw1cfAC/dvydeevUDLyWRHP/Vn/t3 /pSP8m/plf5oEil0kDjhCD6A1Kh0SBocbb2mXZ7xzhPBeLvF5WPa7TXJ7pyTF57jnXfPeLycMRA1 7DZU7z1h9+CYWTFBdg4dR3SDHFbrG3vYncU2Pe2DGYXpGauMbRMzCoZWSUxdk9Z7DrTj2uT86idf 5+LqTYZFj5YNr6Rj/oUPfIg4H2GDYFAMGRcxcVbwwXKFFCWTo+fx83vUpLzv695CXb1LmqRc7x26 qpgf12hVMBpnaAKrxmO7mu7tN8mCpHvpG0jcFmKPG59AlDC6XtKYFhUN0FIRu5ZO7QmtJ8k0vQ24 AHsXMxCe4fwWO6/R3pFrhReCvY+5x469VQxFBlWHSSC9+8KzUKb+qwIAKSX/8o//2Swqht/+0VvH L3/H9/yxPzY5mNzJhvHXRckwQiXESkIAYyGVAhsCiZZYLdmXgsvFHrl+D9kZfBxQj98gHqSsrKRa 7rHGkhzfZtPBkTxn2i2gWeAYEumI6PCIYHuEM4imw49G1BV0e4NO1uiiIz26yyRXrPsNorO4wS3G 455vn2+YvHrIcTqgrR3p6QO65BSrU5TwREFgfYnd14REIcQxGzeBbU0QPe2ugeI2ot8ReksvYk5O Zihhmd6+hcnmTE1PU5fEXYlcXCJP96BzXD7BtwLRtggb8GJI7j1WBHzdQuhRSYxY9bS2xZmOfHlN k46Y5gVnnSOf5nghGCWethizj4cMTAk+wquIq96RXqz+7n/9id+xXxUA/Myf/Xff980/9L0fuT8S /+FclCfHd3RcliUAACAASURBVA+zaHQYiUihgsRb6HuH1CAVuCBojaOV0LuYs8ry7muf5t5uQTIf ofDMdAcnt2j2Pb4x6EKz6wPVOjDODm4aGyOI6nOSNMbEE3S4RDYNHOSEOCK/uqCYpdhYIbMZQgd8 mpHNpojpiEpb0mHKt373tzA/HNO2JdXFkmpwC2FjLp8sMPuSQkYMJoKm8VwZyUiWRLs38Cojyxx5 27DNn6N3O2S1JUkFYnSLXBhsMcGd3EfoQOQlev0M0e6IXIuNcigNSnWICEgEUd8iiNDegHPoOqBH 0DYVfV/RE+OaJcPBIS7PWCwNvUsY7HdMb+eMZwOoDzh/doaVOUmWs21L6qp+92/98j8MX1EA/Jt/ 7mfTj37H9/7ISSd/8tCev/Tyyb2T/OgDqPzgxtjQQ+0M3gYaaxmICCEEvemou5YkThC6wF2tiZ9e YR6ccjCRmP0ek2d4oYkQDGYjttee67bCbWvCPOa6HCHVCqv2BDsm8g5vesQ0IXSG5PqS9CjGTUZU m4bExTSRpl6VHB7dpmtK+k4haTG377PPhqRHQ5L5BUP7NovqmPOHV1SLZ5gkAzPG9aDSKWUeEzqL Dj1dHTjIA9n6Ka3rQcV0wwkD4YmiCN84vJaEOAID5u7zqFBCp5B9iXAGZISrI1TiSGWEMzHS1Xht UZlChTXOtmyaHmMrVr3keQfoBFddU14uMSplOIjIDwTJrTH9pmaceaIMYq/oJs9/ZSxipFRMZnP5 8R/40cGf/rGf+kvt6tlP3blH8eDlbxWimEFQeG9pnEV48D7QOYPzgk3dM1KBVgRGwwRjJb3rsO6S E90x2F/CB7+W/PMLVrHGCcUajWWGb95iH1KU7qlsIL7u6fWSo1ghdUAXc8ThAtfsULUhO045Lw4Z G4cTLUW7pFvOqfodcTrAH4/IOo1w0I+GNFVHs26w5Zoim1CuG1bGMtfQu5aykkTes+oatovAvTxH iY512zO4XeC9YLWHKBqR7Xr2YcX4xVv4eY6zmk4UxFGPaHv6/BC1v0CqEp+MEAFU0mHqDKkdKrKE ICBSBOcIK0MtHTJNyVYlJ0PF5O6UOoFspqj0kMZ5thUMF5axlrhEkMQKTcoDacKz9dOviEuQ/o7v +777/8bP/pUHc+t/Irt+9MO3jnR+8PKHIBtjXI90gUAgQtELhzUegaC1PdY5ikFOLDxd7xBCIIOk NXsaLdDrFexq2kFEfbFjnHoeriz22QXj1FFUHiNHWB9YtppoXeKGc1zk2dmO2eQ+dK9BkdxIqp5d 0sWC4jhiEY04cJauM6wvH5ONvwHpDKQJs6AwUlOGa4I0WDWgC1vspqOSI0yu0SGQSEu1aShFTJwZ sjzD7WMuV4KTA3hwSxKlErzGdD3eC7zUaFsSuR2hjQGJbnaEOCakc0TnCaYFrYmzGh80SrW4tkc3 PUpW1EqSZinQ0bhAMhpQ5Tl9o5ipIY9dxb7zDKOacqtITyKiWDCME5CWdTCLX3r3yZtfEY+gv/Hf /s1fcKvNjx3p5jtvPziIpi+8hI8SpAGhwYeACe4m1wZYdTVlU6MxtELQBcs4GtK6wDASCOmoWsH6 079KVO0Y5AVGKTJ6jNJEQbNcXpJMb1E6j/YtioZt6LgvY3bNHqk0Wa5QWiAJtMUE3e6JrGEwVEQ+ 0EcJqYahMgyFg/QAOxrhY0WQOb7b07tAdb0lsYZBWmB9iW57RkJzu4iY5YFT6bg1GXCUGAppyIqU QR6RFz0hCLIsQWmJjjU6zrBpSjQsECogpUP0PTK2+Ci/afxcj8osPsTorMXJFGE78AJhW0TbIdoS qYdsm56q2pMUMT7ciF/2ImG7bfGmZ6A68ijDSkEiUsYnU5zSlHX3Bz/+V/77v9oa+/85M0Bn6/ZP PnguF5OTI6L5CUpqIuFvMvHwGO8xBtZ1gzUd27ZBCIlRmoBCWAg4QvBonWBt4NbtE65ffpXmH/0m S+HInKQgJXSSw9mY34kiwuKGUhWLPVebnvOwZjaY4LyCviWrW9g/Y3D3a+mefZEoTpCTiF4GYjlg 0JfsrCDXGZEO+M0GwwDtFjTB4dQQhWM68gg0k0nM6YMRu6Zh2tWQz0iDYZkccpLW1CGl7SpSuUNm N0JS5SRt2SC1xBhHfDQg7QyUO1xeIIxBZBo3OIJdixA3kjFvFcIbcBLZt4TGIkKPSBpqV5BWjiud 05krtLakMqNPNK61XFnL0oMOHkTCJBN4b5kdzjHDIX0dUG7xFXIKBv3qh98nitkUpyQhgPAOpSU7 YymUpO8du7pk7XpyGZEkCUoKYh0I1mKQ9KYHZ1jWAR8cDsHwlW9k+5nfwy+2yMMT8AYZGoTZUmRD wvICBhP2jeCqbxnmGbXpSZIpm6s1hamx0ylFuyWOBL3ICYOCvl4z0gZ3XeKFgtzS35qBb4nWb+Ks IKKDrCYbQjqZUbmIVgZiCg7nsxuCZxLTcEK0KHHJgCSTJH6O7yzxYISMPIWKkb4DI6jKGlWvCWEC qQFtQUm8KlDlNc7lCG5SwpTr8DrDNBlK1HidINs1OE1UJPhtRGj3tH0gIcNJhVAdQQ94LtpTFoKz SmONIssjXOewRYoenxBig1w+hPAVMoocHB9Rtj1d26HxOCGRnWCQKa62PaumJ9WKWTZACEUIHqUk wVpq07L3FaM4IwgI/Y6mDZQeRrfusbt1zPK9x+RaYaYpfmU5HTpmgyFP0yvK60eMleTFWPD8fMpC eGoihvMYYRvkzlH7L6EntxDtEtlUeKdx9OSHJ9TXZ4T5MTIaIbwjngZc5aDXJNYhjaJPY7xx7PYO 1Qrk0YxSJ8y8IU4l2SzQmglT6RDaY3xE7gNhYql9RBQsSRcY3HsFv3kC1Q5pcwgCmQpcYwheIEOP NAu8GiCyAq0MrbmRnQuhCHIAQdHaLTaLydcLRNgjBwPkKx+i32wYNk8ZTVPKKmUd1kyTGTJ41Okp 2cEMmR6gL76EJwfxj98BP/1nfjL76CtTdbYcqPt++7Hu9P1/upBNm6satw1sds+Y50c0x7dwIkK2 LdVmid7XLTYEhml0Ix0SARkizjZ7TFmTpJpORXjn0f2OnQclFEUQqFgxsCmZUgTviNMBQpZsdiUj sUe/8iL7h+/QLM5APM84kZTbHR9IU3ykeeH+MbfvTujbwHq/xTdj1rYkkTlC9VSzhHS7RRcNIj2A bsckz6n3Gw6nGtqUoDzbbclkKHFlSlZE9O0amY7wvqdarWj3LVJoonqH8TGZsFRxxkS2NHnBXAhU mhOcRCOxIgWliIJHeoPLLDYew+SIaPEIsb1GlTX2+D46NYjtFdQWJgky6QguwVmB8hVCa/ANdB7Z rpFeYeWGxArkcIqUA0J8QHJ6RPbgBaSy3I2/RJYIThOJLsbY2QFlfIvpdsl2e0HpLB5QSqnv/8Zv u/fnf+iPv+Sz+N9T+9VHBtHeHy2eRJm4zqJEELTk8HCOOpJYNmQDzXkX04ct9+54tACGSXwTdiQE IsD5vmHbOZIEImXBGWoPgyCQ+sZkEQkGgwB2pifWGikDgzjitMhYmxH58XNUJ/fpFwvicUclLMNh wvHdAd81fJlENpgk47IWNGsYDhPurvdsNg19EVO4HgGUbeAoAZ+ltJ1D4GnkmOJQUlUetbwgZEcE DP1GYwdzjO+RIUWVK0TTsS/XRAIy0TM6nJIPNUIek88OCKMcYwLBBoTrcC6FEJCuIbgaK5IbfkC/ xg8zRHYL0dYou0U2HrHeE/Icl+YQF4Q+IKRCmdXNTR0EwltEHOFXNQWWRkqk7QjNiqzd4o8fUOcJ dIbD44ZhiDhfLxjkI/p4Tlqvubp6j7bvcLEq3v/SBz48Fnb4wx/50J/rH7319bTXs7EqOHrpiPgw Rk7v0qo5Ph76dTEJXk98XbdPWGyXqrsQ2u4o57fQSkl2rSGKwAXHetfQNI4ikTgp6L0A09N1jjyf kCuLdZKq80TaIYJES4EEgvNIXSDQuKRlqie8OT5BXF4x79aMj26ju5baOfKZZu+G6BAjWdH5jlMg nmTke09tPHZ3CYMMZW4YsUJL+mhC7Lastg0nI4nMLPZ4jpMJPTFZKPFriU4d0WgAgzFGFuRmQTGI CemIOo4RSUE8vQunD/DRBLoabxuUdAQ5wHQVut8iuxofJDLTiMvmhjuYpKhxA12P6z3ycELQCoQi eAFSgrcEoaAzyK7DDwJhL+k7gdWC3oCqHYMiRuiASzSR6xDB0PSKkCmOoyPcyQlaRNj9Guk8A6l4 1MUv/uUf+RP/5djvE7l/8zmtIvoX71AcvEh3/DKuvGpEFG9SXXS2lf+HaHarSKzsxUX4jf/xV37/ 9UN1JTKzQkymaOMgUYKqc1Rdg/UGqTVWduChNxLlYyaRx9qKQmmMNyQyxgdFr28GRNZbnFRENlD3 HboDqwecHI24fjehWS/Ibj/AW8ucA5qiJ6pSRN8xG8esEkelAvpwjss9A9PQ64xARxlPENU52cEJ 41ThxBDdLthUUwbjjFT2eOsQWYZQCt3v0DpHCUXjLInwMDugL6/QWUqUTODgBezsLnE+J01HGB1h uhgZp0gV45VGFUO863H1HkSDl/mN05kIeBJELJFRT4gyhAqIWN84qccScMg8xjtHsBLvE7ytGEU1 r+0gurpiOD+k/+Y/js+OiE2NDg2dT5FaI4cHJIMZTTwiWz3B48B53lgb6oun6Qdfsu9buwfo6FXC nfuE0eQzYnt1fXL9mLeXl1/6+U/82m8kWdp3nfyUEGYtJeLZqja//MlP/2MLJC2CxxFo+57WWoQ0 xMqwQ5EESaQEKtHMk4ids+RCI3RKbwzKeRor2MsOLRQuWDIhkQIICYmK+cirdzgrK5o3PsXq7D3u T3Pa4ZCwb0lcj0sjEqsxnWVZwZ2ZZXrrBfa7PbYMROXboNdsjUZXK4IdImVMns0wSlLXChllmK6i syuIUyJlaLZbhn2GUoI+7NDZDPqMTGuSk3uE8RFCJ9jeIeUeFTucE+ANXV8hfKBsehJpSfZLcB0y ttBZVGzxRuGRSOXwakiUt9hOImyJCAFZRIQOhBQgHaosaaqOfTbgntrRJZaOwDvJ84jJPd7/6Dfx sUJ4hx6M8WqObxuyi7fYy5qwWvNw1fG53/t9Pnb/iOTlj7tTmnb37OI3Qr/57f/uf/61T/3uZz7/ JBOClel3v/fWk38uE2G9sZK63hAIuB46lXEvcSjtcSqmNYG+D2ylJY4Um95gZUB4i/eeJMSEYCh0 QgiWICVtrFkhqZ2kuwwk6QAzOESvd3RHI/y2BCtQWQ9oEhTbbII+9xRNT6MlZRWQwSEP7pDvntLN DlmjmcmI3uypk0OK6pq+71DDETLLGZolpl5gYk2MZNVlZOMRV+fXZNGSJIoJyZyoOEC4iL4qiQcB a2OESEHfjGrNokSLPVm1RdEgjcELjT8+RFxeE2KJJ0FVWzwxMvLYnQdXoqIS2RiEV1hGBFMTRImX GVFwxI1GyEBvPc3inNFv/RL1ZI6+c8w2uUO2W9BlBbbbwvUZ1guUdKzOryjXG77pVhROX0rfGd3O /pqb3vutT7zxcPGX/9P/ZrncN33d9f+vx8P6rFqgCHgnyKRiXhRs+vYm3NAKMmeJ0kClAqlp8CGm 7w3SeeLYE0SENBJVaPra0AFmXeE2Gz77uc/z+X/4u3zL+we8PBpglpc8Pe85La6JRgUb6xn2DSpP OLl1yOPztxnUAw4mz7g8vos9f8wiHHB8b0zY7XHXC+RUYtMBc7cimh3SLi8RUYrQE/pqjRjcJxc1 m+UCzSUJnsPDMXG35WnIiVcr1MPHDMdTlC5Q5bu4+ADpwYiYXg/JZUNvApGtkVri0TDKENcrhAuE ziPtHuEahAJCTkgiRFlhuxw1zXBVQEWOQILrwGlo00DSrnhnUSI6UMMJh/1T9pePWGd/gnG+oYkH 2KomK88otUWXPaY2PHSpH/Xnvz/57u/+lR/8j/7Wf/G5P/+Lz74ic4Chu9luTYsIKbIvL3M6NgYK uUcJDUIRI2lkSuJanFRIL4lMoI4goaNsFLUH23cMfcNZcNSP3uPD9zRZnhNN59RXF8jrd9m/eEpc NcSpgNkhOysY+QVt6Hh6tmQ2fwGfZNQqZrZ+nU19jEhjEuVp9j2D4XPst49IooYwOCJut+gkQhZz 9q5j3/Y3OUZCIUkYjweEvSY6v+Iw6SmWlkgeI0cHtF2OSjzBKVAtcb2hmd5n1LwJ3Q7R3WSFh02L UAGlWoJS+NYiYklPjmoN2i/xXiDjGN/24AOhKqGt8caj9xYVBIvOsFtdMypG+ESyiobIfsv66jGq WqFOD6l6wfaixJiKcldxeXlNtXjy1pdM+R//D3/xP/vE5x6uvkJxEaC9UOACvQcTOlzfMlQWIXOk AoICH3DOEpzGIkBBlMRgeyICQmdoKVFND31PN5zyzu+/BeVTJnem6OmQ92TB/PAu8vptjFPEwzGL YFmfNewWa9q33mb3pWu6ByC7PbE6Ynp4yqKqGbQV8XRMr2e4vmfYbbiKjphUOwpd0TrNGIMpV7ig GORTwp1jjHPYSLLYJYxkwXw+o2+XxKbHrEuCKui9ZVzviSJ1M2ZVBl834JaYEIiFgWCRXXVjJRc8 GEWQAmk8tlsSxw5vA4gUvAfTIoVBhD1sA1p0eKfwrmVzvcdW8NbllzDxlG1xwO3piJPDBddmS9Vu WTeKi6srClsj1meMzbL57Cr6X3/ulz/z9/gKl46kII4MPmikCySpxIYBSji6TiED9EKQ4qlVS6Ey LJ4uGERw9H0gaEloPDJ40ixh0VsefvoNJsqTjCa0jFlvS646mG41dx9d4V4pWHQtD5/tseNDZh+Q dE/OWTY7RvsV0emrVOKQQrxJlGaM2yW1k1QWqs4yjDyZtZjOgC4wvcfLhCQaoUQMgEmGiHZL47eo qCUdH9CHQG0FWdsSnz8kERKKjD4G2UlkURA3a0SU4WWExdMHyGWP6GtsUyOzCbXpQIFXMW67QUUJ JAZBhygdJA6vIpStkXicCKwsVNcr2qu3eHpuWLBird/l7PSQl9a3uLIJd4dLAoLLzYa763e5PXQP C2f+p7//xfJv8lUoXcsIZR3GG9AKITR1ZZmPHDrO6Ht3o2wRFcJIRDAEoW8kziFCV1v0KGOYxRg9 pG57pOv48GHDL71u+d39gjuDLXnWkncV1aqk5pypkxSDhCrJcfkBB4evYu4+pm3Oke2GUFeI/pr5 /BbPlnuC6BgO9E0eYXLIne6MJr1FqK+JY0UdzdChRImMrq9pXU3EHt96xH6H6/bsphvGCWQRaNXR G8XFHg5u96RRAqnCC4stNUMliFSLTQ2pkOzKHano0RvBrrLEaUBlGq1zZFKAt4hyfbNEUzHIlNat KSYTRLUCKymXFV3bE7Pl9OCEtLU8O7/gbL0mrC/ea7aRb6aROxxP/oEW/MruahE/r+z1v/Xbm89+ ZtmsvyoAUM5ipMQiib3AdApjLd4mN/viVNDUHXGsKBSUqUZZSFrBwNd0eURAUoaE0DjKtkXImm/6 wR/kU2++w6Pf+d+ZfuvXczh8kcmLD2jiX+dg3/DpL3yGXuWM753SOYnZrSjPNzztVrww3zCqLpnM DsmTCQdhQ2livO/o8kMmeJbRHaJkwlzt6eIR290lo/yIzpSEZks2nuMX5/S7Gl/11NUOf7ajkTGz WUIqa+xVByHmajemyA/pvkwJc22ETXt8gFbmHPcX7GrLuVQMRxFRcURMRC0Mw/oazQAfK3w+RyCx doW2KVlUEGyLcxF7GVGZZ4x315wlJ8zn04vnx+WvA81iO85//jPPfm7dmQUClJR1EKIWzono8yEs Wu/5KpUexCk6AtNJ6q6icRWpFqyajkEaIQTMc0lLzJ6GduVJ/I4kiWiVJVYDlE5vegHlOCxSOp/R 95Z/9S/8RcI7z9g+ueRalew7i88E/fwWOIG7viZavkF69hmWB3eYiS/x1vaUdR/Iqx0R8N7gRZw+ JJE9TW0YqJIwGNFtG7K4ZWtSug4m6QjbVbhmh+hrxFbiXQe5YBoL9kRkTiPtks16hHGCtFEo5Vi/ eY2t32aYOtq0oJenSLUmRCmz8YSHfY800FY1/oU7RN2OtRSIfEwG+NBzMIkYxJom6dmbjKjbE48U +TCidLDc91CVKNGwWob6dBD9V//5Z5/9J7/4OysDq3/iWP5vPZ7hq1q6Ey3WFEBLIgWzQYFAUFmL 8eHGajw4nl1tcH3Pc1FHMihI8wFOS2KlGScJWMvWdHjTksUpbppz9vaQ5dkGmgviLIdySVspXts2 5K98lPmtK1avv85cnqGual4aD+nzIZEKiLpmHwtGiaVpIR3OyGgIIuDKhsxt6KoheZIzjgJBJ/hm R2wEiTB0OsHIAnyLHU0Qaoe0GfV2CrUDX/OobjgtWjyKSdzjbcBtOszgjDQZE1tBu11hidFacnyq 2WcJSmxRLmb/Xs0mMiQiRjUxz3xGMkpxShDwxN5TOEdlBO2mIq8tFzbidHrQn1f1o1/8nYuv8vH+ 8xBCVEzfW4Ts8ZG+ce4QgiAc3kvKvmN5viNcLrg7t4wPDzDphCiKGEYKKzx175A20DtuBiou8NZb F7zzS3+DIumYPvcCbW8IVITxmH0TM3KafH5MOb1ElAtemc6IDj+A6KF6b0E0WuPCgLJqiPMhncwJ kwe4rmMyj3FXDyEeUreWWdZSrS7JBiPCdIzd7OkthLpEBFiUngTPbpDj4xiaNVJqDkYJ3liKJMKJ I4xOSaMN1U6TjSK8rUjwZLePcJNTNr0lVwGZzWlaRxTtmfmOSgRWzxboROPqKVZKjOvoa0U+lHSt w1xeYHZPWGw173/Zsk8eAL/LHzoAKhOwweINBO/xPiC1QxhB5QP1pkRdnXM4NExP79JlRwziGC0F ZWfwwZMmEW1wBO+JpObpds/5a79PGhYcvvghjB+wXj2irTt87zFVRx89ZdmkdE1FluXIIrB2HdIW bKqSrR3RPVsxXJT083tExYZrURCriK4OJNEAv1vQ+4iWChks9Fuk2LEJCbLa4UOEjCQ+gl16m0F3 gYtTYp2h5E0o5DbNmNCgignTaEcccm6fzsmiPXp8hDo8YCOHSOOR02O0UNTtCh079GmGdCXdo4pM GOLJlE3VITtBKQyJd/SMifdr6q5Et5ZUdjwsE87rBX8USou2RUkQWoCXpMFRd7AqDd3ZNWNtmZ8O iWfHTA6PsD4gpGdTd2QygIgYRDEL02K9ZLU3vP34iuVbv8308IgyzmifXGH7isT3rLxlv72kXSzp 9zdeuUcfOaYnwS3PcIO7+FHPm1ePOSh6vCm4W5cspUbLmKFyuKBp5nOG63PUYEC9E5hhTl7vSHSg 07fJuitaXZBm7oY/2O/J9w22D9gAnhQd1Rxqj//yb29vFUJPyWPJcFRQ5RO2l4Y0uobphHr1DJXG FM7hBgNsGLJua/JcMJje5uxyT6iu2cmCdnxIOolIqw1tvWM6HyN0x9bv+YO3tpj0/I8GAHzoiVRC JBUh9vQoNtcVu+oJ99Ka6O6LHIwPGGUj+</text:p>
            <text:p>HIqRRcswzS+IU36hEW55Wy1pvOWbidpXv80o8YgXzyk vzBU3ZLpEJwc8OabW5689ojjeUvbKO7GFbPbd2jXPV1Zci96zDMf84W3r/j4K4quuMdVMMgehqrB m8Auy8gvHrOPIkoypnIPIgahsc7QdTsSnZG1NVHZMGst3gsu44hp36MUxErSofHeoSUQOqIIlL/C De6waVN2y4ojcU3IR1z3OUfjjkhadsMj8Blmc8FMCBpXsrosGGhJ8cKHMNcb9L5lO24J2xVylFJW HmUEXX/OsT+gym4LePJH4AYQltpofB/Y7Qybq4pRu+SV0RU8+DDjyS3yKKLrWzofyKLkywSHQCyg NDvOL58irUcnsHh7wfrx64xO78LwmH7zHkfTHEVMtShZvv6Qq82S8wq+9rbmm77zmzHPfQfP3vq7 HMmE2kesV29xmMY8u8q5PX+KjCRFcsBVLGE4R8QRKTc2xxPfonUg3i25SOY0reIg1LRxCmlMHwRp XSGtIw+ORHuCDfRWABrtLbrf0KQ5Vim0jliVPVkaE81zdvOXiYzllvDESlB2UG2ekllDMZ/gkBRZ SqUd2eQ2y14zjBVd7divarajUw7nQwZmx/Vr7/G59ZRvPB3E8dH77p0cvBNdLK7/UBtBHVRG8IL9 rqZ76ymTqGJ4MiU6/gjZ9DbCwXK3RzrDYDC4eTtdwAcou4Z9VZONhpg+4u2nF1yffZY4M6jDGaqF XBqshrqsaJ69y2lY8D3fVnB8+5sYvfyA9cF9dm9+kYHt8YOW95YCv9lxcpCz7zfskgPmqaA4HOHV gLJXKOdAB0qfk4ieSMB1NMBIzXzYY3zG0HhaL2m9wuc5SeRINw0BCEoQnMAHS4gynAwIwPqEfnhI 1FkGSYSTHlqLxLNTGQMj8W3LQTGizibYsEZ1lnR6QAiO1fUe6xyx6BmMPYfiCCUypIwQ42PksODe RNCHkL/0/qMf/VH58b//13/hFz71hwoAi8QaQX+5JWfN6NYUfXyP4fwQgaW2jiRSNx2uh9oYWh+o 2xbX9wgtsSKiNpbVu28Tlu+i0xwXMtqyRjUtTmZUJqe/eMS3vmj44I//LF3+Embn2Lz3BeaXn2Ga D+hSzafPat7eC5xeEdU9/4tP+dHJgHuFxgwLQhLIu4Z3d5ZUGOpg0Ac5fasYdCUiU3hnCd5SmYJc aIrUcxlyDmSLRRErSNJAt1e4vuHLfCZ806CjDBcigukJISZ1Wzqd4vuGOJOIOy/S9TG4iqLvEMFy 1cXUJYh2TxxntOmQYTJhbBTFfELwDSQZWTTgxZOIs9KyFN0Lp/fu/tsf/7bv/NvvPn74GycvfeAH pLBZUTXkfkkZWibRAHX3a9Rrn/zNT3zq0ZOHXxUAuC7wdFGRbi5IxxFy/hyTfIx3jn3TECtNJKOb +KFI1rR0pgAAElhJREFUYoNkVVWIviVRmt55Oucp64boS59HbZaYW7fRTcLSvIcJMaO9R77zeT54 mPD893yc68FHGRUCQseBXeK0hCB4ZoY8vn6Ea2tWF4EH45bLiwveaOHWLcso95gw4arVmKanjQxa R2w2LYWEeDxENy2dizFRRS4MJDM673BtgBBwjccIcJEgOBCqAG74DXFkaU3FIB6gnIGioBEJsfBM dU83OmUpclS9JHUL6ixit4+pOkORBJST1EGStD2SiMGdoxs3UwNqECOjjMR3PHe7p+xU9tzB0Q/k H3rhGz4p5WtHtwbfeKezyf3nM4RVnLeOSXaAfPED4ui917/+U4+e/MRXBQDLp+8x3G+4U1Skd16h mByQxjFVb4hUTBbfCEAiJJXpWex6+q4k04o+9NTW4nxKtV2xu3pEMR4RsjH7dkt9sSLdLdDdu7x6 T/Hcd/1rVAffQHa9RMkx0e4K3/dURqMJ/G+/8X8irpZMguWFbILrFYtqQ3w/52J3xrC/B6slAx2Y 3Rrw+LKj6A0mJESqxekj8rRGyBGi60iUpvOO6NmSk1QgWo9UAuE8KAU6ARsIAaSSKOkwrUelATfI MJ3FBcX4pGAbHbJYNQwuP4ucT4kmU64Xe4pyy3w+obSS3a4hSRvmUU8Yfw2+C6hoi0zHKCvw9Y5t e84de8IXnjylr2aJmB7dTw+4v198llhGqFFClMe0a89nrh7z0rr/0ofy7o2v1hOgfuLbXvgPXn7/ K4gXXuXW6X2KKKN3lkEcI6RGaSjiiN4HHi82hL5H6BtKeCQinO8pRMvu7JL+t36V6LkXyacnPFwv Ca99luPlp3n5g1PmH/sZriYvMWg3jMSKpU9Rq7fQ1uOrNZ/7vTf51S8+oUgDw+BJPUh6bHHAiJg0 tNjdgjqMmA8nrJpAaAwTaekixTAY1kEjfGAoVtThEFWusFFACE88glUNw4mizzTOemTnUZOIVHlc H4hDQzErKPLAct1zGPXISLPfeTY9HGUNutCU2QF22TDYrEmPDzmLIto3n5IME2YTgZ6fkgxmJGOP MUOKoqY3lnD2NnXleN1M+LWzHZt+i3n3ivc1V8i6Yxd5To9OUcWc/e7aH3eLt60ofvhnfuV3P2FD +Kf2AVLAIIlVFMdxKoT6qY9968HL/+Kfufv2H3xyK3UUgSAE//+oINHPv/o17GcvMC0KbBDsTUsc JNu2wTmYDzPK1vDeeokThtmgoA/QYxBSEemcIGtqlRFGQ/ZRRN/3dG99nhfr13n+O17l9Lt+mnZ4 zAmaOsxwZc707BHtpsFcPOPy6TN+9b2nZCIh7nuCSHgkLC/cWDAi8xc5PUlo+pKrZ+8waGt0PGOS NjSqQPmaWAJK4NqernVU4ZI8syS+xSYRVwyYRkuqWGM6h5SeqNBo4UlSC7FDDieoSLBoFfeHV3TT O9gArndQxGg8ayWRy0sS7/C3j3hjuae+XHM/FczSQJ4MEHmGjGpEGDFUK2wvSLKcfDjj+mrP3/mX vo9B2RKu15y3W54/e52v1xO2tePX37li2z6x/8odPvNzr13+6//o7O1/5tcvhZAfPTl94U99w/u+ pjq4++ro4UPTye2331o//Nj7/uSP/Puv9XLw1hdf+8LF4y986qKzq38WgAB0efghZlqQSkFvDbGC yhq8c0yznKoyXJV7Ii1JVYFxnr4PIA0Nhto5EjRxL9lqSfb0MXW6Ynb2GR58+A73v/en4fgVQl1S Jxn0mnjYU/WXqPWaZrPmt87XnHeWD8aG58ZDWh/xblPxuKnZNTvuPK+QTrBaOdg+pkr2ZLMHxO6Q LI9ZKcHVzqPWV4iswBDIBppFoxi3NUZFlLHg2Hi6siOLBEmRYlPFWDSswgAiiXWWtG7IBylP6mN8 I0E6okgirONsU5EPE/I4QWWKh2VDv1hyOk84unNKohxSZvjgSfoImzgsKUmksVLS+56Hxy/z5Pac H7m84K13GuzxIa074np1zlIO6HcbN9hefvKNRvylRW2++E8e2Nd+3TfoYZzP4uXVx37o3t2fvCeu Xhql+vn+AwVt3LDv3uVanf61V5/teN+4+aJ/afwPfmVbfGpfb//2a4vNPwUCfXA8JnUO2/dIpWjs jSA0i2KWbcu+bgl9hwsZwSiCbzAmoKSB4BkqQac1wjr6KnCHJyRnW+av3OLB9/8Y7vRVhBfoKKXz liiOSS8vWW+eofqed/c1b7+35Wu85rtPcgbFgN++rkhc4CgVvCcGbHZ7TrQn688wwjMYF8STIaGz uLpHI2m8JDMWJVsWqea+aamMIGholefuaokZpowKSSIMepjiM2jfaxDCImwgsoaQBaraE6zFmYbg A15IhN0j8gqdv0weBRonUPs1t+Yps6OMkQ78X22dy69d51nGf+v7vnXba699PefYjn3iHNuJY4dc FatNoI1IChKliqpKHSCBOoQBipjAADFmjMSgEhIT5ihIjGhFWkKURDTYCQkJjq9xzn3vs+97Xb71 XRg4ikjF//B738HzPu/zVCrHiQDSGhtkNFKjshgXBQR1iREWlOZbhzOMTGlJ2Lj+AS7STIzCjKf2 WjB5/8357C//+fP1uwf6m1P7+LPPxH/0x2/8OH6w+9rgf9753sa2PTvYeRnTP0URR9ySLZb3Jhwd HLO506P9xOaTg/mdx35yUv3h4V4wTJT8u/88PKm/6QhCUnlIVcjKGEIRMIgTpkXDeL7AY0BIUlNj pCBAkGYB2JDYl2ilCH1Mdyh48YUOnWyHJA0In36Z8LGnCGnTFBVaCDI8VRSyPDqkVa0Yz5a8+9kX cDxmZyPiW6dS9NrzITXDFGwcc7rV5mJck3tL0o6o+zus0vO4sk3aiWiqGj2bI8OMWeNpsJB4ikoQ BbBuSYYSRNhnFTnyTkzoLcaA2S+pS8gSTRxa1lHINOliZUOeJhD3aI6PKZYeseHJzzyKN4q6LAlc SN87Njc7hMmQSii810S+IiRijSUMQrQRQIDSHlzKucWE9uE+N6cB3zZzBtGaz5cxt++P+MmV1nsf z/O/+Jcv773//63r7a1z11affvpn7QdvP3fpihZfDl7k0yLmo5u7zGY1qt9BTsfEHcdubTD5Js89 9f3kd/v7yYOfv/NXgejJLI1/+va9/a8hUI2BTpjgBEjjqL3D1prZbE6kLCoMaTSksWNtQcYBsQ8h DBFBiF2uqWPYOPcI8as/htCgh0+gkwE4g3GGUjWo2qBlhJ+vGIeGwLd4MLnFJw/2OR00dFUb72Bi ChZhwKqsMSIlTAwvbOfsb22zPyspm4jOaoGWHR6cHDJsC4ZdT+Y9ppmh7RlsecREbTNUjn6h0b7i 5NGLnC1GVO0+y8oSjx4gvIBhxFTkmGyLXGmyRBJRcKATOrrGbw5oopIkV2TyHHEwYeEi6tGIQWAo 5g0UC7KuQooGJ1NMEeFzTS+ULGUX7AzvIIoEj8eCn9+7i9jdY96OkIM+7djhj5esz1y0/vLFgx9e ei2pPtt77cnF8Q8mUf/mP7z75t90881hbzz60fD631+9+vKO2O8/xc8+HiPKFX6QkfQDRBKTPLKF DXNkMIe64saN+3RfeZyrr2xuPGn/6UcP9PAf3763/7UGrbS2lBKMsTTGgBdM6xKnK4hzXABZKlkL T2RqEhvRmAYdCRpjqVxD1qQM8oyT7DmEnuOtQvoSHSic0fjGYGRE5gpErVF2yUEJH041G6Hgci/G aMVb+5LLLz2PuL/HLK25vrfgld2a3afb7C7g8IsF8WpMeydlMinJRElgNjgxGXEuaCebLEZHDEQb lzkm64YgkZRe0dvdwwwTltM1TNaEQYt0u0s1PsHIAOFXFK0uXalp3JDIFFROE0hPd9BnkEiEKpj7 DtV8wjB3JI0ndAVpaIh8hgtCKldRETF0EcerjEitwDlaeYhUjnW5InFbbNeadw7G7PRirl3dZqs1 5L/2975TuPMftpNN27tQJmfbQXLhxkfNi69eTY62ntlY3/7VG0++/rrY3XyWN395ne75M+xc/B7P bj/Kl7bmrV+9zyI2tI+mIPuoxGL1l/zrjQdkL2wFpx8/+5vu/p0/B974GgAVOpQHK0CKiLouWRQN m4MueIvTYEJLS0aoVGKdowG00VgvSeMMY0pmZUMtBJEPcFYTGImQ0HhFFhu8j6itR/oKKzp4e5/l ZE3fJPz+6Rz6MXeHl1k8/3ucyj/g7NEdwlCwnEXcPDjg/KUKcabBzhSltlw+5WjkBoFT6Mmcui7w 7SG9tqfXGlBXjrAV4yNP5bqkyRq9blBiTtAJsWmPyaIiBHJTkRVLln7NqrGsW23a2jELYwZoep0e RVjBvGIym9D3Ba1ORGQEvq6xRUWT9ljbjMAukb2QspVC7UlVhUhauOWKwsVMigDRMmwPuxziyAKP WxfUUYv9S1fF5NT5bnbvC8LY8smzv83zT56Kz/ziZ389Ht3i/Hde5/DKn/DWWz+ltxXy2HOvcnXj RRZlw83r78HhGL+dY5OQ5aOneCTu8kjzG8w//gXx2NDdPhc4c/0bXZEqChROSAIa1k1JA7TThMoG bLViqkhgraMu11SBIA5DaukJXENoJTKWZEpSaEUvdHhiWoFgYi1F6bGhQ1tFZCuckpTLCc1owklV MDk44Uw9ZiM+jevtoH/nD7hdVpRCstMXfLdKubE2yFihgiEi9JykCwYW8v4mc9mlcp68W5IbkJ0U 42LG7U2iZc06Eni9JF8UrEMLUtFSHu0U9XKFiVp0EWiR4mxBUUFoHFIZChWRF0uaLGZkBeFyhaug Ix1ZFOGzNrosqRcNUagYT0sasyYahLQrjViu6fVzap/htCGpS5z1zOoKH0/Z1RNcXZPGjtujmOOy oNc/S39ng/VqRDRt2A4N105dRb404frbR6TXfsDdu58zXY/YuvA0t8dLhpNb7FaHHOs7+FMxWgm2 Tu9wbucZunPD4tM7XFzP6VeeMrlAkgS/JgUTIASM5yXalrRViIwiSgsnpUVQ453HOstaeJx3KCdQ KKQSlA6MFZjAk6gQS0QDJLahVhZvl1RGUPsGV9SI5T5ub4RqajLh2Ll4GndqQDsJOQwleatFZ8Ph R4qou8ETgzGrpeTk3hSiGLOK6XW7fEmfQdOgbIHttzBhRLGYsvJtovEBQRriK0G11rQEWBUQxDlK 1CACIlNQ1g7nPVXToL46CNnugCCGTtImyxXHVqKPjsmagjxXtPOQWEZoKfF5BxULitrRm81pkhBd lrRbfWSeU6YbUC7ofOXx8wGclCU4z15jcUJhvEIXns26oFcdcOuzhLSwDDLF+dWYtRbc51G2njhP Rw64e/wpjk0mPiS4fZd3uyMqGqwUUFjGp3LO3DphdOff2HvwHheaMWe7irPbl9h1GVK2f00HKDUZ Cm890ocYDUhLpCTrpsQLSUgIIWzgqQL5MBY9VBjvUcJjgoi2KphqQRJ6IiVpXICUjsiFhEnATLfQ B58wXEyZqxXV/gFD6TFXvsvnB/eJKFnqmG4WsNQJy/0TiqRDMj0hj1J80qWsGrpuRiRjmrqiVGvy wWlsPeNoEaFWiu7QUlSCCk/fe+K+YuITvG2IJzPYSIlthYhj1q3TBPWMUle0HCReY4XABWBqQ10X ZPHD8KbhuQFp0KLbHDFfLYlaCbLfYa0iuoFAbaeMx0v6UUrQCXEqJOm0aFDUy2Ni7zFBQDKIKFYB kQFXB6jIcNI4NtIFzYcfc3DwET88C9vbfeydKfeTnE8+vMPz3/9TVCvg0uCAg9s3Od6fYkYtRtM9 1GJBlqZk3T6Xbsyo79/isXzEs091OXfpCuP5Fm/dMsyOP9g7Xtt//wYAVVkwLTxZKmgrSUeFOBkx K0oSE1BHEVYG6K8URQUP38dNg3WWKG3jA4O0gsxqSvewBbO2D732MsgpncYulnSspJAaG4bUixnx zhm0gfv7XzA+c45HfMrR3Zu8/x//jT5e0r2gEL91jW9/cUCfr9K0hpskXXg8V6xmnnXUopk36Acj NjuKruwyTRzD5QzRyiiSDoNqxSjfpO1PWMkIbwV5p02moGdqUt/QzR4+hWhn0EFALjyBqYliGDw2 JB/mjKZtOklD4scYbwnmc3Jj8O0tlkFCr2vIo5iVlAjXoIM20o0wWhMEa4QSLLILSLVmZ93lXlmg XYkKI2xwgdnxiMG6xXIt8b0r+N6LnNvYYnzzb7EypZwtaJ99gVde6iJXu4yG21jdkF6ByISoR7Zp L/aozjqC7DIn/dMc1An6o4/55MYv6eVqr5iX7/5fAP4XICjozCZu3/oAAAAASUVORK5CYII= </text:p>
          </table:table-cell>
        </table:table-row>
        <table:table-row table:style-name="ro7">
          <table:table-cell office:value-type="float" office:value="427963" calcext:value-type="float">
            <text:p>427963</text:p>
          </table:table-cell>
          <table:table-cell office:value-type="string" calcext:value-type="string">
            <text:p>Torgga Brawnanvil</text:p>
          </table:table-cell>
          <table:table-cell office:value-type="float" office:value="1" calcext:value-type="float">
            <text:p>1</text:p>
          </table:table-cell>
          <table:table-cell table:content-validation-name="val10" office:value-type="string" calcext:value-type="string">
            <text:p>CLERIC</text:p>
          </table:table-cell>
          <table:table-cell office:value-type="float" office:value="12" calcext:value-type="float">
            <text:p>12</text:p>
          </table:table-cell>
          <table:table-cell office:value-type="float" office:value="9" calcext:value-type="float">
            <text:p>9</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office:value-type="float" office:value="0" calcext:value-type="float">
            <text:p>0</text:p>
          </table:table-cell>
          <table:table-cell table:content-validation-name="val11" office:value-type="string" calcext:value-type="string">
            <text:p>WARHAMMER</text:p>
          </table:table-cell>
          <table:table-cell table:content-validation-name="val12"/>
          <table:table-cell table:content-validation-name="val13" office:value-type="string" calcext:value-type="string">
            <text:p>CHAINMAILARM</text:p>
          </table:table-cell>
          <table:table-cell table:content-validation-name="val14"/>
          <table:table-cell table:content-validation-name="val16" office:value-type="string" calcext:value-type="string">
            <text:p>DWARF </text:p>
          </table:table-cell>
          <table:table-cell office:value-type="string" calcext:value-type="string">
            <text:p>Trained as a soldier on the island of Mintarn, you traveled to Neverwinter as part of a mercenary company that serves as both army and city watch. You grew disillusioned with your fellow soldiers, who seem to enjoy their authority at the expense of the people they're supposed to protect. Everything came to a head recently, when you disobeyed an order and followed your conscience. You were suspended from active duty, though you kept your rank and your connection to the mercenaries. Since then, you have devoted yourself to your deity.</text:p>
            <text:p/>
            <text:p>You've heard that Daran Edermath in the town of Phandalin is looking for people of courage and principle to teach some bullies a lesson. These thugs, the Redbrands, have been throwing their weight around in Phandalin, much as your compatriots did in Neverwinter. Putting a stop to their villainy is a worthy goal.</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D8xpVFh0WE1MOmNvbS5hZG9iZS54bXAAAAAAADw/eHBhY2tl dCBiZWdpbj0i77u/IiBpZD0iVzVNME1wQ2VoaUh6cmVTek5UY3prYzlkIj8+Cjx4OnhtcG1ldGEg eG1sbnM6eD0iYWRvYmU6bnM6bWV0YS8iIHg6eG1wdGs9IlhNUCBDb3JlIDQuNC4wLUV4aXYyIj4K IDxyZGY6UkRGIHhtbG5zOnJkZj0iaHR0cDovL3d3dy53My5vcmcvMTk5OS8wMi8yMi1yZGYtc3lu dGF4LW5zIyI+CiAgPHJkZjpEZXNjcmlwdGlvbiByZGY6YWJvdXQ9IiIKICAgIHhtbG5zOnRpZmY9 Imh0dHA6Ly9ucy5hZG9iZS5jb20vdGlmZi8xLjAvIgogICAgeG1sbnM6ZXhpZj0iaHR0cDovL25z LmFkb2JlLmNvbS9leGlmLzEuMC8iCiAgICB4bWxuczpkaWdpS2FtPSJodHRwOi8vd3d3LmRpZ2lr YW0ub3JnL25zLzEuMC8iCiAgICB4bWxuczp4bXA9Imh0dHA6Ly9ucy5hZG9iZS5jb20veGFwLzEu MC8iCiAgICB4bWxuczpwaG90b3Nob3A9Imh0dHA6Ly9ucy5hZG9iZS5jb20vcGhvdG9zaG9wLzEu MC8iCiAgIHRpZmY6SW1hZ2VXaWR0aD0iMTI4IgogICB0aWZmOkltYWdlTGVuZ3RoPSIxMjgiCiAg IHRpZmY6U29mdHdhcmU9ImRpZ2lLYW0tOC4xLjAiCiAgIHRpZmY6RGF0ZVRpbWU9IjIwMjMtMDkt MTBUMDg6MzE6NDQiCiAgIGV4aWY6UGl4ZWxYRGltZW5zaW9uPSIxMjgiCiAgIGV4aWY6UGl4ZWxZ RGltZW5zaW9uPSIxMjgiCiAgIGV4aWY6RGF0ZVRpbWVPcmlnaW5hbD0iMjAyMy0wOS0xMFQwODoz MTo0NCIKICAgZGlnaUthbTpJbWFnZUhpc3Rvcnk9IiZsdDs/eG1sIHZlcnNpb249JnF1b3Q7MS4w JnF1b3Q7PyZndDsmI3hBOyZsdDtoaXN0b3J5IHZlcnNpb249JnF1b3Q7MSZxdW90OyZndDsmI3hB OyAgICAmbHQ7ZmlsZSB0eXBlPSZxdW90O29yaWdpbmFsJnF1b3Q7Jmd0OyYjeEE7ICAgICAgICAm bHQ7ZmlsZVBhcmFtcyBmaWxlTmFtZT0mcXVvdDthdmF0YXIucG5nJnF1b3Q7IGZpbGVQYXRoPSZx dW90Oy9ob21lL3hlcm9jdWlsL0RvY3VtZW50cy9wcm9qZWN0cy9weXJwcy9iaW4vZW5naW5lcy9k bmQ1ZS9jc2hlZXQvVG9yZ2dhX0JyYXduYW52aWwtQ2xlcmljLTQyNzk2My8mcXVvdDsgZmlsZUhh c2g9JnF1b3Q7MDkwMWRjYzFhNGQyNGVhM2Y0YzA0NjFiOTNhMTcxZTYmcXVvdDsgZmlsZVNpemU9 JnF1b3Q7NjA2MzAmcXVvdDsgY3JlYXRpb25EYXRlPSZxdW90OzIwMjMtMDktMTBUMDg6MzE6NDQm cXVvdDsvJmd0OyYjeEE7ICAgICZsdDsvZmlsZSZndDsmI3hBOyAgICAmbHQ7ZmlsdGVyIGZpbHRl ck5hbWU9JnF1b3Q7dHJhbnNmb3JtOnJlc2l6ZSZxdW90OyBmaWx0ZXJEaXNwbGF5TmFtZT0mcXVv dDtSZXNpemUmcXVvdDsgZmlsdGVyVmVyc2lvbj0mcXVvdDsxJnF1b3Q7IGZpbHRlckNhdGVnb3J5 PSZxdW90O3JlcHJvZHVjaWJsZSZxdW90OyBicmFuY2g9JnF1b3Q7dHJ1ZSZxdW90OyZndDsmI3hB OyAgICAgICAgJmx0O3BhcmFtcyZndDsmI3hBOyAgICAgICAgICAgICZsdDtwYXJhbSBuYW1lPSZx dW90O2hlaWdodCZxdW90OyB2YWx1ZT0mcXVvdDsxMjgmcXVvdDsvJmd0OyYjeEE7ICAgICAgICAg ICAgJmx0O3BhcmFtIG5hbWU9JnF1b3Q7d2lkdGgmcXVvdDsgdmFsdWU9JnF1b3Q7MTI4JnF1b3Q7 LyZndDsmI3hBOyAgICAgICAgJmx0Oy9wYXJhbXMmZ3Q7JiN4QTsgICAgJmx0Oy9maWx0ZXImZ3Q7 JiN4QTsmbHQ7L2hpc3RvcnkmZ3Q7JiN4QTsiCiAgIGRpZ2lLYW06SW1hZ2VVbmlxdWVJRD0iNmI4 ZTg2MDEyYjg1ZTJiZGEwOTdmMDRjYjNkMGYzMDcwOTAxZGNjMWE0ZDI0ZWEzZjRjMDQ2MWI5M2Ex NzFlNiIKICAgeG1wOkNyZWF0b3JUb29sPSJkaWdpS2FtLTguMS4wIgogICB4bXA6Q3JlYXRlRGF0 ZT0iMjAyMy0wOS0xMFQwODozMTo0NCIKICAgeG1wOk1ldGFkYXRhRGF0ZT0iMjAyMy0wOS0xMFQw ODozMTo0NCIKICAgeG1wOk1vZGlmeURhdGU9IjIwMjMtMDktMTBUMDg6MzE6NDQiCiAgIHBob3Rv c2hvcDpEYXRlQ3JlYXRlZD0iMjAyMy0wOS0xMFQwODozMTo0NCIvPgogPC9yZGY6UkRGPgo8L3g6 eG1wbWV0YT4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ICAg ICAgICAgICAgICAgICAgICAgICAgICAgICAgICAgICAgICAgICAgICAgICAgICAgICAgICAgICAg ICAgICAgICAgICAgIAogICAgICAgICAgICAgICAgICAgICAgICAgICAgICAgICAgICAgICAgICAg ICAgICAgICAgICAgICAgICAgICAgICAgICAgICAgICAgICAgICAgICAgICAgICAgICAgICAgICAg CiAgICAgICAgICAgICAgICAgICAgICAgICAgICAgICAgICAgICAgICAgICAgICAgICAgICAgICAg ICAgICAgICAgICAgICAgICAgICAgICAgICAgICAgICAgICAgICAgICAgICAKICAgICAgICAgICAg ICAgICAgICAgICAgICAgICAgICAgICAgICAgICAgICAgICAgICAgICAgICAgICAgICAgICAgICAg ICAgICAgICAgICAgICAgICAgICAgICAgICAgICAgIAogICAgICAgICAgICAgICAgICAgICAgICAg ICAgICAgICAgICAgICAgICAgICAgICAgICAgICAgICAgICAgICAgICAgICAgICAgICAgICAgICAg ICAgICAgICAgICAgICAgICAgCiAgICAgICAgICAgICAgICAgICAgICAgICAgICAgICAgICAgICAg ICAgICAgICAgICAgICAgICAgICAgICAgICAgICAgICAgICAgICAgICAgICAgICAgICAgICAgICAg ICAgICAKICAgICAgICAgICAgICAgICAgICAgICAgICAgICAgICAgICAgICAgICAgICAgICAgICAg ICAgICAgICAgICAgICAgICAgICAgICAgICAgICAgICAgICAgICAgICAgICAgICAgIAogICAgICAg ICAgICAgICAgICAgICAgICAgICAgICAgICAgICAgICAgICAgICAgICAgICAgICAgICAgICAgICAg ICAgICAgICAgICAgICAgICAgICAgICAgICAgICAgICAgICAgCiAgICAgICAgICAgICAgICAgICAg ICAgICAgICAgICAgICAgICAgICAgICAgICAgICAgICAgICAgICAgICAgICAgICAgICAgICAgICAg ICAgICAgICAgICAgICAgICAgICAgICAKICAgICAgICAgICAgICAgICAgICAgICAgICAgICAgICAg ICAgICAgICAgICAgICAgICAgICAgICAgICAgICAgICAgICAgICAgICAgICAgICAgICAgICAgICAg ICAgICAgICAgIAogICAgICAgICAgICAgICAgICAgICAgICAgICAgICAgICAgICAgICAgICAgICAg ICAgICAgICAgICAgICAgICAgICAgICAgICAgICAgICAgICAgICAgICAgICAgICAgICAgICAgCiAg ICAgICAgICAgICAgICAgICAgICAgICAgICAgICAgICAgICAgICAgICAgICAgICAgICAgICAgICAg ICAgICAgICAgICAgICAgICAgICAgICAgICAgICAgICAgICAgICAgICAKICAgICAgICAgICAgICAg ICAgICAgICAgICAgICAgICAgICAgICAgICAgICAgICAgICAgICAgICAgICAgICAgICAgICAgICAg ICAgICAgICAgICAgICAgICAgICAgICAgICAgIAogICAgICAgICAgICAgICAgICAgICAgICAgICAg ICAgICAgICAgICAgICAgICAgICAgICAgICAgICAgICAgICAgICAgICAgICAgICAgICAgICAgICAg ICAgICAgICAgICAgICAgCiAgICAgICAgICAgICAgICAgICAgICAgICAgICAgICAgICAgICAgICAg ICAgICAgICAgICAgICAgICAgICAgICAgICAgICAgICAgICAgICAgICAgICAgICAgICAgICAgICAg ICAKICAgICAgICAgICAgICAgICAgICAgICAgICAgICAgICAgICAgICAgICAgICAgICAgICAgICAg ICAgICAgICAgICAgICAgICAgICAgICAgICAgICAgICAgICAgICAgICAgICAgIAogICAgICAgICAg ICAgICAgICAgICAgICAgICAgICAgICAgICAgICAgICAgICAgICAgICAgICAgICAgICAgICAgICAg ICAgICAgICAgICAgICAgICAgICAgICAgICAgICAgICAgCiAgICAgICAgICAgICAgICAgICAgICAg ICAgIAo8P3hwYWNrZXQgZW5kPSJ3Ij8+5O9KdwAAAARzQklUCAgICHwIZIgAAABJelRYdFNvZnR3 YXJlAAAImUvJTM/0TsxVsNAz1DNQ0FDIyUwqyEtXKEstKs7Mz1Mw1DPTMzFQ0FXwKs1LVTAy1FEw MjAyVtAEAMkBDvsKb0hvAAAgAElEQVR42ty8aaxtyXXf96thz3uf6Z5z5/vm9/r13M0eOIgUSVG0 SErWnGighshILAUGBARBYDtK7NgOAmVy4hixkRhJEMMZHMexZBiSZQlSNNDmIJIi2WTPr9943x3O vWfc866qfGhboCSSor8kRtbHAmpVFdYPe/1rrcIWP/6eD7xUPzycFNKN1r52VV2r1QqxNktKIK1b NjZStB+wPK+YVw2BXxE4xWB777U3T09+elUWr4z6o+lH3/3uj6uT8/9+HbE6d+qHfuU3fu03rLWO f0lLAp9+FCnrjOw6i7MdTiikEDglAWHPV2vj3L+063/lzVNKPHl5f/Pm/sZ3nZ4u/8PbZ+bCZCdG ug7VgT/cbSLT/pl//OlP/s9N13VfPXfYy4RSUk1ni+6bXU9Py+Z7beceL0J+QMhW+mH2/kCIvcDE dNrhypaiWOAFKf2tDDudsi5bnITVbH7x6WuP/XeFnzwoZ8X/eDSvrtnGPWyr5mJvJ/iwEPwW8E1v JvS0fPzC9vjFyxc2P/DIIzfLatG/9+CcqprRyZQ4iGg3EjyCxd/77U9+7qU7d2/9/yn4Smn1+PVH Hn12e/xjbx4f/sh00RwkvoR8RSUSxv2Ucr36nU+8+vKvf3XwtyaT+OLu1vBPvu+9F7K+f+V/+N/+ wS9+6da99R+33pMXJhfEVw9s95J40N/90evXrv4XCtXLFzmHZ8dUyxmB5xMnEV1XsSxaSrsiFQlb GyOqwQ7KGrSSnXbGVW3nDXu88au/88+eMtZWf9xGHtnaFD7Cv743/PgHnnn0HWUpbi5K+YykGy1N Q5eX5BYCJTG2wRPyXAj5W7/6lZf+12GvJ1rTUq0KjJ8gAN8ZjK/QqHnn3Ffa9WqdNy2NFXhIAk/R Cz1EoLovvnUv/1ch+BcmB9HuOP14f3v7u9vjw+9aVBAHkrJoKCtDvz9gPBnd/+IbL//07eOHv/wv 5u1vbsuf+K7v+eC7n3/kR+/dP31q5okbB13+H/21v/fLf/uzr7129vXWe/7ylezHv/XR/0x/9eDR Mi/8vv0/nef/RdvYnk4EqtCoMkR0julqSRp59NKAIG/oTMfZdEZkBfTGFCeHupMeYeJxPq2vOefk N3P4Z3Z339OLsu8dZeFPffG189SPh3423MAqyyBpOb09wxcLhCeYnlQUq3xUrvLv2eqNXtyIfVlL S6MDXDwhsVCJBhLNQHhzPwxfrRfTfLqoqAjxBQRSsTHwUbiHcVP9ooz6J//0jTde+/8i8Ne3D8R4 OHiyFwx+MrSrn3rzjbeyLJKMejHzpqUQsBlpdCSq4/ns75+tlp/6A/P399SzBwfPPLxz/P13yqZ/ 3jaYKPtz3/ehD/bWTf43Xr394PRrrfueywf/9uF0+a9pgCzphU9demwQBN7HhJLfc3Q03RCyYQvH jpewHjqW53NGOiLvlrROgvRAtbhWU84LemGDdrCsc6J+Quil3Lx442e+cvvVv/r1Dr+dpFzbHn6s U/6/bwcbzy1EGAy2oF2fszq5zaqYk+crpsuWpitppUUQ4HfQCS3KVbN7fHzMvGsYhkO84ITAOLoU XB2yrIrtNAhu9ocB2TBi4oUIAWsbMgWWd47LSbbxse1Bdvxk/7G//Zn7p//H545Pi/+3gj8Oe+KZ vev/ejz2f/bLr77x7KzMw/HGAR4VeQlZIJCDgFhtuCQKPnXv1p2/tSry86/2Ube1mDYLdZh3sgZi obhXVJPES/7Mx7/1vfLgJ679L3/xb/1Pt+4+PPz9lPHeR3efETb/oTCOR/rv/pX/5C8s5mbnK3fu /snF/G56tC7SDYM0vYRyUdPZlmEcABnH50uM9VB1CUGGHwhUpzm3a+KzE6o4RHUt53lHbwR9z/s+ gfivHH9UraW+FhcH6Uf2Ny78fDQ+eCyQCzk/PWJGxcPpOe2iYNkZcucRqYqqNVgpkF2NFIIkVICh FdBax2y5oN9zNCpg2NRURpI3DRpNNZPQl4QNzGdnEHpcGY0Ru9vR4mj66O3zh4/c7IXPfuzqxUee urD3X//9L758sqrrb1phSiEQQggA65z7ZsTpOAy95/f2f9AP3H/81lt3Lp0vT4Tp9YhcQ2sdYOkK CDfHDKPk1u3p8b/35tFbr/xhP401zC2i1YHAGa70BYVJOVpXY/qjf3dvsvmTgVYfUUK8Ypzjmc1h 8O7dve8IB/7lSAeoFy9d/es9v3l01B/uzmdn0brzhHCCmgrTlMi6ojUtIR6FbZCNo1E+KlCYuqNq DNItqJylrB1KOOrW0JU1seeFk8HwUw9n07tfvemNwTC4duOpHxgPBn99MEiu2XwhXnvtVe4fPeB4 OmO6rFg6i/Wh9sCrNU4pHJZWdORVzdrWzCuPVV2jlY9Whs4W+LRQVbi2xuscdAKpcgLPw7iAQeaT pEMubV9EHozwogGj/R1xv4zDN0/P3tvTdN9x47n2Cw/v3G+M+bqRVAJCraPQ83s/+f4PH3zvs8+9 +8NPP3ajF3nRLG9MHEVtXpX2ayp9IbxrafyjaT/5b5aL5c6D6VoUhaWolpgwYiNJqZo1ycaovbkb /eZbp6u/e7hY/oPp+ekf8ffopYvxB154/vsezpbvbRBcHPe5tr9DrOG0cd4rDx72BmLd/8ju4JOf OzovH52MPzpMen828Nh75egc9au/99m/+cUHD39te+/CqPWSrGqatFzO5LKoMVZAU7Csa8plg4sS TL0C2RAYi9SCwqzo2hAlJdoL0b4gNoJoo48iIW+Kl0/nZ38gb33sXe/78TBI//NeKHbnR/c5eTDl bLVk5RwlKc6TRIEikz6qNVRtx7LTVF1H1xmE8gj8jGxjm71Rj3GckfqKMIqZlQ5ci/M9nNR0zlF3 juWiojx9QJWv6StHmHps7O6xv3cB2Rtw0AuZKsVZad8ryL/jSpa9ujRGhkIUnlRBGEZ+IP1J6Ovn fGcvbvj+pUuDwXde2N79kUEc/xuJ8v98DT9yZbj5wrc/+c7nnnriSX+xnA1H6WB9upiVX33+SRa9 Ixbib9q62Dpa1UipyYVkONni6m4f1RriIKgujrd+6fDk+E/9yqc/86vns7OvCePB3nZ07eaNb5/W 7Qupk2zEHePNDTYGMb0oY220qHX89NCU40GK+e7nr/zptTPvalqDVAUKQAjOS2N//Wh2/vrWaGxN f9wVtt6xrsGhWBUVnW2Ig4i6A6oVNQHKV7TaIpxCW4EvFVpIOtPS2hYjPd+6Rk3nZ3/nD1C7e/XX 3HI9uf3G65yUNZ1tQGpknOKFCSEGUVvKqmPeCIQKgAbRWSQeaa/Hhck+g1QSegaBYYEiCWK0H2OV prIewnmkgWaYTOj8iC5KOK8MlRG4tsQsT+iqNV5/QJBE9GLN4vyUL969nY2dff/OZPJ8ZN0NrbwP jrLBB2IVfX/o+f9ODN9jnPq+Zd1+NC+Ldy+X+aUGWLQGYcVuHIinfOT7nrly4Tufv3EzOZ8df+XB bPH7t40nt8f/7aKyLzRtJwyOdV2RDnrcvBAT245V2Zga8X+dzJZ//rde+vJ9Y+3XTSUb40m4d/nq hzqnXpj4jsiDOEoIPJ9eL2IwGiI8zVnRPLHVlu8/Pjp9xjWdPDtfs789eBuAsq7dvcN71b0Hd15e 5KvP7Fx85NNbg+HNs/NVWjkRRmEAbQMSRBjQ5jWBENhWoVEIUdMZB56hdYKu6ViuCkJtSAcD6erq tXVdvQFwI4s+KlX8p6r1Wpyu18zp8JwkSiLixtE1JVhD2zWsO4vxJYGTKC3JVEKsFZ4QrIqck8Ux +XzNoqxoOkHeFoQW/DhkKw0ZxDGpbLCuxY8TJjsbbO0/wubla4hkhDFwf77Cm98HPybIhiynZ7jj NUd1m03P51dmVfEt87p8T10W71mb6klbmV5hTL/F9C0Eoe1E3kBRVOSmo3AwL3LKukkyZ4dSuCee unzp8rSoTw/P3k6FWzL8O610qpYeoKlNx439ARsi5950SWXEyeH07D996c5bn/xGwQe4dnAQvvDk Ex/Ky/qFLNB4AjazDCUlUjiCJOFSHLEQSr7225/pzaZnshWC3YMRmg79hx3evv/WvWX5i/dDrX+q xfvAZGv3L/tGTaRrWBc1g8kWdRCiZIFWMdZ0mCamEw2B9DAYWuMwTtEYw14/uGA3Nn+46LpPbfWy bhL6f3qVFzLQCl96JK5GEhB1lpMKWgRWQtVCh8K3kkh21E7RuY4WKNdLPE8iXEVhfILAJ2prZBoR S0nfE1RtRV0uwZN4KiesJYPG4G1u0dsag47J2oqZdXjzFWfNmmx2j7Qfw9YAE/WZH93mbFbiIxGA alusstA5BIZAin+uxEtyWyJFTi0N825EbjSiqxk1cpQl+od+4Fve1yzL4s3X7t19aLWgrQxORUhb 0Q9CBr0BbjljbgUbmfeKm7XfVJErkIK+9DnuVkgp8T0DtSVKfArTEFYVKhC8++I2092ML3/hNuOt HtujkE9/7q23vwB/2MoyZ5WvzvaGvZNvf8czlxf58rFKhDKsagYqwqYepm7xowiF4KSr8EwHoUU3 EmNrpGfpjcZMVE9aK6N5sXpl0t++2Bj/p5Fl1raGuqnR3gBnDE3Z0mqBNQ4LFM4SSEXseZQhhCLC akmuFL4XkIQpIu4R9Aakccp4MGJ3skGqU878jEULKE0ZD4gDn9M84aV8yr2XX+bNr3yR+a0vsjp/ C79bIbOUJEkpyxo3vU3uKvLpKVFieDhdYixICZGO8ELBht8Hz6eTjtJIOjpyFG3T0K4XeKZDBzHL Fs6bEt92yve9R97x5NOf/srt27f68ebPzaSUqayp6pJQh+yODKupoh8M6Wn78r3F6h+tq+r8jwPg yu5m+PTN6x86LusXBrpm4Md4gSCJFFYrDBIXRARO0BuElGczZLHi+Nhxh/HXBuBf2PlysdRt/fJj j97cc3V9VdZWWSCLEhobYJsST3ss2zU+kjT2CWSC7Qxt1+KEZLe/QV7mG6PNrYvxcPuHnBAHcWsx MkB4oEOIO8thtaJxBXVT4pyjF/ho7VMFhlp7KDS+9lFSQFcjq5rCdGByaDu0KTmdr3hQnlBIgyxO SfZ2uf6eD/DEi+9i//oNksdeYHPzMjrd5aRY89as5eTNh3z2y1/i7stf4P7DI966fczifE6ZL5gu K4QfYjtLaQxSKfK2YV03gMZ6CaM4JvEjokEfoUM20j61dtTNGQpojQPt8D3ljZLh8ztXnr762q2X X3T1WsSuYdV0XLx0gahx3I1GhF3BtOPWtCr/cVkWZ38cAJf3d8Pnn3jiQ11nXkhDiXGGRIcY16J1 jBEtXuco/JAkHRJLzfTuHVy35NKV9BsDAHD/7Gx6/eKVW09c2H73elZsR6lPHDfEWUTdaTorqLoK owLGgYfzNXnV4nkZg8kum4OAar2mQxyg5SAUDULFb2uJYs1icYYDrFR4hNTKoh10XUuHo20KaHLK sqJcLejqCmc7jOcTmgpbdxgnmQmfTnlURuLQSM/HqzqG5Smn929Bfov4/kNiD0RX4yPRykOWa1Kp 8JIeWkVsphErIykEaCPxgoRYga9TyqaiMxKLQSmfLFD4TtD6AS7PQbYEXojfT+lICNycznm4xuKE oy7WowD34hsn54LVHCU1q6bhYpZwsqxQ3QJragiD2XK1/o28Kh/8sQDsboZPPHb9Q4syf8E1Dikl /UFI1zpS6aOlAuGIPIkLQrzAZ3F8jihnxMujP6oBvpa9+carX94ff9snon726BMjz1/lM1ocu36f +6sCIcbM1vXbtAuD9HwOhkMeffQat2+9jicFSIl0AD5yFOHNjynKNW3nEFLhrKGlw3WglaZD0LYO pzLCtqBDEkQRkVDIOKZsDE4ZPPV2Gmq1Ig0zBnHERhzQ4iOXpxzeOeY8L1FpRN46emFIWeXY0iBQ tLaj1wu4kmX0hSHxC849wVEVUBQFyBKUpHMSS4DtHFK0aGkxbUHhIjyb0xqJlY5ZPsdVNUm2waWt ASe5paFiWkoKK1Fnr6MV5J6HNobQC+lcQCUE7aqgv5ES2ubqzVH0w1Xp3V1U7dE3io21iqqR1FYS CkcSK1pj6GpLHlSkfoCQIWVVoIOEZDJm77l38Ln5jHbe/vFfAIDDs7Pu4dn5W0/u9X/sUk9HwzAk 9QKyLGaSBYykQgYBcehTtxIfyc2DMRubPWZVi1YCIzuk8pAyYJUvWZ3co64bhIbWCgJAegrQhJ4D 4SO1JRaaGkWmBXGSEiuFSlJCP0CmA3wpwDmkH7A92ubCSKCUoasNXVtTeT5eFBLGE7wURN6BBSEE URahgpjtFKLO4mwFtoKqZhB7jD1B3w8JpcLXFeMgZBI4vMhHCE3tBJgSZ99u3IRKkmqNcg7P93HK EaSaVBRYGRDHfbzW8drDQ9qqpgMC7+1rb5f4SDRJ5OPFOnhqI715tRf+3ivT5Wud/fqlxYtb2+Gz 169/qO7qF2JfEYWKrjIEoUcrLJ7QKOVjBRgniL0QP9TcnRUUJ/NvDgCAH/6Wd79/3+f7degFQisa qVHDDL25SSYse5HkcuozjBKs8pCq5HSlSXZ36KqWhXHUneVsXpCfPuB0VeCco9UBQlmkUrRBwsBT dLLDGoegRpkKG/TpxSlplFL5MUESESURXZzRth3ZZJv9UcowlIQpyFoguhVxGBL0Q5KeYpAEeH0B AjQeOta0riXQEf3UMbAdtXCsGkdrJU0raBGU1tE5x6J7uxTtRMdJ2ZK3HT3fI9GGs0aTRY5Ueyhf E3oxnq55kHuslwVDXyKFhy9g0I8Ikw3unc4pmxbTWZZVwaQvQYUQO/ZCxBAvOkiidzy2kfzDf3Z4 Nv+6IvDCxY3nnnz0u7vF+ZNZqjHO4pkAP1aopsIPLUJFSKUI/D7Ci9CyJUlTbq3qbwyAVoo0DMUP Pn1j9+ag9x9MXPPYRHbSK0uCpmRgC4KuILuxx6Url5hEsBk0DEM4WnRcGA9Yro5Zr1a0FuYnU5an h8imYC0ijHXY1iLbijju4yuHMh1l0VA0OV3bEoQx2xspg6zP2hhsLOlpy7qco9Y5vcmI/VFIVtfU zRrnFLouSWKH0AG6PyTIYuLmjHwt8UyDTUO8OKPyQdAyKzUnhaG0Gm0NjalZFSVL51jmHce1pGpg Vqw5Wje4rqMzHauypDGS2lkq3WBbi7AtSRgRIInTPrKoOZrVLKoOz6vwPJ8k7CF0x3RxhpQNhTMM vISeB7HVJK5mPOizpdWoUs773cOz3/GVtM4594ef11y9dOFjjz3+6M8dn9UqX5ZAw3AcE0oPhUKl PQZhj9LWKO3RRhlaSGJtGexPvjEA73zi8fS//LGPP7+L+XnC6KPh1kTNwx5dOKDL+vhhSJwLrkYl ve0NZG+DPK/o1yWbUcxnz844uX/Mui1ZTs+o84okkVQywHQFzkmk75NGGUng0ZQr5l1N2zRIP2Z/ c0I67qNaCXFIFmWEaYSZz5gVLQdxRBJJGlmxEhI/iilFiA0ygjiiDTy0KVktc6bHObZY01WSQBT4 3RnbWcQw9aniEaQBuZQ45xDS0AlNqhVKOuYVeOkAIQLmZU5tHFYKsqxHnA6JVYTxIjKXg/CpOouH IFMtcTrAGw2oZMQsL7EqwPdg3E9J0j6NJ9mIYhJjwHacL3M2eyOuP3YN2eXEnX3+o4/tf/C9Vw60 tUrez8uZMab9/fcA49Ezzz1y5Qc3+wmUS8J4SFcVnNx7QOsETZKi7ALfSynqHOUFeMEAaef0gvgb AzAZ9J98bGv0NzzU+9Nrj8iTuIdIe+TDPv5mn+3dAWbQY146qrNTTFGi5zO61hH4Psem42jmWC5K TF1SUlO1CuP7GGGQAqI0RAYh3XLGvMxxtmUz6zEZRuxuTdDpgGHWp5UNs3qFKOdUdUNgDWs6XH8L P53QG6UIVRNQ4xwo61hVa+anR5zfP2VuNeHGkKTXp6sls1JQVZYyN7S2ZRgrMgdp6HNF1aAEQdvR CMW0KrA4Wi3RzoGf4AU+vWzAeP+Atq0QUhOh8bOMtWiZFyWx7QDNsA+hCjiZrjnPK7Z7DpVo4iij aVqW6xpTtfTSPtevX+DFpy5x6doO1cMTAotItrb2q3nzHWp7+93dYKxGad8m43E5n56WW8PsqScu HXx/GlWMEh+vN4LaUlsHQYxbz2iWBVGaoJVE2I4g7VOqiGJ28vUB6KVp8qHnnv/xgc1/pL/dEzL1 WTuDUoLW97mSGa5OIuKeZuqPeVhpmrrFKxpCa+g0rE3HyaJmXRkWXUFjLJ0OGKUjus6BgNDTdE3D +XpJpn0Gkx22N8cMIkMpoO4a8sVD7tw74ny2YjWf44Ie/u4NDp5+kVEvJGjOCZoVal3R6pConVE3 JfPacLIyeFIz2d9hMhrTSyLCLGEURjSuYrlsOJ7nrE/XuLqmrZbYytJ0hryzlMYyqwzWWlTi4RMR Kg/dOlxb4WiJTUuWDmkCSeJr+vsT2myDUqeYpiGiRKcBzlO4ruE8t2hT4vkBsdOcLNds6Jj3XE54 7NI2k0cuMhkopvfuM10XbD12FbNqZRH4W9HBtXc9efPmu67dvP5oYDjfC/x39l35/iiA/u5FJJK8 W7N1sMc4SyirivMHBalZkW3t0FmDwhH0NsGYrw/AeDC4+PEPfuCv2cWsT9XQnZ0SlDl6dY7fregp S78X0Q8kWjnW9u2qk0l7QAvFmvu1Y9FKiqJiUZYILfDiCNHWqLrFBQFFmdPka0Q8ZLyxwca4TxI5 tGfIq4bjB+fcPzrBtAovGRKMR+xf2Ofi5X1ks2LVSbLxJkJa2vWM5XTNqmgwTuG0h/QixuMho16P JPYQfoAq1kzv3aFuK3zd0bYezvPRYUDbaY5Kh1QWIRydfFs9N01DQERlS0JTYrVGC0u3qgk9SKKA wdBDtwYviBlfOkAGAi1CzmYFWraMUkWiOm7NWrRTtL4ijAJG+0NoDNdUwdbekN72DnY9o3r9AZUf 8eg7biJlybz0KL04VNrtXor9Zx87uPzCbha8q5ue9YN5gSdbAqHwpMM6j7otQSnC0TZq2MNXA5Sx OFsTiA6yva8NgBJC/JUPvvjBLaH+TWcakqrFFxW6cejckpydk89mNEVD3eQsrKVoPdqipFIK1+/h nGa17sh9Qb2u8HSHTvu4tQPVsnFpB+oFi7xg0B/R39llZwxaNmgpuHte8vB0xXJe06mA3c09Lu5v MtoZMtAdwdlbLIM+Vw720cWK6e1DTo+PqURGkA7INieYqsDLAi6PRtjAw19VrGYPuf3gIWUFm3t7 nJwtCFVAPw2xQqA1TJcLNno9fFFTVA3romTZdng6phUtpjG0rkI7had9YuFYlwWZq6GF2aLlysXr bAz3Kdd38VzAelngy4hOS+arhg5LbCWjoCGcTJj0POZ3z7nSDxltpExnJbPbJ6hRwMGlqxTTKa+f NJgoZStVeNaXcWC2+1nSd6s16zynOD4n2kzZuXKduswpF2tsK9gcRkR7ewRegFSC1lqqaoX0/a8N wF/9tvdf3+tlv0JXe8fzMwrbYKUENJeefoR4nNItKs5OFywPK/LpEY3yOI8HDD1B6AydtSxu3WNa FtA0yCCjLVqq0HFlY4z1Ic9zJhsX2NjZ5GI/J6kLrIDT45zZfEGXl1S+4dLOFfZ2Y+IE2rZB5gZf GWRXUN55mdXJKTNb04RDLm+MiGVOVcxxtiToD4m3LrOY3iY/POHu/QXg2N1KqfMOFURkXk65XGGs QjhH4zSR1yJ1wOm6YNE6fBWy6pZEXkxpPWJribREB6A6S+AltD7gJQwTxdn5HTY3r1H7EaGqcSJg tlwxEWta93b6EVWLF8f0pMfe5g6Hrg9nDxgmLXJhyVdzersH9HzBvTfvMq8VXjYkTCSB7lBeTOQ0 pivI1y1F09ELOtJLB8j5MUXZEQQxXW1w3ZooCwjiHkJpLJqu/EMpYNQfsT3evPD4U0/+ZVeX77hT +9w1hpkLKWrJG23H6PImw90Nwl5K2ULTOfyuYVIWjEcRfSkp3rrL4YN7/O6th6w6j1IH3J6fY/KK </text:p>
            <text:p>bLhJz53x8O6aKBly8WCDoTY0TU216Hh4OiWfF9jG4CUJ+1vbbHkO42pc1eCkJBSW1XzJdFFSVgZC hRhtMN6/wPKtNzldGmzQI9vd4WD/cdrT2xzfvc/xqiId7LCTQlOU3J+fcy3tcVS1rFtQWhKECX4v BGKsdXgqoK4KXFcROKhsQyIEXuiBkgjjgxEcbMX0dydMrj7J6OKTVOWK0+WUaxcfo2zXBLGiLBcU y5xRFKG7itYP8UJJLxSMeh7Z5X268zNGdYlbrmlEgj7YRnzx00zPK8q4T54mdMJj0vcZRAmJNhTW UJ5NCTxBe39O25yjTIDwI2Q/oTIGqTS1cZi0T+YnBL7Ek94fBOD9L37rYx/5lm/7S8vV6gfvFyu1 XJVQr/C0xroOT8AbbxyzWOQEvkIPUoKdTezJnLYqCcuCB8envPTgnDcPF9w5P2fWOdalQZQrwiQm dIaHszk6G7E5lPR8iw6HnJzWvHG6pCgqPC1JhxlZMmSoFatUY/EQwiHrklXbILIYb2PCsD+ht3OD tLdFef+Io2LNcGeDyeVH2L38DO3xWxy9+SpF2aGGI/aGIXdWS6Zrhz/KOC0My7IjEprNtIfwDPPl lCzrUXeWNApQXcOG1FipKRtDREvqaQKpUaoj7gc0TU0DZL2YybiPSrcoO8f63qvI4RhVF4RZwGET cXx8yLp++wosMXhKotsz6vtnjMo1ujXQtFR7e5jO4e48RMYRd4uSpj8i0AG9SOI7hYo0tlPU8xmu XFGriNX5Gl95JKMxdWOYjIZ4scbUDVGgScIMHY/xgn/eDBoPRuI9z7zw1O5w8hdOp9Pvvv/g1fDe 9JCzVcusXDOtau6vVgykwijD4XTJ8v6UoSgYBAH16SEzI5mXNS8dTnm4WHOeL7klfHrxJqZeE/kh QSSp8xlhNqbnUzIAACAASURBVGJno8ckqdF+TJ2XnJ5NWRZrxl5CIAVCKtq8JNaSVdkgyw5fWmzX km5skIYh3bwC4ZFmIbo4plxOSS/vcvWRF+mNIvI7L/HGFz5P1YbEGyH9SHA2X1E1hsxXWCE4Xlb4 bYcsayZbu8xqS7y1DetTotoRdC0dlkf7kkxY7qxrameoOotzhrZp8DQIJKJ6u8XdVGvaqGOysYsm pjg9pVssCFyN9T3mp2uU8BmmAUpJvKbi/mnF6YO3X0HXzuHHKZs9iTw5Ay2I0ohbuaAebCGiEKqc URpjjMV4Ct203H/rdUQc4oygbgskFTrOGOxs4vsWU5eIugAqlLUI5d4GYHdz++ZH3/eBnzdV/ZHb t29H8/UCakOtYowf4CcbdK2iaRuCUFHVLeu8pC4bwrygs5K153j5eMXDZUfdtZw0Idmgj9906EAS hz7F2THGS9nfHrDZCxFC4XzN4vScfD5nmKU417Cua2xnCT2J0z7C1IShoJM+O5tD+k3L6tzSlgXS rOiKM2TgE27f5JGnnydTiltf+BRvfeGztKpHf9QnsyUP1yBKy0akKdcNtnFQFyR0BNmAyePPoHeu c2F/l9tf+DRpFCA8gS4WXPZqnsgitD+g6mqWTYexHcY4TN0hhMAYR1VYVusl6eKIpsuJgjHG1Mwf 3KGpO7RtoPOY9DSBbph0hh0tmOztMKDkc4dL7hQ5/Y19JuMN8m7NwClyobnlAlSQIJSmXLeMvRp0 ilWSdVNQnq9R1nBhMma2rpgfnzLY3qB3sI2UIGRAXTbYzmC7BV29Qg3TvvcTH/3+715J+7PzvA66 ZUHnlwwGQ/wgJE1TkjSFbJvxMOD2wwV2vcQPFUvp8TBvCZXP7VXN790/R9cliyTGn+zh1We0q4Is iGnKFeiYiweX2RmGlNbi8JmeL5kVBTECS8CyWNM0Al8bnG2omhoXDYkTSZgkiMWKw5MVXjJgcyCx cQrRNvtPvI/HH38We/aQVz/xjygWBdmFJ9jf3UZWOQ+mS/zBkF7m82BZUghNUK/QHlg0N559D0+9 873sXr7M9Au/xP03j+n3QjAC3dTc6MUMfcGT1x5llCS0xlE1DcY5cvt2CbtpLadNgVfW9EvB8VnB ncOHhF2DVR3LQtCszjDaY5A0XIrhctZj/L7v5Ma7vo3Blz/PsS+oPY00NbqXcDVTKO1x66TktXXF KI5pTEcjJKlQDNMELSCKIop5hWccPgXWhXQiQs9nJKIkD0NaGyOdQwoBQQR5g9rf2nrm2Udv/sK6 ynVZVJAf0yoJTUu23WfQ36ByEGYtKs/xwgjjKWqrqCrHrKk5XCy4c3TKauVYdYoskPRNzmJdEvkx pmloO8XW/gEXkhiBYd0Y5mdTzCpnvTZICcW6RMqAUFoq02Blwk4/JR6MWU1n1PMZ5aokvLLPOJN0 SuBfuMbF5z7MVmh56RP/kC9++VV0esDj3/pt7E8mPHjj91g1HW5jSFwuODwrcbXgfPoAm69QImT/ yXdy9X0fRtiO9dl9Xvm1X6SoNZlpWa4KDkYBQ+3Y6O8Q9APG/ZSDrE/mJSyriky0NEDfObbjGN/3 uFNaElEhg4hbD04oy5KtnuSkEWS9iG5Zc8FTXL56kQ//1L/FMy88weu/8VtcfeIC1nksT0957c45 r9875e5ixWceVkSRT9jOWRcr+qYDB12+wMUxkRfhDTSqaHjlzi3apmZ7c0zVNBzefYh1Of3IJxmm NO7tZteicqif+5mf+XOHR+fvWq8s62bJ2bogbBvcaIc4U2/357uOdr6kaw3hyCMxmtP5mqYqCbXh WMbMVjOMht5kGx37NPOKwgrCLKIBtnYuMh7EVAKsKCnLEjrLqrIMlYezGhl25HlDIwy+FGgliWk5 eXhIZS2e75HGGbtJQtta/K5Fiww5O+TBl36Ledvj5jMfYOPgAm55n4dvfI5KbRIGEaFTzPOOrmpp z+9R1RBKQW/vcV74Ex8jBlZNwZ0vfYqHbx3SiwR+FOGrlsdCy5VIsrN/lUHfEQeCfgRbWY/NNMPF KdpK8s7irKVuKhonUV2Npy1aGIxT4Dr6qcJ0mn1tiTOfC489wpO7AQ9+4X/nLDZc/9DHUZMrXBBw M4KTRc0bpyvulCXeuuT1kxX3pkcUJsS2DYUFz3WIzjHZ3qfpFF2xxuvebntLGbJuazxfoWyFrC1t tQQdEIUp6mPv/cDP3j1eXquqBeV8CmUHwqe3mRDUHXlZ0DhHm3dkmUeoLCf3pszWC2bVmrqtEE4g nET0EnYmA5RU1EVBvLmJzUsG/R4XJhO0EqxCj2p+ROMUnVOorkJoDcbwYLGgdJJA+zSmoXGClfHJ siHZ7ibj/ohktAHFOWVpUCvD0XzGanaG3rnOI0+9gIwLzl/+BPcfHuE2rjPZ2ud8uqRbr3lweJvZ 6SEKQS9RJNs7PPGRHyDyPJp8hdct+MonP0VVluz1h7RtSarh6UQz2dxiY3OMNuBEgKcN0khCrdnp ZVxMY0ZZhgrAWp/aVmTKZ163tF2LEIIHlaUnLeNeRN+3RFHG7uVtRuu3eO2tQ669/53cfO69DJVl dOka9fKU7uSEk5XBaMPJomBZl6zqjmqxYLZcsK4NoqmxtmEQK7zxRUxbkk9PqVcLxqMBtm1olzla JLS1wfMCvDQl1BFaNOaSVpK2a1iVFWkcI+IMv5Z0oU/lFJ3zCEcBXblitpxxmhdIKdBaU1lHslqz OZnQTwRet+TsLKcVkt3Y48FxznhrG5xhvT6jIkeVlghL0LbUniKvQWpBJEOMrmlMQyx9Rlub+C5C qQpZtwRdTbU+57goUWFErgcYLVGhRLgV01u/zcLr0e/f5OojB5i6YHr7DsX0lNP7L3M6OyVKBoS9 EVkWcOM7fpDNLOHh/XuMxz2OPv9Z5qdzRpFCG0NVlVwdZCSBIor6xIOAsgzp2o7O9PHDBh/Fdt1S Z5pJknChicknMCtyjpuaqJVU6yVFU6JFy/GqYmM44WpksBsjzg+P+d0vHJE8doNLvub4n/4SqwdH bHzrx3g57PH52rKmpjNvVw8tkCjwHEzPpyzXSxZnKc+0B0QILj45YHL5JifTJeH8AVrW+KOQ6k7H /HhKz5PoMiNsG0SvRj3z6ON/tljlvbl9u1iwPx6gAp9OBwz6IXEjoG2oqhI7WzOvC5zV9OKQzggo S4Q/ZOfahNgalh2cnKzp7/SZ3j0i6PXZ3NmktDWtqXH1mj0RUC9zZNvQdprQGHo6AicpW0PsadJ+ gqOmXs24dTZjtVpxuC5Z2Jhk4wqjQLOOBJ5MoG4otcf2jRcZDR/lYtajuHvIW69+iZP7t7n/4DXy qmC0d5HhzgbKj7jy7j/Bzs4mn/zNX2dza5v88FVeeeUrdEXO9UHMtFwxEYpnJxH9Xp/J7givn9LK EOEpklTRS1PCrEfWSxFZBkoRCInvPMZRwiSJSLQkjEKcaRmFjsZlnNZnXIxD+tsT9LqCdUlwaczi 6JA3fvP/Znj1KsLM+fyvf4IvHa9wwpGXhrprkQI8ZRFC0dLha0HTOI6nM9K2YrK7ySAboQdjzmdn 5A+PaRvL1v42Z+tTnIBktIluW2rlo9vW7iyXM9q6ZJz1iXXFhhSUuo9Hw1m7pjgvKLoa3yi0SNCq wbSGJNSsCg9/b0BlGpTUzIsFJvCJTMz9xRF7O4Iz26DrNdpZbkrNWdeA5+PRciMUJCLiTtHR5CWD 0Kf2YhhsE3lDom1BhkKnI+KoT+AJRFsjl0tqJRGmxcsLsnQLdV6wXLzKvTc+xd3lgmWd09UF1jTs 33iarazjwaJg89n3M9jZ4vd++RcY719lfX6P1z/3edaLFQcZHJ0vcS1cv5Qw7IUk/QQVQ2EDYm0p jCQwHkEW44UZum4Q63PidJPQNnTrhnvHU9xKselpvEBQlAl3ThfsRz6raJPX1y2T0zMkBrE3ptMR d7/0BTLfJ00VL/2T3+CsWrCVWupC4/yE4nBNYx2mEUgqrIC8MyRezbQy/OorbxDvbqKf1+xvXmC+ f8Dd1+6zaWqSSx6bmzt08xy/XmPCIevbD1DP3XziL52enhG5lo1E4EzAqi7BKWaLNXdOC/K6xLVv /6pFCejajrPaYCyI2EcPeuwUBY0JqEoIo5islzE/PmHSi/GdI3Ih/eWcvMgprGAnhgv7Y65f3Gb3 xh7pJKZdrTBoen5MOthle3CRq/tPcnHrEbbSTTbaknZ+jlEBngdB06KcI4k16/kDbt95hTu3P8Pd B/epjSEvKvwQLl3aIht6VKsF8dbT3Lx2jcVL/4Sj01MOdve4/fnf4fysILKKLIDjVc5jkw1ujDK2 Nvr0BgP6gxG1klSdohcMUErSCkEQCEqhcY0ljntoDH0fLILzFqwCv7Zkkc/d0vLS0UMupwGB8FBF QWsqRgcDwq6hfG1G7+o2FZLbrz6kdZp13GO2XDHwHc45VlULQuNwBELQOod04EuP8w6qxYLLWz08 FbK5tce8N8CePCBWgjBRhEmP6XRKb7MPXoJeL3K8UKOlxAQRnZewWAj00Yyzcsa6MFgccQBlWVA5 zV7fQ9QJy6bCS2I2tYeIB1RrR2eWjFNLGvw/PL1Xz+5Zeqd1rfTPT37jfnes2BW6u7rdPfaMB9sI hGQBBwghccD34LBO+SYIDhCMACE0jMZgZuzxTI/tDhW6atfOb3zy848rcfBafIe1lu77F661JUp9 f2tcRMYNy9bS+pQfnxWcmIgfBpoIj/7D/4r85gW5s9y93vN2tefN8mt++/3f8bVQjJIKhyDqwL45 IKRHBYGWGhECmJreRVyEmgFkRSlhMS8Yz0ekZY5Y7zDv/4yPHj+l/vYv+fqrH0jKU9a//jveLXck IVAWY26bPR+eH/HFuWGeTyknOVlZ4JVBqpRkGOhNROscJRSBnlR6QpWToGlMiQ0JxSzjaXrg7nrH 0imSoeWXZxWunfO3lze8PynoJws+0YLqas1NY/F5SnVyzuXtiuXQcZPPKGNgNKnYr3tk6FGixSOA iNUlwncEIZgWBcorVr7j6+e3mGTGp2fn/OkvP+efX13z7fe/4uRiwcnRGc2+4eqrbzj6/A9QHyxO v0wKTVIpjM5QOnJYb2ibPYdgsXZARY8MEL0nKSYk0xzvLRGYHk2YZBqfSA7rnqbecHw6xXrFbteQ TEqSoNnVezo/MJvM+MnPnzHGE6+v8PWeiw9/wo9+/IC829Cpgfaw4+5uzbbvuW13NIdrtvWa1X7N cr/mcNgjQ4ePPbV17Nuexg4wBILKkHHAZFCUKeX0FJNXjM5OmJ6e062es77dUbcJqet48fIVvRI8 GmVkKpIlCb84PeHhuGR+PGaUZxhtEOmEvFigigKZZCTREZynsz3BC4I6QqcRTyAIg9YpUib03YFM aRBgnOVpUvK9he9XazZdC3nGUTnlZrVmOsooLy549/wdq15wKHL0vsXi0VJyUJohqP/fpJrkGbkG hyQAVZEShILOMh8nnBQl4+kYNTvjm9evkU2DNpEqEWz2HV1oUT979vjLcj4i0xIj4LDfclhu2HuD cg3WWbSUVEmCFQmiOqb3HcNug8kMk8UDxqZjuezpthtEZlicnbJfbohBEpyj3bX4tiFPBLpZ89Gf /SmLP/gT7HKJXG3o3v3Aj58Yzk7mdImk7zw2BA5dwJLinKOTmqACKkqkVGQmY1CB4ALRSzp7L80W IkOUDqVSRpM5s8mIrMig6+k216zWK5pDB31kv3/LahCcpQVpCODgp0czHsynnI4zxqnGaIPRIFWG SxW9v08G4xUuy9GxwicCkU6QdIggMUmGMBqdF+RZTjLsGTpHv2/YSc+xqbisB/Ztz7p3tEFTD44P VUpfb/j63YZNPqLLDYcmoLQnSe19eMUndNaB9Qg/4Lxl8BEiDN6Dtwx9w3FmSGVGMik5e3BMoQte vnxDGnrOzs7wKmWzXaL+9IuffIkSrLzHHfbUNxs2w8CqaYjtAYtmNBohUs2gC9JRiW723K63pFXF ySTD7y2HXUfT7ZmXGSZJ2W4PtKmkuV0x9C3WW/ZR0zQDn/zjP+GP/4v/huzRU47GCcP6it3qhoeP ZpTjE5bO3tfBdw3L3Z7bADJCJ0HIEoHA6IK0NMToyYzGosDDdJQhbc8oGXGxmJAmlqZuEK6mOewI h5Z+v2PoHW0TeDya0rmWzvV8ePaAD09OOJ6VzMcpSaowpaFNUgqd0B8OWDNCyoCdLtB5RaoUMZ2g 7J4QIYgMIVKiTAmlwugKlKBpWxgiNyZhXghyDNt2YBha3hwCwQbSPGNzu+O1dZgyw7QDnpLyo09p Rqc0jYV6iUoMwpTsrcfaSIgB5x2D7emHASEiY6NI8pzFuGJxvECbCUNocUNDZjJmVcVms0F98dnP v9z7GraBm9UdXb1jub0fTrSICCQ+eISPZGlJES2b7S111zEuJsySHBHBDg0+DngRsU3HMER6J5Dt ns4I1m1PdJpyMiW/fsfZ4ws+/+IpDx9VGOP49b/6e+rtNdN5yV3dsm93hKDZ7noa61EeTMyIrqM8 fkBVGNrdBikSovAgMhKjUdIgqmOORlNS37B3kjaTDNs165s1d71HOo1Tnkk5ohKWdb3mp+cP+Oz8 hKNpyfE4IVGSNM8Q2hBGM0ZyzlDlmJCgizGmmJGaiNEd9I698yhaWheIwgCGqDTGt6RZiu1aurom iICwFptIrgeBtT0llivt6IG3vWOnC6SRDCJA23E0S3j85GPK0/fIR2foGDmeG1IVWe1blBlBGIjc Z8YFKb3tKRKYpprJ7IhsljNeTNmut+yvXlHvD9jBoZ6cXHxp+0B3ueJuu2XXDNQYJkoQTQJSkxqJ ICHpHNY2bOsDXmQUxzPyTGGbmpvNgdoNzLICUQ+0zmMGx03XIJymFyWF1hRNw6vdHd/81f/J3//N /81w84KPzmcc+p6X//YHlq/eMnQ9bdQMMYO7PbebnluryERgEJ5HH37E7dUrhqFnYwdcD/gBnRim JxcsFhM0PX0+Ro9yXvz+d+yWMDiJUhEjFROdksYtd9byi8eP+eTklHFmOJ2lZCmU+QgjDYmZUMgU pywxzdFpSpGBiD3ewz5OCEQyZ7GA0ApZVSRJwEUw/XBv7ISBtm2ZeUWTZCjfMTKRICLD4BGuYrtd 8s6BFZoyEcQsx8kBd3tL8+5b4vodOnacnjyifHbGfPSAoojI4Gh9QHuPkAkQsBGcM7g0I3E1F0dn FCdj6COvnv/A1XLFw/Nz1CcX73+5v9lwc7jEup6sHFGmGc4OSJMihMYIgRAePR7RNhv6oSZJE8aj U4SGzbKjbXdUR1OU7zgICfdlSIRJcSrh01/+Ex49fEi929BPTggUvPndC37/9Wv6wVLMUlJy1jc1 QgR22ZhN5/E3O36oG4iKZDTi0U9+gW+WbK7uiMEhMEyzEUonzI9GLGYZsbkjFinFJGf19pKmEZyM SjItCXWHsIJge7xVfHH2gONRRapLJqOCxSJhViWY8QlFYoijKU4qBjeQCIM1CpkqZIgMIsXoEiYV tA2OlHJcUYSewa8IXXJvV0eHSRNMvN+k7BAIMiAYCFGys5a67zDFHC8V/e6WuTFMy4qRCoT0EXU6 YbVacv3me9rba9JDTUhGFFnJRDuqsmTTO6x1xGgJweOcJckER+enTNSAyY8wScWh6zncbDDGoJ4c z7+83q1x0VFUc9JyhO929DFgkhQtIzIG8qzCSUnfNdwMLVpkVOMxuMD65o5cGoyR+BjwwqAHR2cM BsHk4kN+/IufkfgtYrzgkz/6c6Lw9K+e42TC7dWB89wwe7agMwXtoWFQgttVw+pQc916EiCdLXj8 6JgXX/2O6BpcyMlkIE8j82lBmQhCnlNMpoiq4PrFC25vGs5Oz3CHDavmwG5IGJmM86MZnxzPOZ1P GKclVZFxMkuYTA1Gpqh0QpdqJJqARSQGlWWgSnpxj6HxuiDPJGfnM4Y4kLcW3dd0g+UwSArfgFRo J1HKQNqivGLTNIQAXimih+Wg2bYNUTlGZw/oIhz6gdF8RJFm6LJELE7IZ1Mm0zPG+ZQ7qbm82nK4 ekPX9ZRe4Iyk6aGIAzFGlAzoxnI6LxBOEjCk4zFlOSVsVxy2V6iqqL7UQjAdzcmyCY21bNsVShlE BO8sSabxUdJ2A31bE4aAzDKy0tDva+q6Z1JkNMOADwLjJTpEfNtx8Ib3Pvsxi8xx8+73/OjzP2J2 cc7q1d+xbxuIFmUDTe94PC1Rj+bUDdjrHbvlllcHiM7T+nu6x255zeb2HUMakIMGPE6I+4FNJOTj EZt6w9tvXrDd9IyLEf1hzeWmYyY0D49mfHw65mGaU1QJI1lRTRJOj1JOT1Mm5oRQ5UhRkBiLIOBl hlSGNi1IlAMliUJiTIYWkukoo1s1qMOKaCNOOXyvmQLoiiQqhtDSuQMEz3K1Yn+o6ZoG30OvU/Ze 0e6WDMJz9PAp9a6hbg7ks4rMdQw378icI5WKKnHYKoF2wAGts2ybhvGkIs8qfLMnAC0R6yLzILCx gMzjg2IynTI6OuXm9i3qbHL85enRgkU1pd1t2NU37GJkakrSxOCdQ5iS1gZ8hF2zQ1iLzDPc0NJu apxUwJ7ECMZaoIOlxbPfeUKS8PEnP6a1DZtmy0effsHlb/+C67/7NUfHY7SROCzNtsdvG85PckSV cvtuyfN3W3677FB9z1CNOX32IcvrK6SzDPb+ZuZKMUoLZosT5rOMm7fvuH31jmFQzKcFMfQsN1s+ PDvl4/mMi2nKSCd4rTmrpsxGmrOHxzw6rSiSgJUFZRbvBSYR6ESBEJIYQHY9Ni0ojUTqBB8kC+Fx RtHc3TJYQypBGc/URpTJGEKgCTXbzY7V5Ya3L16itks2Qw+uo/UpLgTWXU+iNXfbPeOqolAZm+s7 ht2G0DUMtiEKja/3dM0tft9idEI5kZwlGqcEPhXMqwycJfaR4ARC5wTruNptyIiIusH5jnBUkYkS 9fknn36pyjG272n7htxHjE5JsxxtQEtJmab4dodH0vQNucnx3tO3LXmScDTWiGgwSSC6SG09mU7p 8ox0OufswUO8b8lSw5AI3v7lv2TtNU2UnD44oji+INYHdrsNdtOghoa+tbxuBet9ixWexfEDQt3R 3l2hrUdSkKqORBaMskB0ns3VFW9WFqEyJtMCbEdvFT99/yGfF4KRyUApjiZzHs4yTs8KPro44skk x5kUr0YMiUBFBVrizQRhJW4IBAmlBmsCph/uY9VKIEsJG4thz0xKikSh6oh0nhdW45ffs9m02P2a N2+fU3QrRsWEQivGwnAxVRxlmpKeOwUhBHa7Le99+hMObcP2bo0Mht3geXWzol9uuF537Hc7+vZe NGs3B0x9wDQti1STzBbYpgYX6H3LZXOgsYbh5g31YYXylu27NZmRqF9+8bMvh82Gt5tbeisQGMZl ZNMG6FsSGUjTwK6OeNcyoNG5QYWWPElRMoAfkMLg7f2kK1SCMBUin5PiQSpKGSAOuPUlja/Ijwqi n1M8uGC2KFgvGxCBTddg94HtoHjZtux2Kw7FlNGDc15/87cM3UAQCq0sMgRyafAa9k1g1RzIhGBU ZuTRkyVjPj1b8HSU0mAYkXA+W3Axz7k4S5g9TJFlTt9EQjYm12AY/mGFy8mImOiJiSJxkToVhK1D pCkurZgkUOCY9VvSPsF0K+x2w2q433ReffO3fPf8OdndFTR3SNswsg0YjfGSkChS6ZkmgtQoyvK+ e3F9t6UYp0ze+4yb21eMkoqLJ2eYpKAfLH1QZNmI0AdMuUCcfMhwfEpazFCJINE9Mk9pO8/Oe6x1 OCIu1WxlQtl3jGNGTA9ou16xv1uiY4sxCX1QREaEsCV4i1aSbR0hSRjaHULk0PZIoRCJRiMwRpI5 uHOSLBnjTcKmr0mLGW3fIps9be+h33KNZCYldgunj56Q25bBasqzR1z/7jWpikTR82ZTc7tZs0Ey m5/T3d2hgiDVAZ1EbBgYlCf1A9KXFGnCRBsmPnDIHGOd87hKGeWCsU44H0+YpZrTk4JqmpNlA9JO 8VbjCkklW0Dio8aJDGMqWtdAZtDKUKYBZAaZocoUbugYDZZ4PbBRDXGz5PrQsTscWN+tePH2huu7 AyEbaGXkONV8mEuG4ow89kjj8Wlkby2DMDwocup9YDPNWLSed9/8np88+ilnzz7j7d//a3KzI9MF rfZURlIVAp3m5LpnMWqQR2d4UbDdv0W8fE6Sl5zPYTsM9KIlesuqDfRhzzcYmuwa8+0Wvdv3tH5A aoHWiuCh6xr6YJE6QSYpDBFtB6TU5KGnl5GIQXnBaDoHt2G7b5BpAuWMoWlQJkP7mtnEIGODMoLB WtRyID59zNHpBzyYKDavb5g8eR/Vfc0yK/nti1eMkgTnAyIbcVYdkyUJ7158h04SVPAMPqCKHN31 CJMhYmSWKuZB02nP+WhKjiDPNFMzYlalzArBZGSoJoZqLFGHyFBvUXlKkpcE12CRpMHQCoGSGhEH nC9wIjKpDMopUlFjVgrshkHC9c0ltQ/0tuX1y3e8vVxxfbdCdAE78oxFSp6ljPKCoFqquMf5SAwN Yw+1S/B5jlVT6vqSaVFwMSv4el/TX37Phx9/wduv/56rdQ/S3a+kUpPWNfNpRZ4IursbFv2BkgxR plCVJAHScc6j8j26H14xHDwFnhAsN3XNru9o2z3qpCy/RHiK0Rg9muD7nmA7vB+YFxnKRXqgcZYq SfBO4GMkBkeS5Gh/YNVHYhQENNYkICXzSUrc7zlaTBFK4zODdJ48Czz+7EccJYb11QvOn/yc8dGc q1e/RtiWH5Z7Doee8aRkcnrCojymvnrJvt2SSYGQghgkSZJQOFAykgkwQrKoDE8XI87zinl1b+XO sxwZI6WxGOlJokbqAZUaqjKjNZGFShEiQ1tJbS2JU/dKoK4JEYwDrQXjqNjXW9p6z8oHdvsVQ73k pvZ8JgfjaQAAIABJREFU+9vf8dtXay5vlvTxQKdz3p/nXIwq5plnYjKIkVMxsLUHNIF10CQarBc4 FMumIwaPDoJla1ltDrz36ac4mbC8fIeP8l5JRBIGQaLABwcGRJTgFUoaElUS3IBOB9S4Aqcp84zd bg8EQvREYUiERsckw4kEjAQ7MHQ9Q90yKlOOMNy4migFFo8PGe0QSaSnNgrtDnQqQ6kCUUCImqYP nDx5grTXTKan91h5BvLgyYoxgopDvWTz5pr0yU+oLqa8+81fsN1suF3dIbXASUESYNT1mGTNtr4D NInv2LiAUWNyZ2GU3nvhFqpJykmakNBikoRSDMi+o4kR0yfc7XuiGsjMjsmdZrqYUZ0ccTJNcP0t hikySTFBslYtWRhIa0WvLMZJmn5Al46m3tH2B3AO11uChcuXK75//pZG5QQ0hSqZ5CVH5TEFFmt7 DrbDusjB5NQHx7woaBHMUkeWlby52YCQjMZT+u2eqYy82O+xr37Hkx99zu73/x4XI63rkZ1EykDo JX3dgM2wuaE2gXPTUYqKK2fZ3m44TmtsGzkaZzTHJd16yUSlDK65f/XFuGCaz2gPDe6wI/YtLq04 K2ZshgOtt/iQ8jAfcz30JLlA9ILMGfLRiOL8GcPNW3bliLyUPEMxYUNnLfnjEc16hzYTJjoSioTX nSf97hXjxWecHT/j+7/633jx1VcMTnG13CLRTKo5/aDQuuT15Uvq3uOkZI/CSEVUgS5C0XY8yjIu FgXHGWwHwSgp6HcHNl1ge2hwUaBiAb7DG4vhCkHK1H2PPkn4g6dPUTPN+elwH0PzlpglBJtg0w4t Jb2y1LWj327RVpANAt/WXG8cm2HP5nBHmhVUSUE2FUzLnEpnLNs1A5LMK+7sll4luOuO2kf0rkFr xYOpIgyem26L8AHtT2mzwJBZmvUdz9fX/OyjP0KPjlDtQEwHNtsWYQw+Kk7Hc+bzitnxKUILlDyw 8SnGW3YbzZtmTywKotvx6GjE2wFc2JJEuHEW9dEHH35pEBSpAntg6B2LfEZj12xtjwgOY3JCkjFs 92jl0CYl5DnCZHT9gCAwTXPSwwp5WGHrmqQcI4TF3x3IF2NkmdGWM2QfKR/8IY+ePuLlb/4v/v43 XxN0Rl1vcC6SlRNGCJwQ7NoNP6z3DNGhpSTNcvKkhOg4q3Ie5wsuCsOs0OAKgpaM0wqqjHKUkxdj TJkSREvMFIOLWJEhZYpOJGMpebdsUD4wzhdYI1AF5DJBZRVCBHwqCCpgTI8JU4w5sDtsECj2XcPd YU84rDkbjzg7FoyzCq8iLgSWbYv3PdeN5tJpuhBoAaSmSzx6aOlcy2roEMoQnSImEQFoNO8OLVUc uPjoJ9ysV7x7+xwpDDFIRAwkpaIRFmJCvV6zX16xqyOZ7dCdZZxG5Din7npGSlBoQ0xSuronNwrv AzoPGU5FtOrZHTYMuiDYLbatkRI6LykIdL4jCkk/KEaLkm1MyaXEuQFwtLtb9FCTGEU+n5LNztjt ImlSMCGnt4J+2yMmOWyu+dXbv2Z99QqZVdTbJdsWRsWcNAh6A3WIdNai0gQ/CKI0BGvpRMvjquJc ecbsmaJY+IQoPTN/IPYeZEIWW0Y6p4mBpoRBQyMyKgNKSJAKS2CoW8Qwplt6MiJxrhlSS9ZuWLue iVH00eH9gHA9W9ty2HQoq4idZdh1KGGZ5Qlddp8nXB3AaMkoy5mnJWYs2K9qfljfomXgro0USjCJ FtnC0QgqAkrC0PcEkeBDRyolru7IQs17j55y9/wrbLshOEE0jm4rcVIggibTKf0QOV6co82G8TRj l0z4pGuZuMCb/UDhO8Z5hZ09Iok7VH2JLkVk19Ust0taJ3EKBtdSphnR3jdXpVYY27NXLZleYIo5 I2Hodtc4GXn44c+4/O7XDHGFUmPSrqO7vKScf4wYz/AF+GYF9QrRGd6+fsOtjXDwBPasupZ8csFe yHvKVpUzUxkv323xIZCIKZm2hL4jxXChNA8SxUUaGKuOTFly3WClIckFUTSApw8DI6Voy1P6bks/ 9RhgK1KCFRy0xrWSfHRG0IawtzBY6rIjKE2SQG8dso9IpYntjm4X2bc9xkEbIkYY4mjBxjes3gb2 +wajMmbliKxM8D6ibGDV93y/29LaAaE11jqEVJwWJaWXiINjUkm8KdA6Q8bIRKdILP31a87nJxzP c17d7PE2kA0BKRw2SJTpGBXwZDbGZNA7we3dki2GTA2MKs2FSQj0TKdjisWcvpYMTqCH0HDYvKNz GVqmZN4ShULgECgwMIQG6/egxxSLEenklGTYcFjDk1/8GWPd8263wXpJGzsYImjHVP09pki5awT9 HkQYCOue15sGFxXt/oDoBe89PufoaMa63eIay4MiwbkDb21CCIGxcQjl8F6w0BnRR8o8J8QA+l5u xUViPsLbiJMGETUqSTBZiqqOyLsJO7chDJ4SiZcpk+mUfhqQT45xUdB0A9AhtgI7U1RK4IREphIf LTKNSFeTSo3PBvpBk6UT+iygDxlDf8WgNV5ZlvsN/vbemi1kpKsHYtAYNRCIGKEQSiEkvD0MnCQF qvVUpSeminEwTApN5zyH9TXT6YLJZI7Z1fT9HutBRAEE9vsNhz20uxX65h3KSGJvSVVO+vSEYpqQ KINtMtKuJis1101gNh2hBu++TGJKOXpAaXqEbekGRXl8gnKRoe0gDDhdMJ+ekCwuOJ8dsX/7DcX0 hAfHU7766/+dZm9BCoyKDD4y1Af6oaY7dOjGIQKUH37CobeIXDL2kSr0PD4/4udnC/5RXPHzL57Q ZSXP3614dXvJ6tCQOk9KoA8BksBUGDIhoUppfcEgE77dOq5qz+s+ZbttebeDbd2xk7AdAlOVYKqE Vo5wukIbzQ0JobfsyxGpTNGpphU5ievRwmObiOsCwQ50vSUgCL2jaXr21uN0pHWCnWtoY8Z2e00M Ea0znm8Hrpc1748KPrx4DzU5x9c7DIpCGCSaW9tw8I5134EzPFqccTZLKBNQwbJTgrVw5PWAPM2Z j86h3vK2vqXvI8F5CgU2QFAKHyG4wMhM7xvN0jP0jkFqysoQ9IS01CjpcV2P0Amu69Gj2TPEeMJ6 t0L3FpHCOFe4bUPd76l7x7QqmR4tqFLBw2fvsXnzLVYUPPrRh2zfvGJfa6xzpKKjaXKkHOiiwARD isGmFe99/DmLZ+dcbn6gGwLX3nJ2MeGzL57xKM/ZfG34J58e89OfTvnv7jZ8c7NlnkukVzReUgXL aYgIHZmmmqE+sLZXvOk8pTAomSPcG3w6EPYlsbLIeoSpRlzaSH21YpAJvR3YNTUqdKwHSbJ/w5vF +9j+hHnmGQYJUWCtwDpPjieaiChKROMZVRMIA12zpSYgRyXHNvJm8HSt5/u6xZQLfvajM45+9Av+ /D/6Gd/+5jf8zbf/lufNkodmxERlFKYA2zBSig8WY87Hjtj01EGQJhVV7HisE+JsS64L+uvfsa/X VLZgRySKgb2LZFKACHglaD00Sc+H0zFhNKb3kmIxQ8nAet9Q9QKhJVIFKlXT06KPxobhcIndLUHm yGrO0BwYhhZDJM9TRvNj0tJQx4ymj9wttzx574KLynCpDqiiQuc5vg3gOnw/MHr4PuePpnD3DnPx jPmz97j6/mv2uwNtk+Fth/QVD4zhx//Jf8r+o+f8v1/9G56pJdVuS9437IMmhsi4aDiXkswmHELH Vt8PNXdtzxOToDNN9J6rIZD2Ghl25Luccd/xVBreexQJ+fs0oefNzVtWS08rFdNEY1xgt3pNrlJM ekThG2w/IIiI3qLklJOxwl91tBaq2cBUwI2VdM29zSraS9qD5fvDQOMG/st//IwHf/KfM/vjP6S5 +553P3xPLRW9MEQE6+BJQmBsShZ5wrME4m4PWY5Oc2KWUw2Q2C3R5Fy+eU2MnhOfko0K8iDZCbiy NYOLKAeZMQwy8m61h6ZhNh9TzCfY3Y5gI5X32GyESDJMXlGHjsF3qOP5/Mt+fUeRpKQ6xTlPW+8h eLzrUEoyLhKIGWq6ABmYJZ7xvOT27TX17YqYGqKpSDJDqhJGx+e898UfMpY7tO45f/oZ0XbUb17c F0e3By6OEt6vMibblhM18NEHZ3x3e+A3v/mel+92vN47wEPomJSGUyXpncAFwdb3dFHjZcogMp47 eGk91yQcYk7MJ6xkRUhGGKsxmzsK33KSZ5QmcOcih9rSBlgITeP8fZQ8rzBiwNAjEkGalhQPzqnG CdKkDCoy9A4wXNaaq9ZRSomta17fXLMMGX/yk4/</text:p>
            <text:p>48198wtnJCa/+9V/xL/6H/5mXt56j+QXnAuYi sGs7jg1czGa8dzznJMuY5hUiTchlipQKlaRkQZHhWBQj3n90xnRUMjEDSQKX2xqEorcWp0ATyJXG +YgLntt9y/Juy93VHctlR4JjNC4Rvb2HU9lInhdo393j3Z2E6GpiACs80mqizlFE1kGTpiNOqowT f4dRcPviJevNgTIVKBzY+9IiTz7k4tkznp495Ltf/RuK4hlFNubm5jt0kXHz4g2Fsvz89ITzKlKr BW8u3xLcHQ+NZp1p1oNFSIkwkbkTVF3koA15ElgOsHGaTGbYGGl8x6AMpU74dH7CP3r2mH1QtD7w +fk5bNZ89Ztf8dvbS3h+Q8zg6dGCfpywOkiu646jkaZuWrLdkvF8yoiELFWk+ZjxZAQmoucjJts7 1j/8QBd7msHjhoHOOaLKqGanfIrmn75/wcMHDxCF5N+vB8KmIQbHzEe6Zkc7WD6ej1nMK947m3Gc Kw6NxwZHGiJd7yGCRTHRktpGHk9LPvinn7MRiu9+847w+6/4KwJt3/0D/FoQYkSphAkWKTy1d/eH QxpcGPhh2fOyrlFBc1xIptMxvU7Ro8IQfUXf7ul9xIUBrUCTEIQiGWWU05JJZpnYFb3rWK/u+OFu Qy4L5GSEFSOqMnBSzHnyxc8oVIbOAmZ0xMmjHxHXryjbDa9WtxxqR4Pkd5d7XAWf/fJ9Hnz8hH/3 z/4l47lj23S8tT0gyYLhXAUGJEJKDt4yREGKwQsLpqBpBz4+OuE//uARc1PyT96b8iI9Jv3Fn/Ao Nvzlf/8/8td1R+YHcpezX3fkXvLB4wuu2z1vfODu0COFZquumCmJnKS00aOjIwpJmU1oEs30eMT+ SnLXKDaxwyhJv9+QLB7x8RNDslkjb9+wvzmHvuMJW577LXfvlqy1pjApn1yc8snTY9QkwQXH4XZD Oc8YVQZWO5bplDfrezqKLQyuzXmxXCOff8fDpyd8+MkzVm9ueHzkefHDc4wAiUaKiBKBNLlPJI9H I2p3IAZD3fU4Z2l3gVS04Ar6vmHDDr3sGyrnGCwoJTkMAil6knRC9I6zoyOOphlu2DN1mteN4O3S o8wx49OUXHrGsiKvBsqPf4wa7qj0lHf7DWenn7J69RX97fd0+4ZRZjj65JQ0eURul7zp9tR/8w1/ 1K1Ii4S7K8d3dztu6p5MpJQxsDKKs1gikoF1N8aJnl1wBGkgdAipmIuBz85LnownQMdxAcmw5Oq7 F3y/3fF9t2YaI5+agqlM+N3dktPRmI/nOb1w3K3vyPSY0DgO2ztsNb//yCKLpEhO84KFybBCMBlV bNo1EkAEkuDI9rcUoxGfP3vIoQ78+l/9BTdbx7pZImTBJx88Zj6tKCczJgvNiITeddyu1qSTGe99 mDHpFX2Zc+41Vnuul9dkbUORCu6qGV+/3XO3dPj6t+xfv+M0X/CkKtn3PUEoetdTDZZsmuMHyaia YuT9dzdu02GGBB1bRIwUqWE6NriuQ50lxZc2aKwdKHSKij3V6IJFmmCVRZUSJQSxqTmsHPvNhnEO H1xccDQ9xukTJhLGDz5kYkruVmvi9Ijm5hXd8nsur28Qg2Tfe54cKf6DX37Of/3ffsmn758hD69p O3j5+9eoLOOrm5Z/8d1LrJWcpvdV697XXBRjUgXCJ3S2JxeBzjrqbs9UWULXsL7a8fBoxqmZkSyO efGr3/F//PP/B5IZp1rx7MEnyG5DEwRpMeJd4zketSyyBWsXUFiMMiQykk0ySisYVVN8mSOLnKm2 1MYjY0Zd11xvLb2ybFd3TKNBGc3Th0/o0Hz7/Acu9y3Hj8746L33uVhMOZmklFkkjEvG+5q+7UnT EQ8/nlPYBrGFNIDqW7bOc7veItsaLS2zn77HH/z8GT/+2afsT39G/uznvHzzir7bsqwHbAwkIrIP Hu0d75qGoVnTHyx9azn0ljLT4CFNEhIFwke006jZdP6lkIaYFbRwjw1bPCIbafyhJ1cwSlM2NtK2 kbSYMXv4CWL0iD4/xeRzptURddhx8/I7yulD6uvfY3d3XF++YXew7A9bfpkqnrmBSX3LB2PLeGoo iBwVkU0o+WffbPnVD5esu4FH0zFPxnMmASrhWOQZo7ygzHIybzjRmotRYBRLrMpQKmfbeVbXdxjp kfsNXbQ0bcDv7phHRy4kHZGHR3P+7OEJOw9vmz1FkRDyDHewSJVQFiknSYoloIsRKq+YMeCSDOcd wniaXaTu23sXdd+gg2eqJJd3a9aHLZQj5rM5xXGOazQj5fFZQiI1Do/0FruYoacZibDoJpL4migX 9E1gGSydhSQaVv2eIoloIxnZlpPPvuCP//w/4+vffcV3X79gae8zEcRALiOpyiEM9CgSKfGyo0oU i7SiKHKOc43WObko2IkenU/HFLLEZIbY17h+jDOKMAD5BN9uuGwvMaqkePA+Z0dPydIUFaCOPaG7 xWWC21//mvK992m6Df1yyeAljc+529bMiBwKiVQFsdnwm//pf+Hoix+RXDwhnVfI44Dpd+w6i9aG RZVwklikqcjTEU9ly1oJYhDMZMmrdaRwks9GAzdmSv8PeHider5ZXfLD21cM2iC9gn7Ay4x0+4ax 1pi2o64HnhSKq3BEEzW5a5G5JkkTUmPovSdJR8TokFh2zcBRoUGkFIniaJxSNwX2dgdHJ+j1Gq96 tPOIPEUWJVIO9I1iHxvS4Mid5243sJMZs3GBTsbMRhkqBGR2jd9WVOWGGkUMFh890VvKKPDvDtzs vudykKh/94bn0/+Vy6++JstA7SNSBpoQiUKR+IFJZjBpSWJSeu+ptMfFgBGWYAXISDAwlQL99PEJ xW6g6Tv2weKVoOxXpD5Qi8Buu6J3PYvThETA4XDJ8maJOqzZOzDCcViUPChLtPD0+x6XnrG9u2J5 dUvfWlyV8jbVtC4ybyf8sRS4v/6W8PCa3Tjn1Q8bYt/SSkFpJEYpRJoxV5rHVYF2nsprDrZjkwim I8H1KjLKPGemJ0nGOC85mWgmSckh7zAEGi9Y6BzlO3SoMK5BtQPdYPFJw9PqnKv9mjGBJDfIQuKk p/eBJLbYNuVQ9whpMNkBIzqSaUWSZpyPxmwPNYGKQadgl+Tqftc33gL3mUqtAqvOw22NFor8YYqZ VSRZATLBh4BFIk9GdIcOqxrc4JEIohtQkwm6ypnkgiab0m2X/OavfsXtwSKjJAn3Yhk6JWqFj4G8 UsySFIFi6zSSiHQ9gw9oJRnnkqmGTKbo8yyjGTqGzjIETzbTuOScdLfF9EsGkZIfnbA4ntDuX3L5 ridSEpVGFZ5xumCRz2nKghAkOgzc3b7j9Q+/Z3sYMFKwCgrVekQpqOeP+Ot6xU/CnvTbV7yenvBq ZViGFBE3zFJFJTXHGi7Y45oeX0iKLKMKFdJrlFyTSY/tRiR1xziXzAuNMQnTVHJU5AgtsColETlL AqWQPDKert6xPTjWrqYXkmk+om7vSIVBDp6oJSLN72vxqsN0K4byiNhpkmnOZt9gEklRjfngRPJ6 teYuF/hesj9AJiyZ6nCNwgVH4iKF+f9Yeq9ly7LrTO+bbvnt97GZWWnKFwDCEzQFsgk2AxTZVEgR 6hvpUg+i99ADSC11RN+QHUFFd0v0bMKjCihUVWZWpTsnj9t+Lz+NLk4/w5xrrH+O8Y/vN8TDDDPP 0VlMko2xWtBXO5xJyLzDz4+xbo/c1Shv8Nx6EWSksXczJg9Oee/hI7749RfMvvsX/OZf/o79P/3T bTys8Zg05TiN6LqGOB6R04MXdLLDI8ljTTCSsVbcyRWHUoJ0aKkl2kTsbIMNMJUtoV0SjSbMVh3N /TkHd95mZqbsQkda7bA2vrWOa09Ixoyl5ppAs73g6vwLrr/8BOklUZIwSg0qMviqpB1knEwcz9Yx N9UZfzpN8XWHkJZl04Kt0G5OrhMO5R6FQwRJKiDYNXEv0MVdnBpTRBnP25Z+qxAqIJMYiaTvLPNp RKQ1FBmxSph0lrRQ5Knn1Rms9hfoOEcmOfkgp1sJ8B1RMsAoIO9x6RjT9djWkk8kBTEigPECCwij GE1HFOOYs8UzdnXCWkiUrPBBMhjF1FqTCI/KNYmJ2MkxdlSQmwnO7tBZCkrSxUfofAx2w64X1MHS 9x1r12F2e5Jrwc1ghOKC9eNXtPYZw5uSp1HMMIvIYoOIIybBUSpF29WUTrAUPQTHcWoYpXBKSyo1 R1HMREIUbtCVs7gQcH1F6D27RUlVwPFmx7pVzGf3OZ0dM0zvcE+leCFJ9C3Mqav2dNUVT3dnLM4e s7p4yWK1JUtSRkKQCk+sEoLR6MMRaTxj/3RJnsGnrwRGCO4Wnt12wb7aEicz4nzEdGiQFLcdObNF VUMycxu+2O2+YBJPKWXOIIfIaKQ2tDYwSKEPgtW+pHcGe3lDJwyRjNBRYDqPGcYJ7719St8lNHXL As/saEqBIwSFrW/7IDUDpklJ1HncYs0235CHIWUqGdQFvRJ0VAzZMZzPMWXDSbbEhpTEesLQkpHj naArWyqvMarBdIFKeEqfUSBRRpGOpojVBhw0XaCtewKB8yCx14rpdo24qvmy/RyrLS+uFlxvDN5r RllHrAKpsGy8ZGsd0tVkec6hVEyNZho7RiLjnmyQUpIKRTHMeeftP0EnImWb9Nw5OObs/JrVriXp Sl43HU5GhHJJuXmNaLcEZlQB0qTh5bpls3zFvltyfXXO4npHWzdEUUD4nn1QjLOMTaiZ6QEzrbh7 /y4XTzvqfUmpUj66qXmxLDlbVQwlRFpxZBRGSFSIEOzxfkActbSkaFOQC0/kPVmqEXnMdt/ju45S QeIsyJRCR+xkRyDCy5R+kFFoQzrMEdMRRTpBtddsn21Y7htONKAdq64nihSaHCE8eyEZ+g6/XbON Iow4RnUVddyiXYToe/Y+wmT2Nq07O0VJS+QanM+xVAxFyloLXJSQywBRhi0OyFDEviYqhiACvnPE siMLnqjbIYxhV3teliXH6YCr6z1aahw9617RaEeEBJHileDaeazvmBpJPEiZRzBRmlMpMbQUziKG I46O73Pvve9y8rX3Gd6ZoauqJI0Vg/kAK1tefXlBCDkycojG0nev6daSayMpozVdsLBY83JXs2k9 wVdUrxcYJzFC4fqW2rZkeU7tFOnsgPHJKW73GJXmtFnK5nzFvnc4G1iUG5q+JQmeGMU07NBNoI4U WQ8Dbam1Q/uKLM6IcYh4hhxoBiKjzRqaVtIKj1EFw0IjsRwGCyrF5GOi6ZzZIKY0CZmSqLrBlj0i 8kxiQYTFKsNRJugsrOMBiexv6SMGAoFCBnS7JZoY6t5R+y0xAh0c9c6Sm4QKS2kFkUpofKAAnBDE hSYyBd4ktMMhMii0dsSmQMQZYb/G2B3N65LN/oYKy/W249n1mk1fo9eKeu9Y2j3S90Q65SQJVFIQ tT29lxAcg0TyZiJI45Rh33EYWjJr6AZDJvff5cHb7zP/8I8ZHh+izn9C//l/RqtckShN3VUY25Dp Bh9yToqUlbHoLKU2I7LRCX3oabav6XaC+mrLztb01Yre98R4jJRsO4dXEbHUMDlkMJ3w8N23WF8m 2DhDuIZyX2G6nl2zBWWwWFzr6UXPzloGm5LDaUDIlE2oMG6AiQVaeKQIIBv6JmJQBOaZxOW3gVa9 TDgcDFmLDUpPyLIZ6XiMj2dIX6GtRezOcbtrytoSA+M4QkmFlgpBYOkcIta0ISfZPUPGhlwpQqvY tGtG5pYR3NATvMZ7w65riHVPowzCC3aRIghLxZBERriYW0tbpHBExKFD6wiVakLT4Hdr6Et2Xc2+ a6iI2XYbguiIsoLr9Z5MSvJE0vcGiWdDR+oStHCYSDGNYaTggdbkOtzCpbRAvv0Npv/dv+W9b36D 2SDBCcPm05+w/Ye/w+4btC9SfNOxfnXDeufR0YBUSLatp28qOv0uJ4dfZW5mXC1+hduUbK7O2V5e sfIbRNdRiwG593Q6phcR0yilOL3H6OGb5PWOyDe8cXCPzW5Dtd6j8LDboIPDZRJqiQiCTApc11MY ieg9pSjZKM19GTA6oncCLRXKCoQcs6stCwFGNhA6hNSUuSItDgnDQ6I4ELRC1wuCrZFii+8agojJ Rwnarkgrz741WOXZ4+lijU6G0INKxriwo3WKbO1JcsHy7IbkjmMQRbeefJFTKId1gQyJywdEJgBD oMNJgzaGjpgoSlAOWl1QaE9Tg6jX9N2KdFmz8SWdhKq17LclXS/xUuBFzTpExFZBCCjtaIIicnsG mWESB96LBLH3HPuKeWxIH5wQvfU97vyb/5mjr34DLQXBWvpXn9E8+w3pe39E/+Qj9O7Vlqvtns2m IQiLVCkFildNyVsPfsB8eszAwc3qI86vfsn54+fcVCWCmEzk9KQc5pooBOrG48ZDDiaHHBzOSbo9 Ub+jatZsQ8svf/xfubpYkdgtjQ+oeICqS2LXICScyh4lNSoWKAoq3zI3GY2XdA5ymaNtQzoeM5oY tvaAkd6wDwKfxORSo8ZDZtkBVaRByVunjHMYL0nMGB132GSPocUah52kyEXJthfUAbyzFJHFkmBN zHa1IVWeQeawIiaKx8TGUJsIZRS2vkHHCtdDHFoKqemIKGXJyEhCMqB2Q3SeoYLHKEUUNTRWkrhA ccxhAAAgAElEQVQGt2/JS4OpBNu+xWUFardh7T3b3mP8hsGgoIgj9psGtKWVhmGRMFKaGT33teM0 NDyKYPCtDynuvIWYCfLf/hPmb7+LDB2yXBPOP8U+e8rg4X0ypjz9x79EL589p+wCo8Si45jQQ+lb 7nzwr3nnja+x3l/y8vWPWSw/5+zVnrNNSQ7kcUSEROnutmkSIpIsJx6PSDLII40ZHLFteux6y3Zg uNreoLuGti2pR3Ny17APNXfSAZEtqfuCVPTsO8hESZoUaK2wSiNFQmxiWt/TdI6kCqRFTSqG6EKj s5hSdWgh2XVr3GZPNH2EzHL8TFO1FiEiXFMTcXF7GCImjg27NMWEHu0Vtu/pVktCMkL4noiSyA+o O8VABYq7UyZ3D7iu15hqQdBDzHaNizS6FzjnqINFRhk2SIKaEWuLCzFObSgKQSgVKE9b1WS9I3c1 u+DobEvV11TVDiUEqfIMi4x8MKfeLgndbcD2PNHcSywPtOIQz4n2nN57yP1v/Tny29+guPkpVXJE MT0iWr+A7U/g5or6+VPCbox8+HUu//b/5E79BboWKWaYE2USoRv6nSS+8y0enb7Nurxgdf0J1+fP Wd1UtLVnqDy9F3i/piOno8HVtyiZ6GjMNB0yGybkpmU0CKwuGq5uJNXjL8hahVUdcjgmqTucgLlJ GPSWTHheu5b344QispR4jNLofk9ZjBjLnkY4RGdp1QbbJIhxROULSm/JywYVD4mExxeHqGSESAJK CKLI4YWgdhK0Rog71H5AFlWsWkuzXuM76GVKkI6objFywb7v8C6gDWQoinmMyVLkg/cZS0370X/F 9B1IT7O4YZxDrwOF7MDFNEmKVoYgYkTw6CTC9RXaCLrLFbJboV2Hcz2rfkcvFMvLJU9Xaxpd8LV3 v8rJQc7q6opfbQM+FhzmmgcJHAvJfVEyM5LjD3/I6Q//B2bNM9T5X0MUE73/Z8jYw9mPoH5JePmC epcTEo/9xX9iePURk7fuoQ8e/jajIkK6kutmjx1nnM6PqVefsbh4St8t2KxX3LQ1qRe0SiODRwYJ 6lb590GTZAkyV5x+8BbCSZ59/mMuP36MVApRlexvbpBKIJOMTqW0uxuiLOMgyon8DicKpl6QaoPU PUJleCFo4pioinHGE0yDD+qWjZ8GeiQurVEonJCM4pRW9khj0IlEljt8HPDRAb1oMeL2y3MyQosp rY7Z7/ac7xbsuyG9CsxTidMJZr0gchE1KdYL9tYy8JqDLKWsboimB5TCU+5LomxIfbalL0vcyDLO UgiXqCwFCS42yLpGd3vKWqG6FX23JO0dqtnRrDuWu4aL1SXP1mvOqp7Th/d4UGj2yw1XN9ccqo64 gHuZ4URYjiRM8pjs/W8z/Fd/xmT1KerLvwfp6d/9c/RwCMtfQ30BjcBLTdM6svGQevUJSRrjhnP0 6eGIfr9i3e8QIgMrWJx/wvWrL5ChZ73bUVc7hEyoNWgsEREOh4oFmRpicehHH3CYjzAhRo0MTg6o yz1OWsTihlYqbLAkVmB7Rz+ccU/DwFf0xAipkFhkJ2j6CCMlVioqM4G+JCJHofBRiwnQA1I01D6m MBKNoRUNtZ4wchW+EbRth1EGHVqQGaZv6Z1EyJ6oq1i315hySxVinPfEwlG2hj6xbCuFtBt61G3E ihH4XU+tJN3zp9gnn1K9OL8FV775gOjRfcqnTwlXHasDySDV+LZFVmtCMkWKQN90SC+w+54UQRag 2wkWe0+5WbLeejZWILOEpt1zVQqmkeXQeMYDxQGBg2DJjWI0mzF+9JDkL/5XjvUF0cd/B6GG9Aj/ 6DuIfgv1c7ABcDgzZu035MBV/j7R229wMB2h95ePefbiC0LwRCbDRwnXZc1qu4XQs7ctscmITI61 OyJnqPqANLeIVPoOO5zyTjTnznDO2cWvSdagqNFRRnn5gjgkRMEglGZh19zXM755OkVvrul2HpSi Vx4dCUTas9qBqS00ATeWOF+TGoNuBNp4tBRc7Tx510Ih6NOaNk6Re8fw+A4VC5QT6DRCRwqHxgSL D3uUjyloCNUldIbeapY+ITWG0fQIEWd46UlyWN9c36Lok4icgO9aNl9eMT1MWbx4TXO5Ip4nZJsr JlGOGo0pL25oyz2H0ZhG9PhuQ7x2CBXTd+DbBuE22HZFbBNWrWHv1rRtRetaghBMVEKa5BwPFelu gUnXzEzEvAoM5xMOTybkuUR970OO78zx//L/EiKHCBHM3yBKLCx/AdUFRHOgJODxvcDpMdkf/wmD 2QCT5eiXL19SljXWtjRqSaE0IiRUQlI4yVDnpFlOaDtuagmupbSeQhXoZEhx+Ijjg/voqubLl/9M HmfQrRAqot9f0qNJZEzf7+mtZKwHvPv2jPuu4lkrqHtBrwKxD8ySDismlHKHbzoaGTGr92RGs+8t uUyIopTS38KPdIAidpjgaOnwyuDaC4QSmCglQoBJ0L6jRKO8xMQB25/T1xeEtuMXr3fEnSS+d5fs 5AStFbvFljaKMPcmxO2OPngqseXzVc3hr3/NYjEgVC1IyX7hUddnXHV7imRA63uqG8e1v2asakIx oveBmBUyJNShZbpfY9sW7yy2brlZveC1rVjYll0wFNrzht2Tvq4QXc04EUw7xfjunOGjYyZpT2Nm HHzzD1HtgmZxRqEAJeHoHmLxs9vDDxlEHtZbhK9Ig8EnYw7ng9tfwE//A/pifYHwGk9FZzsqCkaz hDeJWNRbbO/RNHT1isQrOqGZ5REnd95jfnKfIhnQdGu+bM8ZFIphEdE2A7a7hpvlDeNoRGs37PsO kw75xtGQO1nGzasOY3Ii0zJVQxq/xXpF7GIy6dBJQh6F2/WlIiPRMU4lNEjAgm1ZaYeoC5JpQu4V unJ0aUOWTXGNo0kVia3omh6PJrIVWmv6puXqynG22nPW9bylY4q0IEqG+LaiyBNugkY7ixqMUTph 0x2QhxVtdU3YtbiBIfRb1LrkUxtxs11wnJaME4npEsp9RjFuSRFIs6drDFjLON2Qzgx+J9gsPBft DlvWVD2UqSF2kqkUCLdFkZBngiRkzL/+Dnfevc9M7hlcvKZ97w8Z5xHrx7+mvb5AzA1MphDdQKkh 3CabIiIYPeTm6af87a9+wW/fecDb3Z7f/Pv/nauf/BgtrENEisjnhF4zmU2YjubU65pOxUTCsttd 0XWgJYzTCDMac3B6l6PxiPPNilJf8/UPf4f7g4Kt8zz51U9ozrdMiwFaSJrKEClFMR5zknpc09G2 nm1TESc5aapp1gopYqSuyZS5xbA6i400vq0oPXhlSdBkkUT0Aas8tW4prWIiNTov6KUkNCXOaJTP aYIn2JjYl9C/INQz+rpjXzZcLj2TZEAS34rG0K2xizNc44kGI9rFgkYbspMT4uyIEMVcdmsSu0Rv Hbrasa0CVvVop3Fdh85jogys3FHtNElekqgELzUtLVFtcElLc1OxvmrYLi7YNR2v9zs658iMZKAj DpXA2JbBeMq9P/oz7n/9LfLNb5hcXbEqjpi+McetXrH86J+J2vK/HfQQ9ADqK+gAPQGhQEYI7fnN sw2PPv2U0/UFn/7j31Eefw99PJ6xdYDzyDjhcJZBJHDBUUhJW7e0DTjpCVoyycbkwzHOVKxWNZv9 nskBTNbPWTeGV69XXF1eAy0zJVg0Na1r6YPiVPdE2Sl9U9OFQPCB6XTKRDT0dUFeSOgtUaIQQrCp O0ZxT90r8DVpniGDgCBIlCdEmt1+iw6a0UhhuxqhDVvfgByjO4cRAed2mL7hqpckrqSrt+x3NZUr yVRMUBFxc8N2H/ji8XP2ZcdskpPakr027OsVo+mOfDQmDpdsbi5QzrNnQCQ1s84zTwKWFJfmhCih 7UpEI6gWFSrNkaJE9uC7mrrz3CxLrqolm/0Vv9i1XFqJEIK7iWMadWRSM713l0d//kPuf/+HFGFB ePIYSQInd2A4pFq94PLpS74yu6WDEE25LSUl2AxGQLUDt8X0Wx4cHhMLxc3H/8TODJk8ehOdjO+w W1+iXc10NicfjFjuW8pqC6Kn6yt6KdBOYoyhVZKTwZhcabZ9RWK23Hn0ITjBz3/2ExYXF7R9j7E9 dQ+1FdgAsVIcRDGjfEAvFefqNfcPJhyOC9arjiiJblu3Qd4qcuPQkcJ2LSEMMQaa4DEIYiJMHoH3 qBCIDLco1/WGunaI2RG+3tPVS0Q8wvV7Vr1FeEOke9pIslMZifIgGtaup7qusPGY/fwtLsIVm+sF OlOcxCNM6xCvv2S10RyoHd4pFuQECh7ljnFISTOPVzn7e2+RRI7y+QvqZk9qPYO+Q8WCqGuRIma7 WLPfldjdFU82Wz7ZdYwiybvHMadBkCG5/+593v4f/xcOP/gKCWtYfQb1EkxEXBTIYY/75CXdzQZ9 NII4gyiCag8kkI5uHZ4+wNUrnnz8isH0lAf357x8WqGS+4znA3SJQDQlfd+Ta41VM3b7V9TlGl3k oBNG8e3s3jrPeHZCMTuimMYcPXybzx7/jOXzZ0QuUC2uCPslbdUSlELLnC6skTIi1oZdrSj7ivV6 RRccxTTFu566a7mXRjzxktR5vBP0QmGMQqmWaNcRUoOipwsOdEAYDT6QaEkkFFXb0UaBVENeb+lb x94YmiYQLbbUcUAhsFbQ+EDvLSEeELqA7QJeblGh5STOuHs6pzsasm4aBnGMbnbEvkc1HSWOxmt2 quCUlkM9Ipul7InJxmPEZIz1gcJdsWGDDA57vaEfJOAaurrh/HxJW95wtl7ySW0ZZprDzHCna8ik 5o2TMe//yR9x9I3fQfVnsP4UqtewXkE0Jbszo/vlx/z4P/41XWdvod6RuX3yyQJ0clv6Q4BuD+s1 L9aWb/zJmxSDDXUtSe6dMogLdOZaWhWjiwFxHJH4QNuuiYtbeKHOxqRCs3AVFQ2HswcUxnB5/gUH Dyf4uuMff/EjRkXKdnFD0zRATJGmt+zgfUNiFCma0C15fdHRhxHz2Yhd07GWINOMZJQyby3WtkTG oZRn7VO6XiF0T93UKMYcxIFAg48Dw2GGcIp92xDQtyGXTcSL/ZZBkdDLCFvuCeMcUW2hgUoG1qUk EoamiAn9HNVZhG8I7ZakFWi9ZmAypvMRLihKa/msKjned+B61gZUe0Y2GLAJhq0ZMxoPYTrBdZ44 zgn3pvSf3tCWmpKe2PT4Fq7PFiyur+nKmk/2gYGC+yPJqTTMpeX+yZj3/vWHTL/zIaJ/CZefQziD 1+cgcsLsDX76o4/4l3//N9yfxPzB1w4YKwmlvb0AJoASkCpYXOCfnfPZTz5iNrnD1z6YcP7Rl3zZ D5gc38V1CkndILzl0Shjmg9p2pJ2X1LJhJWI6INlaUtuui02PUAWR7RxhG9iyleP8SZQDKbsypq2 VaQiYagTJnnGcn9Fg76FFLqOsm3oyp43Toa8dXhMluSwr1FRRBYNmJkCKT1RJDAmYZxAETkap2+r ga8p6yUL29zClquGKnha1dGHHhkbbpqWtoeq7on2e0yU0EUpsQpkBpC3RtY0cijrbwVnNkaZGBUS tOqwWYyXKUPZMDCalA5rHee+x/ueE6d5NBwzPTrBHg0ZJQo9OcaJlDxVyLDHzO8RigJBwEhNomKC U6zaEteseFnv6RXcG2rumZQ3445vvjXn3R98h+mHfw6qg5tfgrsgfPEM+2KDn93n/LNX/Oj/+ie+ fX/AX/zeG4zHCkZzuPfurUo3KciKcPE59uOPePKjX/IffrZjOMnw+z2LS8dGSVqV0GLRbeTJWxBA b2G3uUBrRWQ0PgQaYW+NhjLjzXe+R799xna5YzIyNNtXpCogNWyW10zUAGsbnFQ4LGJwh8LeILuG KtSokBCNhtzVMS0glKEPHfN4RBo8W20ZznJiGaH7jrNtg/WGSWKZJTl1qOmtosOxrVq2jSJJPUmk UMKg6hbErdnRoUAbpJHo5RVWOmTQ1F2gEgInE4IIJKKniwp0doT10PZbUjVmEpUkoSTOCk7fechb zSNuzj6l2e1I45SH0wnF/VPoLaGr6alITIGTI7zY4ERCdHSf/uoJWy9oVpbqZsPy+oKL1mHxHEeB 4zTmfeV5596c/He/x+T7P4TJCF79CMpruHiJe7aieevbLG92fP7jn/CHbxo++MoIoiGkI8LRIUFJ ZPCwfoJ98oT21Yq2s3xSSuQbb/D+1+7S7XZcXGyoo5TMaEKwaC8MaZaT5wUNiuVmA12F8Am5tix7 jzQFd+78FmloePLqEyZZwgBN14EJgabcUxQp/W7Ppu8ZZxFOCIrxCL88p6Wj9QGJZ12VXLmGTApW vUcPJwzjlJIeIwO5TkikZtk1qNwQnMCXlrMWcnq814RtQ68Vo1FEW0uM88g4w/oWJVKcD7jOI42j 3+1IKkcfwPuemsBOJYTWIFQHgxlR8Lcj4zzHk5NlI+4kHt8q4mHCcHTIcDCgevc+q8Uasblk0nV0 ixvaukJIRZxeYk4DrSkwTiPoSGYDbpYRrWip9z2XV1e83JeEKKFIeu5r+PZJztyVDN75Gtn3/w0c HMH1x7B6Ac+fUb66IXn/97nZlfz8P/8jb+eSd+9MkcfvQj4GY2DfQLVmX66pXr6mudzcgr4jTRsr fveN++SHc/bbluudQ0/ukCUFsZJo0YPAs92s6YzE+QQt9+R0LGpP6C1vvPHbvPfmd/n40/9IcjDg 5OG7tKsN68sLrjc76k3DPM9ZNSW27elti0tStFix7yp6BwBtZXkalUwXFfeLitU+cP/wCBsZui6m YAfB47ylUBF1FLG1isSucSJQVzFCBTLv0Vax6yG2LakxJMKy8wanW2IX6OhZ7TxeQHeLKYa4o3ER 1gtKa9HCEpRGNw1JFOhFTGoEd+Ma1mtc23F5vWLDLzmaHZE9/BonYcnZ61f8/OKSxgWyVGJFQX6z 544TRI/GSJMj9wusylDjB/SrZ1wsl/z8/BKrPLOo5h2h+L335xyOM7b1DL7/PyEPx7B4DGefw3JN c77hvHiT4zjiR3/5T8yE5e07c8zxPZjP8KXELV5SX5VweUlZVrggSQ9nIOD8uuN60/H7v2UQKmZV O17sK8bDHGMkRht0JyzNZkHjjsjyQKcrtBU4LxChYzYqmAwPYb9nbwbM0hXJ1Us6n9FKjS17YirC XnMwPKSzC/b7Gt+WRPUKL0ClGu+htY5uvyY+nrEtBUYmt1s0aLzpuGkMQyFohSeOIwZGcazGLHVF 3PS8aCDxGpFYtsFCC0oJWuWJnUMmgTzShCbGhAbXO0IyQISe3gSkS2lURHAxg9wiZIKt96S6QKiW gVHEq0uuPv0151clSEHbBjobOB6/YPz4jOvNBqklnTU8GBmGSYr2lud7R/3zn/KBDHQP3yVISd1e 0aYFm3PP9eaMdNAx9oq7qeAP7h8yv3eX6xqKH/z3ZO8dQvkcLj6G+gZWS/z4Dne++l1++n/8O2Z1 ze9/7Zh4ksFxDpc3uKsN5fkLdjtHaiyzoxQZz2iqHa1QNKlB7gTJwOA7yeuza262PY8+GGB1ykAH dKoMwSmm2RCrFL6qkcWYuq7R+YzJna8zPjzh5dmvOE4jri43XF6/ZhcURRpjdhvSFBAZ3tWM8xFl 19Eu10Rvfod0+/cQPK0IeB9oWsvHr1/x/nDEO6dTEqmppUYFSyTH9AJUXxFZh0uG5Mai9DGr7RVz MSIl0HQ7sixlGAyNs7hGUKWSQjRU64y9WyN0jNYw1ArX9iQBnLREckSIU8gcqSjo7Iam65nurojL a85fvGLdKrJ8jnWBHTVEipsOurJEasm8GPFgMmYkHWVVMk22bHzK5brh+ccfcaocajxjuRa0q2d0 yyeU+w0HSnM/k3zndMrhVx7w8vkG8Vt/wOC77yC7JZz9GrYbuLxg9bIl+/0/pnn8C7789DF/9rU3 iIMAMcY/X3H2+AuabU8SFCqWyDTCBkPV9OTxkMEwRdsSVbUIDR2BT+qa1fCQZHZIJD1JPkZboVm7 hrxrqbXAW8UkK6i9owuaNBmwWfwGc5DRr6+YT3O+LA3ldk13vcEFTxwKcql4sd9zZz5j2STcNHs+ /N53OT//lM3rM8Rt2CUN8GoXuDf04GvipqSbzYlaQUOH1hoZZfR0JErgvaVuezyOoyLHBkvwHW2t 2KkebQMqSZCRpC0lGkHkIjwC4wRWdwgPPhbIPmBUi0sLpPLIakWx+gLfbFmcb1mXLRvrWSCoypKu 83gVCCom7zyzKGJiemI018ZwZi2fVqDrwDzbQJC8ulqRf/6UbranFynixUe8PrukkHBI4NuPDjj9 8Kucvbyin7/Bo2+8j7JruPocltdQbmlvPMm7X8GLLX/5X37Gm7MBeSxpSFBXNyxf3bCs9gghiTLP qEhR0mOilNHRA8x8gt+ds3n8mmAb1CihD5pZlnLnsCEoj61qtl1AV12LE4F11aKLIbXu8G6LHE9I q0CS39Kzu80KIxz7bYf1Ha4p8VVNlMeIxNB66FyEdT2DwYCzq5J28Zr7D77Cxxev0VISJBAEzrVc bCseJRXBX6KFpRueksgYKQNCBFCaXjSEjcOhoY9onIPoNj1zX+850A6lA74sGeJQIpDoiDR3OG9w PiCdoxMC04NTGco5krokbRrs5UdUFWx2e15sO542gYXQHI5j3DhDd4EDGYhi6FREVQWMNrTDCddG 8dOLl/z46pKulfzO0DAdpgRlia5K4n5P4R5zfXOGcC0HseS37h9z/N1v8aLd8/LFJV/9o29i8gDL z2H1HNZL3KsbFhtB8sGcX/30F+yutrz3jQN0rKlurrla3CJlRzKlTj2jaUaSD1DHh6jjQziYEdo9 /ban2zVIfwuSZHvNA2m5zALb7TVh0JMj0L7vkMkhy2rDXT9jpGJsWzNII0R6dJvKFUWoccbu8ku+ uN6zW9e43qOlZNf0TIsc11juHE5p+pJ5MuIm27F98hs++Pb3efyzf0GFhqAMKkDV7Djb1vxcLZkG wfu25XB2hCPDB3Eb0eYCrchQyqGVJkoH4Dp27R6jNQNhkVZR2xoRMnoH+3C70JpZQSwNxtw+t3SQ CATEGlW37JcLzi+v2V1ds9EpTxYtr51l6yx3xhP+6Dtf5XQyY9MFRN1g+4Zee7wPhE5jTExZr3jV bFjUO2py/qaWvKNaHswyOmMo1uesm+esWxhrRTEeMP7+D+hPUv7Tv/tL/mASMx1VsHoC25dweY57 taW6rAinb7K6vOTv//Zz/mASkQbP2cWC/aaiwTAsUrTSHI4M2WSGmUaIKaC3cL4DA3o84XR+wGe/ fs7Lf/gpeQZ3D0/Iv3uPhZdIX4HTaFctEOmUQIetK0ZpRlnVRGnNIHEIOkLVUW4fk3Sa3gXoLYPQ 0Et5a2He3FI5BkN4dt6QqgHjbMzTy1c8GhcMHz7g9WcfIYXDeoVQCTvX8uvlkg8igxpO8M0LuuKr GBSxjOhpkBhEHhH5CqKCeu/QtkLhudGSuyGggkEKT2srfB/TRQrjLUb1KHoQKUIKBIFQ11jreVzu +</text:p>
            <text:p>OnVinLV0cqOS50jhQXvoWt58uKG5asNpeqYxBGlyVDphFE+ISoEjbQMMkWSFbjYYpC8/fCQHxzN OVUGWV1yUZ+x946RETyMLPPvfovJt77Or//LX2FQPHw4BF/B9WOo1nC2o3q95UkvuHtyl7/5u58w sCveOpjy5bMFTXAQpwx1wjTyFKcp5s23UbMJ7F/A9TMQCdgOMZyi0gnvfPs+2zzhxx9/ylGz5vCh 4N07M+4dgDMBW0eot44P/7dESOJU0Gz3tKFl325R0RidGsx4SsqExc0XnF2seH75Gi96YhRgsLKm qVoGo2N83dJ1nj4KGGV4vb3i7nBMMp3y6osneG8JPoDwBG6ngaJpEFpiyhVRPEFqRXAS2ZU47bC6 IO4quq4meEWeGra9xQVP2wTOpUN2NRvfozpJMo1JpSCKE0wEvrMIND0QBY8MnlwJ3hlaHowPuDs/ 4c5owGFaMMiGDLOeEARae/So4PCrv8f0Wz9g/OirzN77LcYnbzGcj3DhNT/54ktMLfjjmeYrkxFv D8Y0u1c8XZxT9S2ZE7w5hDfffof5D/4V9eoVf/XPv+Tfvp0xmlnIEpAS1iUsKn51XXNenJL0gSef P+bNsUK0Dt80TLOCNNJk45TpG3eJv/VN5PEppDnYFnYLaHcQz0E00OwxuuL0MGV895B9p7m53PH0 1Q2vlxWiL3FCoXPZs6wcu86BDey9RpgWfb3DTO9xoObEB7B6HXG2fMkwKSjdkl2vGUuJEgbnFauL 1wxOTzBCs1meM7/zBsVmwpPXO775tW/wyZ1TFi+f3UIXRExsBE1redX1tOcbBu98ADefMzdvE+KC EGtCEIT++vZmRxAbSyIkcdSyXO1ZpAmpk4ziGLRHiBi3rmmyEdp1yBwkikqD6uFWiQoOnGEYzYgH MYXu2XQe4pwbp3m5WNI2FyytR6JZr5cM4i8YiYbq8Yb16hXJdk2o1vzpYMLTds9X5ilSjfn5p7/i rGvIkph3Is3bGbw3G2P++E8ZPHiPX/71/817UcuBSKFVBKeg8oSzPddXjv/vzPPD96eUX3yG3+7p bEydWPIgqHzL6I33KL7yFnI+ANGDA7zGFQ9h7pCLV4h+DS4iRBphO0woeTNLefS7MzZXGevzDZ8v bviH5zdI+yV6Hx/TrJ4ifETtBNruECFjcPcejx78LrJd8erZcxZNR+s7hsHjKah9SScFQ5ly3Wwo VcM8HJONYpqVRlY1k69+j3r1mH33kMPhjE10iW0ahkZjXY+RAiMk67bis/OXpEcF3j9hdPKQKBoS BYETgkY0SGMQPWytA+dJcQyMRnY7bAdaJMRxgq079l2Nigy2URAEg6CwytN6iLTB555VH0FZkbbP qHpJUoyYZlOOZjNCVfHL2vP5asvi7B+YOEcdS8aZJSHmMFHkIeNKa66TLcta8ZvnH7HqS4rz09gA ACAASURBVN6YDHhkGk6jwElqqE5mnL71FrGqefnygrfKGqEHMJjQrirs5Q676fmrJ0tODscMuiV/ +fiCNEh0JPDO0U2PGb//JpNvvEkqd7B5AmUFaYHPCno1pZITskKQuCu8ShFtg20tMlPgKmQqGd8f MZ4aTnfwatEjrrfoD777If/y/1zh6xqhJLb3pHHBWx98l8NBxGW94NmLZ9SrK1AR3nVMkjFNsFRt zd10yI0ItDjOdzccZPeIiiGr5Q0Pf/cBz26+4OL5FxSi4KgYc93fULblbZCDVHQBPPB4eYn3FTOz 5chJDo4eMs4TvAFRepyCHk8qUlw6YvrfxN1ebKh7///39Ga9liVnet4TEWtea897n3nIk3NW1siq IqvI7i5JlKhuQA3QgiW1BcGQDdi/wgCvfO0rAbo07Nu20W3ZbtgyWs2ZxWIVizVlZuV8zskz7nHt vea1Inxx2v4NAUR88b3Dg10X5FrgOxJdS1K7QTQurrToWILSgKwElbKw5VXvsBA+qdjBrU95NVnQ imM6rR4HbZt/ENTcTjrY/ZBep02nNyJshSjXRRmYTuYcPXvKqq74T4ffstQV313zudWqOJBwLVRM BezsbuG1oH71hGq1IHIlpkjJTyT15ZJV2XCyrMi9hn+67/Lxk1Oepzb/2fWIgRFE7R7h7dfo39nF 7wWY6Qwxn1+tNwFpCjwZY6xtLMdG1+sYT6JFzuV5RlhpPFVgWy66gKZ2WTUwCDrozQDrx//gA7Ik 5ZNPf4NcXlIWFZthi7aIODv9hrS8xLcUcZnhGwvHDvHdGq+2WJX6ipotrxCupiiR7TUGlseL+af0 qJiv3+D84hW9do+WgNQ2zIyH0BXa6CsQlYKsrnk0X9FySg7NK27nDW/sX0NFLmVV46kGIwVCuUg/ AuNQJq9ItcFXAi+wkNJjmS0ZCoURAicQWJYglw0i1ygkuqqxLYtKOUg3Bysk15vI4oJFllA0FyTp 1bOyKZeYYJ/+oE80HDBNKqrLI+JZzrxMeTB+xTfzmrm0eGsYsNeqWZeGu7f2aJuK8zRjbbeDOPmM 5YsT7LzE7/hkTUByUVAvM5QvuIxTdvsjXl7GfH1Rsb+5RW/TIXBHDHYiuvvr2N2GOs1Q7gZ0c9I6 JShXXP2tG9x6AqVitcy4OCvpRTYroagLG4HAjOcox6PSDYUVYiuPVSvCGrYl33vvTc6SCx7/6oS2 7VGXOUmR8u3ZOdNXD7DKhlWyorYsVjKi0SW2kUgEy2aJ9EPcRrNcZSyOH7F3/3ucHz6nqgs2ru2T FAs2D/Y4O/wDlbxCwVDNaIwBo6kl2NKhrEvmRcFyNqGRHr484daoheP0yIoGz7OpVUNa5qjAo8kc wrAH2ZJqlWP7DoHl0FQGq5IoI9AITAlCV0jtUquGxkhyDV0EuRB4YQurrFlc1DQ653xSo2TKWTsg XlxQHZ5i7Ib5OGWWrJiLglrUpFJRC8n9nsX7IaxZNm+9tsfumzskXz7FrxUeKYzHvJjESKvB8QNO jIPVZAwiRdXAoxjCZsxZXqNLj7fvjtjai+hv7eB3fCyroU5qimSF5wnU4BpyPgFtgaUBiSjMlQDl e1hpySJuKITEdzQXRUjLdvHTUwJRYzs+M0dj4hpLSJ8bWyM+/PB9Zo8f4c3PKCzNdDqGKsEKQmRf 0qQzvNrgOiWVCRGOxE4LanxsJFIYWo5POl+Bq7lx9z714hWDvdssRUy/4+N2eoj5nNrKkYUBAbVu sCqJsGyEueq1acqK8/EJf7eYcjkZcP/6dfqdNdxaUZUZ0sBc5GwPNtDZhFVVo/MShEYJn8oz5EpT 5gWB0PgiQCqfrNRYjoWRMJIFxhYoAyqw2YlG7Ax9Pv3iCY2RHGUNMwyvygnH2RJBSlk5LKzqKigC KEdzz7PYCl1cHfOd/W3237+NlU5hlRBJczWZtyPOx6fkK8VxvSQqx+hKY+92+M085cva4kNdsR55 KBwanWAF6/gDC1WmGAKQCs+HZnZJVa3Q2kJLQxMLlGcj0hTjGGhg1GmRrhJMmpMXFVVdUmzucj5z EfNLevWcdqSxepuof/uf/7OfKGHR8iNOT0548eIpyyrg4Npd6nrGbkvSE4bJPEGbBlUXCNfHcSNQ FbYVILgKZTqBixQuDjXDjX3iy+cM+zucHx2xPuoRxTlxkUIlCVSNMldsCYPBtzy050Ajr26Fpiat Mg6TgplZoZQk9AMCY5OjWRMehC1c4SClT2ZKbF1Rpim1rbAsBzuryLIEZcC1BbFpUELiSIMvJIlo EMojMFBUDYs0pipqVrrispJMqTgtZiyblFhDIhsqF6QwFLqha9m82Yq47dT8YK/D3X/0x6itDfKv vub8eIYatelvdaEoePw8xl+uWLM0vaLGCmyeFg2/fHLOPF6xsxbyw7/4b+m/8xFns4rZ/BLmx9he jaPMFXyt0VT5EkWFq3PSumG6qnA1V3uOWiJXC2IzJM3BzBc4VQ5ZQRYG1K0bNH6PU62YTucEMkP9 ix/9+U+8oMVsMufFFw94dPSK3qjH/c0NSmdMmSScXWSMlzlNU5PpBm15+LagqBpMXqNFRm0gK2qW TUGjKzb2bzI9PmGwccDRi8cMekPk4pI6L5mLFeuuyzzNMMLGGHBoCBCUQiGkhUAiMQhq4jTjLF5S K4nru7RFTegrdFmhXB9j+8ytCOqMoNbYwsISFtpoLNumsWp0Ka9SQuaq+bSWV4yDvDAUWc2s1Jxl Gstz8XsjHLniPJ7yPNHEtWFWaiLbAg06byhQ3G7ZvOYVfNCR3PnOdax336R6/A2LB4f4kcOLPGV3 FFGXkmcXc7qyYMdYTBYZnxWGby40dzYHfHhzl/liylKHrH3wQ+6++R7Zasnhq1OOLhdX0bpZQZVk CAOiLonLEqvSIA1KSlAuOjVkWY6VxZRBnwu1xqoRdAJDkMd/z4PM8WyXwh8QL0qsSSZo2jWz8ZTZ eMrm5gG3N9tMzh8Sm4RimXFZlniuA2l+xc6pSlLtgZEUdYKqNbXJKY1COoKyDNBNidXqUzU5Wkhi LJZZRY0mzxtOi5xMa7QpQAqWjSCgQhmwXI9SKppS4HAFblgs5nz68BtOJxM+2r9B6CrqymBRYKsu 7cBHmG1MPSaXOUGWoAMfIRWKmlVT0ypcrOBKkyhMw0p71MagbIWRBYGjmOYJeh7zbDHjUZqyLDWZ Flzf22AjkhyfzakLGDlww4e7vuD2G7u43/0Q5mNmT1+wtGDDURyOF1x7FROujaARZLnmHMMv5iuk 6/La7j53vnuPfjtg9JXH04e/Iv3LDOu9P2Lt7R/g3/0Oy+cveP7oFxSXK9ZdScs3LGrJt4lgZEPX BVeVtAKJnZeczGJWjUuvmtEarFG39zibXdJZHOH0FYWjWOQa3W7TG/Sx5mWOO9Ws4hlVVXLz1vt0 nZLn54+ZriTJvMExAtt3WTUWVpOTiZIOglJCJQWFFRIIgVVlVLW5GhDLlMH1uxhZ4Tk2tmdT2C65 cbBsgVQ9eqFA2h7L1YQmy8g1VzRMCRLnSr6lohIeSkKWrXh8uKQpVnyveYO9wYCw1pR6RddzoD9k WWtUtkDLHCM1RkLZXN0mlU4xtaTJCopGYDrb2G2BHU9YJXMuJjMexFNeTBfEaUVMg6Ukd3e2+M7t 67w4foZTFVSiYSPwueU73N/yCd5/C1ptFv/xl5zNUrY2BnhVQrkI+Phkxh+vDbEci8+mDSZf4nhd fnRvi9Hr97G31jBNzbUP3mBz1GJ1dMTyb/5HeO27dO79EdG1myxHt7k8f8l49pxXl4dcTM9YNRlH hcTDxXUbBlbOwXDEK2fI6XhFkFywlSTc2drGFikXSYXn5oS2w6LIOBtf8ub2CKuqJOdxg24UstUi dCMsmaKKJUMJ0lqhM4XXKEqhMELSSEWVJtSNQghFZFn44v/Dq1WUeUqxvOTa9n0WyQyRpVjLmE5d gSnooLk1jJDdNcpOl8tlQ/zwE47mE1zLRuoSRzrkboc4n9JzFKiK3HVpS5fpfMpff/5rvr+zyxsH 9xhECmkEmpKWZ1PbHUQuSXWK1AIfKGRDmhVkaQ7GRtgu3WSBlRZ8dX5GspxzElecVhlPVhmm1DTA ds/nxkaXoxdPeTWvoWlotTz2I49bHY/hO7uIyKH68uc8f3rCNBqwHYRIt2KQrfPFk0PuPp2SzguO 5gVvdT0++O77XH/zBk0QoU0DUReLFHnLxe76WMmK5OU3ZI+/xBUeazfeZmvYJlvfJqlLts4OCWXF mIqkiJEZzJsVqVNxa/2AjiMYX455dhmTZYKD9Rb2sM3kbMwi11jrI1wpqCwHS9U1lfSRYcjANqxO /kC5+SYX04x+6OAoh1dVQmhsOt2AJA1oraYYx6AcSVE61CZDaImpC6pGEFYCYyzCwZCjfEGpDFmR 0Ej990VIgslkyo5tUdkB3cEO6s0/YfHw92STY6oyx1cFbdcityPqpsGTLq5t6MoOI6fmItf88ukj Hp0c8c7GJjdu3qDb38Vu7xCUxyTGwV4s8KRPZoNTlBzmBbXRuC2PTdvl+flTXlzGEHVpDXaYNecc n8Q0jUJaNi2rIZCGr548YlnaRDWMG/ioFXHXh/2DAd7eBiRLxg8OeY7Ha3trqHWXZR5QckJ1mfLz 4jnHS0FPObz11hvc/fA+xvGuquFsG2WKK1xPR6GLIe12hDdYx9Q1flExe/YL9IsSV/i0tWGjSdDY dKnJqpzEUrSEZPbiGa3zC/qtgEgJnChklsWk8w564ybrt60rw29T8Vo/wBv0sNJiievZ+P0Nor0b fPXzv2YYXKO/s0u4GpNE6/gmQeYxQW9IUY8prCtJNG+4WtdaLrJqqBybwGpdLXhqh9YwxD5sKNyQ UhjiSnNR+1Rlgek4yNWE68JgIoej7Wt43QHF2RHnp8+5vDyhyRe4Vsh6q80qz1GNouXkKMvljbbi JPFIqpKfvnzJF6fn3F8bcO/ObVrtLXS4i2w0osioaSiSFUnW0IksqssTfjmZktsK2erTUgXfvjzh otJcv/8D7KhN20yYHz5itYxxASNLxiju9Tu8E8CdEPoHfeiOKB485vAs5WB/g839DRokdbVC6BYT 0Sa+iIkO3uPeux8yqx8Qp6eU+Rotp8J2XUzlUDcLbKXw2xbluMKzbVTUQtQ5LbOPVi4Ym8XKYXX2 ko6d0+5dg1ojF1Ncf8SuI7AxlMsxZb7CTXNiGlg+gmDFpDMiHF3DljZlWtJaVlgSQUOG6wSEvsd5 YpCvfs7e/ibLoqJlasZNzGK1ZLNeoxYJBWBJgyMDqBNKFUFT/L3gcoVds0WGLlPqOMYxNcIUVKLA EynGdtG1Ty3mlOkFo8sK5Tb0tvcY9+8wWd/hdDxmevKMMouhSnAxVE2NMjXtwCPTDY7jM7IMQ0sx qQseXxxzsbwgCnvs77zG5mgdL4roZ0v0SKJnU15cTDlbJKjRiKg9ZHx5weN6SZkLmjLDnz2Fus94 dshkmuB5ilw3jLOGsKW4FkkOVMnB7hat7TUoljx5OmZlSW7vbFxhjuqcONYcX8yJc8H9aMC1u9e4 8U//lJNHG/zs53/Da9sXBHtrlIWFtCxsX2AKRZ4kCOGAZZBVgskKnMAB0UDjwKBHobo08XNMkUF/ j9ofkmdznPYGXr+Nd6Fwl206GxZl3RCPl7x6dUL58jF5MiPcu4cXRlTSQf3Fj//0J5kdMpvOefX4 cx4/f4EtMmxLUuRzkDYXac6sKNkNWuRVSlYaslojm5qk0aRZRlFlZHVBUzdEUchwa43etdu8/OLX 2DpDCkU9mZHHMUYVxLohKzICYfNaRyIunrHjJQyG2wi3Q9TuoIab9IZrWL012m6AJQ2RllfirhZ4 lo1nCRzbpm1LSqlQmc0iK0jic9JkQVNlGAXazXh6OuU8y+lef5P9d97m5ZMHHM5mDPfuYZslEgmd AYl2OH72BM+28aVhklWshOT1fsD3O/B232H37WtY+5tMnp7y8989Zm1/ja2DdbJUcnk24ePPvuUP JyWqvcawbfMnA4G9fkBw711i2aecnDI5vqQan+G5FU4Jy7QgzxxCV4FQlHFJaZc4dojARhaXqCLF 6uwgW+vMz5dUpiFzfOTlEWVRUww6SDuksFvIzhrW+hDr2m1alqDbFATjc1rzV3i+izeKUP/8T3/4 E9fvsEgqHnz+WyZn52hs5vES2wqRbsQqAVlqpOVRa4kpSlwlqYRC1CW1VFCXIAVKSEaDHu2tfUbD TR48/IKB7SCo0fGCSV5R1oYw6qGrgnWpudPt87+99yO+nNZ8YNU0URfhCtqOIPB9Gr+L0+qyPdrA D9fQUtGUCcu8ApNQSDB1SWQZlAAVhniWokgKFvMLzqYTvnh5zFwrOrfuEw2H/P7LT3hy+Iq7H/5D iviMfHqJsiRNXXAxGdNzJW3XosQwK2qGocNHPclbkeTgYIP+vT2oSn77u2+x45y33ryGcUOyWcZv H5zzahIzuPchrZ37nJ1c4hYTRqtzApHSefu7+JtvEJsueVZBrhmfFRyngjDq4DYJwvgIDWkNYdRG mAgmZ2TLFLtImA83EIMdEmlRNRbKCdBS4GKhff+q4dR2ca0M5YV0W5Lu9i7dVofy7JzxyZjGrrGq rMF3U3YHLT53OriOfbVDFjVa+ojaoIQhMpK5Al0qciQeNbb0UZ5L2sRQCkLryqrUH6wTtUPi+ZLA jbBFTpqlLIyiNB41hsgU3G97dMn5ze49Pv7xv6aYLHF/8x/4V68+p1EeYnJJlpUMRwdYrQENQ4S7 wl9rU9e3ceIF+eVTvLpAp3PKukRUNVbgoMIAUVRYdcnDOCErDd1eG9t2OHrwJc+ev+Tmux+xmp2Q v3yG77q8nE9I0gppoN/vYFA09VW58o1Acd8WrLuG9fvXoN/j+MFjslcTtte7GO2TTDOOjsboOmLj tbs02/ewhIut3+Xz57/lrcunbH12wtePPka99SPW33oH7/XXkZMXpN/+CtVIZmnFRTWgiCf0ugHt ts+0MuSFoW7dJhc54/NTysXHjG6+iRmuo+wOnm1jZi+px+dkmYM1PmE47CDCELIJRoXoto/fH9Hp rZM/ekj91TdY/sbVsBS5gu2b2zx8+nvCpABlUBY8ywpEUeKpipZlEWcLbAekE+FYFlW5YpAHGNdF WJru9i5Bp0e3FXL08AuaxZwihDStWRZLHGlQQZco8uivd2lOXvK3rQ6JVJjddT5Xf87N/+nf0X/2 tyROB69coacv2dhoEY6uk7ZGTBKojaBpD3D9iEo3WGmOrRMiWZGcnbPMF8T5illSEpcNFRblySHF 6oTpouYgChDzM06efMmw3cZ127SNxGsmoDXG1JS5wFMuO0OLD33NQSho3dzD3mtjRMXxpCD0fAY7 18lLn8PxnCdLl/DWO9TDAXZj4QQN/ZvXeaoqvhx/gc5zro0fYlaH5E+vkcs2F43iYDAm6O5C2jBD Mwk3iCuHJMu4eHSIcQp2NzbxLJeN3S5WkeAuD2k1E2wlMAjGJiRct0kdi9i+TpbMUEVNvytRrouh phSSwZu79A56XPy2jbW/NSCZLDmcXdKUc1SW4w0H+B2PPNN0jaCsloQupOUSpUqk0iyqq64+TwJy xUJLcNrshhaYFXE85/T5Mzq2hUkymjTH1RapSOjKGqs3Itm5jusK3pqccVLWpI7Nq9GIn+3d4J88 /QP9tuJ6a0i1klSq4Q1/wuPJJculSz/o0xttMs0Uk0QhWgGd9Wu0JLyY/j8UsWBZwMpvsb5/QKId 0tkrFmcvsaIeKIenzx8y6vRoui2m0qIqLbTyiRyFUi7CMWBKrnk2222XXktw43t3wPKZXI4Zn1yy 6XdQocvjswkP0jbOrfuEWxsM2x3OS0E+n7LdFqh7d/j4i5IXrw75KPToZAnBw28QtYvjWhw+CQn6 MY5nEyzm7PsO0rWJwzWCaomjE9qTFDv0mC9X1HnB6dELhDFsBw1k4gqw3W/R31pjc3uLancXrQ2Z 1cYvY+zQJoxsMBWy7xN8/y0sV0smymE5v+DrL75mXNV80OmQtByWqyUtU4Cw6fQilNfmaBpjW4oq 17iOoahtZiYDS3F9Y40gFKykxJpnrOIZQRhQiJJVkjBPU3IkwcilNdim63Vwd/eJ//AJO0eP+PaN 79Ktlnx0vc130nv4bZeeqXk2Ltjou3R3WrR/84Tt7JQmyjlYbxGfzzhOM2JrQDWZoccxy1pSaoUj JAfra+A1lPMFOk9JheCg12Z/+xqDcsWro2PKvL7CreRL0BVuO6BpBNQNGy7cdCVdUzLY38FqRZhG c/xyTpnl1L0+f/vVCyYMCe+9wdrGBu3Apre5Trflspp2mJxdYsolO2v71O0dPjVTxPiQDV2yH2Qc ODPSOiCdnFJaLmVSM15d0JQrlATjBhjHZaksVi0bX4R0hn3ab++iR0Ms18dazHEvxiyPn+Ocn0Fy ge0+g/VdnOvXWUU7VCeP8BtQm7fA1LR3BljLvEEIw+RkzvRyzvaghXQkWSxRGhbJimDQIdpaw80K XjaQ1wJlSZCKqs5pEGz3hmy3XSxT0ArXqSYrpChZNuKqJEGUGGnwpMPOzm22RxsUCrSJCLXk3/7q r3gQxmzZHn/urXDf2McSFvVyQTx5iTOOeZglHM1zslVGdz3i9V7G6XhOKFZcFHM+e1HxcpLzvMkx ZYUXWCTTKdHmLcLA4jSNqYVgmSQU0ws2/IZcN8yXc1baQFlhjEZToYQgUnA9Ctj0DDdD6L9+DZRi NY6ZPB5jNwHHZc2i7DJ45wP6G7v0PEV7YxPbUaA1g15I3/U4H8/A9fDKhm+zCLx1Zo1hZSY8S2ds UqNpE3oW3e6SvNpjupjQMja9mwPc0EHVFlGvQ9S18E115QVwgZaAgxvQ/jPKj78m+eSvsXshrquo Xr7Amp7S+mf/hkLdpZl9iUQh2j0QHlbtKMQqJ7tc0HEj/L6DESUdyyMTAUUzpe85WJ5iNckogXZt wLcwQOP47IfrBK0Oaa7pRA5OtuRscYEXtRA6o8gLljlEUYftvQ3WRntYukZIm5A2fn+LWy+/5r2/ OuTgozcJPZtpqcmfPuYiXuC/SKBr42UJg7bNSdEmbLm02j2+mL7iYpxxPF+B7VF4gqwO6Xgly9WK MAwpljFLUaPWR2yZjNtWQ7Q8pJg6BI7Lw/mcqqmRStENPfK6wNUug0Bww63ZEBVbu+vYayNMpTn5 8gmHRydYwYBa9xm98wFrm5v4noW9vo4IPLQUyEYgdI2tBOvbI8J+j1WesXt2jgg0VVOwWHosW1ss hE8U2txcCxDVOfX8jH4k6UU9uh0f1WSYsEamMeL0ENIYtASzxDSAdBHv1wQf/RFVdYF5/hncvo/c 7VL98v/E+fq32B/8lwiV0Jweo8LXruJzHdvj8SKDbMH2YIeTbEl+8pzW5pWjxlY2ZSPRWcp4XuG2 OziyJjOgXMXdwRbSj1DK4OkF2g54NF+hK4uR7xMvV1zGOaaG1ihgd/dNanFlJRsKm3Zgsxp1yOYt ul4LXxdMEofmYsrZi1MO85reustQN5y9OKW11eet16/z7eFT/vbXn/O7wzHPj+ZIL+DunuTQ32ev spidPSYucxJziRlfsj9c43ZnxbaxCWtDbByeG5svLybEjcFWIbaU2MpGa5ftyHDT0uw40Pds3IN1 kIp0GvPs2RkNDrq7Tuf+++ztHgANqtvGhC20NGilEHVBXWUYo1AWRIGkH0UMem3yVcEqTunlJSZP cToD/LU2kdZ45xmqp+nd2MYtLyHxkLKGi6fwcgrKhq07Vy0gQpCzzyqu8X/3e6LXPPjH/5z6r84p lgb3+3+MbKD4w2+wNz5Bb96gePGX2Ec1zsE7WJkx6NoGy2d7zWL66JTHqWY0GZMVksCBViA4Prqg agrWhiPydEHoDrm1c5Og3yNPloRiRpG6vHx5Tlw07EQ+8/EZp4ucpam4Phhx9+AWe50O1miAZ0vq xYR230JMNKIdcvv91zlfJrR0wnIx5TQ1lMJD+RafPzP89K3/Auv8GX8xPeNoXPLrJ085qVyq3NA2 KU+e1TxPv2SZ51xWDbYUWE3D+u418tfewXJS3K+/4hzBTJR8s5gR1zWRpWikIlSKIqvpdwKuBRXb rqLnwPpuF3d/D8qC+MsHzFYFYbhFuP8uw5s7mETD2gC3v44nNK4NRkrKvCYtbXzH4JcNQgtcO0XI kFbPYjBYpywLTAmVZyOB4uIQUYxZ399ATS9BLmC4hvnkY+rDc+TrH6K2+iSXJ+SnC3Itad9q0frB n7G4+BHVX/4PdJMLmjt3qR4+R0wS7D/+Mc2jT3E+/hvkD39MeO0tVi+fYW20sJQscDfaDG/d4vEv fsk8XYALxrJp8gY3cmE8Yz6vWeu7PD+ZcHDtGuu7N2lpn6RJcMWCVVEziQ21tuhHDlmd8jJbYqTF qOWzv71Buz+kQDGUFZGloC0ZNqfsRTWT8ZJZFtMKXcw4YT6dUFcNa4HD5XHK//69f81P/+W/gsWc 8t//99jLE4qZRpPTtgRxKXiWlFxUDUYIAsdHaE313oc8+Df/NfruHQ4ffcO7X3xDMj7nZVYR1zW2 kBhb4DQ1FuC4hv1OTWQ1rPmw0Qnpvnkb5fkUh6/4Ty8TsrSN2Vpn7cY+MpUsQ4fdURtpGWyhkJak KUr8MMSLFIGlrw63qMiNh6caVpWk0TnCNDSWR4mDHT8nmH+LM2pDPKESFvbGHZr4BfHLE6J2D9NS PP70S/5ncYPK/y5/5Tb8V7//iv8m/g/0fvBPyN/5R+S/+nd43/8TGtdBn3wLN++Rv/enpD/9X+k8 f4h6+8+ImgUmv8DCSGQQcPPmG0yeHGEeP2K7dWWkyD0XUUGeGtzAJs4NBzffZ2/zFp49Z5k8p4ov WAqfZNaQl9AatvH1ivFlgsDQCRwOtm6wsXObVm+IFgplGShimsUrtLhkmcyoZIgtnmdSaAAABP1J REFUFE5kE58VJPMG1bGpZMUX9nV++v3vXSVeNoectwaMEkOCoAKENhxXGmFLIhWy7mnWWn3SsuTz H/5j9PVtlJ4R/u7veDQ+J15maAOO5VwVUtQSV0m0dOn4Fr4FO5ZiyzQM1yPc7QHEGSdnS1I7ohr6 bNy6R+C3KC2Hjb0DXFuCkCh5RQ/JGk1kaRxbYUlAKIJQUWKRNZrYaJymwbOgrgwyjeHZA1w/x3Ja LL59QLQ7hGVO/dlnUGpUf51vjzP+O/Ud/u7GW/zH2zucnF/y+9Ur5j//X+h0DdHN+5Tn7yLzOX7f QpoxOp0TDIYcmhbVwyPWX5eYaBMxf3TlKXWqmlwvyPI5tr4CHa4STbcuqWqNkJI0jelf/w5vHrzD ojhkMjuhLGKW85pxPkbZIYOWi93MmZ5PiZMMvxbYVIROhBsOCYymEop0PiefPGJIxUpM2Ry2eePe LuH6gFpXGAsWjcR4EVleMhkOYTSEsgaT0YzHLCqoDGRCcFpo0sbQsmDdsXmtb9M2OYll0C8+Z6bH pF9+RvPzT5kucwyKtm0ohMIIG9FU1KLCd226dkAoKtYEbLddWrtrCGXgYsZXlwusaAuxvs9g/waN gO7uDlEYYDc5jZLUpkJbHq6wMIEAYVFIUG6I4AraLBpDx9HYRUocZyjTUD74Nc3RU7bfv8X8458R P32GU+5gPplRn8V0791BRCGfxh6/unmbJJD8+yLhRBe8GxncbguOPye1HVzLZXVxieVaeEV+ZSdv ILz1Os3k5GoI3HkdMTnCEsJG5Et+/+uf8fTrh8RVg9Iuyq6IiwLTFMRZRtTd4O7Bu9TVBdnya4pl iS4EWWkReB0GG31ayQnn45iiaKhrcA34pqY6fsBitI3dO8CtGuaffUy/77J5vY9Lxd56i0bPqDKX LEm5nOUsDZg8Z3qxZLG9djX4SAGTc85PjvGyGiGg0JrSQGDbDJTiRiTY+PvfifAU7V/9lPz/LihW CRe5wpI2UlrU5kq7kMrF1jkNHkIafJFwR7nshZrhxhB3bwvyFePJjKzRVLnm+r0DPC+gjtq0ui2k qZCec4WctVp0Qhdlu2jXwtZX1n1LQm4ETp5R6yvEzmyxZDxbsW4mPP/dL7i+E7I6fMSzPzzD1hC+ nNCLF8jQw9y8jqhrvPgcVc2oaslvv/6W98+O+FH6jOD2ezRuxvnvfsbs8yfMFpcMNgPuRH2CG+dM 0pjSyijjMfNHX9HfuAHtCKsua44fHfHsd9/gdIbsDvvkkzPOkgWLrEJQoOyQO9e/h10Zji8+QVYp Z7OcgQwY9Ea0WiEyXzCbLpjME2qjaaoKbRpkGLAol+jjxzh3tmjJmuzwJd7c4qvLR/gm44vGcDGD 735vmxu7ewzqGsc0BBsDgo5iujaA0AdR8fb/8X9xcXbKvG5wpSBpDKGysKMuN9sWW47G1jYqivh6 Mmd2PuPo/w+wSLTRaKHQVhtZrTA6J7I8SnXVQdx1FF3R0FUO3lYP/AAmKXGT0fF6WMMDWv0+qzKl 1dnFdW0CrwOOQjQNge/hWhJFRSGsq61bo0lrg5SSRgsKu0bHDcv5gvnzb7DiY9otRbsV8vybxzhN xjCKCF1JsO4j2i2E55JOUza+fcRPvn7GQ+nwnl7yxvZ1br67j7AjVi+ecvnkKWcn51hWyDINKLd7 hKefM3/yiun4jNWypLBOcBcpLQL+X1KSiGC/eg1DAAAAAElFTkSuQmCC </text:p>
          </table:table-cell>
        </table:table-row>
        <table:table-row table:style-name="ro7">
          <table:table-cell office:value-type="float" office:value="783528" calcext:value-type="float">
            <text:p>783528</text:p>
          </table:table-cell>
          <table:table-cell office:value-type="string" calcext:value-type="string">
            <text:p>Vadania Amakiir</text:p>
          </table:table-cell>
          <table:table-cell office:value-type="float" office:value="1" calcext:value-type="float">
            <text:p>1</text:p>
          </table:table-cell>
          <table:table-cell table:content-validation-name="val10" office:value-type="string" calcext:value-type="string">
            <text:p>RANGER</text:p>
          </table:table-cell>
          <table:table-cell office:value-type="float" office:value="11" calcext:value-type="float">
            <text:p>11</text:p>
          </table:table-cell>
          <table:table-cell office:value-type="float" office:value="14" calcext:value-type="float">
            <text:p>14</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table:content-validation-name="val11" office:value-type="string" calcext:value-type="string">
            <text:p>LONGBOW</text:p>
          </table:table-cell>
          <table:table-cell table:content-validation-name="val12"/>
          <table:table-cell table:content-validation-name="val13" office:value-type="string" calcext:value-type="string">
            <text:p>LEATHERARM</text:p>
          </table:table-cell>
          <table:table-cell table:content-validation-name="val14"/>
          <table:table-cell table:content-validation-name="val16" office:value-type="string" calcext:value-type="string">
            <text:p>ELF </text:p>
          </table:table-cell>
          <table:table-cell office:value-type="string" calcext:value-type="string">
            <text:p>You previously pursued a simple profession among the peasantry as a woodcutter. But something happened that set you on a different path and marked you for greater things: You stood alone against a terrible giant, and this marked you as a hero of the people.</text:p>
            <text:p/>
            <text:p>You come from a humble social rank, but you are destined for so much more. Already the people of your home village regard you as their champion, and your destiny calls you to stand against the tyrants and monsters that threaten the common folk everywhere.</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AXtpQ0NQaWNjAAB4nH2RPUjDQBzFX1NFLRUHi4g4ZKhOdlER x1qFIlQItUKrDiaXfkGThiTFxVFwLTj4sVh1cHHW1cFVEAQ/QFxdnBRdpMT/JYUWMR4c9+Pdvcfd O0BoVJhmdcUBTbfNdDIhZnOrYs8r+hACEMaQzCxjTpJS8B1f9wjw9S7Gs/zP/Tn61bzFgIBIHGeG aRNvEM9s2gbnfeIIK8kq8TnxhEkXJH7kuuLxG+eiywLPjJiZ9DxxhFgsdrDSwaxkasTTxFFV0ylf yHqsct7irFVqrHVP/sJwXl9Z5jrNUSSxiCVIEKGghjIqsBGjVSfFQpr2Ez7+EdcvkUshVxmMHAuo QoPs+sH/4He3VmFq0ksKJ4DuF8f5GAN6doFm3XG+jx2neQIEn4Erve2vNoDZT9LrbS16BAxsAxfX bU3ZAy53gOEnQzZlVwrSFAoF4P2MvikHDN4CoTWvt9Y+Th+ADHWVugEODoHxImWv+7y7t7O3f8+0 +vsBH6FyhV7JXNgAAA/KaVRYdFhNTDpjb20uYWRvYmUueG1wAAAAAAA8P3hwYWNrZXQgYmVnaW49 Iu+7vyIgaWQ9Ilc1TTBNcENlaGlIenJlU3pOVGN6a2M5ZCI/Pgo8eDp4bXBtZXRhIHhtbG5zOng9 ImFkb2JlOm5zOm1ldGEvIiB4OnhtcHRrPSJYTVAgQ29yZSA0LjQuMC1FeGl2MiI+CiA8cmRmOlJE RiB4bWxuczpyZGY9Imh0dHA6Ly93d3cudzMub3JnLzE5OTkvMDIvMjItcmRmLXN5bnRheC1ucyMi PgogIDxyZGY6RGVzY3JpcHRpb24gcmRmOmFib3V0PSIiCiAgICB4bWxuczp0aWZmPSJodHRwOi8v bnMuYWRvYmUuY29tL3RpZmYvMS4wLyIKICAgIHhtbG5zOmV4aWY9Imh0dHA6Ly9ucy5hZG9iZS5j b20vZXhpZi8xLjAvIgogICAgeG1sbnM6ZGlnaUthbT0iaHR0cDovL3d3dy5kaWdpa2FtLm9yZy9u cy8xLjAvIgogICAgeG1sbnM6eG1wPSJodHRwOi8vbnMuYWRvYmUuY29tL3hhcC8xLjAvIgogICAg eG1sbnM6cGhvdG9zaG9wPSJodHRwOi8vbnMuYWRvYmUuY29tL3Bob3Rvc2hvcC8xLjAvIgogICB0 aWZmOkltYWdlV2lkdGg9IjEyOCIKICAgdGlmZjpJbWFnZUxlbmd0aD0iMTI4IgogICB0aWZmOlNv ZnR3YXJlPSJkaWdpS2FtLTguMS4wIgogICB0aWZmOkRhdGVUaW1lPSIyMDIzLTA5LTEwVDA4OjMx OjQ0IgogICBleGlmOlBpeGVsWERpbWVuc2lvbj0iMTI4IgogICBleGlmOlBpeGVsWURpbWVuc2lv bj0iMTI4IgogICBleGlmOkRhdGVUaW1lT3JpZ2luYWw9IjIwMjMtMDktMTBUMDg6MzE6NDQiCiAg IGRpZ2lLYW06SW1hZ2VIaXN0b3J5PSImbHQ7P3htbCB2ZXJzaW9uPSZxdW90OzEuMCZxdW90Oz8m Z3Q7JiN4QTsmbHQ7aGlzdG9yeSB2ZXJzaW9uPSZxdW90OzEmcXVvdDsmZ3Q7JiN4QTsgICAgJmx0 O2ZpbGUgdHlwZT0mcXVvdDtvcmlnaW5hbCZxdW90OyZndDsmI3hBOyAgICAgICAgJmx0O2ZpbGVQ YXJhbXMgZmlsZU5hbWU9JnF1b3Q7YXZhdGFyLnBuZyZxdW90OyBmaWxlUGF0aD0mcXVvdDsvaG9t ZS94ZXJvY3VpbC9Eb2N1bWVudHMvcHJvamVjdHMvcHlycHMvYmluL2VuZ2luZXMvZG5kNWUvY3No ZWV0L1ZhZGFuaWFfQW1ha2lpci1SYW5nZXItNzgzNTI4LyZxdW90OyBmaWxlSGFzaD0mcXVvdDsw MTBhYTQ2MDFkYmZkZTJkOTA1OWE1MDQ1MzAyNWRiMCZxdW90OyBmaWxlU2l6ZT0mcXVvdDs5Nzkz NCZxdW90OyBjcmVhdGlvbkRhdGU9JnF1b3Q7MjAyMy0wOS0xMFQwODozMTo0NCZxdW90Oy8mZ3Q7 JiN4QTsgICAgJmx0Oy9maWxlJmd0OyYjeEE7ICAgICZsdDtmaWx0ZXIgZmlsdGVyTmFtZT0mcXVv dDt0cmFuc2Zvcm06cmVzaXplJnF1b3Q7IGZpbHRlckRpc3BsYXlOYW1lPSZxdW90O1Jlc2l6ZSZx dW90OyBmaWx0ZXJWZXJzaW9uPSZxdW90OzEmcXVvdDsgZmlsdGVyQ2F0ZWdvcnk9JnF1b3Q7cmVw cm9kdWNpYmxlJnF1b3Q7IGJyYW5jaD0mcXVvdDt0cnVlJnF1b3Q7Jmd0OyYjeEE7ICAgICAgICAm bHQ7cGFyYW1zJmd0OyYjeEE7ICAgICAgICAgICAgJmx0O3BhcmFtIG5hbWU9JnF1b3Q7aGVpZ2h0 JnF1b3Q7IHZhbHVlPSZxdW90OzEyOCZxdW90Oy8mZ3Q7JiN4QTsgICAgICAgICAgICAmbHQ7cGFy YW0gbmFtZT0mcXVvdDt3aWR0aCZxdW90OyB2YWx1ZT0mcXVvdDsxMjgmcXVvdDsvJmd0OyYjeEE7 ICAgICAgICAmbHQ7L3BhcmFtcyZndDsmI3hBOyAgICAmbHQ7L2ZpbHRlciZndDsmI3hBOyZsdDsv aGlzdG9yeSZndDsmI3hBOyIKICAgZGlnaUthbTpJbWFnZVVuaXF1ZUlEPSI4ODI3MmQ5NjY2ZWE4 MTdjNmEwMzVjMDU1NzdmYjIzYzAxMGFhNDYwMWRiZmRlMmQ5MDU5YTUwNDUzMDI1ZGIwIgogICB4 bXA6Q3JlYXRvclRvb2w9ImRpZ2lLYW0tOC4xLjAiCiAgIHhtcDpDcmVhdGVEYXRlPSIyMDIzLTA5 LTEwVDA4OjMxOjQ0IgogICB4bXA6TWV0YWRhdGFEYXRlPSIyMDIzLTA5LTEwVDA4OjMxOjQ0Igog ICB4bXA6TW9kaWZ5RGF0ZT0iMjAyMy0wOS0xMFQwODozMTo0NCIKICAgcGhvdG9zaG9wOkRhdGVD cmVhdGVkPSIyMDIzLTA5LTEwVDA4OjMxOjQ0Ii8+CiA8L3JkZjpSREY+CjwveDp4bXBtZXRhPg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ICAgICAgICAgICAgICAgICAgICAgICAgICAgICAgICAgICAgICAgICAgICAgICAgICAgICAgICAg ICAgICAgICAgICAgICAgIA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ICAg ICAgICAgICAgICAgICAgICAgICAgICAgICAgICAgICAgICAgICAgICAgICAgICAgICAgICAgICAg ICAgICAgICAgICAgIAogICAgICAgICAgICAgICAgICAgICAgICAgICAgICAgICAgICAgICAgICAg ICAgICAgICAgICAgICAgICAgICAgICAgICAgICAgICAgICAgICAgICAgICAgICAgICAgICAgICAg CiAgICAgICAgICAgICAgICAgICAgICAgICAgICAgICAgICAgICAgICAgICAgICAgICAgICAgICAg ICAgICAgICAgICAgICAgICAgICAgICAgICAgICAgICAgICAgICAgICAgICAKICAgICAgICAgICAg ICAgICAgICAgICAgICAgICAgICAgICAgICAgICAgICAgICAgICAgICAgICAgICAgICAgICAgICAg ICAgICAgICAgICAgICAgICAgICAgICAgICAgICAgIAogICAgICAgICAgICAgICAgICAgICAgICAg ICAgICAgICAgICAgICAgICAgICAgICAgICAgICAgICAgICAgICAgICAgICAgICAgICAgICAgICAg ICAgICAgICAgICAgICAgICAgCiAgICAgICAgICAgICAgICAgICAgICAgICAgICAgICAgICAgICAg ICAgICAgICAgICAgICAgICAgICAgICAgICAgICAgICAgICAgICAgICAgICAgICAgICAgICAgICAg ICAgICAKICAgICAgICAgICAgICAgICAgICAgICAgICAgICAgICAgICAgICAgICAgICAgICAgICAg ICAgICAgICAgICAgICAgICAgICAgICAgICAgICAgICAgICAgICAgICAgICAgICAgIAogICAgICAg ICAgICAgICAgICAgICAgICAgICAgICAgICAgICAgICAgICAgICAgICAgICAgICAgICAgICAgICAg ICAgICAgICAgICAgICAgICAgICAgICAgICAgICAgICAgICAgCiAgICAgICAgICAgICAgICAgICAg ICAgICAgICAgICAgICAgICAgICAgICAgICAgICAgICAgICAgICAgICAgICAgICAgICAgICAgICAg ICAgICAgICAgICAgICAgICAgICAgICAKICAgICAgICAgICAgICAgICAgICAgICAgICAgCjw/eHBh Y2tldCBlbmQ9InciPz4526XQAAAABHNCSVQICAgIfAhkiAAAAEl6VFh0U29mdHdhcmUAAAiZS8lM z/ROzFWw0DPUM1DQUMjJTCrIS1coSy0qzszPUzDUM9MzMVDQVfAqzUtVMDLUUTAyMDJW0AQAyQEO +wpvSG8AACAASURBVHja7L1ZrK1bdt/1G7P5utXt9nT3nttVX65GVCw3SUAQ27GT2EqIABFLRhHC KA8ECYkuCBNBJATkiQciBIpQBEhABOEhICxFkAAOUZyYil0p+9a9LtftTru71Xzt7HiY3z63jAJy OddVrsTraGnpnLP3Xmuvb8wxxr8ZYwnfJTc9P1bwyVrLw+NS/acW+RgpMYYEIlidWJaKxiqMNWiV 0AgBUCIkQERQAjGBkYRSCu8DCSEJkCDEyOQTzkf2U2SYEj4kSqOoDIgSXIgcpoQLXB5C/Bcn+NUB fkmDUhDcd8n7Kt8NL1KBXsGDCr6vtPLPFVp+uFBSuYAonViWmqbQlBaMUjBfbMgXNMWIKIXMv3AS 5v/Pv35KiRgjWgQhkUSRAJUSIUVchMkl9mPE+wQCxgilBu9hN4ZhDPHLTz1/zgIW/mpR8Xg/Ecb4 OwHw93WzsGqEn9wY+cFSyT9ttNRa51NcWkVjobIaQRFJJIQQAhEgQkIQlUhR0JJACVoEpQQRQSR/ DSnN0fJN70xMJBGUyj/LJXAuMLmIn5/RaiGhSCnxvPdsh9jtfPqLVvPXXeK/GSL73wmA39xtWcLi WPHHN6X6VwujT1NMaAXWCpUIgwjRR6wCP1+gCEQfiQlkvp4iEJOgJJ9eEcFoodBCZaEwBquFUiW0 UQg5ODSKDyMil5mUEi7AMHkOoycCZWEotBBSoh09j/aep0N87hJ/toH/MsHhAO3vBMBv4HZamxqV 7m278AfONf/kaW2+ZITjBFRWYRG2k2dwiSmCArTKqd8aQRmhSKC0gEo538v8mISYchqPCUKCGCJR yMGgYVkrloWlsIbK5HoRAaMSMc4BNb/Wg4t0vWeICa0ShTEogdFFnuwcz1p/NSZ+oYD/voafHUWe 7bTufQgppPQ7AfD3yvhLrX6oFv7UWqfPnlf6ZEgiWkOloXWJ7ZAQEqUVaiNURmMtlEbldB8jSam/ dy8xp3+jcuqXmBicp/XQjZHRR2KcG0qlWFZCU2oaA5XRKK1IMTFOHpSwrAwpCteDZz84JOXXobXg IlweHM8OIamUroziF52Yv3AQ9bda77/mQvC/EwDfdCsE6xK/71jzZx7W+ktNqVUArAg+JbZDIEVY VIplaShNIqaIVhpSIgE+RdL/z8kSyPVfNKI1EiMoQUSBgkKBd4F2jOzHwOgjPkKlhaNasahNbjKB m85RGsXZskAhDC6wHT2DixRGsFoTUVzsJna9Z2kJonX7uI//524Kf1pIvzJC73PV+o6jq+/4xQ+J H75v1Z95/ch+6WhhVBRQWuGmyH6IrEvF2VJRFRpE4QP4kHAhEVMiEX9d5///FekxQSKhlSKSEQJI Tu8RtBbWpeJ4YVmXQlMookDvEsOU4WGhFYURdl2gc5HSKkqjKbRCiRATKHK/UhaKGBNTSOq0UeWm 4lUDn0xBTtuUbhI8+4c9AGyC3/9Kpf7068f2S0eNVTFGJhe5aQNThLXNabt1iZs+0g65EyeBUorS KKxWaK3RSmG1xmiNViY/aoWIQql8MpVSaEkoQJSCW+SQMjoo5wuplVBazaJQlFYjSkgxMkUwKqOQ dkrsx4C1glFQG0EpBUqhiSQRqkLRz+XrbF3oTW3e8DH9ns7F5QQXAh0w/MMYALaAH3utVP/2a6fF 99alVqOLXHeRizbiApRGGH1iO0XGmJsyJYLo3NsFJUw+McU5G0SIKELK5z539GDUfGESpJjhohFB GYU1mlIJpZHcSM4oAKVQotBKKFSGnqYwWCW4lPLXl5aud+ynRKEFIxl1aCVoBCEioiis5jAGDkNg VSs2lbaNko/7KfzgmDiL8KaGw7e7NfxO9gAG+NGPlerfeeVYf6kotG7HxPO9p3MJq4VFITRGYYxG KTLSTxlueQSVEj6RcXlKL4geYi6smkzLiSgKnYgz3M8AIadqL4lVqdlUhmWhsVbhQyTEfOFkbh5j hEBiCInoI2FGD1plqHi190wR7iwVi0LPlIIQU2JKEBAmF3i8dViduLsq0CIcesc3du7q8Zj+Cy3y 18eU/qqG6/APegbQcK+GP3mn1j/WFErftJHHO09McNIozlaaZa2orMonTSVEcqOmVaKyQmEy7dsU wqoUlqWm0orSQGEUWud7FJhCIkTmu+BDZAjQT4mrLvL84Nn2HhcStYFlZSiNQcjYX1R+s6wI1iiI OQijj4hW1FbRjp7rIWCVYHWGpCkJioQSUMZgVKLtI0oEa6EpLavK1MGFL/Q+/d4IoYKvum9TSfiO BICF5Qr+yJ1S/VRl1fGuh34KNIVwd2XYLBRa8nENMZ/GkDKrE+aOP8UEKeWuHkFpg1IKo0AboSo0 pRGa0nDUaI4r4ajRLCtDXWpWheJkYbizKliVQiEwxcTVELg4OPZ9REhYkyht/rkxE4m5P9C5NEgC FzJjaFVi9InrISIpYrVCtMplAZCUy4RSiXaKSMwcRmkUpdFF8Ok4hvQ9hYgrhK+O34Yg+LYGQAnF SaE+HUP60ZNC/s2zWr/BTNUeLxWbSmFM7uJjTL+uRomA1hqrNEYplNY0VjBaEZXCqpn2U5pMzgpa 8SKFV0owRlOonDkKq2msZlUZThvD3YXlbGU5Wxoaq+gcfHAzcnPwlEZRFxqtQCtNSgmjVQ48lRUk L4ICrBZiEnZDhqlKCcYoCqWQFDMU1RoXEocx4kIuNU2hKYzgXVxNke85KWX8RKV++YMpDf+gBIBN 8OMF/Ewl8odPSv3GstJS2cy+FSbjt8RMy98+ilAYM0MvjTYao/Obeiv8KCXYFxc6URWGysw1XWeB R1QWeLRSLyBgiIGUsiIoSrBGU1nNSak4WVrqSjH4xLOdYwwJq1VO7UoolEJLho3mVltIGVVUOlPT hyFBylS1UplIiimriVYJKeav6yeP0sKiVBitOPRhJYnP+yTupeO7X3naHcbv9gAwwB8q4GdWWn7g 5Y052dRGco3OXduc0T889SlRGk1VWCojaFEYyV19EoVJmddPKat2UeVMoIAks/BDfrNvL3pKCR8j PgkimVGMIRHSLRxMhJRm+RgWheJ0UVCXmsv9xNOD55aSNillTcFkeGgErHyYsYxKqAT7MRGZM8F8 jwlu9UolYETYjpnHOF5YjIKrPq4OyOdf/dTLwRTF/3293bvv1gCwwI9V8O+eW/3Fh0dGHTcGyJy5 KNA6wzOlVaZoyW/ssipZlPkNUXOL732kmyLd6Gl9oh0CgwsMIeEDONJM7mSOwGiFjzm76JSFIBcT IWQeAC2EBCFmll/Jh9lHEGqtOWoKTmqDS5EPto7JBZpSIzp/sdUakxLqFq1I9haIApHEfswNqNZg dOYsUki4GAkRrIZCK3Z9RAmsG0tKsB3DMjj/ymHf/w+jc9v4XRgABvjRWvj3z6z6/IONVkeNIcRI P0VCgFILRGGMQnhxh4BiIuJ8IIUs3sQIQwIfIj5Ekk/4FAkxcwXTlINh30d6n6m9wmRi57ZZtCb3 AAohpMzirSuLCLggM8/AHIi5F4lE6tJwVFtqq7jYOy77QG1zSZC5jDBDTK3zcyT0rCJCO+RMY3TC isIqhZt9CCEKVanRGvZdwGqhrhTTFNjuhmYapxL4eQ/9d00ASL74P1LDf3i3UN/z4EirTa1np02i MEJhNMQM0fyMy29LQUyJyUX6MbB3kcFFJh9eNGDWaurSsCg1hdEUMx1bmblOk4mk/RDoXW60jMrs nhKh0LkuGxGMNSwLQ2UyxwC3PgEIZMpZyCd7WWpWteEwRh5tHaXJZNVMOBBThnxmhoI5k0REJXZD JAYodZqZxdl9FDJHXZcKJLHrcoaptDBOyWr4rCSW91+7/+6n33jo3n98Mf62DoAKpFLqRyWlP3tu 1Gfvr7QsS6F3iX0XsRYKq+nGiIuJshCsznDIGnULizK/btTcfWdCx6estLmQ8EQ0GfKta8NJbTld Wk4WhpOFZVVarBKmmOiGwK5zjDG9uDhWZ8YvpERKuckrtMrWMJEX/YhIlo6VyIvXta40Pnie7D2i EuvK3kqOLyRjLTnlBxSJXO72Y85mpVVUJgfNNGsaWhJloQkxMU6BTWNxIeF8KgU+s1w1P7Jo6q+9 +/jird+2AXAMrGvz41OI/8FKqc/eXxtZlYqbPnEYEnUhrEpNO0Su2sCi1tQ2Q6Qk+XRrrXItnU+s 1ZmuXRSKZaVZljbDJsluoNpmAqi2+ZSbmfcvjKYpFYtSs6qyWNOOkW3v8THOPcLs6Jn5hiwU6Znh y5aCOF/QlHLwlCY/T2kVIoknNw4ksaxM7iskn3wfZw+izsSTllzr9z1EErXNyOY2C6TAC/3hMERE hLpQDFNEKanGfXv3g0cX7QD/Fx9ROfjIA2AAlWL6mRp+6P7KyNHCsh8TN23geCEsK4ULcHUINJWw rlRO+cxwTLI4k316gZgiMWVSpp6zw7rUrKuMDqzJ3z96Tz8GWhfopsh+8PTOE3xgDAEfI5UxLEpD aYRuitwMnpTIKEPNz3lbz8nduZp7B0hEwM/NYl1qSp0zlgLeuZ5QIqzmIIh8aDrJDKJ6QSSFlNiN ERFoCo1SQvARFzMnolQug/2UGckQEyEmSi0o+KSktNFa/U2XUv/bKgBKMBF+qkz89MsLvTxdWw59 5KrzHC0U6ypDrdZFOiecLAxmxswpKTQp/0nzaYxZ37+9h5gJnjEkvAt0PuHmfxPJhpDSCovSUFmN IusIevYU9FPA+WwjWlUFVkE/ZO1BdBZ8btVkmeGkKKGxGr6pVOSeQFjVlmWdXUAJ4b0bR2GgMtBO kUDG+5EcYCLCGCJaZYvafowYI6xKgxJhcCnDWxJGwzhbRqpC4XzEKiFEykrks5LYJPhrDvxvmwCo 4Ict/McPG3X/ZKnppizfLsrb9DzXVG49eS9K7YvHrNaBD4JPGRXoCFESLgmV1RRaEJVZt7owbCpD XWhqnaGfj+BjPmFKhKYwbGrLurIsSp1PrYA1GqMV4xg4jIHCZNn3VpErjJr9A+SGVTIqSCR8zF39 qjLZoKI1w+R5fDOyKA0R4enBUcwlI80EUCC/tsrqDGnHQFNkzaP3CRdv+53MefRTpKn0i+cToDAU LqRlG9Nf9nDz2yUAmgg/eW7VH7pzbIgJrtvIUaVYlkKMgp4vuBKhsrlOp1nFMzMTp5WmKg2r2mSY ZXKdDmRjRTtGBp9hoFGKRZUZu2WZPQDL2lCoTK1qBTEkBhcIIVIXmelblJpKZyr4eFGwbAwuRq4O DqNgURb5VMdIaXRW9WLCqtkTMJcKnxs0lnVB01RUFrop8mzvOFsaRIRH25FCkwMrRuxsUw9kiNqN idHDqsqvd3SZNJLZlzA4XpBP3RhoSqF3SKk5iqIeLhbVz7eT335HA+DltV0cWfUvKR//tdfWprRK eLaPLErhuNZoLbMb99frz5GcCnOXLbNRA6xiVvly5liUmmWhKQqFMYplqVgXhsknrrqRQ+9yZ60U DYIuctCUNos/hVaEmNj2npASZZF5gZTyKV83lnubmqq0PLkZ6KeYn08JPsGi0ohSDC5QWk1pNYPL DWOMOYDrQrFZVixKzZPtyLb3PDwuEVE82U4YLdSzqUREGH1GBUopdkNAK1iVBu+zCUZLRGuDCHRT oC5z76SEHDgOvSr1J85ff+3hH/ljf/QXfv5v/ML1dywADPKwUvKfLY2cHi8MN11EkzjbFGgtuRsm d7i3Nx+FfkwYyac8RphCzPAu3U7w5Lqs5+AxKos/RoRFaVlVlnWVT1rnIikmCoRkBOdipolV5umX jUFrTTs4tr1HodBGMuRykaIw3DtZcGfTMIXAs+0AMwLxAY6arEF0U6AqDRoYXHzRGxDzcx0tK5al 8N7zHpcSr5zWiFI8PTgWdi4HAiEqfIwUOnsHDkOgLg1GIIQcHMyZcfC5LhRaaMfE0ULTTwmdoi6r 6pVDP7z19W+8/wvfsQCIkTtl4l+4tzSNS9k7d3dtqArD6BKH3mfiQ27lHpgCjFPu7BeVmWVSTUyB ccocfRKIMusFc/1T82jPECI6QVPmGlwbjUuJ1gWij2yspjHCELOPoCkNdlb1BNj2U3bxWp0hm88n +mRV8srdJYVRPNkOOBfQOjP361WNFtjPLGCIsx8x5deJKFSM3DmqKQvF1572VFZ446zBxcQH1yPL ehaoZDaepEipJdPFAVaFIqYP/Y1KZ/IsRlgUwn4M1DbzJgeXUOM+vPu19/63UczPhxS//QGgYFko +U/uLfQX1rVWN61nXSvWi4JE4qJ1mBkeuRSZNZqsqyuVcbfOF7VUcFRbFoVh8IH9EPCSjZlNYeb+ IZ+KlLILOA955NNRziYQnxKDjwSgrjRlobDGoK2m0B+aRa67XGCrQpNCYhwcIUaaynCyrjg7ajj0 nm3nUCEbSc+PG2IKHPpAZTVxRicpZXbTkEmqeycLRODtZy3r2nDnqKIdPTet43RZYJTkSaOQA8wq xbYPVGUmiEK4RUSZWRymzB66mIN11RTcdJFCKbOwcp+YvryP6YNvawCo/AM+szbyL7+6MafDlI0b xwuLMZppcOyGwPnSIgom/6HYkn1zYJWgya7bJIrGahZl1ut9hNEFXBKOakNT5p9767CRmabTSlHY rPiFyItAmEJ28YrkE5NiQlv7Qv4VYzi0EyJQFwaU4HxidI6qtJyta9brmiFFrvY9kw9IgrOjmhgz rCxKSwjxBUytityx92Pg3nHD9WHicjvwYF1wti55tHdMLnK2sKQY6V3M3zejgDFkhHDrcs5EkmIa I3YWm7Z9nodMKeF9lEWhtBb5n55N8evf1gDQYKzIn3t9qb+/LrRs28iqUjSVJiTh+cFTWWG9sPiY 1bhv9myL5F4gpnyKGztz8JL5/MJk5DCFxDBGlNUUhaaZDZ6zaQgfI7VVVEVW/9TsxG1qSzdm/aAq MjJJIaCNYd0UNEaIPrAfA1WpKedexPnE5D0iwqouuL8pSSL0Y6AbJhTC3ZMF3eQJSrOw+fti1pUp TWb+Rhc5WlY8242MznO8LKlKwweXPXWhOVpVjD4y+TxoYoxm3wWMItvOyOWF2cYWSDRWuOljRiuV Ztd5loUOhVa/fNGHX/Tgvm0BYOGfWBv5qZfX5nz0mc48XeSxqsMQ2A+e05Wh0Jm2TQrcN5s3yam8 nE2ZQtbqo2RHrRJBG816brqu2oneBaxW1EZRW01ZaFyI9IMjRGhKjTHZKVyVlrKyTCGbSTfLMnv0 XWS1rDlbl1ij2HWOQ+dY1oaqzDzAOAWCD2gNVWFZNRVNYRinQNtPGCOcrBvi5FlUGmUs4+jyMKkI TanY9y57GbXm2XaikJwdkyQ+uBq5c1KzLBW7bsLHlLWBAPsxUhU6Q9GUexhSFqUKozmMkZiETWM4 TAGjVKm0vNb59LNtSBfflgA4XxSmd+HfeGOhf2RZW2mHSFlo1gtLCIGLg6exeXzKqjxKLYAL8cXp T0nop8yvL0rNFGaeYFbelP6QHdosCh7eO0Jrzb4dsgVbKepCUdQFHsGHNA93KDCayUfqmS6+GSMS AsfrBm00bT+hVYZuhRFu9gPTFFk2huqFIBPxs+nTGkNdWha1IcXE5X5guazYLCtGF1ivF/n3m/wc uIaqKhgGT4zCfnR5SBVhXRrawbEbPQ+PSlxMdGPIJI8Sdn3E2tzX3LpkIuADFJWhc4nRR44bxRAC wQuFkYudT//dwX+bAmCh5Cdq4U882JQnmsjNEDleGBaFsBtyA3e2thjhm/BvfsHMMC+Rm5uY4Lgy JKVxMc3ETx60kBmvOxc4XhS8cW9NZTVXnZ9lZcVibhJ9iAzOZ/HIZvjoppCbpkpzcLnGnixLCqu4 2g24kFgvKhB4thtQkqnkwqqZ6MmehNIqXMyN5mZVk0R4ctVytKxZNCVTTJytCobRE0I+tYsyQ71+ 9PQ+ERAWRc4Mm6bgveuR0gpHi5Ku8/gYUFoxRvBjpC5ng4wIOgmdT1Slxs1TSptaMbjE6CCmdHAS /5et4/1vSwAMIf7++6X80dOFMdEl+pA4XWRM/mTvaEw+/bVWlEU+/j7EOR3f4nzN4DPFedTMI9bh 9iRkmFVo8paPCDftQKkNr9xboasCN4X8hvtEXRdslgUhCofBI8Cyyqpe5xISE0VpaIdACp7VoqZp SvrRE0LAGI0Pkbadsi4PTD6xqA396Jmcoy4LvPeIMmxWJUpgu+s4Py5xkyclzWZTM7qYy8FMEE0z 5XszBD52f8O+dxx6T1Uo3r+cOF1YJEHvAmlucA8jKJWoC5PnHQWGkClplSL7MVKXOjejY6KyNIcx HQ+B/zV+C0qh+s1c/KXhvBa+Z11po4i0KeW1LFrRjwHnIpsmu3OL2csVYsa5Wpmst38T/z+GzK1r EcyMe3388MKLyuPeU4L3n2/5+gdb1irxyYdHrDY1A8LhMFAYwyv3NxyvKto+sG09oqBqLDEl4uhY mkTbeS52A4UR7p02GC1EN3FnZVk0lt5HJpe43vU4yM3aGLneD5RVweAj0+R45XzB0brm+VXPoio5 dAPrWvPy/RWmLGhHjzaGZVOyrvI6kev9xMcerNkOHkPCGuEbFz3JaOzsWyy0YIs8s5BiViGjJKyC EAJlISQRhgDWagJQWLEi8kCyFvVbmwFc5PecFurfureyKz2bHJZW0ZSKp60HhPOFxcfIsipIkvA+ MkTJWzzSrWdPENEMU2BTacoi+/NuHUGlVYRbyjYP8DLFDJCi9wjC3dMl1goXNwPtMHL3uOR0UxNj ZN87SIl1kTvs0ed6qrWwmwKiNLXRGJsHQOI8XbwbNZtlRTd6tn3gpfMl1giHdkDI/cpu35NSZLWo CLP41Lk8bv7gZIE2wtPLDqc0ZWmQENiNgYvW88adBde957pzHNWWpwePlQgqQ0mjFCJZCCoKhZI0 zx/kwZa6NNx0AWKkssKhTxzXRlyQtHfpzQBvpt/g1PG3HAC10apS8v0nBT9xUusKgeBzOhKEi4Nj 0xgKc2viyA3V5MlmzBjQ5AausIY7q5LRZzx8VNsXqpnzHgTKmdjRSihnA6cozWa9ZFEpYsjOmbq2 XO8ndvuRzargdNMgJNo+1+SqtFhrmMZAEiGRcJOjKgxlaVjUNvv/QsL7RF0azo4b3nm6oygsd44X IIl9OyGSHTxXNz1KJe6cLLLP30Uutj2L0nC2LumnwM1+YFXnMbDRey4PI4URjmrN20861nX2D+w6 T2mzESC7jHXWCMimF+bNJCEK60rTDgEfE40R2iFx1AghpcXFFL2D/5nfIBz8lkuAj/HlQvhnl6VZ oWaXjNUYo2ldJEVhVWSqryqyYybOduyY8vE2Omv0jRHurywvH1ccxjwRfOvp02oWTOYoHX1OhbUR cB6jhbvHCxal5mrbsakNn33tFKU13/hgy74duXe65P7ZginAvptQklguMiWtfGBoJ77xvGWYPApY LWuOjxqWtXC17zlZlXz6jTPeebJlcJGTzYL75yvGMT9/5xPvPz9wfdOyWVhOGot4z7tPtoQED88X </text:p>
            <text:p>VEYx9FMWi6oCI8I7Fx3BRxaF5rJ1HJWKmDLPL0rNknOg0NnsGmZqWEtCpYhP2UnsUvYaiMpzj6Uh GSEpkfRbVgKWTfmK9eFPntf6tFAZosWksIVm204kEmcLixhFZTSV0Yw+0Dr/4VKmOcpXleVkYakL +MbVQIhwZ5Vp0jQ3CYvSUlaG0Xt8zAYLmR2nm2VFXVkE2HeORalZryogsTuMWKM4XjcoY9nuB5zz WKOwpcXHPFwavHuhVdSlZVlbqqri6VXHfvR84v6Gx9c9zkfuHtccrUpEKUYfqQvD821WI0srnK0r YlI8ve6wxnC8qhhCYt+NNHU5n3TH5cFnI6kkHl87ThYarRM3XWYBtWSLOylvkFjMBFlMmaQqK4Nz gcM8kTyGeZ5AIBi7/X2/+3M/l1K6uLhpP9oAeOnOpjpZlT8hw/gHN6U0WidUhJDyWpTrvaepNWeL giiKRmfN/zBEphhhtn2FGCiMZl1n3b2ymqtDro/3NgWrwuTmD0VRGs6OKhqTmbiUZn+90jSVQSvN Zpmf72o3YrVwdrxEa6HtRkJMnGwqisIyTo6u96gEi0VBU2oWtaV1iXZ0LKtMLC1rw7JSfP39LXVp KRYFbz/e8vB8mXkNqxknT2ENog3Pbjr63rGuLecnSy62A7vDwMmmxFrF8+ueujRUpeGmc1weJkqT xa/rLpAkcdJorrvcg9RWXgyyDi4LZmYeNO0naCqNENl2t8MvcLKwWFA7rzeU1eXzm8PPbQ/9R1sC hnbYTO34z2glx3b20fmQm7QQMs6tC0NSAjF77tM31X09L2VSSlFojaRIO3omnzhuLL2L3HT5lK4r i1Z5vq5RcPd4yf2janZfa/rJc70dSCnLuUYUy6ZkcpEnly1VWbBc1LT9yPWu52xT8sr9dXYjDw6J gaYyFFXF/ZMGQuS95y3jFBmnyMm64TOvnfDe0x21Eeqq4OK6pZ+dQyerCu8j50c190+X7NqJ9562 DKPj/tmCbgo8vewQHzAxME2eurKcLixqtqg1FjalsOsik8/rb3qXLai3vsSYEq3nxd+ZZxWY/Yad SxiZiTaB6EPR7vbLaZw+ehi4bye5ue6LQinJo1bgkHnO7ta4mYckQ4hYlX+hNC9bCDHXM6s1mjzX r0ThfF6n4iM82TtciCyKbATxY2Trcv0/3TScLAvULA0Pk8P7CSW5C/fecbQqUSQubwaU1mzWDaPP DVtpLC/dPeLh/WOq8pa0iShtuH+2BjTvPG05DI6YEi/NMG+/7TmtNO8/b5lmjr8uDcfrEq0UD85X 1JuG9y/3fPB8R10aVpua59c9F9sBYzX9GIgojtc1tVH0U3YcV4UwRdhOkU2ZF1vsp7yIUqmEiMrT x+QFViElVMobyUqTLe8kMHlFFkoiBi/qN7h66FsKgInEmCKVmjewzTx1ImVZk+zmkZRHod2s5JFi mwAAIABJREFUd1cm2z19SijJWaIyCqXlxU6dQitWhfB0N3HTO4pCWJYGJHF10+Gdx1rNstRYI2wW BUfLgrZ3+Jh99tdT4IPLlvvnSxKRZ5cHUoLzowaAm11PWWjOjmtOjxqON4vs4PWOqjTcPWkIMfL4 ZuDi4ADhjXtLwszqXXaOd646tBYmH6kKm6loBa/dWWEKw7vPD1xsO46WFavasG8nQlL4mHDjxKo2 rBfFfFEVjc3G2MMQQSkWpdD2mchCNFpyFkghL5mIKa+p1Uo4X6kPd1tqTZBE0vpisT76lbKsPvoA kOz8RX+o5pBSQpMYXULpPPw4xkSlMw9gtKIoNRICwuyrl4g1eTDjVhmyOvv4xgC//KRnPwbWjWFV aYbec7WbkBTRWhNjxKiclqc4d/hKuL+ueXbd8+h6YLOp2Q+eJ0/3dP2IMRqUsG8H2t5l88UicwYi efFjoTXnmwaHcL0fmSaP0pplWWI0PFga3nznin07oZWwbyfc5EgxcLIoeeXuhm7wPLpoOYyeatVQ WI3zEUWi7QZU8pwtLczbTQqrqEx2BPsQWZWKwcM4RYyW2UGcXdO3ZWDfRfopZEeyVljN7cSTb537 8nU3/ux+mNJvSQDIraCbxfhs3VYJ50Bbnbd4pYix2S/XFPrF9I3WBmPsvNUzoSV76gslGA2iEi+d lFyPka9fdujCsm5KSmt4fN3xbDuxWjYUTcnlYWLbToiy9KMjhMCiULx03vB3373CDYFmUXIzTGy3 LW3Xo3SWqffdxGH0DFOgKgxnmyZvEomBwgp3lrmMvHfd8/S6w6jIOgoPTje4KfCV97YgQmWFy5tu 5ho8D04bHpwtOHQTN9cHnAucrBoKnU0szsdMejV5eNTHPByyLHPCdi7msXMFgw9oFV/MIvhZSheB KeaeS4misIIohRWYfEyH3u++/LX39hc3h48+A8S541SShxpv84/MdG6jFVobYsyYFa2pmpI4BcKs +asUCOSNGk2lX/AESiLRJ+6sFnzypWO++qjn7actVVWyXhSIEt5/vmc3BF4+X2ON4slVh/cBLXn/ jtLCvZMlShRffe86+wURujHgvadrO4Zx4mrb0bYdj5/vefOdK27aCauzJbyYyZimqrKKt+8YR8eu 90DkC2+c8vVHW96/aNmsShZNxXvP9jx6vkWReOXuEVVludmPPLruoDSsFlmG1kpwHlKUeb1tQCuh KTRGcsePFlZVdgvfbipLMVPC3geUfGiGKTUsTL4mMSV2QwwhyuFbgXbfUgBURlEURoU8PIeKOfo0 ECWvTvMxZHcPQm2gMTmC7bwqJQs8H45y6bk5jChGB4bIZ+4uuHtc8zffvuam7ThdGpalZgyBN9+/ JIbEGw+O0Uq4vtphNAwe+jGTTZ95ZcOjbc+jy5a6Kdn1AbE1CY2fJq7bibce7zm0A9tDz9vfuOLi cs+hG2YziaYycLIoKMsyB7hRtO3AiY+8fFLylV+75OYw8eB8wb2zFR9c9HzjyQ3WCnc2NSFEttcd F1cdURS9D/RTZHKBFIXamjzyJdCUuY/YTgEfEk1psgEkKep5fjGSsyYzTSxAoTWlFryLTD6mLvB2 bYo/32gzfFRE0EbgVQtdBL9qatOU1edU8J9blWIl5UYGBfsh0VSKslBMztNYy+mqxCjhZgy5T/CZ 6DhpCgQ4WlhEDMZoQgj86tXA0arkk/cXrBvD2xc9T3cjp01uGl2AyQe2h5HzTc3RquLqMOE8LJrq xQTv0aKgnSJvPtpxftQQQqSwmpfPF/nNTPBrzzta53j5tKGbPNt2REmiH3ODNY5j5iqWBV0/URYF q6R41g8sK8MHz1tcjDw4adgsCtph4t2nLau64Oyoph0mrncT/eAwGrohMM0r6ZVA5yK7PnBUG6zW tGOYNRWh0IrOxbz2Rim6MbIsMxpQKZNkpRE2lWHbBwaXEK14NoS3n43uz48xHj6SADg2fDol/tSU p6TfKsuqM6Z4bsbuD64LdcS8XTulxLaPLEqNJmJSYtUUHB0vSc7h52nXfRd4+aShsAZD4nhdcuds yWZZcnkYeLwdeel8xdlC09QFdaF489GBfgqcLQoWNluo/SwNW2vzsOW+J6XEelnOw6T5hF3uMwdw Z1NxvetYLkvunizZNAWVVbz5uKX1wsPTOi932o/07YB3nhgCzod50SR0vaNaWFJhSTEvtXrvecfJ uuL8qGRZFdy0E5eXHUfLAmuE561n3zmM5ImfKUS0zh5GF3MA1CYvuXYhsu1Dbm5LRR8SOuatI53L nsHBJUoRppT/XheKi+1E7xO7Ke68tv91FPlrU4jTRxIAv/tTr9//3Kv3f/reovrhi3371r4f3jsu 3eqljfmnkg+ntwuSUoLdkKhMduXUVnHUWI5XFf0USc7z/ODQWvPG/TXOewoF63XDZlmybAreftpx 0QY+dX9NXeTV73cXBRITX3ncElLi3qZkUWpCSIwusG8nUgj4FNm2I6USFk2BCGwaS6kVf/eDLSEk jheaJ1cjdZEdyyfrCiL84js3uJh4/c4SrRTXhwkX8sCKlhwU4xSxJg91ltayWVUQI+9fdYyj595x dgZZI7x/0bLrJmprcDFx3fu8NNJkXwDkzeQK6KYseFVG8Cmy7/OHUyxLmWckoLbZMFvoPEauTM4E m1KhjebRztGHxKj0u2Wz+Pee79uPzhBytzR3v/dTr/3493/+E1+8HqbPPrq4/oH7m/V794+Pfkzc ePrhDn3Yjx8uVLTWsK7y9s0gitYnHl32fPz+mntHNc+vW6rScHrUsKoL/OT58q/dMEXFx++taExW A0VrztY1/ej4lac9WhIPNiWFVkw+uyV9zDv3Jg83+54owqIu8+i1VXST56uPdqyaEkmJq+sOYxRV WYALbPcDbz/rEAWv311SFZbrw8gYAiKC9/kzAMIUiSGhdaazm0WF0cJbT/ZZ/9g0OBcgJfatYwqJ 2mr2U2QK+cS6kOYllBm2+RgYfYaCU0hMPtJOiabMl8X7vDuhd2AyIYDV8sIOZpTm6c5xiGkXS/0f 3XTDXwkx+Y8sAO6U6liEf/zzrz147RMv3bl/ceg//c6Tq+9z/fCKTt4aq2ePfmI7zsMcgDFwtizz oESh2W4Hdp3jM6+dviBkjhvL8aZm3RRs25Ev/9oVdWN448EJq9OXcF5xGDpqC3c3NYfJ89bjDqPh /qagNCpvCY2gde4RQops9z0SQRWGZaVZFJaL3cC7lwPHjYWY2HYT3gWGyfHOZc91F3jvakSpyKvn C0qruDmMDFPMA53zZwj1PqfpaQqsGsudo4aUEl99b4shzxM0VYXznl070hhFUnkbaKHyYqjRB4Yw 7wpSWSI22ffFGGDXB1ZF7lNciJRGGPzt1tNscxt84myhCSnx6BCZEjdTjP/54OObH6kt3Pl4edi3 3emm/r3f94lXNudnJ+aDJ5dnHzy/sdsh13WRhNV528fBZe7BaGG5yOPXRWl4dtlijeYzL60ZxpFx Crx0Z8XZUY0Abz3a85VHOx6e1Lx69z6f+eSnOV4teX7xjOgGmrLkbGnZDp4PLkesEe6sS5pFzeQC zntqk718ToTLbY/znk1jOV6VFBo+uBl4tnfzjv/INHliTLx/M2areWP5ygctzgXO1zWLyjC5yOAD BTDO+4UVsO8n+t6xXJTcO6rZHibefLRnbRXnJzVNqenaie3kXzR4zKvqwsySKpnX3M3D6D5maN35 NM8DJGKY+4V5RU2lBZWg94mjRjNNkYsugsjBJflLPqWPdi6gC5GL0b/2eh3+wN2lPbrcHVgvatHk ZmmxqDj0Iat9ITGFhFXyAros5w91eOdy4JW7K14+qbna9viQeO3eOk+3tBN/6+1Lnu8cn3xpw8t3 7/Kx117j9N4D2nbg+vIKR2JZG442K7Zt4HLXUxqhVsLRqs4nyUUSQrMokRS42g7sO8eqLjjaNCil uLruuDhMNFUeMU8oblqHLgo+99opWiV+8Z09YXTcP264e1zhQpx9CRnFFCZPFR8Gx+A9TVlwtG54 vu14ftNTGeHsqM7yeDcRQiDEvBBS6TzxE2MelrTGYJWaR9pvy4MwhGylCxEam0fAYoR1JfQxz1Is K0M/BlSeuG2vPf9jIv0WDIaIuDvBvf6qHT/11juPTV0XvHxactEFjuuKf+ST99BW8/5VR0z5Axma Us07dzJBs+0dn3vthNrmbJBI3D9bUBaWdy86/vY3rjFa8z0Pj3hw/yF3z85Zr9acnB7z9KbnsL1B EdhUFafrisvDwPPtQGnyJ4BoreYaG4kuUFtNRNj1nm07URpDbRQqBFqXuOoclclaQyTy3vXEq/eP +dj9DYdh5M0nHZbI6apg2zu2ncvbxkXYDXlzaFNadp1j340cLwtOVyWPr0cOg4eYOF7XFEZzsc+S 9OizXT3EyJTycutCf2h+GVyGiQk49Pm9MyphrbCbEqVWbGrFdgwYyUsjDmPI6CCwHyN/yf2/MoCC lxP888Ad4Bvzzqtv2Q+wvRz83Y8V8o9JivXl4cDDsxWbow2/dnlgvV7yY9/7BWxZ8tYHz9FAU+Rl EFYluilr/596sALvmfYTrda8fLbEGMXXnrX80rtbXj2veP3BXR68/JDzoxNIgXq5ol4uudle0u72 oKCpFEebE7rW8Y3rDnwgTp6Dj2ReQvJGsZBNJ+MU2PcTIUScj3NjmLjYO45qw+my4NHlgDclr9zZ cLoy9OPE+zcj0xR492rgnatpJrOgNJrr3uUyVxqmkNi2I1VpsIXhetfnzyRCWK8WBB/pepe9jHK7 k3DeRTQPpwrQubzGRpjNoIm8fHK2fK1qhSkM+yFSSN4gsh8TIaXxegx/IQj/rYupL4y2H7//ctO3 +zuvHq3/9S++cudfOa/NhXPT/9H5NP2mmMApyu5XtmN7WhqmbsJe7vmBJvCDD0q+9o0nXA+eH//B L7I5XpHkw0mWEBOHIbBZF/MJDYxz/ROlCSFytR9xU+R83dDUJUdNg7GG0TvGruXB3Tv8ri/+Lo7P 7jA6kGngpAx88VNnvHrvlF+9cry/G+kHz/PdxJPdRDcGnh1G3r3ugcTkPMM45Q2fCs5WJdYa3rka aKqCL7yx4eL6msP2hvPG8L2fPONsU/F4F6itQSvhMEbe3wWe7PMs4bNtzzAFlmXe8XNx02NSxFpD 7/Ms4W7fc+eooqrnxRI+5EmheUKuC5Ehxnmf0GxYnWFh3heU7fRGMy/ZyKVAqbw4oveRg0/eFuar rY+7Cl6qlPpjN4frv/Lpl87+8k//+D/6x3/oS5/5haoq/6t2DN3fjyPo662LL726sF/0JGMF3igU n2w07207fu6DGz7+8hldjLz17lOOyrx6RRlFP0VeubPmzlHDMDpuuomyMLx6d4Xznr/z7hXtIHzh E3d4ePc+rz58nbqu0cbmDV1+YrE5ol4uafdbxsExkc2QLx9XWGt5th953nqWpUFS4rp3HKbIkxuP ksSqyrV2VZusRs409E3vueknzhvD85uBVmnONktWWnGyLni+7Qi64HiRt398/OEZl13gYj/hXeLZ fkJruL8p80FxeQfRoc9TQPvB0di8eq6d4aBWGfPfaiuFUiilGVwgzgJZN+Yxu1UjDFNCa8VJY+hc zKxgBcMUue4jTWnjyXrxS9fduJDEnysK85Pf/6lXP/Yn/vAP3339pXvF3/jlr//t//3vfO0v7kLa /6YDIIGPKW1KFb//4ao88lHJvdqw0Nn0+ZXHN7x7ucOqxKNH13klyryHx8XIZx+uWVaGth3p+kBR WR6cNvRj4Cvv7WgKxedeO+f05A6LzTH7Q89NP3DTDXztvUe89e77dP1E7+DxTYtvD7OzF+6uC146 W5FMzUXn6fthxth5ydKTfUDrTE4J+SNjjpeWpi5QknAu4qeAFni0nbh7fsZSC7V4TpYFT/c9kPcT 3ru74fNvnOJ95IMbx9O94/nOk4JnWVnWtcVaRTsFdr1nNwW6wbOp7Pxxcn5eW6teWOPzZyDk7BgS pP+HuDeLkTQ7z/Sec86/xh4ZkXtl7VW9r6S4S9wkjzTCiJbpwcjw+MYwML703NiArzwyYMM3BgwY vrANyIJGI1saaSxZmuEqiWRTJJvNZnez99qzKvct1n89iy9OdFPiSLY4TbEDSKCAqsxCxv/FWb7v fZ8XXwAISGPJKLesNkNvbyu8KCQJBIeZo91usbk2DFQcfsRo8/mNVnr+ww+dT//9jz/DlXPrfOeV tyZf/94rf/T2WfZ1oHxPmsDKcTuv3WPrkXpcKqGSQNKPFN0w4KSq2T6esHs4WoAdBJ1IeLCaUjx+ rkszhHlWefFmM2Zz2OB0XvHq/TGBFHRbDayIOBjNeO3mPd64t8ubdx9w78EeB6MZVVFxPBlzdnrM fF4wnRsmRY2Vik6quDzssrncIUoko0pQVhXKesfSzsyAdTQX9HCEoNtOKLVDOUunGdJpRhxMCkSY cP3cBnlVoiLJoJNyOK04npbkpeXyaotL/YhWIyKOFZO85tZpRaFrWnFANw3oNUOfJZRbRrMaFUj6 aURpDFlt/nIU5UIo69u8zlOkyUpPBFPCN9bO92KKWnOSWSLlt4LeUo9/9KkPsrGyxLw2wcBW4d8/ 3xNJHHNS1pyeHvPF737/+e/ePf4ftGPnPYtCU4QTlvms0g93ErERB1IsRQGtyHN9DoqSUWGoFsi1 buI1AFEYcH217QcgRcU4Nwx6KetLKQdnGa9uTyhqyErD8tISFzdWGHSbnOu3uba+wuNXL/D09Us8 cXGDTrvD9smEw8NjbJaRZ5qDrPLCyrpEBbDZTVgfdug0FMNOxPpSi34zYH9UMC01zQU8SmvfZBnl FbmGhzd79Fsxrz+Ycu3KFc6tLHN2fEQahvQaCcdnM/ZO5wzaKZvDNsN2yPqgy7AdU1nB3cOcvVGF sZZWHCClYJTVlNr7BXppQBT4035tfyjXElJ6l48GszDHTgtv+AgWcXWdNGB3WjMrLM1QMHeCjz1x nq3hgK++coty7wG/spGwFjhe3jsmbaUcjOYn3/jBrd9UIvhqZv/m2cDfugA0uALuFdrtYt0njRCd YRrQjwI6UUjhHKUxzGoPSm7GXsnSaUQ8sdX1dO+i4iTT9LsNVroJt08K3n4w47FLKxTGcpxpHjq/ wROXNljrdxi0U9JGQjMICIRludPm/MqQQktu7Z9S1iXS1syzmu3Tgp3jGfN5TSMUDNoJw1bEcidh tRcRJQE3djMyrVluxZS1YWdc0m/F7E0qDmY1V5ab5GXJ3dOSpx6+yqDZ4fjogFYiWV7qcHiaIRGs r/QZZ7B3VjCZl+iqJKs0R5lmf6bZn1YECC4sN9AIDscVzVgwaMY46w2n5h2b/AJyIK3nJWs/16eV BjQiyXIrIithe+zPFaEE67yp5jtvbNOdH/P5K30utiK+d5xxFsRs9hvua2/svHpnnP8vU2Pv/CR9 AS4ORO6ceDKvzZVESXWuFdEKJJtJQCAkN8Y57VTRCiWFtrRaDS6vtpnNK7Ki5iw3rPWbDNohN/Ym 3N2f8eyVJR67tML+2YzvvL2DE4p+q8G8KJhkJbnWFNqAMfRaKY9f2WJlZcD+uOJwMkfYikD4a97R OOd4UnrhZuTjYWJhCaSiqB3bJwXaGlZ7CXuTinkteWizx839OW+fzNjqpdzdOeLepOTJhy4QRZJp NqbZbJHPC+4eZ5xNc75/+5AX7x5z83DM4bSkrB3NSNJLQwoL46zmymqThzY7nOUVh+OKYTsiUvLd yaBbbAReO+PPLVntZwC9hmKpGdCKQ24eZRTGkSjPVprVlr2TGY82Hf/4oWWW05Bbk5KXTjOeHiTu zs7pW3967/S/Q4hvaPf/DZL8sY0hgRRTa91bWnP+qNAXV5tKrTQCZDdlauGV3emiDezBR51mzOXl JnleM5qWTHLLyrDFsB3y+oMRowqubfU4P1zliUvnODo94/e+/TrTecbd4wnP39nlpe09Xru7x+3d Q7aPT9mbZyy1WlzZWKIWMTf2xoznNUHgaEbCu2fzknHuiFRIs9NhXlbsnMxpNULun1U0EsmwE3M4 q9naWOPCSo/bOyfcP5wRhoJXH5wgwpDNXpvdw2NevXvMveMp06xk92TO4aSgqA1hIFlqRFxebfL0 hRZPXRxyebnFvDLcPJjRTgO2hk32xwVnWcWgGWGFoNAau1gFnPAg7MoIJrkhiiSdVLHUCDmeldwf a2LpkbW5dgQCzncCfuF8l/OtmJOi5ttHM/qhIq/1/E/ujH7jRPO/1o7/X6p48OMWQKadq+GldiT/ m5GBP7oz/YVZ0IyfvHKem6f3KbRD1xYigbAOtcCuW+PVOrXRmLqkMg3O5oZ+M2Sp2SKKW3QbMc9c WecvbmzzpedfY2OpxWiaYYQk6nYwlaaczsiBZhRybXOJbtokaTUp64qzyjLNDa0YOolils15a7tG tZdp9tbI7DHn+hEay+v35zx1XmKNYDTP+dDVFZLgEt96e4+9gylhafnTv3iZN15vURUFoiqwCBqh Two7t9xmc9hgrdtivSNI4ohUaDTex9duRLx074Rv3Rzx5Pk2j271+P6dM0ZFTb8Rcpb91WuW9zd4 uVcnXphDtWP7rKYVS5R1zPz0mHOtgE+f63C5FTOpDDcnJUIpCuf0l+6Mv3e/dF+xUP1kWsF/gzZw bNze+ZXOm1PNR9oXLq2PM3jt1g7d2MvGHY6ssHSbAZvdgPGspqwNo0Kz1G3QTCK+e+OUfq/JYxfO cX7jHOFCfdtKI+4fnHE8mmIrw3BthU/8g8/w6Y8/g5rO6E0P2Igd39udcufBPqIqiCOPltcojqea UaaJlCSNQVjN/sxwOBqzMWjQUJK905Lj3KKtY30pZm24xNpSl2euXaU/aLF/dMbJpOBwmjEva6yF s8qSC8lHn7jIL/3Mwzx6rs+gHRLEIZkOyCsYVZZpUUAgieKI2axm52TGoBWgJJzNPA8gq4wPjFpc BaWUjHKz8ENIQuEYZ5pRaTnXC8krg7FwqR/y+DDloysd0kCym9fcmBaUWPMXu/Pnbs7Mr1v4Bn9t gO5PYAX4y6/j0ezlzWZj59nl+Jk/ef4tkU/OuDRsMM4rSrsAIjpHXmlqa/wvah1VWbM/zv0dOY0I 44ikkZJGXoP3mUbKWqfBc6/f55tvPODobIwS8IkPPIK+e59v336dD660aA0SnKlI6jl3z2omvWWC 2ZzrWyuEccibN7cJCkNjNuYb93dY63VY7q3gmgU4xav3zzialmQFFEVBQwk++PTjBJ0Of/z8TQKZ 0RCCsXU0OwmPrC+z3m1yfqVHbSV375+wf3LKqLJkNVijqbSlqrN3o2v9LMTy2oMJsfKAp05cEgYK H0XpvIFG+2Haeluh8MiYw8xyrh8RSTgoHB9ZTfjZtTbn25GHRZWW25OSO+PC7Izrr9/L7H+7ePh/ a2DgeyqAojRiLHJx++ZNZDZlqRGS15pcG5LQmzZrC3kt3gnhwQoYzysmRQ0Yhp2AKPYcABGEJKGH OXzg2mUevXyFbvtF/uV3XuMLv/uvudJucuHhK3zjxcu8ebTDoFFzagyHFfz8z3+K1Scf5/d/949o SsOnHt/gqY2Ar7y8xw/2ZqRO0Qojhu02cdjk3OoQgh2++fZ9yqrCVgVBKyXPMt66tc8oKxCBottI +LnrG3zooWUmVcSNewd86cVbHE9L5rM5k8q3ctuBIHUgOy0uPHydRj5lf3cPXTl/4BznVNoPyw4n Feu9yEfeLYQn48L7HgPl28AH8xohBFvdlN3TDGnhXDfhQjsmwodMPX8057m9mb41KZ870vw68M2/ buDzd4mJkxJ+rRuZ65PCCIfgNDdIY2nFimlpiZRkvR1gFgKHUa0Jw4CjSYmWAQ9dXGc4WGap1UYo iQpDkihGW0szjri0NgRT8NrOMTePTnlkc5XVKxeZNzrEYUSedLjy9LN88pc+jclyXnntFnWR8eqN HdaXmlxeabM/Kskrx8X1JYbdNqW1XFxbZ33QJaJgrd0gVoZub8DhqOSrL7zK+Y7k8fM9Pvb4VT75 2CUORzlffukurx9PuXk2YbnOeWo5wSQp57oxv7gW0UoUH/iFn+Uff/7vEXS63H3zDllW0k4UOM9D 9PpARzNcRObgcwEmmU9O6ybeeXw4M1wZRgvApg+YqvHNof2s4qXTjC/vTOsbU/3NkeGfAc/9uA// PRdAL5JyOZa/lkbB9VlphMZxNPX7WCNWzCp/vVluht7tavzSljRSDsY+RPmhzWUGvVW6raY/DSNQ YUQUBOi6ppPGPHp+la1Bj90Hh/ybb73MWalZ2tzgoUtbLF3YZLDU5rmXb/AHf/xnzI6P6ccBD47G CBXxzMVV9kYZtVB8+pmH2VrpczLO6S+1+cD1SyylAm0qynLO2tISuTa8eu8BT54fcGV9hY3lJjf2 TvkXz73JnJi/96uf5eGLA053T3myo3hk0OJSMyIrK2ZLGzz92Y8yLQxf+tr3ONo/Zr0VsjJIuHau i1KSo3FBpv00L4k8RGpeeh+lcf4qeTb3BpVrKw2yymGNITOOk3FNYWvuTAv+4iDnfmZflY7/Sv87 fPJ/IluAWIwTz2YVQng2X6kdIpQLOqcXP3ii9g897qezivGsYrXTRNkKgX8DSu1w0qKMQamQMEmo 8oxm0uSzTz3E1qDHV1+5xfbJMfe/vcdxEjIxASfHc9Z7CZ8816JeKpjnhk989kNcvHqBkQq4Mkt4 LAwIQsvV9SUuba5ho5hOt093aQO5s0NATRjGPHZ+gxu7p7x8+wEfbfXZfnubL794H5RkabDEeiPm 0oVHyAu4/eYNtqwmM4I3Msmgn/AXX3uZb796g/Mh/EeffIYGMybFjFA6UgW7J3PujyryynmPAIJE SYJIoPHpadPScW01Ig0Vo1nBtDQo59uE09KyO9PkFTaGu7WPj/l3zpp+TwVwVlmordtolrQsAAAg AElEQVRoeV+91tb32q2ldt5B5CN/3SLwEYwQ7I8y5rUmimNK69B65i3kQiKt4R3ocRDFhCogm0+x xnJ5fcjGsMc8yymLkuOzEa8/OKS32eDiah/hCnZ2xmytX+JnPvVzbFxb52xW8PAjj7Jz9z5/8uU/ 5eGVJZ564iIL9RqNRos4TIiCZZqtHu1Gh7//kafZP805nhuOqpiiqLiyOWC9JfjGH3yZP2u1iId9 pi7ktd0Z87xE6Zobh29gHXzs0S0+/7Gneej8Bnd3H5Dt7lCXBcu9lOubHY7mJ8wqS7dWNBdxuVlp fNBkXpOmgmErAmeZ14aisijpQ7JL47UGq23F3rR22vGeEuffUwE88/jVJ7dvbW8irDDaohf5fs4s YlWEXJC4HSrw1AtnHVWhCSPFoJ2CSMlLzaSuaYYRYtEvAIuQHvHeaLapq5K6rmlEIe00xjnHxnKf c8MueTkhy+eM65SNxz/Bw49eID6/xVw6eknCOJbo16doF3DvLONqUfnDptF0+z2uPPIUiYBBv8e8 yEBKnn3iIr3uEoO0wdXhCj947TW2ehHPXrvAwaTkzv09srxkNY3QkUCqBp1WzJW1IR+6tsXVrRXC KGRleZWT8SlHdUkgQi6utrl7OGf7JPfzCBWigP2iBiGYl5bzAx+WMa+MnwAaQTdSHI8rhBQ8udng aK65O6sp39Pjf48F0E6av9xO0+vo2SL4SXi9m/JbQBQGFEXNrNJ0VOQbQgvqRdKN6HdiktCLS/V8 Tt1wiDj2W0AYeRL3QmYcSUUQGqw1OGuwRoMM6PYHkLdoDCIeHg5orS4TNANMWaIrx1kUUx6ccDqZ s7rU4Ww+JcvmJN0u1lparTbXr1wh0DVFVXB0esK9sxmb51Z46omHaTQbXLl2jvODhNt376IkfObR LfY3utw9K4iEXMjSoNMIGHa7dBspQRAQJgmDOGW5v8zp+BSnK9I4YG0p4WhUUFtvt5tXBouPwElC T1Z3wKz05DHhwxaoLVxb9QLZe+NqYRh9HwtgbXX532zfuvOrQshnQgn90MMMA6kQxrMDZRpSaote ACBD5ZnvaaBI0zZJEuCspi5rSlUjg5DAGJwyKBkgA0Wla6IgREiBdJ4bzDvBCkLSG0qEUsh2G+cE 9VQvrp0CGThMrakrzVq7wXg+JS9KXBeM8ILMEMAaqrJmPCs5KzQP9ZcJAw+jbK32eOYTH0fEbXYP DhiXhrXlFXpL3tkshVfyhIEijBOiMEKpwAdGBxGDpSHt/W1GM4cQ1ULL+EN7/ay0HnQtBL1mwKAR +dWg8oLSQApiaYkkhHgU3ay2IlFSCmup7PtUAN/8+rd26jwfL3cC10ikmC1oWz4CxtBSkiT0efDG ghSe6N1NFeNpzvFUs7WySiC8vIm6RpSl178HijgIqa1FCYk2ZiGgENRAICRWeS+gBsIo9qvFXwpN kM7RykvmzgMUltoNslJzNpmztmw8bgawQYCsCpyumUxnOKtoxA1KrchCRWdWwtY6T4chm3fuYqqa zlKXIR7c6HAYa4nCiCAIkWEEgHEWazRpGpGmTSbzjDKHovCCmUDA4bxiVlhaiaARB6Rh4CVflfaO JHxqSRJIDD6EqxGCtRS9bvpgklVUef3+FECeZb/WieSTSSKFdpZx5jHmEm9WVFIyKmqa4TvMW0ei BI0AtkcVJ9MRgdwkCmLq2mADjVEVlRREKqBWBhGoRbqGRkrfZw+kojI1gfSo1LCR4qLoh3cTn/Lo o+gXTtoGhl4acxgFzMoKY71o9N19SXiwxVFesdzr0AgVyhgaziIUJLOMuN+iE12nnOeIqvR5Cbpm kXztucbCJ4PZBRcJa5AWgriJEvsYrdGVIVQ+7+146qHaAslqK6QR+yykcW78z8G/Z0no85LOZppO QzKrzb1auv9JhKHhPRSAfC8FcGzchTQUXSEFkxwqIzDOmxySyO9j++OaceG7XclCJqadYO7geJzj jCFSUJmaosyxWlOVNbqqqHVFpet3MShyIQPzPCKBkn7JlXHqTfL+roHSepFQ5V1LymhSJUmjkLV+ i2Ya+bOKVBD8MMpmVpWUdUmvnaLCAGkdYW1wNYSFwc5rrPMNHCUlQkpkGHn9ogqoraHSGqM1gfCB DlXt6SWNOEHIgLyqKesKEQgmpaM0YIUnmrdaMY3IO5xq41XI2nresJTS01KM42BcuaK2xck4OxxN svd0BpDv9ZuTyMOYTdK+HSr5f5cWwiigEUgKY5kWhpNcL2TVPhrOLCTPB6cTJmVJnETgKoq6pDQO oyuKqsQuXLraGqRQ7wITrbOEKvBe+UCB0ThXgjOUVcWxs0itoSqxRiNMyVK3RZBEbA66rHfbiIUq xy1IJ8KCq7TnGjSaBIHCSbBS4GqNrQpsXuDyDFMUC1OsP4XVxp853sk4CKSnpmpdY7WHRisVYI1j lBVY52gpD8eqFizAfiMkWbw3pTYo6Tw+X0I3VRxOa6y1LLUk+zNDGjdoh9F7PgS+lwL4dEeJT8eh Ukczc9Todv/Lg9r8a4ej+ZcOOYXz3P0k8ulgkfK5u8NQMRnnbB/7yLs4TMgqTZ7nOGPfvfYJ59BW 4xZ5Q8I5QhV4ablbjFKNhrwAaxFViXLWF0WR4/KCSEqaaYxUklaakjZTtMDzhrVeINcsRVUTq4Bm HCPLEorC/32x2LgBV3v+sDY+1pYF/fSdoKdQBf5c4ax/+MZgtCaSnoQ6nZQ0Ep9ekoaCRPjwyUE7 JrQW6UAbQ6kto8wQLBA603nNSWaIlSeIDZZSms3wfS2A6/1YXqkqzcy46at3tp87q23l0a7eMTzP vQr2HRmUf6+sBzYEgto67h0cU5UlrbRBIKCqK8pFOnhVldiqXgQ7a8TiZG+dx6ZVusRWJa6qECLE lSWhtXSKkirP/JBHV2gcNvC4GCkl0kHgQFiDMwZhNLqqKOqKrUGHfiPB1LV/2GYh1otiqqr0N4so Xti5vJQ7UAFYi5MeOK2doaorWIRJOWsIMExKTU5Iq5FQW8ewGdAIJZvdkGaksEKgw5BASOalYVb6 sEsrBd1OQFXD/VNNWVhxdDSOp/Ni8L4UwDBO2m0pz7cigklpzGCpdzON48rDpCFZkC73JhrlvODx dO6hzWqxV09Lf33Z3j9hdzQmDiX9ZptKV5RFBsZQ1pqqLGERylQavYAnGs/LE5K6rqjrEl0WVEXu A5utwRiDXCRU+T04pLFYfQR+dOuMWdwaPH8nlJK14RJxFKKN9j87z3yrTdcEzuKswdX1QmIeIJw/ QArHu8RxYSzUFdZaaq3RQjCtBAfjipSaySxn0E/ZXOkiELRaESbwUTVKa2aV4WDm4+TaC9qbcI5A OqJW07k4eu2o1CdZbT7/k9jGf+xXQ4oPtpT8jwMh4qp2M1ubXxeCCcBSQ9FJAuaV5rQ073oEHpwV ZLVZJIU5YgWtCHaOZuwfnwKCOE0Ig4Ci1v4wVZfUWmNrvwr4pE6LkgF2ESwthfDbwbsYeq86egf9 XhvtnbgqJEpSRBjicARBgAWy6QRdlosIW0kShMiFVMta++7ybq3BWuuvfYurpnPe7uXwPP9ASIwx 5HXpVwLrT/LOOnZOppxN5kxrKETMM9fP0WsFzEqNri2B9gVb1IbdsaasHcOGpOFVoOyPNPPa0Rn0 q42NlX9q4XMO/vcfZ/b/EyuA3TyPnNMNH+Am3O2js/HBZG6bwHI7orKO7VFFbQWB8IGHp3PDg1HJ rNIU2tJrKM73Q7RxbB+cUpQ5iYRe6pfHaVFjtKGqa+</text:p>
            <text:p>qqRGiNsBZtNdbUC5DiO+lh/rTvl2WNkmph q/aFIPFzeKECoiBEqYCz6YzX79zn3s4edVXgnCVUDunMIqHDf8ItHnWrjdfwKane/bm10Qtamqd2 V7rCLbR+1jms8ZzE0Sznte1d9kdTKhfw8cevc2m5xzivKNwC/RooMuO4dVJwPDc+Zn6RkQgwrSzt UHJ6fMzhaJwBZ4uvn/4WoAIpO5EUxjniZsqVrZZrx+rq9W74n600QvYnFUczQ6oERkmC0LdK39rP 2JsUC4Ok98tHkeTmzjEn4zOQAXEUkgQBeV1S1xpX5RRVSWGsT02ylnrRfPGf2sUp3t/lkOKHf17s F5R5QZ7lhItx8/2DY1549Q3m8wmDTocwjFFKkUYh0/mcstbMs4xxnqGQBDLAWr/lYL0l+50tQC2I mcYaTFnitEZoQ2W9vq+qNS/f3eGVt+6x0m3yuU89wxOXV7i1P+L1+1OWEkWnGSGVZOdoxlv7OQpP CM9KH1hdGP+rSymYzgp2T6f8pF4/dgEs9xoXV7vN/6IRiJ6xluH6+kSFS2Y1DR7pN4MPj0vLzcOS pcRzApx1BEAr9GPOB2f+qpXVjlllSAJ4cFZy+2BKZQxKKnpN306dVD6wSVf1AjZlMbW3YhlrUHIR s+os1nr/vUBS65raapSQFGXN1155k5sHJ0RRzM7ePm/duMH5lQGPX75EEgry+QQlLPOs4Ad3HjAt So5PzvizF99gPJ1jcSilMM6AVEgEwlnEoplkFp98Zy2l8yuGMJraOm7u7PHim7e4tLnOP/z5T/Az V7Yoswlv3NvlwbgijBQBkM1LHpyVlNrRigWtxDemrJDMy4o08K2NzLgToHjfCmBSlM15WVyKA6kc 2GYS/vZSr3E9tO5/NLUJX9/3xC4VSJxwfpPA27IakeAss0wLT8fOS++LK2rNjZ0D5tkcucDGJqFA uBqDAFNRFLkna/iPG85asBZpLUoqvxUg0ab2n1TnUM5x+/4eL751j+VWyGQ64bU722ytr3Px3AZV VTCdTJiMzpiOR6AUh2dTjo6OGbZbvHnjJq/c24FFprFEYK1ZnP5/aO+qtT9QWudQ1voZgBAUtSYv LT/z6GX+w888y4XVIVmp2R9N2TvNqfCjXWEd88oyX6iCrVvQU4HCGk5nltVOxGpHUcF/D7zyvhVA WRgnC+2UcEgppNP6n1ZF+du5U+eORKrLhcS5rizd2HfjNBCGkIa+E1jUfnQ80xYZQhw43tw+Zu/w cJGaJeiEIWEQkxvpu4t1RV6UGOeonT8M+i7hD+/hAk/Srm2NBPKq5rW7OwwSycWVdUajY5qRZH1l xQMh45T+8jKDixdoDlfptBr0mwmT8QglBUIl3Lj7gGI6AwdVXVLpGuEsZhHuWlclaB9LXyzazwav 8ze6ppmEPLa1QS+JcHXJvJizvXfGyaQmEQKjDVqADLx5NVqAmGvjucqjmWZSOw+lDgTA2Bu1fjKv H3sWsJE0ZWBz5ZMqHHd39szZJP+tXrd92Ftbekzv1J9LKxf2Uj+0ofCDICEkUQCh8nTMXHtcvEaR hpLjWcYb2w+4tLFMkrR800gaSuuonSDRNVWR+eFSGFJpQxx5GVWAzwdm0TsX1iERTGdz9o5Pefby KkEc0ekscUXGnsunDWEY0lxZJhi0qM9yelnGk5c3SBNvOx922wi5CLpCILTGSUWJI2IRbqU1lXMo QEmJ0zWhEMy0Yff0jEhKYgnOapSUTCY5b+5McQouNkOy3FA5x3LTk82Msyy3JML5vsnxtMY5fGyt NlVPiurEOt6XAhi2m+0gCP5RVIplpSS11lYH/G8ujf7Z20ej8VzXW7LW6Voz+OU4BF17lYuzDpwl CR1BIAiEwDlLUUNROJqeMctb90d84NqUC+e6PjMnDKhLS1lBlPiWb17XdIJFt63W1MohAp9XaI1v OUttUGEIUtEIFHGccufuXazWqCggzzKSJPZilTzHHlaU4wxjLWvDIa12G8KQZiSIk5Qg8BF4TimE NghrMcq9m4FkF596Zfzva4XgaDwBo+m3el466ySGmv3RMXdGY9pJyPog5a2dKeNJwXo3IQglsvZU EIXynT8pGCSCk8wwq8yXllL17ZO5fn8KICvKplT1Z9uhaCHACWx9MvvyxDEG2Dmb30/hS12hPrPW TdJQgsIuei3e195UkBloJxKdW8rCkjYVcSi4eZLx2u4x66urxIEiUhYdOCpjsU6CCKiqiiKKiIOA cjEiNnVNFMXU1nrdoVLYMGR1ZZmf//gz/PlLb/H7z32fRAoe2hjy6SeuMuhd9Mi2s/GiMeQRsXtn Y27tHDLOp+zt7/PwpfOedyQURkr/qJ3DaU3h/EoAjmBB+jCBYj7LKOY5/VabMAywRqOCiHmheXvn iHlesdyNCZwlUnD7qGB1xQdvj2c+Oq4ybnH49NHylSQzAV+8Mdfb/ARfP14B1BpqzHoU8EN4PCoC US4uXhX8i/25+eVh2/17SkmPWdXQtn5MnCrheT6RpOkks8IffsJQcjLTvHbvkGevnGNzZRlrDY3I oXNLXlraUuNqS1aURE1FKATaWpSpqa3PD8KCjRQqbRI1m1wZNnjp/j7zlzNUq8mLNx6QGEOj3QZb Y6yk0WzQa7fYfvCAf/7Vb/H63oh+4vjg1Ss8evUSUafnD5nTGrvw8bEQuLz7Ji46k7rSTGcZrdDT xKw1CCxSGPaOz3j9/hhnHJG0YDxBZHeqmY9z+rHkvvXT1EjBeifgZGY5LSCK46+fVtnv8BN+/a0L YG2wxObqUL79xg2lpCAUksD5pe8vT6MjOJFBdHIyq1nr+Azece6RJ0oIggCiWuBq51n3WlBUlk7D O4pf3z7itfsHrC/1kEJipCAKNJU2aO0IghCr60Xc60IdhKAyNaEMcIvDHVJhjSaOQj71yAWuBDPC QLF9UvOnL9/m5Ktf5/HzA4zsMIxC2t2UP/neK/z5G9s8vD7gYw+v8/TDD3H+4gXCtIETEJiW7wbq 2se9L/biwkEspDd9LgQtaepVPUKXqCBkXhtevrvH3ZOp5wMrhUbQiHxmwu5ZwXo3RkmotSBOPHE1 DGpOZgZl9XRUmdOfdAH8rW8BoRKB09XHk0Bt4JxwwqKFY+pwf/lSegVYWlr6wmHJrdo414r8Ycks sm2chTTyUbJK+D8764MYW7FiXBpevLnL/bM5ToUIvE4OqSjN4qCnNXlV+aHQohUrrKU2tVfn1DW6 yH2q0qikn3YYDjcxpuJcD569vMSrdw55dWfGrCh5+e3b/M//8s/44vcf8OELff7hR67z8cevcfH8 JjJtIhKBVBA3WkRpy+sIWPy/gLIeBFlXNboqiZVDmhpnNUJ6hdDh2YhX7u6TactSQ6LwkffWeurH reOSB2c5SvqMRCEkwjm6rQDrHOOiEPwdvNTf/h+6BFP/1zovP9SLhUwjyay2bm3rwjc6nc6rx6Ox ATgExmX5elXV01jwyX4jSqaFJ4rGoQckRcrfApwQRAu+sLUQhQJn4XSScfXCOlvLPe+dtsYnigiB FQIlfJKGCgJS5f1JYsHSf0cvIKREOT++DUJFFETktSIr5nQaDYSMyHNNkqa8snPE3bM5H3xonY89 ssHF9Q02t67RW171uFscNQLKapGI5rCmJsBf+yw+uWue59iy8KUhJNJqpJIgFS/evMdzP7jFaiNg rRMhhGBeeLhlLH2SqJReRWWN9TZ3IUljxSzX7Ff2dQu/974VgKh1qLPyczge6adKNpKAWWlFa7iy eu7C+peQjE5O/WzfWms1PMC5z6zE8pzGiXEJvUR4DAoCKb0lSi0UxNY5IulTtI4yw/nlNg+dXyeU btHlU2iHzw2S0s/7g5Aw9MMbpIRF4KSSilCoBXPFzwyiOKIZRRSVTzdZbkeEUpPXmmaa8MylHk9s LbGxdoGtc+fpLi97EnmRYbKcg0VYpahKBBbtPd1UzhEt7vx5Xiwy1H74YQ2SBsejGV964U12j2Zc HsaLEC1Bqd+hqHj31HovJo0ks9IrmuIkIF5Aonfm5v0tgADCAD4nhXikGwnZjAV17cSk1K3ibPzb p2fjw+lfzaqrrWUSS365HQfhaG5oRV5GpbWndpW1wwmvFDYLP0GceJbf4WjGxbUBG0t9jLVoH1JM JMHJyM/ypULFsb9WSoGTklAGJFGMDAKEVEglkUGACgKSVpNGEuHqmqKeU9VzQjRX1ntsLTVYW9vk /MVrtDpd39o1GqtrqrpElSWy8p/u2vgHJK3vNhrnyPMCXddIq9/tSQQLCujzb9/li8+/yVoroJso auc7CzhHXRnSBb4uCXyA1Ky0zBYhEZGQEEjGJph8+Mlr37yze3T8/qwAPrvgc5HgkUgJ2YgkcSg5 Op0VD07nvzEu68Mf8SdZDXNreaoTiissgg9asfRt1IUnviy9kBQBpfHTr34k2T8rOJrlPHRujU4j xpn63QMfSiGs10tFShEnMXEYk8QxjU6XqNEgikKEcIu2rcVUFQZBI4oYtJukUeQj7NI2y0t9ti49 wvnNCzRbDUIpUVIQJAkq9D2GWEqU1mjniaRiMQ4WDrKqIp9nCGc8rVR44UsYxeyenPG7z32fPKvY 7MWwMIe+ExNf6UWTaXEojJQXl44yTRBKEvWOIkivTGf1/kmWP/e+3ALcOxpA5dn22gqSCJT0KS3S Ofmjs2kFD+ba/R+jwn48DURjVPoQBLHICQqVX1Yq7W8ETglqC5kRxIHipbv7/Ml3X+XzP/sMLRWg rfZDGFPhlMI5P23rItDGMBnllJOc3cmcyckZ48kZR9Mcm82parB1yeb6Cr1uj0YoeHzrGkurQ1yY sHN4whdeeB1bVRgczU6LteGARDoawnmGQRSRhoFvBGlNpQR1lWPyHGk8jcVKhTCaME4o6pqvvfwG bz0Y8dAwIQwU2hgvWcNvf2GoqLSlg39vSg3tyDMCZ7llkHi6WDMw0Ssnp6337Rpo8dtsOxaUtaPQ 0Agl7Vilk8r+57VxLwPTHykAHQjxwkFpv7Lq5K+EyhMu08jPBBSOfiPgaG6Ya98LEA7K2odAtHB8 9Qe3uTDs8+mnrvnl1oB0XsfnRADOcvPgmC88/xpvvHUPGUt2xwXjosRZi7KWprTIwONq109mIOHB wREffugyn/3Qk5RW8Ed//i2KYsqllQ6jaclJpgltjVMRg16H1WGfdrvDsNvEOEszCHjy6gWyoqSs KiQOhH/4QRQiw5hvv7nNH7/ygGGiSJVkmpXEgSCQ/sooWMChSoe2EDhLKaGVBgxSxfapD6+MFHRS iT3TA6AJzN+XLSCEzw0i+UiohCxKzwBIY6V2Mt2YWn4D+CtpxQbotNNxEIhUa/uzElIhIBILgYbz KtowgHlpsU4Q4LX1lXb0GgEBcOPgmK3lDpvDgZ+6CfGuFMs6OJlMOamBfovnb9ynyEouDtq0Akkn Dek1YpqtBqvdJitLffoNhTAF2w/2uffgPscnJ4RJytqgR1XkTOYVp5Mpt3ZG3D4c8/KDY/Yf7HN/ f4/vvHyDP/zOa5wbdLm+NqAqc5yu/JXV1ARKEScJL93c4Te++l3yWc75bkgcCKaFI6ssSaQIlbeU CcmCDOofNM6RhiGNQHIyr4kCLxoVQrI/qlcLeAG481NfATrNiF4jRBclnViwNzaMKsuwEbAcyU5V m0/l8K/Mj2wDZeHMcqfxhYNyerVt3T8JFf3aucUWIChrQzMRbHYDjiaGTDuasSTAD0Aur/e4tT/i D7/zOoNun81hD5dNcfirn3WOjX6XJx55GNlOuNLv8WffeokPP3KOSyvLPtVsodgNpCQKFW/e3WaW lQgH01rQrDXOVuzOZkQmZ3Wpz5XzG57tX8ywUcq8KPnWm/dQQvKf/Aef5rPPPorJZ+gyAyER1qea qkaLNx/s8399/QVOzqY8tZawlCqmZU0rguO5Y5Rr1johzvkAinARKkkSYpwl14ZhM6TdCJiVvuGV RoJ+IrZikl/tJsn33zo7O/uprgDLKx23vNYNxiezjyxFouN5/JZW5GjFKj3KTLt0/L77kVFlZTVn eTHV1u1Y5z4eIrZi5UWUgfIBisZCKw6JA0de+70QHFltWW4HrHSbvHTvGITj6uYycaCwxviQYnz+ jrKG0Do2+23q2jCZjHniXJdHNpdZ67XY6DZY7TZYakR0WinDlTXWNjZZaiSUZYUpNU9eXueXPvwk z167yIXlHldWujx2YY0r5zd5cDTjzdMpv/grP8c/+dwn6QjH+PCABb4b4SwybbE7Lvg/v/4S372x y7mGYqkhCZSPvLMYAiF8TrAQJJH0OkDtE9Bb8SI8wjiaiVcan2aGlXZEuEDrjHJzsa7rL8ys3f2p FkCcRNYKcTI5mn2iG8kL7UYgJ7lFG+g1AhEa1z+r3L6Gl/6GHzEzoIzlyZYSnSQQorL+3l9rqK2j lfibhXb+jlwZ3xM/v9REyoDv3NqllyZcWh8iVbAATzicMeRVxXQ6J5CCjWGX0IEwNWmSEoQRLEwb YRRxbm2DZ596mA999BGeePIqjzzzCJ/8uaf5wAcfYThYRhiLsJokiWl3unz7zW2+8oOb/IOPPc0v fuRxxHTOZGePShuc8EyfJE04nWT87te/x3Nv3KMF9BNFVltOZn50nYQ+4rWofThUK/aHXWMcVW1p JpI0DCi19zh24pDDeU07lrTjkHlpOM50WAbyD+MwvF1q89MrgCwrmZ3Nc+sYKcFnBo2gFUo4yXzW XacZNPLS6qlxX+SvJ1NrBzcsEDg+mgQqcvheTRL6yBQEJKEiXdwOihq0cax0IobdNtOi5Nu39tjs J1zeXMMicdYgnPaFIBVaG2JXM2jFCJVQagiEBzSHaZNOr0/c7UOSgoqIw5SlVptG0kCqxLePK00U RqSdPk4o7h0ccHl9yIevbFCcnHK894BgkZgmABWnnMwK/uAbL/DcG/dYbUY4a+klkn5TcbpQQS01 I9JIIZxjVvppX2PBCqqsZdAMGTYjwgCaUUCnEXE4qQmlYH0pYVpqxpkWrUbSr6376rzW859aASxu AtZBXlr3bCsQV7qp9/+czC1xIGmGrM9zKyvE9/+6IgihCqGsHZ9wsJooSVU7ktgz/Oe1w+GIlSCJ AvLKUmtHv6Vot1NaSczhaM7r20esDfqcG3S8fwC5mMYtYladb8Qo4ah1TVHNKJkNuvkAABj8SURB VGrYP53w5v0d7uwdceveHjfevsu92/fZvrnNnVvbnO0eY7I5utbUdc10Puf45JgoEKy0E6azU0w9 pxk3vOwrjBBhzGRe8Htf/y5fe+M+z2wt0QhDzqYFg6ai2wh9NkHpbXKdRkCq/BRzWnnrdyPxtrFW rBi2IjqpN4kmoWQ8L5lVhq2lBClglmtxNq86x0X9WwZGP9UCWPQDJrXjBpor3Vhe7KRCaGs5yyxp INNIiqdCJVUYyO8X2pY/epVcgtMZHFbGPRI6VkLpI1Iakc/PLT1bBiUFWWUpDKz0GjTTmEYS0ogV d44mbO8ecG7YZ31lgEOAUEhbL24HCid9tHqkBKEKyauSN7bv8/Krt/ja8z/gj775Cl944TW++MJr fPV7r/OVF17nrZu3ybMRWZkzy+bMpidk85k/5Zs5oUpoN1sEge80JnHM/aMx//zrL/LtN7f5wMUB 64MmR+MpJ5OS5Vbgk9OUj9E5nRmmpaHZCAkUzBf8/27i2YCVgWEnRuCHZVIIZkXNWWE514sJQ8U8 r5mW1py7eP7VMArfGM8y+1MtgHesAYV1A2ndJ7uxDJtxgLaOWeGIApE66x6e1e7/qZw7+NFvnHvD 600Ne865xxKllv2qa4lDSRwprIV5ZZgWPjB5tZ/STmJQ0E597Nsb+2P2z0as9zus9DsLaeDCpu3M wvipECogjBJwNbPpKd44LOh0Ih7d7PHkVpdLm33ODyPS0LLUClhqpSSRwDlBFKSkSUojbZHEMUoq rPPu59t7h/zuN77Py7d2eHpryNawjbOW3dM5J7OKdihohD4qLgkV3VRxPPOqpX6qMNaR1T4ixuGY axgkIW0pqJ1DKgG14WCuWe367aOoLNq4aCbC4dk8/5dZUZXvRwEQw16u3SVtudZJlGrHikD6BpGz JKW2TQfPx0ro+t8mVhvgVg37wOOpEsPKOFEZUKHn52eVY1ZZtIOlTkqnHWGcJUDSTmJsWfPq3pjj kxPWBn2W+13PA0D4SZzyuURB6GcCNw9GzOY1VzbXefjaRT786BU+ePUCz1y7yIefeIIPPfEE1zZX GXRaLLXadBpt4iAmChVxFKIWU0fpDCKMeOPuPr/ztRd4efuIZy8M2VhugPUsxINRwSyrvZcACIIA JwX9RkAoLIcTTSNWpEnAvPB5whYffbeSBKShQuMNI0JI9iYVS82Aduz9jbW23D2ZjUdZ9Zvaufen AICxhe+Ma3fV1vZqJ5GyGSmSEKRANgKuY/m4VOJCbtwL/NvwYtNsxLeefehimeXlB/O8blXGMS8N 41yTlRbn/IDn6rl1rm8OKMraU0iVotkIKKqaGwdTjk5O2RgusTHoLBJLQCpFmnjp2PbeCcfzio8+ 9RjXL19kc3WF9eVlBqvr9De26A6X6Q6GDPsD+q0WKowIw9j7/xfnCodAYVFhxKv3Dvmtr3yHnbMp j55bYaOfvhv8CHAyzjFlRSsWjAtHHPq84EhCK1ZMck1WO1aaAcb4q28cCOaVzwSO0+Cd5hsIwc5Z QRr6VPQw8KKat06z/bPS/ubfcOD+uy8A67/GDr5Zai4VlZVxoIZJKIgCRzMNw0Yotmrtnqi0SyMp D5UQM+1cHSGIlFxf7jV/dtjp/qdn0/yx+TwXTvj94UIv5vywSTvxe97ltT4fe+w6SdTgbDrFaEMS Biy3UpwzvLE/YTabc2l1wKDb8saQssIJ5XsECraW+6z0u+/SO4yAqNFCJqmf6Vc1tq5RCH9tdNbH toUhURQjsTgB33nrFr/z1e9RmJJHN5ZohQ4ZKsIgoNlIKeuag5M5daVZ6QaclT7pq5Uq4lASCEUY CA4mNd3U+yhHmSEO/KqXhoJB0zuEF+53/t/izuTXsiS/65+IE2e4587TG/K9zHz5MvPlUFWurMF2 dRswHrBBBrVYA0sW2JYsWLFASPwLCFZs2FkyMgKEECCkLgM9VXVVdVVnVVbOU2XmG+985hMRLOJm Y9gYGgT3H7i6uudExC9+39/n82Keo42g3/BpBC4j8PC0OJzl+p+b/18PwJ/6LBX8+7m2Hy4Lfcu3 dqe51sgEvhSdQDaUte8LK37HWOFV1o41vOMJ8ft1Vv7DZDHb22xKdX2nw8GFAd2Wz7gZ8u6VMUJJ Hp4kDLsd3rl6kVGvgxCKWbKiqJ0gshdHSODOywmTJGW736HdbmKNdg+BMbSjwOnc9JoupjWFMZj1 EEaVJuTLOXmaUNUVtq4wWqOr0i37UlJWJd+/84A//O5P0Bje3BkS+4q0EjQaHpe2d9jZ2uSnz454 9PyM0JMMGi6jsMxd5K3tKxCWQHnk2pDXMG76ZJWLgFfrYOpuKyTyXKzeUVYKFrlmuxusbWyemGa2 2Di4/iNdFM9W2c8/KKT+T/99CzaDBfDpVNvfbcvoH9tCf7urNL7yHP3T0qhqfbmy/KO+FLYVB/Q6 ob81HKiLwwabTUUY+sgw5NXRlE++ekn9bE5eleTaMEsyFmnORq/Dha0NtMl49OyQTFdEgcfBbg/p Sz66+5QsL/hrH7zJwfYAhaXIMsqyxAvcfl4ID18K8BRplv1shlBYg7LWhU2Eo5paT6GkZJ6kfPiT L/lX//WnNKKQg+0endjndOWEkL1WgysXdqi1ZlVqVsZ1EK2Q9BqSJC/J8hoawTouYtlshTw+zUjX F0CLrCZWDho9rTWbsUIUrunV9GGauT5CI7B4jQCvEZyfHx7+naqqfi5G8P+1B2Bd31O5g+HnQRD8 /Vez1T+Z2voXQqUptSSII65sd+gNO9Fmp4Uft2i2A7pKIIsVx6cLXr2ckmpDmeZYLF8+nrjhDQtH 84RX0yUbgy7Kk1zY2MJqzVffHFEaZya9stHFx+POk0Pmizm/+f4b/PLBHlEQuLq+yLClINdulFz8 LLWz7sdLsY6oQSMKXFkpJVmy4D/9+Db/8qOHjFox13bbhFK5SaCyIFYeBxf2GHXa/ODOQ5J5QiBc W7s07qKnFbpVIDeWhnKwjGbo0Yk9ztKKUeyxEuD5HmnmbGg7g4hqPVTTiX1Y1M44at2YVcNT8vDk NMpfX3r8v9wCWu2AZkOKsjDCnbnZstAJhfidvKr+QSMM9jrNVjzeHnBwsMe779zkjctjtrfGjHsN VNikrDRPXxzz0/vP+erxCYenU1ZZgkUTBR51WRM1PaLAY7osGHSb7G8N8T0PIT2acUxRGparBGMN noRuJ6AXRjw+W/L18zOKMqMZgu/5RMqFtcqqptb5mmFs0AYwbvDUGHetjHHx76Qs+Y+f3ebf/vAr Lg5a7O92iD1FadwFVZqW3Lx8iW+/eY1ZWvIvPvyEV0dnRJ6gNK7X0fRdG31VWUIlaAXOcRx4kjhU HC9Lx04EWDeFep7HbjcCKSiK2hnRk4pROyAKFF4r5mRZiqenq4ERQkvLfW2tFqDb/C+qQn6eB2Bj 0BRlocWNmxtdW9RvJKvqvC/YGTWCf9bvhH/3wnjwnZtXzh3cunE5vn79Epf3zzHcahGLgDRJeXx4 wuMnhzx99JzHT57x6vCEdJUR+ILBIGTQCWm8dunmFVkFFoUVlkmWoI1gu9cmDHyk9GjHDbJ8SZIW a9I4dKKAUadBnpfc/+aUz58dczTLqExNqDStKESIgEjVRKrGCp9I5UgpneRBaJ6fnvLg5RHfu/2A 791+zoWtFle2226SyIC0Eq1LoiDmz7/7JlEY8q9/8CmPD0/c2aNyDEJvTSprRz7WurZvt+H/zBDS ixwgYlVoWpEbaRcWcm3Z2mgxUB7L0nCYliS5ZrMdQOBzltc8OlygVNgcbXS/JY3+jrT1RGhUE5oC ZjaQMpTK1sb8WW3+P2OPkJ4IhFRRQ9lhK/qlw7PlRqPl3+gE/h8EgnjQbdqL43Fze9iUfq9P6Ls2 bVFasjxjuUiZTs44PJsxnycIa4kjSRD5hIHrc0sDqBprBLoUSE+TV4ZXJwWztOTi+R47F0c8ezbj 1taYX711jV67SW0M8/mc248fM52nGOGMm1JIpIaTecbjkyWnaYkKPG5ux1y/sMV2f0S/ETpDt1LU QiC0Jik09w+P+eTuE57Ncjqhz6Vxl3PDAGsERWnQ1rV9h70uw06PG3vn+e7t+3w5OWbQavH5D+6S lBXtNRAzrS17w5CmkjydZIzbPp3YR1rBRjvgxaLg65cJFwcBUgomaYmp4b1LXfpxwOmq4osXc7SV XN9sUnk+j84yjhNNmtYMNno0AmvLdJGlJVWS1h+f5tU/VZ6nI+V/Ms3yQwFW/++cAQKgK0QkhJQ2 FBew/KUkLSIjxd+4ut2/OexFcrPfk8Nhk26752p/45NUGdNZSrZacDTJmC/nTM5ShDb4gc+wo1Ce h5KsCRpry7RvUOsQSG0NgYBhp0VZKmZpyWRVcLEdcfnti/zos8fM8ppfv3WF3Y0Bo36fq8Zy5/Fj 5osVVuKGrj3J1qBJpxlxvEh4Okn47NGCTx7NXPXQCOlEina7iVKWZJUzX+QsspKgGbE/brHVadKJ 3CCq1pYaQyA9buzvcHH7PC/Ppvy7j29zN52yf7DJi4cT5nlJK/BcQ8eHee4oopc2YoJAcDKvGMU+ MQI/kGx3A56cZOi1LGJZOFnUqjSM2m5KKCkso7aHFXC2SEisotNvs1oeMj+dk/lKdJoq3hiEmIH4 jXFe/vp0ks1OkuKPFfwHI/iTyKMIavLF/9Su/x8egAb4baX6mTHSwncM9j1Rmp3Ngf8Xh1u7jfPD PucHHeJWQKAERkBRauZnCw6XGfNpxskiIZnNqbWlEUEnloTKd7wALFa7caLagqUi8CTWWJLUoVlU w0kes9pS1TVx4JFMM774+BHX3tvnF761z92fPuOPvv8Fv/bWVd7e2+b8xggp4c7DR5wtErQEhMXD 0Iw89hodhv2YdFUzy1NWWUFRa2ZpRVLkqDAi8j2Gwwbn/S7tOHR0Ltwbj7XO2RsGvHNwwAfXLnG0 zPnhvc94Opvx9revcXQ44YtPn+BJQei5kIeQEHoOeD3stYgbDdLsFOUJxu2QGkEj9OnFCYV2JjRf VmRoitKtSKu8ojAQh4qs1JzMC4ogJDIOMO1JSdCJKJQlmaR0W4HYGrbEhe324GyR/O2jV8lfOZqV 39WGRSb4N9LykYHV68pBCRABqFboDbLK/lKmzd9MrRlruN715db2qM/e+R4Xzg3pdQY0VE5aGuaL iski5eRkztF0xWw1Rxc1jaak02rhK4vnrclZGIw2TpxsrQMnCYnyHFxhuXTQ537fJwxDDJbZMsVv N4jKirgXsrs/5PnTV2xuD7n1zh5P7x/zx9//nKPpgr/w1hUubm5gEdx/9JDDeYK2Ft+TSGup14CK Tt9nZEKMcVFuYcELLHgCUUu89QWXFg4w5VgmUFc1yg/44OY1bly6QFZbvvvZHb5OF7z/wWWmkzmf fXQfqQ1yneGz1kkeO7EkL2rmWc2wFTJqh8ySiq1+k0hbjA/dls/JrHA1vhSEnqOsZYVmklVIAaEH 06wiryy1MMzyhTOJpBlaGXrjJu2tDsnZiifPJuxd6LJ3rsfmoLM7nad/6/BoUb+clr9RaP7EYP9Q CL5EejNPwK/WcB34e74vfi8K/V/caUX75/px6+K5EXu7m2wPuoSepChrTiZnPHyx5O6DF9x/fszR ZIm2OYNOk/4wotWM8JVb2utKkxdO5FzkGl0bNHqNUbGUpWa2KDFSMugFLhQqBKu0oNaKoOlxNkno 9dvc+uAa3VGXRw+PSadL9q6eozOI+PTuM168muEHPtHWkNFwhK0ziryiMo7q4YielnJt3fA96YRH nsTHQ1rHAKjW4AdhBVo4HK2pIAgCfuWtm7TaHf7z53f58Cd3+XIx4cbNXSanU766/ZSdjT5hpEjm GcOWZF5Yl2tseZja0g4U415IWRumq5JB6BEEkiDwmWcVi6Rgsxuxyisqa1HKNZ0eneU0fUknlJwu C9JKkAvrLrlez6blNVVWYj3LYHuIUYLDpzMQgk47ptNS9Dq+HHXDUSR5S1f6N0ttNxphaL3dfvzR qBn99Wvb3XffujTsv3HxnNy/MGZne8Cw3aauS45nZzx5ecK9p6c8eHbG8WROZWs6nYitQYtuxyeK IjCCojCskorFoiRJS/Kyoq41lXT2kKQyJLlmldZkmaHVCBj0QoQnqI2krjyWqxqv6bOYrpjPcrqj FuNLI3Z3hly+sMnRqzkPHhyytd1j9/KYZ8dzfnzvG05LgRiP2O412Ah9PAS1qais+RlI6rWw1bDG v2m3REvxGgRhCYQrjvKqwvN8/tzbb3F+c8Qffe8zPvzyPqe64PyFEWeHM+59/ZIrBzu8++41Tk7n TI7mDFqKVWXBwLl2QCv0SPOK8+2QfhRwuCzoCkEceijpsSw1R/OcfuxTaWdb8ZRkntecLmu2+yGV gcmyJim0A1JZix8JPAnSrsOlyxLPC+iOB+SlZnG2oN122zVa04g9RoNA9dtBT2LfrjP9V9Wv3boy jpWk34nJdM10XnEyzUjyhGSxIMsqpymx4EloNyM6vZhmw8dWkqLKSApNkc6oUlhlOYVx83+e7/Cw CLfnF3lNmluMtjRjxbAf0mwEWAxV6ajcWZFipWQ5zah9RXfQWM8OWnSlGQ+7/NZffp9PPnnIva+e 0BlEXL2xw9nZkmcvnvDg6wecHw95Y6NHMwjxyhKha6R1c/basWXxkBghka8PpGs0zesVo6o0zSDg 3TdvcvXiLp99/QBaHu/9ygHfvDzj9qePsb7k4K3zXDrYojDaIWrWL2VDCXqBx7jlYxB8M8tZJiWb LZ9WIHmaljS6IbE0WF05WUTkIXOJxFDXluN5iS8dZu9wVjHLXXy8ro0TcjQEfihZVRqkJDCWydEc FYY0mg0WaUJWQKMZYEyJKAx4gm47oNcKGsdneUOlq5KzMuHek1csEoP0K5SwWCsxfkArCOlhQRmU EkipqLXm+CynTEvyrCAroCprhIIgcD/Eka4tqbbY2iIqp5Rt+JJWx6fVDglDRV1pdG1RCqqqpiwN SVqhPbj+3j6roxmLZA17FJLpfEW/3+a3f+tdru5v8YMf3uOLT+6yu7fJ/v6I+VnJN4dHfHrnAbGA YRgTNR1IqhkqwiAkCj3CdeUh/1TTxVrXG8h1QacZ887BNd65cZXTsxkf33vKufd3ieIWXz94TrsX 8t4vXyMaNNClIS0rED7awjI1NHzBuUHEsBWSVQZPwNNM0+o16Mc+ySxzYVTlqvHXWnuL25qyomaa GfZGEVrDbFlhJETtyL2UaU2dGLp9H9GCxdLF9Ku8Ynp8TNxpYIxkuszp9BooP0LrHKNd11IpwXgc ox48eUYQRUjf0mn7CCLqssDzBHEcIXxJWuSkeU22KkhTTZZr6srguUAsXiRptjyE7+jaUkOeWUzl fHfSWsJA0htFxOtJF2MFZaHdVLACIQXJqmI2K6kU7Ly5yehcB7MsSJLlOtptUZ5HtippR5qD6+fZ 3B7x1Z3n3P70ISf5Gf3hgP29DS7v7VALTRAGzBcrTl9OefB0ijCCwaDDeNBE1RmhsgzbEdpCrQ2+ EJwbbvLGwT7XdzaJPElalhwnOa1lRRiB0ob96+fZv7JDmpfoQFNVBusbSguT3LAbKpTnTGiBErQi j9N5RjRustWKOElLNyQroLYOQxd4klg5n8E01fiepB8rXs1LpoVFRB5eGDAMPVZBwWpRkSaaVtMn 80pqa4lCSZFXlL5b2VbLhDSLGbRDbOHzmuigK4utQbU7TbqtJtoW1FVBXRh8X9COHbs+0wVlnnN6 4kIOwrgf1GxIQl9g1/1pqwVVZakyi11TwEIhCEPpcnBNH6VcyaeNoNbulQt9iVSS6arkcFKgFVy4 do7hRp+8LljlOdKTGCxFVWM8d9JeJQUWQ7Pl8/4vXuPy5XM8fnzMvS8ecjxZ0Ww22NrpMhi22B7E sH+ORGtevTohmxe0BgOeP3hJcjLjg3abzUGbKFCMhx32t87R7w+QWOo1QlYCVWUREnTlhFbWuLOD Fyg8aYibIRbWGnhLWlS8rA3j2KffCHh6mjJLSgbdkI7vUUvJcj3iJqyLx4fCkhWaRabZHUUkee1Q 8TgDijAQNSRR4L5rMq+x0hnHi1ITxh4iEYjKwbiqWlBlNbalEN66B6LdtiwsqCdHcy5aS7sVE0Qe zYZ2XyQtSVVyOk04m2TYyjJq+zRiD085JYzQlrKyFKkhy924tzIG5Us6bZ9+M3DhCummaWttkdpQ udsawlAipOB0VvLNJAUp2LsxYnyhhxCKZAVZWhE2IjzPY6ErVA1GuaNcEDrbKDZnMIjY2jrg+s3z PLz7gp/8+DYf/+g+N65usjkeM89XtPoRg3aDma7Yf2ODKFZ8/F8W9Pojfvtbt/B9hRcoAqWQVUmt DYb/Th8zsqIsSli5LclJKtzWpWtNpAIkTpc3KwyzTNNpwIulph95RKFkkeS0Yw8VKkRlaeFKP4Nm mVZMKsMkq4h8SUNYXsxqqtoSKyikohaGvK5pepJBJ6TIDLNVTTMUYEAaZxeldtlKU2kqXaFtCykN Rut1asodhv8b0pbMjbVGLQAAAAAASUVORK5CYII= </text:p>
          </table:table-cell>
        </table:table-row>
        <table:table-row table:style-name="ro7">
          <table:table-cell office:value-type="float" office:value="685129" calcext:value-type="float">
            <text:p>685129</text:p>
          </table:table-cell>
          <table:table-cell office:value-type="string" calcext:value-type="string">
            <text:p>Valanthe Liadon</text:p>
          </table:table-cell>
          <table:table-cell office:value-type="float" office:value="1" calcext:value-type="float">
            <text:p>1</text:p>
          </table:table-cell>
          <table:table-cell table:content-validation-name="val10" office:value-type="string" calcext:value-type="string">
            <text:p>WIZARD</text:p>
          </table:table-cell>
          <table:table-cell office:value-type="float" office:value="10" calcext:value-type="float">
            <text:p>10</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1" calcext:value-type="float">
            <text:p>11</text:p>
          </table:table-cell>
          <table:table-cell office:value-type="float" office:value="9" calcext:value-type="float">
            <text:p>9</text:p>
          </table:table-cell>
          <table:table-cell office:value-type="float" office:value="0" calcext:value-type="float">
            <text:p>0</text:p>
          </table:table-cell>
          <table:table-cell table:content-validation-name="val11" office:value-type="string" calcext:value-type="string">
            <text:p>SHORTSWORD</text:p>
          </table:table-cell>
          <table:table-cell table:content-validation-name="val12"/>
          <table:table-cell table:content-validation-name="val13"/>
          <table:table-cell table:content-validation-name="val14"/>
          <table:table-cell table:content-validation-name="val16" office:value-type="string" calcext:value-type="string">
            <text:p>ELF </text:p>
          </table:table-cell>
          <table:table-cell office:value-type="string" calcext:value-type="string">
            <text:p>Sun elves are more reclusive than the other branch of high elves, the moon elves, but Oghma has called you to live among other peoples, rather than in the sanctuaries of your kin.</text:p>
            <text:p/>
            <text:p>You have spent your life dedicated to Oghma, all-seeing god of knowledge, and spent years learning the lore of the multiverse.</text:p>
            <text:p/>
            <text:p>Through visions delivered in your trances, your god has called you to a new mission. A goblin tribe has made its lair in an ancient ruin now called Cragmaw Castle, where they have defiled a shrine once sacred to Oghma. Now dedicated to the vile goblin god Maglubiyet, the altar is an offense to Oghma that must not stand.</text:p>
            <text:p/>
            <text:p>You're sure Oghma has greater things in store for you if you can complete this quest. In the meantime, your visions suggest that Sister Garaele—a priest of Tymora, the goddess of luck—can aid you in the town of Phandalin.</text:p>
          </table:table-cell>
          <table:table-cell office:value-type="string" calcext:value-type="string">
            <text:p>iVBORw0KGgoAAAANSUhEUgAAAIAAAACACAYAAADDPmHLAAAA6GVYSWZJSSoACAAAAAgACwACAA4A AABuAAAAAAEEAAEAAACAAAAAAQEEAAEAAACAAAAADQECAAsAAAB8AAAADgECAAEAAAAAAAAAMQEC AA4AAACIAAAAMgECABQAAACWAAAAaYcEAAEAAACqAAAAAAAAAGRpZ2lLYW0tOC4xLjAAYXZhdGFy LnBuZwAAZGlnaUthbS04LjEuMAAyMDIzOjA5OjEwIDA4OjMxOjQ0AAMAA5ACABQAAADUAAAAAqAE AAEAAACAAAAAA6AEAAEAAACAAAAAAAAAADIwMjM6MDk6MTAgMDg6MzE6NDQApD6HrwAAAIF6VFh0 UmF3IHByb2ZpbGUgdHlwZSBpcHRjAAB42j1MwQ0DIQz7M0VHSGITYJzC3aO/Prq/alBVW45iO0p5 vT+rPA5aFHQGBy+j+AemL/P63KvPqGzyQZdvyRzZcnCm53XyNCtW0eOGS7ZDNB13BEyC5oD/mqVm KunKHQRju0M9+gL4jSJ60NIeOQAAAXtpQ0NQaWNjAAB4nH2RPUjDQBzFX1NFLRUHi4g4ZKhOdlER x1qFIlQItUKrDiaXfkGThiTFxVFwLTj4sVh1cHHW1cFVEAQ/QFxdnBRdpMT/JYUWMR4c9+Pdvcfd O0BoVJhmdcUBTbfNdDIhZnOrYs8r+hACEMaQzCxjTpJS8B1f9wjw9S7Gs/zP/Tn61bzFgIBIHGeG aRNvEM9s2gbnfeIIK8kq8TnxhEkXJH7kuuLxG+eiywLPjJiZ9DxxhFgsdrDSwaxkasTTxFFV0ylf yHqsct7irFVqrHVP/sJwXl9Z5jrNUSSxiCVIEKGghjIqsBGjVSfFQpr2Ez7+EdcvkUshVxmMHAuo QoPs+sH/4He3VmFq0ksKJ4DuF8f5GAN6doFm3XG+jx2neQIEn4Erve2vNoDZT9LrbS16BAxsAxfX bU3ZAy53gOEnQzZlVwrSFAoF4P2MvikHDN4CoTWvt9Y+Th+ADHWVugEODoHxImWv+7y7t7O3f8+0 +vsBH6FyhV7JXNgAAA/KaVRYdFhNTDpjb20uYWRvYmUueG1wAAAAAAA8P3hwYWNrZXQgYmVnaW49 Iu+7vyIgaWQ9Ilc1TTBNcENlaGlIenJlU3pOVGN6a2M5ZCI/Pgo8eDp4bXBtZXRhIHhtbG5zOng9 ImFkb2JlOm5zOm1ldGEvIiB4OnhtcHRrPSJYTVAgQ29yZSA0LjQuMC1FeGl2MiI+CiA8cmRmOlJE RiB4bWxuczpyZGY9Imh0dHA6Ly93d3cudzMub3JnLzE5OTkvMDIvMjItcmRmLXN5bnRheC1ucyMi PgogIDxyZGY6RGVzY3JpcHRpb24gcmRmOmFib3V0PSIiCiAgICB4bWxuczp0aWZmPSJodHRwOi8v bnMuYWRvYmUuY29tL3RpZmYvMS4wLyIKICAgIHhtbG5zOmV4aWY9Imh0dHA6Ly9ucy5hZG9iZS5j b20vZXhpZi8xLjAvIgogICAgeG1sbnM6ZGlnaUthbT0iaHR0cDovL3d3dy5kaWdpa2FtLm9yZy9u cy8xLjAvIgogICAgeG1sbnM6eG1wPSJodHRwOi8vbnMuYWRvYmUuY29tL3hhcC8xLjAvIgogICAg eG1sbnM6cGhvdG9zaG9wPSJodHRwOi8vbnMuYWRvYmUuY29tL3Bob3Rvc2hvcC8xLjAvIgogICB0 aWZmOkltYWdlV2lkdGg9IjEyOCIKICAgdGlmZjpJbWFnZUxlbmd0aD0iMTI4IgogICB0aWZmOlNv ZnR3YXJlPSJkaWdpS2FtLTguMS4wIgogICB0aWZmOkRhdGVUaW1lPSIyMDIzLTA5LTEwVDA4OjMx OjQ0IgogICBleGlmOlBpeGVsWERpbWVuc2lvbj0iMTI4IgogICBleGlmOlBpeGVsWURpbWVuc2lv bj0iMTI4IgogICBleGlmOkRhdGVUaW1lT3JpZ2luYWw9IjIwMjMtMDktMTBUMDg6MzE6NDQiCiAg IGRpZ2lLYW06SW1hZ2VIaXN0b3J5PSImbHQ7P3htbCB2ZXJzaW9uPSZxdW90OzEuMCZxdW90Oz8m Z3Q7JiN4QTsmbHQ7aGlzdG9yeSB2ZXJzaW9uPSZxdW90OzEmcXVvdDsmZ3Q7JiN4QTsgICAgJmx0 O2ZpbGUgdHlwZT0mcXVvdDtvcmlnaW5hbCZxdW90OyZndDsmI3hBOyAgICAgICAgJmx0O2ZpbGVQ YXJhbXMgZmlsZU5hbWU9JnF1b3Q7YXZhdGFyLnBuZyZxdW90OyBmaWxlUGF0aD0mcXVvdDsvaG9t ZS94ZXJvY3VpbC9Eb2N1bWVudHMvcHJvamVjdHMvcHlycHMvYmluL2VuZ2luZXMvZG5kNWUvY3No ZWV0L1ZhbGFudGhlX0xpYWRvbi1XaXphcmQtNjg1MTI5LyZxdW90OyBmaWxlSGFzaD0mcXVvdDti ZGU4ZjRmMTc4Y2NkZjg5MzgxNzg2ZDZhNTI1NjkxMCZxdW90OyBmaWxlU2l6ZT0mcXVvdDs0OTQ5 OCZxdW90OyBjcmVhdGlvbkRhdGU9JnF1b3Q7MjAyMy0wOS0xMFQwODozMTo0NCZxdW90Oy8mZ3Q7 JiN4QTsgICAgJmx0Oy9maWxlJmd0OyYjeEE7ICAgICZsdDtmaWx0ZXIgZmlsdGVyTmFtZT0mcXVv dDt0cmFuc2Zvcm06cmVzaXplJnF1b3Q7IGZpbHRlckRpc3BsYXlOYW1lPSZxdW90O1Jlc2l6ZSZx dW90OyBmaWx0ZXJWZXJzaW9uPSZxdW90OzEmcXVvdDsgZmlsdGVyQ2F0ZWdvcnk9JnF1b3Q7cmVw cm9kdWNpYmxlJnF1b3Q7IGJyYW5jaD0mcXVvdDt0cnVlJnF1b3Q7Jmd0OyYjeEE7ICAgICAgICAm bHQ7cGFyYW1zJmd0OyYjeEE7ICAgICAgICAgICAgJmx0O3BhcmFtIG5hbWU9JnF1b3Q7aGVpZ2h0 JnF1b3Q7IHZhbHVlPSZxdW90OzEyOCZxdW90Oy8mZ3Q7JiN4QTsgICAgICAgICAgICAmbHQ7cGFy YW0gbmFtZT0mcXVvdDt3aWR0aCZxdW90OyB2YWx1ZT0mcXVvdDsxMjgmcXVvdDsvJmd0OyYjeEE7 ICAgICAgICAmbHQ7L3BhcmFtcyZndDsmI3hBOyAgICAmbHQ7L2ZpbHRlciZndDsmI3hBOyZsdDsv aGlzdG9yeSZndDsmI3hBOyIKICAgZGlnaUthbTpJbWFnZVVuaXF1ZUlEPSJmZTkyNzNlMjIzODA4 NTIwZjM3ZGFjMzg5NjhhZjE5MGJkZThmNGYxNzhjY2RmODkzODE3ODZkNmE1MjU2OTEwIgogICB4 bXA6Q3JlYXRvclRvb2w9ImRpZ2lLYW0tOC4xLjAiCiAgIHhtcDpDcmVhdGVEYXRlPSIyMDIzLTA5 LTEwVDA4OjMxOjQ0IgogICB4bXA6TWV0YWRhdGFEYXRlPSIyMDIzLTA5LTEwVDA4OjMxOjQ0Igog ICB4bXA6TW9kaWZ5RGF0ZT0iMjAyMy0wOS0xMFQwODozMTo0NCIKICAgcGhvdG9zaG9wOkRhdGVD cmVhdGVkPSIyMDIzLTA5LTEwVDA4OjMxOjQ0Ii8+CiA8L3JkZjpSREY+CjwveDp4bXBtZXRhPgog ICAgICAgICAgICAgICAgICAgICAgICAgICAgICAgICAgICAgICAgICAgICAgICAgICAgICAgICAg ICAgICAgICAgICAgICAgICAgICAgICAgICAgICAgICAgICAgICAgICAgCiAgICAgICAgICAgICAg ICAgICAgICAgICAgICAgICAgICAgICAgICAgICAgICAgICAgICAgICAgICAgICAgICAgICAgICAg ICAgICAgICAgICAgICAgICAgICAgICAgICAgICAKICAgICAgICAgICAgICAgICAgICAgICAgICAg ICAgICAgICAgICAgICAgICAgICAgICAgICAgICAgICAgICAgICAgICAgICAgICAgICAgICAgICAg ICAgICAgICAgICAgICAgIAogICAgICAgICAgICAgICAgICAgICAgICAgICAgICAgICAgICAgICAg ICAgICAgICAgICAgICAgICAgICAgICAgICAgICAgICAgICAgICAgICAgICAgICAgICAgICAgICAg ICAgCiAgICAgICAgICAgICAgICAgICAgICAgICAgICAgICAgICAgICAgICAgICAgICAgICAgICAg ICAgICAgICAgICAgICAgICAgICAgICAgICAgICAgICAgICAgICAgICAgICAgICAKICAgICAgICAg ICAgICAgICAgICAgICAgICAgICAgICAgICAgICAgICAgICAgICAgICAgICAgICAgICAgICAgICAg ICAgICAgICAgICAgICAgICAgICAgICAgICAgICAgICAgIAogICAgICAgICAgICAgICAgICAgICAg ICAgICAgICAgICAgICAgICAgICAgICAgICAgICAgICAgICAgICAgICAgICAgICAgICAgICAgICAg ICAgICAgICAgICAgICAgICAgICAgCiAgICAgICAgICAgICAgICAgICAgICAgICAgICAgICAgICAg ICAgICAgICAgICAgICAgICAgICAgICAgICAgICAgICAgICAgICAgICAgICAgICAgICAgICAgICAg ICAgICAgICAKICAgICAgICAgICAgICAgICAgICAgICAgICAgICAgICAgICAgICAgICAgICAgICAg ICAgICAgICAgICAgICAgICAgICAgICAgICAgICAgICAgICAgICAgICAgICAgICAgICAgIAogICAg ICAgICAgICAgICAgICAgICAgICAgICAgICAgICAgICAgICAgICAgICAgICAgICAgICAgICAgICAg ICAgICAgICAgICAgICAgICAgICAgICAgICAgICAgICAgICAgICAgCiAgICAgICAgICAgICAgICAg ICAgICAgICAgICAgICAgICAgICAgICAgICAgICAgICAgICAgICAgICAgICAgICAgICAgICAgICAg ICAgICAgICAgICAgICAgICAgICAgICAgICAKICAgICAgICAgICAgICAgICAgICAgICAgICAgICAg ICAgICAgICAgICAgICAgICAgICAgICAgICAgICAgICAgICAgICAgICAgICAgICAgICAgICAgICAg ICAgICAgICAgICAgIAogICAgICAgICAgICAgICAgICAgICAgICAgICAgICAgICAgICAgICAgICAg ICAgICAgICAgICAgICAgICAgICAgICAgICAgICAgICAgICAgICAgICAgICAgICAgICAgICAgICAg CiAgICAgICAgICAgICAgICAgICAgICAgICAgICAgICAgICAgICAgICAgICAgICAgICAgICAgICAg ICAgICAgICAgICAgICAgICAgICAgICAgICAgICAgICAgICAgICAgICAgICAKICAgICAgICAgICAg ICAgICAgICAgICAgICAgICAgICAgICAgICAgICAgICAgICAgICAgICAgICAgICAgICAgICAgICAg ICAgICAgICAgICAgICAgICAgICAgICAgICAgICAgIAogICAgICAgICAgICAgICAgICAgICAgICAg ICAgICAgICAgICAgICAgICAgICAgICAgICAgICAgICAgICAgICAgICAgICAgICAgICAgICAgICAg ICAgICAgICAgICAgICAgICAgCiAgICAgICAgICAgICAgICAgICAgICAgICAgICAgICAgICAgICAg ICAgICAgICAgICAgICAgICAgICAgICAgICAgICAgICAgICAgICAgICAgICAgICAgICAgICAgICAg ICAgICAKICAgICAgICAgICAgICAgICAgICAgICAgICAgICAgICAgICAgICAgICAgICAgICAgICAg ICAgICAgICAgICAgICAgICAgICAgICAgICAgICAgICAgICAgICAgICAgICAgICAgIAogICAgICAg ICAgICAgICAgICAgICAgICAgICAgICAgICAgICAgICAgICAgICAgICAgICAgICAgICAgICAgICAg ICAgICAgICAgICAgICAgICAgICAgICAgICAgICAgICAgICAgCiAgICAgICAgICAgICAgICAgICAg ICAgICAgICAgICAgICAgICAgICAgICAgICAgICAgICAgICAgICAgICAgICAgICAgICAgICAgICAg ICAgICAgICAgICAgICAgICAgICAgICAKICAgICAgICAgICAgICAgICAgICAgICAgICAgCjw/eHBh Y2tldCBlbmQ9InciPz4j9cpvAAAABHNCSVQICAgIfAhkiAAAAEl6VFh0U29mdHdhcmUAAAiZS8lM z/ROzFWw0DPUM1DQUMjJTCrIS1coSy0qzszPUzDUM9MzMVDQVfAqzUtVMDLUUTAyMDJW0AQAyQEO +wpvSG8AACAASURBVHja7Lx5tGXXedD523uf+dz5vvvGeu/VKKlKpZJkS7Il23KkOB4CiQ0mWY4J JgkQQhKGdKBJoKEbEtIEml5khTAsYHXCEIaYyYkzgB3Htmx5kFQqTTWo5nrzcOd75r13/1Gmm9X/ QceOnej7+951zlnfb3/z/uANeUPekN+7In4vfOS3v/dpP6rVQuO41c1bG8mXnv2ieUP1vwcAeNeT T8rH3/rIkXe/46EPl7o8q2qtUT+zv/Q3f+JvfvqLX3zOvqF+UL9bP+wdTz557C//+T//vWdPrf7I ztbV77z64rOPyuH4ofWT95184vFHg5dfeW1jZ3d/+oYF+EZ+eSFwHAdAAvLv/+OfO3Py1Mk/mu31 A98zp51s9sjG5Rej1CLrzSZSxXjNlm52ekm/P/6MVupmq1k3UysIbYRyFdakX/qe7/0TH9vb38/+ 3yfZ/+oyhLW2qir9BgC/k7KysuL4ga/uvffe7t/+P//WQp7lH9CT8UNllb3iSfGjm7eve2a8Q1yL 0NaD2Q0Cqwl8g1Y1RGONoazhWofIi8iTIY7vo1WA9OMqjto3vHpY6iSjHjvY8favK1V0chsduXHl 6o98/1/8iY2t3f3RGwB8jeXosaPqxIljzT/1p37onavHltcco55Wxj7VH+x5/f1tLx3tZTYbBdms IPBdFpe7NJ0K3b9GYX2E9JBmQm+uQ2Z9iiKgcGKmukDpimQ8wjp1GisniettXCp8m2PKRAvlSM+N RCCyrfOX7/yTf/jPf+nnL1y+vr21P8jfAOBrpPwf//Eff+tbn3jsg0WW/SFd6SO21GzdvML27Ysc HBwSe5ZWq0fbdfDEGMfVSOFgcIndjGyWY+Iea0tLCJOh8z5aG7KgibUNDrc3qYohveVTRGGEdGPw HIS2REqD4+GrEk+LvTxPP/cfPvOl//Tq7f1nf/7f/sa1oijNGwB8lWRpadH5qb/1U2976NxDf9Vm 1dvyMvXGwz1mu3tcvnWZIhnSaM5zYnWZTk0R6xnWpBjrUOmSwTRH6IQy2UEGXdpL5/DqbQIqXD8j 1Bmz8Yy9xFBVlnocU+ssYL06ZZ7SrIUo1ycZ7RGWY7StqGwGeLeM417+lc+88u9ev7770X/0L//D 4I0s4KsgR1aPyP/5L/7oPaLiA1mWL+3ub3Fw9QKT7Tv4ns/SkaPcv1rj2EKbmixQAVAaAk9SiwMC RyFNgdZQZUNQPtKLKRyPerSIU+uS6wRTFNSjiHpvFYOP0lO6i6uEnR5l/wZmtMmsypBOBUZiyrJl q8nx+9e6j9138ujS04+c+LKxKrt0fdO+AcBvo8z15twPffjD71TWfnA42Am2L73IbHDAwtoxjnQi FsUurUghlMdolpFMC/LxkKqcYasxkeeiZEGSpDheg0bg4PoBGZIoVFRVRTqd4UUNgu5R8rzC8wp6 J04jwzrprVdgckAlDb5ykUWFMRaDxIhQUOa1qDx8YGWp9/sffuQtwfu/7X03X3z5Yp4kqSgr/XUN g/ONAICuStnf3mz1d7eb+69fYJIXLPbmWGuW1NSYiiaHmUN1+BJlrpkkFlHOiJo+TbdL7CqUDqns BtrtEfkBTjkhyyza0+jC4MdtjBdTpGOazRpLp99CMcmZvPYMVbqJUS4Uhkpq0ArtCqSukDbFCyNm zmqQWflAUdm/Ezvij/y9H/3wf9JB4/YP//Wf/fh4nI52Dvr5Gxbgf6ygc+rE0aV3LjXsD25deWkh cBSr8y16boIsZ0wzxW5/yPDOeYZbl9FG0wotxmkTNeaZj2so4TJNMyajPlFjmbg+jxFQFSnW8Qma PawTQTGl25tj8cyb0ZOEw0u/hc12KCtLnmuEThAmp/LBsxBISxR3yOKTTNQCxlrGB7fZ3nxhcXi4 8U3WJO/50AfetXJiabE1zarBNM0nWZZ/XVmEr9sg8Omnnlo8ed/Jb/rWd779w7sbFx9Mhvur670u y10fx1akyZjxTDEebzE6fI0qK1mYWyNurNOKK7xaA6+xjHIcRvvbJMN9qjAgWHkTnaiGnh2ANbR6 ayTKwyszukuL1NdOo6cjJq98hvHoBrnjkc1cPBIcx6CEwfN9qEqk20JFc0x1yp2dHYZ7e+TDQxwv x6gYz0YUDraStb4fzn/yi5fufGF3ON7Us8kvD6aZ/rXf+ET5BgD/Hzl79qz33d/zkbWTR9f/OMne H77+0oVlP4rFuaMNurElGQ/ZHE4Y9Sfo5Aqj8Rg/iFnpLnDqxGkOpgmT6YCluSaNZocD22Hr5nXi csz8ifsR7ftwbYVTzdBeHeW1iEND1FsmXDiCSkZMLn2eUX+LEkNRSBwVEMYx6IIq3cILmihSrJYc DDK2B1scZhNiGRN5daxQzHBxGytYa5hpRSRl5YVxqj1/6JbFbxVOdOeZz33xl+Ig2P7FX/p3/avX b1S/5wFYXVlx/+Uv/NMPOKH741/49H85fuPiq40H7znKg/fOoZIRO/0ZN/cn2MkWpFcZDfYxUYcH 7nmITuAwrva4PLmKo0NOzL+VhXrMrNJsjRPW220ai6fIiXE9hec20cIldivC7io0VnGnN8l3XsZm YwalS5EmeGENP1BYIqpSI/SIIKyT5jP2DnYZHu6TM0PlTTzPZZAOcZRmoXcMUesyK8GrH8EID1NM ocwpCmuEMKnyw80grO9ub93+JW95/VMf+gPf+ervSQBqtVj4vl/7Z3//Z36/K4qf/cJnfqPjzoY8 8Mg9nFqMGextcm2nYrM/RSS38fRVTBlgtCBqt3B9xbA6RMmUduM46601pLfMaJLiFrcQfkBt6e24 UpIrSeS4NNo9mh6MtWRTzrFgDqkVd0hLMCJimmfUA4MWCp0XlJkBnZJUkmw84DDpU1SC0BPkpWUy HpDmM7QSuFZRVgnzjRbtxSOcvu/tGLfHfqaprAQ9ZTadkeUFpixt98iRzbi78oOPPfa2X/k9lwUs LS2qv/u3/tq5lfW1/+2zv/xLT21euVA7e2Ketz/xJvzI5/qNy1y6sUUymmCrXbL0kI1ZTq2WstRs sTfcwVGSE0fW6TV6dN02mcmYjTboDxOm423WFuZxxARtazheG39ukYY6xCtTDpKYJfcGNVkxtT6Z KDGzIbqYsn1QMZ4dUuoUXzsk1rA72IWyRDgKR0gSP6YuYtpzS6wEdZCKWV7guiHNIOD4ckQgDknz AUuqjhE+qd9E+hFumqAQohtHL/3Yj/2F0YNnjtUEKj0YTMzG9q79XW8BFufn1J/+U3/isXtWe//7 s5/9zbfp0U31zree4uGz57i9O+G5z32a7VHKweEW0ktwKagsqBi6cwJRSbKZZr2zwj1r9+JKhcFj ONOMh/sk+QF5oVheWubsmXtRtRPY+nFqdZ9acZtMQ54YfEdQVpAnKXcOttjZu0MyHpLmmtym4ERQ ZWhtQRRUWmGlRFQFUnlU1ZhZ6TCegi4tDc8inR73nFnhLWfvo+4ECKVRSiGki7QViRNjdUjhhMSO yFzBYJTt/WNHta998dWNCx//zd+69alnvjzbPxhUv+sAaLVa/Mkf+BN1mfWfkmXyw/vXX3rn6lrH fd/jp6k3u1x6/Taf+sKnuXh5C0caXAmlI/AkRA1LVIPenCDLFHZWEaqY+069mZrjggzRVjEevU6V HILbodtb59Rah9riw/TFHGX/Do6e4DYi/BwSCg76I/r7m+wd3mZUekhRgQiwSmOyhP3BlLKYYGSG rQShjAgiF12kbIwTkn5GpeqcXFvj3e94B6vHTmGlS5UMKNIxxijqgYfvhQRuTikMkiaOG2KlwBiB 5xRGU7stW3M/4zfjFz/4R370pc9/8cXB7zoXUK/XW3/w29/71z76D/7uezevP7P+3refcx89e5xx YvjEJ36TC69cZD8Z0+lBpwlXrsHGQNDwYEFbihQmY0scVWgN0gWFpDQejswxjkQqgXDaNBo9lBfT H0wIuhXTZJtbl59jNtmnGbgoJ2RiYJjsk1UZnmjTrLUozSHTxFDMhszGWxSzEqlLZBAhNJQipZwV lGVJJ1jgxJmYoysd7rvnHI32EVQ5wOAhpaBeb1IWljRLGE2n+GGLMArQeorIcpQj8ZTANUJaaDGx K//iP/36Jy6/fjP9XRcD/LW/9GN/7M7V59/3V37oz7yvpobhn/nwU6yutHjt0k0+89pNbm7dIZ+U +BE0QzjYg70pFMbSTyF04Vjd5/Kdgu2J5eFVl1NneuRFQYWPHwiyYsAkCXE9F6FqCBFxMCrJrr7G JLdUZUahYD/NSM2YojAIfOLGPMbGHA73KGc7HOwcMk0KgnZAq9umFtQROAidsjzXJSkqrFTMrzzC yuICoVsSxg3yyQy0IWx7VG6ML8ERAkOLQlcExsf1fSqlyLKSaZmRF0MqXUN6RdNNiydfeO7Cvz/s D7PfNTFAGPjB93/3H1h5+JEH/9VHf+HnH15ZrNsf/mPf4TjjXT75qWd4ZeMCkzynysECjQYMx4Kb 2zFlXbDsTzAzaAiHbqODciUH1ZDxVNBp15ivxxxfa9LzXSqhEG4NV1kqDXHcZjpOubF3DSEDjJRM co0IPWK/i2MyRuMBRToiSXeoSkOZSerdmLWlUxxdX2Wu06ER1wj9OpmdsXH9DsPZgJX5o6yt30/Y bGArC0WB1gW5CzotsbbEOgHWlhglUdbgaon2LEpE+MLDuD6ZzjGzlEoXSCmzwoif/YG/8vd++oVX r/a/oS1AFPpidanXfdMDZz/iOPrPnn/+87Uf/pG/cOUtTzw4yF9/7olnvvQZLu1dJ9EFJgNfCkwg 2Ntz2M1cEjLqZcVBDid7dR5YOoMna5hsxpE4x/Ua9MsJF6++TlpMePT0PQReg2ajiaViNplQFpr9 8U12hhPSckBSQD2eo6tCSr3HYLxLMhni4NDttYk7y/RqTRY6TebrDVzHQQmNqkYIYVFURO0a7fk2 TdegZzuMSSmEg4cEYzDCQQgH61mktoRuBF6McQvcPCe3HsYUpMUYp6ywok5Yr1FVmllRBjKbvfOB k0d+w/Pcz37h/MWvWsXwq94LOLG+7P5Pf/w73jeYjv7SeG8n2NzY/dne2ol/e269+0S1+fpqhWVm BxzcPiQXljD02JhG7JcuuswZTSrmO5LHTnV5x5lzPHDyIU6srdNo1BkMJwRCcaK7hNSaG7s7yKri vrXTNJoNytxClpEWilv9Abe3t5nlKa1ulzhwkbpPWYwIXI9jK8d5+NybeejcwxxdWiAWDs2oiYpj rE6ZJlPyyZhxMsT6IY2oA4UlT1KkrPCieZR0EQIQLgKXwPfxlKbpWYSUBO05WnMduqEhrtWoxyGh 76GzlLwcYKoCKQMczyXwwpWnn3j4nj/wnsd/+Wd/4WPTb1gAjLX0RxPtulGeTrNfWTp29nqQjR58 9Hj3u/NyyMbhTS69epmd7QnMwfUtyWjsUOqc0bCgFwrefn+Xx888yfGF08ROBI4gVoLYayI1zLKM ymqkU7G5fcDy4hornVV0llLIgLzK+MKlq2zuTVhrHaHbWGB7e5/hICEMPYQICbwmRWk56G8zHRWg OoRhj7CxgrAe0hT4sQeiIPR9Ar+NFT5aFUSuRxB1Cfw6nrC4roMkRegM340JXY1yFK4pUCLAkwqF xZGCoBER1FqIWU4+OaDQM5TVYCWlsUfyJL32D//1rz33DQtAmhX2xu3tg739wQvf/G0fbJ451v2r 9/X072/UrP+l136VC5cv8OIL+0wLQzKT3JqFSFOBtizWDGePNnnk1DmO9u7Hlx7SVWgpUdpiPEWr 1cTogqKsWAwclKNY7h4hUAHpNGWQzvjsKy9ze2Ofp889zltOP4hjFFUpiLw2SviMxhV3NjbY2Nhg PBbkuUJELUrrMJgWbA/HjIYDrJYEgU8ncmhEIUGtQ1SbI8JgTY4btsEaPFdQ6gnVdADWkKZTlKnw HIWtMkQ1AtfH6hIjJLSPEIuArEiZ7r2KLWcgHawEpc25N587119eXb/43IVX9DdcDPBfZffgcDbX cB+8ev5X77smbtb3Jse5dPk8r16quLFtiUIYem1kNiJXmmMLsN7yeGjpFOsLp4mEQpQVVvgESmDD iCDJaHWa9HotqtdeZXtjm8XaIqETo/OcRr3F/kHOyaWjvPeRJzh98ix+6JMYeMoKcgp2drZJkpJ6 PaY310O7MW6WMhkN2R0cUvU32RuljPSU4eg6gSe458gc504qVlZC/N4ZHF9xuP0y2q/jujXycoTj t4laHUbTbVQ5JMkVBomSFbv911laWyNqnaIqCkQ2RjUkcbJCOr5JsnsFshlO1KSq37v66EP3/Fgh 3C3gE9/Q8wAPHu89vnPnlXceX1v0Tz/wDj75yfNcebnkjnBwAsv93YTxDN58tM4Dcwus1Zd54MhZ 5mptsJpcQeQ5CAeE56IcB0e5hE5At9YiaHSZP3GCM8dOMNdbJA4jOq06Z4+fYnn5KMKUSOniuC6u Nuhphh9FnDl9D0dP3k9rZZFmZ47O+jHmjh5l5fhxwiii7YUsNNs4tkUx0/Qnu2zvbLHadWnUA2pH 3sRw4xrVdAsZtDGVg+f7tJaPIv0QXUniwENITV64mDJltnUZP2zgxU2E51L5LQIl8WpLeMrimD3K ZETuLZNGK+Hakd7UCRvnv/z8+dk3LACPPXz28UF/+8kgTv2bt3c4/+VNMg2dyNKLoBG7HF9c4r7e KdZr88x1e8wtrCGEoEQgA4nVFhwfX3qgBF7gUVqDoxy6nS7tIEJoS5pmVNpQr9VxpENVlngCMBpj LKVUeLHP0soSkd9CG4tjSirpoEyG1kAFjUaHxfV1WvPLePmEyy89y0prGccRiEAR2Rkyn6Hqy6ST LfyoSVBfJKyFzNIRDg6OCimkT5WO0CLBES6DyT5Sj3DDNjqZkoxGVJXBr81h42VMNsElwy/61ll9 24HBk5P+4bUXX710azZL7DccAG99yyOL3/rNT37w+qXn37S/e8f58vldBhOot2GxfrcgsVRb5rGV U0TSp1lvsNhZwA9rCCnwpMQTLkY5+K4LWBAQ+D66rMiqEluCqwT/dQxPCEFlDKbSKCHRroeREk8K FArHcbBGoYUER6GEACkxXoTSmnJWURUVpswpdUan1WQ8Tnj52jXw60yyIc3IUM6GBGGNIuljignN uSVqzTWSw10m0z5lmVARoISLKyBJM0SVkFclZVmgS0uVF+hKIAJBGEYoGSHJCfTQjPq7//bZS6Pn 3/PUk2euXL95/uKV15PfLr3IrxUA3/z0O09351pPDA+TYG8T8grqHcHSgkA22sjOEouNLtY41Ot1 4lodIQVSp1ijcVwHzw+IgxBHKEAgEZhSY4zG0Ropwdr/psYlBBiLtZZKa2RVoYG81BRFRi4dKmEx GKq8xKQlOjd3/1caXKkRjgCl0FaRV5aHH3krbq3O4d4Ow/09ZpOCbDalSgZgPSajXSY7r1CNt0m0 YjTsMxgcUBYlXtjA9wOstcxmJWlako13ycscqhxZHlJOZlAJvEYHOXcKr96T3uTV+9rZ9VFemvRd 73qyvby0IL7hABjvbxYXX/gUVzamhBJaDeguQndxnVa0wrGoQewFWMcj8l2kEGihAItyAN9DYRBf 0bDBUhpDZcBYgVAOvi+xWIyxgEWY8iu1TkGZTBC2wisKyEsc36OjHEqpqPwQ67lYz0UVJeVwgq4M xmpyU0FZ4FYl0lriuMbxU/cwmIzpH1RMyhJZ5qRZDsrBFFPSvGSaTPGrAaIEnRgcz0W4DnlREvod jE4oy5ykECTjOxhlmRQF5ewAU0yxVYnrNPEX7hXNhfW3fMvZ+Cmn7A+fePTR4725rvqGAuDD3/lt 0Ud+3yNvTTbOLx5fzjEdwHNYcOfJ7AlMpTher9Ou12i3YzzPwwj1FQVKakGMLz2s8u6eTmtxhKLu e1glMdw9pcZAVXH3N9z1ErIqEKYk8Dyq0lJqg3UsAkFe5Igip5alOMaQVBV5loG2UCZkSYKbJZjh AWY6JJuN0JMBDy0epTnX5NDk7O4NqfmWSTKkxIXSpRzsY1wX1xHEToJWOVWekfV3yfrbEBbEiyv4 CoQuMMk+w50rUFrK9JDJdBurNeNZykws0Gif8XSx81anuHrUV+FpV/lz3xAxgOMo/vCHP+D/X3/v J/7YjS89+xOf/sznW/c/XOCElvGeh3YXiKzmRC1kvbtMr9ujFjoEQmCFi3IEQRjghE2k+G/bFxad zdBlgasrlNFIozFlhbQGpHOXE+X8P67AOj6+K3FjD+EHiKpEKUvlxniuj7QG47h4DmhdUkhFaQye EKRlTmk07nSGsGCkS5qkHE63sanL6XvXMKKGdA3TMidWLRxlEZ6LrwT9/jY7t14j8jNqoUuWO7iy QZrtUhYzRNDDNwlgqEQIRYYXxlSVpD8Y0GovELhB04xu7RZOLD703R/Z/2f/+qN3siyzX9cWYL7X 5R//3E8uJf3dpy5debE2rSaEYUQgGkRxh8IU1IoJUpc8e/UGn7j8Kp+9cpG90RiFRQqHMKrj3D30 KN9FBS5SSZx6HccLqISLUS7CdbGOc9dt6BxrDLbMKI3GCIXEYlDkVuFIB+XXyP0Qz70bAFZhiO8o KtensKCNIVAOKAcpFKIowPOxcZ049jmxdoRm1GQ63ObOnqGhFpFlgCsShNXIUkJ+gOeHNByHfHbA YDjEFBIlQPoarV2SNMcVCre2RDXdwJaHuEpSjA5QZUFYTulPZ5j2Mm5Ye8pLNw6//NyXlsuydL/+ swABa0vzD8555V/5wmd+w0OMWVypkR+06Q9htLfNrCo5SAq6UQ1tZ1zcvkg+G9OphdTrLeq1OmWR kucFynHRCKwUWNdBGou2AisNBo02BqkrTJmRVwZdFqBLEA5VVaE8hUSgjUELcXe/gOfjOx5Kibsp ouuhywosOF/BxlqDKEuMEAitEZ5HhMPWQZ+dnds0Wm3uXT5JXvloPcOWU6JGG1eWCEeirWI0GiKE pVGL8aSLCT3KNGE6PcDzA1qdFUoSimyA5zcwlaUyOdL3mU1nRFEH1/d9plv6Pz979WOf/uJLtyqt v74tgJIqaMbhY/s3X3H7/TvEbY8y9dkalRzs7TIZFdy8MyLrDzm3vsR7T53iROsYt0ZDPn3ri/Sz BC+MMELgOgJPGBzPg6iGcEPwQ1Qcojwfx4/wwoiw00Y1Ori1OkG9getHeK7EUYoSCZ6P7wcEgYsb NUC4GMC1FUIJlK7wHYl0HIRysEJSirvphfBcLBZrDI4fcGxlFb8WsHWrz3A0w3NDcJcprGIy3EYp galSlPKQykXnKaXMMI4gJCCIeoTCRWcJyglwwnXK3FKkA4wrcCiZTgZUomB00Kfye6i4883f+/7H fyQKvPDr3gK02432//JnP/QzH/s3/2Lh9RtbottpsjMJ2N3fZ3srxY8Ec406670WloR6fZG1zjza JNzsb9L0Ao7OHyOIA1wvRDp3X9d3XELHxXVdHMdBS4U04IcBlZE4YYhfj/BcB+V4+IGH49wNHIXj 4/k+rnQIXY/</text:p>
            <text:p>UDwh9gbESawVkFUMvpm5L8EOkutvetcbczUKkxFQVtqxQKPYnm2xu7bDQXqXT6yGM wdoZVlgatQZCgBYuk+mANJvSarVxhY8fzyFVTjrrMy0z4sYStVoLgUZWE4RwyaWH1RrXD9HaUgpD 6IdCjC7OPfS2b//SB77tgycXet3Zl89fmP6OA3D69Bn3F//VLx79vh/4vujmzVvTWzdu8uyv/Otj u5c/9T3/4t99vFUUAt9rMJodMhrC4LCkFgoatRBtDbc2dtBxm3tXFliKInaHI7an2/g0abSbyK/0 2fEEUikcT5H4ICvwhEJKcKSLAqQvUUpihMK4Lp6wlErhew6u66Klg1YeMoxwHQftuqAN5iu1hVBY ijwjnQ0RYUjDDbDCo6wKFBarFNqUOJVmWCbcunOdOafB/MoSUrpU5QSkJW7GKK2wStLf36XQhrm5 FkoG1BtNhqNtDvduo7NDolobG7aIgxBfOohqRqIrfCegFsa4TohJhrhenSyZRlIXydH7H/vlx9/6 iEnTJDl/4ZX/IXfw29IMUkpx8tSps0tLiz/pSOejgRv885NHV+n4yV++evm5tVZsKazHbJZjrEf/ cEpaQmhcpmlCYiwLS6tkkxGb/TFnjhzj0Vzw85/9NKF/k1PrR6lChRuHhK6HEIbMGGrWw4qK0pQo adAmRysfvwSrLNLhK11DD6+wWATCkUgpMUqQWku9LEmLAg+wQqB1iYPDi9cv8Sv/+Z+w3IlYX76H k2sPsrR0H7oUJJMhYWkQymO9dZIXwvP0Z/vkWUrQamATj0oPiRxFpbkblIqSvBIUhSCMJFmW4VtL mvYZjrdZFxYfl7QYErgxSldwcBN69yCkJHQ9ZgkkyYxpForp7vPfq46c89urpw+jRvMngfHvGAD1 RsP5qZ/+6XsdjLz2yrXDIwsL7k//he95d7X7/GMXX7+OsnWWj68xHOyQ7qX0DwqkggmC2EjiZgM/ CknKkpdu3aIVuJxYWWGpscRL125z5fQuR5cWEY4EoXA8gag0xnExwkCWk5caHItxSqTyAZfKcfGq EoxGVNVX/L1BW4sVBZ69aykcBEaARjJKU+7cfJlnLvw63YUVWp1Vru3d4dqdj3JkfoXHHnwfcRBT JjkSQ8N1cb2SSZKiRymm3QLfgSojLcBREmHAqrsXS4R2EEBhNZ1mg7W1hxi8knMw2GRu8SG0jinK DOvHSCnJkz3iVhslXXw/RnkBjYUa+fSOP7j82fdtDMo/f+n1G5PfERfwlgfv5S1nT7zjvlP3vvPt 7/rm4OrrFz/+iU/+Z/GdH3jXu++f0z++deP5k586f5FREbC0sIwuXTb3R2weFsQKTGUoHIeVhR4L tSbdRo00L3h9Y4NOo8a9q6t8/IWL3Nk7YLntoxQ4VqCQmKIkt2C1oSpKSqtB3nUTWkoqa1FWze8v cgAAIABJREFUoi2gS0pdgRKgwFMSV4F1XVIkxmisMYwHh1y49Ck+8cX/SCkyvvVb/jRvvf/trK+f w6ktsHO4Szeu0+0eIc1nlDanKuH13avk6YS13iqtVg/hWIr8gHq8iOOCMR6Hg20m4206zQXqUYCQ AoWD9GKMFUwmezS6R3H8GFuNkQqkqiHzA0TYodFqQqlRQZ16a452vcvezee5unE4feZLl17f2d05 +JoD8Of+9A/y4T/4/qd3Xv7yTzQ7zUfrgTu/0mu+52RbfJfdvbyUzrbEjc2CjYMSk95VyObmkMmk QAOlgU6rxoneHEEQ0fRdItejPxpx8+CQbzpziqTI+PgLV4gdzWK3QegGOFENHAcpBK4SWAlIgQUc qXCVBAlKSgQWR9wdE5c4SNejFBarLUo5TGYZtzduc+32RZ6//Emee+WzlI7moXPfwtkHn8L17w5/ dBZXSU1MiMNcFJCXGaa6W3y6tbdBdnjI6vIR6t05HCEpi32iOCYOHLSEZDblcOc6YaNLp9nCojDK J89S8nQGoqTbXcT1Ilwr0GWBdHycKkO4LmE0R55OQAUgXEptGB7seyrdPXHP/W++df3O9vMH/aH9 mgLwgfe/Xxw/uv7DH/v5n317f3OjFyt7dim0R5PBbjgeHYr+wTaffbnPdKapyoKDwT53dqacXYwo lMOZk0d597nTzNcbzEU+BRLPVJxeXabl++RZwWq7zqcvvc6VrSEqz2m2GlhhaQYhjhDkWqOsQFQG URmM4+BYg/RDpOcQKxeEujs1JCzC83GtJC00r9za4LlXPsflS5/j/PVnOBzd4vTJN/OOJ76LB8++ m9gPcdEgBNJxaMUR12/dweqKWhiQphmuNtzY67N/sMFCZ4X23DyBjCnMCCNTamELoQzGwvbuFjYI WJibo8otyilwpGZ8uMnwcJsjxx4mrndIyhmOUuR5QVqlBFJQGp/c3p0qksqjmCVMioqt28/6ga8X n3j3d9w+f+G1W6PR2HzNAHj0gdOi5Yk/Odu4fCoIm+L8hfNi78brIvI9WnNtPvaZq1y4uovjKfIq 5fWNEUFpmJvrUGQp3d4cx9bX0FYT1mucWphjJh2qouCBU6eo1WrksxFeALvTIZ+7dkDTdzl+pIcb uIRhDUcq/CjGeh64DlIpjAYVRBRFyWg2oen5hI021sBkPGJ4MOI//Oav8bFPfZRR/iozfUCn2eM9 j3+Edzz+h1jxYsTeJpODO+RlSRlExFVFzYuYaze4tr1LkaYExuAJxTg54NXNayzFcywuLKFbdYyd 4BYzao0ulBqtBcnsgHTWZ3nhJJU2KCXRysE4ittXb9CJfTq9NXACTD7Aj3pYIciSPSpb4VgPR7oQ SIxWeJUmz8ci3XltodVec7/w0vVndvcPJ18zAN7/+75NPPbIo9916dKrp7LZSCx359kZJejRkM3D Phc293GqEqkU06RgPMxoNy2jLCGIBJPZlFevvEpfzzASrHQ5cWyNoN4gky7H73+AO7duo7OKpU4b 5QjmGyEPnjpJr9tF1SMK18MajeXu1lDlOGhXEViDrxRXd7f5N5/5La7ubHHhxjV+4Vf/Cx/7/K8x HF9nfjGi25jn0Xvfxvuf+AhHl09xeOcat7d3qNCMZiP0NEXmCZ5SZKbAKyrqLiSzMTMjcK0hzzTX Nl+j4QmOLPRo+E0UhqrcpdZoEXkulXU57O+TDsbMLS7TiOrkyseRHvk0ZVoOULqkFkcEzSWMLphN p8ThPJ6rmU0HVJXEq7eII8hNgBuEaKGYDm+JybULvW/7ru87vLw5ei0IwmI4GHz1s4BSz9AypxXH 5FvbdFaaTHVCEDdwspLp/pCirHB9qERFryHIjSJwFVEYU498ROUQSZ/dO7fZ2B5Tb87z+GNvRhvY TVNK5ZDOJlRC8e3nTuIpl2l/yKjTo+lmaHP3MgYWiiig5teweUkZeQA0ggapX+PZF15mCrjWcubE Ayx1I1rxPOeOH6PZaJMkBRu7r5FOBvRzyCagjEGqFFOWTPpDpKlwGy1CXeGlORmKwkK9WcOvx4yH Y2aTlMbS3Rus+VSQTCZE3RbSF9RqAVvbGZN8Sj1sQFER1WvYboy34zEZTxj2tymDNrVGE7csmCR7 +KpN058x0TnkAyiXcEyOFi5R3Cacf5By+OmF2ZVf/xs/83f+ZvXzv/jv/8E/+Yc/99W3AN/05BPi zL0nPzzduX5qf2NTrMzP009m3D7oc2Z5mfuPrlOkFWkyxPMF9VpMlmSIMKZZr+MIy0q7xZFGG2El zzx/ideu3mQwnnLqzBk69YALzz5z9wLmYZ+0NDjKIwoCGnENhSEwmrKqkAis4+A5Eqnk3ZmAUmPK kl6nzWKvx+r8IvceOcLJpUXa7RVc16MaD9g4HLCzvcXOzi4b27ukkxG3NzbY7g/ZmyYMRyM2Dg7Z Hg2oK4EjJaPpjDJLKXRJUK9xa2eD/njMfGueTm8B6YeobIIhJ6w3cERAWpUcbNxEKpfe3PLdSqWU aCvwnIDB8AAtBMqG1NyIMGogpGUymSFUQei4aCNBhvjq7pYyjcJWGj8KmN75slf2r9/3+U99/KOX tvLpVx2A9zz9DnHuvhMfvnH5lVNf+NILYqlVIxAum4MxWZVzemmFNJsxzjLmwhrNuEmn2aQeh0Rx iOfHLNQ6NByH7SKnzEck4wmvXLnJF198lWq4RZwNGQqfrf19Ng9GeJ5L3XFY6c1hHQ9XKLSuwLlb 9nUUUOSkyd29f3Ec0XId4m6HhVqMnyZsb25we2ebwUEfneUkZcUkyxkWFbt5we3+IS/euMlhlrE7 m3B1e4u90ZCFVoelIED5PomFpEgYlAlNz6fKEm7t3qYZxPS6HeJ6C6ETMjMk8mqEXoB1JNP+Blma 011YwVMuKAfrO7gappkkm04QSlGPOlCVOGGLwJfMZillOcHxfJQw4DbQOgPpUGUlUdTGFQN2Ni7E 737TqU5acP7VO5PxVxWAS1eu8k2PPPghNx/d87Hf+LxYnOtxZG6OcTZjc2uPNC+5sXURKzz8uMn8 3DyLvXlWu3M4xrKbZ0xnM/qzGa4tqYTlMEvAGg72+3zx4i1O9kLWO4vc3j9ga5pxsHdIM/I5duIE fhCi6nV8x0Wau2m+zWaUWYlTpOD5ICXDquJgOGE4GnOnP6AqNc1WnbjZpFuvcWp9nWMPnOP4yRPc e+891KIas0GfzBjGkzFpWRF6AYv1ButHjlBzHEyakCcZea5xi5JWo8GVw8ukWcHqwgrNhRWq3KLz MQ4VjVoTIUP6wwOmox3C9gKNsI6II1wnxBYJpYgwVY4Qgnp7iQJDWWV0Fxp4tS7V7JB0mqD8Oq5y oEwpjUOW5RhREDZbjA7uOLXm6unHTrY6h8PRC1e2s8lXBYA4Cvmrf+77v++x+9Y/HArd+M0vP0/H CXGjgL3plGGRczCekgiJtCXdWoMTC4t4nksrCnGDgNhaAsfhzmAX8Dm+sEqpJxxO7m75PHe8y15R cc/CHIEX4EmI6zHjqmRlrsd6bw4nDjH2K2MiUiCzHG0shRTguEyzktJCVJZUVclas8HyQpeG59OJ YtrdOZorKxyd7xEHAXl/n8l0wnLo4irJ5Z1duq7LeruDMJbF1TXcOGSY5iAVLc/hxt4+rXqbyTRl e3+TuXaLE2unENpjZiboYkwQN5BBwHg84OD2TZrNBTrtJoEK0HlF6Pq0a3UOD3ZwFKytHseRkjwb kZeWMI6I/DplOSWrZngqACkw0iXPUvYPb2JETNuvs7l7ze20g7Mf/Nb3fOAvfv9Hyi+89PqVWanL NM1/e4LAubm2/Ot/6c+ufdfTb/uWg61bvSxP6EYus1mfaRpyOBmy1OmR5Tm1UDLu79MOI2LPR4c+ kSuoteocaTVwNDxw4jiv7R3QrDTvPPcEbz9nEX7F0295nFsbu5x/6VVOra4ySDJqnk8oJQdpRhl6 RMbiK5fK8XFdRdlsI0dDvCJlXBVgBZU23NzcoOn7zIA7kykUOQ6WPIpplhkvXbrI7d0+F144z7Xt LYoCFpsRjrA0ajWyLKe+uESeZ+ROhfUcRJEipaBMJwwOPZaOrHN1/yqHtzeZJDPiKMbPGxi9j86m hLU5jBKMqwTHE5QaJrtj2nPzeLGlzCXz80cYHVykTHcgPEIc1khmOdPkALfu4UYtxof7pM4Iz6vj qpx66CLnlpiNd8hrC7TnJvSHG54fXzsVu/Zv/8ef+aHulnPkkx/67h/+8qWbO+b/NwBPvfOt3e/5 yB/8wfTO/rdagZtPJghTMDYGnWc0XJemG+JgqcUVVdZkbq5LVIuoN2NaboCvBFNt8KTDEVNxfG2N i7c3KSTct7hIVK/hB03W7+3x3MVLvLR1m2a3w+50guv5NIOAeuBj3AAvquMZg+NIlBsgKs20rBDG 4BUZl25vcPX2HUIBWirKqqIocs5v7TIZj8m1IBmPKLHMzy2Qlg43NnfZG0x475tOc259nTTPaYc+ 0lpy61H3IBcTpBYoIdgeX+Xe3oMstea4Mz5kb/MWJ+47TWhjJjZmPBkRdsHRFVlR4bvcXUAlLZnJ kP0MHYT4cYP9jRbV1Uvcc7+PWz+CXx1gZc7e7gAlS3xXMRrfJgznqNW7BHGdMJhHVBNmoymN1jJT k9Hfvk1QFbW2tT/Z63nf8Y9+/Lv+15/71at3jPLzZz7/2Zs7O7vJf7cLWF7sqR/9oe997NTq6g9I a9eVnvHC+Rd5+frrWCOYb7Zp1JoEBnBzXCtohh3uWz9Ku9lkvtWkXotxHAcXi+t5eNLih5K1pRWW Wy067Q6tRg1VVaRas9jukGcF17a2qHsejTDi9D330G400MagpKDwIyovwrcFlTHo6QQlBTc3Nnn5 yuuM0oSd4ZDhLOHa1gaXNjfoNZpUyuG5V25hrebE2hJ/9F3v4Gi3xfpckyfPnOS9jz/K+tIicc3H VAbletQbEXXXpSoLdvsHlHlBrkc06j2slRyObxEpn85cG1cpKluRlft4XkQynqCzGY3uHH7YxPMc TAZFWVJWCQpFnlUgShwhQEds37nJpctXsFVFELtoXXI42MX168y1ewQOCOGAdRjMxijpEHgxs2xC lmf4oiSyg16n5j7+9JNPvf3pd3/7u+aPrHXvO3PP5L8LgCDwxb/8p//Hm775icf+hqF6yAmV46eH fO5zv8XVO7exQjLf6NCpRVRFRtD6vyl7s1/r0/Q863qH37zmPX/7m7+qrqqu6urZ3e6Op3YEgsjG ByYKYs4RQogcJAhixBArKEJwkAMwAiniDAmBlEQhmJhMTjx0t9s9lLvLVV9VffOe917jb34nDlb5 jATxJ6y13vU+73M/9309OUUTeO3eQw5u7TPOcgZZghIC5wVptDVhBCkxwZKohFxJRCQZTCbEcUIi JYmApxcXnL56xcPjO9w+OuZob4fB/j5xCERpjhztEpkeYzeYIImUpEsSPl4u+fGHHxKhKKZTptMJ bx7ts+56Xjs8BOHou5bb+2NeOz5kJx8xGw/53KP7vPboAfePDpjOpoynM0KiUR5mg4JEwNX8hpvF DdKCEjm9dOyNdrkqL1l3HTuTHY72Jhgr6cwK328Y7L3O7t4BIpuSY4hFSutaskFKkIoo0szGGaZx vPpkzd//zX/M3/vuR+Qi5v5r+ySpYrNZUhT7FMWYYlCgPRgXiNMM3zfUXUekFDqWWKswzpLKXgbl p7J6cVeUrx7ef+2NL3/u63/6a/+/SsDf/J9/4/bPfuMr/4Pp11+MkkzGXcX7P/kdOleyqgN7iUMR 6KRCeChUxu7hjFu7uwzjDOEtXdeRJDE6jkmzgghJ27RIF297eaFQOkJ6hzGOq6rm5uSMzabh/v4h 9+7eoUhT0jTGhq2273SCDobIVtguMMi2cwWP5Ctf+DJt58nwTHZ2eP78KcE7vv7Ou9TLNZ87us2f +eKXyAZDbN/yw9NLxGWF1hH3PnNMPkxwQVD4wGfSW7TlBmssZVfR1TWYQJASFcWUqyX7s0Nu77/J x2cf8+TpUyaDAYN4QBQd0DQn6GzD3s4x1/MXeJ2hs4Sj4R6msTy7OGV+ds356YIXL284vy5hkKF0 SpGM2du5xWL1lDjSEBJiqamqkulghBABpOVgZwcbFO2mJtITRBpRNRWvrlZMjGBcxCTNM8TzFzM5 eusb/58HYDgo+Ot/7S/v/sov/4vfSlY3/4VYLd5KdIZdX/G73/47/K2/878xmdzl9niX1WINLnBz ucRIT9y1xMUYHQtUMERS4gP01lMUEUFlID35IEUEiQggopTGGVzbstwsWZ2d4+sN94+miOiYVICW 4LUgcp6dwQAXa1ZNSYNHSY33nlZHaKHplxu+8dWvEOHx5ZrdBD46uyaUJX7Qs5fmjAcjPr6a81vf /g5tpPiXv/5lfvqNRwz291BxijY9ffB4U9PVJWVVslwsWTYVwVlCMeZyfcrl5RU6m/Hmo3eoXMvJ yRm+9bz9zjvsj3doMJSLZ3SLJ0T5Pn2aMN+UPP3glI/fv+HF4jnBKi7WJTddw2df/wz/yte/wY/e +wHHrx2j8wKxSIi1oOzXNCZDOk+kGvIkIThw+Zg7e4pz7ViWAj2IGaqIuo2ZL3raqmM0zhgNc9Tm PfHPPQB7u1PxV37tP7z95/7VX/o16e2/WZ/+KFezO6zbwO9+5x/znX/6f7A/THn90X2ulopqPscH S9ltaNA8ahS+a+mNgRAIOgIhSBJJhyeRgkhE4AQi0igEzhvy4KikooljijSl6Toyp8iVRsY542FM lg1QSUxXFNQIkn6bDQxS4KwlSzSpVCyLGaZdEoCz5YrNzQb6nkvTMS9rTs9v+AcvTunncz7z6BE/ 9/m3uXu4R364i4oTsuAJUYSMYtrGAxrpBXXfgHUgNWa9YlXNWfWB86sL3npwh2++/RU+Gj3h4yff Z/wqY5Z9DpXs4/WUrn7Jq5Nzbr7/jKtXS66uVqikoI4k3hvGg4J/4etf5d133uHHP/kQMYB7bx8x HE8Q9g7nVx8SJRHl+orJaEhZCeJ4iupKDD3EMQeHh8Q3a5abNXo8Al3Q1EuWrmFTeRpXMcvzf34X 8I2f/nL85//8r/65YMy/3l6e5BenJwySfb77vR/wW7/5t5nFK945vMug6DnYi/jQB6wV6ChnfbNG TMaoKMF221UskTQ4nWB1SqIkwltCmmzTu96AkwigcYFN05DbgBcKnaXsJmO09xAnjAcDsqxADqcQ AnHbEIIHJfFxSuTcNvyRxRzvDAh2SrPpSOOYZjymKksO+o7VxRVl06AGA/azhDcfPmAyntIIRZrG dGlGZR1BSmJniWRKVBT019d0dYcSgRLBqtzgbeBwd4fSGN5/9oLP3n/Ivd0j5vMpT54/RXSS49ce IZxgsxB89OEpp+cVG2Poo5y9RDGOYzIZUQwSxGjAJxdzPnrxmC98422mWUQxHJHkMb1Zcv7yE0Qy onceoTo2zRUDpZGRxbgIRcbeMCLLMjZlA/0cVYxo+ojelJTWU7fmn30ADvZ25b/1q7/yxX69/OXy /GKwfPk+l6tLbp4/5/e/93vE/ZwvfPYWWSpx1YpZanGip65Lxjv7vBQrNq3hFoK+76iqkkyPINLo YEmS0XbjBg5ERCRTetcQek/te1RwSAFr55jFCX1wrLqe/SwlLwb4wYRcKkzf4H1AI4iFxABCCYQP SGMhS7AWTBJTFEMiJUimM46swR8esVrMGQ0GFJMpOk6ohSIVAhdliCwDZxAuIJKAFAmyTKibBnwg kppEtXjZ0zvJNMt5+uIjOu/xyvLW7h3u77/N7738J7xwpyBjfO+5XFU8vylZ2J4iUdwZjUmGMUPh 6futHb1bbXh2/oQiL5js5mSJxPsOoVMO7n6BZnHDzc01pXQUgxmlXZLu7WMDpNbhZEMjAlInHEwy 2lgzrzpkWxObGIzB2vD/rgRqpfgf//p//YWf//Jb/+3VJ+9//cWTV2p9/ZJnixuevTzl8vQHfOZ2 we1pTCQVJokJjeXsxZygI2bFkHXfMUkSjsY5XmpcYMvEkaCSGNKCCI1Q8tOsn0YKifNmmwKyHl/X SGtZlQ1PT8+JhOf49j1me4e42Rg8+M4S41FK4xB4Y5DConREsAETIpLEIpMcwdbSvTWySmKlGA7H 6NGEJIqpAekdeaYwozF5FIgESONohCKrW64uTzg7eYHpe7ySZDJh49dcVzVFgA9Oztjfn6GSmL/9 j77H24cz7u7fZ2c04XKz5scvz3h5dU6kPAeDIUeTPXYHOZOsINUp+WDI8WzK6mqOizV3Hh1z9/aU gQ4IHeEFqGAoJnvcnD6mq0t0PCJOBvhmTTrax3ctIXIgJPWmJviefDggzXPyNCXLExCaEP4ZB+DX /8pfuvu1z3/ufzn/42//1PNnT/XZzTXLs0+4KHuaxRn30jUH+zlJKoldoO07qiC4qSxNJZgOhsy7 jp04YTQeUyQRxhhcgEESo3QOUYS3DVpqIp2CDxAretcRBQlC0AVYbNZ8/6M/Rm7WHN9/xPDWbTbG MSlSWuspy4pW2K2fwBt60xLpBCkVaEU2yJFZBlhkpNCtAdPjZIaPYoo4QgJWK7JUIVWCzQbkqcB4 hYwkGNBlQ1NteHF2gWpKrDHYAFGkeHUyp24qvDSkRcHF8zPuFzOSgeToaEgUcn7/8Qd88uoUpQOP JiN2iwmHs33uHu5S7I9JfEwjLKkMxLbn1eUVb33pdT73lS+QRTV1c8Ug1jhjuD57yvDg8wTpub54 jBCBOErpbGCQekhyVB/QkSZ4y+nZKSslGWUpKnhiNNlghE6S7QFI04zj4+P8P/1Lf/HOf/Prv/ZX Y2n/WnX+6s2Li5eib9f0zYKqrZGt4zA/Z38c0+sjTPomJlyTBrvNubkRi7Un9oEBnjxJmIzHpJFC hW3SFwFxkhF8j4004U+u6yTCYohChDUdTXCsFyve/+hjdHDcO7zFrbt3GQ0KOiEIXY/wnqSvGaYZ sZTb4EcIVEKR6AiXZDgUkamp24BqS7ooQQaIlCZKIqRzyCJHxPnWiTtMEVECtsM1Hr3Z0LqAcj3n 83OU7Tm6+wgZZ5jVmsY0/PD5j7lYXRPnU4LxjAYFv/Qzf4q379/juz95xvcff0CQlteODziMB+wf HHF8eAstI6QUHO8dETzczK8YDAZshGT/7g5f+OpbjPcnqGiAWW94/vwFHoE3AtyS8d4e1WZBuz7D KMlk+oBmUyGDo9qsiBNFnE9ZVyvKmzOMG+FkQqBHfRqa0QBf+epXRr/x3/93/47ZrP69x4/fe7g4 /TBWKKKwJhGBSkiUjkjiU4rZEbGOWTQjri5ueJR0hCxiaSTDfMDujma9WjLJRhgf8N6zbi2xlgyQ LNc1yCu0VkQHx2wTToG2rcjiAbW29MHTbyqenp/Sbjbc351y794xuwdHyDwnUxIsXLcdwXYEV5BZ B22DF4JREm1JHwK0a3CRJtYRmSxQKsNqhWq2On6TDogiQyostjWYHiJpcWjiYGizDHygmc9xXctk PKVsa27OXqCkpa5rnlwtGBYDgpEMpeNnv/hlsIa/+wc/4eLmlDujnDdv3yUrcjZlT1lX6MkMpcAJ cG3DuqoYFmP6HrIi44tffpvZZIj3KXowIy7mmPNznj9/RpKNyPuOu8MDZrufpV8vcU2JWV9ArLm+ uGYwHtBZR5YrdkYFyzrgpWBtA5KIuLsgDho5HAzzn/9T3/y3y5vzv3hz8fLNs5NP4uX8Cu88qo8Q QjPMhkxEzyyrSKKCNiQ0NqFZnqJ8oLPQmBQrC45vT1C5wtqeSGxDI8F1iGAJgJCCvuvonCBxPZFU qCiGSNLZBtcZpPFU8znlYoFMU45u32Hv7n1knqGKIW44pXc9uYZEKGxTsmhKKtvRCQh4MAZpAzZE BKlJFAQlkb4jaAGZBumIXI/bGHovEYMYlcfYOENqiYkSMmHQi2uadUWUD/FAfXZCtbmmth3Pbs64 WnsGWcYwlty/c5fpoOCHL094/Oo5wawI2lF7R6xiDvb2ML1hsV6S5jFpllAFjxag6Fktb0jShnSY IGyElhVuUJBP93l09w77u/t07ZLyZs7i+hRje4TMkTaw3lxQruZ0tiLLx4yyAd70GGsZxYpoUJBF EqVyulqzuHyC/s//o7/w7//Mz33zL6zX8+Oq79A6AQwOg4qHRFFPoltUtUZER9tWyymariKWDTpO WfoC28f4KGJvnNHYe7x4/oKpjoiUpu16nDf4KGGwswfeUaQxSkhM16FURKxTjG3Qpqc0hrVx9E2P 6XuyvEBFCc5sry45GbO5vsC3NYNihG5K6r7DOEccQGSaIAJxVyM7Qc0ILS2JdriwddCEAEZrQpIQ 6YgoCvje4KVCeYvrIZIe31ms3bL+k7ql84agAqPxhPXVDR+fviSNPSpI9sZTHswOWa5q/vCPP+TO eIqxgh+fPMc4SRFFHO3vcvTgNpvFBqUTYikQfgucOrm84ej4gKO7A2I6fHqACiXarBHjY+Luij3b ksTHtC7l5uQJXmeIdIjsO8r1K1AxDx99mcnO7lZVbRo2jcF5S+QalE6JdKCf3SbOBshf+NbP/8er zfUxWpPogkRInINMxeg0wkjHcrlCR0tUOiXYjsqntJsNsRBorRBySLlZo1RLGsEgFdQOVJqitMT6 QAiCREm0jrZhR2uxzuO8o+tquroidI7GOC6vrriaLwjBE/c1T+bXzK+vwINqG+KzFwxMT9Q0xPUa rSS56RmrbamqHVhjaZ1D2Y64qQnG0toIGWdkg4SoSEiLFJRES09oWmzfYztLul4hOoOratquY+Ec rdm+WVScEhGhk4zLpqRsWgZJxNF0xsHOLnGc8AdPn6G6DnyLbQJRp/jJ8+ecLNeo4DjeP6JINXhH ABabBacvz4jywPEbxyRK0/QtKo7Reg+1WSKVhcER+XTG6OgeAkvfrghdiYwimrqirecPv4MKAAAg AElEQVTMDh4w2bmPThROpRgXUdeXtEGSeMm2dbIE4UimD5DW+5H3nkwPiVSC0oEkyQgqxiAJVtDM X9G7nF4ktEagKPDtNbGssUJv61g+ZBy12N7hvER0DepPqE3BY1SKyIZUAYwA23d4Z7ewfy8gEggF 1WrN9eU5dVmRAEoKNpfn3Lw6wZdL1i8+ZvXJx5irc6K+3jKDkoIgJX21QitF4hWyrfG2pkeAcKje 4k1ANmtE5zAyRrYNcW/oW0fVaYKDuC+p1jV1vYa2w9YVqm+QaYJRkuXpKev1mrKtOStXXDeWaZHy YLbHbDTgyfUFH11dUaQp67IkTwR3947ZLwpenL9EGY+INE2A4EB6wXKx5kcv/4DpnkcKhdOKm6tX mKZGFRKncnzfwvgBNjtgtbpGsSYVgFvSLJ+zLi/ZPXqdO0dfJB2PCDIhciVSeTQFob4hTyTjoviU ptKjwxqttOrasouywhG0ow0aKQUqbJW7dd+hcETRjCAstY9wdoENLXlaIGTO9RKG+3c5Kq45u1lT VzHeR4yylM46vIrQkcaaHjaWZZqThYBfrIjTgmQ0QKuEdbvgk/NTXq1W+E2Ftj3gOX3vPZaX1yxX CwbxFv+SxRp0wv6DAXsHY5z0VD85Y5CvKfbvYBqH7z19FoiEwItAZCoaF6EjSxxJXMiJ3QZLTBos VB2t6XEqoohjumpNs1zgvUc7h3YWFXnEUJPcgDKCda15WMTs7+9i25b3nz5nGAw70z3ShdwOvXRE ZTbUvqaOImJjSFQgxI6bsmPT3XB3z+KblvVizvT2hLOXjxmNPybf/VlCGuPWrxDjnKZPcVXLpm4h G9EtXzFfP2U0vk+ev0bbbYjX4JMBqcrJWFOMd7ja3LBp5hwfHJMXY66ubwhBIZ1UfyPNhwRr6U1L bbZYNQIENME5OmPxxYTeliiZIEKDCj0IWDSOqo/YUYLx9BBnDK5fID9tM6TYXvt/gvgRwdNUcxrX U7Yl62qD8Z5ms+HjDz/k+uSEpqxYXF1xfj3n/ZML3ntxSeQtq6sz5ldnnDx7ym//o2/z7OwC0zaE 3jGcTcj2b1EvLol8T5AKpCFlS/sQWmAGMU5C56Ff9TTWs4onSDwGTa81Ik4o8GyW1yzLFd47VN9T hi1PI01HBC+xzvDuw3v80tfe4PU7twkO5puGVWvIiRnLiFv7u+Ra0RnDTdsBCb6s6KsGKTNMY+nq NQdHO9x/eI8urNlsbkiihFQ5zs+eYNY3RHmGSwqoSvLxjE15Q+igM1dcL56yUxxx++A2Mkq5mJec zhdU82uMV4jBiDxLsCrn+vKCrqqJspid6QidxcjYuN8cDiZ457HWEdstJcs6B3hcX7NpBYmM8Mbg Zc6mKbHGEacDGgbEMmNn2CGCpHMR16sbImWRcYwNHkfAI3AEOmPo1xWy7xFxhpCK3liuz865Or9g XTe8unxOEyxPFyu+9+Qpq+Dp1g33j3bJk5T3Pn7GP3j8mP/7n/4+1ycX2GWJqXuy8Q46BNrlDZKA EILgwUuBcB7dGmLTk5gOuoa0XSNdB5FGCElAYOuK83JJvV4j2h4X2MIlCWgp8cYiuu37Ispivvra Z/jM7bvUneNmdU3brNkZD4mylCzPyUcj1vUGbw2T8YCr1SUXZy9QUnG5nBMPGx49GjFIxwhABEfs I4aJoFyfY1avkEJiB2PmJz8m6Ig8m2DLV5y/esy0mLIz3gcRmI4yhuMpy/Wa88UF65tznHEonTMS sKoNlasI3iFUIPMBrbI8TdBd1VYJzqCQdDJHKE0aDL7rCQJciAiNIRoofL9CBIXWCmcEPkrYm+5w szijk+CN2hoStMbaHg+0zuGrklRKojiFYowTGgIs5wtOLk8wAEGyWq+4sR1lDaPJlDdnM646w0dn 13gnWVyvORilDPIR73/yMXcf3kavBH3vyHZv47LhdtDUGnwa4czW/uotiAAJBhNF9F2PXq9R3tM5 jwPatsS0HVEIeLENl3aIrc/BGlZdT+Q9wgWqWmFtIFcCKz1CxiA1u+OM/QePaKsNL59+QmMajoZT Pnv70VbroGFRXtLYT3jj4AFppkiyDFUn9N4gRSDPM+z8Y1zb4NoWqRSrqxdo5di98wYff/CbxEnK gzd+hrLa0NdzdHbC/uEX0UqzXF1xdbWmagJVv01OeRGxnt8wHc622UPnkP/Jf/Zffl8K8TelkKjQ Y0OH8wapFYptsGKS7+PDEqMLYumQtkfqGOcF1gqiWJPkQ5rOonpLrAt6r5B+6z+UQlEZy+XVHOs8 SS5RxmC9p1rMuTp5yfXNmsbxabJXUVUbEmLefviQu3dv42PJjx4/57qq+cU//S3+pZ//Ft/88jtM RgVPPvyA3/ud3+GDD/54i4P1nro3GCUggjRYvFAo58BZOhewJrARiuA8c+vY1Bu6xRWyqrDW46wj Mh2xsyRCYIJhVa8p6w2LqsYJjwkB13f4SLO7u8totk8eCRZ9RR7HPLx7i4ESjOKcd+69zv5khzTO aWtDnJbs7fSo0DIcHrM3mSF9jzOeICCOBsTRmM462sUnREGg0ylXT94jm+yyu/NZ7hw9YpRmREmC 8zDfrFHdCXt7Qw4P9jEeXp6cUF6f0hOjlaNbrlldXyGEoCgaVN+14c/+a7/8ZUL46VVZU1+/xIst QjWi4Xp1wXAyZSfWlH6E6J5wuXgF8YBpMWLBiNF0l/v7Y5abnovFNdflmiSk3NmZ4RAY5yitY2UD Eo/O8i3AEYFpGxbNmnnrGQixdfl4zWxyyNHREXuzKXtFTuQDO7MRX3jzM3z+i5/jrc9/BdM0BGs5 O7+kmO7y+pe+gnaG1plPlzKAUZpIRwjXsxExIVgiIbY3mGlpmgrhHdIaOmPYNB1x0xApRRUCQmno etqqIRWSsF6y9j29VmDs1pHsYGcwoPaBk/OnlGXF3YPbHNy7i6k6dBYxGOZEKublxSVR+oQvvXOX rpqTj6ccHL5ObSUvLx6TJzvcOTxGhhXGJ1ReoIQlyw6gyHn5o7/HaJRz57O/QHf9DC8i4niEtR2u rkjiAu0sCI1IEpq2p6rnCK0hSGxwKDpU6BnvHaODUMh4JuJwiSvnrG3MTgTBNTSuQSuHDopeZyRF RnazRIQBmIjGa0oTuKsscRzQMqJd9yyvNuwOU1oPUTC4pkF6GIpAsymJo2T7pUjJum/pNy26MzRp jk5j3n79HrhAZTw2BB4+uM/sC59nq86kW2OJVBy//oDy/Zb9yRu88dM/w2g8ZPniGeXimj6BVEmk gLZr6YOloMMIRUkgDvW2nkuBbSvarkO3/VY5Mz0ueIJWOCdpqwobPLKIaenJnCEmofUWh2AYBd7/ +D3+6PScqi/50oN3SXZ2qVrDweHhtifvDS/OXmD9H/L1r32Dq3JFU3ccj17DuRWr9RN0F6En0LtL ppNbJN2Kav2MMskpZnOSJCXJpjx9/APevf9FkuEtTH3KdG8X43bZ1CtcVxKigqvNOUmxw95kxmZ1 gXQOpKBtFixp0DpgGCElglQkvif4sm1RvqHrHeNIkZuGnSxHYOlsQZrESGVxIsYGi/ESaT2mX6Hw GOeYt4qyCxAsMlhK62gCEDy9MXR9T+wMUkpqa5lvWsreEryjiBV7o4xRkZNkOaM84a0Ht9nd3yMe DjDZkH40we3uswiezsOdN9/m0bvvokxHs7gi2t9jHMeItqI2BlvXeFOD8dtuxnSIvqIqN+Asbd/h 2g7ZtARnKT5lBXVdR99WtE25dTEVKaGuMFJBNiSJUhIdMVAOKRU+</text:p>
            <text:p>ykiU4Yv3Xuf27TtEWArn6ZuG qLX0Tc/V1SeMU0ua7eM2FSp4unrOzc2adrEiTmMwWwy2ynfQ2hIrQdevcd0Gs77h1q37hA4uf/h9 pgevo0WCrHuGyYxeD1iWS4SUxLKl2pyik0CWpZSXp1tiqoy5WbfUtaXeXCBXq1X3f/2ff/e7XVM/ aZsWGQQy0kglCDqjmNzGiQSLJqgUFxQuOJT2+CjHuQhNRzAlwWu8cICBOELgwVmcc7TOI7H4SOPl lu5RNTV93+IJZIOcg2FBFCecz0tenV2ymc9ZnJ1j2poFgmeXl8wvrzBlS57lZMMJSIXrO9quJThP 4gzJdAelImh6uqolGId0PdLZbS/f91BuaFZLwmaDNAa8p+56GmM+ZQEGtIgQSuKCp+8MbeeIUEgZ IRNQ0tMSSOLA8f4R3/zSL/D2Z76At5ZyccV6taRvW9ZtxXd//B5n6zOG4310rBG2BAGhW1PXN5S1 wyQpPqxRyYz1fIVp58hoRhJqFucf4ZzHJSNEoXn6wfdo05RkeoDv18QxDIqcsqyouiV5OsE2K6rl BfsHt+n7Ble3RCpCyJj1Zg0yoJerZf+//63/9YdvvfYffKJd/5rQMTIyINqtRj+7j20/ofSG2E05 2dyirD5kOMiJoxgvHCEZIfE0psKZNUKKLf7UWGyAHk/fO/5kBmM/bQfb3hGEJE1ibu/MWNY173/w MaYrGcYZ801Hlymo1syJUbZndLTLfP6Kl/mMt95+hzwvaOsSZywmGaJcwOQZKo628CfvMG1Nkua4 JMJ7h+u2P7Dva7xzrHsDzhKC32JmtMb2LQFPolIg0Jc1RjpUkaMrizc1vfVIqTEOEhmQwtMrQT4s 8JuO9WLBfH7N3//eD/jOJ5f89Gc9Owe3MUJQthuUlkilqVrJulkhsxHZaEYQisXFB3RCMikybi4+ ImSG6cFbaJXTVhWVWbA5O2c0mlEvKqK++1Rsg6ou2d2ZoHSGrS7IR/tMd+9TlxfEg2N0tM0EGteh j28dxv/Vr//lLzVV91qPJlYGXE+Qhk6CtI5BmlN1DhCcmBFnywlOjwkbgbOeXKR0PmJVn7GuLCHE OAtGBTopMEaAMNvFilGG/7SfDr1FSkk+SFiWJb//k58gn55TqMBL52k3hpMgua5r7u7mGCt5enVG Okg4MRFnr17x1S99meLwiLXpSM2GkI6Jm46eCJdIEtMRRIQTCtuV2zSx2rL7ZAhYZzHGoH0LIVC3 hiiKkFJiup6iGJCPMpZuSaQSZARttcJYQWd6Nn3H/dkOUiuct/imQ4dANEr5rW9/j9/+4VOuqg34 wGQ84mA65Xq5Zr2Zc7h7F5FI+kWF6QRx1HG8dxtXXtCYhvHkmLq8Yj6/ZLSTQ5yR2QzfB6IoY7F4 TjZ4BHJI6BegItI0wVRrmDnyJKO0mur6CUcPX+PZB9f0ZQMqok9j2k2HjqMovX94+5sfPv74oTAV 9JYeMCiE7/D1nITAorH0Ox6LwCYpTTZGbho0gSTt0EKR2pR2c4U1PZs2ou6PSOT2X9V4cAhErtEi sPFg44QET32x4NXpGc3Laz6qDMIJdhLBMIsQXrB5seTppqIPgfK8wscR9x/OeHV9wuWrJ3z1Gz/H wd27LL1lEiXgPFEc4b2miXNGfYfFY4Mi/hQoIa2lSyOS4GlFS+8EIvjtHj+ZILVGek/dtXSRQw4T vPPIqkRoQUhTqBp+9/3v852g+NVvfg2pc1JpCBK+/Yfv8Td++8fkOEYJyBgeHR8w3d3jgz/4NpqY YnpIsBF1uyAImO0/oO0q3GaBTvcI3Zrrq+esVxvuvTagKCR1q6iNJxKazHWEckPrFNKB7luIU9pu TfCB2WBIb0r6rkdVzznYfYPzzTmxdLRtSyokOgRC64KxBGFsjXCWzlpcIpFWMV+1zKYR15srxuaI CEUWFEUkUaaDJKPpthLvcDKhk4qrTjCoDfW6ps9TGh+2g5ZPNYE+bDNyBJg3LU/+4D1M33A5yhHG otMBpYjItSYKgRBakiQhn+yzTlYsFys+vCrZzxMUa/7oD79Hiie7fZul6RmomC1TLmLgWpzWaB0R tMTNF7i2xSmJMo6yN59ONBVCSLJIsjFhu3Ig0mAdoeohjratYt9j0VhXs6xvaKuKxy83DId/xPF0 hw9fvaCsL6nKntjDMALhYTIR3Luzgwk5m5tTdo4ekI6PMPVmywTId9k7vMv8+Q+YTacMtOJyfsHV 4gkiukWiC4QxmLYk9jVzG3MvOCxuK2iJbNvZYMAY6mZNPtjZ0lHTmM3lAh0lDLKC1jZgGioidAAc W3OgsYGuX+GagCommKina2BS7IP5iKaut7wbDeVmxTDTaKXwXYczDaqI0WmBNhWh7ei7HqEVWkmc 8iQqIlVbbJrSgvnlNU9enIE0kEsWm463j26xV2TUPjAqBuxEknPjGQwHPLhzm9tNy8VyxYefvOD9 VyccNY5pseGDDz/gc0nK+PCIXmxf8kkwqCRF6AQloG0bRJKA6XCmQzgLQpAKMELQe0ErFSi7LVdi eytoHwi9ojM9VgtEY7i6uOaPPnqfe3sJ15s13/6jx4wKxcmVZTqB4Qg822FnHMHxbsq941025YaE jvFsl7brqOuK682c4zd+isXVC5p6g9g9putWnF2eElxMXij6+gZfXrOpN8RxitwYnp2f8M50FxU8 bQh4D76uIGhs1xEP4m1WQjTMdve4nN9QqAR8hosErlsjgxBYBEpJVJwhgibIQOsjChUzylNCNmSa jThbLXASmqbj5qbEhXRrwQ4NkppcGYZKgxAs+obLrqFvDUlgO+DIB2gbUNaTJDHpsGCQKu4eH/LO 6w/5+q0ZDwcxYyXYjWMKKdFacTybEGlN2Rse7O/y1sOH/NS7b/HNr30BIwUfv7zg42eveP7yFUUU kyGInUNLBTpDCEljewIKCfQSMBacRThD7RQisHUuebb4eCGJfEBKRR8UzjsIAkFM2zW89+wFF4s5 Lgrs78FoEHDKohIQDsaZINXb/LVWcOdgwjDf4ebyA+LZFC0KyvKGZd0Q9JBppnn55HvoZECwhvPT T1gurhgUu6RJSrNZUVUr1pttm6czx/XNFcJFSBVR31yzWNW43oKKcabCC0uaRJy8fIwVjslojBY9 RaoRKLQUaBFAB0kapeRJTuMVWseUAfIQiKIWb1v2Dg54+fSSUSKJpNj68YXejlytxwSH8uCdJM8T ZG+oq3PyPEV7gVICHYMNAhUEvvcc7cy4t7PH6ckpbddw6Cyb52tkHDMaKSa7YyaHbxABzWaNn5+x cQ2VV4j1DbMiJz/e5/3HH9M/rbEI9l5/nTuzGS7OSNMC5wytDwTrEYDzllhpSm8RpkcIgVPbV3GK xjhPpCLiQtM1NThPjMdYTywCvQtczee8vLrEOs/T0xVCBnam24qhBEQ9zLYuN3IJSSx5++E+QkvW V08Y7X+Rdb3BmQ1N3TMa3KLaXNG0NdPpAVV1yvnVC4R1ZPkUJwJawvr8GZvlEqkSfFdT1Q29NTTG US5vSPIYVUzxsqfxns40JGnK8vIUITPuv/4uadvQmYosHVL3DVLghbBV5CVkaUxvW5reYk1LZyx9 32KaQDLbRW6uETh6NFVnsa4nuEAbJzjjEPRY0TFKxqTDGRdVuZ0gGkesNDJIcA4LBB8wxhOynBAl NFXHH7485f2zFc/PN7x6foFdlxzdvsPD3SGPbu1x/85tsuPXePPtd7iVK6aDjK8eTvjmZ+5R+Z7f f3HCX/2N/4nvvv8hOZ6u39BXa1TbEJQishacRwTIonQ7IPEwwKG1IhQ5MtIIGbZjbR8IYuuiaQn0 xNh6zbP5kqdXK6oubPF3FqoV5EKQaeg1XFQBE0BoOJykfOb+HvPVJV4myGTG4uKM1kiqyjLe2eFs fsNkuIdyHReXN6z7LZre9R3l/DleOVarE5arM4TXXJ5cI5XGY1ktLjm9fo5IEvamu1ujbHD4viVL ZxzsHfHR4++zOH/GbLL1dRR5RJzP0MGH3tT9B16Jy7gY7KdJzHJV03dz2mgPbzRp15BkE0Kesl4u SJSich2drZFxIAkzrtdbpU+pnjjVZNkhT54/pmnXpOmASGVorTHR9kO1wTIdHOF0wuGtPcbTGR/e 3PCiPGfQV1xYz/WPzrhq/yEUkp1UkcueaLhD+/ANTl2Ebgx3dve4Nxnw7k7BvGtxXYYpG149+YRe aRIpmOztoZUDGeHjhFC22zFpcKgEvIgxXhFbgUk0fbNBGIhFQElB0wuEsZTB8uLVBT/4+Aktjlu5 ZFV5YgmlgnUfEGa7cPJisaVvjGP42qMddg5nnDx/TDG5zc3VJ2BamiqlNxCLlNX1JW/cu8OyrJhv ruk3HcVwRl+viXyOlwmr1QrRC643c14sz/n88RvUneFyseBiXfFupMiSDBEEfeOo45rR0LB7//PI py/58MMPKaa3mA0mnN2cMJu+hlqtN/aHH3w4/9a3fvGzmP6163Iju82SLMrJkwGYlohuuxx5tEfs Iq5vztDKIbUiF5pbU8lolNJ2Ne99dE5vHYfH+1TnV0gJ0/GI0XBElil6B8FajPeM8wH5IEeEQK4k 927d4gt3DjjMhqTOE4aKvFmyE3uWZcWTZ9d89OEpH/3wfWSzYnHyglXTERQYNIPpAV/5qS+xszul bSoKxHaJRJqgvUR4R9t3yKZB9DVxnGEFSBUjlUcoAV2PNZ4+CNx2MyFtu3UmLVYrfvzJH/PjV8/Z y7Lt5DK1DDRUW/GTttuuNVg2ECx89fMjfuXPfAnlBWcvX9AnO1ydPCMbjrkuHTotUBrs+n2KyS1u bi65vF5yVVsG+YA4G6DjKUkcc315Sl7s8OzsmrK+5vX7D8nzKS9efEK1vOa1Bw/IspjNptwabNOc QTpiEOdY4Tm/ek7kLEe3X2Nd14i+3wZDdBw1j15/VBzuzr7ar5dDYyt874h0TBtqlNTESYYXEfu3 D5mv57SdR2mFIHA4HnG8m9E2gg8eX1FtWm7duktpStpNzeF0l0GeMYgzIgI0DSZOwDtkXWObnrap CUHg0xg1SogmA/Bbrr8fZsgsJUoKdkcZaSzRkWP/zh3SyQ4eyWg4Yv/uAzrrqawjTWKiNCIuBsRp Bt7ReI/oOpR1SK0JUUTsQLoWGaU4azFdiwNSJfA+0NkWKz113/Pq6Sm/9/5PuHYG7wyms+wVgkwJ Fj1kQNNDJ2CxgntjyZ/9xfs8fONNnj99vN2T0DbopqTTE27KFcMso2lrEmlZrTvmqxMWyzXaxaRF hDEbkixlU9aYriZLc37y0VPGg4jjvbsEHfPkkw9IU8X+wTF5mlFulli79XEUgxki2oZshTVcX75g tjNjd3bM4uKDbTDk+dPn7Xf+ybf/4bv/7r/xy4MsObzSieiDx3qDkgmGgDUG1zW4NOF49xY3l/8P Z28Wa9uanmc9fzP6MfvV7rb26arq+JRdtsuuStmuCiDFdhLlAiGaCBmbJMg3uUBcICQHRRGyIpEr JG4AgYQIkYIlhJAQwpGxDIqDUriqXO2pc+qcvc9uVj/b0f8dF2MjE2wHF+tqaUlraa45v3/8X/N+ z7tjt90QHU3pnMbYAa0DaQpdqDB+4PjsCe9ffpu27fF9j0lTZJoQao1WMT4IjLHA+AKbvsU0Ne1g Mc6TFgmHNMYSiBBki5jpYk6e50QE8sWSMokJxhIlMVpIhJLEsSKOFJGKkcOAiwf0MIz8gddyNy8l 1rvX7WxBsGCG0Z3d+4AJjuAt3luC96z3NX/4/Q95dtugCtjWoCI4eW2OpR30AWyAfQXTGN57V/Kp hyt2mx3PXl7QW01ityTZguttg3MB2zbkmaeTmoubG8zQjJvGC0FGR90pzDBwaNbM05i77Yb20HJ0 fEQcCW4uPkaxQaglBIF3ljD0OKfpjKNrt2imWDQnj59QNz0fP32fn/3iE7Lp8o92Azeb7eb00cOj +WL+s+v1y7wZLFJ4kjhBy4AIDq1zhEzwfuCuObC+25GnKZNJyUQHYmH5+NUVh6YjX6Rkesr1eo8m UBQJvdDMswIvBPK1x28sxKgeFmOCqLWiMxbnPct5ybzIWeYpURwRa81gLVJrHp2dMC2nHM9npHlO XOZMswJiRRZpCHZsOROQ1pHg8dbjpQQRECEQBcnYIwyIoR0TVBEhvcGHgDUDDk/bOv7p937A73// Q1zkmMgRdU8Es3Gxib0dy7/egB/g7Xvw05+d8+l3P8NHH/+Q58/3aBWD8vh4wauXd2gtSXLBJNNc X11z2Vj6tkdpxdE8hxATpRPa+gZrYDaZcnF9YF9VvPHoIbHO2B42BN+x2VnOj4/JU8ndYUAwIFSK jiRxXKCExtqGNJtyffUJRZpw/ODH/8g17OXFq3B3dfNfn6zOv7eYn9Fbg29r7na3fPzygt5HBJlS DwPz5THHZcHRPKYfGlyoaUyPlDCdZRTFKdEwpTcVcaK53KzZ9T3B9NT9gJcg1XgC26HGeU/vDSYY LJLlYsbR6THlYsEkSyFOEVJjdcxytsD3A5vdgVWZk8UR03LCPC2JIk0Z5cQqJRIpyoI0AeUDe9OP V473BAk+1jgtidIc1/U4Z3FBMPiOQQxgzTgwQvL15y/59nffp3E9Rfm6jxBDLiDWkCYQBtjU4Byc H8NbZ/Dm/TfpmsC3vvEcp2J8s0EGzau7HetuQ1dXEAYqa9k0DrYV1jqiJFAZTRNigq14td3jzUBT 17y82jCdpsSi4PruBiEDmYhJ3RpT39EPBhkFam+J0JgQse1qEu0po4xpecTx8iFPf/At8sn/yzbO VF1VFEf/SVrkm1z07ESOGQI3l3d88vwZ2/qW9fXFaOrsLVEmUSqm2QmEBCsMUg5ICUkxAR+YlTkH WzHsdtjGcHl9jR8ssumQ3jIYw34YSJQaP9jtDdV+T3PYc3t3RVNVtD6QS9DBs2tqzo6PmBUFt82O vRnwpqPzA02wGLOjdQ32tXHhIBzbriK4QGBcD0NGiCDxRUrftAzGMXiBCwY7DAxG4NzoIvLdjy75 J3/wTS6rLZP5+D751yc/j6BMoEigPoD2UChYTuD+m0vuP77P7/3e16kt+Khj6y29kVxe3mCMwYaO CY7tix3NoNn3nhAJMpkjcKioZrtuaQ6KQ9/wnU8uuGt60smCl9s1mAOJiMgXU3a3p7QAACAASURB VI5XMTe7Ww4dZHi6XUvjFZMsw9qWdXUgSmYkScKTtz9Li+V7X//aPwuI+E//y//cfvlLn//tdz// lT+4fPX8q3p9o3Wa8+bDR3Q0dCEiEY7rm+cIrfBtjFOObT/QNxlRalhmCU33iijXCBOj4gBScNNW zLF0+x1FKkgsIBRKKlzXYvOC+XIJlSKJCpQUKC3QQiGDwAbHFDBuNHTWCYjKENGOJpIi4FWMFg6H Q0TgpBybTkgiqehFIDMWpwUiBNy6odmPm0U+QLCeWEc0PRy6nqe3N/z+1/+AzWHN7EjTtJaugzgb E75IwyqCxoNTsCghK+H+UcbPfvazfPP7z/jmsxvefryi227JtOSy3tHaBlEJ9CJi2wdumo67ZuyY lkqgpcPbmL1x1LbhvIzpidntD2RRiY5KJBVBK07OTkhDxd5XfLLuqGtDmRd4ezPSwnRMJAL7fUua HciiAhXFfPrHvsR3vv71P84HmJXlsNscvn1+fv7Vzd2z4zJLScoJUsTIpqFcTWnqFlzACbC2Z+gt q6LgZJXibM37z27QKuV4tqDpD2wPhn3VcDyZA2LslklN78PoxceYQEWJ4vT4hNPTc45Pjjk+PWV+ tCTPErIkIU0SpmWJFBLpA4mOiZMEhyQIgRKKYC2RHt1AQwCkJI4iHAGhFBKJMwPeGVxbYz1ECqwz 2MEQRGB/2PH8+pJvPXvOR9eXFKnBhcDgA8JBGUGUQKkFq2IsAasaljN4tBD8whfehajgd377D1gs IpT0tJ2BqGS7rbHS0RpBGWkObU/TddjOEKeCNJMkKsUZw76uEUGgcVzdOioHqpywmHZEbmCxPGU6 X6L6mt2+5pPtjpOjc6Z54G5zB1HC2dk5kUjZHnZI5yiyEqcEeZwzDPUfR8T8V//gH4Yo0t/4R//j P/jvN5cfPOzbptRYPA6PQ+uUKDa0h4osyfCD4bavuKt3bJuSYrpgNTvlxe0zHt6/T5nMmBdrLtsD z/dbniyWHOqBstAUSYzxYwDgPKXzzNKMZDElTzPioiQA3dAStgf6piEEz7Qs8YTX6Vsg0R4VJcQ6 wQ0BYy0qjoiimOA83jh8BJFxCBHwziNMg/Mgg6UxgcEOmMFhqobrq2s+urzi8uqCzvbYztA76CUk ajz5kxgmKpBG0B/Gny9S+PTjOcenc37nH/8A8MSxZrdpSJOEquoISiPaAaUDVdvTWCjyiMyFEZ8g E6wN1M1YjhYqsD3AXWs5WSWcLgdiEXN+/x6DSTlUglk8I4gNvVMcmg1Hi7Mxx6orTNtQ5lPSPKep brFFTpHN6fqBJw/f/pMJISGEUNX17itf+epfuLm+XsUwcutNT5oWaAlVV71223TU7YHYGs6PJywX E/aHiu89u+Pe2QPipKDrdmx2B3a947yIRy9fFUgjhQ+jH8/9aUZxcoSOE4qsJJJqdABTkixOUeWU LM+RWhLHCWkWk6mESEoyJdEqGiHR1iGVwDAggmewFjOMvkJ9P+CdRQWHNQ5nOySOpjG0dcPdfs8n mx0fXV3z3afPeHW7YRAGA1gPpgOZwSSBswKmkWJewB9eQBLBZx5GvPfZT/HJdc23vv+ck6OUQ2+R DsgETd8zKebEWHyv+GRjSbOIxRJ2jSPPIEkEfRMY/Ph/dM6zWQtEFnH/QUESt5ycvMtqdc7V1QYR JaSTY/bbLRebNanwzHOJ0zBYzWp5Rp6mWJlgTI/tt0yyOZGKCML96bTwwYbtv/3Xft3YdvOlg3HZ JJ4SIRj6A/OiQOucTbVGB4n3grpq+dSjM5LEYv3AN799TTGdcLQ6pnMGW29p64F5nFDkKca0TOKc PMvI84I8TihfY2KlDBg/EHdmhEpFEZmKcWlOlIwWsjJIVFEgyxKiBBc89dDgrUPpCIJk6HqEN2gE TW/wzuK9w7seFzxYw3Xbst3veXWz4cX1DV/78EO+8cHHrNuKwfvXU8JxtJtFEDkoMjiNYTqFq0Pg BxfwM2/AgwczismCb/7hS3IUJrYMh4HJvKBBYrViWWb0euCbH49Y+C+8eYb3sKlbjiYxoVc0/UCk obeephbcdIEnD2NmWuNczP37b9F3B+q2pshLZvMlu7bj+tUnJHHP24/e5ujeu3TWoyLFLCtH7pKM uFvfIaQnykqCTP/0AFiv1/Y73/n2t37xF3/5znX7n0Slk9o7sd284uL2kqOjM968/wDjBvbD6G4l Q0zdT2h8ycevLum7a958/Nboi7fdYU1DJyPmWcEQNOfFhMVshhQSoQTHszneB4beIF2gHnoYBhQS E0dE3oKOCEohJgsUDhtAh0AjPNO0xGHp2xZvLCBHG1g/qpKFbbAuYPqeqqpZ72pe3Gx4+uKC9z/+ gN9//0OeXWw4NA7JCKR0FoIHqcCFsV3x9kqQZlAPgm8/h8dH8PBMc3xyzPvP93TbLeWR5ebKMJsl qDLCND2z5JjToymvLjf84Jnhc2/O+bG3Tnh6uYHBoBNwXcBKz2Dh6g5eHeDHnhR85o3HqHxKXix5 8ugN+r6lblqQMavVhLtDxfOPXnA8n/P22++OS9cWur5leXpMnmQY6/DesL19xmK5pEjif75fwPMX L+3Nzea7n3vv3er6w6+/56Sema4Rh4s11nrOzs85Xpzy8vopeMsgNMerhEhm7PdrPnq6480nj8nK 8QVWuzWDVxzpiONJQZomxJEmEIi1Yj4px+aNDAQbyPJ8XOlyBm8sPo6I0wwZJURmwLsBV9eIYSAM jkBAeI81BikgCMbCXCqGoccMA3ebPXebNZ/cbPj+q1d88IMP+NoHH/GDVxvq3hFp2PfjWDeOxm4f QKbGhs+jGXzqCJwR3GwEvQmcn0A5jxC9YH+zY3aUUDWaQXgenZ9i24CMEpaLFRe7NU+f7ZhP4fOP p8Qx3N5siTV4GegHz6YNXO3huoYvvTfjL/+LP8f9889gQkBqyenRCXebG6y1mOA5Wx5TtQMX6+ec FxOOjlZ0fmQsozMmkwnlZMXd7SXOWe4un6FQTCbz/2/DiI+ePrXrzfbbs1RWn7z/jZ/qWjMRUr2m dHvmJ+eE1uCcp642FGLDyWqBFTkffPyMk/Mj5vmcrmu4u71BC4dB8eBoQSz1KEbREVpG5ElEGDl1 KK3IogQbPEJJpIqQaYyUARWgNx3KewZrEN7j7IAxHYmOcQqkVnjT07QNTdex2e15eXfHxWbDR9d3 PP3kOd959pTvvLqjtRYvGIPGw+DGBol8feKlhogxoN46F8ynsN1LbqqAUXCaCVbzwHrvOJmXdDaw Wbe89XBOUIJD1bJaLuiM5bs/XPPofMX92UCR5XResN1VHLylPwRu67GbOCtivvzeKT//s+/xC3/+ LxG84u72DuNzpnlKU60xQ4J1hqPVDCE8t7ev0LLmbHmMTuYkaczy9Jy29pRJSt2suVvfcbup2W4v mObln80x5JMXF/Z2s//2l37y3T+32e8+3TSd2B5umS0n2N6iZUxWzuj2e7CG05lG5BOuNjuwjtVy SUBwd32BFJLedxylJamUtAgSIYh0hJKKPI1ROiaKYrwICBdQOqbHkzoHfhSfhL7HHyqGuqF3jhAC pukZug7bD/RVzXZfcXOoeHW35uX6wIvbKz549QkfPL/g49sbtm1PYJzeEaBz0NvRfaS1YIE8GaXs g4FlDj/xSLCp4Nku4IAkgZMFWCOZTmfMpgWfvDgwncc8PDrjZbVH60Ampnz0asekzPnijz1Bhwoj NF3ruFxXbNtA249BeDyJ+eWff4d/+Ze/SKY1k9mUqjPcbhvqNjApY+p2B0ay6xvKNGdVRmzWG6RS nJ8fo+KSJCk5Ozrj6nbNvq8pkpSr6yteXtdc3A5s9sOf3TDiw5d33c9+9Zf+7vTb/+SvfPj+97i6 brm+3nBcHnPb7rk3L1mUS4wq2LcNx6s5jx8/5uXTF9xtRopWnqfYZk2vZ7xa71EyRjpPEyCNIvZV QEWaUioiJD4ZWT/OdGAdFQKdpGit6Q6HsZvmLAOOBE3XtGyGmrru6fqBoe/ZGs/tbktzfcnFYU1d VWy78Y5N9DjIuTPjybevrWcODlIxwk28HYkmXQ/vfgYSH3j2YpR6BT3W/qUUtH3E/fszXr7aYl3H +YN3sMKigqfMplzuO2ZTyf17U6bTJW2/orp7ynYPVT3mHNO5IM9j/ty7b/HuW4+QUYm2G+x+ByYi koKh39H3AenHCsENLdXhhnurBzxYzdjsN2SRQ8cSLQLaN0wix/PLK5KzcyZFTm8Dazmjuul+NM+g f/y1P1z/zX/n136a5vCkqjayrhq6ukIowXy6xFoHwbHebnkwm9C4guv9HszAfDHBOcXN+pYsymiE JRGBMsppZEYpLXGa0NQdbT+wb1ukC0gXsH3P0A1sqppXV1dsL69p25ZgHdJbrJBsDhWvrq95uT2w rho2hz0XN9c8f/YRz+7u2Gxu8JEkOEMQkErJEI1q5TIGI2Gwo4yrcoz+RCNrksHBGzP4yrvwg2dw 00IRjVLvoyOoGsG7T46Yzec8fXrFJM958uCE1rTUXc+hzYgyePyo5NHxfeblKa9uP+HV0ys+Xlsi DecTzen9knffecj9oxlVuyZWCbYPTGfHNIPk0Fdc3e6QKiYWLe0Q2O/GHOjJg3PqboMKB1azJUpP EIkm0TGzoxMur7YMQ0MxKbm5vmU/lIj/5zTwz/JVVY29vG3+t7/yi7/8zv5weMdJaDuHoqHIp2y7 Gp3nHNqaHIvKE1Qw3FY1SiuWizkfv3qB8hW1Mxw6yTRWpLbmbpBUbcvh7pbLu1t2bcehqtjt9+ya lsv1lnp9zVBVyGDoh55qaPloXfPh81c8u7jkYCw361ue31zz/MU1rzZruqEZN/x7AxZilVGUGUEK +tpxXibMjyesq45DO075PLBKx6eBkKBj+LnPQJnDP/1w/OBNDidTmAXQOuGnvvh5Ll9dUq3XnD46 YrFaMGwNz7Ytk3LO556c8vD4HKlLHIGnH36fj69rilwQTyAWmp985xGJFlysr1B+rIqMEkzLgs6n DAQ2tzfkMkGmkmAHdoc9N7stb7/5DrnWPL2pqJuBZHKGCTlZElEUKd97dsnd+opZEiMZ6FtNNMl/ NM+gNEvF3/4P/taD733zf/nMJI0Q0ynP9hfc3g28896EzI+79AkRz253LE9iTmYnbNeG65s7ijdn PD6Z8MEPW2blil234xvXDZ9dnhObhqj17AkEO1A3HRshkXFEmmmy19JuKTWHtuVV3dIMA4NxWGvp ncP2Lbu6xitN3AeIaoKBxseIScZUqHEvoW8RznJ/qsjzjPcvD1TVeOpbNwpEA5BG0Bl4cwXnE8H3 bwIWSAaYlmN+0O7hC186JbIt/eaafJozP1pgpOKH6z0gefJgxeniCIHHMNC2e5rBsFzETDMwWvLg 6FNksxVDdUXBgBQ5+0GSyA4XHNYbEqXHq7JpmMej0DYWiqrdsNlfkOXnrHeGdZNy9GaBbwPT3RZN B9awaWrWa0ciJMdTqJb3fkTTqBCoq6slvnkrK3LqwWGCoT70fPjBD5lkETpJKWcn9IeI59d77p9m TGYF62cX2Kbj3umb/PDZLfvuQBElrA8Nr1LDQh5QSYJKErIsJoTAEAS3XU902KMijXeeajDjBNEN +N4hhSJG4DTYMAIbB2kJaUzqwJmWXAaUjoj3e/beMU8ysvmCrtlxd9ugBsenFoK6D6ybsd43buz+ FRE8nkHdwfNXY2+gWIwlonUwnyk+dXafl9drrAgsVkdM0ozOgw0RDx8cc3+1JI4S9t0WJzP2rWGy KMiSnhAE58fH3Ds7RkeaWbSiiTv2YcAPPWkeg+sQLiaLE2bzgpcvrzFDTpJASBRtK/jat57z3rsT hM7oreXy1Qc0ncUdT2jtHLvtuL64JfMz5ovH3P+JL7B68Nkf3TVMEMKkPKK6u0SKDqkFk2nKyxcX nK0K9NExRycnhDzm9qP3sb2hKBKSPOf28obT+/dZHC/54Q+uiWY5i8mcdLHC4nm5OxCGllIEdJQh fWC9v+NwaGm6QCYCvfBoNeLjJvkUryVRpFBC0RtLLSFTGZ0P4CKsMmSup91v2eJ4crzidL7gtm25 O6zZ6sD95RIzdFjT8GQK2x62drwOllPIc8GL28BlDZ++LyiTABbyAI/OZpg4od9fUOYJk9mcNCno 1xXnqymnR2fEcYqXksEFuteEsPtnJ7x8dSA4mE/npLFCSk2WzfD9FXU/sgt8qnDOICNNIlJUrBF0 CB/jrCRWls1B8n98/Rmr03vYWHD7yQVNcyDNc1wPdx0Mg2E2fYPJ/XeY3Hubxac+zZmOfrQACASM r6jNwMcvrjidlEyykrvDFQkRbVvSGDkiUPMlZZZzaBtkknJ67xHPP3pBWm9ZzhM+kYF9PXBvquhc zec+/eO46sB1VXF3t0Z4j2lqpFYksaYLDpVEZGmGBlQagVKkQiK0IoRANoyZ3KHtqftmlIgJiTGB vEx56/yYVZbiek/janxwvP3gTSK/59llT5Qr5qnHbAI1MIvgfAVVCDy/hZPZuOLlmkAfYJXB6vSI ttphrSXJJyznCT54dm3NpCwpsgwVKw5dhVCeyAumZc5AzO3mlqZds5rdJ9IBrWGapvhkSRgOSO0x RoxYdwWRsBRRDEojuhZXlLhBs0wgmUxIh5wvvP2Al5NPkedHzJZLptMlKknJiynLo3NiHY0qKeHQ 3e7/h29gCEFLiRYpRjm++IUv8L///u/RVi0yFpi2JtWKrm8Rac6h2kFTcXx6n7s84urZS+Ync1an ay6eV1xca+zLjzhULT/+2c+THZ3xZDpDSsG2s8xjiWt7OuvYOIeudghj6WNFFSxFULTGIELAOM9d P2DNwNJKhiTDhIHz2ZzzyZzHyyVSWT4wDa0ceOPRY4SP2NwYZnlEEic0tsWVA1kP0wiKSNI0sFee nzhNSJOIxlTkQDJJkJGk6wZU6klWx0TJkttqjw9QlgviLMU7RxQUQiboJGI+P+J2u0OLiFwI5qsp rutQuiJNFFmcsJQHimxCgh/rUQKRiphkE0qtcNqDC3TDwCTT/OSP/xyff/eniBdL3ngDUpVgk4LI uVED6S3+5ce0IpCKgDeBQ3A/WgAIIdDze65/9gmHeg0yYrVa8VM/9lP8T//r/8zi7AFRIjjUDUqk nE6OeV4f2G3XLCdL5scLri4/wl+1lFNFMhn31pI0ZthXXN2uSbQkTWMmWUT6ek7fC0knJJl3iDin Uz297RDOsu1abAi4bqDtO7yVzNzAUEwIg+NelHG6WvBkOaXIEl5srti3Gx5Oz5BCc7u9Jp1kdIdu tKYXA/nrPvo8hjQJbIZxM4dUkqqI1o3eRJMoZaLHUXIrC46KKUqBGhpAk+aSIlEwBBItMYNjOs+Q SpMXMUmUEoxEmpo2KGIj0YUijSPSPENFAmUMQ+NJZ44oisnTKUV5TjU8J08HpBTk2SmLxSlXmzuO moF8PqEJFZG/Ye9alB6vU9P39IMhjmOEkCSJ/tEC4Bd/6S/e0yr6Nz7+/jdpmhpBxofvf8Rbn3mH 5TfP2O/WiDzHDxYb9SAhkwUvmld8+OIZp0dH5FnCs1fXnCw1pyuJRJNGM5ohptCWs3LGQEA4hxIC g6Tue4JztH7Mhl3b4WyHtQ7TW3rn6YYBa3smoiAjoxGwKhPOFkseHx2RxbDe31E1A4/nJyDg8tBy Mr/HbbtlkAoZZWS+R5lR2j2bQKoChx4enirSWJOlMWsgkYJSB1AZO1vhJaRpiQse7wJxkiClRARF EAZvoEwyUq0JXcN8PmeSxfQV7PsOZIwSBsjG+z6CNI4QwRGQI3RTKU4WCetVgbnRRFKjJKhIUm82 TBYnlMtsnH8E8AQimdI1HR4Y+p6m78H06DghaX6EJ8Cv/Vu/8uDf/Kv/+n/4W//N3/uV9tkfYvwM I6cczECiNPdO7/H05TP2Vc31bsuDe2cEoygWM+LrnBcvn7FMCu6fn/PqZsvt1nI0V5QTRddCbTuM UAweBuMIArQx3HkIfY8JlmA6bNfirSNYT+vGuX5qAhqF1wXTJCZNNMeRYpHmnJ+dcppH9GYgK6Y8 SBfsu5brumZWTDiKYz457AnBokLAecVeC4osUCTQVLDr4N1lySxLibMUEKRRhI4jrDEkCJT8v5F4 CVZrvGjI0nFb2jRji3Y6nTO0W47Pz4hEwQ+SEaFrqh06OybJYgQeHSdMioI8zhjsgAuCVHt8sOgo 5eRkhe3X9EODlxE6S1CRZrlc4ggY25OrhCAkTVWz3awZlCZISRhagpME44jb5s8WAH/tV3/1/q/+ jb/+t377v/2PfiU8+x2SJMfYkjLWBFPx0fNXzFcLHtoWawybzS2P79/nwfEpL+UdD87Pubx4xavL NU8enXC0mPLyes+u8SSRRYYGBqiqnjIu2bUD0g0I25IgkUKhpCSTmiEvCd5zt9uTqlEKVsSCOIoI acL5dMoiT8fHZZJwUkYUUYRVKWG9YdtUbPuWmNFEUUU5pRSEvEAIQ2Mauj6wysa+/Ms9DA1MdEyZ F8jYkkiJLAVIxW5/R7lcopIJUkUYPxJXhXGkXjGZLbht7tBpBEmCOAiOjo/ZVg4d5WidYm1H7C0h noPu0B5kviSOYowQREmKFB4pGBdxFinmsOLipkMRE+kFEkXXNuyNIROONJPUznG3X+MGg8Dg4hjl QXUWLxw+/BnNo3vPe//w7//H/1Jx9bvx+TLnslLkqaOqDkjXk0qFSQuKKMPGCdtqR1M3HM+OiXXD cr7kwcMzfvjhJxwfzXl8esx6u6frPVUlmC1WrPKE01lEKQPt6zm8UylmqMhkRBkkCEUePM4a8kSR hwSXJGQEZkVBMSnJiwmrLKHIMlIJExpEXHK7O1Aby8EAIiaKA8ezOdf7FpFEZGpCM/Q46ymjcfwb B8F+CMQJiKgn6BlZNmUIzzmSCXGcYPo7pIsoJyeISKCdQQ6e4ARWC5JigQl+5PLIFlmMCH0fDHla </text:p>
            <text:p>UCsFztG5hkyVKCkRcUyezMhVS6sDURQTK8XgDM4b4qTg/GzC9Tambw1SOKp2YOgbBhuh4pTOB5qm wQ4Gn4zml9qaUeAiBEYKjFT/rCz8T3APU19+750vT9sf/Mbi+nefnM9S1r0iVguG/Q2uucSJgsFY ltIQIglJhlQRLz55yc12zXI1QycpDx98lkk24fnFxySTCacnU7wbVb6+2+FczV03qjAmkUK6gWAb KvFa+xegd47e9HgpmRUzijxjnsQs7z/k9N495rMZb68WTNME5T2pFJBOMShaC0oIJNC5lmSSodKS 4CyZ9GTB0w0H6soSv9b9dypgJCQ5VMbR9QMTNUOLER2blCAiz/bVLdF8SaY8MsQEJVGJww479FCT yYzEWEohWExKRFZQpC0n0xiyJQGJtjW71mCGgFYJZZ7ghSaNEpSKETIhYLC+RYrAdHbC6ugBOtP0 wuEQVEFh+oHOeWrT0dUNAY2yAy7SOB0BgUYrBJDbf44kLE0T/ct//ss/96U38t+M+6///IPjUlxW NcYvkcFgqo6s8BxNY/Ispe0VwhliKRFoTGhpTcPpyX0iEdGagaKE64sbpMuYljHVYUfnoMwd1abC JxM+dXaOD4GDGcZdOC/Zxymi77BtjUhThNYUUhHlBZ8+O+V8tSSWglWeY0LAA7MiZ6otMnhuWktv DCEEfnh9hQfuHd2H4Nju9qyNozYVg+nogiNLA/NIEEWKwQVCDyczT+gD956suNlWHIzgnftLrBlo dw2TaU4ep+y7jr3vKXyHcYHJZEYIHcJ7iukRZVKgYoMWBa5r2PUNfVeTxTFxlrCagJSeJMkhBFKt QGUoGdH2La1xKOFJipw8ktRdTL3XzNKEmZJYrUm8RQuN6QecFAhAWovyI+gr9gEVAmJEKP/xLyml +NVf+dVf+MoXHv2dzdPf/YV7K82m7um6OUEbvNgwWy44Kk6IaVG03LWWu+0tWimibMLhsOH4+D43 d2vKfEYQLVGc0pNy/epjkjQmlpa2M+h4CoPkfhJRlCuawZArTa8zckB7jw8OLQSJjoiQzKcl987P WS0WpH4ke1V9z+AcJ0XKPBVYpWmGgPFjj+DFdsdh6DmZzZglCX5ouWsP3O72NN0eQk/sPdLDbCqY TiIORtLuA+dHnkE47q3OqRrLzebAmw+OyJTE2i3OSE4fvYky44fUdZZMwWQ6RUYpSkmW0xnp8gSE JbiADoF+CNSHGtVeEccLppMSHSUkUYxzgYEMhQFVcruztN2AkoFYCtKkZLmMqXpDVzsmaYpXEQ5H kB4bJNIOeBVQ/vVSixC0r5d6ZRB/8hXw67/262/9xa/+5N/96Gu/9ZVF3uOCxAWNjmtKcWCVz1iW BfMiMJ8WeF8xixri+IgXt9cIOXB2ck5VV+RZzPXtc1bLU05X53zu028zOzpjvx1QIqVMJMo2eKWp jEc6Q6IEOhJM4ogoLyhFIBYSFSUoHZFmGeV0xipWYDq8VKy7nqbryYXAA0GO3oONheA9UgQiKThb rZjmE5ASUAxdizUHZOhwwdOZgHUQeclkecRisqATgdqATDzdYJmUCUPfsGsN6SQjjqE57DF1RTFd sExzUhmBNThjUEJQJpJYGEjm6PkMHQWyVLNYLklnU7yHxhyoqsNocBVAqpTgx33zwUmauhupJmjq 3S1VbyjijHcezVFlROMDKni8F/SdHY2tlUY6gRcCj6BHjMIaIen0n5IDvLH0v/S9f/T3vniU7sgy TWcN03xKmhyIY0WZzZFB07sGrQ2TdIJSgbNliXWSj77/XR6tEsrpgu3ugFYRUVyyOD4nS2PeevMx SRnTuT2x8mjpED4QS0WSRBR5TJrEPJkWzLOMXVKMyyBCkMcRx/MJUkfsnRk9jQZD6AemaUKUZcTR qAreVy27tqW3DudhWpbM44QUTxAjbm2wHugQwqHCCHdAgI88Q1uTpH60QPtexwAACTtJREFUlxsE oQt0/Y40U0RKsNvuaOyMdS9B9Kw3F8RacDwrmWYCFxy9tUTCk8WKoBwhFgzRCSKWqFhwNIk4WZ4R 4iX9cMv27pahHwNW0mMcDCLD25ahaxD0KC+5vXZsttcY6zialZzem2O8R/lRwepRYxA5hxOCJtLo ENCMFj7BWYzv//gV8O/91V/6V2N+5zeycLWIk5LGjElHUDuMisizU6RO6ENHGo+cvTSZUvcVymxI hOfq4prL50/54s99iX01Gi/1rmMWK5RMePnRdxFJOZJCXYPwkjbkvPGpN3h0fITyglxFEElaa4iM JZiBJMuRWU4sBJFWFEhCUAw+MI01ppiSRpJFrNgbT90NGOPGXkWSUPU90o6nQoTA0HZs+orWWFrT YqxHWhAKTlegQs/2ruPlJrCcC9II5pkgizK2VQW2Jc9L9kOGDFuSXFJGgWw6Zxha2kNNkDHzIiNO IpJ4hp6sGOYPiKsa4Rsi7yjTORdNT3v7kiSNEcRESYlQEcPQEvSctmm5OezRWUqkDU83a6RzCHKk Vkx0xsEGzOZAIiXae4IQ+NffR94xSEX0Gp7dG0Ov7R8FQJ5lyd/463/5V37mySe/qe2Lxz59iBnA uohyaVnMOqJoydDN8HimecD1DqNGpl4qEna9Ic8Dk9kR37nqefXh/8kXf+ardPua5rBjPzgS62i9 4e7qY6wokHoguAHFlNV0zqycIMQoxnAEGmPHOlaAlBIfPJUxSARFmjDLMlICbZJRSMF5KjBuoG8b vIipjUN5S9W2uABByNd/27NtK5qhoxlajGkIblz9QsH5DPpB4ofAwUKKJCtAp1AmBbUZWBUaGQve vP+QUnjEcEDJAMmS2XxFs7mgGRy6OCGTksnZAi0U0fIY2hph9qPoVKy4fzTj1faCXXuBtCl915Ak CWk2xYuEq92B9XXPpChYTE4wm0uurGJ7F5BiNKG2yTE3zY6hqTDSodXohEIYWSeXTUdvOtJIEWKB HQwqS1O+9DNfmPylv/CVf+0XPjf8RnvzjcehPSY4y753TOd7To9bkiIhtjNs1xLcgHcQCYV3kipA 1TQwJDgriLOM5f13ePbRU66vnvHOu59mV11x8fKSbV2zmpYIEbFrGqxtUQm0rWYxX3I0meK9xzpP ZQdCCKyNp3UWZQcaO3DbHMhVRKRHh1CXpMgophAB5wAUMs65rGuariORkoZR8itDGCGSduBQVTTD QNPcIvyIrRHydQAUjGRSAW09SrZH9FvKrNBY27OalsTJjDLzTJcn9NWGSOtxpF3OCWj6eoP3Gq8L 8iwhUQIW59D1iG5DsArpK6L5kjI9pt3t6bo9UkQoLSnLKX0o2DWOm3VHVgpW9x6zrQfq3RVFseTZ iw1G9JSTCZFKOTQ1TTWu0eE8BIETgUh4BudAC9pmwLQO9fD+vei/+y/+s1/K7dO/Xd/8D29GxAiR 8vL6lih3PH5smMcWE8C1MTr26KhF+YDBI4NCi0BdS6T0WBeoO08ZWVaLnBeXd2yqPfdOHrDfXLPe 7GjvdqSLBXmuGUyFbWDXGvJyySrPCG40Zg4+0BnHoe0QQ8O1HXD9QCCgPaA1kVKUaYqVI8ixUJKs LLlrG+72FVoKHGCdR3g3Pv6FwFlL03dsDi2NCUhhEN7S96ATOIkkpQ58cMnr34dZAhJJWUZ4ISki zclySqoUxXQBKifhGkFHICPLJjjTUtUbnEzIRWCy0Eg5wxSP0M0Fwgdc32B6RZrOKVM4NBV3ux3C B0imJMkM4+Fy0+C8497RKXi4uP6YWXmPq7s9L55dc3w+I84mVB34usb2lmYYMINBAJGKGELADAND N1ANFlVkyfzL783+3W799/+FSG3Z9wlX1zUqFrz79sB0YnE6JlKCODmQ6pYk60jTFhNabC8IIULr wL5TSBVDCHTtFpkVlOmU9cFwuLkGZ6htxfruFQbJdDZHOEm/3dM6x72jBxyVJVKOziH9MHBnAsIZ 6r5jaDuklmAdpdSgI4o0IY2jkfPnDMfHJ1glub2+wVhH/DoAnBnNq0UYa+HWBqp6z66vGYaeiAGl AoMNSA+xDmQRZFPFaim5uAwkClThmOWKJIlBRtxbrgjDgeVsSVScECmJHXZYs0PHJUFmONuMzMEg yWZHZJmEZIYb9gRncTKibQ5YJxFakinH0HesmwajpiT5gsE5btajWde9owlWCq4uL9FxjlSaj14+ Z7dveXR6xn7wmHqPsAGJQCo49BZjLdYYOmORIWCcRf2df/9v/mZmf+tfKdKrzPslF1cHDvuGn/6J mNmiwTk/cu1x4BVBOoQd36A4cZgQYXqJkhZCgrEaJwJKaw5dRaRT0mzF9f6G7fqKw9DSmJ6hsdhh jwuaPrTsDy3ztOB0cTy2TpUcFz2dxwePCf9XT+ea3LYNgMEFQJAgRVNyVL9aT+s2yZlyhNyuR+kJ OuOZvBTHliiLDwgEQOQHOz3HfrsfVGkmhMA5BLL1GzbGUJgCLxVKSd7f/8qqLPm0b7Eh4IP/H2MH BGL2JKURcoldtqeO3TAiwys6KxFigUsAw7T4/g93a/74/YavL5bda6TS0OhEXRuOFqqLNU1V0LsT m80l6+YSkxsO7SOzT5iiQSiDnRx28kxjy+39O6SL+CnQP++QucFc3KPrmdGesUOH0ZJhEuyPAVNv SbPnaT8yBcnttUFmgR/PLSl5MpFzbJ/49Hhgs10tZTPniAFkEsRcEaLHxki0jnAeGYVCx4D6+OH6 byX+abxfMdmEc4a3D2eubxw+qOUzZ17MGaXz5Y1LLXMpDdRyws05wUukciQJIiRmX4AApQt+9ALJ jC4LhlfH88ExjI7+1CHomRN8bScaU3P/yxWD9/gYaaqSOEdkjJQhUJQlOssodU55sebSaMo8J8VA Xa34bbPm6eyYz47jMODnhBKSKYH4LxKFyiDLGKZAN7Q42+PiiBArjFhil9YvHsCmgm02c7st6ILj 3y+BMgejM67eVHgfOZ4sf97d0YeISRGJYnP1FyTFbveImFu0uSEhcK7j295SqZGmXBGSZvSW5+9H hIhUdU1+sWXoOhheKFYNPiRIZ2RW8Hn/Qtf2XG9W3NQ13/cHfJDURnPqJj4/HXCT5eGuZPQZ1gbi 7HD9uISj/IT3gWOcidOAzDU/AdP3/75tZamvAAAAAElFTkSuQmCC </text:p>
          </table:table-cell>
        </table:table-row>
        <table:table-row table:style-name="ro7" table:number-rows-repeated="13">
          <table:table-cell table:number-columns-repeated="3"/>
          <table:table-cell table:content-validation-name="val10"/>
          <table:table-cell table:number-columns-repeated="7"/>
          <table:table-cell table:content-validation-name="val11"/>
          <table:table-cell table:content-validation-name="val12"/>
          <table:table-cell table:content-validation-name="val13"/>
          <table:table-cell table:content-validation-name="val14"/>
          <table:table-cell table:content-validation-name="val16"/>
          <table:table-cell table:number-columns-repeated="2"/>
        </table:table-row>
        <table:table-row table:style-name="ro7" table:number-rows-repeated="2">
          <table:table-cell table:number-columns-repeated="3"/>
          <table:table-cell table:content-validation-name="val10"/>
          <table:table-cell table:number-columns-repeated="7"/>
          <table:table-cell table:content-validation-name="val11"/>
          <table:table-cell table:content-validation-name="val12"/>
          <table:table-cell table:content-validation-name="val13"/>
          <table:table-cell table:content-validation-name="val14"/>
          <table:table-cell table:content-validation-name="val16"/>
          <table:table-cell table:style-name="Default"/>
          <table:table-cell/>
        </table:table-row>
        <table:table-row table:style-name="ro7" table:number-rows-repeated="1048549">
          <table:table-cell table:number-columns-repeated="3"/>
          <table:table-cell table:content-validation-name="val10"/>
          <table:table-cell table:number-columns-repeated="7"/>
          <table:table-cell table:content-validation-name="val11"/>
          <table:table-cell table:content-validation-name="val12"/>
          <table:table-cell table:content-validation-name="val13"/>
          <table:table-cell table:content-validation-name="val14"/>
          <table:table-cell table:content-validation-name="val16"/>
          <table:table-cell table:number-columns-repeated="2"/>
        </table:table-row>
        <table:table-row table:style-name="ro7">
          <table:table-cell table:number-columns-repeated="3"/>
          <table:table-cell table:content-validation-name="val10"/>
          <table:table-cell table:number-columns-repeated="7"/>
          <table:table-cell table:content-validation-name="val11"/>
          <table:table-cell table:content-validation-name="val12"/>
          <table:table-cell table:content-validation-name="val13"/>
          <table:table-cell table:content-validation-name="val14"/>
          <table:table-cell table:content-validation-name="val16"/>
          <table:table-cell table:number-columns-repeated="2"/>
        </table:table-row>
      </table:table>
      <table:table table:name="Monster" table:style-name="ta3">
        <table:table-column table:style-name="co1" table:default-cell-style-name="ce27"/>
        <table:table-column table:style-name="co1" table:default-cell-style-name="Default"/>
        <table:table-column table:style-name="co35" table:default-cell-style-name="ce30"/>
        <table:table-column table:style-name="co35" table:default-cell-style-name="Default"/>
        <table:table-column table:style-name="co1" table:number-columns-repeated="7" table:default-cell-style-name="ce69"/>
        <table:table-column table:style-name="co1" table:default-cell-style-name="Default"/>
        <table:table-column table:style-name="co35" table:default-cell-style-name="ce70"/>
        <table:table-column table:style-name="co35" table:default-cell-style-name="Default"/>
        <table:table-column table:style-name="co36" table:default-cell-style-name="Default"/>
        <table:table-column table:style-name="co37" table:default-cell-style-name="Default"/>
        <table:table-column table:style-name="co4" table:default-cell-style-name="ce71"/>
        <table:table-column table:style-name="co1" table:number-columns-repeated="16367"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51" office:value-type="string" calcext:value-type="string">
            <text:p>challenge_rating</text:p>
          </table:table-cell>
          <table:table-cell table:style-name="ce47" office:value-type="string" calcext:value-type="string">
            <text:p>monster_type</text:p>
          </table:table-cell>
          <table:table-cell table:style-name="ce47" office:value-type="string" calcext:value-type="string">
            <text:p>strength</text:p>
          </table:table-cell>
          <table:table-cell table:style-name="ce47" office:value-type="string" calcext:value-type="string">
            <text:p>dexterity</text:p>
          </table:table-cell>
          <table:table-cell table:style-name="ce47" office:value-type="string" calcext:value-type="string">
            <text:p>constitution</text:p>
          </table:table-cell>
          <table:table-cell table:style-name="ce47" office:value-type="string" calcext:value-type="string">
            <text:p>intelligence</text:p>
          </table:table-cell>
          <table:table-cell table:style-name="ce47" office:value-type="string" calcext:value-type="string">
            <text:p>wisdom</text:p>
          </table:table-cell>
          <table:table-cell table:style-name="ce47" office:value-type="string" calcext:value-type="string">
            <text:p>charisma</text:p>
          </table:table-cell>
          <table:table-cell table:style-name="ce47" office:value-type="string" calcext:value-type="string">
            <text:p>hit_points</text:p>
          </table:table-cell>
          <table:table-cell table:style-name="ce47" office:value-type="string" calcext:value-type="string">
            <text:p>speed</text:p>
          </table:table-cell>
          <table:table-cell table:style-name="ce47" office:value-type="string" calcext:value-type="string">
            <text:p>actions</text:p>
          </table:table-cell>
          <table:table-cell table:style-name="ce47" office:value-type="string" calcext:value-type="string">
            <text:p>damage_immunities</text:p>
          </table:table-cell>
          <table:table-cell table:style-name="ce47" office:value-type="string" calcext:value-type="string">
            <text:p>condition_immunities</text:p>
          </table:table-cell>
          <table:table-cell table:style-name="ce47" office:value-type="string" calcext:value-type="string">
            <text:p>language</text:p>
          </table:table-cell>
          <table:table-cell table:style-name="ce47" office:value-type="string" calcext:value-type="string">
            <text:p>description</text:p>
          </table:table-cell>
          <table:table-cell table:style-name="ce47" office:value-type="string" calcext:value-type="string">
            <text:p>source</text:p>
          </table:table-cell>
          <table:table-cell table:style-name="ce47" table:number-columns-repeated="16366"/>
        </table:table-row>
        <table:table-row table:style-name="ro7">
          <table:table-cell table:content-validation-name="val1" office:value-type="string" calcext:value-type="string">
            <text:p>GHOUL</text:p>
          </table:table-cell>
          <table:table-cell office:value-type="string" calcext:value-type="string">
            <text:p>Ghoul</text:p>
          </table:table-cell>
          <table:table-cell table:content-validation-name="val17" office:value-type="string" calcext:value-type="string">
            <text:p>CR0</text:p>
          </table:table-cell>
          <table:table-cell table:content-validation-name="val18" office:value-type="string" calcext:value-type="string">
            <text:p>UNDEAD</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22" calcext:value-type="float">
            <text:p>22</text:p>
          </table:table-cell>
          <table:table-cell office:value-type="float" office:value="30" calcext:value-type="float">
            <text:p>30</text:p>
          </table:table-cell>
          <table:table-cell table:content-validation-name="val2" office:value-type="string" calcext:value-type="string">
            <text:p>[{'name': 'Bite', 'hit': 4, 'damage': '2d6+2'}, {'name': 'Claws', 'hit': 4, 'damage': '2d4+2'}]</text:p>
          </table:table-cell>
          <table:table-cell office:value-type="string" calcext:value-type="string">
            <text:p>[POISON]</text:p>
          </table:table-cell>
          <table:table-cell office:value-type="string" calcext:value-type="string">
            <text:p>[CHARMED, EXHAUSTION, POISONED]</text:p>
          </table:table-cell>
          <table:table-cell office:value-type="string" calcext:value-type="string">
            <text:p>[‘Common’]</text:p>
          </table:table-cell>
          <table:table-cell office:value-type="string" calcext:value-type="string">
            <text:p>With their razor-sharp teeth and jagged claws, ghouls roam the night in packs, driven by an insatiable hunger for humanoid flesh.</text:p>
          </table:table-cell>
          <table:table-cell table:content-validation-name="val19" office:value-type="string" calcext:value-type="string">
            <text:p>SRD</text:p>
          </table:table-cell>
          <table:table-cell table:number-columns-repeated="16366"/>
        </table:table-row>
        <table:table-row table:style-name="ro7">
          <table:table-cell table:content-validation-name="val1" office:value-type="string" calcext:value-type="string">
            <text:p>GOBLIN</text:p>
          </table:table-cell>
          <table:table-cell office:value-type="string" calcext:value-type="string">
            <text:p>Goblin</text:p>
          </table:table-cell>
          <table:table-cell table:content-validation-name="val17" office:value-type="string" calcext:value-type="string">
            <text:p>CR1_4</text:p>
          </table:table-cell>
          <table:table-cell table:content-validation-name="val18" office:value-type="string" calcext:value-type="string">
            <text:p>HUMANOID</text:p>
          </table:table-cell>
          <table:table-cell office:value-type="float" office:value="8" calcext:value-type="float">
            <text:p>8</text:p>
          </table:table-cell>
          <table:table-cell office:value-type="float" office:value="14" calcext:value-type="float">
            <text:p>14</text:p>
          </table:table-cell>
          <table:table-cell table:number-columns-repeated="2" office:value-type="float" office:value="10" calcext:value-type="float">
            <text:p>10</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0" calcext:value-type="float">
            <text:p>30</text:p>
          </table:table-cell>
          <table:table-cell table:content-validation-name="val2" office:value-type="string" calcext:value-type="string">
            <text:p>[{'name': 'Scimitar', 'hit': 4, 'damage': '1d6+2', 'objid': 'SCIMITAR'}, {'name': 'Shortbow', 'hit': 4, 'damage': '1d6+2', 'objid': 'SHORTBOW'}]</text:p>
          </table:table-cell>
          <table:table-cell table:number-columns-repeated="2"/>
          <table:table-cell office:value-type="string" calcext:value-type="string">
            <text:p>[‘Common’, ‘Goblin']</text:p>
          </table:table-cell>
          <table:table-cell office:value-type="string" calcext:value-type="string">
            <text:p>Goblins are small, black-hearted humanoids that lair in despoiled dungeons and other dismal settings. Individually weak, they gather in large numbers to torment other creatures.</text:p>
          </table:table-cell>
          <table:table-cell table:content-validation-name="val19" office:value-type="string" calcext:value-type="string">
            <text:p>SRD</text:p>
          </table:table-cell>
          <table:table-cell table:number-columns-repeated="16366"/>
        </table:table-row>
        <table:table-row table:style-name="ro7">
          <table:table-cell table:content-validation-name="val1" office:value-type="string" calcext:value-type="string">
            <text:p>KOBOLD</text:p>
          </table:table-cell>
          <table:table-cell office:value-type="string" calcext:value-type="string">
            <text:p>Kobold</text:p>
          </table:table-cell>
          <table:table-cell table:content-validation-name="val17" office:value-type="string" calcext:value-type="string">
            <text:p>CR1_8</text:p>
          </table:table-cell>
          <table:table-cell table:content-validation-name="val18" office:value-type="string" calcext:value-type="string">
            <text:p>HUMANOID</text:p>
          </table:table-cell>
          <table:table-cell office:value-type="float" office:value="7" calcext:value-type="float">
            <text:p>7</text:p>
          </table:table-cell>
          <table:table-cell office:value-type="float" office:value="15" calcext:value-type="float">
            <text:p>15</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0" calcext:value-type="float">
            <text:p>30</text:p>
          </table:table-cell>
          <table:table-cell table:content-validation-name="val2" office:value-type="string" calcext:value-type="string">
            <text:p>[{'name': 'Dagger', 'hit': 4, 'damage': '1d4+2', 'objid': 'DAGGER'}, {'name': 'Sling', 'hit': 4, 'damage': '1d4+2', 'objid': 'SLING'}]</text:p>
          </table:table-cell>
          <table:table-cell table:number-columns-repeated="2"/>
          <table:table-cell office:value-type="string" calcext:value-type="string">
            <text:p>[‘Common’, ‘Draconic']</text:p>
          </table:table-cell>
          <table:table-cell office:value-type="string" calcext:value-type="string">
            <text:p>Kobolds are craven reptilian humanoids that commonly infest dungeons. They make up for their physical ineptitude with a cleverness for trap making.</text:p>
          </table:table-cell>
          <table:table-cell table:content-validation-name="val19" office:value-type="string" calcext:value-type="string">
            <text:p>SRD</text:p>
          </table:table-cell>
          <table:table-cell table:number-columns-repeated="16366"/>
        </table:table-row>
        <table:table-row table:style-name="ro7">
          <table:table-cell table:content-validation-name="val1" office:value-type="string" calcext:value-type="string">
            <text:p>BUGBEAR</text:p>
          </table:table-cell>
          <table:table-cell office:value-type="string" calcext:value-type="string">
            <text:p>Bugbear</text:p>
          </table:table-cell>
          <table:table-cell table:content-validation-name="val17" office:value-type="string" calcext:value-type="string">
            <text:p>CR1</text:p>
          </table:table-cell>
          <table:table-cell table:content-validation-name="val18" office:value-type="string" calcext:value-type="string">
            <text:p>HUMANOID</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8" calcext:value-type="float">
            <text:p>8</text:p>
          </table:table-cell>
          <table:table-cell office:value-type="float" office:value="11" calcext:value-type="float">
            <text:p>11</text:p>
          </table:table-cell>
          <table:table-cell office:value-type="float" office:value="9" calcext:value-type="float">
            <text:p>9</text:p>
          </table:table-cell>
          <table:table-cell office:value-type="float" office:value="27" calcext:value-type="float">
            <text:p>27</text:p>
          </table:table-cell>
          <table:table-cell office:value-type="float" office:value="30" calcext:value-type="float">
            <text:p>30</text:p>
          </table:table-cell>
          <table:table-cell table:content-validation-name="val2" office:value-type="string" calcext:value-type="string">
            <text:p>[{'name': 'Morningstar', 'hit': 4, 'damage': '2d8+2', 'objid': 'MORNINGSTAR'}]</text:p>
          </table:table-cell>
          <table:table-cell table:number-columns-repeated="2"/>
          <table:table-cell office:value-type="string" calcext:value-type="string">
            <text:p>[‘Common’, ‘Goblin']</text:p>
          </table:table-cell>
          <table:table-cell office:value-type="string" calcext:value-type="string">
            <text:p>Bugbears are cruel and unruly humanoids that live to bully the weak and dislike being bossed around. Despite their intimidating builds, bugbears move with surprising stealth and are fond of setting ambushes.</text:p>
          </table:table-cell>
          <table:table-cell table:content-validation-name="val19" office:value-type="string" calcext:value-type="string">
            <text:p>SRD</text:p>
          </table:table-cell>
          <table:table-cell table:number-columns-repeated="16366"/>
        </table:table-row>
        <table:table-row table:style-name="ro3" table:number-rows-repeated="1048570">
          <table:table-cell table:content-validation-name="val1"/>
          <table:table-cell/>
          <table:table-cell table:content-validation-name="val17"/>
          <table:table-cell table:content-validation-name="val18"/>
          <table:table-cell table:number-columns-repeated="8"/>
          <table:table-cell table:content-validation-name="val2"/>
          <table:table-cell table:number-columns-repeated="4"/>
          <table:table-cell table:content-validation-name="val19"/>
          <table:table-cell table:number-columns-repeated="16366"/>
        </table:table-row>
        <table:table-row table:style-name="ro3">
          <table:table-cell table:content-validation-name="val1"/>
          <table:table-cell/>
          <table:table-cell table:content-validation-name="val17"/>
          <table:table-cell table:content-validation-name="val18"/>
          <table:table-cell table:number-columns-repeated="8"/>
          <table:table-cell table:content-validation-name="val2"/>
          <table:table-cell table:number-columns-repeated="4"/>
          <table:table-cell table:content-validation-name="val19"/>
          <table:table-cell table:number-columns-repeated="16366"/>
        </table:table-row>
      </table:table>
      <table:table table:name="Race" table:style-name="ta3">
        <office:forms form:automatic-focus="false" form:apply-design-mode="false"/>
        <table:table-column table:style-name="co38" table:default-cell-style-name="ce27"/>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1" table:default-cell-style-name="ce53"/>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ability_score</text:p>
          </table:table-cell>
          <table:table-cell table:style-name="ce47" office:value-type="string" calcext:value-type="string">
            <text:p>speed</text:p>
          </table:table-cell>
          <table:table-cell table:style-name="ce47" office:value-type="string" calcext:value-type="string">
            <text:p>language</text:p>
          </table:table-cell>
          <table:table-cell table:style-name="ce47" office:value-type="string" calcext:value-type="string">
            <text:p>addl_language</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office:value-type="string" calcext:value-type="string">
            <text:p>DRAGONBORN </text:p>
          </table:table-cell>
          <table:table-cell office:value-type="string" calcext:value-type="string">
            <text:p>Dragonborn </text:p>
          </table:table-cell>
          <table:table-cell office:value-type="string" calcext:value-type="string">
            <text:p>{‘STR’:2, ‘CHA’:1}</text:p>
          </table:table-cell>
          <table:table-cell office:value-type="float" office:value="30" calcext:value-type="float">
            <text:p>30</text:p>
          </table:table-cell>
          <table:table-cell office:value-type="string" calcext:value-type="string">
            <text:p>[‘Common’, ‘Draconic’]</text:p>
          </table:table-cell>
          <table:table-cell table:content-validation-name="val21"/>
          <table:table-cell office:value-type="string" calcext:value-type="string">
            <text:p>Your draconic heritage manifests in a variety of traits you share with other dragonborn.</text:p>
          </table:table-cell>
          <table:table-cell table:content-validation-name="val22" office:value-type="string" calcext:value-type="string">
            <text:p>SRD</text:p>
          </table:table-cell>
        </table:table-row>
        <table:table-row table:style-name="ro7">
          <table:table-cell office:value-type="string" calcext:value-type="string">
            <text:p>DWARF </text:p>
          </table:table-cell>
          <table:table-cell office:value-type="string" calcext:value-type="string">
            <text:p>Dwarf </text:p>
          </table:table-cell>
          <table:table-cell office:value-type="string" calcext:value-type="string">
            <text:p>{‘CON’:2}</text:p>
          </table:table-cell>
          <table:table-cell office:value-type="float" office:value="25" calcext:value-type="float">
            <text:p>25</text:p>
          </table:table-cell>
          <table:table-cell office:value-type="string" calcext:value-type="string">
            <text:p>[‘Common’, ‘Dwarvish’]</text:p>
          </table:table-cell>
          <table:table-cell table:content-validation-name="val21"/>
          <table:table-cell office:value-type="string" calcext:value-type="string">
            <text:p>Your dwarf character has an assortment of in abilities, part and parcel of dwarven nature.</text:p>
          </table:table-cell>
          <table:table-cell table:content-validation-name="val22" office:value-type="string" calcext:value-type="string">
            <text:p>SRD</text:p>
          </table:table-cell>
        </table:table-row>
        <table:table-row table:style-name="ro7">
          <table:table-cell office:value-type="string" calcext:value-type="string">
            <text:p>ELF </text:p>
          </table:table-cell>
          <table:table-cell office:value-type="string" calcext:value-type="string">
            <text:p>Elf </text:p>
          </table:table-cell>
          <table:table-cell office:value-type="string" calcext:value-type="string">
            <text:p>{‘DEX’:2}</text:p>
          </table:table-cell>
          <table:table-cell office:value-type="float" office:value="30" calcext:value-type="float">
            <text:p>30</text:p>
          </table:table-cell>
          <table:table-cell office:value-type="string" calcext:value-type="string">
            <text:p>[‘Common’, ‘Elvish’]</text:p>
          </table:table-cell>
          <table:table-cell table:content-validation-name="val21"/>
          <table:table-cell office:value-type="string" calcext:value-type="string">
            <text:p>Your elf character has a variety of natural abilities, the result of thousands of years of elven refinement.</text:p>
          </table:table-cell>
          <table:table-cell table:content-validation-name="val22" office:value-type="string" calcext:value-type="string">
            <text:p>SRD</text:p>
          </table:table-cell>
        </table:table-row>
        <table:table-row table:style-name="ro7">
          <table:table-cell office:value-type="string" calcext:value-type="string">
            <text:p>GNOME </text:p>
          </table:table-cell>
          <table:table-cell office:value-type="string" calcext:value-type="string">
            <text:p>Gnome </text:p>
          </table:table-cell>
          <table:table-cell office:value-type="string" calcext:value-type="string">
            <text:p>{‘INT’:2}</text:p>
          </table:table-cell>
          <table:table-cell office:value-type="float" office:value="25" calcext:value-type="float">
            <text:p>25</text:p>
          </table:table-cell>
          <table:table-cell office:value-type="string" calcext:value-type="string">
            <text:p>[‘Common’, ‘Gnomish’]</text:p>
          </table:table-cell>
          <table:table-cell table:content-validation-name="val21"/>
          <table:table-cell office:value-type="string" calcext:value-type="string">
            <text:p>Your gnome character has certain characteristics in common with all other gnomes.</text:p>
          </table:table-cell>
          <table:table-cell table:content-validation-name="val22" office:value-type="string" calcext:value-type="string">
            <text:p>SRD</text:p>
          </table:table-cell>
        </table:table-row>
        <table:table-row table:style-name="ro7">
          <table:table-cell office:value-type="string" calcext:value-type="string">
            <text:p>HALF-ELF </text:p>
          </table:table-cell>
          <table:table-cell office:value-type="string" calcext:value-type="string">
            <text:p>Half-Elf </text:p>
          </table:table-cell>
          <table:table-cell office:value-type="string" calcext:value-type="string">
            <text:p>{‘CHA’:1}</text:p>
          </table:table-cell>
          <table:table-cell office:value-type="float" office:value="30" calcext:value-type="float">
            <text:p>30</text:p>
          </table:table-cell>
          <table:table-cell office:value-type="string" calcext:value-type="string">
            <text:p>[‘Common’, ‘Elvish’]</text:p>
          </table:table-cell>
          <table:table-cell table:content-validation-name="val21" office:value-type="float" office:value="1" calcext:value-type="float">
            <text:p>1</text:p>
          </table:table-cell>
          <table:table-cell office:value-type="string" calcext:value-type="string">
            <text:p>Your half-elf character has some qualities in common with elves and some that are unique to half-elves.</text:p>
          </table:table-cell>
          <table:table-cell table:content-validation-name="val22" office:value-type="string" calcext:value-type="string">
            <text:p>SRD</text:p>
          </table:table-cell>
        </table:table-row>
        <table:table-row table:style-name="ro7">
          <table:table-cell office:value-type="string" calcext:value-type="string">
            <text:p>HALF-ORC </text:p>
          </table:table-cell>
          <table:table-cell office:value-type="string" calcext:value-type="string">
            <text:p>Half-Orc </text:p>
          </table:table-cell>
          <table:table-cell office:value-type="string" calcext:value-type="string">
            <text:p>{‘STR’:2, ‘CON’:1}</text:p>
          </table:table-cell>
          <table:table-cell office:value-type="float" office:value="30" calcext:value-type="float">
            <text:p>30</text:p>
          </table:table-cell>
          <table:table-cell office:value-type="string" calcext:value-type="string">
            <text:p>[‘Common’, ‘Orc’]</text:p>
          </table:table-cell>
          <table:table-cell table:content-validation-name="val21"/>
          <table:table-cell office:value-type="string" calcext:value-type="string">
            <text:p>Your half-orc character has certain traits deriving from your orc ancestry.</text:p>
          </table:table-cell>
          <table:table-cell table:content-validation-name="val22" office:value-type="string" calcext:value-type="string">
            <text:p>SRD</text:p>
          </table:table-cell>
        </table:table-row>
        <table:table-row table:style-name="ro7">
          <table:table-cell office:value-type="string" calcext:value-type="string">
            <text:p>HALFLING </text:p>
          </table:table-cell>
          <table:table-cell office:value-type="string" calcext:value-type="string">
            <text:p>Halfling </text:p>
          </table:table-cell>
          <table:table-cell office:value-type="string" calcext:value-type="string">
            <text:p>{‘DEX’:2}</text:p>
          </table:table-cell>
          <table:table-cell office:value-type="float" office:value="25" calcext:value-type="float">
            <text:p>25</text:p>
          </table:table-cell>
          <table:table-cell office:value-type="string" calcext:value-type="string">
            <text:p>[‘Common’, ‘Halfling’]</text:p>
          </table:table-cell>
          <table:table-cell table:content-validation-name="val21"/>
          <table:table-cell office:value-type="string" calcext:value-type="string">
            <text:p>Your halfling character has a number of traits in common with all other halflings.</text:p>
          </table:table-cell>
          <table:table-cell table:content-validation-name="val22" office:value-type="string" calcext:value-type="string">
            <text:p>SRD</text:p>
          </table:table-cell>
        </table:table-row>
        <table:table-row table:style-name="ro7">
          <table:table-cell office:value-type="string" calcext:value-type="string">
            <text:p>HUMAN </text:p>
          </table:table-cell>
          <table:table-cell office:value-type="string" calcext:value-type="string">
            <text:p>Human </text:p>
          </table:table-cell>
          <table:table-cell office:value-type="string" calcext:value-type="string">
            <text:p>{‘STR’:1, ‘DEX’:1, ‘CON’:1, ‘INT’:1, 'WIS’:1, ‘CHA’:1}</text:p>
          </table:table-cell>
          <table:table-cell office:value-type="float" office:value="30" calcext:value-type="float">
            <text:p>30</text:p>
          </table:table-cell>
          <table:table-cell office:value-type="string" calcext:value-type="string">
            <text:p>[‘Common’]</text:p>
          </table:table-cell>
          <table:table-cell table:content-validation-name="val21" office:value-type="float" office:value="1" calcext:value-type="float">
            <text:p>1</text:p>
          </table:table-cell>
          <table:table-cell office:value-type="string" calcext:value-type="string">
            <text:p>It's hard to make generalizations about humans, but your human character has these traits.</text:p>
          </table:table-cell>
          <table:table-cell table:content-validation-name="val22" office:value-type="string" calcext:value-type="string">
            <text:p>SRD</text:p>
          </table:table-cell>
        </table:table-row>
        <table:table-row table:style-name="ro7">
          <table:table-cell office:value-type="string" calcext:value-type="string">
            <text:p>TIEFLING </text:p>
          </table:table-cell>
          <table:table-cell office:value-type="string" calcext:value-type="string">
            <text:p>Tiefling </text:p>
          </table:table-cell>
          <table:table-cell office:value-type="string" calcext:value-type="string">
            <text:p>{‘INT’:1, ‘CHA’:2}</text:p>
          </table:table-cell>
          <table:table-cell office:value-type="float" office:value="30" calcext:value-type="float">
            <text:p>30</text:p>
          </table:table-cell>
          <table:table-cell office:value-type="string" calcext:value-type="string">
            <text:p>[‘Common’, ‘Infernal’]</text:p>
          </table:table-cell>
          <table:table-cell table:content-validation-name="val21"/>
          <table:table-cell office:value-type="string" calcext:value-type="string">
            <text:p>Tieflings share certain racial traits as a result of their infernal descent. </text:p>
          </table:table-cell>
          <table:table-cell table:content-validation-name="val22" office:value-type="string" calcext:value-type="string">
            <text:p>SRD</text:p>
          </table:table-cell>
        </table:table-row>
        <table:table-row table:style-name="ro7" table:number-rows-repeated="1048565">
          <table:table-cell table:content-validation-name="val20"/>
          <table:table-cell table:number-columns-repeated="4"/>
          <table:table-cell table:content-validation-name="val21"/>
          <table:table-cell/>
          <table:table-cell table:content-validation-name="val22"/>
        </table:table-row>
        <table:table-row table:style-name="ro7">
          <table:table-cell table:content-validation-name="val20"/>
          <table:table-cell table:number-columns-repeated="4"/>
          <table:table-cell table:content-validation-name="val21"/>
          <table:table-cell/>
          <table:table-cell table:content-validation-name="val22"/>
        </table:table-row>
      </table:table>
      <table:table table:name="Shield" table:style-name="ta3">
        <table:table-column table:style-name="co9" table:default-cell-style-name="ce25"/>
        <table:table-column table:style-name="co15" table:default-cell-style-name="Default"/>
        <table:table-column table:style-name="co1" table:default-cell-style-name="ce27"/>
        <table:table-column table:style-name="co13" table:default-cell-style-name="Default"/>
        <table:table-column table:style-name="co1" table:default-cell-style-name="Default"/>
        <table:table-column table:style-name="co16" table:default-cell-style-name="Default"/>
        <table:table-column table:style-name="co1" table:default-cell-style-name="ce27"/>
        <table:table-column table:style-name="co17" table:default-cell-style-name="Default"/>
        <table:table-column table:style-name="co18" table:default-cell-style-name="Default"/>
        <table:table-column table:style-name="co18" table:default-cell-style-name="ce27"/>
        <table:table-column table:style-name="co1" table:default-cell-style-name="ce27"/>
        <table:table-column table:style-name="co19" table:default-cell-style-name="ce33"/>
        <table:table-column table:style-name="co1" table:number-columns-repeated="2" table:default-cell-style-name="ce19"/>
        <table:table-column table:style-name="co20" table:default-cell-style-name="ce45"/>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category</text:p>
          </table:table-cell>
          <table:table-cell table:style-name="ce47" office:value-type="string" calcext:value-type="string">
            <text:p>armor_class</text:p>
          </table:table-cell>
          <table:table-cell table:style-name="ce47" office:value-type="string" calcext:value-type="string">
            <text:p>strength</text:p>
          </table:table-cell>
          <table:table-cell table:style-name="ce47" office:value-type="string" calcext:value-type="string">
            <text:p>stealth_disadvantage</text:p>
          </table:table-cell>
          <table:table-cell table:style-name="ce47" office:value-type="string" calcext:value-type="string">
            <text:p>modifier</text:p>
          </table:table-cell>
          <table:table-cell table:style-name="ce47" office:value-type="string" calcext:value-type="string">
            <text:p>modifier_max</text:p>
          </table:table-cell>
          <table:table-cell table:style-name="ce47" office:value-type="string" calcext:value-type="string">
            <text:p>damage</text:p>
          </table:table-cell>
          <table:table-cell table:style-name="ce47" office:value-type="string" calcext:value-type="string">
            <text:p>damage_type</text:p>
          </table:table-cell>
          <table:table-cell table:style-name="ce47" office:value-type="string" calcext:value-type="string">
            <text:p>stat_mod</text:p>
          </table:table-cell>
          <table:table-cell table:style-name="ce47" office:value-type="string" calcext:value-type="string">
            <text:p>properties</text:p>
          </table:table-cell>
          <table:table-cell table:style-name="ce47" office:value-type="string" calcext:value-type="string">
            <text:p>cost</text:p>
          </table:table-cell>
          <table:table-cell table:style-name="ce47"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table:content-validation-name="val1" office:value-type="string" calcext:value-type="string">
            <text:p>SHIELD</text:p>
          </table:table-cell>
          <table:table-cell office:value-type="string" calcext:value-type="string">
            <text:p>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style-name="ce6" table:content-validation-name="val4"/>
          <table:table-cell table:content-validation-name="val5"/>
          <table:table-cell table:number-columns-repeated="2"/>
          <table:table-cell table:content-validation-name="val6" table:number-columns-repeated="2"/>
          <table:table-cell table:content-validation-name="val2"/>
          <table:table-cell office:value-type="float" office:value="10" calcext:value-type="float">
            <text:p>10.00</text:p>
          </table:table-cell>
          <table:table-cell office:value-type="float" office:value="6" calcext:value-type="float">
            <text:p>6.00</text:p>
          </table:table-cell>
          <table:table-cell office:value-type="string" calcext:value-type="string">
            <text:p>A shield is made from wood or metal and is carried in one hand. Wielding a shield increases your Armor Class by 2. You can benefit from only one shield at a time. </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LLSTCSHLD</text:p>
          </table:table-cell>
          <table:table-cell office:value-type="string" calcext:value-type="string">
            <text:p>Ballistic Shield</text:p>
          </table:table-cell>
          <table:table-cell table:content-validation-name="val3" office:value-type="string" calcext:value-type="string">
            <text:p>SHIELD</text:p>
          </table:table-cell>
          <table:table-cell office:value-type="float" office:value="2" calcext:value-type="float">
            <text:p>2</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style-name="Default" table:number-columns-repeated="2"/>
          <table:table-cell table:content-validation-name="val2" office:value-type="string" calcext:value-type="string">
            <text:p>[SPECIAL]</text:p>
          </table:table-cell>
          <table:table-cell/>
          <table:table-cell office:value-type="float" office:value="15" calcext:value-type="float">
            <text:p>15.00</text:p>
          </table:table-cell>
          <table:table-cell office:value-type="string" calcext:value-type="string">
            <text:p>A full sized shield constructed from advanced composite material, with a bullet resistant window. When held in one hand, it increases your Armor Class by 2 and you benefit from half cover against ranged attacks. You can only benefit from one shield at a tim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CMBTRNDSHLD</text:p>
          </table:table-cell>
          <table:table-cell office:value-type="string" calcext:value-type="string">
            <text:p>Combat Round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75" calcext:value-type="float">
            <text:p>75.00</text:p>
          </table:table-cell>
          <table:table-cell office:value-type="float" office:value="5" calcext:value-type="float">
            <text:p>5.00</text:p>
          </table:table-cell>
          <table:table-cell office:value-type="string" calcext:value-type="string">
            <text:p>This a round shield modified to being used as a weapon. This offers the standard protection of a shield. When you use it to make an attack, you lose the benefits to your AC granted by it. You can restore the benefits using a bonus action on your turn.Some versions of this shield have spikes on its front or blades on the sides, changing the damage to piercing or slashing, respectively.</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PIRATESHLD</text:p>
          </table:table-cell>
          <table:table-cell office:value-type="string" calcext:value-type="string">
            <text:p>Pirate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table:table-cell/>
          <table:table-cell office:value-type="float" office:value="8" calcext:value-type="float">
            <text:p>8.00</text:p>
          </table:table-cell>
          <table:table-cell office:value-type="string" calcext:value-type="string">
            <text:p>A shield in the shape of a circle with a skull and crossbones painted across it with a good size, but not enough to hinder your mobility, and light enough for almost anyone to use it. If you are underwater, on board of a ship or on an island, you gain a +2 bonus to AC and Charisma (Intimidation) checks while you wield this shield, in addition to the shield's normal bonus. <text:s text:c="3"/>In addition, whenever you fail a Charisma (Intimidation) check when using this shield, you can use your reaction to re-roll the check. You must use the new result.</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HVYSHLD</text:p>
          </table:table-cell>
          <table:table-cell office:value-type="string" calcext:value-type="string">
            <text:p>Heavy Shield</text:p>
          </table:table-cell>
          <table:table-cell table:content-validation-name="val3" office:value-type="string" calcext:value-type="string">
            <text:p>SHIELD</text:p>
          </table:table-cell>
          <table:table-cell office:value-type="float" office:value="3" calcext:value-type="float">
            <text:p>3</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office:value-type="string" calcext:value-type="string">
            <text:p>[SPECIAL]</text:p>
          </table:table-cell>
          <table:table-cell/>
          <table:table-cell office:value-type="float" office:value="35" calcext:value-type="float">
            <text:p>35.00</text:p>
          </table:table-cell>
          <table:table-cell office:value-type="string" calcext:value-type="string">
            <text:p>This massive shield resembles a portable wall. Its sheer size and weight make it abnormally difficult to use.  </text:p>
            <text:p/>
            <text:p>**Proficiency.** To wield a heavy shield proficiently, you must have proficiency both with shields and with heavy armor.    </text:p>
            <text:p/>
            <text:p>**Special.** While you are wielding a heavy shield with which you are proficient, when you take the Dodge action you gain an additional benefit. You gain half cover until the start of your next turn.</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WICKERSHLD</text:p>
          </table:table-cell>
          <table:table-cell office:value-type="string" calcext:value-type="string">
            <text:p>Wicker Shield</text:p>
          </table:table-cell>
          <table:table-cell table:content-validation-name="val3" office:value-type="string" calcext:value-type="string">
            <text:p>SHIELD</text:p>
          </table:table-cell>
          <table:table-cell office:value-type="float" office:value="1" calcext:value-type="float">
            <text:p>1</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COMBUSTIBLE, NONMETAL]</text:p>
          </table:table-cell>
          <table:table-cell office:value-type="float" office:value="1" calcext:value-type="float">
            <text:p>1.00</text:p>
          </table:table-cell>
          <table:table-cell office:value-type="float" office:value="3" calcext:value-type="float">
            <text:p>3.00</text:p>
          </table:table-cell>
          <table:table-cell office:value-type="string" calcext:value-type="string">
            <text:p>Wicker shields are common in regions with little available metal. They are large and light, made of woven wood strips. Such a shield is combustible, and is destroyed if you are hit by an attack that deals fire damag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TRIBALSHLD</text:p>
          </table:table-cell>
          <table:table-cell office:value-type="string" calcext:value-type="string">
            <text:p>Triba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NONMETAL]</text:p>
          </table:table-cell>
          <table:table-cell office:value-type="float" office:value="1" calcext:value-type="float">
            <text:p>1.00</text:p>
          </table:table-cell>
          <table:table-cell office:value-type="float" office:value="6" calcext:value-type="float">
            <text:p>6.00</text:p>
          </table:table-cell>
          <table:table-cell office:value-type="string" calcext:value-type="string">
            <text:p>A tribal shield is a shield made from bone, animal hide, untempered wood, or other materials available to primitive civilizations that have not yet invented metalworking. It is more flammable than a normal shield and easily sundered by a strong blow. When a creature scores a critical hit against you while you are wielding a tribal shield and you are not *incapacitated*, you can choose for its attack to become a normal hit instead. This destroys the shield. </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SMALLSHLD</text:p>
          </table:table-cell>
          <table:table-cell office:value-type="string" calcext:value-type="string">
            <text:p>Smal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 ‘STR']</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20" calcext:value-type="float">
            <text:p>20.00</text:p>
          </table:table-cell>
          <table:table-cell office:value-type="float" office:value="4" calcext:value-type="float">
            <text:p>4.00</text:p>
          </table:table-cell>
          <table:table-cell office:value-type="string" calcext:value-type="string">
            <text:p>A small shield made of wood, metal, or a mixture of both. it is held to the forearm by a strap and held by the hand.  </text:p>
            <text:p/>
            <text:p>**Bash.** You can use this shield as a makeshift weapon, which you can use to bash your foes. If you hit a target with this shield, you deal bludgeoning damage equal to 1d6 + your Strength modifier.</text:p>
          </table:table-cell>
          <table:table-cell table:content-validation-name="val7" office:value-type="string" calcext:value-type="string">
            <text:p>HB</text:p>
          </table:table-cell>
        </table:table-row>
        <table:table-row table:style-name="ro7" table:number-rows-repeated="1048555">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number-rows-repeated="11">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Spell" table:style-name="ta3">
        <table:table-column table:style-name="co43" table:default-cell-style-name="ce27"/>
        <table:table-column table:style-name="co24" table:default-cell-style-name="Default"/>
        <table:table-column table:style-name="co44" table:default-cell-style-name="Default"/>
        <table:table-column table:style-name="co45" table:default-cell-style-name="Default"/>
        <table:table-column table:style-name="co24" table:default-cell-style-name="Default"/>
        <table:table-column table:style-name="co28" table:default-cell-style-name="Default"/>
        <table:table-column table:style-name="co44" table:default-cell-style-name="Default"/>
        <table:table-column table:style-name="co46"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ce30"/>
        <table:table-column table:style-name="co51" table:default-cell-style-name="ce30"/>
        <table:table-column table:style-name="co33" table:default-cell-style-name="Default"/>
        <table:table-column table:style-name="co52" table:default-cell-style-name="Default"/>
        <table:table-column table:style-name="co53" table:default-cell-style-name="ce45"/>
        <table:table-column table:style-name="co1" table:default-cell-style-name="Default"/>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level</text:p>
          </table:table-cell>
          <table:table-cell table:style-name="ce3" office:value-type="string" calcext:value-type="string">
            <text:p>casting_time</text:p>
          </table:table-cell>
          <table:table-cell table:style-name="ce3" office:value-type="string" calcext:value-type="string">
            <text:p>duration</text:p>
          </table:table-cell>
          <table:table-cell table:style-name="ce3" office:value-type="string" calcext:value-type="string">
            <text:p>school</text:p>
          </table:table-cell>
          <table:table-cell table:style-name="ce3" office:value-type="string" calcext:value-type="string">
            <text:p>range</text:p>
          </table:table-cell>
          <table:table-cell table:style-name="ce3" office:value-type="string" calcext:value-type="string">
            <text:p>area_of_effect</text:p>
          </table:table-cell>
          <table:table-cell table:style-name="ce3" office:value-type="string" calcext:value-type="string">
            <text:p>aoe_range</text:p>
          </table:table-cell>
          <table:table-cell table:style-name="ce3" office:value-type="string" calcext:value-type="string">
            <text:p>effect</text:p>
          </table:table-cell>
          <table:table-cell table:style-name="ce3" office:value-type="string" calcext:value-type="string">
            <text:p>components</text:p>
          </table:table-cell>
          <table:table-cell table:style-name="ce3" office:value-type="string" calcext:value-type="string">
            <text:p>save</text:p>
          </table:table-cell>
          <table:table-cell table:style-name="ce3" table:content-validation-name="val2" office:value-type="string" calcext:value-type="string">
            <text:p>damage</text:p>
          </table:table-cell>
          <table:table-cell table:style-name="ce3" table:content-validation-name="val2" office:value-type="string" calcext:value-type="string">
            <text:p>damage_progression</text:p>
          </table:table-cell>
          <table:table-cell table:style-name="ce3" table:content-validation-name="val2" office:value-type="string" calcext:value-type="string">
            <text:p>tags</text:p>
          </table:table-cell>
          <table:table-cell table:style-name="ce3" table:content-validation-name="val2" office:value-type="string" calcext:value-type="string">
            <text:p>classes</text:p>
          </table:table-cell>
          <table:table-cell table:style-name="ce38" office:value-type="string" calcext:value-type="string">
            <text:p>description</text:p>
          </table:table-cell>
          <table:table-cell table:style-name="ce68" office:value-type="string" calcext:value-type="string">
            <text:p>source</text:p>
          </table:table-cell>
        </table:table-row>
        <table:table-row table:style-name="ro7">
          <table:table-cell table:content-validation-name="val1" office:value-type="string" calcext:value-type="string">
            <text:p>BURNINGHAND</text:p>
          </table:table-cell>
          <table:table-cell table:style-name="ce33" office:value-type="string" calcext:value-type="string">
            <text:p>Burning Hands</text:p>
          </table:table-cell>
          <table:table-cell table:style-name="ce33" table:content-validation-name="val23"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4" office:value-type="string" calcext:value-type="string">
            <text:p>EVOCATION</text:p>
          </table:table-cell>
          <table:table-cell table:style-name="ce33" office:value-type="float" office:value="15" calcext:value-type="float">
            <text:p>15</text:p>
          </table:table-cell>
          <table:table-cell table:style-name="ce33" table:content-validation-name="val25" office:value-type="string" calcext:value-type="string">
            <text:p>CONE</text:p>
          </table:table-cell>
          <table:table-cell table:style-name="ce33" office:value-type="float" office:value="5" calcext:value-type="float">
            <text:p>5</text:p>
          </table:table-cell>
          <table:table-cell table:style-name="ce33" table:content-validation-name="val26" office:value-type="string" calcext:value-type="string">
            <text:p>FIRE</text:p>
          </table:table-cell>
          <table:table-cell table:style-name="ce33" office:value-type="string" calcext:value-type="string">
            <text:p>S, V</text:p>
          </table:table-cell>
          <table:table-cell table:style-name="ce33" table:content-validation-name="val27" office:value-type="string" calcext:value-type="string">
            <text:p>DEX</text:p>
          </table:table-cell>
          <table:table-cell table:style-name="ce39" table:content-validation-name="val2" office:value-type="string" calcext:value-type="string">
            <text:p>3d6</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office:value-type="string" calcext:value-type="string">
            <text:p>SORCERER, WIZARD</text:p>
          </table:table-cell>
          <table:table-cell office:value-type="string" calcext:value-type="string">
            <text:p>As you hold your hands with thumbs touching and fingers spread, a thin sheet of flames shoots forth from your outstretched fingertips.</text:p>
          </table:table-cell>
          <table:table-cell table:content-validation-name="val9" office:value-type="string" calcext:value-type="string">
            <text:p>SRD</text:p>
          </table:table-cell>
        </table:table-row>
        <table:table-row table:style-name="ro7">
          <table:table-cell table:content-validation-name="val1" office:value-type="string" calcext:value-type="string">
            <text:p>ICEKNIFE</text:p>
          </table:table-cell>
          <table:table-cell table:style-name="ce33" office:value-type="string" calcext:value-type="string">
            <text:p>Ice Knife</text:p>
          </table:table-cell>
          <table:table-cell table:style-name="ce33" table:content-validation-name="val23"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4" office:value-type="string" calcext:value-type="string">
            <text:p>CONJURATION</text:p>
          </table:table-cell>
          <table:table-cell table:style-name="ce33" office:value-type="float" office:value="60" calcext:value-type="float">
            <text:p>60</text:p>
          </table:table-cell>
          <table:table-cell table:style-name="ce33" table:content-validation-name="val25" office:value-type="string" calcext:value-type="string">
            <text:p>SPHERE</text:p>
          </table:table-cell>
          <table:table-cell table:style-name="ce33" office:value-type="float" office:value="5" calcext:value-type="float">
            <text:p>5</text:p>
          </table:table-cell>
          <table:table-cell table:style-name="ce33" table:content-validation-name="val26" office:value-type="string" calcext:value-type="string">
            <text:p>PIERCING</text:p>
          </table:table-cell>
          <table:table-cell table:style-name="ce33" office:value-type="string" calcext:value-type="string">
            <text:p>M, S</text:p>
          </table:table-cell>
          <table:table-cell table:style-name="ce33" table:content-validation-name="val27" office:value-type="string" calcext:value-type="string">
            <text:p>DEX</text:p>
          </table:table-cell>
          <table:table-cell table:style-name="ce39" table:content-validation-name="val2" office:value-type="string" calcext:value-type="string">
            <text:p>1d10 piercing, 2d6 cold ()</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table:content-validation-name="val2" office:value-type="string" calcext:value-type="string">
            <text:p>DRUID, SORCERER, WIZARD</text:p>
          </table:table-cell>
          <table:table-cell office:value-type="string" calcext:value-type="string">
            <text:p>1d10 piercing, 2d6 cold (1d6 for each slot level above 1st)</text:p>
          </table:table-cell>
          <table:table-cell table:content-validation-name="val9" office:value-type="string" calcext:value-type="string">
            <text:p>SRD</text:p>
          </table:table-cell>
        </table:table-row>
        <table:table-row table:style-name="ro7">
          <table:table-cell table:content-validation-name="val1" office:value-type="string" calcext:value-type="string">
            <text:p>CREATBONFIRE</text:p>
          </table:table-cell>
          <table:table-cell office:value-type="string" calcext:value-type="string">
            <text:p>Create Bonfire</text:p>
          </table:table-cell>
          <table:table-cell table:content-validation-name="val23" office:value-type="float" office:value="0" calcext:value-type="float">
            <text:p>0</text:p>
          </table:table-cell>
          <table:table-cell table:style-name="ce33" office:value-type="string" calcext:value-type="string">
            <text:p>[1, Action]</text:p>
          </table:table-cell>
          <table:table-cell office:value-type="string" calcext:value-type="string">
            <text:p>[1, Minute]</text:p>
          </table:table-cell>
          <table:table-cell table:content-validation-name="val24" office:value-type="string" calcext:value-type="string">
            <text:p>CONJURATION</text:p>
          </table:table-cell>
          <table:table-cell office:value-type="float" office:value="60" calcext:value-type="float">
            <text:p>60</text:p>
          </table:table-cell>
          <table:table-cell table:content-validation-name="val25" office:value-type="string" calcext:value-type="string">
            <text:p>CUBE</text:p>
          </table:table-cell>
          <table:table-cell office:value-type="float" office:value="5" calcext:value-type="float">
            <text:p>5</text:p>
          </table:table-cell>
          <table:table-cell table:content-validation-name="val26" office:value-type="string" calcext:value-type="string">
            <text:p>FIRE</text:p>
          </table:table-cell>
          <table:table-cell office:value-type="string" calcext:value-type="string">
            <text:p>S, V</text:p>
          </table:table-cell>
          <table:table-cell table:content-validation-name="val27" office:value-type="string" calcext:value-type="string">
            <text:p>DEX</text:p>
          </table:table-cell>
          <table:table-cell table:content-validation-name="val2" office:value-type="string" calcext:value-type="string">
            <text:p>1d8</text:p>
          </table:table-cell>
          <table:table-cell table:content-validation-name="val2" office:value-type="string" calcext:value-type="string">
            <text:p>5:2d8, 11:3d8, 17: 4d8</text:p>
          </table:table-cell>
          <table:table-cell table:content-validation-name="val2" office:value-type="string" calcext:value-type="string">
            <text:p>Control, Damage</text:p>
          </table:table-cell>
          <table:table-cell table:content-validation-name="val2" office:value-type="string" calcext:value-type="string">
            <text:p>DRUID, SORCERER, WARLOCK, WIZARD</text:p>
          </table:table-cell>
          <table:table-cell office:value-type="string" calcext:value-type="string">
            <text:p>You create a bonfire on ground that you can see within range. Any creature in the bonfire's space when you cast the spell must succeed on a Dexterity saving throw or take 1d8 fire damage. A creature must also make the saving throw when it moves into the bonfire's space for the first time on a turn or ends its turn there. The bonfire ignites flammable objects in its area that aren't being worn or carried.</text:p>
          </table:table-cell>
          <table:table-cell table:content-validation-name="val9" office:value-type="string" calcext:value-type="string">
            <text:p>SRD</text:p>
          </table:table-cell>
        </table:table-row>
        <table:table-row table:style-name="ro7">
          <table:table-cell office:value-type="string" calcext:value-type="string">
            <text:p>LIGHT</text:p>
          </table:table-cell>
          <table:table-cell office:value-type="string" calcext:value-type="string">
            <text:p>Light</text:p>
          </table:table-cell>
          <table:table-cell table:content-validation-name="val23" office:value-type="float" office:value="0" calcext:value-type="float">
            <text:p>0</text:p>
          </table:table-cell>
          <table:table-cell office:value-type="string" calcext:value-type="string">
            <text:p>[1, Action]</text:p>
          </table:table-cell>
          <table:table-cell office:value-type="string" calcext:value-type="string">
            <text:p>[1, Hour]</text:p>
          </table:table-cell>
          <table:table-cell table:content-validation-name="val24" office:value-type="string" calcext:value-type="string">
            <text:p>EVOCATION</text:p>
          </table:table-cell>
          <table:table-cell office:value-type="float" office:value="0" calcext:value-type="float">
            <text:p>0</text:p>
          </table:table-cell>
          <table:table-cell table:content-validation-name="val25" office:value-type="string" calcext:value-type="string">
            <text:p>SPHERE</text:p>
          </table:table-cell>
          <table:table-cell office:value-type="float" office:value="20" calcext:value-type="float">
            <text:p>20</text:p>
          </table:table-cell>
          <table:table-cell table:content-validation-name="val26"/>
          <table:table-cell office:value-type="string" calcext:value-type="string">
            <text:p>M, V</text:p>
          </table:table-cell>
          <table:table-cell table:content-validation-name="val27" office:value-type="string" calcext:value-type="string">
            <text:p>DEX</text:p>
          </table:table-cell>
          <table:table-cell table:content-validation-name="val2" table:number-columns-repeated="2"/>
          <table:table-cell table:style-name="ce33" table:content-validation-name="val2" office:value-type="string" calcext:value-type="string">
            <text:p>Creation, Utility</text:p>
          </table:table-cell>
          <table:table-cell table:style-name="ce33" table:content-validation-name="val2" office:value-type="string" calcext:value-type="string">
            <text:p>BARD, CLERIC, SORCERER, WIZARD</text:p>
          </table:table-cell>
          <table:table-cell office:value-type="string" calcext:value-type="string">
            <text:p>You touch one object that is no larger than 10 feet in any dimension, in a 20-foot radius and dim light for an additional 20 feet. If you target an object held or worn by a hostile creature, that creature must succeed on a Dexterity saving throw to avoid the spell.</text:p>
          </table:table-cell>
          <table:table-cell table:content-validation-name="val9" office:value-type="string" calcext:value-type="string">
            <text:p>SRD</text:p>
          </table:table-cell>
        </table:table-row>
        <table:table-row table:style-name="ro7" table:number-rows-repeated="1048570">
          <table:table-cell table:content-validation-name="val1"/>
          <table:table-cell/>
          <table:table-cell table:content-validation-name="val23"/>
          <table:table-cell table:number-columns-repeated="2"/>
          <table:table-cell table:content-validation-name="val24"/>
          <table:table-cell/>
          <table:table-cell table:content-validation-name="val25"/>
          <table:table-cell/>
          <table:table-cell table:content-validation-name="val26"/>
          <table:table-cell/>
          <table:table-cell table:content-validation-name="val27"/>
          <table:table-cell table:content-validation-name="val2" table:number-columns-repeated="4"/>
          <table:table-cell/>
          <table:table-cell table:content-validation-name="val9"/>
        </table:table-row>
        <table:table-row table:style-name="ro7">
          <table:table-cell table:content-validation-name="val1"/>
          <table:table-cell/>
          <table:table-cell table:content-validation-name="val23"/>
          <table:table-cell table:number-columns-repeated="2"/>
          <table:table-cell table:content-validation-name="val24"/>
          <table:table-cell/>
          <table:table-cell table:content-validation-name="val25"/>
          <table:table-cell/>
          <table:table-cell table:content-validation-name="val26"/>
          <table:table-cell/>
          <table:table-cell table:content-validation-name="val27"/>
          <table:table-cell table:content-validation-name="val2" table:number-columns-repeated="4"/>
          <table:table-cell/>
          <table:table-cell table:content-validation-name="val9"/>
        </table:table-row>
      </table:table>
      <table:table table:name="Weapon" table:style-name="ta3">
        <table:table-column table:style-name="co54" table:default-cell-style-name="ce25"/>
        <table:table-column table:style-name="co55" table:default-cell-style-name="Default"/>
        <table:table-column table:style-name="co56" table:default-cell-style-name="Default"/>
        <table:table-column table:style-name="co57" table:default-cell-style-name="ce41"/>
        <table:table-column table:style-name="co58" table:default-cell-style-name="Default"/>
        <table:table-column table:style-name="co59" table:default-cell-style-name="ce103"/>
        <table:table-column table:style-name="co60" table:default-cell-style-name="ce6"/>
        <table:table-column table:style-name="co61" table:default-cell-style-name="ce103"/>
        <table:table-column table:style-name="co44" table:default-cell-style-name="ce15"/>
        <table:table-column table:style-name="co62" table:default-cell-style-name="ce15"/>
        <table:table-column table:style-name="co4" table:default-cell-style-name="Default"/>
        <table:table-column table:style-name="co63" table:default-cell-style-name="ce55"/>
        <table:table-row table:style-name="ro3">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category</text:p>
          </table:table-cell>
          <table:table-cell table:style-name="ce3" office:value-type="string" calcext:value-type="string">
            <text:p>damage</text:p>
          </table:table-cell>
          <table:table-cell table:style-name="ce3" office:value-type="string" calcext:value-type="string">
            <text:p>damage_type</text:p>
          </table:table-cell>
          <table:table-cell table:style-name="ce62" office:value-type="string" calcext:value-type="string">
            <text:p>ranges</text:p>
          </table:table-cell>
          <table:table-cell table:style-name="ce3" office:value-type="string" calcext:value-type="string">
            <text:p>properties</text:p>
          </table:table-cell>
          <table:table-cell table:style-name="ce68" office:value-type="string" calcext:value-type="string">
            <text:p>versatile_damage</text:p>
          </table:table-cell>
          <table:table-cell table:style-name="ce106" office:value-type="string" calcext:value-type="string">
            <text:p>cost</text:p>
          </table:table-cell>
          <table:table-cell table:style-name="ce106"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3">
          <table:table-cell table:content-validation-name="val1" office:value-type="string" calcext:value-type="string">
            <text:p>BATTLEAXE</text:p>
          </table:table-cell>
          <table:table-cell table:style-name="ce33" office:value-type="string" calcext:value-type="string">
            <text:p>Battleaxe</text:p>
          </table:table-cell>
          <table:table-cell table:style-name="ce33" table:content-validation-name="val28" office:value-type="string" calcext:value-type="string">
            <text:p>WEAPONMARTL</text:p>
          </table:table-cell>
          <table:table-cell table:style-name="ce42" office:value-type="string" calcext:value-type="string">
            <text:p>1d8</text:p>
          </table:table-cell>
          <table:table-cell table:style-name="ce33" table:content-validation-name="val29" office:value-type="string" calcext:value-type="string">
            <text:p>SLASHING</text:p>
          </table:table-cell>
          <table:table-cell table:style-name="ce48"/>
          <table:table-cell table:style-name="ce11" office:value-type="string" calcext:value-type="string">
            <text:p>[VERSATILE]</text:p>
          </table:table-cell>
          <table:table-cell table:style-name="ce87" office:value-type="string" calcext:value-type="string">
            <text:p>1d10</text:p>
          </table:table-cell>
          <table:table-cell table:style-name="ce31" office:value-type="float" office:value="10" calcext:value-type="float">
            <text:p>10.00</text:p>
          </table:table-cell>
          <table:table-cell table:style-name="ce31" office:value-type="float" office:value="4" calcext:value-type="float">
            <text:p>4.00</text:p>
          </table:table-cell>
          <table:table-cell office:value-type="string" calcext:value-type="string">
            <text:p>Proficiency with a battleax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BLOWGUN</text:p>
          </table:table-cell>
          <table:table-cell table:style-name="ce33" office:value-type="string" calcext:value-type="string">
            <text:p>Blowgun</text:p>
          </table:table-cell>
          <table:table-cell table:style-name="ce33" table:content-validation-name="val28" office:value-type="string" calcext:value-type="string">
            <text:p>WEAPONMARTL</text:p>
          </table:table-cell>
          <table:table-cell table:style-name="ce42" office:value-type="string" calcext:value-type="string">
            <text:p>1d1</text:p>
          </table:table-cell>
          <table:table-cell table:style-name="ce33" table:content-validation-name="val29" office:value-type="string" calcext:value-type="string">
            <text:p>PIERCING</text:p>
          </table:table-cell>
          <table:table-cell table:style-name="ce48" office:value-type="string" calcext:value-type="string">
            <text:p>[25, 100]</text:p>
          </table:table-cell>
          <table:table-cell table:style-name="ce11" office:value-type="string" calcext:value-type="string">
            <text:p>[AMMUNITION, LOADING]</text:p>
          </table:table-cell>
          <table:table-cell table:style-name="ce87"/>
          <table:table-cell table:style-name="ce31" office:value-type="float" office:value="10" calcext:value-type="float">
            <text:p>10.00</text:p>
          </table:table-cell>
          <table:table-cell table:style-name="ce31" office:value-type="float" office:value="1" calcext:value-type="float">
            <text:p>1.00</text:p>
          </table:table-cell>
          <table:table-cell office:value-type="string" calcext:value-type="string">
            <text:p>Proficiency with a blowgun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BOOMERANG</text:p>
          </table:table-cell>
          <table:table-cell table:style-name="ce33" office:value-type="string" calcext:value-type="string">
            <text:p>Boomerang</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BLUDGEON</text:p>
          </table:table-cell>
          <table:table-cell table:style-name="ce48" office:value-type="string" calcext:value-type="string">
            <text:p>[60, 100]</text:p>
          </table:table-cell>
          <table:table-cell table:style-name="ce11"/>
          <table:table-cell/>
          <table:table-cell table:number-columns-repeated="2" table:style-name="ce31" office:value-type="float" office:value="0" calcext:value-type="float">
            <text:p>0.00</text:p>
          </table:table-cell>
          <table:table-cell office:value-type="string" calcext:value-type="string">
            <text:p>Ranged weapon, any creature proficient with the javelin is also proficient with this weapon. On a miss, a boomerang returns to the thrower's hand.</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CHAINSICKLE</text:p>
          </table:table-cell>
          <table:table-cell office:value-type="string" calcext:value-type="string">
            <text:p>Chain Sickle</text:p>
          </table:table-cell>
          <table:table-cell table:content-validation-name="val28" office:value-type="string" calcext:value-type="string">
            <text:p>WEAPONMARTL</text:p>
          </table:table-cell>
          <table:table-cell office:value-type="string" calcext:value-type="string">
            <text:p>1d4</text:p>
          </table:table-cell>
          <table:table-cell table:content-validation-name="val29" office:value-type="string" calcext:value-type="string">
            <text:p>SLASHING</text:p>
          </table:table-cell>
          <table:table-cell/>
          <table:table-cell office:value-type="string" calcext:value-type="string">
            <text:p>[REACH, VERSATILE]</text:p>
          </table:table-cell>
          <table:table-cell office:value-type="string" calcext:value-type="string">
            <text:p>1d6</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This weapon is a sickle attached to a heavy iron weight by a length of chain. In some cultures it is known as a kusarigama. <text:s/>You can use a chain sickle to make an Entangle action, if your DM allows you to use that optional rule.</text:p>
          </table:table-cell>
          <table:table-cell table:style-name="ce87" table:content-validation-name="val32" office:value-type="string" calcext:value-type="string">
            <text:p>HB</text:p>
          </table:table-cell>
        </table:table-row>
        <table:table-row table:style-name="ro3">
          <table:table-cell table:content-validation-name="val1" office:value-type="string" calcext:value-type="string">
            <text:p>CLUB</text:p>
          </table:table-cell>
          <table:table-cell table:style-name="ce33" office:value-type="string" calcext:value-type="string">
            <text:p>Club</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BLUDGEON</text:p>
          </table:table-cell>
          <table:table-cell table:style-name="ce48"/>
          <table:table-cell office:value-type="string" calcext:value-type="string">
            <text:p>[LIGHT]</text:p>
          </table:table-cell>
          <table:table-cell/>
          <table:table-cell table:style-name="ce31" office:value-type="float" office:value="0.1" calcext:value-type="float">
            <text:p>0.10</text:p>
          </table:table-cell>
          <table:table-cell table:style-name="ce31" office:value-type="float" office:value="2" calcext:value-type="float">
            <text:p>2.00</text:p>
          </table:table-cell>
          <table:table-cell office:value-type="string" calcext:value-type="string">
            <text:p>Proficiency with a club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DAGGER</text:p>
          </table:table-cell>
          <table:table-cell table:style-name="ce33" office:value-type="string" calcext:value-type="string">
            <text:p>Dagger</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PIERCING</text:p>
          </table:table-cell>
          <table:table-cell office:value-type="string" calcext:value-type="string">
            <text:p>[20, 60]</text:p>
          </table:table-cell>
          <table:table-cell office:value-type="string" calcext:value-type="string">
            <text:p>[FINESSE, LIGHT, THROWN]</text:p>
          </table:table-cell>
          <table:table-cell/>
          <table:table-cell table:style-name="ce31" office:value-type="float" office:value="2" calcext:value-type="float">
            <text:p>2.00</text:p>
          </table:table-cell>
          <table:table-cell table:style-name="ce31" office:value-type="float" office:value="1" calcext:value-type="float">
            <text:p>1.00</text:p>
          </table:table-cell>
          <table:table-cell office:value-type="string" calcext:value-type="string">
            <text:p>Proficiency with a dagge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DART</text:p>
          </table:table-cell>
          <table:table-cell table:style-name="ce33" office:value-type="string" calcext:value-type="string">
            <text:p>Dart</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PIERCING</text:p>
          </table:table-cell>
          <table:table-cell office:value-type="string" calcext:value-type="string">
            <text:p>[20, 60]</text:p>
          </table:table-cell>
          <table:table-cell office:value-type="string" calcext:value-type="string">
            <text:p>[FINESSE, THROWN ]</text:p>
          </table:table-cell>
          <table:table-cell/>
          <table:table-cell table:style-name="ce31" office:value-type="float" office:value="0.05" calcext:value-type="float">
            <text:p>0.05</text:p>
          </table:table-cell>
          <table:table-cell table:style-name="ce31" office:value-type="float" office:value="0.25" calcext:value-type="float">
            <text:p>0.25</text:p>
          </table:table-cell>
          <table:table-cell office:value-type="string" calcext:value-type="string">
            <text:p>Proficiency with a dart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DBLSCIMITAR</text:p>
          </table:table-cell>
          <table:table-cell table:style-name="ce33" office:value-type="string" calcext:value-type="string">
            <text:p>Double-Bladed Scimitar</text:p>
          </table:table-cell>
          <table:table-cell table:style-name="ce33" table:content-validation-name="val28" office:value-type="string" calcext:value-type="string">
            <text:p>WEAPONMARTL</text:p>
          </table:table-cell>
          <table:table-cell table:style-name="ce43" office:value-type="string" calcext:value-type="string">
            <text:p>2d4</text:p>
          </table:table-cell>
          <table:table-cell table:style-name="ce33" table:content-validation-name="val29" office:value-type="string" calcext:value-type="string">
            <text:p>SLASHING</text:p>
          </table:table-cell>
          <table:table-cell/>
          <table:table-cell office:value-type="string" calcext:value-type="string">
            <text:p>[SPECIAL, TWOHANDED]</text:p>
          </table:table-cell>
          <table:table-cell/>
          <table:table-cell table:style-name="ce31" office:value-type="float" office:value="100" calcext:value-type="float">
            <text:p>100.00</text:p>
          </table:table-cell>
          <table:table-cell table:style-name="ce31" office:value-type="float" office:value="6" calcext:value-type="float">
            <text:p>6.00</text:p>
          </table:table-cell>
          <table:table-cell office:value-type="string" calcext:value-type="string">
            <text:p>The signature weapon of Valenar elves. These blades are strong, sharp, and remarkably light. A Valenar blade in the hands of a non-elf is generally assumed to have been stolen or looted from a fallen foe, and a Valenar elf might feel entitled to demand its return or challenge the bearer to prove they're worthy to wield it. **Special:** If you attack with a double-bladed scimitar as part of the Attack action on your turn, you can use a bonus action immediately after to make a melee attack with it. This attack deals 1d4 slashing damage on a hit, instead of 2d4.</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FLAIL</text:p>
          </table:table-cell>
          <table:table-cell office:value-type="string" calcext:value-type="string">
            <text:p>Flail</text:p>
          </table:table-cell>
          <table:table-cell table:content-validation-name="val28" office:value-type="string" calcext:value-type="string">
            <text:p>WEAPONMARTL</text:p>
          </table:table-cell>
          <table:table-cell table:style-name="ce49" office:value-type="string" calcext:value-type="string">
            <text:p>1d8</text:p>
          </table:table-cell>
          <table:table-cell table:content-validation-name="val29" office:value-type="string" calcext:value-type="string">
            <text:p>BLUDGEON</text:p>
          </table:table-cell>
          <table:table-cell/>
          <table:table-cell table:style-name="Default"/>
          <table:table-cell table:style-name="ce87"/>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flail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GLAIVE</text:p>
          </table:table-cell>
          <table:table-cell office:value-type="string" calcext:value-type="string">
            <text:p>Glaive</text:p>
          </table:table-cell>
          <table:table-cell table:content-validation-name="val28" office:value-type="string" calcext:value-type="string">
            <text:p>WEAPONMARTL</text:p>
          </table:table-cell>
          <table:table-cell table:style-name="ce49" office:value-type="string" calcext:value-type="string">
            <text:p>1d10</text:p>
          </table:table-cell>
          <table:table-cell table:content-validation-name="val29" office:value-type="string" calcext:value-type="string">
            <text:p>SLASHING</text:p>
          </table:table-cell>
          <table:table-cell/>
          <table:table-cell table:style-name="ce11" office:value-type="string" calcext:value-type="string">
            <text:p>[HEAVY, REACH, TWOHANDED]</text:p>
          </table:table-cell>
          <table:table-cell table:style-name="ce87"/>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glaiv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GREATAXE</text:p>
          </table:table-cell>
          <table:table-cell office:value-type="string" calcext:value-type="string">
            <text:p>Greataxe</text:p>
          </table:table-cell>
          <table:table-cell table:content-validation-name="val28" office:value-type="string" calcext:value-type="string">
            <text:p>WEAPONMARTL</text:p>
          </table:table-cell>
          <table:table-cell table:style-name="ce49" office:value-type="string" calcext:value-type="string">
            <text:p>1d12</text:p>
          </table:table-cell>
          <table:table-cell table:content-validation-name="val29" office:value-type="string" calcext:value-type="string">
            <text:p>SLASHING</text:p>
          </table:table-cell>
          <table:table-cell/>
          <table:table-cell table:style-name="ce11" office:value-type="string" calcext:value-type="string">
            <text:p>[HEAVY, TWOHANDED ]</text:p>
          </table:table-cell>
          <table:table-cell table:style-name="ce87"/>
          <table:table-cell office:value-type="float" office:value="30" calcext:value-type="float">
            <text:p>30.00</text:p>
          </table:table-cell>
          <table:table-cell office:value-type="float" office:value="7" calcext:value-type="float">
            <text:p>7.00</text:p>
          </table:table-cell>
          <table:table-cell office:value-type="string" calcext:value-type="string">
            <text:p>Proficiency with a greatax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GREATCLUB</text:p>
          </table:table-cell>
          <table:table-cell office:value-type="string" calcext:value-type="string">
            <text:p>Greatclub</text:p>
          </table:table-cell>
          <table:table-cell table:content-validation-name="val28" office:value-type="string" calcext:value-type="string">
            <text:p>WEAPONSIMPLE</text:p>
          </table:table-cell>
          <table:table-cell office:value-type="string" calcext:value-type="string">
            <text:p>1d8</text:p>
          </table:table-cell>
          <table:table-cell table:style-name="ce33" table:content-validation-name="val29" office:value-type="string" calcext:value-type="string">
            <text:p>BLUDGEON</text:p>
          </table:table-cell>
          <table:table-cell table:content-validation-name="val30"/>
          <table:table-cell table:style-name="ce11" office:value-type="string" calcext:value-type="string">
            <text:p>[TWOHANDED]</text:p>
          </table:table-cell>
          <table:table-cell/>
          <table:table-cell office:value-type="float" office:value="2" calcext:value-type="float">
            <text:p>2.00</text:p>
          </table:table-cell>
          <table:table-cell office:value-type="float" office:value="10" calcext:value-type="float">
            <text:p>10.00</text:p>
          </table:table-cell>
          <table:table-cell office:value-type="string" calcext:value-type="string">
            <text:p>Proficiency with a greatclub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GREATSWORD</text:p>
          </table:table-cell>
          <table:table-cell office:value-type="string" calcext:value-type="string">
            <text:p>Greatsword</text:p>
          </table:table-cell>
          <table:table-cell table:content-validation-name="val28" office:value-type="string" calcext:value-type="string">
            <text:p>WEAPONMARTL</text:p>
          </table:table-cell>
          <table:table-cell table:style-name="ce49" office:value-type="string" calcext:value-type="string">
            <text:p>2d6</text:p>
          </table:table-cell>
          <table:table-cell table:content-validation-name="val29" office:value-type="string" calcext:value-type="string">
            <text:p>SLASHING</text:p>
          </table:table-cell>
          <table:table-cell/>
          <table:table-cell table:style-name="ce11" office:value-type="string" calcext:value-type="string">
            <text:p>[HEAVY, TWOHANDED ]</text:p>
          </table:table-cell>
          <table:table-cell table:style-name="ce87"/>
          <table:table-cell office:value-type="float" office:value="50" calcext:value-type="float">
            <text:p>50.00</text:p>
          </table:table-cell>
          <table:table-cell office:value-type="float" office:value="6" calcext:value-type="float">
            <text:p>6.00</text:p>
          </table:table-cell>
          <table:table-cell office:value-type="string" calcext:value-type="string">
            <text:p>Proficiency with a greatsword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HALBERD</text:p>
          </table:table-cell>
          <table:table-cell office:value-type="string" calcext:value-type="string">
            <text:p>Halberd</text:p>
          </table:table-cell>
          <table:table-cell table:content-validation-name="val28" office:value-type="string" calcext:value-type="string">
            <text:p>WEAPONMARTL</text:p>
          </table:table-cell>
          <table:table-cell table:style-name="ce49" office:value-type="string" calcext:value-type="string">
            <text:p>1d10</text:p>
          </table:table-cell>
          <table:table-cell table:content-validation-name="val29" office:value-type="string" calcext:value-type="string">
            <text:p>SLASHING</text:p>
          </table:table-cell>
          <table:table-cell/>
          <table:table-cell table:style-name="Default" office:value-type="string" calcext:value-type="string">
            <text:p>[HEAVY, REACH, TWOHANDED]</text:p>
          </table:table-cell>
          <table:table-cell table:style-name="ce87"/>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halberd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HANDAXE</text:p>
          </table:table-cell>
          <table:table-cell table:style-name="ce33" office:value-type="string" calcext:value-type="string">
            <text:p>Handaxe</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SLASHING</text:p>
          </table:table-cell>
          <table:table-cell office:value-type="string" calcext:value-type="string">
            <text:p>[20, 60]</text:p>
          </table:table-cell>
          <table:table-cell table:style-name="ce11" office:value-type="string" calcext:value-type="string">
            <text:p>[AMMUNITION, LIGHT, LOADING]</text:p>
          </table:table-cell>
          <table:table-cell table:style-name="ce87"/>
          <table:table-cell table:style-name="ce31" office:value-type="float" office:value="5" calcext:value-type="float">
            <text:p>5.00</text:p>
          </table:table-cell>
          <table:table-cell table:style-name="ce31" office:value-type="float" office:value="2" calcext:value-type="float">
            <text:p>2.00</text:p>
          </table:table-cell>
          <table:table-cell office:value-type="string" calcext:value-type="string">
            <text:p>Proficiency with a handax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HANDCROSSBOW</text:p>
          </table:table-cell>
          <table:table-cell table:style-name="ce33" office:value-type="string" calcext:value-type="string">
            <text:p>Hand Crossbow</text:p>
          </table:table-cell>
          <table:table-cell table:style-name="ce33" table:content-validation-name="val28" office:value-type="string" calcext:value-type="string">
            <text:p>WEAPONMARTL</text:p>
          </table:table-cell>
          <table:table-cell table:style-name="ce42" office:value-type="string" calcext:value-type="string">
            <text:p>1d6</text:p>
          </table:table-cell>
          <table:table-cell table:style-name="ce33" table:content-validation-name="val29" office:value-type="string" calcext:value-type="string">
            <text:p>PIERCING</text:p>
          </table:table-cell>
          <table:table-cell table:style-name="ce48" office:value-type="string" calcext:value-type="string">
            <text:p>[30, 120]</text:p>
          </table:table-cell>
          <table:table-cell table:style-name="ce11" office:value-type="string" calcext:value-type="string">
            <text:p>[LIGHT, THROWN]</text:p>
          </table:table-cell>
          <table:table-cell/>
          <table:table-cell table:style-name="ce31" office:value-type="float" office:value="75" calcext:value-type="float">
            <text:p>75.00</text:p>
          </table:table-cell>
          <table:table-cell table:style-name="ce31" office:value-type="float" office:value="3" calcext:value-type="float">
            <text:p>3.00</text:p>
          </table:table-cell>
          <table:table-cell office:value-type="string" calcext:value-type="string">
            <text:p>Proficiency with a hand crossbow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HVYCROSSBOW</text:p>
          </table:table-cell>
          <table:table-cell table:style-name="ce33" office:value-type="string" calcext:value-type="string">
            <text:p>Heavy Crossbow</text:p>
          </table:table-cell>
          <table:table-cell table:style-name="ce33" table:content-validation-name="val28" office:value-type="string" calcext:value-type="string">
            <text:p>WEAPONMARTL</text:p>
          </table:table-cell>
          <table:table-cell table:style-name="ce42" office:value-type="string" calcext:value-type="string">
            <text:p>1d10</text:p>
          </table:table-cell>
          <table:table-cell table:style-name="ce33" table:content-validation-name="val29" office:value-type="string" calcext:value-type="string">
            <text:p>PIERCING</text:p>
          </table:table-cell>
          <table:table-cell table:style-name="ce48" office:value-type="string" calcext:value-type="string">
            <text:p>[100, 400]</text:p>
          </table:table-cell>
          <table:table-cell table:style-name="ce11" office:value-type="string" calcext:value-type="string">
            <text:p>[AMMUNITION, HEAVY, LOADING, TWOHANDED]</text:p>
          </table:table-cell>
          <table:table-cell table:style-name="ce87"/>
          <table:table-cell table:style-name="ce31" office:value-type="float" office:value="50" calcext:value-type="float">
            <text:p>50.00</text:p>
          </table:table-cell>
          <table:table-cell table:style-name="ce31" office:value-type="float" office:value="18" calcext:value-type="float">
            <text:p>18.00</text:p>
          </table:table-cell>
          <table:table-cell office:value-type="string" calcext:value-type="string">
            <text:p>Proficiency with a heavy crossbow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JAVELIN</text:p>
          </table:table-cell>
          <table:table-cell table:style-name="ce33" office:value-type="string" calcext:value-type="string">
            <text:p>Javelin</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PIERCING</text:p>
          </table:table-cell>
          <table:table-cell table:style-name="ce48" office:value-type="string" calcext:value-type="string">
            <text:p>[30, 120]</text:p>
          </table:table-cell>
          <table:table-cell table:style-name="ce11" office:value-type="string" calcext:value-type="string">
            <text:p>[THROWN]</text:p>
          </table:table-cell>
          <table:table-cell/>
          <table:table-cell table:style-name="ce31" office:value-type="float" office:value="0.5" calcext:value-type="float">
            <text:p>0.50</text:p>
          </table:table-cell>
          <table:table-cell table:style-name="ce31" office:value-type="float" office:value="2" calcext:value-type="float">
            <text:p>2.00</text:p>
          </table:table-cell>
          <table:table-cell office:value-type="string" calcext:value-type="string">
            <text:p>Proficiency with a javelin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LANCE</text:p>
          </table:table-cell>
          <table:table-cell office:value-type="string" calcext:value-type="string">
            <text:p>Lance</text:p>
          </table:table-cell>
          <table:table-cell table:content-validation-name="val28" office:value-type="string" calcext:value-type="string">
            <text:p>WEAPONMARTL</text:p>
          </table:table-cell>
          <table:table-cell table:style-name="ce49" office:value-type="string" calcext:value-type="string">
            <text:p>1d12</text:p>
          </table:table-cell>
          <table:table-cell table:content-validation-name="val29" office:value-type="string" calcext:value-type="string">
            <text:p>PIERCING</text:p>
          </table:table-cell>
          <table:table-cell/>
          <table:table-cell office:value-type="string" calcext:value-type="string">
            <text:p>[REACH, SPECIAL]</text:p>
          </table:table-cell>
          <table:table-cell table:style-name="ce87"/>
          <table:table-cell office:value-type="float" office:value="10" calcext:value-type="float">
            <text:p>10.00</text:p>
          </table:table-cell>
          <table:table-cell office:value-type="float" office:value="6" calcext:value-type="float">
            <text:p>6.00</text:p>
          </table:table-cell>
          <table:table-cell office:value-type="string" calcext:value-type="string">
            <text:p>Proficiency with a lance allows you to add your proficiency bonus to the attack roll for any attack you make with it. You have disadvantage when you use a lance to attack a target within 5 feet of you. Also, a lance requires two hands to wield when you aren't mounted.</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LONGBOW</text:p>
          </table:table-cell>
          <table:table-cell office:value-type="string" calcext:value-type="string">
            <text:p>Longbow</text:p>
          </table:table-cell>
          <table:table-cell table:content-validation-name="val28" office:value-type="string" calcext:value-type="string">
            <text:p>WEAPONMARTL</text:p>
          </table:table-cell>
          <table:table-cell table:style-name="ce49" office:value-type="string" calcext:value-type="string">
            <text:p>1d8</text:p>
          </table:table-cell>
          <table:table-cell table:content-validation-name="val29" office:value-type="string" calcext:value-type="string">
            <text:p>PIERCING</text:p>
          </table:table-cell>
          <table:table-cell office:value-type="string" calcext:value-type="string">
            <text:p>[150, 600]</text:p>
          </table:table-cell>
          <table:table-cell table:style-name="ce11" office:value-type="string" calcext:value-type="string">
            <text:p>[AMMUNITION, LOADING, TWOHANDED]</text:p>
          </table:table-cell>
          <table:table-cell/>
          <table:table-cell office:value-type="float" office:value="50" calcext:value-type="float">
            <text:p>50.00</text:p>
          </table:table-cell>
          <table:table-cell office:value-type="float" office:value="2" calcext:value-type="float">
            <text:p>2.00</text:p>
          </table:table-cell>
          <table:table-cell office:value-type="string" calcext:value-type="string">
            <text:p>Proficiency with a longbow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LONGSWORD</text:p>
          </table:table-cell>
          <table:table-cell table:style-name="ce33" office:value-type="string" calcext:value-type="string">
            <text:p>Longsword</text:p>
          </table:table-cell>
          <table:table-cell table:style-name="ce33" table:content-validation-name="val28" office:value-type="string" calcext:value-type="string">
            <text:p>WEAPONMARTL</text:p>
          </table:table-cell>
          <table:table-cell table:style-name="ce42" office:value-type="string" calcext:value-type="string">
            <text:p>1d8</text:p>
          </table:table-cell>
          <table:table-cell table:style-name="ce33" table:content-validation-name="val29" office:value-type="string" calcext:value-type="string">
            <text:p>SLASHING</text:p>
          </table:table-cell>
          <table:table-cell table:style-name="ce48"/>
          <table:table-cell table:style-name="Default" office:value-type="string" calcext:value-type="string">
            <text:p>[LIGHT, THROWN]</text:p>
          </table:table-cell>
          <table:table-cell/>
          <table:table-cell table:style-name="ce31" office:value-type="float" office:value="15" calcext:value-type="float">
            <text:p>15.00</text:p>
          </table:table-cell>
          <table:table-cell table:style-name="ce31" office:value-type="float" office:value="3" calcext:value-type="float">
            <text:p>3.00</text:p>
          </table:table-cell>
          <table:table-cell office:value-type="string" calcext:value-type="string">
            <text:p>Proficiency with a longsword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LTCROSSBOW</text:p>
          </table:table-cell>
          <table:table-cell table:style-name="ce33" office:value-type="string" calcext:value-type="string">
            <text:p>Light Crossbow</text:p>
          </table:table-cell>
          <table:table-cell table:style-name="ce33" table:content-validation-name="val28" office:value-type="string" calcext:value-type="string">
            <text:p>WEAPONSIMPLE</text:p>
          </table:table-cell>
          <table:table-cell table:style-name="ce43" office:value-type="string" calcext:value-type="string">
            <text:p>1d8</text:p>
          </table:table-cell>
          <table:table-cell table:style-name="ce33" table:content-validation-name="val29" office:value-type="string" calcext:value-type="string">
            <text:p>PIERCING</text:p>
          </table:table-cell>
          <table:table-cell table:style-name="ce48" office:value-type="string" calcext:value-type="string">
            <text:p>[80, 320]</text:p>
          </table:table-cell>
          <table:table-cell office:value-type="string" calcext:value-type="string">
            <text:p>[AMMUNITION, HEAVY, TWOHANDED]</text:p>
          </table:table-cell>
          <table:table-cell table:style-name="ce87"/>
          <table:table-cell table:style-name="ce31" office:value-type="float" office:value="25" calcext:value-type="float">
            <text:p>25.00</text:p>
          </table:table-cell>
          <table:table-cell table:style-name="ce31" office:value-type="float" office:value="5" calcext:value-type="float">
            <text:p>5.00</text:p>
          </table:table-cell>
          <table:table-cell office:value-type="string" calcext:value-type="string">
            <text:p>Proficiency with a light crossbow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LTHAMMER</text:p>
          </table:table-cell>
          <table:table-cell table:style-name="ce33" office:value-type="string" calcext:value-type="string">
            <text:p>Light Hammer</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BLUDGEON</text:p>
          </table:table-cell>
          <table:table-cell table:style-name="ce48" office:value-type="string" calcext:value-type="string">
            <text:p>[20, 60]</text:p>
          </table:table-cell>
          <table:table-cell table:style-name="Default" table:content-validation-name="val31" office:value-type="string" calcext:value-type="string">
            <text:p>[VERSATILE]</text:p>
          </table:table-cell>
          <table:table-cell table:style-name="ce87" office:value-type="string" calcext:value-type="string">
            <text:p>[1d10]</text:p>
          </table:table-cell>
          <table:table-cell table:number-columns-repeated="2" table:style-name="ce31" office:value-type="float" office:value="2" calcext:value-type="float">
            <text:p>2.00</text:p>
          </table:table-cell>
          <table:table-cell office:value-type="string" calcext:value-type="string">
            <text:p>Proficiency with a light hamme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MACE</text:p>
          </table:table-cell>
          <table:table-cell table:style-name="ce33" office:value-type="string" calcext:value-type="string">
            <text:p>Mace</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BLUDGEON</text:p>
          </table:table-cell>
          <table:table-cell table:style-name="ce48"/>
          <table:table-cell table:style-name="ce33" table:content-validation-name="val31"/>
          <table:table-cell/>
          <table:table-cell table:style-name="ce31" office:value-type="float" office:value="5" calcext:value-type="float">
            <text:p>5.00</text:p>
          </table:table-cell>
          <table:table-cell table:style-name="ce31" office:value-type="float" office:value="4" calcext:value-type="float">
            <text:p>4.00</text:p>
          </table:table-cell>
          <table:table-cell office:value-type="string" calcext:value-type="string">
            <text:p>Proficiency with a mac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MAUL</text:p>
          </table:table-cell>
          <table:table-cell office:value-type="string" calcext:value-type="string">
            <text:p>Maul</text:p>
          </table:table-cell>
          <table:table-cell table:content-validation-name="val28" office:value-type="string" calcext:value-type="string">
            <text:p>WEAPONMARTL</text:p>
          </table:table-cell>
          <table:table-cell table:style-name="ce49" office:value-type="string" calcext:value-type="string">
            <text:p>2d6</text:p>
          </table:table-cell>
          <table:table-cell table:content-validation-name="val29" office:value-type="string" calcext:value-type="string">
            <text:p>BLUDGEON</text:p>
          </table:table-cell>
          <table:table-cell/>
          <table:table-cell table:style-name="Default" office:value-type="string" calcext:value-type="string">
            <text:p>[HEAVY, TWOHANDED ]</text:p>
          </table:table-cell>
          <table:table-cell table:style-name="ce87"/>
          <table:table-cell table:number-columns-repeated="2" office:value-type="float" office:value="10" calcext:value-type="float">
            <text:p>10.00</text:p>
          </table:table-cell>
          <table:table-cell office:value-type="string" calcext:value-type="string">
            <text:p>Proficiency with a maul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MORNINGSTAR</text:p>
          </table:table-cell>
          <table:table-cell office:value-type="string" calcext:value-type="string">
            <text:p>Morningstar</text:p>
          </table:table-cell>
          <table:table-cell table:content-validation-name="val28" office:value-type="string" calcext:value-type="string">
            <text:p>WEAPONMARTL</text:p>
          </table:table-cell>
          <table:table-cell table:style-name="ce49" office:value-type="string" calcext:value-type="string">
            <text:p>1d8</text:p>
          </table:table-cell>
          <table:table-cell table:content-validation-name="val29" office:value-type="string" calcext:value-type="string">
            <text:p>PIERCING</text:p>
          </table:table-cell>
          <table:table-cell table:number-columns-repeated="2"/>
          <table:table-cell table:style-name="ce87"/>
          <table:table-cell office:value-type="float" office:value="15" calcext:value-type="float">
            <text:p>15.00</text:p>
          </table:table-cell>
          <table:table-cell office:value-type="float" office:value="4" calcext:value-type="float">
            <text:p>4.00</text:p>
          </table:table-cell>
          <table:table-cell office:value-type="string" calcext:value-type="string">
            <text:p>Proficiency with a morningsta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NET</text:p>
          </table:table-cell>
          <table:table-cell office:value-type="string" calcext:value-type="string">
            <text:p>Net</text:p>
          </table:table-cell>
          <table:table-cell table:content-validation-name="val28" office:value-type="string" calcext:value-type="string">
            <text:p>WEAPONMARTL</text:p>
          </table:table-cell>
          <table:table-cell table:style-name="ce49" office:value-type="string" calcext:value-type="string">
            <text:p>0d0</text:p>
          </table:table-cell>
          <table:table-cell table:content-validation-name="val29" office:value-type="string" calcext:value-type="string">
            <text:p>BLUDGEON</text:p>
          </table:table-cell>
          <table:table-cell office:value-type="string" calcext:value-type="string">
            <text:p>[5, 15]</text:p>
          </table:table-cell>
          <table:table-cell office:value-type="string" calcext:value-type="string">
            <text:p>[SPECIAL, THROWN]</text:p>
          </table:table-cell>
          <table:table-cell table:style-name="ce87"/>
          <table:table-cell office:value-type="float" office:value="1" calcext:value-type="float">
            <text:p>1.00</text:p>
          </table:table-cell>
          <table:table-cell office:value-type="float" office:value="3" calcext:value-type="float">
            <text:p>3.00</text:p>
          </table:table-cell>
          <table:table-cell office:value-type="string" calcext:value-type="string">
            <text:p>Proficiency with a net allows you to add your proficiency bonus to the attack roll for any attack you make with it. A Large or smaller creature hit by a net is restrained until it is freed. A net has no effect on creatures that are formless, or creatures that are Huge or larger. A creature can use its action to make a DC 10 Strength check, freeing itself or another creature within its reach on a success. Dealing 5 slashing damage to the net (AC 10) also frees the creature without harming it, ending the effect and destroying the net. When you use an action, bonus action, or reaction to attack with a net, you can make only one attack regardless of the number of attacks you can normally make.</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PIKE</text:p>
          </table:table-cell>
          <table:table-cell office:value-type="string" calcext:value-type="string">
            <text:p>Pike</text:p>
          </table:table-cell>
          <table:table-cell table:content-validation-name="val28" office:value-type="string" calcext:value-type="string">
            <text:p>WEAPONMARTL</text:p>
          </table:table-cell>
          <table:table-cell table:style-name="ce49" office:value-type="string" calcext:value-type="string">
            <text:p>1d10</text:p>
          </table:table-cell>
          <table:table-cell table:content-validation-name="val29" office:value-type="string" calcext:value-type="string">
            <text:p>PIERCING</text:p>
          </table:table-cell>
          <table:table-cell/>
          <table:table-cell office:value-type="string" calcext:value-type="string">
            <text:p>[HEAVY, REACH, TWOHANDED]</text:p>
          </table:table-cell>
          <table:table-cell table:style-name="ce87"/>
          <table:table-cell office:value-type="float" office:value="5" calcext:value-type="float">
            <text:p>5.00</text:p>
          </table:table-cell>
          <table:table-cell office:value-type="float" office:value="18" calcext:value-type="float">
            <text:p>18.00</text:p>
          </table:table-cell>
          <table:table-cell office:value-type="string" calcext:value-type="string">
            <text:p>Proficiency with a pik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QUARTERSTAFF</text:p>
          </table:table-cell>
          <table:table-cell table:style-name="ce33" office:value-type="string" calcext:value-type="string">
            <text:p>Quarterstaff</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BLUDGEON</text:p>
          </table:table-cell>
          <table:table-cell table:style-name="ce48"/>
          <table:table-cell office:value-type="string" calcext:value-type="string">
            <text:p>[VERSATILE]</text:p>
          </table:table-cell>
          <table:table-cell office:value-type="string" calcext:value-type="string">
            <text:p>[1d8]</text:p>
          </table:table-cell>
          <table:table-cell table:style-name="ce31" office:value-type="float" office:value="0.2" calcext:value-type="float">
            <text:p>0.20</text:p>
          </table:table-cell>
          <table:table-cell table:style-name="ce31" office:value-type="float" office:value="4" calcext:value-type="float">
            <text:p>4.00</text:p>
          </table:table-cell>
          <table:table-cell office:value-type="string" calcext:value-type="string">
            <text:p>Proficiency with a quarterstaff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RAPIER</text:p>
          </table:table-cell>
          <table:table-cell table:style-name="ce33" office:value-type="string" calcext:value-type="string">
            <text:p>Rapier</text:p>
          </table:table-cell>
          <table:table-cell table:style-name="ce33" table:content-validation-name="val28" office:value-type="string" calcext:value-type="string">
            <text:p>WEAPONMARTL</text:p>
          </table:table-cell>
          <table:table-cell table:style-name="ce42" office:value-type="string" calcext:value-type="string">
            <text:p>1d8</text:p>
          </table:table-cell>
          <table:table-cell table:style-name="ce33" table:content-validation-name="val29" office:value-type="string" calcext:value-type="string">
            <text:p>PIERCING</text:p>
          </table:table-cell>
          <table:table-cell table:style-name="ce48"/>
          <table:table-cell office:value-type="string" calcext:value-type="string">
            <text:p>[FINESSE]</text:p>
          </table:table-cell>
          <table:table-cell table:style-name="ce87"/>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rapie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ABER</text:p>
          </table:table-cell>
          <table:table-cell office:value-type="string" calcext:value-type="string">
            <text:p>Saber</text:p>
          </table:table-cell>
          <table:table-cell table:content-validation-name="val28" office:value-type="string" calcext:value-type="string">
            <text:p>WEAPONMARTL</text:p>
          </table:table-cell>
          <table:table-cell office:value-type="string" calcext:value-type="string">
            <text:p>1d8</text:p>
          </table:table-cell>
          <table:table-cell table:content-validation-name="val29" office:value-type="string" calcext:value-type="string">
            <text:p>SLASHING</text:p>
          </table:table-cell>
          <table:table-cell/>
          <table:table-cell office:value-type="string" calcext:value-type="string">
            <text:p>[FINESSE, LIGHT]</text:p>
          </table:table-cell>
          <table:table-cell table:style-name="ce87"/>
          <table:table-cell office:value-type="float" office:value="50" calcext:value-type="float">
            <text:p>50.00</text:p>
          </table:table-cell>
          <table:table-cell office:value-type="float" office:value="3" calcext:value-type="float">
            <text:p>3.00</text:p>
          </table:table-cell>
          <table:table-cell office:value-type="string" calcext:value-type="string">
            <text:p>Proficiency with a saber allows you to add your proficiency bonus to the attack roll for any attack you make with it.</text:p>
          </table:table-cell>
          <table:table-cell table:style-name="ce87" table:content-validation-name="val32" office:value-type="string" calcext:value-type="string">
            <text:p>OGC</text:p>
          </table:table-cell>
        </table:table-row>
        <table:table-row table:style-name="ro3">
          <table:table-cell table:content-validation-name="val1" office:value-type="string" calcext:value-type="string">
            <text:p>SCIMITAR</text:p>
          </table:table-cell>
          <table:table-cell office:value-type="string" calcext:value-type="string">
            <text:p>Scimitar</text:p>
          </table:table-cell>
          <table:table-cell table:content-validation-name="val28" office:value-type="string" calcext:value-type="string">
            <text:p>WEAPONMARTL</text:p>
          </table:table-cell>
          <table:table-cell table:style-name="ce49" office:value-type="string" calcext:value-type="string">
            <text:p>1d6</text:p>
          </table:table-cell>
          <table:table-cell table:content-validation-name="val29" office:value-type="string" calcext:value-type="string">
            <text:p>SLASHING</text:p>
          </table:table-cell>
          <table:table-cell/>
          <table:table-cell office:value-type="string" calcext:value-type="string">
            <text:p>[AMMUNITION, TWOHANDED]</text:p>
          </table:table-cell>
          <table:table-cell/>
          <table:table-cell office:value-type="float" office:value="25" calcext:value-type="float">
            <text:p>25.00</text:p>
          </table:table-cell>
          <table:table-cell office:value-type="float" office:value="3" calcext:value-type="float">
            <text:p>3.00</text:p>
          </table:table-cell>
          <table:table-cell office:value-type="string" calcext:value-type="string">
            <text:p>Proficiency with a scimita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HORTBOW</text:p>
          </table:table-cell>
          <table:table-cell table:style-name="ce33" office:value-type="string" calcext:value-type="string">
            <text:p>Shortbow</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PIERCING</text:p>
          </table:table-cell>
          <table:table-cell table:style-name="ce48" office:value-type="string" calcext:value-type="string">
            <text:p>[80, 320]</text:p>
          </table:table-cell>
          <table:table-cell office:value-type="string" calcext:value-type="string">
            <text:p>[FINESSE, LIGHT]</text:p>
          </table:table-cell>
          <table:table-cell table:style-name="ce87"/>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shortbow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HORTSWORD</text:p>
          </table:table-cell>
          <table:table-cell table:style-name="ce30" office:value-type="string" calcext:value-type="string">
            <text:p>Shortsword</text:p>
          </table:table-cell>
          <table:table-cell table:style-name="ce33" table:content-validation-name="val28" office:value-type="string" calcext:value-type="string">
            <text:p>WEAPONMARTL</text:p>
          </table:table-cell>
          <table:table-cell table:style-name="ce49" office:value-type="string" calcext:value-type="string">
            <text:p>1d6</text:p>
          </table:table-cell>
          <table:table-cell table:style-name="ce33" table:content-validation-name="val29" office:value-type="string" calcext:value-type="string">
            <text:p>PIERCING</text:p>
          </table:table-cell>
          <table:table-cell/>
          <table:table-cell office:value-type="string" calcext:value-type="string">
            <text:p>[LIGHT]</text:p>
          </table:table-cell>
          <table:table-cell/>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shortsword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ICKLE</text:p>
          </table:table-cell>
          <table:table-cell table:style-name="ce33" office:value-type="string" calcext:value-type="string">
            <text:p>Sickle</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SLASHING</text:p>
          </table:table-cell>
          <table:table-cell table:style-name="ce48"/>
          <table:table-cell office:value-type="string" calcext:value-type="string">
            <text:p>[AMMUNITION]</text:p>
          </table:table-cell>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ickle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LING</text:p>
          </table:table-cell>
          <table:table-cell table:style-name="ce33" office:value-type="string" calcext:value-type="string">
            <text:p>Sling</text:p>
          </table:table-cell>
          <table:table-cell table:style-name="ce33" table:content-validation-name="val28" office:value-type="string" calcext:value-type="string">
            <text:p>WEAPONSIMPLE</text:p>
          </table:table-cell>
          <table:table-cell table:style-name="ce43" office:value-type="string" calcext:value-type="string">
            <text:p>1d4</text:p>
          </table:table-cell>
          <table:table-cell table:style-name="ce33" table:content-validation-name="val29" office:value-type="string" calcext:value-type="string">
            <text:p>BLUDGEON</text:p>
          </table:table-cell>
          <table:table-cell table:style-name="ce48" office:value-type="string" calcext:value-type="string">
            <text:p>[30, 120]</text:p>
          </table:table-cell>
          <table:table-cell office:value-type="string" calcext:value-type="string">
            <text:p>[THROWN, VERSATILE ]</text:p>
          </table:table-cell>
          <table:table-cell office:value-type="string" calcext:value-type="string">
            <text:p>[1d8]</text:p>
          </table:table-cell>
          <table:table-cell table:number-columns-repeated="2" table:style-name="ce31" office:value-type="float" office:value="0.1" calcext:value-type="float">
            <text:p>0.10</text:p>
          </table:table-cell>
          <table:table-cell office:value-type="string" calcext:value-type="string">
            <text:p>Proficiency with a sling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SPEAR</text:p>
          </table:table-cell>
          <table:table-cell table:style-name="ce33" office:value-type="string" calcext:value-type="string">
            <text:p>Spear</text:p>
          </table:table-cell>
          <table:table-cell table:style-name="ce33" table:content-validation-name="val28" office:value-type="string" calcext:value-type="string">
            <text:p>WEAPONSIMPLE</text:p>
          </table:table-cell>
          <table:table-cell table:style-name="ce43" office:value-type="string" calcext:value-type="string">
            <text:p>1d6</text:p>
          </table:table-cell>
          <table:table-cell table:style-name="ce33" table:content-validation-name="val29" office:value-type="string" calcext:value-type="string">
            <text:p>PIERCING</text:p>
          </table:table-cell>
          <table:table-cell office:value-type="string" calcext:value-type="string">
            <text:p>[20, 60]</text:p>
          </table:table-cell>
          <table:table-cell office:value-type="string" calcext:value-type="string">
            <text:p>[THROWN, VERSATILE ]</text:p>
          </table:table-cell>
          <table:table-cell table:style-name="ce87" office:value-type="string" calcext:value-type="string">
            <text:p>[1d8]</text:p>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pea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TRIDENT</text:p>
          </table:table-cell>
          <table:table-cell office:value-type="string" calcext:value-type="string">
            <text:p>Trident</text:p>
          </table:table-cell>
          <table:table-cell table:content-validation-name="val28" office:value-type="string" calcext:value-type="string">
            <text:p>WEAPONMARTL</text:p>
          </table:table-cell>
          <table:table-cell table:style-name="ce49" office:value-type="string" calcext:value-type="string">
            <text:p>1d6</text:p>
          </table:table-cell>
          <table:table-cell table:content-validation-name="val29" office:value-type="string" calcext:value-type="string">
            <text:p>PIERCING</text:p>
          </table:table-cell>
          <table:table-cell office:value-type="string" calcext:value-type="string">
            <text:p>[20, 60]</text:p>
          </table:table-cell>
          <table:table-cell office:value-type="string" calcext:value-type="string">
            <text:p>[VERSATILE]</text:p>
          </table:table-cell>
          <table:table-cell table:style-name="ce87" office:value-type="string" calcext:value-type="string">
            <text:p>[1d10]</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Proficiency with a trident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WARHAMMER</text:p>
          </table:table-cell>
          <table:table-cell office:value-type="string" calcext:value-type="string">
            <text:p>Warhammer</text:p>
          </table:table-cell>
          <table:table-cell table:content-validation-name="val28" office:value-type="string" calcext:value-type="string">
            <text:p>WEAPONMARTL</text:p>
          </table:table-cell>
          <table:table-cell table:style-name="ce49" office:value-type="string" calcext:value-type="string">
            <text:p>1d8</text:p>
          </table:table-cell>
          <table:table-cell table:content-validation-name="val29" office:value-type="string" calcext:value-type="string">
            <text:p>BLUDGEON</text:p>
          </table:table-cell>
          <table:table-cell/>
          <table:table-cell office:value-type="string" calcext:value-type="string">
            <text:p>[FINESSE, REACH ]</text:p>
          </table:table-cell>
          <table:table-cell table:style-name="ce87"/>
          <table:table-cell office:value-type="float" office:value="15" calcext:value-type="float">
            <text:p>15.00</text:p>
          </table:table-cell>
          <table:table-cell office:value-type="float" office:value="2" calcext:value-type="float">
            <text:p>2.00</text:p>
          </table:table-cell>
          <table:table-cell office:value-type="string" calcext:value-type="string">
            <text:p>Proficiency with a warhammer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WARPICK</text:p>
          </table:table-cell>
          <table:table-cell office:value-type="string" calcext:value-type="string">
            <text:p>War Pick</text:p>
          </table:table-cell>
          <table:table-cell table:content-validation-name="val28" office:value-type="string" calcext:value-type="string">
            <text:p>WEAPONMARTL</text:p>
          </table:table-cell>
          <table:table-cell table:style-name="ce49" office:value-type="string" calcext:value-type="string">
            <text:p>1d8</text:p>
          </table:table-cell>
          <table:table-cell table:content-validation-name="val29" office:value-type="string" calcext:value-type="string">
            <text:p>PIERCING</text:p>
          </table:table-cell>
          <table:table-cell/>
          <table:table-cell table:style-name="Default" table:content-validation-name="val31"/>
          <table:table-cell table:style-name="ce87"/>
          <table:table-cell office:value-type="float" office:value="5" calcext:value-type="float">
            <text:p>5.00</text:p>
          </table:table-cell>
          <table:table-cell office:value-type="float" office:value="2" calcext:value-type="float">
            <text:p>2.00</text:p>
          </table:table-cell>
          <table:table-cell office:value-type="string" calcext:value-type="string">
            <text:p>Proficiency with a war pick allows you to add your proficiency bonus to the attack roll for any attack you make with it.</text:p>
          </table:table-cell>
          <table:table-cell table:style-name="ce87" table:content-validation-name="val32" office:value-type="string" calcext:value-type="string">
            <text:p>SRD</text:p>
          </table:table-cell>
        </table:table-row>
        <table:table-row table:style-name="ro3">
          <table:table-cell table:content-validation-name="val1" office:value-type="string" calcext:value-type="string">
            <text:p>WHIP</text:p>
          </table:table-cell>
          <table:table-cell office:value-type="string" calcext:value-type="string">
            <text:p>Whip</text:p>
          </table:table-cell>
          <table:table-cell table:content-validation-name="val28" office:value-type="string" calcext:value-type="string">
            <text:p>WEAPONMARTL</text:p>
          </table:table-cell>
          <table:table-cell table:style-name="ce49" office:value-type="string" calcext:value-type="string">
            <text:p>1d4</text:p>
          </table:table-cell>
          <table:table-cell table:content-validation-name="val29" office:value-type="string" calcext:value-type="string">
            <text:p>SLASHING</text:p>
          </table:table-cell>
          <table:table-cell/>
          <table:table-cell office:value-type="string" calcext:value-type="string">
            <text:p>[FINESSE]</text:p>
          </table:table-cell>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Proficiency with a whip allows you to add your proficiency bonus to the attack roll for any attack you make with it.</text:p>
          </table:table-cell>
          <table:table-cell table:content-validation-name="val32" office:value-type="string" calcext:value-type="string">
            <text:p>SRD</text:p>
          </table:table-cell>
        </table:table-row>
        <table:table-row table:style-name="ro3" table:number-rows-repeated="1048533">
          <table:table-cell table:content-validation-name="val1"/>
          <table:table-cell/>
          <table:table-cell table:content-validation-name="val28"/>
          <table:table-cell/>
          <table:table-cell table:content-validation-name="val29"/>
          <table:table-cell table:number-columns-repeated="6"/>
          <table:table-cell table:content-validation-name="val32"/>
        </table:table-row>
        <table:table-row table:style-name="ro3">
          <table:table-cell table:content-validation-name="val1"/>
          <table:table-cell/>
          <table:table-cell table:content-validation-name="val28"/>
          <table:table-cell/>
          <table:table-cell table:content-validation-name="val29"/>
          <table:table-cell table:number-columns-repeated="6"/>
          <table:table-cell table:content-validation-name="val32"/>
        </table:table-row>
      </table:table>
      <table:table table:name="Misc" table:style-name="ta1">
        <table:table-column table:style-name="co1" table:default-cell-style-name="ce27"/>
        <table:table-column table:style-name="co64" table:default-cell-style-name="Default"/>
        <table:table-row table:style-name="ro3">
          <table:table-cell table:style-name="ce47" office:value-type="string" calcext:value-type="string">
            <text:p>Sources</text:p>
          </table:table-cell>
          <table:table-cell/>
        </table:table-row>
        <table:table-row table:style-name="ro3">
          <table:table-cell table:style-name="ce47" office:value-type="string" calcext:value-type="string">
            <text:p>objid</text:p>
          </table:table-cell>
          <table:table-cell table:style-name="ce47" office:value-type="string" calcext:value-type="string">
            <text:p>description</text:p>
          </table:table-cell>
        </table:table-row>
        <table:table-row table:style-name="ro3">
          <table:table-cell office:value-type="string" calcext:value-type="string">
            <text:p>SRD</text:p>
          </table:table-cell>
          <table:table-cell office:value-type="string" calcext:value-type="string">
            <text:p>5th Edition System Reference Document</text:p>
          </table:table-cell>
        </table:table-row>
        <table:table-row table:style-name="ro3">
          <table:table-cell office:value-type="string" calcext:value-type="string">
            <text:p>HB</text:p>
          </table:table-cell>
          <table:table-cell office:value-type="string" calcext:value-type="string">
            <text:p>Homebrew</text:p>
          </table:table-cell>
        </table:table-row>
        <table:table-row table:style-name="ro3">
          <table:table-cell office:value-type="string" calcext:value-type="string">
            <text:p>OGC</text:p>
          </table:table-cell>
          <table:table-cell office:value-type="string" calcext:value-type="string">
            <text:p>Open Game Content</text:p>
          </table:table-cell>
        </table:table-row>
        <table:table-row table:style-name="ro3" table:number-rows-repeated="1048570">
          <table:table-cell table:number-columns-repeated="2"/>
        </table:table-row>
        <table:table-row table:style-name="ro3">
          <table:table-cell table:number-columns-repeated="2"/>
        </table:table-row>
      </table:table>
      <table:named-expressions/>
      <table:database-ranges>
        <table:database-range table:name="Abilities" table:target-range-address="General.A4:General.A9" table:on-update-keep-styles="true" table:on-update-keep-size="false" table:contains-header="false"/>
        <table:database-range table:name="Arcane_Schools" table:target-range-address="Arcane.A4:Arcane.A11" table:on-update-keep-styles="true" table:on-update-keep-size="false" table:contains-header="false"/>
        <table:database-range table:name="Area_of_Effect" table:target-range-address="Arcane.A15:Arcane.A19" table:on-update-keep-styles="true" table:on-update-keep-size="false" table:contains-header="false"/>
        <table:database-range table:name="Armor" table:target-range-address="Armor.A2:Armor.A1048576" table:on-update-keep-styles="true" table:on-update-keep-size="false" table:contains-header="false"/>
        <table:database-range table:name="Armor_Properties" table:target-range-address="Equipment.A16:Equipment.A19" table:on-update-keep-styles="true" table:on-update-keep-size="false" table:contains-header="false"/>
        <table:database-range table:name="Cclass" table:target-range-address="Cclass.A2:Cclass.A13" table:on-update-keep-styles="true" table:on-update-keep-size="false"/>
        <table:database-range table:name="Challenge_Ratings" table:target-range-address="Combat.A4:Combat.A37" table:on-update-keep-styles="true" table:on-update-keep-size="false" table:contains-header="false"/>
        <table:database-range table:name="Conditions" table:target-range-address="Combat.A41:Combat.A55" table:on-update-keep-styles="true" table:on-update-keep-size="false" table:contains-header="false"/>
        <table:database-range table:name="Damage_Types" table:target-range-address="Combat.A59:Combat.A71" table:on-update-keep-styles="true" table:on-update-keep-size="false" table:contains-header="false"/>
        <table:database-range table:name="Equipment_Categories" table:target-range-address="Equipment.A4:Equipment.A12" table:on-update-keep-styles="true" table:on-update-keep-size="false" table:contains-header="false"/>
        <table:database-range table:name="Monster_Types" table:target-range-address="Combat.A75:Combat.A88" table:on-update-keep-styles="true" table:on-update-keep-size="false" table:contains-header="false"/>
        <table:database-range table:name="Races" table:target-range-address="Race.A2:Race.A1048576" table:on-update-keep-styles="true" table:on-update-keep-size="false" table:contains-header="false"/>
        <table:database-range table:name="Shields" table:target-range-address="Shield.A2:Shield.A1048576" table:on-update-keep-styles="true" table:on-update-keep-size="false" table:contains-header="false"/>
        <table:database-range table:name="Weapon" table:target-range-address="Weapon.A2:Weapon.A40" table:on-update-keep-styles="true" table:on-update-keep-size="false"/>
        <table:database-range table:name="Weapon_Properties" table:target-range-address="Equipment.A23:Equipment.A37"/>
        <table:database-range table:name="__Anonymous_Sheet_DB__1" table:target-range-address="Arcane.A3:Arcane.C11">
          <table:sort>
            <table:sort-by table:field-number="1" table:data-type="automatic"/>
          </table:sort>
        </table:database-range>
        <table:database-range table:name="__Anonymous_Sheet_DB__2" table:target-range-address="Combat.A57:Combat.A71"/>
        <table:database-range table:name="__Anonymous_Sheet_DB__3" table:target-range-address="Equipment.A2:Equipment.A2"/>
        <table:database-range table:name="__Anonymous_Sheet_DB__4" table:target-range-address="General.A41:General.C55" table:contains-header="false">
          <table:sort>
            <table:sort-by table:field-number="0" table:data-type="automatic"/>
          </table:sort>
        </table:database-range>
        <table:database-range table:name="__Anonymous_Sheet_DB__5" table:target-range-address="Armor.A1:Armor.N13" table:display-filter-buttons="true"/>
        <table:database-range table:name="__Anonymous_Sheet_DB__7" table:target-range-address="Character.A1:Character.Q11" table:display-filter-buttons="true">
          <table:sort>
            <table:sort-by table:field-number="1" table:data-type="automatic"/>
          </table:sort>
        </table:database-range>
        <table:database-range table:name="__Anonymous_Sheet_DB__8" table:target-range-address="Monster.A1:Monster.P1048576" table:display-filter-buttons="true"/>
        <table:database-range table:name="__Anonymous_Sheet_DB__9" table:target-range-address="Race.B1:Race.G10"/>
        <table:database-range table:name="__Anonymous_Sheet_DB__10" table:target-range-address="Shield.A1:Shield.N2" table:display-filter-buttons="true"/>
        <table:database-range table:name="__Anonymous_Sheet_DB__12" table:target-range-address="Weapon.A1:Weapon.L42" table:display-filter-buttons="true"/>
        <table:database-range table:name="__Anonymous_Sheet_DB__13" table:target-range-address="Misc.A1:Misc.A5"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4">00/00/0000</text:date>, <text:time style:data-style-name="N2" text:time-value="23:08:28.9944201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6:32:12.113120156</meta:creation-date>
    <dc:date>2023-09-24T23:41:53.797747761</dc:date>
    <meta:editing-duration>P3DT3H19M29S</meta:editing-duration>
    <meta:editing-cycles>314</meta:editing-cycles>
    <meta:generator>LibreOffice/7.6.1.2$Linux_X86_64 LibreOffice_project/60$Build-2</meta:generator>
    <meta:document-statistic meta:table-count="14" meta:cell-count="1819" meta:object-count="0"/>
  </office:meta>
</office:document-meta>
</file>